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31</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谁更支持“武统”台湾？一份针对中国大陆受访者的民调说了些什么？</text:span>
</text:h>
      <text:p text:style-name="P4">
Author: https://www.facebook.com/bbcworldservice/</text:p>
      <text:p text:style-name="P4">
Publisher: BBC News 中文</text:p>
      <text:p text:style-name="P4">
Published Time: 2023-05-30T02:45:10.000Z</text:p>
      <text:p text:style-name="P4">
Modified Time: 2023-05-30T02:45:10.000Z</text:p>
      <text:p text:style-name="P4">
Description: 有关中国民众对于两岸议题的看法，由于议题敏感一直不多见。因此，近年来发表的几分相关学术民调研究，都引发持续关注。</text:p>
      <text:p text:style-name="P4">
Images: ["<text:a xlink:type="simple" xlink:href="https://ichef.bbci.co.uk/news/640/cpsprodpb/14685/production/_129898538_whatsubject.jpg" text:style-name="Internet_20_link" text:visited-style-name="Visited_20_Internet_20_Link">
_129898538_wh...</text:a>
"]</text:p>
      <text:p text:style-name="P4">
Videos: ["<text:a xlink:type="simple" xlink:href="https://www.bbc.com/ws/av-embeds/cps/zhongwen/simp/chinese-news-65745337/p0cpwwm5/zh-hans" text:style-name="Internet_20_link" text:visited-style-name="Visited_20_Internet_20_Link">
zh-hans</text:a>
"]</text:p>
      <text:p text:style-name="P4">
Tags: ['新加坡', '中美关系', '北京', '新冠病毒疫情', '中國', '政治', '台湾', '军事']</text:p>
      <text:p text:style-name="P4">
Type: Article</text:p>
      <!--METADATA-->
      <text:h text:style-name="P12" text:outline-level="3">
<text:span text:style-name="T4">
谁更支持“武统”台湾？一份针对中国大陆受访者的民调说了些什么？</text:span>
</text:h>
      <text:p text:style-name="P4">
2023年5月30日  <draw:frame draw:style-name="fr1" draw:name="Image2" text:anchor-type="as-char" svg:width="6.9236in" svg:height="3.894525in" draw:z-index="0">
<draw:image xlink:href="../Images/BBC Chinese/2023-05-30T02-45-10.000Z/_129898538_whatsubject.jpg" xlink:type="simple" xlink:show="embed" xlink:actuate="onLoad" draw:mime-type="image/jpeg"/>
</draw:frame>
</text:p>
      <text:p text:style-name="P4">
<text:span text:style-name="T4">
今年五月，知名英文期刊《当代中国》（Journal of ContemporaryChina）发表了一份有关近1800多位中国公民针对“武统”台湾的相关民调结果。研究调查显示，受访者中表示支持北京“武统”台湾者仅有55%，而且有33%的受访者不同意动用武力统一台湾，表态希望立即对台湾发动战争者则仅有1%，民调结果引发舆论讨论。</text:span>
</text:p>
      <text:p text:style-name="P4">
事实上，有关中国民众对于两岸议题的看法，因为议题敏感一直不多见。因此，近年来发表的几分相关学术民调研究，都引发持续关注。此次发表最新研究的两位作者分别是新加坡国立大学刘遥（AdamY. Liu）助理教授及纽约大学上海分校副教授李晓隽。</text:p>
      <text:p text:style-name="P4">
<text:a xlink:type="simple" xlink:href="https://www.tandfonline.com/doi/abs/10.1080/10670564.2023.2209524" text:style-name="Internet_20_link" text:visited-style-name="Visited_20_Internet_20_Link">
 民调报告 </text:a>
作者之一的刘遥告诉BBC中文说，“最重要的发现是大陆民众对解决台湾问题的手段有比较大的包容性，并不是像预期的一样多数都倾向武统。换言之，研究结果显示，武统并没有在受访者间获得压倒性的支持。</text:p>
      <text:p text:style-name="P4">
在两岸局势紧张及美中关系不睦的当下，相关调研引发各方关注。两位作者在论文最后也提到研究结果或可让美国决策者认识到，对多数中国受访者来说，并没有一个立即出兵武统台湾的时钟正在倒数，美国无须施行强硬的对华政策。</text:p>
      <text:p text:style-name="P4">
<text:a xlink:type="simple" xlink:href="https://www.bbc.com/zhongwen/simp/chinese-news-55675464" text:style-name="Internet_20_link" text:visited-style-name="Visited_20_Internet_20_Link">
 中国再提“一国两制”台湾方案 陆学者提“智统” </text:a>
  * <text:a xlink:type="simple" xlink:href="https://www.bbc.com/zhongwen/simp/chinese-news-61909322" text:style-name="Internet_20_link" text:visited-style-name="Visited_20_Internet_20_Link">
 台湾民调：过半人不信能抵御解放军百日 </text:a>
  * <text:a xlink:type="simple" xlink:href="https://www.bbc.com/zhongwen/simp/chinese-news-58950461" text:style-name="Internet_20_link" text:visited-style-name="Visited_20_Internet_20_Link">
 中国“自干五”博主：民族主义崛起下弄潮的“爱国”网红 </text:a>
  * <text:a xlink:type="simple" xlink:href="https://www.bbc.com/zhongwen/simp/chinese-news-53803071" text:style-name="Internet_20_link" text:visited-style-name="Visited_20_Internet_20_Link">
 政治暗语“入关学”与“加速主义”：中国年轻一代的幻灭和狂热 </text:a>
</text:p>
      <text:p text:style-name="P4">
</text:p>
      <text:p text:style-name="P4">
图像来源，  Davies Surya</text:p>
      <text:p text:style-name="P4">
图像加注文字，</text:p>
      <text:p text:style-name="P4">
“自干五”，指的是志愿发帖的爱国博主在互联网兴起。在中国社交媒体上，“自干五”群体的崛起与中国近年的民族主义浪潮密切相关。</text:p>
      <text:p text:style-name="P4">
美国内华达大学拉斯维加斯分校政治学系助理教授王宏恩在分析该民调结果时对BBC中文表示，这篇文章的结论之一是较高教育程度的中国公民更支持武统，事实上与过去其他学者的研究相同<text:span text:style-name="T4">
，</text:span>
 亦即在社会阶层越顶端的中国民众，越会在民调上跟官方宣传口径一致。</text:p>
      <text:p text:style-name="P4">
长期从事政治民意调查及研究的王宏恩补充说，“但这也有一些隐忧，毕竟55%仍是过半数字，代表就算中国忽然民主化，台湾还是可能处在威胁之下”。</text:p>
      <text:p text:style-name="P4">
刘遥也对其他媒体强调，该调查对北京中南海传达了“武力统一”并非多数受访者认为的唯一选择，北京也许无须认为对台湾需要采取更强硬的态度，因为对多数受访者而言，更温和的两岸政策也是可以被接受的。</text:p>
      <text:h text:style-name="P12" text:outline-level="3">
<text:span text:style-name="T4">
“武统”民调</text:span>
</text:h>
      <text:p text:style-name="P4">
此次刘遥二人的研究调查是透过线上选择加入（online opt-inpanel）形式进行。抽样受访者遍及中国大陆各地，从不同年龄、收入及性别的受访者都有，调查是在2020年底到2021年初进行，一共回收2000多份问卷，再筛选过滤1824份有效问卷后再进行分析。受访者不包含居住在海外的中国公民。</text:p>
      <text:p text:style-name="P4">
但是，如同所有的政治民调一样，因为样本数、问题导向或分析方法等，皆会影响最后的统计数据分析结果。一般来说，小规模的抽样研究并不能代表所有人，但是需做到精确统计及分析，从样本中提供准确的数字给外界参考。</text:p>
      <text:p text:style-name="P4">
</text:p>
      <text:p text:style-name="P4">
图像来源，  Getty Images</text:p>
      <text:p text:style-name="P4">
图像加注文字，</text:p>
      <text:p text:style-name="P4">
中共庆祝建党百年大会。</text:p>
      <text:p text:style-name="P4">
譬如，刘遥向BBC中文解释，问卷问题特别强调台湾没有宣布“台独”，“在不发生重大‘台独’事变的情况下”，受访者并不认为“武统”迫在眉睫。中国政府即使选择保持现状也并不见得会失分。”</text:p>
      <text:p text:style-name="P4">
“我们并没有在问卷中设计一些特殊的情境，如台湾当局触碰大陆的《反分裂国家法》。”他补充。</text:p>
      <text:p text:style-name="P4">
针对问卷结果为何“只有”55%的人支持“武统”，王宏恩对BBC中文表示，这可能跟该问卷设计上的问法有关。他说，因为该调查问卷问的是，“是否要在2024年武统台湾”，而发问卷的时间点是2021年新冠肺炎肆虐之际，“当时很多中国民众可能觉得没空、或觉得2024年太近了。我认为假如问的是——是否永远放弃武力攻打台湾，数字可能会有不同。”</text:p>
      <text:p text:style-name="P4">
这份调查问卷设计了五种不同的“统一台湾”手段，包含武力攻台或经济胁迫等方式。结果显示，只有55％的受访者支持对台湾发动全面战争，但只有1%的最极端选项，亦即直接开战。其他选项，包括“在台湾外围发动有限度的军事行动”有58%的支持率；“对台湾实施经济制裁”则有57%的支持率。“维持现状，以强化经济与军事实力，直至统一”则有57%。</text:p>
      <text:p text:style-name="P4">
<text:a xlink:type="simple" xlink:href="https://www.bbc.com/ws/av-embeds/cps/zhongwen/simp/chinese-news-65745337/p0cpwwm5/zh-hans" text:style-name="Internet_20_link" text:visited-style-name="Visited_20_Internet_20_Link">
 Video-1-Link：/ws/av-embeds/cps/zhongwen/simp/chinese-news-65745337/p0cpwwm5/zh-hans </text:a>
 <text:span text:style-name="T4">
你的器材不支持播放多媒体材料</text:span>
视频加注文字，</text:p>
      <text:p text:style-name="P4">
中美就台湾问题剑拔弩张 北京和台北民众怎么看？</text:p>
      <text:p text:style-name="P4">
此外，针对“两岸可以各自为政，不一定非要统一”的问题，有22%的受访者表示“接受”，71%表示“不接受”，7%表示“不确定”。香港媒体《南华早报》指出，针对在中国属于高度敏感的台海议题，竟然有22％的受访者表示“两岸不一定要统一”，令人感到意外。</text:p>
      <text:h text:style-name="P12" text:outline-level="3">
<text:span text:style-name="T4">
教育程度越高越支持“武统”？</text:span>
</text:h>
      <text:p text:style-name="P4">
刘遥也告诉BBC中文，此份调查同时发现，大龄、男性及教育程度高的受访者较支持中南海使用激烈手段处理台湾问题，包含“武统”。</text:p>
      <text:p text:style-name="P4">
该调查推估出来的其中一个解释是，或许是年纪较大的中国人耐心逐渐流失，而他们冀望在有生之年能看到台湾问题以某种方式解决，而非持续地等下去。但是，无论如何，研究者认为，调查结果某种程度上挑战了北京官方的主流论述，即“收复台湾几乎是每一个中国人的集体意志。”</text:p>
      <text:p text:style-name="P4">
王宏恩告诉BBC中文，事实上，近年来在中国研究前沿期刊《当代中国》，不同学者发表的“武统民意”研究具有相似的研究结果。</text:p>
      <text:p text:style-name="P4">
譬如，2022年，由中国华南理工大学研究群组，在2019年透过手机访问1729位沿海城市的中国公民有关“武统台湾”的意见发现，有58%的受访者支持武力攻打台湾，而且男性、收入和教育程度较高、跟台湾人有接触、认为中国经济比台湾好的受访者，更支持“武统台湾”。</text:p>
      <text:p text:style-name="P4">
王宏恩认为， <text:a xlink:type="simple" xlink:href="https://www.tandfonline.com/doi/abs/10.1080/10670564.2022.2107390" text:style-name="Internet_20_link" text:visited-style-name="Visited_20_Internet_20_Link">
 该研究</text:a>
也显示了北京掌握武统台湾的民意，有一个由上而下的过程，显现在教育程度上：“而战狼外交也是呼应了中国比较具有资源的群体人士的看法。”</text:p>
      <text:p text:style-name="P4">
</text:p>
      <text:p text:style-name="P4">
图像来源，  Getty Images</text:p>
      <text:p text:style-name="P4">
图像加注文字，</text:p>
      <text:p text:style-name="P4">
台湾有2300万人口。</text:p>
      <text:p text:style-name="P4">
此外，2017年三位台湾学者发表了与北京大学当代中国研究中心合作的 <text:a xlink:type="simple" xlink:href="https://www.tandfonline.com/doi/abs/10.1080/10670564.2017.1274835" text:style-name="Internet_20_link" text:visited-style-name="Visited_20_Internet_20_Link">
 研究</text:a>
显示，有51.6%的受访中国民众支持“越快统一越好”，28.8%的受访者接受可以“慢慢来谈”统一。但仅有6%的受访者选择“武统”，82.1%则支持协商。</text:p>
      <text:p text:style-name="P4">
该研究又称，受访者中越认为自己住的城市比台北先进、或越觉得台北市落后的群组就越想尽快统一以及对台动武。</text:p>
      <text:p text:style-name="P4">
该研究是在2013年收取样本，以电脑辅助电话调查系统，在包含北京、重庆、哈尔滨、深圳、上海等10个城市，抽样手机号码访问了2000名年满18岁的中国城市居民。</text:p>
      <text:p text:style-name="P4">
王宏恩教授说，该调查样本虽然并无法代表全体中国民众，但已是少数能做到跨省份且是大型的民意调查，受访者背景多元。</text:p>
      <text:p text:style-name="P4">
Source: <text:a xlink:type="simple" xlink:href="https://www.bbc.com/zhongwen/simp/chinese-news-65745337" text:style-name="Internet_20_link" text:visited-style-name="Visited_20_Internet_20_Link">
https://www.bbc.com/zhongwen/simp/chinese-news-65745337</text:a>
</text:p>
      <!--NEWS-->
      <text:h text:style-name="P10" text:outline-level="1">
<text:span text:style-name="T4">
中国为什么重视中亚？ (Free Version)</text:span>
</text:h>
      <text:p text:style-name="P4">
Authors: ['邓聿文']</text:p>
      <text:p text:style-name="P4">
Publisher: 英国《金融时报》</text:p>
      <text:p text:style-name="P4">
Time: 2023-05-30T03:55:01+00:00</text:p>
      <text:p text:style-name="P4">
Published Time: 2023-05-29T12:00:99+08:00</text:p>
      <text:p text:style-name="P4">
Modified Time: 2023-05-29T23:47:99+08:00</text:p>
      <text:p text:style-name="P4">
Description: 邓聿文：随着中国同中亚五国的政治、安全特别是经济合作深入推进，未来中国有可能逐渐取代俄罗斯成为中亚最重要的外部力量。</text:p>
      <text:p text:style-name="P4">
Images: ["<text:a xlink:type="simple" xlink:href="https://thumbor.ftacademy.cn/unsafe/picture/2/000181982_piclink.jpg" text:style-name="Internet_20_link" text:visited-style-name="Visited_20_Internet_20_Link">
000181982_pic...</text:a>
"]</text:p>
      <text:p text:style-name="P4">
Themes: ['中亚']</text:p>
      <text:p text:style-name="P4">
Keywords: ['中亚', '中国外交', '中美关系', '中俄关系']</text:p>
      <text:p text:style-name="P4">
Type: Article</text:p>
      <!--METADATA-->
      <text:p text:style-name="P4">
<draw:frame draw:style-name="fr1" draw:name="Image7" text:anchor-type="as-char" svg:width="6.9236in" svg:height="4.617987in" draw:z-index="0">
<draw:image xlink:href="../Images/FT Chinese Free Version/2023-05-30T03-55-01-00-00/000181982_piclink.jpg" xlink:type="simple" xlink:show="embed" xlink:actuate="onLoad" draw:mime-type="image/jpeg"/>
</draw:frame>
</text:p>
      <text:p text:style-name="P4">
本月在西安召开的中国-中亚峰会是中国今年的第一个主场会议。由于此次会议和在日本广岛举行的G7会议时间相同，西方媒体很多把它解读成中国要借中亚峰会对抗G7，其实，这只是时间巧合而已，从中亚五国的分量及在世界所处的地位和发挥的作用看，根本不能和除美国之外的其他六个西方大国相提并论，故而谈不上中国要和G7打擂台。可也确实不能小看这次会议。</text:p>
      <text:p text:style-name="P4">
中国和中亚五国举行的本次峰会，实际有两块内容，一是中国和五国中的四国领导人会谈，四国领导人对华进行国事访问（土库曼斯坦总统今年初已对中国进行国事访问），双方分别发表了联合声明或宣言，提升双边关系；二是以中国为一方，以中亚五国为另一方的领导人会谈，中国国家主席习近平作了一个主旨讲话，会后双方共同发表了“中国－中亚峰会西安宣言”，中方还单独发布峰会成果清单，盘点了峰会取得的具体成果。</text:p>
      <text:p text:style-name="P4">
Source: <text:a xlink:type="simple" xlink:href="http://www.ftchinese.com/story/001099799" text:style-name="Internet_20_link" text:visited-style-name="Visited_20_Internet_20_Link">
http://www.ftchinese.com/story/001099799</text:a>
</text:p>
      <!--NEWS-->
      <text:h text:style-name="P10" text:outline-level="1">
<text:span text:style-name="T4">
皮塔·林家伦拉：泰国大选新贵，誓言要与众不同</text:span>
</text:h>
      <text:p text:style-name="P4">
Author: https://www.facebook.com/bbcworldservice/</text:p>
      <text:p text:style-name="P4">
Publisher: BBC News 中文</text:p>
      <text:p text:style-name="P4">
Published Time: 2023-05-30T09:19:40.000Z</text:p>
      <text:p text:style-name="P4">
Modified Time: 2023-05-30T09:19:40.000Z</text:p>
      <text:p text:style-name="P4">
Description: 皮塔告诉BBC，他想“为人民”服务，但前方荆棘重重。这位年轻的候任总理面临着令人生畏的挑战。</text:p>
      <text:p text:style-name="P4">
Images: ["<text:a xlink:type="simple" xlink:href="https://ichef.bbci.co.uk/news/640/cpsprodpb/13B6C/production/_129884708_gettyimages-1484153992.jpg" text:style-name="Internet_20_link" text:visited-style-name="Visited_20_Internet_20_Link">
_129884708_ge...</text:a>
"]</text:p>
      <text:p text:style-name="P4">
Videos: []</text:p>
      <text:p text:style-name="P4">
Tags: ['东南亚国家联盟', '泰国', '政治', '缅甸', '亚洲', '年轻人']</text:p>
      <text:p text:style-name="P4">
Type: Article</text:p>
      <!--METADATA-->
      <text:h text:style-name="P12" text:outline-level="3">
<text:span text:style-name="T4">
皮塔·林家伦拉：泰国大选新贵，誓言要与众不同</text:span>
</text:h>
      <ul>
        <li>
乔纳森·赫德（Jonathan Head）   * BBC驻东南亚记者</li>
      </ul>
      <text:p text:style-name="P4">
2023年5月30日<draw:frame draw:style-name="fr1" draw:name="Image8" text:anchor-type="as-char" svg:width="6.9236in" svg:height="3.894525in" draw:z-index="0">
<draw:image xlink:href="../Images/BBC Chinese/2023-05-30T09-19-40.000Z/_129884708_gettyimages-1484153992.jpg" xlink:type="simple" xlink:show="embed" xlink:actuate="onLoad" draw:mime-type="image/jpeg"/>
</draw:frame>
</text:p>
      <text:p text:style-name="P4">
图像来源，  Getty Images</text:p>
      <text:p text:style-name="P4">
<text:span text:style-name="T4">
皮塔·林家伦拉（Pita Limjaroenrat）并非是一位典型的泰国政治家。</text:span>
</text:p>
      <text:p text:style-name="P4">
泰国内阁部长的平均年龄为65岁，尊敬长辈仍是珍贵传统，而皮塔·林家伦拉很年轻（看起来比实际的42岁年轻得多），并且毫不掩饰地自信，这使他脱颖而出。</text:p>
      <text:p text:style-name="P4">
他所领导的改革派“前进党”（MoveForward）在最近一次选举中领先于其他政党，结果令人震惊。他将成为78年来最年轻的总理，这让大部分时间里都在统治泰国的保守派政治机构感到震惊。</text:p>
      <text:p text:style-name="P4">
<text:a xlink:type="simple" xlink:href="https://www.bbc.com/zhongwen/simp/world-65593935" text:style-name="Internet_20_link" text:visited-style-name="Visited_20_Internet_20_Link">
 泰国大选：在野党强势领先，巴育亲军方政权面临挫败 </text:a>
  * <text:a xlink:type="simple" xlink:href="https://www.bbc.com/zhongwen/simp/world-65523637" text:style-name="Internet_20_link" text:visited-style-name="Visited_20_Internet_20_Link">
 尝试撼动泰国大选的年轻激进派 </text:a>
</text:p>
      <text:p text:style-name="P4">
与第二大政党“为泰党”（Pheu Thai）组建联合政府的艰难谈判正在进行中。为泰党自2001年以来赢得了泰国的每一次选举，并有望赢得5月14日举行的选举。</text:p>
      <text:p text:style-name="P4">
为泰党和前进党都认为自己是进步的政党，反对像2014年政变那样用军事干预政治，那场政变推翻了为泰党政府。</text:p>
      <text:p text:style-name="P4">
但是，前进党的年轻活动人士智胜老党，并击败了该党的许多候选人，他们以富有想象力的、基于社交媒体的竞选活动，为选民提供了与过去彻底决裂的机会以及不同的政治领导。</text:p>
      <text:p text:style-name="P4">
</text:p>
      <text:p text:style-name="P4">
图像来源，  Getty Images</text:p>
      <text:p text:style-name="P4">
“我不一样，”皮塔告诉我。“我们组建联合政府不是为了寻求权宜之计，也不是为了让我成为总理。我在政府是为人民服务。世界已经变了。</text:p>
      <text:p text:style-name="P4">
“我不需要成为一个强壮的男人，带着有毒的男子气概，来确保‘人们必须听我的，我必须一直成为聚光灯下的那个人’。</text:p>
      <text:p text:style-name="P4">
“我不需要一直保持完美。我可以像泰国的普通人一样，骑摩托车，像其他人一样在街上吃东西。”</text:p>
      <text:p text:style-name="P4">
皮塔出生在一个富裕的泰国家庭。</text:p>
      <text:p text:style-name="P4">
他十几岁时在新西兰上学，后来在美国读研究生，毕业后到家族米糠企业工作，以及在叫车公司Grab担任高管，这些经历都影响了他的性格。</text:p>
      <text:p text:style-name="P4">
他欣赏脚踏实地的领导人，比如新西兰的杰辛达·阿德恩（Jacinda Ardern）和乌拉圭的何塞·“佩佩”·穆希卡（josjos“Pepe”Mujica）。</text:p>
      <text:p text:style-name="P4">
前进党拥有泰国选举史上最雄心勃勃的改革议程。</text:p>
      <text:p text:style-name="P4">
该党宣布了300项政策，其中包括推动泰国LGBTQ人群的平等婚姻，结束征兵，解决商业垄断问题，以及改革教育体系以适应21世纪的经济。</text:p>
      <text:p text:style-name="P4">
该党计划废除军方起草的宪法，并将军方的许多商业利益置于财政部之下。</text:p>
      <text:p text:style-name="P4">
皮塔说：“现在是结束军事政变循环的时候了，也是结束为政变打开大门的政治腐败的时候了。”</text:p>
      <text:p text:style-name="P4">
但该党最具争议的提议是修改《君主法》（lèse majesté law），并开始讨论君主制与泰国人民之间的关系。该法对被判侮辱王室的人处以长期监禁。</text:p>
      <text:p text:style-name="P4">
在250名参议员中，有许多人说，他们将因这个问题而阻止“前进党”的人选担任总理。这些参议员由前军政府任命，按照规定，他们必须参加议会投票选出下一任总理。</text:p>
      <text:p text:style-name="P4">
“那个时代的情绪已经改变了，”皮塔说。</text:p>
      <text:p text:style-name="P4">
</text:p>
      <text:p text:style-name="P4">
图像来源，  EPA</text:p>
      <text:p text:style-name="P4">
图像加注文字，</text:p>
      <text:p text:style-name="P4">
前进党利用社交媒体赢得了大量民众的支持。</text:p>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我认为我们现在已经可以成熟和宽容地谈论君主制。即使保守派也明白，君主立宪制在21世纪应该扮演什么角色。”</text:p>
      <text:p text:style-name="P4">
“我们赢得了1400万人的选票。他们明白，这很清楚、很透明，这是我们想要推动的议程之一。”</text:p>
      <text:p text:style-name="P4">
这位前进党领导人相信，他的联盟目前在议会下院500个席位中拥有312个席位，将得到64名参议员的支持，使他们获得所需的绝对多数。</text:p>
      <text:p text:style-name="P4">
然而，参议院内部消息人士表示，只要前进党继续致力于修改《君主法》，这将很难实现；但至少有一些参议员，他们的非选举任期只剩下一年，对于反对一个在选举中赢得明显多数的联盟感到不安。</text:p>
      <text:p text:style-name="P4">
皮塔也承诺采取新的外交政策。</text:p>
      <text:p text:style-name="P4">
过去10年，在军方政府的领导下，泰国被普遍认为在国际事务中没有发挥应有的作用，总理巴育（Prayuth Chan-ocha）对外交政策不感兴趣。</text:p>
      <text:p text:style-name="P4">
“当然，我们需要更多地与国际社会接触，”皮塔说。</text:p>
      <text:p text:style-name="P4">
“我们必须重新平衡。我们必须大声疾呼，我们必须站在以规则为基础的世界秩序一边。不说话，在外交政策上没有分量。”</text:p>
      <text:p text:style-name="P4">
“我们的许多问题，无论是经济问题、空气污染问题，还是化肥价格问题，都来自世界其他地区。”</text:p>
      <text:p text:style-name="P4">
他说，他的政府将与泰国的邻国东盟（东南亚国家联盟）更密切地合作，寻求解决缅甸内战的办法，他还会试图将更多的人道主义援助输送到泰缅边境。</text:p>
      <text:p text:style-name="P4">
这位年轻的候任总理面临着令人生畏的挑战。</text:p>
      <text:p text:style-name="P4">
一方面是持怀疑态度的参议院，另一方面是需要与为泰党达成协议。为泰党只比进步党少赢得10个席位，而且其团队中有更多经验丰富的谈判代表。</text:p>
      <text:p text:style-name="P4">
为泰党一直要求获得最高职位，以及有权力的国会议长的职位。皮塔认为，要想让他的许多新法案获得通过，这个职位是优先考虑的。</text:p>
      <text:p text:style-name="P4">
他的政党主要由首次当选的议员组成，其中一些人年龄太小，达不到担任部长的35岁门槛，还有一些人因过去的政治活动仍面临严重的刑事指控。</text:p>
      <text:p text:style-name="P4">
为泰党在意识形态上更加灵活，对君主制采取不干涉的态度，可以选择加入另一个联盟，该联盟包括即将离任的政府中的政党。</text:p>
      <text:p text:style-name="P4">
前进党排除了这种妥协，该党通过承诺不与将军们做交易赢得了许多选票。</text:p>
      <text:p text:style-name="P4">
皮塔认为，两党都不能放弃他所称的梦想和希望联盟，因为这会损害他们的声誉。</text:p>
      <text:p text:style-name="P4">
他轻松地承担着这些责任，仍然抽出时间与家人在一起，对事情会解决持轻松乐观的态度。</text:p>
      <text:p text:style-name="P4">
他告诉我：“我不想像其他泰国政客一样，七八十岁还在为职位而战。”</text:p>
      <text:p text:style-name="P4">
“我想再干十年，然后就该干点别的了。”</text:p>
      <text:p text:style-name="P4">
Source: <text:a xlink:type="simple" xlink:href="https://www.bbc.com/zhongwen/simp/world-65753690" text:style-name="Internet_20_link" text:visited-style-name="Visited_20_Internet_20_Link">
https://www.bbc.com/zhongwen/simp/world-65753690</text:a>
</text:p>
      <!--NEWS-->
      <text:h text:style-name="P10" text:outline-level="1">
<text:span text:style-name="T4">
印度考虑猛降光伏板进口税  产品9成来自中国</text:span>
</text:h>
      <text:p text:style-name="P4">
Author: None (Language: zh)</text:p>
      <text:p text:style-name="P4">
Publisher: None</text:p>
      <text:p text:style-name="P4">
Time: 2023-05-30T13:46:00Z</text:p>
      <text:p text:style-name="P4">
Description: 消息人士称，印度考虑将光伏板的进口税减半，并同时降低光伏产品的商品与服务税，以此弥补本地产能的不足，满足不断增长的对可再生能源的需求。去年，为抑制来自中国的进口，印度对光伏产品征收高达40%的关税。</text:p>
      <text:p text:style-name="P4">
Videos: []</text:p>
      <text:p text:style-name="P4">
Images: []</text:p>
      <text:p text:style-name="P4">
Subject: 经济纵横</text:p>
      <text:p text:style-name="P4">
Subjects: ['岛屿主权争端', '专题报道：全景观看“习马会”', '印度', '能源转型', '中国', '中共十九大', '德中关系']</text:p>
      <text:p text:style-name="P4">
Keywords: ['光伏', '光伏板', '太阳能电池板', '光伏产品', '印度', '中国', '绿色能源', '可再生能源']</text:p>
      <text:p text:style-name="P4">
ID: 65772670</text:p>
      <!--METADATA-->
      <text:p text:style-name="P4">
<text:a xlink:type="simple" xlink:href="https://www.dw.com/zh/overlay/image/article/65772670/59284879" text:style-name="Internet_20_link" text:visited-style-name="Visited_20_Internet_20_Link">
 </text:a>
</text:p>
      <text:p text:style-name="P4">
（德国之声中文网）据路透社引述三名政府消息人士称，印度可再生能源部与财政部进行了磋商，希望批准其削减光伏板进口税的请求，削减幅度为从40%到20%。这一决定尚未最终落实。</text:p>
      <text:p text:style-name="P4">
此外，消息人士称，这两个部委可能还将建议印度商品与服务税务委员会降低光伏板的商品与服务税（GST），幅度为从2021年的12%至5%。</text:p>
      <text:p text:style-name="P4">
这些措施将有利于印度光伏能源巨头如Tata Power、Adani Green以及VikramSolar。尽管获得光伏能源供应的合约，但他们面临本土设备短缺的局面。</text:p>
      <text:h text:style-name="P12" text:outline-level="3">
<text:span text:style-name="T4">
抑制中国进口 加强可再生能源自主</text:span>
</text:h>
      <text:p text:style-name="P4">
2022年4月，印度对进口光伏板征收40%的关税，对光伏电池征收25%的关税，以此抑制来自中国的进口。印度总理莫迪希望加强本国的可再生能源自主。</text:p>
      <text:p text:style-name="P4">
然而，一名消息人士称，印度本土的产能却滞后，需要进口来填补缺口。</text:p>
      <text:h text:style-name="P12" text:outline-level="3">
<text:span text:style-name="T4">
欧洲对中国太阳能产业的依赖即将结束？</text:span>
</text:h>
      <text:p text:style-name="P4">
莫迪希望在2031-2032年实现安装365兆瓦光伏电能的目标。印度正在推进从电动汽车到可持续航空燃料的一系列绿色能源运动。</text:p>
      <text:p text:style-name="P4">
目前，印度每年的光伏产能为32兆瓦，但随着商业、工业界需求上升，绿色低价能源的需求是52兆瓦。</text:p>
      <text:p text:style-name="P4">
一名政府官员称，印度接下来两年队光伏板的进口"预计为每年近8-10兆瓦"。</text:p>
      <text:h text:style-name="P12" text:outline-level="3">
<text:span text:style-name="T4">
九成光伏板曾来自中国</text:span>
</text:h>
      <text:p text:style-name="P4">
政府数据显示，2021-2022年，印度进口了价值30亿美元的光伏板，其中92%来自中国。消息人士称，减税措施有望使进口光伏板的成本降低五分之一，从而接近印度本土生产的产品价格。</text:p>
      <text:p text:style-name="P4">
（路透社）</text:p>
      <text:p text:style-name="P4">
Source: <text:a xlink:type="simple" xlink:href="https://www.dw.com/zh/印度考虑猛降光伏板进口税-产品9成来自中国/a-65772670" text:style-name="Internet_20_link" text:visited-style-name="Visited_20_Internet_20_Link">
https://www.dw.com/zh/印度考虑猛降光伏板进口税-产品9成来自中国/a-65772670?maca=chi-rss-chi-all-1127-rdf</text:a>
</text:p>
      <!--NEWS-->
      <text:h text:style-name="P10" text:outline-level="1">
<text:span text:style-name="T4">
评论 | 滕彪：当极权与笑话相遇（上）</text:span>
</text:h>
      <text:p text:style-name="P4">
Author: None</text:p>
      <text:p text:style-name="P4">
Publisher: Radio Free Asia (Organization)</text:p>
      <text:p text:style-name="P4">
Published Time: 2023-05-30T13:51:00-04:00</text:p>
      <text:p text:style-name="P4">
Modified Time: 2023-05-30T18:14:12-04:00</text:p>
      <text:p text:style-name="P4">
Description: None</text:p>
      <text:p text:style-name="P4">
Videos: []</text:p>
      <text:p text:style-name="P4">
Audios: ["<text:a xlink:type="simple" xlink:href="https://www.rfa.org/mandarin/pinglun/tengbiao/tb-053020231323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 text:anchor-type="as-char" svg:width="6.9236in" svg:height="4.612011in" draw:z-index="0">
<draw:image xlink:href="../Images/rfamandarin/2023-05-30T13-51-00-04-00/000000.png" xlink:type="simple" xlink:show="embed" xlink:actuate="onLoad" draw:mime-type="image/png"/>
</draw:frame>
2023年5月17日，上海一家剧院外笑果脱口秀的标志。 法新社图片  <text:a xlink:type="simple" xlink:href="https://www.rfa.org/mandarin/pinglun/tengbiao/tb-05302023132339.html/@@stream" text:style-name="Internet_20_link" text:visited-style-name="Visited_20_Internet_20_Link">
Audio-1-Link：https://www.rfa.org/mandarin/pinglun/tengbiao/tb-05302023132339.html/@@stream</text:a>
</text:p>
      <text:p text:style-name="P4">
一个脱口秀演员因为一个笑话遭无限期禁演并被警方立案调查 ，这是中共专制每天层出不穷的笑话中一个让人啼笑皆非的笑话。</text:p>
      <text:p text:style-name="P4">
李昊石(House)用“作风优良、能打胜仗”来描述野狗，在当代中文语境下，是个相当幽默的说法。在中国这片神奇的土地上，演员其实完全没有、也不敢有嘲笑军队的意思，却被举报、上纲上线成“侮辱”人民解放军，他所属的笑果文化公司也遭到当局1335万的巨额罚款，暂停线下演出。网友的段子说，“一个外交官对法国媒体讲话不代表国家，中国政府不承担责任；但是一个演员讲个笑话，公司却要承担责任。”</text:p>
      <text:p text:style-name="P4">
庆丰二年我离开中国的时候，中国还没有脱口秀这种东西。它和单口相声类似，但不是一回事儿。在中国被叫作脱口秀的东西不是talk show，而是standupcomedy，更准确的称呼是单口喜剧或站立喜剧。这玩意儿早不来晚不来，偏偏在一个花天酒地的政权想要严肃的时候来，可谓生不逢时。中国已经从“闷声发大财”的江胡时代，与时俱进到了习近平思想要“入脑入心入魂”的新时代，Zeitgeist（时代精神）不同了，笑话不学“习”能行吗？</text:p>
      <text:p text:style-name="P4">
可专制却是笑话的超大生产商。在AI和AV都如此发达的当今世界，专制本身就是一个笑话。未经选举而上台的当权者为了给自己的统治找借口，为了维持伟大、光荣、正确的形象，必须篡改历史、粉饰现实，因此不闹笑话是不可能的。《人民日報》1966年報道毛澤東游长江，扣除顺流助力，73岁的毛魔头的速度也远超世界纪录。就雷锋捡大粪的官方报道，有不怀好意的网友从捡粪的时间、每坨粪便的重量、铲粪和装筐的时间，算出了找到下一砣粪的时间为2.8秒；结论是，毫不利己专门利人的雷锋同学当时一定在粪坑里！黄继光堵枪眼、把锅碗瓢盆投进小高炉大炼钢铁、亩产万斤、破四旧、狠斗私字一闪念、早请示晚汇报——哪个笑星能弄出这么大的梗？红卫兵走了来了白卫兵，城管没走来了农管，退耕还林搞着搞着要退林还耕，8亿的时候嫌人口太多要一胎化、14亿的时候嫌人口太少号召生三胎，菜刀实名制，为了一些八卦书跑到泰国去绑架瑞典公民，还不够荒唐吗？爱背书名的习近平博士把“通商宽农”念成了“通商宽衣”、把格萨尔王的名字改成了萨格尔王，把自己照片挂进寺庙教堂，把小熊维尼给关了禁闭，还定期去群众演员家里掀锅盖，你能忍住不笑吗？习主席扛二百斤麦子不换肩、金日成主席随便扔一块石头就击落一颗美国卫星——专制政权才是连爆四灯的爆梗王，别的笑星都tooyoung, too simple。不同意的请举手？</text:p>
      <text:p text:style-name="P4">
笑话消解专制。喜剧和专制是天生一对儿……冤家。专制必须装作成伟大、严肃、真理在握，大权在手、神圣不可侵犯的样子。喜剧的本能却是混不吝，管你什么神仙、皇帝、财富、真理、历史规律、权威科学、传统习俗，统统成为讽刺、嘲笑、恶搞和消解的素材。在各类喜剧形式中，单口喜剧（脱口秀）更被形容为“冒犯的艺术”，在极权之下，简直可以称为“作死的艺术”。提前多年看清极权体制底裤的乔治·奥威尔同志说：“让现存秩序恼火的东西，就是好笑的。每一个笑话都是一场微型革命。”死无葬身之地的刘晓波也曾写过，“私下流行于民间的笑话政治，就表征着沉默大多数的良知未泯，也凸现出后极权制度的根基在民意中的腐烂。”在皇帝光着屁股大摇大摆上街的时候，观众们发出一阵笑声甚至比说真话的小孩更具有煽动颠覆的效果。不寻衅滋事的段子不是好段子。</text:p>
      <text:p text:style-name="P4">
专制对笑话的审查和改造也从未停止过。中共专制淫威下的相声、小品、喜剧和新兴的脱口秀，几乎完全失去了政治批判功能，而社会批判也往往战战兢兢，因为社会问题也很容易被上纲上线成为政治问题。大多数喜剧，干脆完全避免政治和社会批评，只能在婚姻、家庭、两性、明星等方面找笑料，更常见的是把讽刺挖苦的矛头指向弱者。根据我对中国喜剧的长期观察，不挖苦和歧视弱者的喜剧作品，简直少之又少。最常见的是对穷人、乡下人、体力劳动者、残障人士的歧视，对相貌不佳的人、少数民族、女性、老年人、黑人的歧视也屡见不鲜。更有甚者，出现了大量不批判、只歌颂的喜剧“艺术”，比如讴歌式小品、主旋律喜剧和吹捧式相声。正常社会里，脱口秀的嘲讽对象，往往是高官、明星、富豪、有权有势的人；是现有的政治制度、社会结构、宗教信仰和意识形态。但专制之下，吐槽当权者、官方制度和理论，后果是严重的。“别看你今天闹得欢，小心今后拉清单。”思想警察们永远嗅觉灵敏、作风优良，能打胜仗。</text:p>
      <text:p text:style-name="P4">
（文章只代表特约评论员个人的立场和观点）</text:p>
      <text:p text:style-name="P4">
Source: <text:a xlink:type="simple" xlink:href="https://www.rfa.org/mandarin/pinglun/tengbiao/tb-05302023132339.html" text:style-name="Internet_20_link" text:visited-style-name="Visited_20_Internet_20_Link">
https://www.rfa.org/mandarin/pinglun/tengbiao/tb-05302023132339.html</text:a>
</text:p>
      <!--NEWS-->
      <text:h text:style-name="P10" text:outline-level="1">
<text:span text:style-name="T4">
评论 | 滕彪：极权与笑话（下）</text:span>
</text:h>
      <text:p text:style-name="P4">
Author: None</text:p>
      <text:p text:style-name="P4">
Publisher: Radio Free Asia (Organization)</text:p>
      <text:p text:style-name="P4">
Published Time: 2023-05-30T13:52:00-04:00</text:p>
      <text:p text:style-name="P4">
Modified Time: 2023-05-30T18:14:46-04:00</text:p>
      <text:p text:style-name="P4">
Description: None</text:p>
      <text:p text:style-name="P4">
Videos: []</text:p>
      <text:p text:style-name="P4">
Audios: ["<text:a xlink:type="simple" xlink:href="https://www.rfa.org/mandarin/pinglun/tengbiao/tb2-0530202313300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 text:anchor-type="as-char" svg:width="6.9236in" svg:height="4.612011in" draw:z-index="0">
<draw:image xlink:href="../Images/rfamandarin/2023-05-30T13-52-00-04-00/000000.png" xlink:type="simple" xlink:show="embed" xlink:actuate="onLoad" draw:mime-type="image/png"/>
</draw:frame>
2023年5月17日，上海一家剧院外笑果脱口秀的标志。 法新社图片  <text:a xlink:type="simple" xlink:href="https://www.rfa.org/mandarin/pinglun/tengbiao/tb2-05302023133004.html/@@stream" text:style-name="Internet_20_link" text:visited-style-name="Visited_20_Internet_20_Link">
Audio-1-Link：https://www.rfa.org/mandarin/pinglun/tengbiao/tb2-05302023133004.html/@@stream</text:a>
</text:p>
      <text:p text:style-name="P4">
2010年，我的朋友王译写了一句讽刺调侃反日爱国贼的推文，“愤青们，冲啊，快去砸！” 结果被判劳教一年，每个字一个半月大牢，我建议她去申请全球稿费之最。2018年习大帝修宪一个月之后，人民群众喜闻乐见的短视频、笑话段子应用程序“内涵段子”，因“导向不正、格调低俗”而被国家广电总局永久关停，内涵段子成了内涵断子绝孙。2019年，年轻的漫画家张东宁因为猪头人身漫画，被以“寻衅滋事罪”判刑一年。2020年天才的维吾尔脱口秀新星卡姆被抓，出狱后一直被禁演。2020年，美国帅小伙、说唱歌手兼喜剧演员乐乐法利因扮演小熊維尼，挖苦党和国家领导人习近平，严重伤害了中国人民的感情，立即遭到全网封杀。2023年，孟川因在微博上支持白纸运动而遭关闭帐号。“羅杰叔叔”因为一段調侃中國政府和中國對台政策的表演，被中国政府全线封杀。池子在北美巡演后，遭中国全网封杀。“绝不允许吃共产党的饭、砸共产党的锅”，其实不管你吃谁的饭，你要敢砸共产党的锅，共产党就要让你尝尝习近平新时代社会主义铁拳的厉害。大家严肃点儿！总书记要搞笑了。最高指示：只能挺锅，不能砸锅。</text:p>
      <text:p text:style-name="P4">
极权语言的索然无味，极权思想的黑白颠倒，极权艺术的矫揉造作，极权文化的谄媚粗暴、假大空，使得任何有独立思考和审美能力的人都难以忍受。我在墙国时，写了很多煽颠文章，其中一篇叫《通过汉语改变中国》，对“党报社论体”和“新闻联播腔”进行了极为恶毒的攻击。“对写字和说话的治理是通过对语言使用者的肉体和精神治理来实现的。为了改造记忆、灌输思想和防止独立写作，需要一个强大的清洗语言的综合治理工程：知识分子的单位制、事先审查制、样板文学、主旋律、语文教材、政治考试、作协、文字狱以及写作者和说话者的自我审查。汉语还被各种各样的禁忌和过滤技术践踏的不成样子。在话语禁忌之下，人们只能口是心非、欲言又止、指桑骂槐、拐弯抹角、含混暧昧……”但我猜到了开头，却没猜到结尾：当党的理想是指鹿为马时，谁说“拐弯抹角、指桑骂槐”就安全？别提指桑骂槐了，你到广场上举一张白纸试试？（你以为我不知道你想写什么？）</text:p>
      <text:p text:style-name="P4">
我敢拿八九六十四块钱打赌，李昊石根本没有侮辱人民解放军的意思。但这不重要，说你有，你就有，没有也有。关键在于，把一本正经的词汇用在不正经的东西上面，这种常用的幽默手法，必然和假装正经的体制发生冲突。通过创造性地使用语言，通过对高大上的东西进行戏仿、恶搞、拼贴、涂鸦、变形、夸张、反转，这可以说是喜剧演员乃至一切作家、艺术家的本能。脱口秀被搞是必然的，因为不管你如何自我审查，你的本能是藏不住的。共产党的心里话是，“没有你对我很重要”。数据显示，2020-2022年，带着脚镣跳舞的脱口秀行业，票仓从2000万增至4.8亿，翻了24倍。抖音上“脱口秀”话题播放超346亿，快手“脱口秀”话题播放超31亿，微博“脱口秀大会”阅读量超105亿。免费彩蛋一则：中国极权政治的一个规律大概是，比新闻联播更火而上不了新闻联播的东西，离遭受人民民主专政的铁拳就不远了。</text:p>
      <text:p text:style-name="P4">
我想安慰一下被抓走的李昊石：“清风不识字，何故乱翻书”本是一句人畜无害的、颇有趣味的诗句，然而雍正八年，作者徐骏被人告发有谋反之心。竟敢嘲讽大清统治者不识字？把脑袋砍了！中国脱口秀演员们好好想想，晚出生二三百年的你们，是不是应该感谢皇恩浩荡？</text:p>
      <text:p text:style-name="P4">
禁演脱口秀的背后，与其说是专制体制的癫狂，不如说是专制体制的恐惧。他们害怕段子手，他们害怕朋克摇滚，他们害怕坦克形状的蛋糕，他们害怕维尼熊，他们害怕8乘8，他们害怕谷歌、脸书、twitter和youtube，他们害怕举起的A4纸，他们害怕空椅子，他们害怕聚餐，他们害怕打酱油，那我们还有什么好怕的？</text:p>
      <text:p text:style-name="P4">
最近一期在纽约的女权开放麦，把李昊石的野狗请到了舞台上，它先是抱怨道“都怪我们野狗不姓赵”，面对官媒的评论“脱口秀不等于口无遮拦”，野狗终于发飙了：脱口秀把口捂住，那不成了“脱秀”了吗？然后跳起了火辣辣的脱衣舞，欧卖糕的，这个可以有！中宣部看了这段，是要气死呢，还是要笑死呢？我猜，是想笑不敢笑而憋死吧。你现在理解了他们是多想把警察站开到曼哈顿啊。__</text:p>
      <text:p text:style-name="P4">
（文章只代表特约评论员个人的立场和观点）</text:p>
      <text:p text:style-name="P4">
Source: <text:a xlink:type="simple" xlink:href="https://www.rfa.org/mandarin/pinglun/tengbiao/tb2-05302023133004.html" text:style-name="Internet_20_link" text:visited-style-name="Visited_20_Internet_20_Link">
https://www.rfa.org/mandarin/pinglun/tengbiao/tb2-05302023133004.html</text:a>
</text:p>
      <!--NEWS-->
      <text:h text:style-name="P10" text:outline-level="1">
<text:span text:style-name="T4">
中国军机在南海不专业拦截美军机  中国驻美使馆回应本台提出的置评请求</text:span>
</text:h>
      <text:p text:style-name="P4">
Author: None</text:p>
      <text:p text:style-name="P4">
Publisher: Radio Free Asia (Organization)</text:p>
      <text:p text:style-name="P4">
Published Time: 2023-05-30T16:47:00-04:00</text:p>
      <text:p text:style-name="P4">
Modified Time: 2023-05-31T09:14: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 text:anchor-type="as-char" svg:width="6.9236in" svg:height="3.88615in" draw:z-index="0">
<draw:image xlink:href="../Images/rfamandarin/2023-05-30T16-47-00-04-00/000000.png" xlink:type="simple" xlink:show="embed" xlink:actuate="onLoad" draw:mime-type="image/png"/>
</draw:frame>
 印太司令部发布的视频显示，中国飞行员直接飞到RC-135 的机头前方，迫使美国飞机飞过它的尾流湍流。 <text:a xlink:type="simple" xlink:href="https://www.rfa.org/mandarin/Xinwen/9-05302023164503.html/@@images/image" text:style-name="Internet_20_link" text:visited-style-name="Visited_20_Internet_20_Link">
</text:a>
U.S. Indo-Pacific Command推特截图</text:p>
      <text:p text:style-name="P4">
据美国印太司令部公共事务部5月30日发布的新闻稿，美国印太司令部就中国军机在南海不专业拦截美国军机发表声明。</text:p>
      <text:p text:style-name="P4">
声明表示，5 月 26 日，一名中华人民共和国 J-16 战斗机飞行员在南中国海拦截美国空军 RC-135飞机期间，进行了不必要的激进的动作。中国飞行员直接飞到 RC-135 的机头前方，迫使美国飞机飞过它的尾流湍流。 根据国际法，RC-135正在南海国际空域进行安全和例行的飞行。</text:p>
      <text:p text:style-name="P4">
声明说，美国将继续在国际法允许的范围内安全、负责任地飞行、航行和行动，美国印太联合部队将继续在国际空域飞行，同时适当考虑国际法规定的所有船只和飞机的安全法律。声明最后表示，我们期待印太地区所有国家根据国际法安全使用国际空域。</text:p>
      <text:p text:style-name="P4">
本台记者就此向中国驻美大使馆发出电子邮件寻求置评，使馆新闻和公共外交处的有关人员转来中国驻美大使馆公使衔参赞、使馆发言人刘鹏宇的如下回复：</text:p>
      <text:p text:style-name="P4">
“具体情况建议你向主管部门了解。 我要指出，长期以来，美方频繁出动机舰对华进行抵近侦察，对中国国家安全构成严重威胁。美国的挑衅和危险举动是海上安全问题的根源。 中方敦促美方停止此类危险挑衅行为，停止甩锅。中方将继续采取必要措施，坚决捍卫国家主权和安全，同地区国家一道，坚定维护南海和平稳定。”</text:p>
      <text:p text:style-name="P4">
（责编：梒青）</text:p>
      <text:p text:style-name="P4">
Source: <text:a xlink:type="simple" xlink:href="https://www.rfa.org/mandarin/Xinwen/9-05302023164503.html" text:style-name="Internet_20_link" text:visited-style-name="Visited_20_Internet_20_Link">
https://www.rfa.org/mandarin/Xinwen/9-05302023164503.html</text:a>
</text:p>
      <!--NEWS-->
      <text:h text:style-name="P10" text:outline-level="1">
<text:span text:style-name="T4">
读者广场 | 【我是怎么知道六四的】来信节选</text:span>
</text:h>
      <text:p text:style-name="P4">
Author: None</text:p>
      <text:p text:style-name="P4">
Publisher: Radio Free Asia (Organization)</text:p>
      <text:p text:style-name="P4">
Published Time: 2023-05-30T17:33:00-04:00</text:p>
      <text:p text:style-name="P4">
Modified Time: 2023-05-31T13:55: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 text:anchor-type="as-char" svg:width="6.9236in" svg:height="4.57851in" draw:z-index="0">
<draw:image xlink:href="../Images/rfamandarin/2023-05-30T17-33-00-04-00/000000.png" xlink:type="simple" xlink:show="embed" xlink:actuate="onLoad" draw:mime-type="image/png"/>
</draw:frame>
"坦克人"1989年6月5日在天安门广场阻挡行进中的解放军坦克 美联社资料图</text:p>
      <text:p text:style-name="P4">
<text:span text:style-name="T5">
编者按：2023年六四纪念日前夕，自由亚洲电台在推特上发出呼吁，希望听到中国年轻人是如何了解<text:a xlink:type="simple" xlink:href="https://twitter.com/rfa_chinese/status/1661513027466698754" text:style-name="Internet_20_link" text:visited-style-name="Visited_20_Internet_20_Link">
 六四的过程</text:a>
。 __结果一石激起千层浪，读者的反响可谓火爆！除了在推特推文下面近千条留言外，我们还收到了数十个电子邮件，讲述他们了解六四事件的心路历程。现将来信集结于此，以飨读者。本台编辑只对原文的一些错别字做了修正，或者只是节选一部分刊登，除此之外没有改动。为了保护作者的安全，来信一律不署名。</text:span>
</text:p>
      <text:p text:style-name="P4">
您好，我是一名大陆中学生。我从小接触网络较早。我小学五年级时首次学会翻墙，见到了墙外自由的世界。那时Google、维基百科和YouTube是我翻墙必看的网站。渐渐地，我逐渐看到了这些平台不少优质创作者对于我们中国的评价的客观和两面性。并且了解到了同龄人未知的六四运动。此后，我开始向同学们宣传中国以及共产党的恶劣罪行，并带领他们逐步了解有关中国的真相。</text:p>
      <text:p text:style-name="P4">
========</text:p>
      <text:p text:style-name="P4">
我是00后，初中时，有个朋友开玩笑说去天安门拿坦克压你，当年他也没展开说，我也只是记住这句话。后来每到六月份戒严，然后qq群聊经常炸群，从群友隐晦描述中大概了解这件事。</text:p>
      <text:p text:style-name="P4">
当然最有戏剧性的，是我怎么主动感兴趣去搜索资料的。我在b站看直播，一般主播都开直播模式防止炸弹人，直播模式会把对手昵称变成角色名+一串数字嘛。那天，右上角击杀信息突然显示出动力小子#8964。结果直播间马上被封了。我顿感荒诞，并产生了求知欲，上外网查询了相关历史知识。</text:p>
      <text:p text:style-name="P4">
============</text:p>
      <text:p text:style-name="P4">
我是出生于大陆内蒙古地区的准00后，知道64事件是初中同学告诉我的，他说他的爷爷同学之前参与过64天安门事件，共产党杀了好多人，血洗了天安门，他爷爷同学万幸没有遭殃，回来后告诉大家。一开始我并不相信“伟大的共产党”会做出这样的事，后来，因为玩游戏需要注册谷歌账号，在各种网上冲浪后学会了翻墙，知道了YouTube等软件，第一时间搜索了64天安门事件，并且知道了法轮功是被迫害的，共产党说的比唱的好听，是真正的纳粹党，希望共产党快点倒台</text:p>
      <text:p text:style-name="P4">
 1989年6月4日大屠杀之夜平民伤亡 （六四档案图）</text:p>
      <text:p text:style-name="P4">
============</text:p>
      <text:p text:style-name="P4">
我是一名在中国国际学校念书的学生，我从来不知道我们的政府会做出这种反人类的暴行，但是世界上没有不透风的牆，即便是有防火墙，历史和事实永远无法掩盖.。</text:p>
      <text:p text:style-name="P4">
在中国国际教材的历史书都会被管制，甚至有些城市都不允许学历史（AP，A Level或IB课程）我们的历史书一开学就被收了上去，过了一个月才还给我们。我们的书上被贴上了各种各样的封条。在好奇心的驱使下我和我的同学们小心翼翼的将书上的封条撕开。我在看关于中国的内容时看到了一张图片：一个男人站在坦克前面阻挡坦克。我和我的同学十分震惊。在我们的了解下我们开始读书中的内容，我们发现原来我们一直被我们的政府蒙在鼓里。我们的历史上从来没有写到这样反人类反人权的暴行。之后我们在教室里聊到这个内容并且手里拿着撕开封条的书的时候，我们的老师走进了教室，他看到我们手里的书撕开了封条，他当时十分生气，把我和我的同学送去了校长室并且给了我们处分还让我们写检讨。</text:p>
      <text:p text:style-name="P4">
我最终下载了VPN去看BBC和RFA的新闻和纪录片彻底了解了事情的真相。我非常不理解为什么我去了解历史的真相却要得到惩罚？我们的政府为什么要掩盖事实？我对我的政府现在真的非常失望，而且十分厌恶他们虚伪的样子。</text:p>
      <text:p text:style-name="P4">
===========</text:p>
      <text:p text:style-name="P4">
自由亚洲电台的各位，你们好，我是一位05后，生于2006年，可以说是相当的年轻了。我第一次了解六四这件事是在2020年，当时武汉肺炎肆虐，我在家乡的新年提前结束。在武汉肺炎爆发初期，我便对政府开始有了怀疑，完全改变我态度的是红十字会那件事，我彻底对中国政府和中共失去了信任。大概是二月的一天，我与一名网友交流对中共政府的看法，他无意间提起了天安门事件，当时说的比较隐晦，我又想起以前母亲和我讲过天安门广场的学生游行，就上谷歌搜索了六四事件，看完维基百科感觉不过瘾，又听了美国之音和BBC的纪录片，略微的把六四研究了一下，到了学校又和同学讲。估计现在从我这知道六四的都有上百人了。</text:p>
      <text:p text:style-name="P4">
========</text:p>
      <text:p text:style-name="P4">
我是03年的大学生，“邓小平坦克碾学生”的传闻，这件事在我们家乡流传挺广的，但是没有人能说出完整的故事，就是大家心里知道心照不宣。我小时候听家人亲戚在一起闲聊时谈起过，那时我就很好奇，中共从小给我们儿童青少年灌输的都是领导人有多伟大的思想，进行洗脑式教育，所以在小时候的我看来六四是非常令我震惊的，也间接使我产生了对政治的兴趣。在我18岁上高三时，有一位关系很好的同学，他是研究股票炒股的，研究经济的多多少少都会翻墙，在他的影响下我也会翻墙，才发现中共的真面目，在维基百科、油管以及推特上了解“六四事件”的真相，我不禁感觉到恶心，中共是世界上最大骗子，是最大的邪教组织！天灭中共，六四英魂永垂不朽！！！</text:p>
      <text:p text:style-name="P4">
 1989年6月4日大屠杀之夜平民伤亡 （六四档案图）</text:p>
      <text:p text:style-name="P4">
===========</text:p>
      <text:p text:style-name="P4">
您好，我是来自中国大陆的一名99年的男生，我应该是赶上中国互联网相对自由时期的最后一批人。小的时候可以在网上看到很多讽刺ccp的段子，所以天生就对ccp没什么好感，直到我上了高中，特别喜欢摇滚乐。那应该是14年，听到了很多中国的地下摇滚乐队，也就是所谓与主旋律不一样的声音，那时候包括痛苦的信仰乐队的第一张专辑《这是个问题》，里边的很多歌词都是很直白的讽刺体制，还有李志的一些政治歌曲，我都会特别认真的去了解歌曲的背景。最开始知道64也是通过李志的歌曲《广场》，当时这首歌在互联网上还没有下架，而且很多人都在网易云音乐的评论区隐晦的再聊有关64的事情，我看的一头雾水，但是隐约觉得是有一些不为人知的事情。然后在评论区有人评论说不了解的可以去看那三个小时的纪录片，我给他发私信向他请教，他很热情的告诉我如何科学上网，从此打开了新世界的大门。</text:p>
      <text:p text:style-name="P4">
===========</text:p>
      <text:p text:style-name="P4">
首先，我想先邀请屏幕前的您看一个链接： <text:a xlink:type="simple" xlink:href="https://yibaochina.com/" text:style-name="Internet_20_link" text:visited-style-name="Visited_20_Internet_20_Link">
 https://yibaochina.com/?p=250376</text:a>
 （世界的背面）。</text:p>
      <text:p text:style-name="P4">
这个链接，是我投给网刊《议报》，并被人家的编辑部登载出来的文章。</text:p>
      <text:p text:style-name="P4">
其实，和故事里那个小我两岁的岳莹（越今安）一样，我也在8岁生日那天，收到了一个密码为“198964”的存钱罐。虽然那时候我还不知道它是什么意思，但是，经历过时间的洗礼，这串数字，已然深深地刻在了我的大脑皮层里。这就是我和小说女主角岳莹（越今安）对于六四的最初始的记忆。</text:p>
      <text:p text:style-name="P4">
16岁那年，我皈依基督。后来，阴差阳错间，一年多以后，我在某个微信公众号里，听到了六四亲历者——张伯笠牧师的逃亡见证（张伯笠，是当时被通缉的21个学生当中的一位，名列第17）。</text:p>
      <text:p text:style-name="P4">
这时候，尚未成年的我才了解到，原来有一段真实发生的事，已经被我的祖国从史书上生生地抹去了......（节选）</text:p>
      <text:p text:style-name="P4">
============</text:p>
      <text:p text:style-name="P4">
原本我对这件事一无所知的，家里的长辈也没有提起过。直到有年的行政长官问答大会，长毛梁国雄质询曾荫权如何评价六四事件。很奇怪当时的广电审查员居然忘记了覆盖这段画面，我记得当时曾荫权只是一味讲祖国这些年来经济都得到长足发展。就是从这个不经意的“失误”，我开始了解知道这一历史事件，自此以后我的立场开始转变，向自由派靠拢。</text:p>
      <text:p text:style-name="P4">
===========</text:p>
      <text:p text:style-name="P4">
某外国语高中学生，初一的时候学会了翻墙游戏，下载一些国际游戏，没有了解政治性的东西。过了段时间下了推特，第一次那是6.3号，铺天盖地地争吵和六四内容扑面而来。因为墙内众所周知的政治教育，我在没有深入了解的情况下加入了粉红大军，开始和<text:span text:style-name="T5">
目田</text:span>
展开了进一年的战斗。随着认知的深入，疫情，政策的不合理，书籍的阅读，渐渐的我更从多方面了解六四。学生客观上固然有错，但是政府确实是十足的刽子手，是恶魔，我认识到了中共政府的黑暗。大概在初三，我向身边的人介绍和讨论了六四，更多的同学完全不知道，我可以说没有主观灌输，仅仅摆出客观事实，就足以让同学们认识到中共的黑暗面。我播放过BBC视频，在学校有过印记。中考顺利，在高中我依然坚持，发现这个省内顶尖的高中有了更多的认知相同的朋友，我们在英语角聊政治，在图书馆共同阅读思想家和哲学家们的书籍，墙上甚至有纪念六四的痕迹。我帮助了很多人客观正确理性认识这个国家，也见证了疫情期间同学们的思想转变，我对习的独裁专制通信，也为同学们对光明未来的信心而感动。</text:p>
      <text:p text:style-name="P4">
 1989年6月4日大屠杀之夜平民伤亡 （六四档案图）</text:p>
      <text:p text:style-name="P4">
========</text:p>
      <text:p text:style-name="P4">
我不是00后，我是90后91年人。我知道六四是在我初中的时候我历史老师告诉我的。她说共产党根本不是新闻联播里说的那样，共产党的双手沾满了人民的鲜血。两千年初的时候中国的思想管制还没有那么严，初中课本关于六四还提了一嘴，我清楚地记得写的是“在1989年我国发生了严重的政治风波”，就这么一句话。</text:p>
      <text:p text:style-name="P4">
放学后我回家问我爸，六四是什么情况。我爸告诉我八十年代是中国少有的文艺复兴年代，那时候的人都热爱文学与音乐，自由思想空前高涨直到六四的发生。我父母在89年都已经参加工作了（非北京）。我妈是老师，她告诉我六四的时候还有人来学校鼓动老师让中小学生也起来罢课。</text:p>
      <text:p text:style-name="P4">
当时互联网管制也没有现在这么疯狂，在中国是可以上YouTube的，但是一些关键字被屏蔽。但是我还是在YouTube上看到了很多关于六四的视频。也知道了刘晓波、吾尔开希、王丹等人。</text:p>
      <text:p text:style-name="P4">
这件事对我当时有极大的冲击，我发现了共产党的满嘴谎言与不遗余力地维护自己的统治。同时我也替当年的学生感到难过，那是我第一感觉到一条条鲜活的生命就这样消失了。</text:p>
      <text:p text:style-name="P4">
如今习近平治下的中国很容易回到那种恐怖时代，因为习近平是独裁者，这个世界上独裁者只有两种下场——一是老死，二是被人打死。我相信习近平不希望被人打死，所以他会用尽手段来巩固他的统治地位，他必定会向他的政治盟友分配利益来确保他党内地位。</text:p>
      <text:p text:style-name="P4">
========</text:p>
      <text:p text:style-name="P4">
我认知转变来自于2018年ccp对各种外国软件的封禁，因为专业学习需求必须要翻墙才能用某软件，所以当时几个想课后认真学习同学都学会了翻墙，一段时间以后都从小粉红变成了反共人士，这段时间是2019年上半年，但当时我们对于ccp的恶的理解并不深入，因为有些事情看起来感觉特别夸张以至于不敢相信，我们就没作太多思考。直到六月份，我社团的朋友告诉我校内港澳台留学生六月四号要集中起来组织看电影还有零食（强制性），我当时非常疑惑为什么呢？于是去外网搜索了相关资讯，了解真实的历史，紧接着就是ccp在香港强推国安法和香港人的游行抗议，我从六月初开始每天关注香港方面的新闻，当时晚上经常睡不着觉替香港人加油，更多的其实是担心，因为我知道ccp是没有底线的，那一个多月我每天看着香港人为民主自由与邪恶斗争，而墙内各种铺天盖地抹黑香港人的新闻和舆论每次看到我都感觉很难受，那种难受是从胸腔而起感觉五脏六腑都搅在一起似的，尤其是一些你亲近的朋友在不知道真相的情况下也在咒骂香港人这让痛苦程度疯狂叠加，包括我女朋友。（节选）</text:p>
      <text:p text:style-name="P4">
 1989年6月4日大屠杀之夜平民伤亡 （六四档案图）</text:p>
      <text:p text:style-name="P4">
========</text:p>
      <text:p text:style-name="P4">
我是在初中的时候知道的，那时候我的一位舍友，他是一个顶级肥宅加冲浪大佬，他从那个时候就已经翻墙浏览外网了，于是他知道六四，并且跟我们简单且隐晦地讲了六四，他讲到解放军开着坦克来镇压学生，镇压老百姓，又说到当时的百姓用血肉之躯去拦坦克，然后被坦克碾压等事情。但是那个时候包括我在内，大部分舍友都是不相信的，因为我们深受中共的洗脑，怎么可能相信这样的事情发生呢。</text:p>
      <text:p text:style-name="P4">
然后到了2023年，因为我是在澳门读书有机会浏览外网，应该是在三个月前，我无意中在油管上看到王局志安@wangzhian8848的频道，他的频道讲到很多中国社会的阴暗面，并且有详细的分析报道...其中在他的频道里有这么一个专栏，名为«我的1989»，里面详细讲到了当年学运的整个过程，看完了之后我还不满足。我的求知欲驱使我去找寻更多的真相。于是我看了BBC关于六四做的节目、吾尔开希等当年参与学运被红通的人员的采访报道、美国之音中文网的相关视频等来进一步的了解...</text:p>
      <text:p text:style-name="P4">
=====</text:p>
      <text:p text:style-name="P4">
和很多人不同，我是在翻越防火长城后第一次听说六四事件，并通过中文维基百科搜索了相关内容。从那时起，我打开了一扇通往全新世界的大门。尽管在翻越防火长城之前，我对北京当局的不满已有所涌现，但我仅仅停留在“反对某些共产党人而不是整个共产党”的阶段，甚至还有对毛泽东的一些崇拜。然而，通过自由世界的信息传播，我逐渐抛弃了那些幼稚的思想，对自由的渴望也日益增长。（节选）</text:p>
      <text:p text:style-name="P4">
==========</text:p>
      <text:p text:style-name="P4">
我是04年生人，家在东部某省的普通的村子里，和许多中国人的出厂设置一样，从小就接触各种军旅宣传和影视频道，这使我成为一个粉红。</text:p>
      <text:p text:style-name="P4">
到了中学时代，了解的变多了，觉得社会上有很多贪官和坏官，国家也没办法，得替国家着想。那时候我的思想似乎更接近于军国主义日本时期的少壮派，觉得中央被蒙蔽了，现在想起来也觉得好笑。</text:p>
      <text:p text:style-name="P4">
到了高中，第一次接触到64是上课时，老师问我们有没有知道八九学潮的，班里自然是鸦雀无声。后来又学会了翻墙，看了维基百科和许多照片资料才了解到64事件，也就是这样，我才成为了现在的我。</text:p>
      <text:p text:style-name="P4">
 1989年6月4日大屠杀之夜平民伤亡 （六四档案图）</text:p>
      <text:p text:style-name="P4">
========</text:p>
      <text:p text:style-name="P4">
我是一个于2005年出生的乌鲁木齐人，在几年前就知道了翻墙，但是因为机缘不凑巧一直都没有机会（了解六四）。在今年年初到了广东上学，在一个群裡找到了VPN：在看YouTube还是Twitter的时候看见有人讲六四事件，但是当我看见这个事件的时候我是什麽都不清楚的，因为此前没有听任何人说过；我在Chrome上搜索后才知道这件事，然后我问了我的家长，发现他们都知道这件事，就说这件事和大跃进类似。只不过大跃进现在可以公诸于世了，而六四事件永远都不能让我们知道。从这件事开始也就更加坚定了我反共反华以及润出去的决心。</text:p>
      <text:p text:style-name="P4">
==========</text:p>
      <text:p text:style-name="P4">
05后，小学因为比较喜欢玩游戏，想玩外服游戏的时候接触了VPN，当时只用VPN玩游戏。初中的时候喜欢看Vtuber，就接触了油管推特，然后有一天突然发现了BBC的纪录片，看完之后很震惊，思考了很久为什么历史书和墙内的网络上没有这一段历史，再之后接触的建政推主多了，觉醒并看透了CCP的真相，这样的国家不值得我爱国。</text:p>
      <text:p text:style-name="P4">
============</text:p>
      <text:p text:style-name="P4">
我第一次知道这个事件是在高中的历史课上，历史老师无意中谈起了这个事情，当时我对这个事情一无所知。老师只说了邓小平在天安门广场屠杀学生，学生被利用了，邓小平不得不采取极端手段。那时历史老师正在上中学，教他的老师就是参与六四的，后来回到了村里教书。我一直对历史政治比较感兴趣，我听后非常惊讶，回家在手机上搜了一下，什么东西都没搜到。后来我就问了一下我父亲，我父亲说，那个时候他正在上初中，全国各地的学生去天安门游行，学生躺在铁路上不给火车走。电视上天天放天安门广场的录像，许多学生扔燃烧瓶与军队对峙。我父亲说是因为学生年轻气盛被利用了。后来我也没再追究这个事情。到我上大学后，对社会面貌有了非常清晰的认识，对执政方产生了怀疑，开始了解研究西方政治以及共产党抹杀的历史。然后我怀着强烈的好奇心在墙外大量搜集关于六四事件的历史，了解到事情的全貌，清晰的认识到，学生并非被利用的，他们只不过是为了自由民主的理想而牺牲。墙内许多零零后是知道有这个事情，但大部分都接受了学生被西方利用了这个说法，导致许多人并不在意这个事情，认为只是共产党执政偶尔出现的动乱罢了。</text:p>
      <text:p text:style-name="P4">
 1989年6月4日大屠杀之夜平民伤亡 （六四档案图）</text:p>
      <text:p text:style-name="P4">
=========</text:p>
      <text:p text:style-name="P4">
我是一个00后，我的父亲以及家里的很多亲戚都是地方政府官员，我最开始并不关心中国的政治，我依稀记得，等到我稍微长大一点后，家庭聚餐时，这些长辈们就告诉我在1989年发生了一个什么事情，并讲述了他们的亲身经历，当时他们或是刚刚参加工作，或是还在大学读书，全国范围内不论大小城市的大学生都被动员，自发的上街游行，追求民主和自由，以及为已故国家主席胡耀邦鸣冤。</text:p>
      <text:p text:style-name="P4">
他们说，当这场学生运动被镇压之后，各地政府发出通知，要求当时参加游行的人去登记姓名，并保证不会“秋后算账”。当时的学生天真，抱着相信政府的心态就去登记了，结果每一个登记身份的学生在之后工作时都不被重用，完全没有升迁机会，不论那个人多么有才华。长辈告诉我，动摇共产党的执政根基是非常危险的，他们会无所不用其极的将一切反对他们的势力全部消灭，告诉我不要当这个“出头鸟”。</text:p>
      <text:p text:style-name="P4">
之后学会突破中国互联网防火墙GFW的限制后，在YouTube上看到了相关的纪录片和当时的新闻报导，才自己了解到大部分历史事实。</text:p>
      <text:p text:style-name="P4">
=======</text:p>
      <text:p text:style-name="P4">
第一次知道六四是在高一，在高一的一趟课上，老师含糊的讲到六四。她说在1989年北京发生了游行示威，但遭到镇压，坦克开上了天安门广场压人。我当时感到十分的震惊、不接和恐惧，并瞬间相信了这是真实的，因为从小到大身边发生的从直觉上就不公正的事情实在太多，比如入学需要找关系、老师会要求我们在教育局前来检查的时候撒谎、各种体罚辱骂等等。当我回家问我的妈妈时，她否认了。她告诉我北京的确发生了示威，但大学生遭到了别有用心的人的利用。她还说不可能发生开枪、坦克压人，没有大规模死亡，理由是如果当年真的死了很多学生，那这些学生还有父母家人，他们的父母家人肯定会伸冤，但今天我们看不到他们的存在。</text:p>
      <text:p text:style-name="P4">
随后这件事就搁置了，我没有进一步的探究。到高三时，我在网络上找到了一个维基百科的镜像入口（不需要翻墙就可以访问），我在上面看了六四词条，比较完整的了解了六四的过程。高考后，我学会了翻墙，从而能完整的去查阅六四的资料，对我来说比较有用的是两个资源，一是油管上的六四影像资料，二是在zlibrary上下载的许多关于六四和中国近现代史的学术研究书籍。</text:p>
      <text:p text:style-name="P4">
===========</text:p>
      <text:p text:style-name="P4">
我第一次知道六四天安门镇压事件的存在是在初中二年级那年，那时我14岁左右。是我一个和我关系很近的同学告诉我这段不为人知的历史。当时我和他讨论就是还有什么历史是可能被中共篡改，我们便聊到了六四。</text:p>
      <text:p text:style-name="P4">
六四天安门事件对少年的我是无比震惊的，我无法想象一个在教科书里形象是伟大光明的共产党做出如此丧尽天良的事。由于这件事，我知道了网络防火墙的存在，也是我走向觉醒的契机之一，学会翻墙。</text:p>
      <text:p text:style-name="P4">
知道了六四后，我有问我的初中历史老师关于这件事的看法，我至今无法忘记，她愣住了的表情，以及之后的回答，”六四里的学生本意是好的，但是被利党内一部分人利用了”；高中时，一知半解的我主动询问了和我关系很好的老师，他告诉我更多当时的细节，并对我千叮万嘱不要在外面说出去，否则他会丢饭碗。</text:p>
      <text:p text:style-name="P4">
在之后，传奇异议人士编程随想阮晓寰的回顾六四系列，告诉我更多关于六四的前因后果。如，胡耀邦，赵紫阳与邓小平陈云等人的博弈，四二六社论，反官倒等等，可以说，编程随想的博客让我完成了最后一步的蜕变，即为什么我们社会需要自由与法治，什么样的生活才是一个人该过的生活。</text:p>
      <text:p text:style-name="P4">
1989年6月4日四点多，纪念碑下的学生高唱国际歌。（六四档案图）  <text:a xlink:type="simple" xlink:href="https://www.rfa.org/mandarin/pinglun/duzheguangchang/dz-05302023170923.html/image.jpg" text:style-name="Internet_20_link" text:visited-style-name="Visited_20_Internet_20_Link">
</text:a>
</text:p>
      <text:p text:style-name="P4">
=========</text:p>
      <text:p text:style-name="P4">
知道 64 事件是06年的事情,当时我跟父母看《满城尽带黄金甲》这部电影。影片快结尾的时候,有一个情节，描写杰王子造反失败,宫里的太监宫女一边洗刷地上叛军的血迹,一边摆菊花的场景.然后我妈就说,这不是跟64 一样么.我就特别好奇想继续问,结果我爸很紧张的示意我妈不要再说了. 那时候我还小，父母紧张的神色就让我特别好奇, 从来没见过他们这样的表情,就从百度搜索相关信息,但是一点内容也没有.再后来学会用维基百科,才知道原来建国后发生了很多事情，才知道有胡耀邦,赵紫阳这两个人,以及广西文革期间人吃人的惨剧......</text:p>
      <text:p text:style-name="P4">
========</text:p>
      <text:p text:style-name="P4">
我是中国大陆地区的一名中学生，出生在一个四代红色的环境下，生长在胡锦涛主席后期以及习近平时代。</text:p>
      <text:p text:style-name="P4">
我对“六四”的第一次认识是在初中二年级的历史课上，以“学潮”的名称出现。我初中时的历史老师是年轻、活泼的，几乎受到所有同学的喜爱，正是他在课堂上的一次谈论，引起我们的兴趣——第一次就是初二的下学期，仅仅简单描述了有一次“绝食”“示威”“清场”，至于细节，如何“清场”，则没有提到。过了快一年，课堂又来到接近的话题，他再度提起“八九学潮”，引发了我们“一探究竟”的好奇，强烈要求他详细讲述，当时他的表现在我看来是相当可爱——悄悄告诉我们不要在外谈论，并关上教室门，拉上窗帘，现在想来，气氛也十分合适。较为满足的，讲到了“清场”动用了坦克等武装力量，很快讲天安门清理干净。但我仍不满足，却没有更多的途径去深入了解，直到上高中的时候。拥有了途径突破“墙”的桎梏，我注册推特账号，届时我还是一个“粉红”，看见对中共不好的言论还会骂上去，维护中共，直到一件又一件中共干过而我曾不知道的恶事展现在我面前，其中就包括“六四”。那都是我们最顶尖的人才啊，他们心中充满希望，他们自己就是希望，他们是否曾想过这个政权会对自己抱有如此大的敌意。不仅是学生，知识分子、普通市民很难接受，不仅是北京，国内、国外的华人又有多么痛心？军人，对有良知的，这是让他们内疚惭愧一辈子的罪恶，对没有良知的，杀戮和血腥是他们青春的开始，像刘晓波先生诗中写的：</text:p>
      <text:p text:style-name="P4">
“那些年轻的士兵</text:p>
      <text:p text:style-name="P4">
也许刚刚穿上军装</text:p>
      <text:p text:style-name="P4">
还没有经历过</text:p>
      <text:p text:style-name="P4">
被姑娘亲吻的醉意</text:p>
      <text:p text:style-name="P4">
却在刹那间</text:p>
      <text:p text:style-name="P4">
体验到嗜血的快感</text:p>
      <text:p text:style-name="P4">
杀人是他们青春的开始”，甚至当成一辈子炫耀骄傲的资本。实在惭愧啊，这么晚才知道这样的悲剧，这么少的人知道这样的悲剧。按鲁迅先生的定义，悲剧就是把有价值的东西毁灭给人看，学生们民众们年轻的生命、中国实现民主自由的希望，等等，中共在那一天通通毁掉了!</text:p>
      <text:p text:style-name="P4">
没错，我已经完全转变为一个“反贼”，不仅是在网上看到的，我在现实生活遭遇许多，虽然只有十几年，尤其是新冠三年，一次一次给我打击，磨灭了我对中共的最后幻想，在之前，我还迫切狂热地想加入它。我能做的不多，只有尽可能多的传播这样的事，将“六四”讲述给同学们，或者是比我小的朋友们，尽可能详尽叙述事实，我不会试图强行灌输反共的理念，只是让一件又一件恶行的事实去冲击他们的观念，显然，效果不错，朋友们也不会盲目跟从中共。</text:p>
      <text:p text:style-name="P4">
近一年来，我更加详细地学习“六四”相关人物事迹与文艺作品，知道了被迫害的诺贝尔和平奖得主刘晓波，他是英雄，我的榜样；知道了“民主歌声献中华”公益演出，那么多我喜欢的港台艺人都心系中国的民主自由事业，让我更加喜爱。今年，我也搜集我们这一代学生对于“六四”的认识以及想对当年学生说的话，之后会一并发送。我先对“六四”的学生致敬：“你们的行动与愿望失败了，但成功在历史上留下一道伤口，人们只会被蒙蔽，不会忘记，现在民主自由的种子在中国大地上又开始发芽，我们会努力，你们不会被忘记，我来拾起火把，不管有没有人追随，或许我也会倒下，但一定会有更多人接续，民主是杀不死的，正义是杀不死的!”</text:p>
      <text:p text:style-name="P4">
1989年6月4日凌晨5点学生撤离后，纪念碑周围完全由士兵占领。（六四档案图）  <text:a xlink:type="simple" xlink:href="https://www.rfa.org/mandarin/pinglun/duzheguangchang/dz-05302023170923.html/image-1.jpg" text:style-name="Internet_20_link" text:visited-style-name="Visited_20_Internet_20_Link">
</text:a>
</text:p>
      <text:p text:style-name="P4">
=============</text:p>
      <text:p text:style-name="P4">
作为国内的00后群体，从小到大接受的都是共产党的意识形态灌输以及爱国爱党的教育。国内对于义务教育阶段的历史，尤其是49年之后的历史把控的尤为严格。</text:p>
      <text:p text:style-name="P4">
索性，在我初中二年级开始学习中国近现代史时换了一位我直接都十分感激的老师。这位老师的专业素养过硬，最重要的是他在一众不愿意讲出历史真相的老师中是唯一一位仍怀着良心，告诉我们这一代人那些被抹去的历史真相。</text:p>
      <text:p text:style-name="P4">
当这位老师花了一节课时间为我们讲清当年天安门发生的一切时，那一刹那，从小到大被灌输而形成的信仰崩塌了。“为人民服务”成了笑话。当天回去就找到老一辈的家人询问89年发生的事情，老一辈才开口说出了他们的那段记忆。其实，老一辈的都知道也都明白，但是面对当年那种血腥清洗，他们选择了沉默、选择了闭口不谈！选择了让后辈蒙在鼓里活在谎言的“盛世”中。</text:p>
      <text:p text:style-name="P4">
随着年龄和阅历的增长，也伴随着我开始翻墙了解更多真相，我的认知在不断重塑，我知道我自己完成了脱离中国这种谎言的叙事、这种意识形态灌输。但在高中里，我发现我身边的同学朋友几乎个个都是从小到大灌输出来的“小粉红”、“小战狼”、“小红卫兵”，他们坚定不移的信仰着这套谎言叙事。作为学生的我感到无奈也感到迷茫，认知重塑后的我在一群“战狼”同学中格格不入，被他们视作“反动”的异类。我想要改变他们的认知，或者说，我想让他们看到更多被禁封的真相，从而让他们也认知重塑。</text:p>
      <text:p text:style-name="P4">
我开始从维基百科上下载并打印文档，天安门事件、文化大革命等等，这些打印的文档不知不觉中就在我们文科班中广泛传阅。虽然经历了将近一年，但这是有效果的，后来我们班形成了一种政治课上的“共识”，每当政治老师讲到什么我们的社会主义民主、什么人民代表大会、什么一切为了人民这样诸如此类的谎言叙事时，我们全班同学都会在讲台下面不约而同的报以冷笑或发出质疑，当然，政治老师心里也门清儿，偶尔也会同我们一起嘲笑这些谎言。</text:p>
      <text:p text:style-name="P4">
我想，作为00后群体，从小就开始红色灌输，开始接触网络时就已经有了防火墙，长辈又对历史避而不谈，想要了解真相重塑认知真的很难很难，由衷地希望每一位00后都能看到真相，保持清醒理智，在这个极权下，在这个乱世中，保护好自己和家人。</text:p>
      <text:p text:style-name="P4">
=========</text:p>
      <text:p text:style-name="P4">
你好，我是一名03年的大学生。关于六四，我最早是在七年级的历史课上，老师上到了60年代文革那个时期，然后顺道给我们提到了1989年6月4日那天，人民起义上街游行，闹颜色革命，共产党用枪和坦克镇压。回家后问我爸，我爸也是诧异地问我怎么知道的，也草草地给我说了大概。到了八年级下学期也就是18年那会，我首次接触到了VPN，那会工信部还没严格查封私人VPN，我就上了Google和YouTube查了六四，知道了整个事件以及看了视频，以及共产党的一些负面的从来没在国内听过的所作所为。</text:p>
      <text:p text:style-name="P4">
=========</text:p>
      <text:p text:style-name="P4">
我是土生土长的大陆河南人，很高兴和您分享我是如何了解8964以及中共真面目的。</text:p>
      <text:p text:style-name="P4">
年少时，我听过这样两个故事。1:我们村有一个电工，他没有户口没有土地，原因就是89年在北京当兵做了逃兵。有一次他喝醉酒，在酒桌上吐苦水，说起自己当兵的时候的不容易，也说出来藏在心中多年的秘密。那就是他亲自参与了64屠杀，害怕事后被中共灭口，他们当时的连长并没有归队而是带着他们连夜逃回了老家。</text:p>
      <text:p text:style-name="P4">
2:(我一个亲戚）他们村有这样一位老者，穿着非常讲究，人也很高大英俊，不过他一辈子没有成亲。老者年少时家里也给他介绍了一门很不错的亲事，因为他是在北京当兵，那时候在老家还是很受欢迎的。有一天不知道什么原因跑回了老家，没有户口，没有土地。后来才知道他原来是周恩来的卫兵，一直在周恩来身边工作，在调走前夕，他从周恩来办公桌上拿走一支钢笔想留做纪念，后来被周恩来知道，就给他一句冰冷的话：限你24小时离开北京。为了性命他连夜逃回了老家。</text:p>
      <text:p text:style-name="P4">
可能很多人都听过类似的故事，或者或多或少都听说过64大屠杀以及中共的黑历史，可惜的是他们并不在意。我可能是个例外吧，除了对历史有着特别的热情，还有就是举一反三，闻一想知其十。就像第二个小故事一样，这打破了当时我对周总理可爱可敬形象的认知，以至于后来我才知道原来周也是一个杀人不眨眼的恶魔。</text:p>
      <text:p text:style-name="P4">
 1989年6月4日早晨，木樨地（六四档案图）  <text:a xlink:type="simple" xlink:href="https://www.rfa.org/mandarin/pinglun/duzheguangchang/dz-05302023170923.html/image-2.jpg" text:style-name="Internet_20_link" text:visited-style-name="Visited_20_Internet_20_Link">
</text:a>
</text:p>
      <text:p text:style-name="P4">
============</text:p>
      <text:p text:style-name="P4">
你设置防火墙 我定要探探究竟！</text:p>
      <text:p text:style-name="P4">
我是00年出生 胡锦涛的年代，奥运会的年代一切生机勃勃，春意盎然！万物蓬勃发展，我曾以为中国是世界上仅次于美国的最完美的国家。</text:p>
      <text:p text:style-name="P4">
说到8964就不得不提及翻墙 因为在我们的历史课本上出现了太多漏洞 很明显被阉割 被“消失”我是一个喜欢研究历史的人在我接触近代史的时候就开始好奇为什么49年后这么短？</text:p>
      <text:p text:style-name="P4">
我翻墙出去 是为了玩游戏 我需要注册一个ID 当时网页加载非常缓慢 我慢慢地意识到了有一种力量在故意的控制着互联网</text:p>
      <text:p text:style-name="P4">
后来通过游戏论坛了解到了，有一个“防火墙”电子长城，我迫不及待地翻越长城，只是好奇外面是什么样子？当时是同学用了某种手段（应该是VPN）把我带到了外面一发不可收拾 我有一台联想的笔记本电脑 断网就找同学</text:p>
      <text:p text:style-name="P4">
接触到了YouTube BBC 美国之音我开始了解人权 法制 宪法 刘晓波 零八宪章 到 8964</text:p>
      <text:p text:style-name="P4">
我知道刘晓波先生是因言获罪 也由衷的佩服他的勇气 了解了墙外的 那就看看墙内的吧！</text:p>
      <text:p text:style-name="P4">
当年的百度（大概14-19据我了解）是可以搜索且有相关百度百科（中国版的维基百科）的 叫1989年春夏之交的“政治风波” 不过几年间多有改动2020年的时候搜索 使用小米手机自带浏览器 结果当前页面根据法律法规不与显示（百度搜索六四事件）</text:p>
      <text:p text:style-name="P4">
我相信你会问我对这件事怎么看？</text:p>
      <text:p text:style-name="P4">
痛心疾首 事实上了解了事件事情之后我就开始被一个词条吸引 东欧剧变柏林墙等等</text:p>
      <text:p text:style-name="P4">
小平同志对学生们开抢了 绝口不提拒不承认 共产党就这样的态度？不对当年进行反思！毛病不改积恶成习！不得不说1989年的六月四号是中国乃至中国人在1949年之后离民主文明法治最近的一次！如果鄙人有幸 我会站在广场上！庆幸的是 乌鲁木齐中路 没有军队利用坦克子弹镇压</text:p>
      <text:p text:style-name="P4">
总结 因为防火墙为了注册游戏ID—翻墙—刘晓波—零八宪章—bbc—8964—展望民主法治的发展</text:p>
      <text:p text:style-name="P4">
我坚信不止白纸革命 中国也会有柏林墙倒塌的一天</text:p>
      <text:p text:style-name="P4">
为中共倒台而读书！为民主宪政而战斗到底！</text:p>
      <text:p text:style-name="P4">
============</text:p>
      <text:p text:style-name="P4">
我本人了解到六四事件一方面是因为每年六月初中国互联网大规模收紧的审查机制，另一方面因为中国民间普及率很高的翻墙手段，得以比较全面的了解到八九学潮。</text:p>
      <text:p text:style-name="P4">
作为八十年代民主化运动的一部分，六四事件是以空置的方式反复灌输到三十余年来的中国人的头脑中去的。官方承认这是一起丑闻，并采取网络审查的方式试图掩盖历史，但是，在见诸于官方资料的碎片化的六四事件中，政府本身承认这是一起“风波”，但认为暴力清场和事后迫害是维护国家安全的必要性手段。</text:p>
      <text:p text:style-name="P4">
两种处理方法并行的同时，中国官方和民间在对待六四事件的态度本身是矛盾的。必须承认我们在这方面缺乏严肃的政治——历史研究。这部分是由于言论管制，但更多的原因是我们下意识的把六四当做一个符号束之高阁。这种处理历史的态度把坦克人和戒严部队消解为历史性的符号，进而要么简单认为六四是“境外势力颠覆”的后果，国家采取暴力手段具有正当性（国家主义视角），要么承认六四事件是威权主义政治的恶果（自由主义视角）。简单的把六四视为“善”或者“恶”的道德划分无益于对历史的真正负责。</text:p>
      <text:p text:style-name="P4">
现在必须思考政治哲学意义上的诸多问题：民主、专制、或者政治制度本身。仅仅用控诉和戏谑的态度只会拒斥回溯性，从而拒斥历史自身的运动。科耶夫式的历史终结和后冷战时代依然有明显的冲突，自由民主作为普遍性价值观固然具有其不可避免的限度，但是，如果连十九世纪自由主义都难以理解，就遑论给出超越历史终结的崭新答案。六四事件已经成为中国现代史的标志性事件（可以和韩国的光州事件对等），但是归根结底，仅仅在象征性的层面上呼吁根本就无法走出威权主义模式。对于六四后的每一代人来说，我们真正缺乏的是政治启蒙和相应的训练，以及真正的参与政治。</text:p>
      <text:p text:style-name="P4">
 1989年6月4日清晨的北京街头。（六四档案图）</text:p>
      <text:p text:style-name="P4">
============</text:p>
      <text:p text:style-name="P4">
2020年刚疫情的时候，初中生，在家网课。喜欢摄影，经常在B站看视频，某次看到一个介绍相机的视频，讲到徕卡，博主插了一句“徕卡最近拍了个广告辱华”如何如何，弹幕都说得很隐晦，我很好奇，便去搜，百度却什么都搜不到，只有一篇帖子，但全是在打谜语。没多久一个朋友发来一个梯，终于有机会翻出去看了，由此开始了解这些事情。</text:p>
      <text:p text:style-name="P4">
后来再去看那个b站视频，发现中间插的那句话被删掉了。</text:p>
      <text:p text:style-name="P4">
最开始知道时，其实并不懂什么概念理论，只觉得真是坏啊。外面太多这样的视频，后来我学着自己去了解，开始读书，傅高义的那本邓的传记，使我学会多点方面考虑这种问题。曾经我对这样的一整套system抱有极大信心，认为那件事并不太错。但是去年确实发生了很多事，大家都有点烦了。我时常看着公共空间展示给人们的过去的记忆，与我自己的感受总有差别，这差别像因为记忆是被篡改而导致的。于是我钻进私人空间，自己过去的照片，其他人的书，刘瑜，梁文道，陈丹青，公共知识分子们写自己的记忆与感受，反而能引起我的共鸣。我也开始读福山，穆勒，我想切实知道so-called 西方到底怎么想。</text:p>
      <text:p text:style-name="P4">
那件事的发生迟早要来，他们有够坚决，但是带来的究竟是稳定吗。如福山所言，强大的国家能力可以使他们完成巨大的工程如三峡，但是真的有很多人因此受益吗，则不好评价。</text:p>
      <text:p text:style-name="P4">
我仍认为，现在的对抗是意识上的对抗，我们总借着“包容多样”的道理来坚持自己现在的做法，排斥西边的一些价值，好像他们不适合我们。但是终于还是发现，人性深处的追求都是一样的，谁不想要平等与liberty呢？</text:p>
      <text:p text:style-name="P4">
===========</text:p>
      <text:p text:style-name="P4">
怎么说呢，如果没有《皇后大道东》这首歌突然在19年的夏天被消失，我可能不知道当时香港究竟发生了什么事，也根本不知道1989年居然发生过这么大的一件事。</text:p>
      <text:p text:style-name="P4">
好吧，看上去逻辑有点说不清，但就是这样，当初在看外媒报道有关香港反修例风波的时候，有时会提一嘴六四，而这一切无论是书本还是身边的人都可以说是从来没有提及过，所以凭借着自己那旺盛的好奇心，就开始了解有关六四的有些事情。</text:p>
      <text:p text:style-name="P4">
现在呢……感觉大家多多少少都知道有这件事的存在：我爷爷就提到当时天安门可是血流成河（虽然我因为比较信纪录片《天安门》的说法，而对这样过于夸张的表现有所怀疑）；我爸还有他平时在一起喝茶聊天的朋友倒坚定认为这一切就是境外势力搞的鬼；我同学则认为这是一场爱国运动（？），但是当局却没有把这件事处理好。</text:p>
      <text:p text:style-name="P4">
至于我，随着后来一系列事件的发生（如新冠防控、AO3被屏蔽、徐州“八孩母亲”、夏日祭被抵制、白纸运动……）怎么说呢，我也不知道要如何看待我的祖国了。一方面自己享受着中国高速发展所带来的成就，还为此感到自豪，另一方面看到中国当局对不同声音的打压甚至是迫害——哪怕只是一些非常温和的话，甚至只是一个人的艺术创作……明明当初习近平上台前没有那么多的事（虽然其他时期也有不好的事发生，但是我大多没有印象），当时明明也很开放，人们也对未来充满了希望，舆论氛围也没有像现在那样硝烟四起，但是现在……只能说，说多了都是泪。</text:p>
      <text:p text:style-name="P4">
现在……日子还是照常的过，还是和平常一样上学、吃饭、睡觉。我不看抖音，但是会在哔哩哔哩看自己感兴趣的东西。不过，得益于当时为了了解六四而做出的努力——毕竟当时我还懵懵懂懂，不知道墙外许多东西，甚至连翻墙工具都得重复尝试了几次，最后在一个稳定的工具下，我已经养成了使用YouTube、推特、脸书等国内无法使用的软件的习惯，有赖于此，还认识许多人，接触到了许多新的知识和观点，也开始学会去珍惜当下所拥有的一切。</text:p>
      <text:p text:style-name="P4">
毕竟我不想过快忘记这我所经历的一切。</text:p>
      <text:p text:style-name="P4">
1989年6月4日，戒严部队在北京街头搜捕“暴徒”（六四档案图）  <text:a xlink:type="simple" xlink:href="https://www.rfa.org/mandarin/pinglun/duzheguangchang/dz-05302023170923.html/image-4.jpg" text:style-name="Internet_20_link" text:visited-style-name="Visited_20_Internet_20_Link">
</text:a>
</text:p>
      <text:p text:style-name="P4">
===========</text:p>
      <text:p text:style-name="P4">
对于我个人而言，从对六四有所耳闻到了解再到熟知再到亲身体会是一个较为漫长的过程。大概分为叁个阶段。</text:p>
      <text:p text:style-name="P4">
2013年，我十岁时，随母亲到台湾游玩，因为是跟团旅游，所以一群大陆游客结伴而行，所到景点门外有许多法轮功学员亦或是其他人员在街边摆放展板和横幅向大陆游客宣传。当时我是小学生，只记得有一次我等候母亲去卫生间的功夫，一个老婆婆走来告诉我，“你要退出少先队，退队保平安，退队保平安。”又指了指她手上的展板，上面有很多非常血腥的图片（长大之后才知道是六四的一些照片，的确是非常血腥才令我今日都记忆犹新），又告诉我不退队是非常可怕的。母亲从卫生间出来后立马赶走了老婆婆，把我拉走，一行人都在议论纷纷，大概的意思是他们在故意诋毁大陆，让各位不要理会这些法轮功（在中国是邪教的代名词）。之后每年都会出国旅游，对这种事情司空见惯。</text:p>
      <text:p text:style-name="P4">
慢慢的，去国外旅游次数多了，才意识到有一道防火墙将我们和世界隔离开来。初叁的时候，不知道哪个同学发现，学校中的公用电脑用必应浏览器可以上维基百科，出于好奇，就在维基百科上搜索各种词条，恰逢学习歷史，进行一些资料搜索的时候发现了很多和课本上截然不同的信息，这时开始意识到我们的歷史是有端倪的。随着出国旅游的次数增多，逐渐摸索出来VPN是什麽东西。上高中后我就在自己的手机上安装了VPN，开始了翻墙生涯。</text:p>
      <text:p text:style-name="P4">
2018年上高中开始，我逐渐沉迷歷史政治学科的学习，又非常爱好学习中国近代曆史，从起初的维基百科浏览，逐渐到之后下载了Twitter，关注了各类政治栏目，收听到国外的讯息，又阅读了许多港台书籍，才知道我们之间已经隔了一层可悲的厚障壁了。六四这段在中国被尘封的歷史终于被我揭开。</text:p>
      <text:p text:style-name="P4">
此后在和家人的聊天中才得知，我的父亲就是当时的亲曆者，89年时他正在北京上大学，4日深夜他就在广场，相当长的时间裡他都在广场附近负责指挥交通。在学校裡，许多相同年龄段的同学都会对这段隐秘的歷史产生浓厚的好奇心，大概不是因为六四有多麽惨烈，而是官方对于这件事的敏感程度引起了他们的好奇。似乎我们的父辈，或多或少都有亲身参与或间接参与过六四（大多为六十年代末至七十年代初出生后在北京长大）。在听到亲歷者讲述之后，这件事才变得更加有血有肉。爷爷奶奶讲述当年清场之后焦急的在各个医院打听我父亲消息时的紧张急促。我父亲讲述人群面对军人的包围时，场面的悲壮，这些场面，对我内心产生了深深地印记。</text:p>
      <text:p text:style-name="P4">
不久之后，疫情来临，社会上各种事件频发，彼时我通过Twitter可以了解到各类中国时事，出于对六四的愤慨和当今社会的一系列惨剧的悲哀，我内心悲愤交加，煎熬无比。十分痛恨当局对于当时年轻人的一系列做法。疫情伊始时的社会黑暗彷佛将两件事结合一起。</text:p>
      <text:p text:style-name="P4">
2020年4月4日，恰逢国家公祭日，为悼念因防疫而牺牲的人们，天安门广场降了半旗。我和两个同学相约一起到了现场，我们带着蜡烛和李文亮的遗像就进入了广场（不知为何通过了严格的安检），也是这次的经歷，让我对学生们的经歷有了某种程度的亲身体会，也是永生难忘的。</text:p>
      <text:p text:style-name="P4">
Source: <text:a xlink:type="simple" xlink:href="https://www.rfa.org/mandarin/pinglun/duzheguangchang/dz-05302023170923.html" text:style-name="Internet_20_link" text:visited-style-name="Visited_20_Internet_20_Link">
https://www.rfa.org/mandarin/pinglun/duzheguangchang/dz-05302023170923.html</text:a>
</text:p>
      <!--NEWS-->
      <text:h text:style-name="P10" text:outline-level="1">
<text:span text:style-name="T4">
专栏 | 民主沙龙：中国人讲中国事 （2023-05-23）</text:span>
</text:h>
      <text:p text:style-name="P4">
Author: None</text:p>
      <text:p text:style-name="P4">
Publisher: Radio Free Asia (Organization)</text:p>
      <text:p text:style-name="P4">
Published Time: 2023-05-30T18:12:00-04:00</text:p>
      <text:p text:style-name="P4">
Modified Time: 2023-05-30T21:37:49-04:00</text:p>
      <text:p text:style-name="P4">
Description: None</text:p>
      <text:p text:style-name="P4">
Videos: []</text:p>
      <text:p text:style-name="P4">
Audios: ["<text:a xlink:type="simple" xlink:href="https://www.rfa.org/mandarin/zhuanlan/minzhushalong/salon-052320230929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4.612011in" draw:z-index="0">
<draw:image xlink:href="../Images/rfamandarin/2023-05-30T18-12-00-04-00/000000.png" xlink:type="simple" xlink:show="embed" xlink:actuate="onLoad" draw:mime-type="image/png"/>
</draw:frame>
首届中国—中亚峰会自2023年5月19日起在陕西省西安市举行 路透社  <text:a xlink:type="simple" xlink:href="https://www.rfa.org/mandarin/zhuanlan/minzhushalong/salon-05232023092956.html/@@stream" text:style-name="Internet_20_link" text:visited-style-name="Visited_20_Internet_20_Link">
Audio-1-Link：https://www.rfa.org/mandarin/zhuanlan/minzhushalong/salon-05232023092956.html/@@stream</text:a>
</text:p>
      <text:p text:style-name="P4">
<text:span text:style-name="T4">
<text:span text:style-name="T5">
自由亚洲电台在美国首都华盛顿面向中国大陆听友开通的</text:span>
 </text:span>
 <text:span text:style-name="T4">
<text:span text:style-name="T5">
“</text:span>
 </text:span>
 <text:span text:style-name="T4">
<text:span text:style-name="T5">
民主沙龙热线</text:span>
 </text:span>
 <text:span text:style-name="T4">
<text:span text:style-name="T5">
”</text:span>
 </text:span>
 <text:span text:style-name="T4">
<text:span text:style-name="T5">
。</text:span>
 </text:span>
</text:p>
      <text:p text:style-name="P4">
<text:span text:style-name="T4">
__ </text:span>
</text:p>
      <text:p text:style-name="P4">
<text:span text:style-name="T4">
<text:span text:style-name="T5">
热线时间：</text:span>
 </text:span>
 <text:span text:style-name="T4">
<text:span text:style-name="T5">
北京时间每个星期一晚上</text:span>
 </text:span>
 <text:span text:style-name="T4">
<text:span text:style-name="T5">
10</text:span>
 </text:span>
 <text:span text:style-name="T4">
<text:span text:style-name="T5">
点</text:span>
 </text:span>
 <text:span text:style-name="T4">
<text:span text:style-name="T5">
----11</text:span>
 </text:span>
 <text:span text:style-name="T4">
<text:span text:style-name="T5">
点</text:span>
 </text:span>
<text:span text:style-name="T4">
<text:span text:style-name="T5">
30</text:span>
 </text:span>
 <text:span text:style-name="T4">
<text:span text:style-name="T5">
分</text:span>
 </text:span>
</text:p>
      <text:p text:style-name="P4">
<text:span text:style-name="T4">
<text:span text:style-name="T5">
热线国际免费号码：</text:span>
 </text:span>
 <text:span text:style-name="T4">
__ </text:span>
 <text:span text:style-name="T4">
<text:span text:style-name="T5">
400-842-7775</text:span>
 </text:span>
 <text:span text:style-name="T4">
<text:span text:style-name="T5">
，</text:span>
 </text:span>
 <text:span text:style-name="T4">
<text:span text:style-name="T5">
400-842-7776</text:span>
 </text:span>
</text:p>
      <text:p text:style-name="P4">
<text:span text:style-name="T4">
<text:span text:style-name="T5">
热线</text:span>
 </text:span>
 <text:span text:style-name="T4">
<text:span text:style-name="T5">
skype</text:span>
 </text:span>
 <text:span text:style-name="T4">
<text:span text:style-name="T5">
帐号：</text:span>
 </text:span>
 <text:span text:style-name="T4">
<text:span text:style-name="T5">
Linyueyang01</text:span>
 </text:span>
</text:p>
      <text:p text:style-name="P4">
<text:span text:style-name="T4">
__ </text:span>
</text:p>
      <text:p text:style-name="P4">
<text:span text:style-name="T4">
<text:span text:style-name="T5">
期待与您</text:span>
 </text:span>
 <text:span text:style-name="T4">
__ </text:span>
 <text:span text:style-name="T4">
<text:span text:style-name="T5">
“民主沙龙热线”空中相聚</text:span>
 </text:span>
 <text:span text:style-name="T4">
<text:span text:style-name="T5">
---</text:span>
 </text:span>
 <text:span text:style-name="T4">
<text:span text:style-name="T5">
林悦杨</text:span>
 </text:span>
</text:p>
      <text:p text:style-name="P4">
中国听友： G7 峰会 和中亚峰会 相比，G7峰会没有什么排场，就是聚在一起讨论问题。可是中国做东的中亚峰会，非常奢侈。这都是浪费民脂民膏啊!中国目前经济不景气，老百姓生活很苦，可是领导人却如此铺张浪费。</text:p>
      <text:p text:style-name="P4">
江苏听友： 关注“拆墙运动”，希望”拆墙运动“能够解决大陆老百姓收听海外中文媒体困难这方面的问题。用自己的智能音箱上的网络电话号码，拨打自由亚洲电台的民主沙龙热线，只打通了一次，后来号码就不行了。现在中国又有疫情问题了。又打核酸了。不过现在老百姓是为了清楚到底是否患了新冠而打核酸。</text:p>
      <text:p text:style-name="P4">
中国听友：“脱口秀” 演员遭举报 “辱军”，被重罚，民间广泛议论，认为没有必要如此风声鹤唳。以后更没有搞笑的段子了。中国民间对 “农管”非常反感。一刀切的做法遭到强烈反弹。老百姓对中国北方的争议土地依然关注，议论说如果失地收回，老百姓看病难的问题会得到缓解。</text:p>
      <text:p text:style-name="P4">
索要翻墙软件， <text:a xlink:type="simple" xlink:href="" text:style-name="Internet_20_link" text:visited-style-name="Visited_20_Internet_20_Link">
 请发电邮给 ：fankui@rfa.org </text:a>
</text:p>
      <text:p text:style-name="P4">
请关注主持人林悦杨的社媒，与我们互动：</text:p>
      <text:p text:style-name="P4">
<text:span text:style-name="T4">
<text:span text:style-name="T5">
推特帐号：</text:span>
 </text:span>
 <text:span text:style-name="T4">
<text:span text:style-name="T5">
linyueyang</text:span>
 </text:span>
</text:p>
      <text:p text:style-name="P4">
<text:span text:style-name="T4">
<text:span text:style-name="T5">
Skype</text:span>
 </text:span>
 <text:span text:style-name="T4">
<text:span text:style-name="T5">
帐号：</text:span>
 </text:span>
 <text:span text:style-name="T4">
<text:span text:style-name="T5">
Linyueyang01</text:span>
 </text:span>
</text:p>
      <text:p text:style-name="P4">
<text:span text:style-name="T4">
<text:span text:style-name="T5">
微信帐号：linyueyang</text:span>
 </text:span>
</text:p>
      <text:p text:style-name="P4">
Source: <text:a xlink:type="simple" xlink:href="https://www.rfa.org/mandarin/zhuanlan/minzhushalong/salon-05232023092956.html" text:style-name="Internet_20_link" text:visited-style-name="Visited_20_Internet_20_Link">
https://www.rfa.org/mandarin/zhuanlan/minzhushalong/salon-05232023092956.html</text:a>
</text:p>
      <!--NEWS-->
      <text:h text:style-name="P10" text:outline-level="1">
<text:span text:style-name="T4">
马国反贪会：多人在澳门见过刘特佐</text:span>
</text:h>
      <text:p text:style-name="P4">
Author: 联合早报 (Person)</text:p>
      <text:p text:style-name="P4">
Publisher: 联合早报 (Organization)</text:p>
      <text:p text:style-name="P4">
Published Time: 2023-05-30T18:35</text:p>
      <text:p text:style-name="P4">
Modified Time: 2023-05-31T15:44</text:p>
      <text:p text:style-name="P4">
Description: 马来西亚反贪污委员会认为，涉及一个马来西亚发展有限公司（一马公司，1MDB）弊案的通缉犯刘特佐目前藏身澳门。反贪污委员会（反贪会）以书面回复半岛电视台询问时指出：“已经有多名人士确...</text:p>
      <text:p text:style-name="P4">
Videos: []</text:p>
      <text:p text:style-name="P4">
Audios: []</text:p>
      <text:p text:style-name="P4">
Images: []</text:p>
      <text:p text:style-name="P4">
Type: NewsArticle</text:p>
      <text:p text:style-name="P4">
Breadcrumbs: ['即时', '国际']</text:p>
      <text:p text:style-name="P4">
Keywords: ['刘特佐', '一马公司', '澳门']</text:p>
      <!--METADATA-->
      <text:p text:style-name="P4">
马来西亚反贪污委员会认为，涉及一个马来西亚发展有限公司（一马公司，1MDB）弊案的通缉犯刘特佐目前藏身澳门。</text:p>
      <text:p text:style-name="P4">
反贪污委员会（反贪会）以书面回复半岛电视台询问时指出：“已经有多名人士确认在澳门见过刘特佐。”其中包括本月初入境马国时被捕的前一马公司职员纪国添。</text:p>
      <text:p text:style-name="P4">
据报道，反贪会指纪国添证实在澳门见过刘特佐，以及刘特佐的亲信陈金龙与唐敬志、一马公司前执行董事倪崇兴，以及一马公司前总投资长聂法依沙等多名一马公司案逃犯。刘特佐也指示纪国添不要返回马国担任一马公司案的证人。</text:p>
      <text:p text:style-name="P4">
纪国添5月3日从澳门飞抵吉隆坡国际机场后，就遭反贪会官员逮捕。马国警方消息人士指纪国添因在澳门逾期逗留而遭遣返。反贪会向纪国添录取口供后已经释放他，当局暂时也不会提控他。</text:p>
      <text:p text:style-name="P4">
反贪会指出，澳门方面遣返纪国添之前，并未通知马国政府。但反贪会通过情报网络知道此人将从澳门返回马国。一名反贪会官员透露：“当局将专注调查纪国添在新加坡的资产，目前调查报告已完成并提交总检察署，由总检察署决定是否采取行动。”</text:p>
      <text:p text:style-name="P4">
Source: <text:a xlink:type="simple" xlink:href="https://www.zaobao.com.sg/realtime/world/story20230530-1399714" text:style-name="Internet_20_link" text:visited-style-name="Visited_20_Internet_20_Link">
https://www.zaobao.com.sg/realtime/world/story20230530-1399714</text:a>
</text:p>
      <!--NEWS-->
      <text:h text:style-name="P10" text:outline-level="1">
<text:span text:style-name="T4">
专栏 | 纵横大历史：第五十一讲 林彪的"政变经"</text:span>
</text:h>
      <text:p text:style-name="P4">
Author: None</text:p>
      <text:p text:style-name="P4">
Publisher: Radio Free Asia (Organization)</text:p>
      <text:p text:style-name="P4">
Published Time: 2023-05-30T19:21:00-04:00</text:p>
      <text:p text:style-name="P4">
Modified Time: 2023-05-31T15:18:36-04:00</text:p>
      <text:p text:style-name="P4">
Description: None</text:p>
      <text:p text:style-name="P4">
Videos: []</text:p>
      <text:p text:style-name="P4">
Audios: ["<text:a xlink:type="simple" xlink:href="https://www.rfa.org/mandarin/zhuanlan/zonghengdalishi/wenge/hist-053020231908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5.862726in" draw:z-index="0">
<draw:image xlink:href="../Images/rfamandarin/2023-05-30T19-21-00-04-00/000000.png" xlink:type="simple" xlink:show="embed" xlink:actuate="onLoad" draw:mime-type="image/png"/>
</draw:frame>
 1967年文革时期中国发行纪念邮票上的林彪截图 <text:a xlink:type="simple" xlink:href="https://www.rfa.org/mandarin/zhuanlan/zonghengdalishi/wenge/hist-05302023190852.html/@@images/image" text:style-name="Internet_20_link" text:visited-style-name="Visited_20_Internet_20_Link">
</text:a>
AP Photo/Vincent Yu, File  <text:a xlink:type="simple" xlink:href="https://www.rfa.org/mandarin/zhuanlan/zonghengdalishi/wenge/hist-05302023190852.html/@@stream" text:style-name="Internet_20_link" text:visited-style-name="Visited_20_Internet_20_Link">
Audio-1-Link：https://www.rfa.org/mandarin/zhuanlan/zonghengdalishi/wenge/hist-05302023190852.html/@@stream</text:a>
</text:p>
      <text:p text:style-name="P4">
<text:span text:style-name="T4">
一、林彪作出关于"政变"的讲话</text:span>
</text:p>
      <text:p text:style-name="P4">
大家好，欢迎大家收听《纵横大历史》，我是主持人孙诚。今天，我们将继续进行文革历史系列节目。</text:p>
      <text:p text:style-name="P4">
在上一讲中，我们讲完了文革的发动标志《五一六通知》的前因后果。我们谈到，在1966年5月4日到26日之间举行的中共中央政治局扩大会议上，《五一六通知》是由与会的76名中共高层人士一同通过的。也就是说，他们和毛泽东其实都一样，都对这场政治风暴的发动有不可推卸的罪责。不过，值得注意的是，在这个时候，发动文革的头号责任人毛泽东却不在北京，而是在南方观察着事态的发展。在当时的北京，直接代表毛泽东意志的是基本由铁杆毛派组成的“中央文件起草小组”成员。</text:p>
      <text:p text:style-name="P4">
特别值得注意的是，在《五一六通知》通过后的两天，也就是1966年5月18日上午，毛泽东政治盟友林彪在会上作出了一个充满杀气的讲话，把局势推到了更紧张的程度。这个讲话的主题，是关于政变。</text:p>
      <text:p text:style-name="P4">
细读这篇讲话，会发现它的内容可以说非常地冗杂。在讲话里，林彪举了一大堆政变的例子，首先谈了“世界上政变的事”，然后又从周朝谈起，表示“历代开国后，十年、二十年、三十年、五十年，很短时间就发生政变，丢掉政权的例子很多”，把从周朝到民国的各种政变罗列了一番。在相当啰嗦地讲了一大堆政变的例子之后，林彪这么说道：</text:p>
      <text:p text:style-name="P4">
“任何本质的东西，都由现象表现出来。最近有很多鬼事，鬼现象，要引起注意。可能发生反革命政变，要杀人，要篡夺政权，要搞资产阶级复辟，要把社会主义这一套搞掉。有很多现象，很多材料，我在这里不去详细说了。你们经过反罗瑞卿、反彭真、反陆定一和他老婆、反杨尚昆，可以嗅到一点味道，火药的味道。资产阶级的代表人物，混到我们党内，混到党的领导机关，成为当权派，掌握了国家机器，掌握了政权，掌握了军权，掌握了思想战线的司令部。他们联合起来搞颠覆，闹大乱子。”</text:p>
      <text:p text:style-name="P4">
林彪的这段话，可以说是对《五一六通知》的一种相当激烈的解读。在上一讲当中，我们曾经讲过，《五一六通知》表示，要对所谓“混进”中共党政军系统和文化界的“资产阶级代表人物”和“反革命的修正主义分子”进行清洗，并提到如果让这些人“去做领导文化革命的工作”的话，会“是异常危险的”。林彪的这段话，可以说谈到了这种“异常危险”到底有多严重、到底是怎么个“异常危险”法。在讲话里，林彪还说了更加耸人听闻的内容：</text:p>
      <text:p text:style-name="P4">
“现在毛主席健在，我们是大树底下好乘凉。毛主席已经七十多岁了，身体很健康，可以活到一百多岁。</text:p>
      <text:p text:style-name="P4">
“正因为形势好，我们不能麻痹，要采取措施，防止发生事变。有人可能搞鬼，他们现在已经在搞鬼。野心家，大有人在。他们是资产阶级的代表，想推翻我们无产阶级政权，不能让他们得逞。有一批王八蛋，他们想冒险，他们待机而动。他们想杀我们，我们就要镇压他们！他们是假革命，他们是假马克思主义，他们是假毛泽东思想，他们是背叛分子，毛主席还健在，他们就背叛，他们阳奉阴违，他们是野心家，他们搞鬼，他们现在就想杀人，用种种手法杀人。陆定一就是一个，陆定一的老婆就是一个，他说他不知道他老婆的事！怎么能不知道？罗瑞卿就是一个。彭真手段比他们更隐蔽更狡猾，使人家不容易看出来。”</text:p>
      <text:p text:style-name="P4">
在这里，林彪首先给毛泽东戴上了一顶高高的帽子，表示毛泽东还能活到一百多岁——这当然不是事实，因为仅仅在十年后，毛泽东就以八十三岁的年龄死了。接下来，林彪大谈了一番所谓“资产阶级的代表”想干什么，说这些人不但是“假革命”、“假马克思主义”、“假毛泽东思想”、“背叛分子”，而且说他们“现在就想杀人”，而且还是“用种种方法杀人”，并表示这些人包括了陆定一、严慰冰夫妇、罗瑞卿和彭真。值得注意的是，林彪首先提到了陆定一和严慰冰，足见此前饱受陆定一之妻严慰冰匿名信骚扰的林彪，对陆定一夫妇有着何等刻骨的深仇大恨。</text:p>
      <text:p text:style-name="P4">
除此之外，还有十分黑色幽默的一点是，仅仅在五年多以后，林彪就坐飞机逃走，死在了蒙古国的温都尔汗。而在他死后，中共官方表示他试图用政变手段刺杀毛泽东，直到现在也没有得到“翻案”。在讲出上述那一大段话的时候，林彪大概怎么也想不到他自己之后会迎来这样的一个结局吧。</text:p>
      <text:p text:style-name="P4">
 文革时期中国法学的一套毛泽东与林彪纪念邮票 (APPhoto/Vincent Yu)  <text:a xlink:type="simple" xlink:href="https://www.rfa.org/mandarin/zhuanlan/zonghengdalishi/wenge/hist-05302023190852.html/ap10012701737.jpg" text:style-name="Internet_20_link" text:visited-style-name="Visited_20_Internet_20_Link">
 </text:a>
</text:p>
      <text:p text:style-name="P4">
<text:span text:style-name="T4">
二、马屁的新高峰：林彪“政变经”的疯狂“造梗”</text:span>
</text:p>
      <text:p text:style-name="P4">
在讲话当中，林彪也谈到，对那些所谓准备搞“政变”的人，需要进行强力的镇压。他说道：“上层建筑的各个领域，意识形态、宗教、艺术、法律、政权，最中心的是政权。政权是什么？孙中山说是管理‘众人之事’。但他不理解，政权是一个阶级压迫另一个阶级的工具。反革命是这样，革命也是这样。我想用自己的习惯语言，政权就是镇压之权。当然，政权的职能不仅是镇压。社会上的反动派，混进党内的剥削阶级的代表人物，都要镇压。有的杀头，有的关起来，有的管制劳动，有的开除党籍，有的撤职。不然，我们就要丧失政权，就是糊涂人。”</text:p>
      <text:p text:style-name="P4">
根据马列主义的理论，国家实际上是所谓“剥削被压迫阶级的工具”。在这里，林彪对这个理论进行了进一步的推演，表示“政权是一个阶级压迫另一个阶级的工具”，并且把这种观点简化成“政权就是镇压之权”这样一个理论。在这样的预设下，就要在社会上和中共党内进行政治清洗，被镇压的对象将会面临被“杀头”、被“关起来”、被“管制劳动”、被“开除党籍”、被“撤职”等等命运。而这些被镇压的对象，也就是被林彪称为“社会上的反动派”以及“混进党内的剥削阶级的代表人物”的人们，如果没有被镇压，根据林彪的说法，中共“就要丧失政权，就是糊涂人”。</text:p>
      <text:p text:style-name="P4">
在讲话里，林彪也对毛泽东进行了极尽夸张之能事的吹捧，把拍马屁的功夫展示到了一个新的高峰。他说道：“毛主席活到哪一天，九十岁、一百多岁，都是我们党的最高领袖，他的话都是我们行动的准则。谁反对他，全党共诛之，全国共讨之。在他身后，如果有谁做赫鲁晓夫那样的秘密报告，一定是野心家，一定是大坏蛋，全党共诛之，全国共讨之。”</text:p>
      <text:p text:style-name="P4">
事实上，这段话是相当有名的，林彪提出谁反对毛泽东，就要“全党共诛之，全国共讨之”的说法，后来成了一个著名的“梗”，在整个文革期间乃至文革之后都广泛流传。尽管在文革之后，许多人已经不了解这种说法的上下文了，但仍然能够对“全党共诛之，全国共讨之”这十个字脱口而出，可见这段话传播得多么广泛。  接下来，林彪又“更上一层楼”地吹捧说：“毛泽东思想永远是普遍真理，永远是我们的行动指南，是中国人民和革命世界人民的共同财富，是永放光辉的。解放军把毛主席著作作为全军干部战士的课本，不是我高明，而是必须这样做。用毛泽东思想统一全军、全党，什么问题都可以解决。毛主席的话，句句是真理，一句超过我们一万句。对毛主席的著作，我领会得很不够，今后还要好好学。”</text:p>
      <text:p text:style-name="P4">
这段话当然也是相当有名的，其中所谓：“毛主席的话，句句是真理，一句超过我们一万句”，也是非常著名的“林彪语录”之一，流传得极其广泛。对于这样肉麻的吹捧，我们已经不需要再做更多的分析了。只要直接展示出来，大家就能感受到那种荒谬而疯狂的气氛。</text:p>
      <text:p text:style-name="P4">
林彪在1966年5月18日的这段讲话，可以说在文革历史上是极其有名的，有着非常“强大”的“造梗能力”，创造了不少所谓“脍炙人口”的“经典语录”。在林彪倒台之后，人们把林彪的这段讲话形象地称呼成“政变经”，显示了这段话那种洗脑和“魔性”的程度。</text:p>
      <text:p text:style-name="P4">
<text:span text:style-name="T4">
三、中共中央的批示复读了林彪所造的“梗”</text:span>
</text:p>
      <text:p text:style-name="P4">
那么，对这样一段极度洗脑和“魔性”的讲话，当时的中共中央作出了怎样的批示呢？</text:p>
      <text:p text:style-name="P4">
这段下发到了县、团一级的批示是这样说的：</text:p>
      <text:p text:style-name="P4">
“林彪同志1966年5 月18日在中央政治局扩大会议上的讲话，是一个极为重要的马克思列宁主义的文件。林彪同志根据毛泽东同志关于社会主义时期阶级和阶级斗争的理论，根据党内两条路线斗争的严重现实，根据国际无产阶级专政的历史教训，特别是苏联赫鲁晓夫修正主义集团篡党、篡政、篡军的教训，对如何巩固无产阶级专政、防止反革命政变、反革命颠覆的问题，做了系统的、精确的阐述。”</text:p>
      <text:p text:style-name="P4">
不但如此，批示还像复读机一样地重复了林彪的“名言”，说道：</text:p>
      <text:p text:style-name="P4">
“林彪同志尖锐地提出了无产阶级取得政权以后，还可能丧失政权的问题。他指出，无论怎样千头万绪的事，永远不要忘记政权。忘记了政权，就是忘记了马克思主义的根本观点。那就是糊涂人，脑袋掉了，还不知怎么掉的。</text:p>
      <text:p text:style-name="P4">
“林彪同志把毛泽东思想红旗举得最高。在这篇讲话中，他对毛泽东思想做了全面的、正确的、科学的评价。他指出，全党和全国人民，都要以毛主席为中心来团结，以毛泽东思想为中心来团结。他号召在全国人民中开展活学活用毛泽东同志著作的群众运动。他指出，这是保证我国防止修正主义，避免资本主义复辟，加强和巩固无产阶级专政的最根本的关键问题。</text:p>
      <text:p text:style-name="P4">
“林彪同志说，毛主席是我们党的最高领袖，毛泽东思想是永远的普遍真理。谁反对毛主席，反对毛泽东思想，全党共诛之，全国共讨之。  “林彪同志这个讲话，是活学活用毛泽东思想的典范，是指导无产阶级文化大革命的一个重要文件。全党全军都应当认真学习，认真讨论，认真领会，把它运用到文化大革命和一切行动中去。”</text:p>
      <text:p text:style-name="P4">
从上面这些内容可以看出来，在中共中央的批示中，林彪的所谓“名言”，也就是“全党共诛之，全国共讨之”得到了引用。而且，这个批示把林彪的讲话摆到了一个极高的位置，而且把林彪评价成了所谓“把毛泽东思想红旗举得最高”的人。从这些情况可以看出来，林彪的那些疯狂的观点，绝不仅仅是他个人的观点，而是整个中共中央的观点。林彪能说出那样的话，绝不仅仅是只有他一个人有问题。</text:p>
      <text:p text:style-name="P4">
这样，象征文革爆发的《五一六通知》和林彪的“政变经”都已经推出，文革事实上已经开展了起来。1966年5月23日，在那场发动了文革的中共中央政治局扩大会议的尾声阶段，彭真、罗瑞卿、陆定一和杨尚昆都被停止和撤销了职务，拿这四个人为发动文革进行“祭旗”的工作已经完成。随后，社会上就开始掀起了第一波反应。1966年5月29日是个星期天。这天晚上，一批北京清华大学附属中学的高年级学生来到了圆明园遗迹，秘密地商讨着一件在他们看来至关重要的“大事”。而就是这样一群中学生的秘密集会，影响了此后历史的进程。他们会成立一种组织，而这种组织将在此后的几个月内出现在中共政权统治的各个角落。伴随着这种组织的出现，大规模的暴力、杀人、抢劫、破坏行为如同海啸一样地出现了，文革中的第一波大屠杀开始了。</text:p>
      <text:p text:style-name="P4">
这种组织的名字，实际上直到今天还被人们反复地提起，那就是——红卫兵。</text:p>
      <text:p text:style-name="P4">
感谢大家，这周就到这里。我们下周再见。</text:p>
      <text:p text:style-name="P4">
撰稿、主持、制作：孙诚</text:p>
      <text:p text:style-name="P4">
Source: <text:a xlink:type="simple" xlink:href="https://www.rfa.org/mandarin/zhuanlan/zonghengdalishi/wenge/hist-05302023190852.html" text:style-name="Internet_20_link" text:visited-style-name="Visited_20_Internet_20_Link">
https://www.rfa.org/mandarin/zhuanlan/zonghengdalishi/wenge/hist-05302023190852.html</text:a>
</text:p>
      <!--NEWS-->
      <text:h text:style-name="P10" text:outline-level="1">
<text:span text:style-name="T4">
秦刚会见马斯克 呼吁建设“稳定的”中美关系 (Free Version)</text:span>
</text:h>
      <text:p text:style-name="P4">
Authors: ['白艾德', '李瑞洋']</text:p>
      <text:p text:style-name="P4">
Publisher: 英国《金融时报》</text:p>
      <text:p text:style-name="P4">
Time: 2023-05-30T22:54:46+00:00</text:p>
      <text:p text:style-name="P4">
Published Time: 2023-05-30T12:00:99+08:00</text:p>
      <text:p text:style-name="P4">
Modified Time: 2023-05-30T18:57:99+08:00</text:p>
      <text:p text:style-name="P4">
Description: 中国外交部在声明中援引马斯克的话称，美中利益交融，彼此密不可分，特斯拉反对“脱钩断链”。</text:p>
      <text:p text:style-name="P4">
Images: ["<text:a xlink:type="simple" xlink:href="https://thumbor.ftacademy.cn/unsafe/picture/0/000182890_piclink.jpg" text:style-name="Internet_20_link" text:visited-style-name="Visited_20_Internet_20_Link">
000182890_pic...</text:a>
"]</text:p>
      <text:p text:style-name="P4">
Themes: ['中国经济']</text:p>
      <text:p text:style-name="P4">
Keywords: ['中美关系', '马斯克', '中国政治与政策', '新兴市场', '中国经济', '特斯拉', '大众', '摩根大通', 'Twitter', '巴菲特', '中国共产党', '中国政府', '杰米·戴蒙', '伯克希尔·哈撒韦', '美国政府']</text:p>
      <text:p text:style-name="P4">
Type: Article</text:p>
      <!--METADATA-->
      <text:p text:style-name="P4">
<draw:frame draw:style-name="fr1" draw:name="Image38" text:anchor-type="as-char" svg:width="6.9236in" svg:height="4.617987in" draw:z-index="0">
<draw:image xlink:href="../Images/FT Chinese Free Version/2023-05-30T22-54-46-00-00/000182890_piclink.jpg" xlink:type="simple" xlink:show="embed" xlink:actuate="onLoad" draw:mime-type="image/jpeg"/>
</draw:frame>
</text:p>
      <text:p text:style-name="P4">
中国外长在与埃隆•马斯克(ElonMusk)会晤期间呼吁建立“稳定、建设性的中美关系”，这突显了北京方面与特斯拉(Tesla)、Twitter和SpaceX的亿万富豪老板之间的复杂关系。</text:p>
      <text:p text:style-name="P4">
中国外交部在一份声明中援引马斯克的话称，美中利益交融，如同连体婴儿彼此密不可分，特斯拉反对世界最大的两个经济体“脱钩断链”。马斯克周二抵达北京，这是他自新冠疫情爆发以来首次来中国。</text:p>
      <text:p text:style-name="P4">
Source: <text:a xlink:type="simple" xlink:href="http://www.ftchinese.com/story/001099808" text:style-name="Internet_20_link" text:visited-style-name="Visited_20_Internet_20_Link">
http://www.ftchinese.com/story/001099808</text:a>
</text:p>
      <!--NEWS-->
      <text:h text:style-name="P10" text:outline-level="1">
<text:span text:style-name="T4">
“华盛顿共识”加速转向，中国如何应对？ (Free Version)</text:span>
</text:h>
      <text:p text:style-name="P4">
Authors: ['']</text:p>
      <text:p text:style-name="P4">
Publisher: 英国《金融时报》</text:p>
      <text:p text:style-name="P4">
Time: 2023-05-30T22:56:05+00:00</text:p>
      <text:p text:style-name="P4">
Published Time: 2023-05-30T12:00:99+08:00</text:p>
      <text:p text:style-name="P4">
Modified Time: 2023-05-30T18:57:99+08:00</text:p>
      <text:p text:style-name="P4">
Description: 沈建光：美国正颠覆着“华盛顿共识”的理念，世界经济格局将如何演变，中国将面临什么挑战？经济政策还需要在四方面加快推进。</text:p>
      <text:p text:style-name="P4">
Images: ["<text:a xlink:type="simple" xlink:href="https://thumbor.ftacademy.cn/unsafe/picture/2/000168802_piclink.jpg" text:style-name="Internet_20_link" text:visited-style-name="Visited_20_Internet_20_Link">
000168802_pic...</text:a>
"]</text:p>
      <text:p text:style-name="P4">
Themes: ['专栏', '中美关系']</text:p>
      <text:p text:style-name="P4">
Keywords: ['中美关系', '美国', '中国', '战略', '全球经济', '华盛顿共识']</text:p>
      <text:p text:style-name="P4">
Type: Article</text:p>
      <!--METADATA-->
      <text:p text:style-name="P4">
<draw:frame draw:style-name="fr1" draw:name="Image39" text:anchor-type="as-char" svg:width="6.9236in" svg:height="3.894525in" draw:z-index="0">
<draw:image xlink:href="../Images/FT Chinese Free Version/2023-05-30T22-56-05-00-00/000168802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二十世纪九十年代以来，“华盛顿共识”一度在成为美国维系全球经济治理的重要支撑，其主张的“大市场小政府”、“私有化”以及“贸易与金融自由化”的理念，也成了美国二战后输出最为成功的政策框架。但如今作为向全世界推广自由市场经济的美国，却正颠覆着“华盛顿共识”的理念。美国国家安全事务助理杰克•沙利文近期发表“重振美国经济领导地位”讲话，承认美国工业和持续创新能力受到了真正的打击，旨在以国家力量介入产业政策振兴制造业，这标志着美国经济理政理念正在发生着重大转变。这种转变下，世界经济格局将如何演变，中国将面临什么挑战？</text:p>
      <text:p text:style-name="Horizontal_20_Line"/>
      <text:p text:style-name="P4">
一、“华盛顿共识”之下，负面效果不断显现</text:p>
      <text:p text:style-name="P4">
1989年国际货币基金组织、世界银行以及美国政府三大机构提出一系列政策主张，具体以新自由主义学术为主要理论，旨在为陷入债务危机的拉美国家提供经济改革方案，并达成了控制财政赤字、重视文教与基础设施、降低边际税率、实施利率市场化、采用浮动汇率制度、实施贸易自由化、放松对外资的限制、实施国有企业私有化、放松政府管制、保护私有产权等10条措施，这称作“华盛顿共识”。它强调“政府的角色最小化、私有化和自由化”，在90年代初苏联解体和东欧剧变的环境下，世界各国政府纷纷开始优先考虑西方经济的模式，美国借此机会通过世界银行和国际货币基金组织以贷款援助、巨额投资作为交换条件，得以将此模式推行开来，智利、墨西哥、巴西、俄罗斯、阿根廷、波兰以及东南亚各国开始实施“华盛顿共识”。</text:p>
      <text:p text:style-name="P4">
在“华盛顿共识”下，以自由市场经济为导向的秩序理念，曾一度促进了贸易全球化、金融国际化以及国际合作领域的扩大。根据世界银行公布的数据，全球贸易占GDP比重从1985年的36.7%上升至2021年的56.5%。在1980-2000年20年间，美国经济取得快速发展，名义GDP年平均增长超过6%，其在全球的影响力不断提升。</text:p>
      <text:p text:style-name="P4">
但看似推动全球化的同时，“华盛顿共识”也带来了一些严重的经济与政治问题。自由市场经济下，美国拥有四十年繁荣的同时，工业基础逐步被掏空、制造业空心化逐步在加剧。自1952年至2022年70年间，美国制造业占GDP比重累计下降16.2%。笔者曾在《二战后美国制造业的变迁与衰落》中提到，从美国财富500强的公司名单里，自1955年一直到1980年，美国传统生产型行业在财富500强比重仍在70%以上。80年代开始的美国金融化和监管放松极大促进了银行和保险公司的壮大，进入90年代，金融混业经营改革进入快车道，传统制造业比重在1995年下降到50%以下。</text:p>
      <text:p text:style-name="P4">
对于90年代的亚洲经济市场，对外投资的完全放开实际上也是对投机性的“热钱”打开了窗口，这难免出现牵一发而动全身的状况。1997年亚洲金融危机席卷泰国，不久之后，日本、韩国、新加坡、马来西亚等外向型经济的国家受到波及，各国货币大幅贬值，亚洲主要股票市场大幅下跌，打破了亚洲经济腾飞的景象。</text:p>
      <text:p text:style-name="P4">
2008年次贷危机亦成为“华盛顿共识”进程中的标志性事件。在自由化的条件下，美国银行系统在金融体系中的比重过高、资本市场在金融资源配置中的监管不力等不但导致美国房地产泡沫破灭，直接引发全球性的经济大萧条。</text:p>
      <text:p text:style-name="Horizontal_20_Line"/>
      <text:p text:style-name="P4">
二、“北京共识”之下，中国发展独辟蹊径</text:p>
      <text:p text:style-name="P4">
不同于“华盛顿共识”，中国式现代化开辟出特有模式。相较于“华盛顿共识”有组织地出台，“北京共识”则是由国际舆论自发形成的一种观点。2004年美国《时代》周刊的高级编辑，高盛公司的资深顾问乔舒亚•库珀在英国伦敦外交政策中心发表了一篇调查论文，指出中国结合国情形成了自己的发展模式，他把这一模式称为“北京共识”。这种模式强调“主动创新和大胆试验”，指出创新是中国经济发展和持续进步的手段，强调解决问题应因事而异，不求统一标准。强调现代化发展不仅需要市场实现资源的高效配置，也需要政府发挥着充分调控的作用，强调公有经济与私有经济各展所长，强调市场与政府角色彼此协调。“发挥市场在资源配置中的基础性作用，更好发挥政府的作用”是“北京共识”的集中体现。</text:p>
      <text:p text:style-name="P4">
相对于华盛顿共识带来的负面效应不断显现，中国经济政策遵循“北京共识”，推动了中国经济的持续快速增长。根据世界银行公布的数据，中国GDP在全球经济中占比从1990年的1.6%上升至2021年18.5%。而且，依照北京共识，中国更好地应对了1998年东南亚危机和2008年国际金融危机的冲击。笔者曾在本专栏文章《从“巨大中华”看产业政策之争》中提到，2008年“四万亿”刺激计划中，中国钢铁、光伏位列十大振兴产业之中，发展迅速，却在其后两三年成为了产能过剩的重灾区，一时间广受诟病。而在2011年至2015年期间全球钢铁、光伏行业大调整的背景下，多数海外企业亏损严重，频频倒闭，但中国企业得益于国家产业支持存活了下来，大幅占领国际市场，盈利大幅增长的同时也增强了国际竞争力。</text:p>
      <text:p text:style-name="P4">
中国通讯、电子等相关产业的发展，也得益于“北京共识”在产业政策上的应用。上个世纪90年代初，中国通讯业发展刚刚起步，方兴未艾，与国际先进企业相比差距明显，而中国政府在八、九十年代提出发展国内通讯行业的产业政策，包括加大研发投入、鼓励电信企业创新、对技术改造项目实行海关半税政策、对急需的通信设备实行特批全免关税政策，并对通信业发展给予各种费用减、免、返等特殊优惠政策等等。再加上自主研发程控交换机的突破，九十年代后期国内出现了绕有名气的“巨大中华”（巨龙通信、大唐电信、中兴通讯、华为技术）四家通讯企业，其中华为公司更是异军突起，作为四家中唯一一家民营企业，凭借更加市场化的运营方式、优秀企业家精神以及先进的公司治理理念和员工的勤奋等个性化因素，成为全球的行业领军企业。自2010年首次杀入世界500强以来，全球排名从397提升至2022年的57位，位列全球通讯产业龙头。</text:p>
      <text:p text:style-name="Horizontal_20_Line"/>
      <text:p text:style-name="P4">
三、“华盛顿共识”转向加快</text:p>
      <text:p text:style-name="P4">
近年来，新冠疫情的大流行以及俄乌战争等因素带来的冲击，更加暴露出“华盛顿共识”政策的局限性：过度的“自由市场经济”驱使战略物资生产的产业链外包，疫情揭露了生产供应链的脆弱性的伤疤，俄乌冲突等地缘政治因素反映过度对外依赖的风险，全球大宗商品供应收到明显冲击，全球通胀加剧了不确定性。此环境下，“华盛顿共识”似乎已经难以维系，美国政府也在对自由贸易和市场经济加以反思，对加大政府对市场的干预抱以主张。</text:p>
      <text:p text:style-name="P4">
近期从美国高层的表态和出台的政策来看，“华盛顿共识”正在褪色。今年4月，美国总统国家安全顾问杰克•沙利文在提出美国新的国内外经济政策，被看作是拜登内阁转向的吹风：以国家介入为主旨的产业政策、重振美国的制造业和恢复贸易保护主义。沙利文指出，在过去的几十年里，过度强调了市场的效率，取消税收、放松管制以及私有化被放在优先于公共利益的地位，使得一些如半导体和基础设施领域重要部门陷入萎缩，损害了美国的工业能力。他提出，要通过公共投资来支持对经济增长起基础性作用的、具备国家安全战略性的产业发展，尤其是医疗设备、半导体和关键性矿产资源。</text:p>
      <text:p text:style-name="P4">
而在此之前，拜登政府密集出台的《2021美国创新和竞争法案》、《芯片与科学法案》、以及《通胀削弱法案》，是典型的政府干预市场行为，皆可看作“华盛顿共识”转向后的产物。2021年1月，拜登政府发布《关于确保未来由美国工人在美国制造》的行政令，强调政府在联邦合同签约中优先选择国内供应商，最大限度使用美国服务与商品。同时，拜登政府推出《2021美国创新和竞争法案》，旨在促进美国半导体、人工智能等技术的发展，降低半导体行业对外依赖程度。2022年8月，拜登政府连续发布《芯片与科学法案》和《通胀削减法案》，试图加快关键产业链的本土化进程，围堵中国半导体发展。其中《芯片和科学法案》提出拿出527亿美元资金支持美国半导体行业发展，同时通过产业补贴、出口管制清单、实体制裁、外资安全审查、以及“中国护栏”条款等手段，对中国芯片行业采取封锁。今年5月美国国务卿布林肯发表演讲，向外传达了拜登政府的对华政策，声称要同中国展开剧烈竞赛，以“投资、协同、竞争”定义对华政策框架，决意用更大力量维护在“关键领域”的战略优势。这表明未来美国在国内产业政策干预、对中国技术的制裁上将更加常态化。</text:p>
      <text:p text:style-name="Horizontal_20_Line"/>
      <text:p text:style-name="P4">
四、中国将如何应对？</text:p>
      <text:p text:style-name="P4">
面对美国“华盛顿共识”的转向，中国经济加快构建以国内大循环为主体、国内国际双循环相互促进的新发展格局是必要的。下一步，中国经济政策还需要在以下四方面加快推进。</text:p>
      <text:p text:style-name="P4">
一是利用中国巨大的市场规模和完整的产业链优势，在深化供给侧改革的同时积极实施扩大内需战略。宏观政策还可以进一步发力，巩固经济企稳回升基础。财政政策特别是中央财政还有积极加力的空间，鉴于我国企业和居民社保和公积金负担较重，针对积极合规缴纳社保的企业进一步降低社保、公积金费率，不仅可以增加居民当期可支配收入，企业经营状况改善也会带动其消费性支出；同时，辅以向中低收入群体发放现金补助或消费券、推动绿色智能家电下乡和以旧换新、对中小企业发放采购券等，有助于提振微观主体信心。</text:p>
      <text:p text:style-name="P4">
二是加大力度推进科技创新驱动战略，解决技术卡脖子问题。5月28日c919国产大型客机圆满完成了首次商业飞行，揭开了国产民机事业的新篇章，意味着中国在工业制造业领域上实现了新突破。针对国际科技竞争和外部遏制打压，政策层将科技创新作为高质量发展的重要支撑。二十大明确提出，完善党中央对科技工作统一领导的体制，健全举国体制，深化科技体制改革。两会期间进一步针对科技创新布局，新设中央科技工作委员会等机构。下一步加快实施创新驱动发展战略，加快实现高水平科技自立自强，坚决打赢关键核心技术攻坚战，提高科技成果转化和产业化水平。</text:p>
      <text:p text:style-name="P4">
三是积极发展数字经济和深化数实融合，全面提振平台企业和民营企业预期活力，提升国内经济大循环的韧性和效率。4月政治局会议强调平台企业政策从强调监管转为鼓励创新，要求“推动平台企业规范健康发展，鼓励头部平台企业探索创新”。在数字经济快速发展的大趋势下，平台企业在提振消费、改善就业（特备是青年就业）、加快创新等方面的作用越来越重要。下一步平台政策要更加注重发展，鼓励头部平台企业探索创新。</text:p>
      <text:p text:style-name="P4">
四是为应对逆全球化、中美贸易摩擦等问题，继续加大区域一体化合作。发挥区域全面经济伙伴关系和一带一路作用，加快形成中亚南亚西亚开放通道和打造内陆改革开放高地；稳步扩大规则、规制、管理、标准等制度型开放，推进自贸试验区高质量发展，积极打造高能级开放平台；积极参与西部陆海新通道建设，充分发挥中欧班列西安集结中心作用，加快形成面向中亚南亚西亚国家的重要对外开放通道，在联通国内国际双循环中发挥更大作用；着力营造市场化、法治化、国际化一流营商环境，提高招商引资的质量和水平。</text:p>
      <text:p text:style-name="P4">
注：本文仅代表作者个人观点</text:p>
      <text:p text:style-name="P4">
<text:span text:style-name="T4">
本文编辑徐瑾 Jin.Xu@FTChinese.com</text:span>
</text:p>
      <text:p text:style-name="P4">
Source: <text:a xlink:type="simple" xlink:href="http://www.ftchinese.com/story/001099807" text:style-name="Internet_20_link" text:visited-style-name="Visited_20_Internet_20_Link">
http://www.ftchinese.com/story/001099807</text:a>
</text:p>
      <!--NEWS-->
      <text:h text:style-name="P10" text:outline-level="1">
<text:span text:style-name="T4">
NFT：暴涨的经济金融意义 (Free Version)</text:span>
</text:h>
      <text:p text:style-name="P4">
Authors: ['']</text:p>
      <text:p text:style-name="P4">
Publisher: 英国《金融时报》</text:p>
      <text:p text:style-name="P4">
Time: 2023-05-30T22:59:25+00:00</text:p>
      <text:p text:style-name="P4">
Published Time: 2023-05-30T12:00:99+08:00</text:p>
      <text:p text:style-name="P4">
Modified Time: 2023-05-30T18:59:99+08:00</text:p>
      <text:p text:style-name="P4">
Description: 季卫东：NFT广受关注关键是经济的成功故事，元宇宙可以形成一个代币经济圈。这对经济和金融会带来什么？NFT如何发挥普惠金融的功能？</text:p>
      <text:p text:style-name="P4">
Images: ["<text:a xlink:type="simple" xlink:href="https://thumbor.ftacademy.cn/unsafe/picture/1/000182861_piclink.jpg" text:style-name="Internet_20_link" text:visited-style-name="Visited_20_Internet_20_Link">
000182861_pic...</text:a>
"]</text:p>
      <text:p text:style-name="P4">
Themes: ['Web3与加密金融']</text:p>
      <text:p text:style-name="P4">
Keywords: ['NFT', '元宇宙', '数字经济', '法律']</text:p>
      <text:p text:style-name="P4">
Type: Article</text:p>
      <!--METADATA-->
      <text:p text:style-name="P4">
<draw:frame draw:style-name="fr1" draw:name="Image40" text:anchor-type="as-char" svg:width="6.9236in" svg:height="4.617987in" draw:z-index="0">
<draw:image xlink:href="../Images/FT Chinese Free Version/2023-05-30T22-59-25-00-00/000182861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数字艺术的特征是可以无限复制，因此难以作为具有排他性的真品持有收藏，并且价值也无法高企。由于区块链技术，非同质化代币（NFT）成为能够证明艺术品原作唯一性并进行储存的手段，于是数字藏品的持有产生了重要的经济意义。</text:p>
      <text:p text:style-name="Horizontal_20_Line"/>
      <text:p text:style-name="P4">
NFT诞生</text:p>
      <text:p text:style-name="P4">
2017年，NFT首次出现于由加拿大DapperLabs开发的世界第一个区块链游戏《加密猫咪（CryptoKitties）》之中。目前在NFT市场交易的对象主要有两类：一类是艺术作品、游戏卡通形象、票券、优惠服务、偶像等伴随粉丝的知识产权和传播权，另一类是衍生物的贩卖、转卖、展出、陈列、复制、商品化等使用权。但目前通过NFT交易平台进行的活动大多仅是内容使用权的让渡，很少涉及知识产权的认定和交易。</text:p>
      <text:p text:style-name="P4">
在2020年，NFT市场出现了爆发性增长，交易规模比前一年度激增了299%，交易金额达到3亿3800万美元。特别是数字艺术家比普尔的作品《每天——第一个5000天》在2021年3月以6935万美元的天价在佳士得拍卖成功，使NFT吸引了全球目光。在这种背景下，中国于2021年4月举办了全球首个区块链及加密艺术主题展览，NFT中国、UMX、视觉中国、唯一等加密艺术平台也从各地如雨后春笋般冒了出来。中国的非同质化代币大都根据标准ERC21在以太坊等公链上发布，可以通过数字货币购买和流通交易；而数字藏品大都发布于联盟链，只能通过人民币购买且不能取得版权，不存在二级市场。具体实例可以举出天猫618推出的定制化数字藏品、杭州爱聚科技有限公司建立的NFT数字藏品交易平台、北京优锘科技有限公司提出的元宇宙金融（MetaFi）以及智慧金融可视化解决方案，等等。</text:p>
      <text:p text:style-name="P4">
以非同质化代币（NFT）方式建构的元宇宙的典型是“沙盒”（Sandbox，2011年创立）、“去中心国度”（Decentraland，2020年创立）等区块链驱动的虚拟游戏。例如在“沙盒”多人联网的3D游戏中，玩家可以用沙币购买作为非同质化代币存在的数字房地产、文化衍生品、角色、游戏、服务，并在自己所有的土地上进行建造、经营以及交易，形成一个元宇宙内在的经济圈。据这款游戏的共同创设人瑟巴斯梯恩•波尔哲（SebastienBorget）在推特中披露的数据，在2022年3月到4月举行的第二季Alpha测试的结果显示该游戏每月活跃用户规模达到35万人。他甚至还提出了沙盒元宇宙的新型概念。</text:p>
      <text:p text:style-name="P4">
“去中心国度”则是第一批采取去中心自治组织（DAO）模式进行社区治理的虚拟游戏平台，同质化代币MANA与非同质化代币LAND之间总是存在固定的总量对应关系，使游戏中的金融市场能够保持稳定。世界上最富盛名的拍卖行苏富比在2021年进驻这个平台，并开设了史上第一家虚拟画廊，中国知名歌手林俊杰也在这里购买了三块虚拟土地。2021年11月24日，TokensCom花费61万8000MANA币（相当于当时的243万美元）购买了“去中心国度”的一块风水宝地，这是当时全球最昂贵的虚拟房地产。但这项记录几天后就被RepublicRealm豪掷430万美元购置虚拟土地的交易所打破。</text:p>
      <text:p text:style-name="Horizontal_20_Line"/>
      <text:p text:style-name="P4">
“边玩边赚”的商业模式与代币经济圈</text:p>
      <text:p text:style-name="P4">
这类元宇宙的特征是玩家在游戏中会积蓄资产，通过买卖可以赚取代币，并能把代币兑换成现实世界的法定货币。这样就形成一种“边玩边赚（简称“玩赚”。英语表述为Playto Earn, 简略语P2E）”的商业模式。</text:p>
      <text:p text:style-name="P4">
在世界各国、主要在亚洲新兴国家都出现了一批除了吃饭、排泄、洗澡、治病、睡觉（在日本甚至还有VR睡眠爱好者，连睡觉也不离开元宇宙）之外整天泡在虚拟游戏中的用户。其中除了那些行动不自由的老人和沉湎其中不能自拔的青少年之外，还有一些在网络游戏中以赚取代币为生的玩家。韩国最有代表性的网络游戏公司NCsoft从1997年创立后走大众化路线，形成了一种新的游戏金融文化现象，在2021年11月还明确宣布有可能在今后开发的所有游戏中都将导入“边玩边赚”的模式，从而能够保障一个完整的元宇宙人生。韩国也有些父母在春节期间会把游戏内部通行的货币或NFT作为压岁钱分发给小孩。这些事实预示NFT方式的元宇宙将会蓬勃发展，但上述趋势也引起了部分用户和专家的质疑。</text:p>
      <text:p text:style-name="P4">
无论如何，元宇宙能够引起社会广泛关注的关键是经济的成功故事；一旦把人群吸引到虚拟空间来，就会带来商机，至少产生广告效应，实际上也等于创造了另一现实；这样就会有很多厂商也尝试进驻元宇宙，这与聚集到现实世界的繁华地段是一个道理。于是，在元宇宙中完全可以形成一个代币经济圈。尽管NFT上表示的所有权与法律上的所有权并不一致，但却能通过区块链技术证明其独一无二性即稀少价值，可以通过能追踪的合法性链条来进行交易，不必依赖特定的平台。因此，为了提高数字资产的相互运用性，就需要提高服务器技术的水平、促进不同平台之间加密财富的流通，并为不同平台开发出统一的规格和标准。</text:p>
      <text:p text:style-name="Horizontal_20_Line"/>
      <text:p text:style-name="P4">
通过NFT发展普惠金融的现象</text:p>
      <text:p text:style-name="P4">
在全球量化宽松和疫情加速数字化转型的背景下，当前过剩的资金正在向NFT等无形资产市场汹涌而去。因此，NFT实际上开始发挥普惠金融的功能。这也意味着在以银行为中心的经济圈之外，将形成以NFT为中心的另一个经济圈。</text:p>
      <text:p text:style-name="P4">
以NFT为杠杆的互惠金融的典型实例是诞生于越南的人气网络游戏AxieInfinity。据报道，该款游戏每天活跃用户规模超过200万，仅2021年7月的单月收入就超过3亿美元。造成这种盛况的一个重要原因是，AxieInfinity通过类似奖学金的机制设计来吸引那些没有余钱和银行账户的青年人以初期无成本的方式参与游戏。在这款玩赚游戏中，玩家首先要购买三只宠物Axies才能开始对打、繁衍等一系列操作，而每只宠物的价格在20美元以上；如果想获得强有力的宠物，三只的费用大概在1000美元左右，开支的数额不小。这道前期成本门槛妨碍了很多中低收入阶层的青年人参与，所以类似奖学金的制度安排对初入门者很有助益。除此之外还有NFT租赁服务，也可以减轻前期负担。玩家可以通过游戏取胜以及NFT市场贩卖卡通形象等获得收益，再把赚到的加密资产按商定的比例偿还给资金提供者并兑换成现金用于生活消费。其结果，使贫困阶层实际上还可以通过游戏金融维持生计，甚至在抱团取暖过程中甚至结成了专业性颇强的“边玩边赚”行会。</text:p>
      <text:p text:style-name="P4">
在这个意义上可以说，NFT是游戏金融、分散金融、再生金融发展的关键，也是通过区块链技术和分散式自治组织建构的互联网3.0运行的枢纽。网游、链游乃至其他竞技（例如足球、篮球、排球、网球等体育项目）产业在嵌入NFT后迅速增加交易金额，进而通过赛事版权、品牌赞助等营销模式让产业规模不断滚雪球，其结果加剧了NFT与加密资产、多人在线网络游戏等电子竞技的融合，并互相拓展新的营利空间。在这种场合，AxieInfinity奖学金、NFT租赁服务、质押代币等普惠金融方式等就成为增收的一种重要渠道。</text:p>
      <text:p text:style-name="P4">
顺便指出，迄今为止中国还没有承认元宇宙内部发行的数字货币，只允许使用数字人民币，并且也只允许单向一次性兑换——即用人民币购买数字人民币，不许退出。中国的元宇宙经济主要靠流量拉动，难以形成以代币为媒介的社群，难以发展分散式自治组织的活动。迄今为止，中国的元宇宙金融主要体现在赋能业务、改进服务方面，例如建立与实体银行相映射和交互的虚拟银行。在这里，储户可以通过VR穿戴设备使用数字分身访问虚拟柜台和虚拟自动取款机，虚拟员工可以提供沉浸式陪伴和帮助；利用声控、虹膜识别技术和嵌入VR穿戴设备的硬件安全芯片，可以在无感互动中完成业务流程；甚至还可以发行NFT，并开展数字藏品理财业务。香港特区金融管理局在2020年5月对当地虚拟银行进行了调查，结果显示银行业务的元宇宙化实际上降低了金融交易成本、提高了经营效率，有利于银行为低利润客户提供服务，实现普惠金融的目标，虚拟银行的综合性监管框架也运行良好。在这样的制度条件下，如何界定非同质化代币（NFT）就会产生完全不同的效应。</text:p>
      <text:p text:style-name="P4">
注：本文仅代表作者个人观点，本文节选自作者新著《元宇宙的秩序》（上海人民出版社）</text:p>
      <text:p text:style-name="P4">
<text:span text:style-name="T4">
本文编辑徐瑾 Jin.Xu@FTChinese.com</text:span>
</text:p>
      <text:p text:style-name="P4">
<text:span text:style-name="T4">
虚拟货币相关活动存在较大法律风险。请根据监管规范，注意甄别和远离非法金融活动，谨防个人财产和权益受损。</text:span>
</text:p>
      <text:p text:style-name="P4">
Source: <text:a xlink:type="simple" xlink:href="http://www.ftchinese.com/story/001099786" text:style-name="Internet_20_link" text:visited-style-name="Visited_20_Internet_20_Link">
http://www.ftchinese.com/story/001099786</text:a>
</text:p>
      <!--NEWS-->
      <text:h text:style-name="P10" text:outline-level="1">
<text:span text:style-name="T4">
Lex专栏：国产C919将影响空客在华销量 (Free Version)</text:span>
</text:h>
      <text:p text:style-name="P4">
Authors: ['Lex专栏']</text:p>
      <text:p text:style-name="P4">
Publisher: 英国《金融时报》</text:p>
      <text:p text:style-name="P4">
Time: 2023-05-30T23:36:02+00:00</text:p>
      <text:p text:style-name="P4">
Published Time: 2023-05-30T12:00:99+08:00</text:p>
      <text:p text:style-name="P4">
Modified Time: 2023-05-30T19:44:99+08:00</text:p>
      <text:p text:style-name="P4">
Description: 随着中国商飞自主研制的这款窄体客机产能增加，法德航空制造巨头空客在中国的销量料将减少。</text:p>
      <text:p text:style-name="P4">
Images: ["<text:a xlink:type="simple" xlink:href="https://thumbor.ftacademy.cn/unsafe/picture/1/000182891_piclink.jpg" text:style-name="Internet_20_link" text:visited-style-name="Visited_20_Internet_20_Link">
000182891_pic...</text:a>
"]</text:p>
      <text:p text:style-name="P4">
Themes: ['中国商飞']</text:p>
      <text:p text:style-name="P4">
Keywords: ['中国商飞', 'C919', '空客', '飞机制造', '波音', '航空']</text:p>
      <text:p text:style-name="P4">
Type: Article</text:p>
      <!--METADATA-->
      <text:p text:style-name="P4">
<draw:frame draw:style-name="fr1" draw:name="Image41" text:anchor-type="as-char" svg:width="6.9236in" svg:height="4.158217in" draw:z-index="0">
<draw:image xlink:href="../Images/FT Chinese Free Version/2023-05-30T23-36-02-00-00/000182891_piclink.jpg" xlink:type="simple" xlink:show="embed" xlink:actuate="onLoad" draw:mime-type="image/jpeg"/>
</draw:frame>
</text:p>
      <text:p text:style-name="P4">
有些人避免购买新型号的汽车，因为它可能不可靠。但在上周日，中国航空乘客争抢国产C919客机首趟商业航班的座位。这对这款客机的未来销售来说是个好兆头。北京方面希望它将挑战空客(Airbus)和波音(Boeing)的双头垄断。</text:p>
      <text:p text:style-name="P4">
由国家支持的中国商飞(COMAC)花了15年时间才将这款164座的喷气客机投入商业运营。中国东方航空(ChinaEastern)是第一个买家，目前使用此型飞机执飞北京与上海之间的航班。</text:p>
      <text:p text:style-name="P4">
Source: <text:a xlink:type="simple" xlink:href="http://www.ftchinese.com/story/001099809" text:style-name="Internet_20_link" text:visited-style-name="Visited_20_Internet_20_Link">
http://www.ftchinese.com/story/001099809</text:a>
</text:p>
      <!--NEWS-->
      <text:h text:style-name="P10" text:outline-level="1">
<text:span text:style-name="T4">
受益AI热潮 英伟达市值突破1万亿美元 (Free Version)</text:span>
</text:h>
      <text:p text:style-name="P4">
Authors: ['伦敦报道']</text:p>
      <text:p text:style-name="P4">
Publisher: 英国《金融时报》</text:p>
      <text:p text:style-name="P4">
Time: 2023-05-30T23:49:10+00:00</text:p>
      <text:p text:style-name="P4">
Published Time: 2023-05-30T12:00:99+08:00</text:p>
      <text:p text:style-name="P4">
Modified Time: 2023-05-30T20:33:99+08:00</text:p>
      <text:p text:style-name="P4">
Description: 该芯片制造商进入由苹果、微软、亚马逊和Alphabet等科技巨头组成的万亿美元市值精英俱乐部。</text:p>
      <text:p text:style-name="P4">
Images: ["<text:a xlink:type="simple" xlink:href="https://thumbor.ftacademy.cn/unsafe/picture/8/000182668_piclink.jpg" text:style-name="Internet_20_link" text:visited-style-name="Visited_20_Internet_20_Link">
000182668_pic...</text:a>
"]</text:p>
      <text:p text:style-name="P4">
Themes: ['半导体']</text:p>
      <text:p text:style-name="P4">
Keywords: ['半导体', '美国股市', '亚马逊', '微软', '苹果', '英特尔', '摩根士丹利', '谷歌', '软银', 'Meta']</text:p>
      <text:p text:style-name="P4">
Type: Article</text:p>
      <!--METADATA-->
      <text:p text:style-name="P4">
<draw:frame draw:style-name="fr1" draw:name="Image42" text:anchor-type="as-char" svg:width="6.9236in" svg:height="3.894525in" draw:z-index="0">
<draw:image xlink:href="../Images/FT Chinese Free Version/2023-05-30T23-49-10-00-00/000182668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英伟达(Nvidia)已成为第一家市值达到1万亿美元的芯片制造商，引领整个华尔街对那些被视为受益于人工智能(AI)领域最新进步的公司热情高涨。</text:p>
      <text:p text:style-name="P4">
该股周二在纽约早盘时段攀升逾4%，达到406.1美元，此前其首席执行官黄仁勋(JensenHuang)周一发布一款新的超级电脑，并与WPP和软银(SoftBank)等公司结成新的AI联盟。</text:p>
      <text:p text:style-name="P4">
这些举措为该股带来新的上涨势头，上周英伟达已给投资者和分析师留下深刻印象，因为该公司预测其在截至7月的三个月销售额将增至110亿美元，比华尔街此前的预测高出逾50%。</text:p>
      <text:p text:style-name="P4">
总部位于硅谷的英伟达30年前开始瞄准3D电脑图形这一利基市场。该公司的芯片驱动着当今的AI应用，包括OpenAI的突破性聊天机器人ChatGPT。目前大型科技公司和云计算提供商竞相升级其数据中心技术，以迎接黄仁勋周一宣告的“一个新计算时代的转折点”。</text:p>
      <text:p text:style-name="P4">
像英伟达的H100这样的高性能芯片已成为构建生成式人工智能(generativeAI)系统的关键，这些系统创建的文本和图像酷似出自人类之手。生成式AI有望释放新型生产力工具，但也带来冲击媒体和教育等行业工作岗位的威胁。</text:p>
      <text:p text:style-name="P4">
1万亿美元市值使英伟达跻身于由苹果(Apple)、微软(Microsoft)、亚马逊(Amazon)和谷歌(Google)母公司Alphabet等大型科技公司主导的美国精英股票行列。</text:p>
      <text:p text:style-name="P4">
Meta曾在2021年6月达到1万亿美元市值的里程碑，当时它的名称仍是Facebook，但该股在短短几个月后跌破这一门槛。去年11月，在科技股遭遇大范围抛售的背景下，亚马逊成为史上首家市值减少1万亿美元的上市公司。</text:p>
      <text:p text:style-name="P4">
英伟达的股价曾在2022年下跌一半，原因是投资者担心企业在数据中心上的支出放缓，而游戏和加密货币市场存在疫情后的“宿醉”。但在周二进一步攀升之前，英伟达股价已在上周大涨25%，使其2023年迄今的涨幅超过180%。</text:p>
      <text:p text:style-name="P4">
根据杰富瑞(Jefferies)分析师的计算，英伟达数据中心业务的季度营收将超过英特尔(Intel)和超威半导体(AMD)两家中央处理器(CPU)——驱动世界各大互联网服务的服务器的传统主力芯片——的销售额之和，这将是该市场首次出现这种局面。</text:p>
      <text:p text:style-name="P4">
摩根士丹利(MorganStanley)上周将英伟达上调业绩预测描述为“行业历史上最大的美元营收上调”，并补充称：“这种阶跃函数的幅度是根本没有历史先例的。”</text:p>
      <text:p text:style-name="P4">
被视为受益于AI兴起的其他公司的股价今年也出现飙升，包括微软、Palantir和AMD。</text:p>
      <text:p text:style-name="P4">
然而，专家们对人工智能的兴起表示担忧。一群科学家周二警告称，这项新技术如此强大，以至于“减轻AI造成灭绝的风险，应该与其他社会规模的风险（例如大流行病和核战争）一起被列为全球优先事项”。</text:p>
      <text:p text:style-name="P4">
译者/和风</text:p>
      <text:p text:style-name="P4">
Source: <text:a xlink:type="simple" xlink:href="http://www.ftchinese.com/story/001099810" text:style-name="Internet_20_link" text:visited-style-name="Visited_20_Internet_20_Link">
http://www.ftchinese.com/story/001099810</text:a>
</text:p>
      <!--NEWS-->
      <text:h text:style-name="P10" text:outline-level="1">
<text:span text:style-name="T4">
北韩军事侦察卫星坠海 南韩军方分析回收坠落物体</text:span>
</text:h>
      <text:p text:style-name="P4">
Publisher: 法新社</text:p>
      <text:p text:style-name="P4">
Published Time: 2023-05-31T-11:32:08+00:00</text:p>
      <text:p text:style-name="P4">
Modified Time: 2023-05-31T10:20:02+00:00</text:p>
      <text:p text:style-name="P4">
Description: （法新社首尔31日电） 北韩声称今早发射一枚军事侦察卫星，但因「意外」失败坠海。南韩政府召开国家安全会议（NSC）将此定调为「长程弹道飞弹挑衅」，强烈谴责北韩违反联合国安理会决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3.617581in" draw:z-index="0">
<draw:image xlink:href="../Images/rficn/2023-05-31T-11-32-08-00-00/000000.png" xlink:type="simple" xlink:show="embed" xlink:actuate="onLoad" draw:mime-type="image/png"/>
</draw:frame>
</text:p>
      <text:p text:style-name="P4">
南韩军方表示，已回收推测为连结第一节及第二节火箭的圆筒形物体，正在海中持续打捞其余部分，藉此确认整体火箭性能、是否使用外国制零件及北韩掌握技术水准等。</text:p>
      <text:p text:style-name="P4">
据南韩合同参谋本部掌握资讯，北韩上午6时29分左右从平安北道东仓里一带向南发射一枚物体，但之后以不正常的飞行方式坠落，上午8时5分许落入南韩全罗北道以西海域，距离全罗北道小岛于青岛约200多公里，落点约在南韩与中国领海之间。</text:p>
      <text:p text:style-name="P4">
监测到北韩发射物体后，南韩国家安保室紧急召开国家安全会议，会后发布新闻稿表示，国家安全会议常任委员强调，这次发射无论是否成功都严重违反联合国安理会决议，是威胁朝鲜半岛与国际社会和平安全的挑衅行为，对此强烈谴责。</text:p>
      <text:p text:style-name="P4">
南韩政府也将与友邦维持紧密合作，密切监视北韩后续可能的挑衅行动。</text:p>
      <text:p text:style-name="P4">
北韩中央通信社（KCNA）在发射失败后刊出报导，称北韩太空事务机关清晨6时27分在平安北道铁山郡，以新型卫星运载火箭「千里马1号」（Cheollima-1）发射一枚军事侦察卫星，但在第一节于正常飞行过程中脱离后，火箭因第二节发动机启动异常而失去动力，坠入海中。</text:p>
      <text:p text:style-name="P4">
Source: <text:a xlink:type="simple" xlink:href="https://www.rfi.fr/cn/%E5%9B%BD%E9%99%85%E6%8A%A5%E9%81%93/20230531-%E5%8C%97%E9%9F%A9%E5%86%9B%E4%BA%8B%E4%BE%A6%E5%AF%9F%E5%8D%AB%E6%98%9F%E5%9D%A0%E6%B5%B7-%E5%8D%97%E9%9F%A9%E5%86%9B%E6%96%B9%E5%88%86%E6%9E%90%E5%9B%9E%E6%94%B6%E5%9D%A0%E8%90%BD%E7%89%A9%E4%BD%93" text:style-name="Internet_20_link" text:visited-style-name="Visited_20_Internet_20_Link">
https://www.rfi.fr/cn/%E5%9B%BD%E9%99%85%E6%8A%A5%E9%81%93/20230531-%E5%8C%97%E9%9F%A9%E5%86%9B%E4%BA%8B%E4%BE%A6%E5%AF%9F%E5%8D%AB%E6%98%9F%E5%9D%A0%E6%B5%B7-%E5%8D%97%E9%9F%A9%E5%86%9B%E6%96%B9%E5%88%86%E6%9E%90%E5%9B%9E%E6%94%B6%E5%9D%A0%E8%90%BD%E7%89%A9%E4%BD%93</text:a>
</text:p>
      <!--NEWS-->
      <text:h text:style-name="P10" text:outline-level="1">
<text:span text:style-name="T4">
投资人获利了结 日股收黑</text:span>
</text:h>
      <text:p text:style-name="P4">
Publisher: 法新社</text:p>
      <text:p text:style-name="P4">
Published Time: 2023-05-31T-13:32:08+00:00</text:p>
      <text:p text:style-name="P4">
Modified Time: 2023-05-31T10:05:02+00:00</text:p>
      <text:p text:style-name="P4">
Description: （法新社东京31日电） 在密切关注美国债务违约风险的同时，投资人把握近日股��涨势获利了结，东京股��今天全线下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3.617581in" draw:z-index="0">
<draw:image xlink:href="../Images/rficn/2023-05-31T-13-32-08-00-00/000000.png" xlink:type="simple" xlink:show="embed" xlink:actuate="onLoad" draw:mime-type="image/png"/>
</draw:frame>
</text:p>
      <text:p text:style-name="P4">
日股日经225指数收跌440.28点或1.41%，来到30887.88点；东证股价指数收跌28.59点或1.32%，收在2130.63点。</text:p>
      <text:p text:style-name="P4">
Source: <text:a xlink:type="simple" xlink:href="https://www.rfi.fr/cn/%E8%B4%A2%E7%BB%8F%E5%BF%AB%E8%AE%AF/20230531-%E6%8A%95%E8%B5%84%E4%BA%BA%E8%8E%B7%E5%88%A9%E4%BA%86%E7%BB%93-%E6%97%A5%E8%82%A1%E6%94%B6%E9%BB%91" text:style-name="Internet_20_link" text:visited-style-name="Visited_20_Internet_20_Link">
https://www.rfi.fr/cn/%E8%B4%A2%E7%BB%8F%E5%BF%AB%E8%AE%AF/20230531-%E6%8A%95%E8%B5%84%E4%BA%BA%E8%8E%B7%E5%88%A9%E4%BA%86%E7%BB%93-%E6%97%A5%E8%82%A1%E6%94%B6%E9%BB%91</text:a>
</text:p>
      <!--NEWS-->
      <text:h text:style-name="P10" text:outline-level="1">
<text:span text:style-name="T4">
苏丹内战 首都居民烽火下冒险寻找饮用水</text:span>
</text:h>
      <text:p text:style-name="P4">
Publisher: 法新社</text:p>
      <text:p text:style-name="P4">
Published Time: 2023-05-31T-19:32:08+00:00</text:p>
      <text:p text:style-name="P4">
Modified Time: 2023-05-31T08:05:01+00:00</text:p>
      <text:p text:style-name="P4">
Description: （法新社喀土穆31日电） 苏丹内战冲突导致首都喀土穆数十万居民没有自来水可用，部分居民被迫冒着生命危险在短暂的停火期间寻找饮用水。</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3.617581in" draw:z-index="0">
<draw:image xlink:href="../Images/rficn/2023-05-31T-19-32-08-00-00/000000.png" xlink:type="simple" xlink:show="embed" xlink:actuate="onLoad" draw:mime-type="image/png"/>
</draw:frame>
</text:p>
      <text:p text:style-name="P4">
苏丹内战两派人马将近6周的巷战后，在气温高达摄氏40度的情况下，首都喀土穆（Khartoum）北部郊区的许多居民亟需饮用水。</text:p>
      <text:p text:style-name="P4">
今年4月15日，苏丹政府军与准军事组织「快速支援部队」（RSF）爆发战斗，北喀土穆多个地区自来水供水站受损。</text:p>
      <text:p text:style-name="P4">
自此之后，约30万居民再也没见过水龙头流出一滴水。有些人重新凿井，或用盆罐从尼罗河中取水。</text:p>
      <text:p text:style-name="P4">
当地居民穆罕默德（Adel Mohammed）向法新社表示，「战争开始时，我们从工业区工厂的水井取水，但一周后，准军事组织夺取了水源。」</text:p>
      <text:p text:style-name="P4">
随着冲突扩大，住宅区和医院也出现战斗，穆罕默德不得不等待多日后，才冒险出门取水。</text:p>
      <text:p text:style-name="P4">
现在，穆罕默德和邻居等待冲突暂歇后，将各式各样的锅、盆和水罐等容器带到郊区的尼罗河畔取水，然后装满货车载运回来，再分给留在附近的家庭每人几公升。</text:p>
      <text:p text:style-name="P4">
但还是有很多人选择离开。胡笙（RashedHussein）和家人逃往喀土穆以南约200公里的迈达尼（Madani），他表示：「迫使我抛弃家园的原因是缺水，而不是轰炸和战斗。」</text:p>
      <text:p text:style-name="P4">
苏丹内战导致一百多万人流离失所，胡笙是其中之一。他说他不能忍受看着孩子没有干净的水可以饮用或洗澡。</text:p>
      <text:p text:style-name="P4">
甚至在战前，根据联合国儿童基金会（UNICEF）资讯，苏丹有1730万人无法取得安全饮水。该机构表示，水媒疾病和卫生条件差是5岁以下儿童死亡的主因。</text:p>
      <text:p text:style-name="P4">
当地非正式社区组织建立了野战医院和食品分发站，并分配供水。一名因担心政府军或反抗军报复而要求匿名的成员说：「战争开始以来，我们一直在为居民提供水。」</text:p>
      <text:p text:style-name="P4">
他表示，在一次取水的过程中「我们的朋友雅新（Yassine）被子弹打死」，「我们被迫在无法清洗遗体的情况下将他埋葬」。</text:p>
      <text:p text:style-name="P4">
Source: <text:a xlink:type="simple" xlink:href="https://www.rfi.fr/cn/%E5%9B%BD%E9%99%85%E6%8A%A5%E9%81%93/20230531-%E8%8B%8F%E4%B8%B9%E5%86%85%E6%88%98-%E9%A6%96%E9%83%BD%E5%B1%85%E6%B0%91%E7%83%BD%E7%81%AB%E4%B8%8B%E5%86%92%E9%99%A9%E5%AF%BB%E6%89%BE%E9%A5%AE%E7%94%A8%E6%B0%B4" text:style-name="Internet_20_link" text:visited-style-name="Visited_20_Internet_20_Link">
https://www.rfi.fr/cn/%E5%9B%BD%E9%99%85%E6%8A%A5%E9%81%93/20230531-%E8%8B%8F%E4%B8%B9%E5%86%85%E6%88%98-%E9%A6%96%E9%83%BD%E5%B1%85%E6%B0%91%E7%83%BD%E7%81%AB%E4%B8%8B%E5%86%92%E9%99%A9%E5%AF%BB%E6%89%BE%E9%A5%AE%E7%94%A8%E6%B0%B4</text:a>
</text:p>
      <!--NEWS-->
      <text:h text:style-name="P10" text:outline-level="1">
<text:span text:style-name="T4">
日本松绑福岛核灾后规定 核电机组服役可超过60年</text:span>
</text:h>
      <text:p text:style-name="P4">
Publisher: 法新社</text:p>
      <text:p text:style-name="P4">
Published Time: 2023-05-31T-21:32:08+00:00</text:p>
      <text:p text:style-name="P4">
Modified Time: 2023-05-31T08:20:05+00:00</text:p>
      <text:p text:style-name="P4">
Description: （法新社东京31日电） 日本参议院全体会议今天通过核电机组可实质延役等的包裹修法，松绑从2011年福岛核子事故后规定的服役60年上限。</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17581in" draw:z-index="0">
<draw:image xlink:href="../Images/rficn/2023-05-31T-21-32-08-00-00/000000.png" xlink:type="simple" xlink:show="embed" xlink:actuate="onLoad" draw:mime-type="image/png"/>
</draw:frame>
</text:p>
      <text:p text:style-name="P4">
据报导，修法前的原子炉等规制法规定，核电机组原则服役40年，若获原子力规制委员会许可的话，最长可延役20年，总计最长服役年限60年。</text:p>
      <text:p text:style-name="P4">
这项规定是在日本2011年发生福岛第一核电厂核子事故后，当时在野、现在执政的自民党与公明党都同意下通过。</text:p>
      <text:p text:style-name="P4">
今天参议院通过的包裹修法总共修正5法，分别是电气事业法、原子炉等规制法、原子力基本法、用过核燃料再处理法，及可再生能源特别措施法。</text:p>
      <text:p text:style-name="P4">
修法将核电机组因接受审查、法院命令及行政指导等造成的停机时间排除在服役年限内，因此未来核电机组实质服役年限有可能超过60年。</text:p>
      <text:p text:style-name="P4">
修法也规定核电机组从服役起算30年后，每10年内必须确认机器及设备老旧状况并制订管理计画，且须获原子力规制委员会批准。修法还明确规定将活用核电厂达成稳定供电及实现脱碳社会。</text:p>
      <text:p text:style-name="P4">
Source: <text:a xlink:type="simple" xlink:href="https://www.rfi.fr/cn/%E5%9B%BD%E9%99%85%E6%8A%A5%E9%81%93/20230531-%E6%97%A5%E6%9C%AC%E6%9D%BE%E7%BB%91%E7%A6%8F%E5%B2%9B%E6%A0%B8%E7%81%BE%E5%90%8E%E8%A7%84%E5%AE%9A-%E6%A0%B8%E7%94%B5%E6%9C%BA%E7%BB%84%E6%9C%8D%E5%BD%B9%E5%8F%AF%E8%B6%85%E8%BF%8760%E5%B9%B4" text:style-name="Internet_20_link" text:visited-style-name="Visited_20_Internet_20_Link">
https://www.rfi.fr/cn/%E5%9B%BD%E9%99%85%E6%8A%A5%E9%81%93/20230531-%E6%97%A5%E6%9C%AC%E6%9D%BE%E7%BB%91%E7%A6%8F%E5%B2%9B%E6%A0%B8%E7%81%BE%E5%90%8E%E8%A7%84%E5%AE%9A-%E6%A0%B8%E7%94%B5%E6%9C%BA%E7%BB%84%E6%9C%8D%E5%BD%B9%E5%8F%AF%E8%B6%85%E8%BF%8760%E5%B9%B4</text:a>
</text:p>
      <!--NEWS-->
      <text:h text:style-name="P10" text:outline-level="1">
<text:span text:style-name="T4">
美国女子李德曾控拜登性侵 如今寻求取得俄罗斯公民身分</text:span>
</text:h>
      <text:p text:style-name="P4">
Publisher: 法新社</text:p>
      <text:p text:style-name="P4">
Published Time: 2023-05-31T-27:02:06+00:00</text:p>
      <text:p text:style-name="P4">
Modified Time: 2023-05-31T06:50:01+00:00</text:p>
      <text:p text:style-name="P4">
Description: （法新社华盛顿30日电） 美国女子李德（Tara Reade），2020年大选期间曾指控总统拜登涉嫌性侵。她今天现身莫斯科，表示自己正在向俄罗斯总统蒲亭寻求取得俄罗斯公民身分。</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5-31T-27-02-06-00-00/000000.png" xlink:type="simple" xlink:show="embed" xlink:actuate="onLoad" draw:mime-type="image/png"/>
</draw:frame>
</text:p>
      <text:p text:style-name="P4">
李德1993年曾在拜登国会办公室短暂工作过，她表示，一名共和党议员告诉她人身安全堪虑后，她希望自己能留在俄罗斯。</text:p>
      <text:p text:style-name="P4">
现年59岁的李德接受俄罗斯卫星通讯社（Sputnik）以串流进行的采访时说，她是以度假者身分前来俄罗斯。</text:p>
      <text:p text:style-name="P4">
她说：「当我在莫斯科下飞机时，是我这么长一段时间以来第一次感到安全，被人倾听且受到尊重。」</text:p>
      <text:p text:style-name="P4">
李德2020年初声称，1993年8月，时任联邦参议员拜登在国会山庄走廊性侵当年29岁的她，因而成为媒体焦点。</text:p>
      <text:p text:style-name="P4">
她提出上述指控时，拜登正加足马力，与争取连任的前总统川普竞逐白宫宝座；川普也面临性虐和性侵指控。</text:p>
      <text:p text:style-name="P4">
拜登断然驳斥这项说法，并表示「这不是真的。我明确地说，这事从来没有，从来没发生过」。</text:p>
      <text:p text:style-name="P4">
李德说她曾提出投诉，但无法查到相关纪录。</text:p>
      <text:p text:style-name="P4">
不过，1996年的法庭文件纪录显示，李德前夫提到她在拜登办公室工作期间曾投诉遭遇性骚扰。</text:p>
      <text:p text:style-name="P4">
目前尚不清楚李德的指控是否曾受到正式调查。</text:p>
      <text:p text:style-name="P4">
自称地缘政治分析师的李德接受俄罗斯卫星通讯社采访时说，她2020年公开指控拜登性侵后便不断接获威胁，有人威胁要让她入狱，也有人威胁她的人身安全，还有人说她是俄罗斯特务。</text:p>
      <text:p text:style-name="P4">
李德告诉记者，她「一直热爱俄罗斯」。</text:p>
      <text:p text:style-name="P4">
李德说：「我不认为俄罗斯是敌人，许多美国同胞也不那样认为。」</text:p>
      <text:p text:style-name="P4">
她还说：「我想向俄罗斯总统蒲亭（Vladimir Putin）寻求取得俄罗斯公民身分」。</text:p>
      <text:p text:style-name="P4">
李德说，她「保证自己一定会成为好公民」，还说自己也想保留美国公民身分。</text:p>
      <text:p text:style-name="P4">
Source: <text:a xlink:type="simple" xlink:href="https://www.rfi.fr/cn/%E5%9B%BD%E9%99%85%E6%8A%A5%E9%81%93/20230531-%E7%BE%8E%E5%9B%BD%E5%A5%B3%E5%AD%90%E6%9D%8E%E5%BE%B7%E6%9B%BE%E6%8E%A7%E6%8B%9C%E7%99%BB%E6%80%A7%E4%BE%B5-%E5%A6%82%E4%BB%8A%E5%AF%BB%E6%B1%82%E5%8F%96%E5%BE%97%E4%BF%84%E7%BD%97%E6%96%AF%E5%85%AC%E6%B0%91%E8%BA%AB%E5%88%86" text:style-name="Internet_20_link" text:visited-style-name="Visited_20_Internet_20_Link">
https://www.rfi.fr/cn/%E5%9B%BD%E9%99%85%E6%8A%A5%E9%81%93/20230531-%E7%BE%8E%E5%9B%BD%E5%A5%B3%E5%AD%90%E6%9D%8E%E5%BE%B7%E6%9B%BE%E6%8E%A7%E6%8B%9C%E7%99%BB%E6%80%A7%E4%BE%B5-%E5%A6%82%E4%BB%8A%E5%AF%BB%E6%B1%82%E5%8F%96%E5%BE%97%E4%BF%84%E7%BD%97%E6%96%AF%E5%85%AC%E6%B0%91%E8%BA%AB%E5%88%86</text:a>
</text:p>
      <!--NEWS-->
      <text:h text:style-name="P10" text:outline-level="1">
<text:span text:style-name="T4">
科索沃北部抗议持续 北约人员严阵以待</text:span>
</text:h>
      <text:p text:style-name="P4">
Publisher: 法新社</text:p>
      <text:p text:style-name="P4">
Published Time: 2023-05-31T-3:02:08+00:00</text:p>
      <text:p text:style-name="P4">
Modified Time: 2023-05-31T11:35:02+00:00</text:p>
      <text:p text:style-name="P4">
Description: （法新社科索沃兹韦钱31日电） 科索沃北部局势今天依然紧张，数百名塞尔维亚裔民众再聚集于兹韦钱市政厅外。本周稍早他们曾跟北大西洋公约组织驻科索沃部队（KFOR）维和人员起冲突，造成多人挂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3.617581in" draw:z-index="0">
<draw:image xlink:href="../Images/rficn/2023-05-31T-3-02-08-00-00/000000.png" xlink:type="simple" xlink:show="embed" xlink:actuate="onLoad" draw:mime-type="image/png"/>
</draw:frame>
</text:p>
      <text:p text:style-name="P4">
北约驻科索沃部队今天派员围住兹韦钱（Zvecan）市政大楼，还出动金属围栏和铁丝网来加强周边维安。抗议者则展开一面200多公尺长的巨幅塞尔维亚国旗，从市政厅延伸到兹韦钱镇中心，过程平和。</text:p>
      <text:p text:style-name="P4">
阿尔巴尼亚裔科索沃特警部队的3辆车依然停放在大楼外。这些特别警察出现在塞裔人占多数的北部地区，在当地引发争议。</text:p>
      <text:p text:style-name="P4">
兹韦钱镇29日爆发冲突，造成30名军人和52名抗议者受伤。北约表示会增派700人前去强化有4000人的驻科索沃部队，目前还不清楚这些军人何时会抵达。</text:p>
      <text:p text:style-name="P4">
科索沃曾是塞尔维亚自治省，境内阿尔巴尼亚裔在逾20多年前起义，对抗塞尔维亚的压迫统治，并于2008年宣布独立，而科索沃北部以塞裔为主，这些塞裔从未承认独立宣言，且仍视塞国贝尔格勒（Belgrade）为他们的首都。</text:p>
      <text:p text:style-name="P4">
上月，科索沃北部塞裔拒绝参与当地选举，结果阿尔巴尼亚裔候选人在4个以塞裔人口为主的自治市镇当选首长，当时投票率仅有3.5%。</text:p>
      <text:p text:style-name="P4">
许多塞尔维亚裔要求科索沃警察部队撤离当地，还要阿尔巴尼亚裔市长下台，因为他们不认为这些市长能代表他们。</text:p>
      <text:p text:style-name="P4">
Source: <text:a xlink:type="simple" xlink:href="https://www.rfi.fr/cn/%E5%9B%BD%E9%99%85%E6%8A%A5%E9%81%93/20230531-%E7%A7%91%E7%B4%A2%E6%B2%83%E5%8C%97%E9%83%A8%E6%8A%97%E8%AE%AE%E6%8C%81%E7%BB%AD-%E5%8C%97%E7%BA%A6%E4%BA%BA%E5%91%98%E4%B8%A5%E9%98%B5%E4%BB%A5%E5%BE%85" text:style-name="Internet_20_link" text:visited-style-name="Visited_20_Internet_20_Link">
https://www.rfi.fr/cn/%E5%9B%BD%E9%99%85%E6%8A%A5%E9%81%93/20230531-%E7%A7%91%E7%B4%A2%E6%B2%83%E5%8C%97%E9%83%A8%E6%8A%97%E8%AE%AE%E6%8C%81%E7%BB%AD-%E5%8C%97%E7%BA%A6%E4%BA%BA%E5%91%98%E4%B8%A5%E9%98%B5%E4%BB%A5%E5%BE%85</text:a>
</text:p>
      <!--NEWS-->
      <text:h text:style-name="P10" text:outline-level="1">
<text:span text:style-name="T4">
控助长芬太尼泛滥 美宣布制裁中国、墨西哥17名个人与实体</text:span>
</text:h>
      <text:p text:style-name="P4">
Publisher: 法新社</text:p>
      <text:p text:style-name="P4">
Published Time: 2023-05-31T-5:02:08+00:00</text:p>
      <text:p text:style-name="P4">
Modified Time: 2023-05-31T11:50:03+00:00</text:p>
      <text:p text:style-name="P4">
Description: （法新社华盛顿31日电） 美国今天制裁在中国和墨西哥的17个个人与实体，指控他们助长生产伪造、掺有芬太尼（fentanyl）的药丸。美国总统拜登政府正试图阻止这种致命药物流入美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3.617581in" draw:z-index="0">
<draw:image xlink:href="../Images/rficn/2023-05-31T-5-02-08-00-00/000000.png" xlink:type="simple" xlink:show="embed" xlink:actuate="onLoad" draw:mime-type="image/png"/>
</draw:frame>
</text:p>
      <text:p text:style-name="P4">
美国财政部在声明中表示，已对在中国的7个实体和6人，以及在墨西哥的1家企业和3人实施制裁。</text:p>
      <text:p text:style-name="P4">
财政部指责这些实体和个人涉及销售压锭机和其他设备，这些设备用于将伪造商标印在非法生产的药丸上，而这些药丸通常掺有芬太尼，并运往美国。</text:p>
      <text:p text:style-name="P4">
负责恐怖主义与金融情报业务的财政部次长尼尔森（BrianNelson）在声明中说：「财政部的制裁锁定这条致命供应链的每个环节，这条供应链助长了全国各地芬太尼中毒和死亡事件不断激增。」</text:p>
      <text:p text:style-name="P4">
「掺有芬太尼的假药是这些死亡事件的主因之一，每年摧毁数以千计美国家庭。我们致力于行使所有公权力来打击提供非法药物生产条件的对象，以破坏这种致命的全球生产现象，并对抗这些药物形成的威胁。」</text:p>
      <text:p text:style-name="P4">
根据美国疾病管制暨预防中心（CDC）本月稍早发布的报告，在美国，从2016年到2021年，涉及合成鸦片类药物芬太尼的药物过量死亡率增加了两倍多。</text:p>
      <text:p text:style-name="P4">
芬太尼比海洛因强50倍、比吗啡强100倍，且与其他非法药物混合使用的情形愈来愈普遍，往往足以致命。</text:p>
      <text:p text:style-name="P4">
Source: <text:a xlink:type="simple" xlink:href="https://www.rfi.fr/cn/%E5%9B%BD%E9%99%85%E6%8A%A5%E9%81%93/20230531-%E6%8E%A7%E5%8A%A9%E9%95%BF%E8%8A%AC%E5%A4%AA%E5%B0%BC%E6%B3%9B%E6%BB%A5-%E7%BE%8E%E5%AE%A3%E5%B8%83%E5%88%B6%E8%A3%81%E4%B8%AD%E5%9B%BD-%E5%A2%A8%E8%A5%BF%E5%93%A517%E5%90%8D%E4%B8%AA%E4%BA%BA%E4%B8%8E%E5%AE%9E%E4%BD%93" text:style-name="Internet_20_link" text:visited-style-name="Visited_20_Internet_20_Link">
https://www.rfi.fr/cn/%E5%9B%BD%E9%99%85%E6%8A%A5%E9%81%93/20230531-%E6%8E%A7%E5%8A%A9%E9%95%BF%E8%8A%AC%E5%A4%AA%E5%B0%BC%E6%B3%9B%E6%BB%A5-%E7%BE%8E%E5%AE%A3%E5%B8%83%E5%88%B6%E8%A3%81%E4%B8%AD%E5%9B%BD-%E5%A2%A8%E8%A5%BF%E5%93%A517%E5%90%8D%E4%B8%AA%E4%BA%BA%E4%B8%8E%E5%AE%9E%E4%BD%93</text:a>
</text:p>
      <!--NEWS-->
      <text:h text:style-name="P10" text:outline-level="1">
<text:span text:style-name="T4">
面对后来者居上，昔日传奇英特尔正努力“渡劫” (Free Version)</text:span>
</text:h>
      <text:p text:style-name="P4">
Author: Asa Fitch</text:p>
      <text:p text:style-name="P4">
Publisher: 华尔街日报中文网</text:p>
      <text:p text:style-name="P4">
Published Time: 2023-05-31T0:20:00.000Z</text:p>
      <text:p text:style-name="P4">
Modified Time: 2023-05-31T06:20:00.000Z</text:p>
      <text:p text:style-name="P4">
Created Time: 2023-05-31T02:51:00.000Z</text:p>
      <text:p text:style-name="P4">
Description: 英特尔已被英伟达等竞争对手远远甩在身后。该公司首席执行官基辛格致力于通过大规模扩建工厂来扭转公司命运。</text:p>
      <text:p text:style-name="P4">
Images: []</text:p>
      <text:p text:style-name="P4">
Categories: ['科技']</text:p>
      <text:p text:style-name="P4">
Keywords: SYND,LINK:EN|WP-WSJ-0000926808</text:p>
      <text:p text:style-name="P4">
Type: Article</text:p>
      <!--METADATA-->
      <text:p text:style-name="P4">
帕特·基辛格(Pat Gelsinger)敏锐地意识到，他必须雷厉风行，以免英特尔公司(Intel,INTC)成为另一家被更机敏的竞争对手远远甩在身后的传奇美国科技公司。</text:p>
      <text:p text:style-name="P4">
Source: <text:a xlink:type="simple" xlink:href="https://cn.wsj.com/articles/%E9%9D%A2%E5%AF%B9%E5%90%8E%E6%9D%A5%E8%80%85%E5%B1%85%E4%B8%8A-%E6%98%94%E6%97%A5%E4%BC%A0%E5%A5%87%E8%8B%B1%E7%89%B9%E5%B0%94%E6%AD%A3%E5%8A%AA%E5%8A%9B-%E6%B8%A1%E5%8A%AB-f74cdc76" text:style-name="Internet_20_link" text:visited-style-name="Visited_20_Internet_20_Link">
https://cn.wsj.com/articles/%E9%9D%A2%E5%AF%B9%E5%90%8E%E6%9D%A5%E8%80%85%E5%B1%85%E4%B8%8A-%E6%98%94%E6%97%A5%E4%BC%A0%E5%A5%87%E8%8B%B1%E7%89%B9%E5%B0%94%E6%AD%A3%E5%8A%AA%E5%8A%9B-%E6%B8%A1%E5%8A%AB-f74cdc76</text:a>
</text:p>
      <!--NEWS-->
      <text:h text:style-name="P10" text:outline-level="1">
<text:span text:style-name="T4">
衛星發射失敗墜海 朝鮮：燃料不穩定</text:span>
</text:h>
      <text:p text:style-name="P4">
Author: None (Language: zh)</text:p>
      <text:p text:style-name="P4">
Publisher: None</text:p>
      <text:p text:style-name="P4">
Time: 2023-05-31T00:42:00Z</text:p>
      <text:p text:style-name="P4">
Description: 朝鮮日前預告，為加強監測美軍活動，近日將發射首枚軍事偵察衛星。韓國軍方31日稱，朝鮮清晨發射了火箭，試圖把衛星送上軌道，此事在日韓一度觸發警報和疏散警告。</text:p>
      <text:p text:style-name="P4">
Videos: []</text:p>
      <text:p text:style-name="P4">
Images: []</text:p>
      <text:p text:style-name="P4">
Subject: 时政风云</text:p>
      <text:p text:style-name="P4">
Subjects: ['韩国', '岛屿主权争端', '日本', '朝鲜', '金正恩']</text:p>
      <text:p text:style-name="P4">
Keywords: ['朝鲜', '韩国', '日本', '间谍卫星', '弹道导弹', '朝鲜半岛']</text:p>
      <text:p text:style-name="P4">
ID: 65761319</text:p>
      <!--METADATA-->
      <text:p text:style-name="P4">
<text:a xlink:type="simple" xlink:href="https://www.dw.com/zh/overlay/image/article/65761319/65767943" text:style-name="Internet_20_link" text:visited-style-name="Visited_20_Internet_20_Link">
 </text:a>
</text:p>
      <text:p text:style-name="P4">
圖為29日韓國新聞以資料畫面報導朝鮮將發射衛星。</text:p>
      <text:p text:style-name="P4">
（德國之聲中文網）韓國軍方表示，朝鮮週三（5月31日）向南發射火箭，試圖將1枚一顆「衛星」送上太空軌道，後來在韓國西海岸異常著陸。朝鮮官媒朝中社（KCNA）則稱，該火箭發射過程的第2階段中，由於新引擎系統及火箭燃料不穩定而發生故障，因而墜落黃海。朝鮮表示將檢查此「嚴重」缺陷，很快將進行第2次發射。</text:p>
      <text:p text:style-name="P4">
針對朝鮮發射火箭一事，日本內閣官房長官松野博一表示譴責，已透過在北京的外交管道向朝鮮發出抗議，並將與韓國、美國密切合作因應。韓國也召開國家安全會議，譴責朝鮮的挑釁舉動；韓國軍方已著手打撈墜海的火箭殘骸，並進行進一步分析。</text:p>
      <text:p text:style-name="P4">
路透社報導，朝鮮31日發射火箭時，韓國於上午6點32分左右發布空襲警報，要求市民準備疏散；但隨後的警報改稱，前次的城市警報是誤發。</text:p>
      <text:p text:style-name="P4">
同日清晨，日本政府的J-Alert警報系統也向沖繩居民發出緊急警告，要求人民待在室內。該系統隨後表示，導彈不會飛到日本領土，並解除了警告。</text:p>
      <text:p text:style-name="P4">
首爾梨花大學國際研究副教授李雷夫（Leif-EricEasley）表示：「無論朝鮮目前的衛星任務成功與否，平壤可能都會就其太空能力進行政治宣傳，並發表挑撥首爾和東京之間關係的外交言論。」</text:p>
      <text:h text:style-name="P12" text:outline-level="3">
<text:span text:style-name="T4">
「衛星」發射預告</text:span>
</text:h>
      <text:p text:style-name="P4">
朝鮮官媒朝中社（KCNA）週二（30日）援引一名高級國防官員的說法報導，朝鮮將於6月發射一枚軍事偵察衛星。</text:p>
      <text:p text:style-name="P4">
朝鮮勞動黨中央軍事委員會副主席李炳哲（Ri PyongChol）透過朝中社發布聲明，譴責美國和韓國的聯合軍事演習顯示兩國「不顧一切的侵略野心」。他指出，這些演習迫使了平壤必須具備「能夠實時蒐集關於敵人軍事行為資訊的能力」。</text:p>
      <text:p text:style-name="P4">
他在聲明中表示：「我們將全面考慮當前和未來的威脅，並將強化所有包容性和實用性戰爭嚇阻的活動，更徹底地付諸實踐。」</text:p>
      <text:p text:style-name="P4">
在提到華盛頓和首爾的「魯莽」行為時，李炳哲說，朝鮮感到「有必要擴大偵察和情蒐手段，改進各種防禦性和進攻性武器」，以加強軍事準備，他還指責美國「在朝鮮半島及其附近地區進行敵對的空中間諜活動」。</text:p>
      <text:p text:style-name="P4">
日本首相岸田文雄與美國國務院皆表示，即便朝鮮宣稱將發射的是「衛星」，但使用彈道導彈技術進行發射，仍屬違反聯合國安理會多項決議的行為，將威脅人民安全。</text:p>
      <text:p text:style-name="P4">
中國外交部發言人毛寧在29日的例行記者會上回應有關提問時，她表示，「朝鮮半島形勢發展到今天事出有因」，盼有關各方正視問題癥結，堅持政治解決方向，通過有意義的對話均衡解決各自合理關切。</text:p>
      <text:p text:style-name="P4">
</text:p>
      <text:p text:style-name="P4">
朝鮮官媒5月16日釋出影像，顯示朝鮮領導人金正恩父女在觀賞「火星18」固態燃料彈道導彈試射。</text:p>
      <text:h text:style-name="P12" text:outline-level="3">
<text:span text:style-name="T4">
日本：威脅領土就擊落</text:span>
</text:h>
      <text:p text:style-name="P4">
日本防衛省週一（29日）將其彈道導彈防禦系統設為警戒狀態，並警告說，若有任何飛行物威脅日本領土，就會將之擊落。</text:p>
      <text:p text:style-name="P4">
路透社指出，這是日本防衛省自2016年以來，首度對朝鮮的太空發射行動做出回應。一名防衛省的發言人說，日本預期這次會像2016年一樣，朝鮮載運衛星的火箭將飛越日本的西南島鏈。</text:p>
      <text:p text:style-name="P4">
稍早，日本放送協會（NHK）等日媒首先指出，朝鮮通知了日本海上保安廳，稱其將在5月31日至6月11日之間發射衛星。路透社、美聯社隨後報導，日本已證實此事，並稱影響範圍包含黃海、東海以及菲律賓呂宋島東部的水域；日本政府已向附近船隻示警。</text:p>
      <text:p text:style-name="P4">
日本內閣官房長官松野博一在記者會上表示：「政府認識到，該衛星有可能越過我國的領土。」</text:p>
      <text:p text:style-name="P4">
據日本首相辦公室的說法，朝鮮雖稱之為「衛星」，但發射過程中很可能包含彈道導彈。美聯社指出，發射衛星到太空，會使用到被聯合國安理會禁止的長程導彈科技。松野博一說，朝鮮此舉將違背聯合國決議，對日本和區域的和平安全構成威脅。</text:p>
      <text:p text:style-name="P4">
</text:p>
      <text:p text:style-name="P4">
圖為日本首相岸田文雄5月20日出席七國集團（G7）峰會。</text:p>
      <text:h text:style-name="P12" text:outline-level="3">
<text:span text:style-name="T4">
朝鮮的意圖</text:span>
</text:h>
      <text:p text:style-name="P4">
4月，朝鮮官媒曾稱， <text:a xlink:type="simple" xlink:href="https://www.dw.com/zh/zh/金正恩朝鲜即将发射首枚间谍卫星/a-65373347" text:style-name="Internet_20_link" text:visited-style-name="Visited_20_Internet_20_Link">
 該國第1枚偵察衛星已準備就緒</text:a>
，領導人金正恩5月中更曾前往視察，並批准了接下來的發射計劃。分析人士說，此衛星是朝鮮監控計劃的一環，其中也包含無人機科技，其目的是為了在有一天開戰時提高打擊目標的能力。</text:p>
      <text:p text:style-name="P4">
針對朝鮮的衛星發射，日本早已開始做相關準備。今年4月，日本曾派出一艘驅逐艦到東海，上面搭載標準3型防空導彈（Standard Missile-3,SM-3），該導彈有能力擊中太空的目標物；此外，日本5月還宣布將在沖繩部署愛國者3型防空導彈（PAC-3），可打擊較接近地面的目標。</text:p>
      <text:p text:style-name="P4">
上週，韓國發射了首枚商業衛星到太空，可能有助於韓國在今年稍晚時發射其第一枚軍用衛星上軌道，並製造出更強大的導彈。美聯社稱，有專家認為金正恩會希望比韓國早一步讓偵察衛星上太空。</text:p>
      <text:p text:style-name="P4">
朝鮮曾於2012年和2016年發射觀測地球的衛星上軌道；儘管該國展現出發射衛星的能力，但其衛星的實際功用引發外界質疑，因為先前的衛星未能傳輸圖像回來；從官媒近期公布的影像來看，其設備也顯得太小、太粗糙，可能不支持高解析度的衛星圖像。</text:p>
      <text:p text:style-name="P4">
近幾個月來，朝鮮頻繁 <text:a xlink:type="simple" xlink:href="https://www.dw.com/zh/zh/不滿美韓軍演-朝鮮證實核空爆試驗/a-65130515" text:style-name="Internet_20_link" text:visited-style-name="Visited_20_Internet_20_Link">
 測試武器 </text:a>
和試射導彈，其中包含 <text:a xlink:type="simple" xlink:href="https://www.dw.com/zh/zh/朝鮮證實試射新型導彈-專家未來或繼續試射/a-65298758" text:style-name="Internet_20_link" text:visited-style-name="Visited_20_Internet_20_Link">
 新型的固態燃料洲際彈道導彈 </text:a>
。上週，韓國與美國在朝鮮邊境附近舉行聯合實彈軍演之後，朝鮮官媒朝中社週一警告說，韓、美的「侵略戰爭設想」將面臨後果：「他們在（朝鮮）軍隊眼皮底下做出這種魯莽行為和危險的戰爭博弈，我們想問他們能否應對這帶來的後果。」</text:p>
      <text:p text:style-name="P4">
</text:p>
      <text:p text:style-name="P4">
朝鮮官媒5月17日釋出影像，顯示朝鮮領導人金正恩視察該國第一枚偵察衛星情況。</text:p>
      <text:p text:style-name="P4">
（綜合報導）</text:p>
      <text:p text:style-name="P4">
Source: <text:a xlink:type="simple" xlink:href="https://www.dw.com/zh/衛星發射失敗墜海-朝鮮：燃料不穩定/a-65761319" text:style-name="Internet_20_link" text:visited-style-name="Visited_20_Internet_20_Link">
https://www.dw.com/zh/衛星發射失敗墜海-朝鮮：燃料不穩定/a-65761319?maca=chi-rss-chi-all-1127-rdf</text:a>
</text:p>
      <!--NEWS-->
      <text:h text:style-name="P10" text:outline-level="1">
<text:span text:style-name="T4">
新冠病毒溯源：顶级中国科学家称不该排除实验室泄露</text:span>
</text:h>
      <text:p text:style-name="P4">
Author: https://www.facebook.com/bbcworldservice/</text:p>
      <text:p text:style-name="P4">
Publisher: BBC News 中文</text:p>
      <text:p text:style-name="P4">
Published Time: 2023-05-31T01:33:51.000Z</text:p>
      <text:p text:style-name="P4">
Modified Time: 2023-05-31T01:33:51.000Z</text:p>
      <text:p text:style-name="P4">
Description: 领导中国应对疫情的高福教授告诉BBC，调查疫情起源应该考虑到所有。</text:p>
      <text:p text:style-name="P4">
Images: ["<text:a xlink:type="simple" xlink:href="https://ichef.bbci.co.uk/news/640/cpsprodpb/C1F9/production/_129875694_2rtx7c83e.jpg" text:style-name="Internet_20_link" text:visited-style-name="Visited_20_Internet_20_Link">
_129875694_2r...</text:a>
", "<text:a xlink:type="simple" xlink:href="https://ichef.bbci.co.uk/news/640/cpsprodpb/15E39/production/_129875698_2gettyimages-1215439288.jpg" text:style-name="Internet_20_link" text:visited-style-name="Visited_20_Internet_20_Link">
_129875698_2g...</text:a>
", "<text:a xlink:type="simple" xlink:href="https://ichef.bbci.co.uk/news/640/cpsprodpb/E909/production/_129875695_2gettyimages-643961442.jpg" text:style-name="Internet_20_link" text:visited-style-name="Visited_20_Internet_20_Link">
_129875695_2g...</text:a>
", "<text:a xlink:type="simple" xlink:href="https://ichef.bbci.co.uk/news/640/cpsprodpb/1638A/production/_129881019_2gettyimages-1301170237.jpg" text:style-name="Internet_20_link" text:visited-style-name="Visited_20_Internet_20_Link">
_129881019_2g...</text:a>
", "<text:a xlink:type="simple" xlink:href="https://ichef.bbci.co.uk/news/640/cpsprodpb/4819/production/_129875481_2img_3255.jpg" text:style-name="Internet_20_link" text:visited-style-name="Visited_20_Internet_20_Link">
_129875481_2i...</text:a>
"]</text:p>
      <text:p text:style-name="P4">
Videos: []</text:p>
      <text:p text:style-name="P4">
Tags: ['新冠病毒疫情', '中國']</text:p>
      <text:p text:style-name="P4">
Type: Article</text:p>
      <!--METADATA-->
      <text:h text:style-name="P12" text:outline-level="3">
<text:span text:style-name="T4">
新冠病毒溯源：顶级中国科学家称不该排除实验室泄露</text:span>
</text:h>
      <ul>
        <li>
沙磊（John Sudworth），西蒙·梅宾（Simon Maybin）   * BBC记者</li>
      </ul>
      <text:p text:style-name="P4">
2023年5月31日凌晨1点33分<draw:frame draw:style-name="fr1" draw:name="Image54" text:anchor-type="as-char" svg:width="6.9236in" svg:height="3.894525in" draw:z-index="0">
<draw:image xlink:href="../Images/BBC Chinese/2023-05-31T01-33-51.000Z/_129875694_2rtx7c83e.jpg" xlink:type="simple" xlink:show="embed" xlink:actuate="onLoad" draw:mime-type="image/jpeg"/>
</draw:frame>
</text:p>
      <text:p text:style-name="P4">
图像来源，  Reuters</text:p>
      <text:p text:style-name="P4">
图像加注文字，</text:p>
      <text:p text:style-name="P4">
高福</text:p>
      <text:p text:style-name="P4">
<text:span text:style-name="T4">
一位前中国政府高级科学家告诉BBC，不应排除新冠病毒从实验室泄露这一可能性。</text:span>
</text:p>
      <text:p text:style-name="P4">
曾作为中国疾病预防控制中心主任，高福教授在疫情应对和溯源工作中发挥了重要作用。</text:p>
      <text:p text:style-name="P4">
中国政府否认了这种疾病可能起源于武汉实验室的任何说法。</text:p>
      <text:p text:style-name="P4">
但高教授没有直截了当 <text:span text:style-name="T4">
。</text:span>
</text:p>
      <text:p text:style-name="P4">
在接受BBC广播四频道播客《发热：寻找新冠病毒的起源》采访时，高教授说：“你总是可以怀疑任何事情。这是科学。不要排除任何可能性。”</text:p>
      <text:p text:style-name="P4">
高教授是世界级别的病毒学家和免疫学家，去年从中国疾病预防控制中心退休后，现任中国国家自然科学基金委员会副主任。</text:p>
      <text:p text:style-name="P4">
高教授还告诉BBC，中国政府对武汉病毒研究所进行了某种正式调查，这也许可以说明，中国政府对实验室泄密理论的重视程度比其官方声明所称的要高。</text:p>
      <text:p text:style-name="P4">
“政府组织了一些事情，”他说，但他自己的部门中国疾控中心没有参与其中。</text:p>
      <text:p text:style-name="P4">
我们请他澄清，这是否意味着政府的另一个部门对武汉病毒研究所进行了正式搜查。武汉病毒研究所是中国顶级国家实验室之一，该实验室据称花了数年时间研究冠状病毒。</text:p>
      <text:p text:style-name="P4">
“是的，”他回答说，“那个实验室经过了该领域专家的双重检查。”</text:p>
      <text:p text:style-name="P4">
这是官方首次承认进行了某种形式的调查，但高教授表示，虽然他没有看到调查结果，但他"听说"有确认称该实验室是清白的。</text:p>
      <text:p text:style-name="P4">
“我想，他们的结论是他们遵守了所有的协议。他们没有发现任何不当行为。”</text:p>
      <text:p text:style-name="P4">
<draw:frame draw:style-name="fr1" draw:name="Image55" text:anchor-type="as-char" svg:width="6.9236in" svg:height="3.894525in" draw:z-index="0">
<draw:image xlink:href="../Images/BBC Chinese/2023-05-31T01-33-51.000Z/_129875698_2gettyimages-1215439288.jpg" xlink:type="simple" xlink:show="embed" xlink:actuate="onLoad" draw:mime-type="image/jpeg"/>
</draw:frame>
</text:p>
      <text:p text:style-name="P4">
图像来源，  Getty Images</text:p>
      <text:p text:style-name="P4">
图像加注文字，</text:p>
      <text:p text:style-name="P4">
武汉病毒研究所</text:p>
      <text:p text:style-name="P4">
几乎可以肯定，导致新冠疫情的病毒曾源于蝙蝠。</text:p>
      <text:p text:style-name="P4">
但它如何从蝙蝠身上传到我们身上的是一个更有争议的问题，从一开始就有两种主要可能性。</text:p>
      <text:p text:style-name="P4">
一种是病毒从蝙蝠自然传播给人类，可能经过其他动物传播。许多科学家表示，大量证据表明，这是最有可能的情况。</text:p>
      <text:p text:style-name="P4">
但是其他科学家说，没有足够的证据来排除主要的另一种可能性：病毒感染了参与研究的人，其研究是为了更好地了解大自然病毒的威胁。</text:p>
      <text:p text:style-name="P4">
这两种可能目前处于地缘政治的核心，处于一堆阴谋论的漩涡，也是我们这个时代最政治化和最有害的科学辩论之一。</text:p>
      <text:p text:style-name="P4">
我们通过对辩论各方的一些顶尖科学家的采访，以及从武汉街头到美国一个高度安全的实验室内部的实地报道，阐释了这个困难但非常重要的问题。</text:p>
      <text:p text:style-name="P4">
2020年1月新冠病毒爆发时，新加坡科学家王林发教授访问了武汉病毒研究所，当时他是该所的名誉教授。</text:p>
      <text:p text:style-name="P4">
他告诉BBC，武汉病毒研究所的一位同事一直担心实验室泄漏的可能性，但她能够排除这种可能性。</text:p>
      <text:p text:style-name="P4">
<draw:frame draw:style-name="fr1" draw:name="Image56" text:anchor-type="as-char" svg:width="6.9236in" svg:height="3.894525in" draw:z-index="0">
<draw:image xlink:href="../Images/BBC Chinese/2023-05-31T01-33-51.000Z/_129875695_2gettyimages-643961442.jpg" xlink:type="simple" xlink:show="embed" xlink:actuate="onLoad" draw:mime-type="image/jpeg"/>
</draw:frame>
</text:p>
      <text:p text:style-name="P4">
图像来源，  Getty Images</text:p>
      <text:p text:style-name="P4">
图像加注文字，</text:p>
      <text:p text:style-name="P4">
石正丽</text:p>
      <text:p text:style-name="P4">
王林发是杜克-新加坡国立大学医学院教授的新发传染病教授，并定期与武汉病毒研究所的同专业教授石正丽教授合作。</text:p>
      <text:p text:style-name="P4">
他们是老朋友，是世界上研究蝙蝠冠状病毒的顶级专家，也因此获得了蝙蝠侠和蝙蝠女侠的绰号。</text:p>
      <text:p text:style-name="P4">
王教授表示，石教授告诉他，她“失眠了一两天”，因为她担心“她的实验室里有一个她不知道的样本，但它含有病毒，污染了什么东西，然后跑出去了”。</text:p>
      <text:p text:style-name="P4">
但他说，她检查了她的样本，发现它们没有含有导致新冠病毒或任何其他足以引起疫情的病毒的证据。</text:p>
      <text:p text:style-name="P4">
他还表示，石教授或她团队中的任何人“无可能”隐瞒他们发现实验室泄密证据的事实，因为他们表现得就像什么都没发生过一样，包括出去吃饭，计划唱卡拉OK。</text:p>
      <text:p text:style-name="P4">
现在解密的美国情报显示，该病毒研究所的几名研究人员在2019年秋天生病，症状和“新冠病毒以及常见的季节性疾病一致”。</text:p>
      <text:p text:style-name="P4">
但王教授告诉我们，他建议石教授在2020年1月从她的团队中采集血液样本，看看他们是否有新冠病毒抗体。他说她听了他的建议，所有的检测结果都是阴性的。</text:p>
      <text:p text:style-name="P4">
一些科学家认为，绝大多数证据表明，病毒是在武汉的一个市场传播给人类的。王教授就是其中之一。</text:p>
      <text:p text:style-name="P4">
<draw:frame draw:style-name="fr1" draw:name="Image57" text:anchor-type="as-char" svg:width="6.9236in" svg:height="3.894525in" draw:z-index="0">
<draw:image xlink:href="../Images/BBC Chinese/2023-05-31T01-33-51.000Z/_129881019_2gettyimages-1301170237.jpg" xlink:type="simple" xlink:show="embed" xlink:actuate="onLoad" draw:mime-type="image/jpeg"/>
</draw:frame>
</text:p>
      <text:p text:style-name="P4">
图像来源，  Getty Images</text:p>
      <text:p text:style-name="P4">
图像加注文字，</text:p>
      <text:p text:style-name="P4">
武汉华南海鲜市场</text:p>
      <text:p text:style-name="P4">
武汉华南海鲜市场出售的东西远比它的名字暗示的要多，包括野生哺乳动物。该市场与许多早期病例有关，这些病例都是在华南海鲜市场工作或购物的人。</text:p>
      <text:p text:style-name="P4">
尽管中国的表现明显缺乏透明度，但这些科学家表示，现在有足够的信息，比如早期病例的数据和中国市场的环境采样，可以排除实验室泄漏的可能。</text:p>
      <text:p text:style-name="P4">
事实上，这种确定性的主张从一开始就存在，最明显就是在2020年3月的一篇论文中。这篇论文已成为互联网时代阅读量最大、争议最大的科学论文之一。</text:p>
      <text:p text:style-name="P4">
“严重急性呼吸综合征冠状病毒2（SARS-CoV-2）的近端起源”是由病毒学和新发疾病领域的一些最杰出科学家撰写的，他们的结论是“我们不相信任何基于实验室的假设是可信的。”</text:p>
      <text:p text:style-name="P4">
它支持了一种观点，这种观点很快在许多媒体报道中流行起来，即实验室泄密是一个阴谋论。</text:p>
      <text:p text:style-name="P4">
但该论文的一位作者在播客中表示，他现在对之前结论的可信度产生了怀疑。</text:p>
      <text:p text:style-name="P4">
哥伦比亚大学流行病学教授伊恩·利普金（Ian Lipkin）长期追踪世界各地的疾病，包括中国，他在那里建立了紧密联系。</text:p>
      <text:p text:style-name="P4">
他还是好莱坞大片《传染病》的科学顾问。</text:p>
      <text:p text:style-name="P4">
利普金教授现在称，在论文中排除任何基于实验室的假设，有些太过分。</text:p>
      <text:p text:style-name="P4">
虽然他仍然认为市场仍是新冠病毒来源的最合理解释，并且不相信该病毒是被故意设计的，但他并不认为可以排除所有的实验室或研究可能。</text:p>
      <text:p text:style-name="P4">
<draw:frame draw:style-name="fr1" draw:name="Image58" text:anchor-type="as-char" svg:width="6.9236in" svg:height="3.894525in" draw:z-index="0">
<draw:image xlink:href="../Images/BBC Chinese/2023-05-31T01-33-51.000Z/_129875481_2img_3255.jpg" xlink:type="simple" xlink:show="embed" xlink:actuate="onLoad" draw:mime-type="image/jpeg"/>
</draw:frame>
 图像加注文字，</text:p>
      <text:p text:style-name="P4">
伊恩·利普金</text:p>
      <text:p text:style-name="P4">
他主动提出了自己的理论，指的是武汉另一个实验室，该实验室由武汉疾病预防控制中心管理，距离华南海鲜市场只有几百米远。</text:p>
      <text:p text:style-name="P4">
据中国新闻报道，该实验室参与了从野生蝙蝠采集数千份血液和粪便样本的工作，这些研究有时是在没有佩戴适当防护装备的情况下进行的，这显然存在感染风险。</text:p>
      <text:p text:style-name="P4">
“在那里工作的人可能是在洞穴里收集蝙蝠时被感染的，”利普金教授说，当他参与撰写2020年3月的那篇论文时，他并不知道这个实验室及其工作。</text:p>
      <text:p text:style-name="P4">
利普金教授指，华南海鲜市场是病毒起源的进一步分析——包括最近关注市场上有浣熊狗的证据的研究——并不能解决起源问题。</text:p>
      <text:p text:style-name="P4">
他说，这种病毒可能“起源于市场之外，并在市场中被放大”。</text:p>
      <text:p text:style-name="P4">
表面上看，高教授有关不排除实验室泄漏的言论似乎与中国公开声明的立场严重不符，甚至很危险。</text:p>
      <text:p text:style-name="P4">
“所谓‘实验室泄密’是反华势力编造的谎言。这是出于政治动机，没有科学依据，”中国驻英国大使馆在一份声明中表示。</text:p>
      <text:p text:style-name="P4">
但从另一个角度来看，双方可能有更多的共同点。</text:p>
      <text:p text:style-name="P4">
中国政府在宣传中一直在推行一种奇怪的、未经证实的第三种理论。</text:p>
      <text:p text:style-name="P4">
它说，这种病毒不是来自实验室或市场，而是可能通过冷冻食品包装带入该国。</text:p>
      <text:p text:style-name="P4">
中国政府称，它排除了实验室和市场的可能性，高教授的言论可以被简单地视为该立场的更科学的版本，因为他排除了这两种可能性。两者都是基于缺乏证据的观点。</text:p>
      <text:p text:style-name="P4">
“我们真的不知道病毒来自哪里……这个问题仍然没有解决，”高教授告诉BBC。</text:p>
      <text:p text:style-name="P4">
科学家们争论，有时是激烈的争论这个问题是否真的仍然没有定论。</text:p>
      <text:p text:style-name="P4">
但是，至少在中国之外，有一件事是广泛一致的：中国在寻找证据或分享证据方面做得不够。</text:p>
      <text:p text:style-name="P4">
虽然这似乎是一个简单的问题，但它绝不是。</text:p>
      <text:p text:style-name="P4">
新冠病毒从哪里来？</text:p>
      <text:p text:style-name="P4">
对每一个逝去的生命，对每一个遭受苦难的人，对那些继续遭受苦难的人，答案非常重要。</text:p>
      <text:p text:style-name="P4">
Source: <text:a xlink:type="simple" xlink:href="https://www.bbc.com/zhongwen/simp/chinese-news-65752700" text:style-name="Internet_20_link" text:visited-style-name="Visited_20_Internet_20_Link">
https://www.bbc.com/zhongwen/simp/chinese-news-65752700</text:a>
</text:p>
      <!--NEWS-->
      <text:h text:style-name="P10" text:outline-level="1">
<text:span text:style-name="T4">
維族學生下落查明 港府籲國際特赦組織道歉</text:span>
</text:h>
      <text:p text:style-name="P4">
Author: None (Language: zh)</text:p>
      <text:p text:style-name="P4">
Publisher: None</text:p>
      <text:p text:style-name="P4">
Time: 2023-05-31T01:36:00Z</text:p>
      <text:p text:style-name="P4">
Description: 國際特赦組織日前稱，1名維吾爾族學生赴港後失聯，恐被非法引渡至中國大陸。有韓媒報導該生人在韓國之後，該組織30日更正聲明，表示已查明該生並未前往香港。港府對此表示憤慨，要求鄭重道歉。</text:p>
      <text:p text:style-name="P4">
Videos: []</text:p>
      <text:p text:style-name="P4">
Images: []</text:p>
      <text:p text:style-name="P4">
Subject: 时政风云</text:p>
      <text:p text:style-name="P4">
Subjects: ['维吾尔', '谷歌', '香港', '雨伞革命', '香港政改', '专题报道：香港“反送中”抗议', '新疆']</text:p>
      <text:p text:style-name="P4">
Keywords: ['新疆', '新疆人权', '维吾尔', '反修例', '香港', '国泰航空']</text:p>
      <text:p text:style-name="P4">
ID: 65760933</text:p>
      <!--METADATA-->
      <text:p text:style-name="P4">
<text:a xlink:type="simple" xlink:href="https://www.dw.com/zh/overlay/image/article/65760933/64069222" text:style-name="Internet_20_link" text:visited-style-name="Visited_20_Internet_20_Link">
 </text:a>
</text:p>
      <text:p text:style-name="P4">
國際特赦組織指，有1名維族學生搭乘國泰航空抵達香港機場後失聯（示意圖）</text:p>
      <text:p text:style-name="P4">
（德國之聲中文網）國際特赦組織（AmnestyInternational）日前指出，1名維吾爾族學生赴港後失聯，該組織週二（5月30日）發布更正聲明，稱已查明該生並未前往香港。</text:p>
      <text:p text:style-name="P4">
國際特赦組織26日稱，本月10日，1名維吾爾族學生自韓國飛往香港後隨即失聯，恐在香港機場遭中國警方帶走、非法引渡至中國大陸拘留。港府否認後不久，有韓媒引述該名學生在韓的指導教授說法報導，該名學生目前人仍在韓國。</text:p>
      <text:p text:style-name="P4">
30日，該組織改稱已經聯繫上該生，他並未前往香港，「與之前收到的訊息相反」。國際特赦組織表示，他們很高興獲知該生下落，將繼續監測中國、海外維吾爾人以及香港的人權狀況，並「繼續努力為因自己或所愛之人受到人權侵害，而向我們求援的人提供支持。」</text:p>
      <text:p text:style-name="P4">
香港政府30日深夜針對此事表示憤慨與鄙視。港府聲明稱，國際特赦組織「不但不肯承認錯誤」，還妄稱將藉「繼續監察香港和內地人權狀況」為其「詆毀香港和內地的歹毒言論」文過飾非，希望該組織能負起責任、為此鄭重道歉。</text:p>
      <text:p text:style-name="P4">
國際特赦組織並未針對此事提供更多細節，也未立即回覆美聯社的置評請求。</text:p>
      <text:h text:style-name="P12" text:outline-level="3">
<text:span text:style-name="T4">
維族學生「失蹤」事件</text:span>
</text:h>
      <text:p text:style-name="P4">
根據該組織發布的聲明，該維吾爾族學生名叫阿布都雷赫曼（AbuduwailiAbudureheman），出生於新疆克拉瑪依市，過去7年在韓國首爾攻讀博士學位，因其海外經驗而被中國列入「觀察名單」。</text:p>
      <text:p text:style-name="Quotations">

<text:p text:style-name="P4">
<text:a xlink:type="simple" xlink:href="https://www.instagram.com/p/CggZmagvhVm/" text:style-name="Internet_20_link" text:visited-style-name="Visited_20_Internet_20_Link">
 View this post on Instagram&gt;
 </text:a>
</text:p>

</text:p>
      <text:p text:style-name="P4">
韓聯社29日報導，阿布都雷赫曼的指導教授、南韓國民大學體育學院院長趙旭淵（Cho Wook-yeon，音譯）表示，阿布都雷赫曼為攻讀博士學位，兩人「每天都有保持聯絡」，強調該生人「確實在韓國」，沒去香港。</text:p>
      <text:p text:style-name="P4">
趙旭淵透過電話向韓聯社表示，他不知道為什麼國際特赦組織指阿布都雷赫曼在香港失蹤，計畫聯繫國際特赦組織糾正事實。</text:p>
      <text:p text:style-name="P4">
美聯社30日報導，國際特赦組織表示正試圖獨立確認該名學生的下落與安全，若獲得更多訊息將進一步回應。</text:p>
      <text:p text:style-name="P4">
美聯社則試圖直接聯繫該名學生，但韓國校方以隱私為由拒絕提供詳細聯繫方式。校方表示，趙旭淵教授與學生進行了溝通，確認他人在韓國，但趙旭淵教授並沒有回應美聯社的電話查詢。</text:p>
      <text:p text:style-name="P4">
中國外交部發言人毛寧在29日的例行記者會被問及此事時，則是僅回覆：「我不掌握有關情況。」</text:p>
      <text:p text:style-name="P4">
香港政府已經否認了該生在香港失聯的說法。香港《明報》報導，港府發言人27日回應，政府紀錄顯示該生不曾入境或被拒絕入境香港，國際特赦組織在未查核事實的情況下，肆意攻擊港府、詆毀香港人權狀況，做出毫無根據、無中生有的指控，「其歹毒之心顯而易見」。港府發言人強烈譴責並要求該組織對其抹黑、不實言論道歉。</text:p>
      <text:p text:style-name="P4">
國際特赦組織上週發布的聲明指，該生赴港後失聯，其搭乘的是國泰航空自首爾起飛、原定於10日晚間11點降落香港的航班。國泰航空並未回應他是否曾經登機。</text:p>
      <text:p text:style-name="P4">
阿布都雷赫曼的同行友人27日告訴法新社，該生10日在香港機場傳了一則簡訊後即失聯，至今下落不明。他在最後的簡訊中，自稱正遭中國警察調查與盤問，可能需要一些時間，請朋友不需等他一同離開。</text:p>
      <text:p text:style-name="P4">
法新社報導，該名友人稱，由於阿布都雷赫曼去中國旅行時，曾有被「扣留問話」的紀錄，因此他當時並未多想，然而次日，這位朋友聯繫了香港出入境管理部門，仍無法獲得更多訊息。基於對該生安危的擔憂，友人選擇公開事件。</text:p>
      <text:p text:style-name="P4">
這名友人說，他曾對阿布都雷赫曼此行抱持懷疑態度，但阿布都雷赫曼仍執意訪港：「他失算了⋯⋯他不知道後果會多嚴重。」</text:p>
      <text:p text:style-name="P4">
</text:p>
      <text:p text:style-name="P4">
中國政府長期遭控侵害維族人權。圖為2021年中國國旗在新疆烏魯木齊一座清真寺升起（資料照）</text:p>
      <text:p text:style-name="P4">
國際特赦組織中國研究員阿卡德（Alkan Akad）稱，該生似乎在抵港時就被拘留和審訊，「令人質疑港府是否與中國政府共謀，侵犯維吾爾人的人權。」</text:p>
      <text:p text:style-name="P4">
駐瑞典的獨立維吾爾族研究員尼埃利瑪（Nyrola Elima）向美聯社表示，該生若從韓國飛往香港，就會有登機紀錄，「儘管港府努力否認或隱瞞 <text:a xlink:type="simple" xlink:href="https://www.dw.com/zh/zh/報告中國文化清洗維族文化遺產/a-64662117" text:style-name="Internet_20_link" text:visited-style-name="Visited_20_Internet_20_Link">
北京和新疆政府對維吾爾人的暴行 </text:a>
，但這名維族博士生在香港機場失蹤的事實仍然存在」。</text:p>
      <text:p text:style-name="P4">
駐華盛頓特區的維吾爾族學者、《維吾爾時報》創始人伊敏（TahirImin）則告訴美聯社，若該生並未進入香港，過去兩週間應會讓他的朋友知道行蹤。他說：「香港當局的聲明是個公然的謊言，試圖避免國際批評，並掩蓋其可能與中國共產黨在<text:a xlink:type="simple" xlink:href="https://www.dw.com/zh/zh/追蹤外國記者出入新疆-報告上海設監控系統/a-65510441" text:style-name="Internet_20_link" text:visited-style-name="Visited_20_Internet_20_Link">
 全球範圍內追捕維吾爾人 </text:a>
的同謀。」</text:p>
      <text:h text:style-name="P12" text:outline-level="3">
<text:span text:style-name="T4">
大众中国总裁称新疆厂无强迫劳动 维族学者：说法有问题</text:span>
</text:h>
      <text:p text:style-name="P4">
（綜合報導）</text:p>
      <text:p text:style-name="P4">
Source: <text:a xlink:type="simple" xlink:href="https://www.dw.com/zh/維族學生下落查明-港府籲國際特赦組織道歉/a-65760933" text:style-name="Internet_20_link" text:visited-style-name="Visited_20_Internet_20_Link">
https://www.dw.com/zh/維族學生下落查明-港府籲國際特赦組織道歉/a-65760933?maca=chi-rss-chi-all-1127-rdf</text:a>
</text:p>
      <!--NEWS-->
      <text:h text:style-name="P10" text:outline-level="1">
<text:span text:style-name="T4">
科技行业领袖警告AI可能给人类带来“灭绝风险”</text:span>
</text:h>
      <text:p text:style-name="P4">
Creator: KEVIN ROOSE</text:p>
      <text:p text:style-name="P4">
Publisher: https://www.facebook.com/nytimeschinese</text:p>
      <text:p text:style-name="P4">
Published Time: 2023-05-31T01:45:00+08:00</text:p>
      <text:p text:style-name="P4">
Description: 这份由多位人工智能公司高管、研究人员共同签署的声明称，他们正在开发的AI技术可能对人类构成威胁，应被视为与流行病及核战争同等的社会风险，受到更严格的监管。 Jim Lo Scalzo/EPA, via Shutterstock 包括OpenAI首席执行官萨姆·奥尔特曼在内的三家领先人工智能公司的高管签署了一封公开信，提请人们警惕人工智能的风险。</text:p>
      <text:p text:style-name="P4">
Images: ["<text:a xlink:type="simple" xlink:href="https://static01.nyt.com/images/2023/05/30/multimedia/30AI-SAFETY-01-jbhq/30AI-SAFETY-01-jbhq-master1050.jpg" text:style-name="Internet_20_link" text:visited-style-name="Visited_20_Internet_20_Link">
30AI-SAFETY-0...</text:a>
"]</text:p>
      <text:p text:style-name="P4">
Category: 科技</text:p>
      <text:p text:style-name="P4">
Type: Article</text:p>
      <!--METADATA-->
      <text:p text:style-name="P4">
<draw:frame draw:style-name="fr1" draw:name="Image61" text:anchor-type="as-char" svg:width="6.9236in" svg:height="4.615733in" draw:z-index="0">
<draw:image xlink:href="../Images/cnnytimes/2023-05-31T01-45-00-08-00/30AI-SAFETY-01-jbhq-master1050.jpg" xlink:type="simple" xlink:show="embed" xlink:actuate="onLoad" draw:mime-type="image/jpeg"/>
</draw:frame>
</text:p>
      <text:p text:style-name="P4">
一群行业领袖周二警告，他们正在开发的人工智能技术有朝一日可能对人类的生存构成威胁，应被视为与大流行病及核战争同等的社会风险。</text:p>
      <text:p text:style-name="P4">
非营利组织人工智能安全中心发表的一份 <text:a xlink:type="simple" xlink:href="https://www.safe.ai/statement-on-ai-risk" text:style-name="Internet_20_link" text:visited-style-name="Visited_20_Internet_20_Link">
 只有一句话的声明 </text:a>
写道：“减轻人工智能带来的灭绝风险应该成为全球的优先事项，就像应对其他社会规模的风险——如大流行病和核战争一样。”这封公开信由逾350名从事人工智能工作的高管、研究人员和工程师签署。</text:p>
      <text:p text:style-name="P4">
签署者包括三家领先人工智能公司的高管：OpenAI首席执行官萨姆·奥尔特曼，谷歌DeepMind首席执行官杰米斯·哈萨比斯，以及Anthropic首席执行官达里奥·阿莫代伊。</text:p>
      <text:p text:style-name="P4">
杰弗里·辛顿和约书亚·本吉奥是因在神经网络方面的开创性工作而获得图灵奖的三位研究人员中的两位，他们通常被视为现代人工智能运动的“教父”，他们也签署了该声明，此外还有该领域的其他杰出研究人员。(截至周二，第三位图灵奖得主、Meta人工智能研究项目负责人扬·勒昆尚未签名。)</text:p>
      <text:p text:style-name="P4">
广告</text:p>
      <text:p text:style-name="P4">
该声明是在人们对人工智能可能存在的危害越来越担心之际发表的。最近，所谓大型语言模型，也就是ChatGPT和其他聊天机器人使用的人工智能系统所取得的进展引发了人们的担忧——人工智能有可能很快就会被大规模用于传播错误信息和宣传，或者可能消除数以百万计白领的工作。</text:p>
      <text:p text:style-name="P4">
一些人认为，最终，人工智能可能变得足够强大，如果不采取任何措施来减缓其发展，它可能会在几年内造成社会规模的破坏，尽管研究人员有时并没有解释这种情况如何发生。</text:p>
      <text:p text:style-name="P4">
这些担忧得到了许多行业领导者的认同，这使他们处于一个不同寻常的境地，他们声称，他们正在开发的一项技术——在许多情况下，他们正在拼命工作，以图比竞争对手更快——构成了严重的风险，应该受到更严格的监管。</text:p>
      <text:p text:style-name="P4">
本月，奥尔特曼、哈萨比斯和阿莫代伊与美国总统拜登和副总统哈里斯碰面，讨论人工智能监管问题。在 <text:a xlink:type="simple" xlink:href="https://www.nytimes.com/2023/05/16/technology/openai-altman-artificial-intelligence-regulation.html" text:style-name="Internet_20_link" text:visited-style-name="Visited_20_Internet_20_Link">
 会后的参议院证词</text:a>
中，奥尔特曼警告，先进人工智能系统的风险已经严重到需要政府干预的程度，并呼吁对人工智能的潜在危害进行监管。</text:p>
      <text:p text:style-name="P4">
人工智能安全中心执行主任丹·亨德里克斯在接受采访时表示，这封公开信代表了一些行业领袖的“出柜”，他们曾对自己正在开发的技术存在的风险表示担忧——但只是在私下里。</text:p>
      <text:p text:style-name="P4">
“即使在人工智能界，也存在普遍误解，认为只有少数人是末日论者，”亨德里克斯说。“但事实上，很多人私下里都会对这些事情表示担忧。”</text:p>
      <text:p text:style-name="P4">
广告</text:p>
      <text:p text:style-name="P4">
一些怀疑论者认为，人工智能技术还太不成熟，不足以构成生死攸关的威胁。对于今天的人工智能系统，他们更担心的不是长期危险，而是短期问题，比如有偏见的反应和不正确的反应。</text:p>
      <text:p text:style-name="P4">
但也有人认为，人工智能的进步实在太快，以至于它在某些领域的表现已经超过了人类的水平，而且很快就会在其他领域超越人类。他们说，这项技术已经显示出先进能力和先进理解力的迹象，这让人们担心，“通用人工智能”(AGI)——可以在各种任务中达到或超过人类水平的人工智能——可能已经离我们不远了。</text:p>
      <text:p text:style-name="P4">
在 <text:a xlink:type="simple" xlink:href="https://openai.com/blog/governance-of-superintelligence" text:style-name="Internet_20_link" text:visited-style-name="Visited_20_Internet_20_Link">
 上周的一篇博客文章 </text:a>
中，奥尔特曼和OpenAI的另外两名高管提出了几种负责任地管理强大人工智能系统的方法。他们呼吁领先的人工智能制造商进行合作，对大型语言模型进行更多技术研究，并成立一个类似于国际原子能机构（旨在控制核武器的使用）的国际人工智能安全组织。</text:p>
      <text:p text:style-name="P4">
奥尔特曼还表示，支持制定规则，要求大型尖端人工智能模型的制造者注册获得政府颁发的许可证。</text:p>
      <text:p text:style-name="P4">
今年3月，1000多名技术人员和研究人员 <text:a xlink:type="simple" xlink:href="https://cn.nytimes.com/technology/20230330/ai-artificial-intelligence-musk-risks/" text:style-name="Internet_20_link" text:visited-style-name="Visited_20_Internet_20_Link">
 签署了另一封公开信</text:a>
 ，呼吁暂停开发最大的人工智能模型六个月，理由是担心“开发和部署更强大数字思维的竞赛失控”。</text:p>
      <text:p text:style-name="P4">
这封信由另一家专注于人工智能的非营利组织——生命未来研究所牵头，伊隆·马斯克和其他知名科技领袖签名，但来自领先人工智能实验室的签名并不多。</text:p>
      <text:p text:style-name="P4">
广告</text:p>
      <text:p text:style-name="P4">
亨德里克斯说，人工智能安全中心这份简短的新声明——总共只有22个英文单词——旨在团结人工智能专家，这些专家可能对特定风险的性质或防止这些风险发生的措施存在分歧，但他们对强大的人工智能系统有着共同的担忧。</text:p>
      <text:p text:style-name="P4">
“我们不想推动一个包含30种潜在干预措施的大菜单，”他说。“这种事会稀释信息。”</text:p>
      <text:p text:style-name="P4">
这份声明最初被分享给几位知名人工智能专家，其中包括辛顿。辛顿本月 <text:a xlink:type="simple" xlink:href="https://www.nytimes.com/2023/05/01/technology/ai-google-chatbot-engineer-quits-hinton.html" text:style-name="Internet_20_link" text:visited-style-name="Visited_20_Internet_20_Link">
 辞去了在谷歌的工作</text:a>
，他说，这样他就可以更自由地谈论人工智能的潜在危害。之后，该声明进入了几个主要的人工智能实验室，然后一些员工在上面签名。</text:p>
      <text:p text:style-name="P4">
随着成百上千万人使用人工智能聊天机器人寻求娱乐、陪伴和提高工作效率，以及底层技术的快速进步，来自该领域领导者的警告  的紧迫性也在增加  。</text:p>
      <text:p text:style-name="P4">
“我认为，如果这项技术出了问题，可能会出大问题，”奥尔特曼告诉参议院小组委员会。“我们希望与政府合作，防止这种情况发生。”</text:p>
      <text:p text:style-name="P4">
Source: <text:a xlink:type="simple" xlink:href="https://cn.nytimes.com/technology/20230531/ai-threat-warning/" text:style-name="Internet_20_link" text:visited-style-name="Visited_20_Internet_20_Link">
https://cn.nytimes.com/technology/20230531/ai-threat-warning/</text:a>
</text:p>
      <!--NEWS-->
      <text:h text:style-name="P10" text:outline-level="1">
<text:span text:style-name="T4">
打擊芬太尼 美國制裁中國13個實體與個人</text:span>
</text:h>
      <text:p text:style-name="P4">
Author: None (Language: zh)</text:p>
      <text:p text:style-name="P4">
Publisher: None</text:p>
      <text:p text:style-name="P4">
Time: 2023-05-31T01:46:00Z</text:p>
      <text:p text:style-name="P4">
Description: 為了打擊芬太尼的濫用，美國政府週二宣佈制裁中國和墨西哥的17個實體與個人，引發中國駐美大使館的抗議。</text:p>
      <text:p text:style-name="P4">
Videos: []</text:p>
      <text:p text:style-name="P4">
Images: []</text:p>
      <text:p text:style-name="P4">
Subject: 时政风云</text:p>
      <text:p text:style-name="P4">
Subjects: ['德中关系', '奥巴马', '岛屿主权争端', '专题报道：全景观看“习马会”', '中国', '中共十九大', '墨西哥', '美国']</text:p>
      <text:p text:style-name="P4">
Keywords: ['芬太尼', '美国', '中国', '墨西哥', '毒品']</text:p>
      <text:p text:style-name="P4">
ID: 65775810</text:p>
      <!--METADATA-->
      <text:p text:style-name="P4">
<text:a xlink:type="simple" xlink:href="https://www.dw.com/zh/overlay/image/article/65775810/65142937" text:style-name="Internet_20_link" text:visited-style-name="Visited_20_Internet_20_Link">
 </text:a>
</text:p>
      <text:p text:style-name="P4">
芬太尼藥劑示意圖（資料照）</text:p>
      <text:p text:style-name="P4">
（德國之聲中文網）美國政府打擊毒品芬太尼（Fentanyl）又有新動作，美國財政部週二（5月30日）指控中國和墨西哥的17個實體和個人協助生產假冒的含芬太尼藥丸，並宣布對其實施制裁。</text:p>
      <text:p text:style-name="P4">
路透社報導，美國財政部表示已對總部設在中國的7個實體和6個人，以及總部設在墨西哥的1個企業和3個個人實施了制裁。</text:p>
      <text:p text:style-name="P4">
美國財政部指責上述對象參與銷售壓丸機等設備，這些設備用於將假冒商標印在非法生產的藥丸上，且藥丸通常含有芬太尼並運往美國。</text:p>
      <text:p text:style-name="P4">
根據美國疾病控制和預防中心（CDC）本月發布的一份報告，從2016年到2021年，美國涉及合成阿片類藥物芬太尼的藥物過量致死率，增加了2倍多。</text:p>
      <text:p text:style-name="P4">
芬太尼的效果比海洛因強50倍，比嗎啡強100倍，並且越來越常與其他非法藥物混合使用，往往會導致致命後果。</text:p>
      <text:p text:style-name="P4">
根據美國政府的估計，隨著2021年美國與藥物有關的過量死亡人數超過10萬人，拜登政府一直在推動採取行動。</text:p>
      <text:p text:style-name="P4">
</text:p>
      <text:p text:style-name="P4">
含有芬太尼成分的藥丸示意圖（資料照）</text:p>
      <text:h text:style-name="P12" text:outline-level="3">
<text:span text:style-name="T4">
與墨西哥毒梟有關</text:span>
</text:h>
      <text:p text:style-name="P4">
美聯社報導，被制裁者包括位於中國惠州的壓丸機供應商尤里科技發展有限公司和3名中國公民。美國財政部表示，該公司將壓丸機運送到美國，給參與製造假藥的人。</text:p>
      <text:p text:style-name="P4">
美國的制裁還針對位於中國深圳的關聯企業亞新通用機械和亞新電子科技。據其稱，亞新曾與一家總部位於墨西哥的藥丸設備供應商合作，該供應商曾提供設備給一名與墨西哥錫那羅亞販毒集團有關聯的人。</text:p>
      <text:p text:style-name="P4">
「這個人使用這些機器在墨西哥創建了超級實驗室，每週可以生產數百萬顆含有芬太尼的藥丸」，美國財政部表示。</text:p>
      <text:p text:style-name="P4">
美國檢察官今年4月宣布，對錫那羅亞販毒集團的成員提出起訴，指控其生產和販運芬太尼。近年來，合成阿片類藥物被認為是造成美國每年數萬人死亡的罪魁禍首。</text:p>
      <text:p text:style-name="P4">
美國財政部外國資產控制辦公室（OFAC）實施的這項制裁，已凍結了這些公司和個人在美國的資產，也禁止任何美國公民和企業，與遭到制裁的對象進行任何交易。</text:p>
      <text:p text:style-name="P4">
</text:p>
      <text:p text:style-name="P4">
美國財政部大樓（資料照）</text:p>
      <text:h text:style-name="P12" text:outline-level="3">
<text:span text:style-name="T4">
中國譴責制裁</text:span>
</text:h>
      <text:p text:style-name="P4">
路透社報導，針對這項議題，華盛頓一直在尋求北京方面的更大幫助，以阻止來自中國的芬太尼「前體」化學品的非法流動，但美國官員告訴路透社，由於兩國關係惡化， <text:a xlink:type="simple" xlink:href="https://www.dw.com/zh/zh/為打擊芬太尼走私-墨西哥向習近平求援/a-65231251" text:style-name="Internet_20_link" text:visited-style-name="Visited_20_Internet_20_Link">
中國有關單位一直不願合作 </text:a>
 。</text:p>
      <text:p text:style-name="P4">
中國駐華盛頓大使館發言人劉鵬宇譴責美國財政部此舉，稱華盛頓「公然制裁中國個人和實體」，這將「 <text:a xlink:type="simple" xlink:href="https://www.dw.com/zh/zh/中国否认在美被滥用的阿片类药物多数来自中国/a-41135258" text:style-name="Internet_20_link" text:visited-style-name="Visited_20_Internet_20_Link">
 給中美禁毒合作增加更多障礙</text:a>
 」。</text:p>
      <text:p text:style-name="P4">
劉鵬宇稱，這「嚴重侵犯了有關公司和個人的合法權益」，並表示華盛頓試圖推卸責任， <text:a xlink:type="simple" xlink:href="https://www.dw.com/zh/zh/新冠疫情改变毒品走私模式/a-53972479" text:style-name="Internet_20_link" text:visited-style-name="Visited_20_Internet_20_Link">
 而不是努力減少需求和加強對處方藥的管理</text:a>
 。</text:p>
      <text:p text:style-name="P4">
（美聯社、路透社）</text:p>
      <text:p text:style-name="P4">
</text:p>
      <text:p text:style-name="P4">
由於美中關係不佳，雙方在芬太尼問題上無法合作，圖為中美兩國國旗示意圖（資料照）</text:p>
      <text:p text:style-name="P4">
Source: <text:a xlink:type="simple" xlink:href="https://www.dw.com/zh/打擊芬太尼-美國制裁中國13個實體與個人/a-65775810" text:style-name="Internet_20_link" text:visited-style-name="Visited_20_Internet_20_Link">
https://www.dw.com/zh/打擊芬太尼-美國制裁中國13個實體與個人/a-65775810?maca=chi-rss-chi-all-1127-rdf</text:a>
</text:p>
      <!--NEWS-->
      <text:h text:style-name="P10" text:outline-level="1">
<text:span text:style-name="T4">
拒絕中美防長會晤 北京要美國「展現誠意」</text:span>
</text:h>
      <text:p text:style-name="P4">
Author: None (Language: zh)</text:p>
      <text:p text:style-name="P4">
Publisher: None</text:p>
      <text:p text:style-name="P4">
Time: 2023-05-31T01:54:00Z</text:p>
      <text:p text:style-name="P4">
Description: 《華爾街日報》29日報導，中國拒絕了美國提議雙方國防部長於新加坡會晤的請求。對此，中國外交部發言人毛寧30日回應稱，「中美兩軍對話面臨困難的原因美方是清楚的」，要求美國「展現誠意」。</text:p>
      <text:p text:style-name="P4">
Videos: []</text:p>
      <text:p text:style-name="P4">
Images: []</text:p>
      <text:p text:style-name="P4">
Subject: 时政风云</text:p>
      <text:p text:style-name="P4">
Subjects: ['南希·佩洛西', '专题报道：习近平访美']</text:p>
      <text:p text:style-name="P4">
Keywords: ['中美关系', '香格里拉对话', '印太安全', '李尚福', '奥斯汀']</text:p>
      <text:p text:style-name="P4">
ID: 65766662</text:p>
      <!--METADATA-->
      <text:p text:style-name="P4">
<text:a xlink:type="simple" xlink:href="https://www.dw.com/zh/overlay/image/article/65766662/65367112" text:style-name="Internet_20_link" text:visited-style-name="Visited_20_Internet_20_Link">
 </text:a>
</text:p>
      <text:p text:style-name="P4">
中國防長李尚福4月訪問莫斯科時，曾與俄國防長對話</text:p>
      <text:p text:style-name="P4">
（德國之聲中文網）一年一度的「香格里拉對話」（The Shangri-La Dialogue）本週末（6月2日至4日）將於新加坡舉辦， <text:a xlink:type="simple" xlink:href="https://www.dw.com/zh/zh/中美防長6月有望會談雙方不同調/a-65584930" text:style-name="Internet_20_link" text:visited-style-name="Visited_20_Internet_20_Link">
美國本致力促成中美兩國防長李尚福、奧斯汀（Lloyd Austin）在此論壇中會面</text:a>
。美國《華爾街日報》週一（5月29日）報導，中國拒絕了美方的會晤請求，雙方關係回溫仍有困難。</text:p>
      <text:p text:style-name="P4">
30日，中國外交部發言人毛寧被問及能否證實此消息，毛寧回應：「當前，中美兩軍對話面臨困難的原因美方是清楚的。美方應當切實尊重中國的主權、安全和利益關切，立即糾正錯誤做法，展現誠意，為中美兩軍對話溝通創造必要的氛圍和條件。」</text:p>
      <text:p text:style-name="P4">
此前，美國國防部在給《華爾街日報》的一份聲明中表示，中方正式拒絕了美方5月初所提的邀請，並補充，該部門相信兩國軍方的開放溝通「可以確保競爭不會演變成衝突」。美國國防官員還表示，有鑒於此類會議往年都是在召開前數小時促成的，<text:a xlink:type="simple" xlink:href="https://www.dw.com/zh/zh/客座评论中美春暖花未开/a-65769538" text:style-name="Internet_20_link" text:visited-style-name="Visited_20_Internet_20_Link">
 中國此次的拒絕被視為一個是異常直白的訊號 </text:a>
 。</text:p>
      <text:p text:style-name="P4">
</text:p>
      <text:p text:style-name="P4">
美國防長奧斯汀4月曾就烏克蘭議題發表談話</text:p>
      <text:p text:style-name="P4">
在擔任中國國防部長前，李尚福曾是中共中央軍委裝備發展部部長，2018年因協助中國進口俄羅斯武器而遭美國制裁。英國《金融時報》本月稍早曾報導，拜登政府稱無意取消制裁，美方認為該制裁並不阻礙奧斯汀與李尚福在第三國會面，但部分人士認為中國幾乎不可能在此情況下同意會談。</text:p>
      <text:p text:style-name="P4">
部分美國官員警告，美國的東南亞盟友一直對「中美衝突能在新加坡減壓」的前景持開放態度，中國此次的拒絕可能引發這些國家的擔憂。</text:p>
      <text:p text:style-name="P4">
中國駐華盛頓大使館及白宮均未立即回應《華爾街日報》的置評請求。</text:p>
      <text:h text:style-name="P12" text:outline-level="3">
<text:span text:style-name="T4">
美國促談吃閉門羹？</text:span>
</text:h>
      <text:p text:style-name="P4">
負責印度太平洋安全事務的美國助理國防部長拉特納（ElyRatner）上週在華盛頓智庫「戰略與國際研究中心」（CSIS）的活動中表示，美方曾提議美國防長或其他軍方領袖可與中國進行通話、會議或對話，但「遇到了很多困難」。</text:p>
      <text:p text:style-name="P4">
中美關係自今年2月的「 <text:a xlink:type="simple" xlink:href="https://www.dw.com/zh/zh/中國氣球能實時回傳信號美無法證實/a-65222124" text:style-name="Internet_20_link" text:visited-style-name="Visited_20_Internet_20_Link">
 偵察氣球事件 </text:a>
」便持續緊張，奧斯汀及美國參謀長聯席會議主席米利（Mark Milley）曾多次請求與中國的對應官員通話，遭中方拒絕；美國國務卿布林肯（AnthonyBlinken）的訪中計畫，也被迫取消或推遲。拜登一再呼籲中美關係需要緩和，但遭中國政府批評「沒有誠意」。</text:p>
      <text:p text:style-name="P4">
本月稍早， <text:a xlink:type="simple" xlink:href="https://www.dw.com/zh/zh/中美關係解凍沙利文與王毅坦率長談8小時/a-65597495" text:style-name="Internet_20_link" text:visited-style-name="Visited_20_Internet_20_Link">
 白宮國家安全顧問沙利文（Jake Sullivan）在維也納會見了中共中央外事辦主任王毅</text:a>
 ；美國商務部長 <text:a xlink:type="simple" xlink:href="https://www.dw.com/zh/zh/中國商務部長王文濤見雷蒙多-中美破冰關鍵/a-65738924" text:style-name="Internet_20_link" text:visited-style-name="Visited_20_Internet_20_Link">
 雷蒙多 （GinaRaimondo）也在華盛頓會見了中國商務部長王文濤 </text:a>
 ，這是拜登執政期間，中美兩國在華府舉行的首次內閣級會晤。</text:p>
      <text:p text:style-name="P4">
</text:p>
      <text:p text:style-name="P4">
美國商務部長雷蒙多2021年在白宮就高速網路發表談話</text:p>
      <text:p text:style-name="P4">
這2次會晤本被外界視為中美摩擦緩和的徵兆，然而 <text:a xlink:type="simple" xlink:href="https://www.dw.com/zh/zh/美中關係陷寒冰-秦剛籲美深刻反思/a-65556918" text:style-name="Internet_20_link" text:visited-style-name="Visited_20_Internet_20_Link">
 中國外交部長秦剛5月初在北京會見美國駐北京大使伯恩斯</text:a>
 （NicholasBurns）時，就台灣問題嚴厲指責美方破壞「美中關係來之不易的積極勢頭」，顯示緊張局勢的緩解仍有局限性。</text:p>
      <text:p text:style-name="P4">
對此，美國智庫美國企業研究院（American Enterprise Institute）高級研究員庫珀（ZackCooper）告訴《華爾街日報》，中國不願奧斯汀和李尚福會談，卻決定會見其他美國高級官員，這似乎是一個戰略選擇：「中國認為，他們在應對負責經濟問題的官員時，他們最有影響力。他們因此將這類活動，置於國安相關的活動之前。」</text:p>
      <text:p text:style-name="P4">
（《華爾街日報》、《金融時報》、路透社）</text:p>
      <text:p text:style-name="P4">
Source: <text:a xlink:type="simple" xlink:href="https://www.dw.com/zh/拒絕中美防長會晤-北京要美國「展現誠意」/a-65766662" text:style-name="Internet_20_link" text:visited-style-name="Visited_20_Internet_20_Link">
https://www.dw.com/zh/拒絕中美防長會晤-北京要美國「展現誠意」/a-65766662?maca=chi-rss-chi-all-1127-rdf</text:a>
</text:p>
      <!--NEWS-->
      <text:h text:style-name="P10" text:outline-level="1">
<text:span text:style-name="T4">
业内高管：AI对人类威胁堪比“大流行病和核战争” (Free Version)</text:span>
</text:h>
      <text:p text:style-name="P4">
Authors: ['伦敦报道']</text:p>
      <text:p text:style-name="P4">
Publisher: 英国《金融时报》</text:p>
      <text:p text:style-name="P4">
Time: 2023-05-31T02:07:59+00:00</text:p>
      <text:p text:style-name="P4">
Published Time: 2023-05-30T12:00:99+08:00</text:p>
      <text:p text:style-name="P4">
Modified Time: 2023-05-30T20:33:99+08:00</text:p>
      <text:p text:style-name="P4">
Description: 人工智能行业350多位高管和研究人员签署的声明称，减轻AI造成灭绝的风险，应该被列为全球优先事项。</text:p>
      <text:p text:style-name="P4">
Images: []</text:p>
      <text:p text:style-name="P4">
Themes: ['人工智能']</text:p>
      <text:p text:style-name="P4">
Keywords: ['人工智能', '科技', '微软', '马斯克']</text:p>
      <text:p text:style-name="P4">
Type: Article</text:p>
      <!--METADATA-->
      <text:p text:style-name="P4">
来自FT中文网的温馨提示：如您对更多FT中文网的内容感兴趣，请在苹果应用商店或谷歌应用市场搜索“FT中文网”，下载FT中文网的官方应用。</text:p>
      <text:p text:style-name="P4">
OpenAI和谷歌(Google)DeepMind等公司的一群首席执行官和科学家警告称，快速发展的人工智能(AI)技术对人类构成的潜在威胁与核冲突和疾病不相上下。</text:p>
      <text:p text:style-name="P4">
“减轻AI造成灭绝的风险，应该与其他社会规模的风险——例如大流行病和核战争——一起被列为全球优先事项，”旧金山非营利组织——人工智能安全中心(Centerfor AI Safety)发布的一份声明称。</text:p>
      <text:p text:style-name="P4">
包括OpenAI的萨姆•奥尔特曼(Sam Altman)、谷歌DeepMind的德米斯•哈萨比斯(DemisHassabis)和Anthropic的达里奥•阿莫代伊(Dario Amodei)在内的350多位AI高管、研究人员和工程师签署了这份只有一句话的声明。</text:p>
      <text:p text:style-name="P4">
杰弗里•辛顿(Geoffrey Hinton)和约书亚•本吉奥(Yoshua Bengio)——他们曾因在神经网络领域的工作而获得图灵奖(TuringAward)，经常被称为AI“教父”——也签署了这份声明。辛顿在5月初从谷歌离职，以便不受约束地谈论这项技术的潜在危害。</text:p>
      <text:p text:style-name="P4">
这份声明出炉之前，大型科技公司发布的一些AI产品提高了人们对其潜在缺陷——包括散布错误信息、固化社会偏见和取代人类员工——的认识，促使各方呼吁对整个行业进行监管。</text:p>
      <text:p text:style-name="P4">
欧盟立法者正在推进欧洲的《人工智能法案》(Artificial Intelligence Act)，而美国也在探索监管。</text:p>
      <text:p text:style-name="P4">
微软(Microsoft)支持的OpenAI在去年11月推出ChatGPT，被视为开启AI普及之先河。奥尔特曼5月首次在美国国会作证，呼吁以许可证的形式进行监管。</text:p>
      <text:p text:style-name="P4">
今年3月，埃隆•马斯克(Elon Musk)等1000多名研究人员和科技公司高管曾呼吁暂停开发先进AI系统六个月，以叫停他们所称的“军备竞赛”。</text:p>
      <text:p text:style-name="P4">
那封信因其具体做法而受到批评，包括其论证中引用的一些研究人员提出的批评，还有些人则不同意按照该信的建议暂停技术发展。</text:p>
      <text:p text:style-name="P4">
对于最新这份一句话的声明，人工智能安全中心告诉《纽约时报》(New York Times)，它希望避免分歧。</text:p>
      <text:p text:style-name="P4">
“我们不想推动包含30种潜在干预措施的庞大菜单，”执行董事丹•亨德里克斯(Dan Hendrycks)表示。“那么做会冲淡主要信息。”</text:p>
      <text:p text:style-name="P4">
微软首席技术官凯文•斯科特(Kevin Scott)和首席科学官埃里克•霍维茨(EricHorvitz)周二也签署了该声明。签名的还有Deepmind联合创始人、如今经营初创公司Inflection AI的穆斯塔法•苏莱曼(MustafaSuleyman)。</text:p>
      <text:p text:style-name="P4">
译者/和风</text:p>
      <text:p text:style-name="P4">
Source: <text:a xlink:type="simple" xlink:href="http://www.ftchinese.com/story/001099811" text:style-name="Internet_20_link" text:visited-style-name="Visited_20_Internet_20_Link">
http://www.ftchinese.com/story/001099811</text:a>
</text:p>
      <!--NEWS-->
      <text:h text:style-name="P10" text:outline-level="1">
<text:span text:style-name="T4">
现代和起亚汽车软件补丁未能阻止车辆被窃 (Free Version)</text:span>
</text:h>
      <text:p text:style-name="P4">
Author: Sean McLain</text:p>
      <text:p text:style-name="P4">
Publisher: 华尔街日报中文网</text:p>
      <text:p text:style-name="P4">
Published Time: 2023-05-31T02:15:00.000Z</text:p>
      <text:p text:style-name="P4">
Modified Time: 2023-05-31T02:15:00.000Z</text:p>
      <text:p text:style-name="P4">
Created Time: 2023-05-31T01:09:00.000Z</text:p>
      <text:p text:style-name="P4">
Description: 现代汽车和起亚汽车在2月份发布了一个软件补丁，旨在阻止不断发生的车辆盗窃。三个多月过去了，该问题目前仍令这两家汽车制造商头痛不已。</text:p>
      <text:p text:style-name="P4">
Images: []</text:p>
      <text:p text:style-name="P4">
Categories: ['商业']</text:p>
      <text:p text:style-name="P4">
Keywords: SYND</text:p>
      <text:p text:style-name="P4">
Type: Article</text:p>
      <!--METADATA-->
      <text:p text:style-name="P4">
现代汽车公司(Hyundai Motor, 005380.SE)和起亚汽车公司(Kia Motors,000270.SE)在2月份发布了一个软件补丁，旨在阻止 <text:a xlink:type="simple" xlink:href="https://cn.wsj.com/articles/CN-BIZ-20230520103222" text:style-name="Internet_20_link" text:visited-style-name="Visited_20_Internet_20_Link">
 不断发生的车辆盗窃 </text:a>
 。三个多月过去了，该问题目前仍令这两家汽车制造商头痛不已。</text:p>
      <text:p text:style-name="P4">
Source: <text:a xlink:type="simple" xlink:href="https://cn.wsj.com/articles/%E7%8E%B0%E4%BB%A3%E5%92%8C%E8%B5%B7%E4%BA%9A%E6%B1%BD%E8%BD%A6%E8%BD%AF%E4%BB%B6%E8%A1%A5%E4%B8%81%E6%9C%AA%E8%83%BD%E9%98%BB%E6%AD%A2%E8%BD%A6%E8%BE%86%E8%A2%AB%E7%AA%83-7d7aecc0" text:style-name="Internet_20_link" text:visited-style-name="Visited_20_Internet_20_Link">
https://cn.wsj.com/articles/%E7%8E%B0%E4%BB%A3%E5%92%8C%E8%B5%B7%E4%BA%9A%E6%B1%BD%E8%BD%A6%E8%BD%AF%E4%BB%B6%E8%A1%A5%E4%B8%81%E6%9C%AA%E8%83%BD%E9%98%BB%E6%AD%A2%E8%BD%A6%E8%BE%86%E8%A2%AB%E7%AA%83-7d7aecc0</text:a>
</text:p>
      <!--NEWS-->
      <text:h text:style-name="P10" text:outline-level="1">
<text:span text:style-name="T4">
南海較勁：美稱中國戰鬥機逼近挑釁攔截</text:span>
</text:h>
      <text:p text:style-name="P4">
Author: None (Language: zh)</text:p>
      <text:p text:style-name="P4">
Publisher: None</text:p>
      <text:p text:style-name="P4">
Time: 2023-05-31T02:38:00Z</text:p>
      <text:p text:style-name="P4">
Description: 美國週二指控，一架中國戰鬥機日前在南海國際空域，對美軍偵察機進行了「不必要的挑釁攔截」，最近距離僅400呎；中方則呼籲美國「停止危險的挑釁行為」，勿卸責中國。這是今年以來，美中兩軍最激烈的摩擦事件之一。</text:p>
      <text:p text:style-name="P4">
Videos: []</text:p>
      <text:p text:style-name="P4">
Images: []</text:p>
      <text:p text:style-name="P4">
Subject: 时政风云</text:p>
      <text:p text:style-name="P4">
Subjects: ['奥巴马', '专题报道：习近平访美', '岛屿主权争端', '专题报道：全景观看“习马会”', '中国', '南中国海主权争端', '中共十九大', '美国', '德中关系']</text:p>
      <text:p text:style-name="P4">
Keywords: ['中国', '美国', '南海', '香格里拉对话', '美中关系']</text:p>
      <text:p text:style-name="P4">
ID: 65775811</text:p>
      <!--METADATA-->
      <text:p text:style-name="P4">
<text:a xlink:type="simple" xlink:href="https://www.dw.com/zh/overlay/image/article/65775811/65775944" text:style-name="Internet_20_link" text:visited-style-name="Visited_20_Internet_20_Link">
 </text:a>
</text:p>
      <text:p text:style-name="P4">
美軍釋出影片截圖。</text:p>
      <text:p text:style-name="P4">
（德國之聲中文網）美國印太司令部（INDOPACOM）週二（5月30日）發布聲明及影片，指控中國解放軍戰鬥機日前在南海國際空域，對美國軍機進行「不專業的攔截」及「不必要的挑釁行為」。</text:p>
      <text:p text:style-name="P4">
聲明寫道，一名中國殲-16戰鬥機飛行員5月26日在南海國際空域上空，攔截美國空軍RC-135偵察機時，「直接飛到RC-135飛機的機頭前，迫使美國軍機飛過其尾流湍流」。</text:p>
      <text:p text:style-name="P4">
美國沒有透露事發當時，RC-135偵察機的具體飛行位置。</text:p>
      <text:p text:style-name="P4">
美國印太司令部公佈的30秒影片顯示，一架戰鬥機從美國偵察機的機頭前飛過，美軍軍機的駕駛艙隨之因尾流湍流而明顯晃動。美國國防部發言人表示，解放軍軍機逼近美軍偵察機，一度距離機頭僅400呎（約122公尺）。</text:p>
      <text:p text:style-name="P4">
聲明強調，RC-135偵察機根據國際法在南海國際空域上空進行安全和常規操作，將繼續在國際法允許的地方安全且負責任地飛行，「期望印太地區的所有國家，都能根據國際法安全地使用國際空域」。</text:p>
      <text:p text:style-name="P4">
美國國防部一名高級官員向法新社表示，中國軍機和船隻進行危險的空中攔截與海上對峙行為「次數驚人地增加」，而這些行動「可能造成不安全事件或誤判」。他表示，美方認為此次事件不只是單一飛行員的所作所為，「我們相信這屬於更廣泛的行為模式」。</text:p>
      <text:h text:style-name="P12" text:outline-level="3">
<text:span text:style-name="T4">
北京：华盛顿恶人先告状</text:span>
</text:h>
      <text:p text:style-name="P4">
周三（5月31日）中国媒体广泛转载了解放军南部战区新闻发言人张南东陆军大校对此的回应，他说，5月26日，中国人民解放军海军17舰编队位于南海进行例行性训练期间，美军1架RC-135侦察机蓄意闯入训练区域实施侦察干扰，中国人民解放军南部战区组织空中兵力，全程跟踪监视，处置依法依规，操作专业规范。在张男东看来，“美方行径严重破坏地区和平稳定，相关报道罔顾事实，完全是恶人先告状，颠倒黑白、倒打一耙，妄图混淆国际视听”。</text:p>
      <text:p text:style-name="P4">
此前，中國駐華盛頓大使館發言人劉鵬宇已做出表示，称美國長期以來「經常部署飛機和船隻對中國進行近距離偵察，對中國的國家安全構成嚴重威脅」。</text:p>
      <text:p text:style-name="P4">
「中國敦促美國停止這種危險的挑釁行為，並停止將責任轉移到中國身上。」劉鵬宇在回覆路透社的置評請求時表示，中國將「繼續採取必要措施，堅決捍衛其主權和安全，並與地區國家合作，堅決維護南海的和平與穩定。」</text:p>
      <ul>
        <li>
</li>
      </ul>
      <h5>
中国南海“微整形”工程 效果清晰可见</h5>
      <text:h text:style-name="P12" text:outline-level="3">
<text:span text:style-name="T4">
接近完工</text:span>
</text:h>
      <text:p text:style-name="P4">
2016年6月28日拍摄的卫星图像显示，中国在存在主权争议的永暑礁（Fiery CrossRiff）修建的一条3000米长的飞机跑道修建已经进入尾声。理论上，该跑道足以满足空客A380机型的起降。与7个月之前的卫星图像比较，中国在南中国海人工岛屿的建造速度惊人。</text:p>
      <ul>
        <li>
</li>
      </ul>
      <h5>
中国南海“微整形”工程 效果清晰可见</h5>
      <text:h text:style-name="P12" text:outline-level="3">
<text:span text:style-name="T4">
岛上设施</text:span>
</text:h>
      <text:p text:style-name="P4">
这张卫星图片是2015年11月拍摄的，人们可以看到岛上正在进行建造工程。据悉，岛屿上已经设有一个直升机停机坪，一个300米长的码头，还有面积大到足以停靠军队油轮的海港。</text:p>
      <ul>
        <li>
</li>
      </ul>
      <h5>
中国南海“微整形”工程 效果清晰可见</h5>
      <text:h text:style-name="P12" text:outline-level="3">
<text:span text:style-name="T4">
赤瓜礁</text:span>
</text:h>
      <text:p text:style-name="P4">
中国在争议海域填的首个海造地工程之一就是在赤瓜礁（South JohnsonReef）进行的。赤瓜礁由中国实际控制。这张最近拍摄的图片可以看到，岛上北端一座雷达塔的修建接近完工。华盛顿战略与国际研究中心下属机构亚洲海事透明倡议（AMTI）表示，岛屿中心位置可能修建了一座大型的多层军事基地。</text:p>
      <ul>
        <li>
</li>
      </ul>
      <h5>
中国南海“微整形”工程 效果清晰可见</h5>
      <text:h text:style-name="P12" text:outline-level="3">
<text:span text:style-name="T4">
军事基地？</text:span>
</text:h>
      <text:p text:style-name="P4">
从2016年年初，在斯普拉特利群岛（Spratly Islands，中国称为南沙群岛)之内的美济礁（MischiefReef）附近，中国也开始大兴土木。专家推测，美济礁未来可能会成为中方的海军军事基地。</text:p>
      <ul>
        <li>
</li>
      </ul>
      <h5>
中国南海“微整形”工程 效果清晰可见</h5>
      <text:h text:style-name="P12" text:outline-level="3">
<text:span text:style-name="T4">
飞速建设</text:span>
</text:h>
      <text:p text:style-name="P4">
南熏礁（Gaven-Riff）的人工岛工程始于2014年，施工速度很快，已经填海造出11.4万平方米土地。对比2014年3月的左图和2014年8月的右图，一座人工新岛赫然成形。</text:p>
      <ul>
        <li>
</li>
      </ul>
      <h5>
中国南海“微整形”工程 效果清晰可见</h5>
      <text:h text:style-name="P12" text:outline-level="3">
<text:span text:style-name="T4">
防空塔</text:span>
</text:h>
      <text:p text:style-name="P4">
根据亚洲海事透明倡议，自2003年起，中国就在南熏礁部署了军力。专家们表示，岛上主广场上似乎建立一个防空塔。</text:p>
      <ul>
        <li>
</li>
      </ul>
      <h5>
中国南海“微整形”工程 效果清晰可见</h5>
      <text:h text:style-name="P12" text:outline-level="3">
<text:span text:style-name="T4">
如何造岛</text:span>
</text:h>
      <text:p text:style-name="P4">
扩张岛礁的基本流程是从海底疏浚砂石，倒在浅滩上，砂会聚集至高水位线以上，之前岸床或者岛礁的位置就被隐藏起来。然后用推土机等工具将砂子弄平。建造完想要的土地面积后，岛屿周边工人要建立壁垒，防止侵蚀和风暴潮。之后就开始建造各种设施。</text:p>
      <ul>
        <li>
</li>
      </ul>
      <h5>
中国南海“微整形”工程 效果清晰可见</h5>
      <text:h text:style-name="P12" text:outline-level="3">
<text:span text:style-name="T4">
“沙土长城”</text:span>
</text:h>
      <text:p text:style-name="P4">
中国对南中国海上约90%的区域提出领土要求，而菲律宾、越南、马来西亚、文莱等国也对这块资源丰富的水域提出主权要求。南中国海是重要的世界贸易航运通道，每年都有价值约5万亿美元的货物经由该海域运往全球各地。中国的填海造地被美国军方称为“沙土长城”工程，美国对建造人工岛屿的意图表示严重关切。北京认为，其对南中国海拥有“历史性权利”。</text:p>
      <ul>
        <li>
</li>
      </ul>
      <h5>
中国南海“微整形”工程 效果清晰可见</h5>
      <text:h text:style-name="P12" text:outline-level="3">
<text:span text:style-name="T4">
美国的担忧</text:span>
</text:h>
      <text:p text:style-name="P4">
华盛顿担心，中国在南中国海地区军事层面的努力会削弱美国在太平洋地区的海军和经济力量。美国考虑派遣美国军机和军舰进入南中国海新造岛礁12海里内海域。华盛顿一再向北京和其他在争议海域进行填海的国家结束工程，但北京对此表示拒绝。</text:p>
      <ul>
        <li>
</li>
      </ul>
      <h5>
中国南海“微整形”工程 效果清晰可见</h5>
      <text:h text:style-name="P12" text:outline-level="3">
<text:span text:style-name="T4">
生态影响</text:span>
</text:h>
      <text:p text:style-name="P4">
菲律宾政府表示，中国的人工造岛活动对南中国海的“生物多样性和生态平衡造成不可逆转的广泛破坏”。并且，珊瑚礁系统因此遭到破坏，导致周边沿海国家每年蒙受1亿美元的经济损失。</text:p>
      <text:p text:style-name="P4">
作者: Gabriel Domínguez</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美中摩擦頻傳</text:span>
</text:h>
      <text:p text:style-name="P4">
美軍指控中國解放軍在南海的最新「挑釁」行為前一天，美國國防部才表示， <text:a xlink:type="simple" xlink:href="https://www.dw.com/zh/zh/拒絕中美防長會晤-北京要美國展現誠意/a-65766662" text:style-name="Internet_20_link" text:visited-style-name="Visited_20_Internet_20_Link">
 北京拒絕了華盛頓邀請美國國防部長奧斯汀（LloydAustin）與中國國防部長李尚福在新加坡「香格里拉對話」會面 </text:a>
 。</text:p>
      <text:p text:style-name="P4">
「香格里拉對話」將於6月2日至4日在新加坡登場，奧斯汀和李尚福都將出席，並分別發表演講。</text:p>
      <text:p text:style-name="P4">
不過，一名匿名美國高級國防官員向路透社澄清，公布這次事件的時機點與北京拒絕兩國防長會面無關。他解釋，公布有關事件「得要經過美國軍方的解密程序和美國的外交溝通程序」。</text:p>
      <text:p text:style-name="P4">
</text:p>
      <text:p text:style-name="P4">
美中關係自從今年2月的中國「間諜氣球」事件之後惡化。</text:p>
      <text:p text:style-name="P4">
北京和華盛頓之間的關係正處於1979年建交以來的歷史低點。從俄烏戰爭齟齬、南海權利主張、台海問題、 <text:a xlink:type="simple" xlink:href="https://www.dw.com/zh/zh/負責中國事務-美國務院高官傳將卸任/a-65727645" text:style-name="Internet_20_link" text:visited-style-name="Visited_20_Internet_20_Link">
 中國「間諜氣球」事件</text:a>
 到 <text:a xlink:type="simple" xlink:href="https://www.dw.com/zh/zh/分析封禁美光后-北京反制空间有限/a-65735679" text:style-name="Internet_20_link" text:visited-style-name="Visited_20_Internet_20_Link">
 美中科技戰</text:a>
與貿易戰等，近年履生摩擦。五角大廈認為，中國解放軍在海空採取的類似行徑，有越來越危險的趨勢。</text:p>
      <text:p text:style-name="P4">
<text:a xlink:type="simple" xlink:href="https://www.dw.com/zh/zh/美方中國軍機逼近美軍機-相距不到10米/a-64244527" text:style-name="Internet_20_link" text:visited-style-name="Visited_20_Internet_20_Link">
 去年12月，美中兩軍才發生過類似事件 </text:a>
 。當時，一架中國軍機在南海上空逼近美國偵察機，雙方最近距離僅3公尺，迫使美方偵察機緊急迴避飛行，以免擦撞。</text:p>
      <text:p text:style-name="P4">
該名美國高級國防官員告訴路透社，自2021年以來，中國已經拒絕或沒有回應與五角大廈會談的10幾項請求。美國國防部認為，維持兩方接觸交流對於避免誤解和擦槍走火至為重要。</text:p>
      <text:p text:style-name="P4">
儘管美中關係依然緊張，但仍被認為近期有降溫可能，種種跡象包含 <text:a xlink:type="simple" xlink:href="https://www.dw.com/zh/zh/中美關係解凍沙利文與王毅坦率長談8小時/a-65597495" text:style-name="Internet_20_link" text:visited-style-name="Visited_20_Internet_20_Link">
 美國國家安全顧問沙利文（JakeSullivan）和中國最高外交官王毅本月稍早曾在維也納會晤</text:a>
 ；美國總統拜登日前表示， <text:a xlink:type="simple" xlink:href="https://www.dw.com/zh/zh/解凍美中關係美駐華大使願與中國對話/a-65497402" text:style-name="Internet_20_link" text:visited-style-name="Visited_20_Internet_20_Link">
華盛頓和北京之間的關係應該很快能「解凍」 </text:a>
。</text:p>
      <text:p text:style-name="P4">
（綜合報導）</text:p>
      <text:p text:style-name="P4">
Source: <text:a xlink:type="simple" xlink:href="https://www.dw.com/zh/南海較勁：美稱中國戰鬥機逼近挑釁攔截/a-65775811" text:style-name="Internet_20_link" text:visited-style-name="Visited_20_Internet_20_Link">
https://www.dw.com/zh/南海較勁：美稱中國戰鬥機逼近挑釁攔截/a-65775811?maca=chi-rss-chi-all-1127-rdf</text:a>
</text:p>
      <!--NEWS-->
      <text:h text:style-name="P10" text:outline-level="1">
<text:span text:style-name="T4">
中国和印度几近驱逐对方所有记者 (Free Version)</text:span>
</text:h>
      <text:p text:style-name="P4">
Author: Keith Zhai</text:p>
      <text:p text:style-name="P4">
Publisher: 华尔街日报中文网</text:p>
      <text:p text:style-name="P4">
Published Time: 2023-05-31T02:45:00.000Z</text:p>
      <text:p text:style-name="P4">
Modified Time: 2023-05-31T02:45:00.000Z</text:p>
      <text:p text:style-name="P4">
Created Time: 2023-05-30T22:31:00.000Z</text:p>
      <text:p text:style-name="P4">
Description: 最近几周，印度和中国互相驱逐了对方的记者，几乎断绝了双方的媒体接触，加深了这两个全球人口最多国家之间的裂痕。</text:p>
      <text:p text:style-name="P4">
Images: []</text:p>
      <text:p text:style-name="P4">
Categories: ['国际']</text:p>
      <text:p text:style-name="P4">
Keywords: SYND,LINK:EN|WP-WSJ-0000930131</text:p>
      <text:p text:style-name="P4">
Type: Article</text:p>
      <!--METADATA-->
      <text:p text:style-name="P4">
最近几周，印度和中国互相驱逐了对方的记者，几乎断绝了双方的媒体接触，加深了这两个全球人口最多国家之间的裂痕。</text:p>
      <text:p text:style-name="P4">
Source: <text:a xlink:type="simple" xlink:href="https://cn.wsj.com/articles/%E4%B8%AD%E5%9B%BD%E5%92%8C%E5%8D%B0%E5%BA%A6%E4%BA%92%E7%9B%B8%E9%A9%B1%E9%80%90%E5%AF%B9%E6%96%B9%E7%9A%84%E8%AE%B0%E8%80%85-d5858d3" text:style-name="Internet_20_link" text:visited-style-name="Visited_20_Internet_20_Link">
https://cn.wsj.com/articles/%E4%B8%AD%E5%9B%BD%E5%92%8C%E5%8D%B0%E5%BA%A6%E4%BA%92%E7%9B%B8%E9%A9%B1%E9%80%90%E5%AF%B9%E6%96%B9%E7%9A%84%E8%AE%B0%E8%80%85-d5858d3</text:a>
</text:p>
      <!--NEWS-->
      <text:h text:style-name="P10" text:outline-level="1">
<text:span text:style-name="T4">
普京评论莫斯科受到的无人机袭击  基辅24小时内遭受第3次大规模袭击</text:span>
</text:h>
      <text:p text:style-name="P4">
Author: 半岛电视台＋通讯社</text:p>
      <text:p text:style-name="P4">
Publisher: Al Jazeera</text:p>
      <text:p text:style-name="P4">
Published Time: 2023-05-31T02:45:17</text:p>
      <text:p text:style-name="P4">
Modified Time: 2023-05-31T02:45:46</text:p>
      <text:p text:style-name="P4">
Description: 俄罗斯与乌克兰使用无人机互相袭击对方首都，这也是两国自15个多月前开战以来，在实地层面上出现的新发展。</text:p>
      <text:p text:style-name="P4">
Images: ["<text:a xlink:type="simple" xlink:href="https://chinese.aljazeera.net/wp-content/uploads/2023/05/RTSJU9PC-1685472411.jpg" text:style-name="Internet_20_link" text:visited-style-name="Visited_20_Internet_20_Link">
RTSJU9PC-1685...</text:a>
", "<text:a xlink:type="simple" xlink:href="https://chinese.aljazeera.net/wp-content/uploads/2023/05/image-1685500738.jpg" text:style-name="Internet_20_link" text:visited-style-name="Visited_20_Internet_20_Link">
image-1685500...</text:a>
", "<text:a xlink:type="simple" xlink:href="https://chinese.aljazeera.net/wp-content/uploads/2023/05/00-2-1685457249-1685500791.jpg" text:style-name="Internet_20_link" text:visited-style-name="Visited_20_Internet_20_Link">
00-2-16854572...</text:a>
", "<text:a xlink:type="simple" xlink:href="https://chinese.aljazeera.net/wp-content/uploads/2023/05/image-1-1685500854.jpg" text:style-name="Internet_20_link" text:visited-style-name="Visited_20_Internet_20_Link">
image-1-16855...</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81" text:anchor-type="as-char" svg:width="6.9236in" svg:height="4.692791in" draw:z-index="0">
<draw:image xlink:href="../Images/Aljazeera Chinese/2023-05-31T02-45-17/RTSJU9PC-1685472411.jpg" xlink:type="simple" xlink:show="embed" xlink:actuate="onLoad" draw:mime-type="image/jpeg"/>
</draw:frame>
俄罗斯总统普京出现在莫斯科的一场会展上（路透社）</text:p>
      <text:p text:style-name="P4">
俄罗斯与乌克兰使用无人机互相袭击对方首都，这也是两国自15个多月前开战以来，在实地层面上出现的新发展。</text:p>
      <text:p text:style-name="P4">
俄罗斯首都莫斯科30日凌晨受到无人机袭击，从而导致多座建筑物“轻微”受损，还有两人受伤。此前，乌克兰首都基辅在24小时内受到第3次大规模的无人机袭击，并造成1人死亡、4人受伤。</text:p>
      <text:p text:style-name="P4">
俄罗斯总统普京强调，在30日凌晨时分针对莫斯科的空前规模的无人机袭击，是对俄罗斯袭击乌克兰军事情报局总部的报复。</text:p>
      <text:p text:style-name="P4">
普京在袭击发生的数小时后发表电视声明称，“我们之前已经提到了打击决策中心的可能性，而在两三天前遭到袭击的乌克兰军事情报总部，就是相关行动之一。作为报复，基辅政权选择了一条不同的道路，即进攻莫斯科。”</text:p>
      <text:p text:style-name="P4">
俄罗斯在30日宣布，已击落了8架针对莫斯科及其周边地区的乌克兰无人机，并称这是一场不同寻常的袭击，俄罗斯方面认为，这是乌克兰在报复俄罗斯最近针对该国——尤其是首都基辅——的空袭，而乌克兰方面却否认对这些袭击负有责任。</text:p>
      <text:p text:style-name="P4">
<draw:frame draw:style-name="fr1" draw:name="Image82" text:anchor-type="as-char" svg:width="6.9236in" svg:height="3.894525in" draw:z-index="0">
<draw:image xlink:href="../Images/Aljazeera Chinese/2023-05-31T02-45-17/image-1685500738.jpg" xlink:type="simple" xlink:show="embed" xlink:actuate="onLoad" draw:mime-type="image/jpeg"/>
</draw:frame>
 俄乌战争双向升级  32架无人机参与针对莫斯科的袭击 (半岛电视台)</text:p>
      <text:p text:style-name="P4">
在所谓的“恐怖袭击”发生后，普京指责乌克兰企图“恐吓”俄罗斯人，并称赞首都莫斯科的防空系统的运行状态“令人满意”。</text:p>
      <text:p text:style-name="P4">
普京还表示，30日早些时候针对莫斯科的无人机袭击，打击的是“平民目标”，他还表示，首都莫斯科的防空系统将会进一步得到加强。</text:p>
      <text:p text:style-name="P4">
另一方面，俄罗斯军事网站报道称，在莫斯科受到的袭击中出现的是乌克兰军队拥有的“UJ-22”无人机。</text:p>
      <text:p text:style-name="P4">
该网站补充称，这款无人机能够飞行800公里的距离，此前曾在莫斯科附近的地区监测到这款无人机。</text:p>
      <text:p text:style-name="P4">
俄新社报道称，俄罗斯总检察长办公室正在监督莫斯科遇袭事件的调查。</text:p>
      <text:p text:style-name="P4">
乌克兰总统顾问米哈伊洛·波多利亚克否认基辅直接参与了30日针对莫斯科的无人机袭击，但他又表示，乌克兰乐于见到这样的情景，并且预计这类袭击将会进一步增加。</text:p>
      <text:h text:style-name="P13" text:outline-level="4">
<text:span text:style-name="T4">
保留回应权</text:span>
</text:h>
      <text:p text:style-name="P4">
在这样的背景下，俄罗斯外交部表示，它将保留采取“最强有力的措施”的权利，以回应30日早些时候针对首都莫斯科的无人机袭击。</text:p>
      <text:p text:style-name="P4">
该部在一份声明中指出，“事实证明，北约官员关于基辅政权不会深入俄罗斯领土发动袭击的保证，完全是不真实的。”</text:p>
      <text:p text:style-name="P4">
声明指出，俄罗斯保留对来自基辅政权的“恐怖”袭击作出回应的权利。</text:p>
      <text:p text:style-name="P4">
<draw:frame draw:style-name="fr1" draw:name="Image83" text:anchor-type="as-char" svg:width="6.9236in" svg:height="4.612099in" draw:z-index="0">
<draw:image xlink:href="../Images/Aljazeera Chinese/2023-05-31T02-45-17/00-2-1685457249-1685500791.jpg" xlink:type="simple" xlink:show="embed" xlink:actuate="onLoad" draw:mime-type="image/jpeg"/>
</draw:frame>
在俄罗斯首都莫斯科遭到无人机袭击后，多座建筑物受损 (路透社)</text:p>
      <text:p text:style-name="P4">
另一方面，美国30日宣布不支持在俄罗斯境内发动袭击，但却表示莫斯科对俄乌战争负有责任。</text:p>
      <text:p text:style-name="P4">
美国国务院发言人表示，“总体来说，我们不支持在俄罗斯境内发动袭击。我们专注于向乌克兰提供其恢复领土主权所需的设备和培训。”在他发表上述言论之际，美国国务卿安东尼·布林肯正在访问瑞典。</text:p>
      <text:p text:style-name="P4">
他还补充称，美国仍在评估发生在莫斯科的事情，自俄罗斯袭击乌克兰以来，莫斯科的居民楼首次成为攻击目标。并认为俄罗斯总统普京应当为此承担责任。</text:p>
      <text:h text:style-name="P13" text:outline-level="4">
<text:span text:style-name="T4">
“大规模袭击”</text:span>
</text:h>
      <text:p text:style-name="P4">
另一方面，基辅市长维塔利·克里琴科30日表示，俄罗斯在24小时内第3次袭击乌克兰首都，并造成一名妇女死亡，至少11人受伤。</text:p>
      <text:p text:style-name="P4">
官员们表示，乌克兰击落了超过20架俄罗斯无人机，这也是基辅军事部门负责人谢尔盖·波普科所谓的“分几个阶段从不同方向进行的大规模攻击”的一部分。</text:p>
      <text:p text:style-name="P4">
<draw:frame draw:style-name="fr1" draw:name="Image84" text:anchor-type="as-char" svg:width="6.9236in" svg:height="3.890762in" draw:z-index="0">
<draw:image xlink:href="../Images/Aljazeera Chinese/2023-05-31T02-45-17/image-1-1685500854.jpg" xlink:type="simple" xlink:show="embed" xlink:actuate="onLoad" draw:mime-type="image/jpeg"/>
</draw:frame>
 在袭击后受损的汽车 (半岛电视台)</text:p>
      <text:p text:style-name="P4">
针对基辅的袭击，发生在针对莫斯科的无人机袭击之前，而俄罗斯认为乌克兰方面应当对此负责。</text:p>
      <text:p text:style-name="P4">
维塔利·克里琴科表示，遇难者年仅33岁，当时她正站在她所居住的住宅楼的阳台上查看防空系统，而无人机的碎片坠落在这座24层高的楼上，继而引发一场大火并烧毁了这座楼的高层部分。</text:p>
      <text:p text:style-name="P4">
他还补充称，“空袭的可能性非常高，所以我敦促基辅市民重视他们的安全，并且不可忽视空袭警报。”</text:p>
      <text:p text:style-name="P4">
他还表示，该建筑物内还有其他4位居民受伤，另有20人被疏散。</text:p>
      <text:p text:style-name="P4">
今年5月，俄罗斯针对基辅发动了17次空袭，其中大部分是在夜间进行的。乌克兰官员表示，这些空袭的目的是在预期的乌克兰反击之前制造恐慌，并削弱乌军的防空力量。</text:p>
      <text:h text:style-name="P13" text:outline-level="4">
<text:span text:style-name="T4">
轰炸别尔哥罗德</text:span>
</text:h>
      <text:p text:style-name="P4">
在相关的背景下，俄罗斯别尔哥罗德地区州长维亚切斯拉夫·格拉德科夫宣布，在乌克兰30日针对当地一家流离失所者中心的轰炸中，有一人死亡、两人受伤。</text:p>
      <text:p text:style-name="P4">
格拉德科夫在社交平台上表示，“乌克兰武装部队炮击了一个流离失所者中心，其中包括老人和儿童……一名安保人员遇害，另有两人受伤。”</text:p>
      <text:p text:style-name="P4">
他还表示，这两名伤员“情况严重，目前正在接受重症监护”，其中一人“腹部受伤”，另一人胸部受伤。</text:p>
      <text:p text:style-name="P4">
格拉德科夫还在他的消息中发布了一些受损建筑物上窗户破碎的照片，还有安保人员房间附近因碰撞造成的沟渠，以及成人和儿童乘坐公共汽车撤离的照片。</text:p>
      <text:p text:style-name="P4">
与乌克兰接壤的别尔哥罗德地区多次遭到乌克兰方面的轰炸，以及来自乌克兰的武装团体的渗透企图。</text:p>
      <text:p text:style-name="P4">
Source: <text:a xlink:type="simple" xlink:href="https://chinese.aljazeera.net/news/war-in-ukraine/2023/5/31/%e6%99%ae%e4%ba%ac%e8%af%84%e8%ae%ba%e8%8e%ab%e6%96%af%e7%a7%91%e5%8f%97%e5%88%b0%e7%9a%84%e6%97%a0%e4%ba%ba%e6%9c%ba%e8%a2%ad%e5%87%bb%e5%9f%ba%e8%be%8524%e5%b0%8f%e6%97%b6%e5%86%85%e9%81%ad%e5%8f%97" text:style-name="Internet_20_link" text:visited-style-name="Visited_20_Internet_20_Link">
https://chinese.aljazeera.net/news/war-in-ukraine/2023/5/31/%e6%99%ae%e4%ba%ac%e8%af%84%e8%ae%ba%e8%8e%ab%e6%96%af%e7%a7%91%e5%8f%97%e5%88%b0%e7%9a%84%e6%97%a0%e4%ba%ba%e6%9c%ba%e8%a2%ad%e5%87%bb%e5%9f%ba%e8%be%8524%e5%b0%8f%e6%97%b6%e5%86%85%e9%81%ad%e5%8f%97</text:a>
</text:p>
      <!--NEWS-->
      <text:h text:style-name="P10" text:outline-level="1">
<text:span text:style-name="T4">
高盛高管Dina Powell McCormick将离职加入一家商人银行 (Free Version)</text:span>
</text:h>
      <text:p text:style-name="P4">
Author: Miriam Gottfried</text:p>
      <text:p text:style-name="P4">
Publisher: 华尔街日报中文网</text:p>
      <text:p text:style-name="P4">
Published Time: 2023-05-31T02:55:00.000Z</text:p>
      <text:p text:style-name="P4">
Modified Time: 2023-05-31T02:55:00.000Z</text:p>
      <text:p text:style-name="P4">
Created Time: 2023-05-31T01:45:00.000Z</text:p>
      <text:p text:style-name="P4">
Description: Dina Powell McCormick即将离开高盛集团，加入由该华尔街巨头前合伙人经营的投资和咨询公司BDT &amp; MSD Partners。</text:p>
      <text:p text:style-name="P4">
Images: []</text:p>
      <text:p text:style-name="P4">
Categories: ['商业']</text:p>
      <text:p text:style-name="P4">
Keywords: SYND</text:p>
      <text:p text:style-name="P4">
Type: Article</text:p>
      <!--METADATA-->
      <text:p text:style-name="P4">
华尔街最资深的女性高管之一、曾任美国政府官员的Dina Powell McCormick即将离开高盛集团(Goldman Sachs Group Inc.,GS)，加入一家由该华尔街巨头前合伙人经营的投资和咨询公司。</text:p>
      <text:p text:style-name="P4">
Source: <text:a xlink:type="simple" xlink:href="https://cn.wsj.com/articles/%E9%AB%98%E7%9B%9B%E9%AB%98%E7%AE%A1dina-powell-mccormick%E5%B0%86%E7%A6%BB%E8%81%8C%E5%8A%A0%E5%85%A5%E4%B8%80%E5%AE%B6%E5%95%86%E4%BA%BA%E9%93%B6%E8%A1%8C-e8697761" text:style-name="Internet_20_link" text:visited-style-name="Visited_20_Internet_20_Link">
https://cn.wsj.com/articles/%E9%AB%98%E7%9B%9B%E9%AB%98%E7%AE%A1dina-powell-mccormick%E5%B0%86%E7%A6%BB%E8%81%8C%E5%8A%A0%E5%85%A5%E4%B8%80%E5%AE%B6%E5%95%86%E4%BA%BA%E9%93%B6%E8%A1%8C-e8697761</text:a>
</text:p>
      <!--NEWS-->
      <text:h text:style-name="P10" text:outline-level="1">
<text:span text:style-name="T4">
习近平提"新安全格局"   建国家安全风险监测预警体系</text:span>
</text:h>
      <text:p text:style-name="P4">
Author: None</text:p>
      <text:p text:style-name="P4">
Publisher: Radio Free Asia (Organization)</text:p>
      <text:p text:style-name="P4">
Published Time: 2023-05-31T03:14:00-04:00</text:p>
      <text:p text:style-name="P4">
Modified Time: 2023-05-31T14:27:41-04:00</text:p>
      <text:p text:style-name="P4">
Description: None</text:p>
      <text:p text:style-name="P4">
Videos: []</text:p>
      <text:p text:style-name="P4">
Audios: ["<text:a xlink:type="simple" xlink:href="https://www.rfa.org/mandarin/yataibaodao/zhengzhi/gt1-053120230313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4.612011in" draw:z-index="0">
<draw:image xlink:href="../Images/rfamandarin/2023-05-31T03-14-00-04-00/000000.png" xlink:type="simple" xlink:show="embed" xlink:actuate="onLoad" draw:mime-type="image/png"/>
</draw:frame>
习近平指示“加快推进国家安全体系和能力现代化，以新安全格局保障新发展格局”。中国的监控系统将更强化？ <text:a xlink:type="simple" xlink:href="https://www.rfa.org/mandarin/yataibaodao/zhengzhi/gt1-05312023031313.html/@@images/image" text:style-name="Internet_20_link" text:visited-style-name="Visited_20_Internet_20_Link">
</text:a>
路透资料照。  <text:a xlink:type="simple" xlink:href="https://www.rfa.org/mandarin/yataibaodao/zhengzhi/gt1-05312023031313.html/@@stream" text:style-name="Internet_20_link" text:visited-style-name="Visited_20_Internet_20_Link">
Audio-1-Link：https://www.rfa.org/mandarin/yataibaodao/zhengzhi/gt1-05312023031313.html/@@stream</text:a>
</text:p>
      <text:p text:style-name="P4">
中共总书记习近平在二十届国家安全委员会第一次会议上说，加快推进国家安全体系和能力现代化，以新安全格局保障新发展格局，强调"准备经受风高浪急甚至惊涛骇浪的重大考验"。会议审议通过的文件表明，中国正在建立全方位监控体系。</text:p>
      <text:p text:style-name="P4">
<text:a xlink:type="simple" xlink:href="https://www.rfa.org/mandarin/Xinwen/9-05302023164503.html" text:style-name="Internet_20_link" text:visited-style-name="Visited_20_Internet_20_Link">
 <text:span text:style-name="T4">
中国军机在南海不专业拦截美军机 中国驻美使馆回应本台提出的置评请求</text:span>
 </text:a>
  * <text:span text:style-name="T4">
<text:a xlink:type="simple" xlink:href="https://www.rfa.org/mandarin/Xinwen/5-05192023142053.html" text:style-name="Internet_20_link" text:visited-style-name="Visited_20_Internet_20_Link">
 美媒：习近平派国安部长陈一新主导打击外企行动 </text:a>
 </text:span>
</text:p>
      <text:p text:style-name="P4">
新华社本周二（30日）报道，习近平在会上发表重要讲话强调，要全面贯彻党的二十大精神，深刻认识国家安全面临的复杂严峻形势，正确把握重大国家安全问题，加快推进国家安全体系和能力现代化，以新安全格局保障新发展格局，努力开创国家安全工作新局面。他还指出当前面临的复杂严峻形势，呼吁正确把握重大国家安全问题，加快推进国家安全体系和能力现代化，以新安全格局保障新发展格局。</text:p>
      <text:p text:style-name="P4">
旅居澳大利亚的时事评论人士张行周三接受本台采访时说，从以上表述可以看出，当局越来越重视国家安全，并将其和经济发展相结合：“我们从中可以看出，中国政府高度重视国家安全工作，并将其与经济发展紧密结合起来。习近平提到的‘新发展格局’，意味着中国正在转变经济增长方式，在此过程中需要更好地保障国家安全。”</text:p>
      <text:p text:style-name="P4">
中国领导人习近平在二十届国家安全委员会第一次会议上说，加快推进国家安全体系和能力现代化，以新安全格局保障新发展格局。（美联社图片）  <text:a xlink:type="simple" xlink:href="https://www.rfa.org/mandarin/yataibaodao/zhengzhi/gt1-05312023031313.html/ap23096437593660.jpg" text:style-name="Internet_20_link" text:visited-style-name="Visited_20_Internet_20_Link">
</text:a>
</text:p>
      <text:p text:style-name="P4">
<text:span text:style-name="T4">
强调坚持底线思维 面对惊涛骇浪</text:span>
</text:p>
      <text:p text:style-name="P4">
在提及当前海内外形势时，习近平说，当前中国所面临的国家安全问题的复杂程度、艰巨程度明显加大。他要求党政部门“坚持底线思维和极限思维，准备经受风高浪急甚至惊涛骇浪的重大考验。”</text:p>
      <text:p text:style-name="P4">
对此，旅美资深评论人士郑旭光对本台表示，和十九届国家安全委员会会议比较，出席者除了总理，还增加了中办主任兼习近平办公室主任蔡奇，表明这是一次受到当局高度重视的会议。他说：“第一次会议应该带有定调的性质，就是国安委的任务。习近平对国家安全、国家利益最核心的表述就是政权安全。但是，他在讲话表述中也讲到‘惊涛骇浪的重大考验’，实际上指的是内外环境确实在迅速变糟糕，这是一个非常清楚的讯号。”</text:p>
      <text:p text:style-name="P4">
<text:span text:style-name="T4">
建全情报预警系统和国家安全交易体系</text:span>
</text:p>
      <text:p text:style-name="P4">
新华社报道，会议审议通过了《加快建设国家安全风险监测预警体系的意见》、《关于全面加强国家安全教育的意见》等文件。</text:p>
      <text:p text:style-name="P4">
评论人士郑旭光说：“第一个文件实际上建立大情报网，就是贯穿国内外的大情报网，是要维护它的安全，要提供各种涉及国家安全的情报资讯。但是，能不能成功是另外一回事。”</text:p>
      <text:p text:style-name="P4">
日本静冈大学教授杨海英对本台说，社会问题和国家安全问题每一个国家都存在，但在江胡、胡温时期，官方并未特别强调：“但是习先生上任后，许多问题越搞越大，把矛盾激化了。在国际社会，也是把问题搞得很紧张。这样一来，国际社会就认为他是一个竞争对手。”</text:p>
      <text:p text:style-name="P4">
有评论认为，官方《加快建设国家安全风险监测预警体系的意见》是指要建立健全相关机制和体系，提高应对突发事件和危机的能力。而《关于全面加强国家安全教育的意见》则是要求在各级教育机构、企事业单位等开展针对性更强、内容更丰富、形式更多样化的国家安全教育活动。</text:p>
      <text:p text:style-name="P4">
记者：古亭 责编：陈美华、许书婷、嘉远 网编：洪伟</text:p>
      <text:p text:style-name="P4">
Source: <text:a xlink:type="simple" xlink:href="https://www.rfa.org/mandarin/yataibaodao/zhengzhi/gt1-05312023031313.html" text:style-name="Internet_20_link" text:visited-style-name="Visited_20_Internet_20_Link">
https://www.rfa.org/mandarin/yataibaodao/zhengzhi/gt1-05312023031313.html</text:a>
</text:p>
      <!--NEWS-->
      <text:h text:style-name="P10" text:outline-level="1">
<text:span text:style-name="T4">
中国机构改革的十大难题 (Free Version)</text:span>
</text:h>
      <text:p text:style-name="P4">
Authors: ['为FT中文网撰稿']</text:p>
      <text:p text:style-name="P4">
Publisher: 英国《金融时报》</text:p>
      <text:p text:style-name="P4">
Time: 2023-05-31T03:37:53+00:00</text:p>
      <text:p text:style-name="P4">
Published Time: 2023-05-30T12:00:99+08:00</text:p>
      <text:p text:style-name="P4">
Modified Time: 2023-05-30T23:37:99+08:00</text:p>
      <text:p text:style-name="P4">
Description: 叶胜舟：政府角色从全能型转为效能型、从无限型转为有限型、从审批型转为责任型、从管制型转为服务型、从部门型转为公共型仍然任重道远。</text:p>
      <text:p text:style-name="P4">
Images: ["<text:a xlink:type="simple" xlink:href="https://thumbor.ftacademy.cn/unsafe/picture/7/000182907_piclink.jpg" text:style-name="Internet_20_link" text:visited-style-name="Visited_20_Internet_20_Link">
000182907_pic...</text:a>
"]</text:p>
      <text:p text:style-name="P4">
Themes: ['中国改革']</text:p>
      <text:p text:style-name="P4">
Keywords: ['中国改革', '中国政治', '中国社会', '机构改革']</text:p>
      <text:p text:style-name="P4">
Type: Article</text:p>
      <!--METADATA-->
      <text:p text:style-name="P4">
<draw:frame draw:style-name="fr1" draw:name="Image89" text:anchor-type="as-char" svg:width="6.9236in" svg:height="4.617987in" draw:z-index="0">
<draw:image xlink:href="../Images/FT Chinese Free Version/2023-05-31T03-37-53-00-00/000182907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2月28日，中共二十届二中全会通过《党和国家机构改革方案》。3月10日，十四届全国人大一次会议通过《国务院机构改革方案》。全国两会一闭幕，中共中央、国务院迅速印发了《党和国家机构改革方案》，要求中央层面机构改革今年底完成，地方层面机构改革明年底完成。5月18日，在银保监会基础上组建的国家金融监督管理总局揭牌。</text:p>
      <text:p text:style-name="P4">
改革开放以来，中共中央累计实施了六轮机构改革，分别是1982年、1988年、1993年、1999年、2018年、2023年；国务院累计实施了九轮机构改革，分别是1982年、1988年、1993年、1998年、2003年、2008年、2013年、2018年、2023年。自1988年起，国务院机构改革方案就提交新一届全国人大第一次全体会议，与国务院新班子人事变动一并审议。自2018年起，中共中央、国务院的机构改革统筹考虑，同步顶层实施，党政合署办公，中共中央明显扩权。</text:p>
      <text:p text:style-name="P4">
中国机构改革长期存在三个循环怪圈：机构是“精简—膨胀—再精减—再膨胀”；部门是“合并—分开—再合并—再分开”；权力是“上收—下放—再上收—再下放”。即使2018年由中共十九届三中全会讨论通过的机构改革大动作，也没有完全脱离这三个怪圈。具体而言，存在十大难题。</text:p>
      <text:p text:style-name="P4">
<text:span text:style-name="T4">
一、观念难转变。</text:span>
“权本位”和“官本位”思想根深蒂固，相当一部分官员还存在父爱主义的思想，习惯高高在上、说一不二。政府角色从全能型转为效能型、从无限型转为有限型、从审批型转为责任型、从管制型转为服务型、从人治型转为法治型、从封闭型转为开放型、从部门型转为公共型仍然任重道远，中国式现代化还在路上。</text:p>
      <text:p text:style-name="P4">
<text:span text:style-name="T4">
二、职责难划分。</text:span>
行政组织的本能还是路径依赖、高度集权、自我扩张。机构和职责越位、缺位、错位问题依然突出，不该管的管得过多，该管的又没有管好；机构重叠、职责交叉、权责脱节、争权诿责现象依然较多，行政效能不高；事业单位定位不准、职能不清、效率不高；党委与政府的协调、政府部门之间的协调、党委和政府部门各自内设机构的协调障碍，长期是顽疾。</text:p>
      <text:p text:style-name="P4">
<text:span text:style-name="T4">
三、成本难降低。</text:span>
一些党政机构臃肿、层次重叠，一些单位人浮于事、脱离群众，主要工作还是流于形式的开会、发文、调研。财政预算约束乏力，公共管理成本持续扩张，地方债务危机累积。某些中西部欠发达地区的财政维持“开门”和“吃饭”都很吃力，需要中央政府转移支付才能勉强运转，何谈发展？</text:p>
      <text:p text:style-name="P4">
<text:span text:style-name="T4">
四、法律难出台。</text:span>
机构与编制的科学化、规范化、法定化相对滞后，约束乏力。1997年8月3日发布的《国务院行政机构设置和编制管理条例》至今已近26年，一些条款落后于现状，不少学者呼吁将这个行政法规升格为全国人大常委会通过的法律，以此强化编制的刚性约束。但笔者对立法提议有所保留，主因是中国的变化太快太猛，改革开放45年基本上走了西方发达国家近200年历程。机构改革也是又快又猛，每隔五年就有一轮，前一轮还没有消化定型，又来新的一轮。例如2018年最生猛的机构改革，不仅修宪设立国家监察委员会，而且涉及不少行政法律法规的调整，还没有完全调好，2023年新一轮机构改革又来了。太频繁修法不现实、不成熟，干脆基本定型后（以国务院组成部门降为不多于20个为重要标志）再来修订。</text:p>
      <text:p text:style-name="P4">
<text:span text:style-name="T4">
五、绩效难提高。</text:span>
行政绩效、工作绩效与机构改革未必正相关，仅依靠道德鼓励、内部约束，不足以激励公职人员的工作积极性，尤其是目前干部人事体制主要还是对上负责、不对下负责。真正关心群众尤其弱势群众和民生的公职人员未必有很多，更操心自己头上乌纱帽，潜规则还是围着领导转，执行其指示，绩效体现在办好领导交办的事，无论对错好坏。一把手涉嫌违法违纪的纠错成本太高，要么退休、要么调离后才揭盖子，但损失已经造成，单位风气已经败坏。中国的“集中力量办大事”向来是个双刃剑，既可以办好事（例如改革开放），也可以办坏事（例如大跃进、文革），无论好坏，都是加倍。</text:p>
      <text:p text:style-name="P4">
<text:span text:style-name="T4">
六、条块难协调。</text:span>
央地关系错综复杂，利益博弈激流暗涌。中央看重长期利益、政权稳定、主流民意，地方看重短期利益、政绩亮点、官员升迁。上级机关是业务指导关系，同级党委政府是领导关系，但一些强势的上级机关，例如发改、财政、公安等部门，下级党委政府也要礼让三分。地方金融机构既要发展地方经济，又要监管金融工作，两个目标矛盾，难免监管让位于发展。</text:p>
      <text:p text:style-name="P4">
<text:span text:style-name="T4">
七、地方难配套。</text:span>
中央和地方机构职能上下一般粗、部门上下一般粗，权责划分不尽合理，基层机构设置和权力配置有待完善。湖北随州、广东佛山曾较早探索大部制改革，但实施过程中困难重重，受阻于上级主管部门的本位主义干预，不得不机构反弹。2023年《党和国家机构改革方案》赋予省级及以下机构更多自主权，规定限额内因地制宜设置机构和配置职能，市县加大党政机关合并设立或合署办公力度，减少了上级强势主管部门干预地方机构改革的阻力。</text:p>
      <text:p text:style-name="P4">
<text:span text:style-name="T4">
八、人员难分流。</text:span>
公职人员自身素质、能力、知识更新跟不上社会与科技的迅猛发展，没有法定理由又不能辞退。2023年机构改革有个人情味的操作，就是县乡编制缩小不作要求。中央、省两级机构人员编制精减5%不难，更多是一种姿态，分流后可以向下级机关或所属事业单位借调工作人员，曲线反弹。吃财政饭更多在地方尤其是事业单位，不少机构多余、人浮于事，急需动大手术精简。为了减少震荡，保持平稳转变，事业单位在职人员改革后的待遇可实施老人老办法、新人新办法。</text:p>
      <text:p text:style-name="P4">
<text:span text:style-name="T4">
九、文化难融合。</text:span>
机构合并之后，未必能实行1+1&gt;
2，需要不断健全内部运行机制，探索跨部门资源共享机制。不同机关、不同文化、不同风格、不同流程，短期内磨合并不容易，而且老机构、老同事隐约会抱团取暖，在新单位内部可能形成一个封闭的新“山头”。基层由于编制和岗位少，只好过渡期保留十几位副职，较长时间消化；在县直单位基本上50岁以后就不得不退出领导岗位，提前退二线养老。</text:p>
      <text:p text:style-name="P4">
<text:span text:style-name="T4">
十、利益难平衡。</text:span>
触动利益比触动灵魂更难，有些官员擅长说一套做一套，是典型虚伪的“两面人”。权力运行制约和监督机制不够完善，滥用职权、以权谋私、贪污腐败等现象尚未得到有效遏制。如果水源污染了，投名状交了，就很难漂白。公共利益部门化、部门利益个人化、个人利益庸俗化，属于人性缺陷和制度缺陷，也是官僚机构的本性，在中国并不例外，只是某些地区和单位说得更冠冕堂皇而已。</text:p>
      <text:p text:style-name="P4">
<text:span text:style-name="T5">
（注：作者为独立评论人，微信公号SSWYSP。本文仅代表作者个人观点。责编邮箱bo.liu@ftchinese.com）</text:span>
</text:p>
      <text:p text:style-name="P4">
Source: <text:a xlink:type="simple" xlink:href="http://www.ftchinese.com/story/001099814" text:style-name="Internet_20_link" text:visited-style-name="Visited_20_Internet_20_Link">
http://www.ftchinese.com/story/001099814</text:a>
</text:p>
      <!--NEWS-->
      <text:h text:style-name="P10" text:outline-level="1">
<text:span text:style-name="T4">
朝鲜军事侦察卫星未能进入太空 (Free Version)</text:span>
</text:h>
      <text:p text:style-name="P4">
Author: Dasl Yoon</text:p>
      <text:p text:style-name="P4">
Publisher: 华尔街日报中文网</text:p>
      <text:p text:style-name="P4">
Published Time: 2023-05-31T03:45:00.000Z</text:p>
      <text:p text:style-name="P4">
Modified Time: 2023-05-31T03:45:00.000Z</text:p>
      <text:p text:style-name="P4">
Created Time: 2023-05-31T00:46:00.000Z</text:p>
      <text:p text:style-name="P4">
Description: 据平壤官方媒体报道，朝鲜首颗军用卫星坠入了黄海，未进入太空。这次试验此前促使韩国和日本发布了紧急警报。</text:p>
      <text:p text:style-name="P4">
Images: []</text:p>
      <text:p text:style-name="P4">
Categories: ['国际']</text:p>
      <text:p text:style-name="P4">
Keywords: SYND</text:p>
      <text:p text:style-name="P4">
Type: Article</text:p>
      <!--METADATA-->
      <text:p text:style-name="P4">
据平壤官方媒体报道，朝鲜首颗军用卫星坠入了黄海，未进入太空。这次试验此前促使韩国和日本发布了紧急警报。</text:p>
      <text:p text:style-name="P4">
Source: <text:a xlink:type="simple" xlink:href="https://cn.wsj.com/articles/%E6%9C%9D%E9%B2%9C%E5%86%9B%E4%BA%8B%E4%BE%A6%E5%AF%9F%E5%8D%AB%E6%98%9F%E5%8D%87%E7%A9%BA%E5%A4%B1%E8%B4%A5-bad5f9e" text:style-name="Internet_20_link" text:visited-style-name="Visited_20_Internet_20_Link">
https://cn.wsj.com/articles/%E6%9C%9D%E9%B2%9C%E5%86%9B%E4%BA%8B%E4%BE%A6%E5%AF%9F%E5%8D%AB%E6%98%9F%E5%8D%87%E7%A9%BA%E5%A4%B1%E8%B4%A5-bad5f9e</text:a>
</text:p>
      <!--NEWS-->
      <text:h text:style-name="P10" text:outline-level="1">
<text:span text:style-name="T4">
布林肯称瑞典加入北约的“时机已到”</text:span>
</text:h>
      <text:p text:style-name="P4">
Author: 半岛电视台</text:p>
      <text:p text:style-name="P4">
Publisher: Al Jazeera</text:p>
      <text:p text:style-name="P4">
Published Time: 2023-05-31T03:45:07</text:p>
      <text:p text:style-name="P4">
Modified Time: 2023-05-31T03:45:07</text:p>
      <text:p text:style-name="P4">
Description: 美国高级外交官敦促土耳其批准瑞典加入北约，并称华盛顿致力于斯德哥尔摩的安全。</text:p>
      <text:p text:style-name="P4">
Images: ["<text:a xlink:type="simple" xlink:href="https://chinese.aljazeera.net/wp-content/uploads/2023/05/1-1685503219.jpg" text:style-name="Internet_20_link" text:visited-style-name="Visited_20_Internet_20_Link">
1-1685503219.jpg</text:a>
", "<text:a xlink:type="simple" xlink:href="https://chinese.aljazeera.net/wp-content/uploads/2023/05/2-1685503234.jpg" text:style-name="Internet_20_link" text:visited-style-name="Visited_20_Internet_20_Link">
2-1685503234.jpg</text:a>
", "<text:a xlink:type="simple" xlink:href="https://chinese.aljazeera.net/wp-content/uploads/2023/05/3-1685503392.jpg" text:style-name="Internet_20_link" text:visited-style-name="Visited_20_Internet_20_Link">
3-1685503392.jpg</text:a>
"]</text:p>
      <text:p text:style-name="P4">
Topics: ['政治', '新闻']</text:p>
      <text:p text:style-name="P4">
Keywords: ['政治', '新闻', '土耳其', '欧洲', '瑞典']</text:p>
      <text:p text:style-name="P4">
Type: Article</text:p>
      <!--METADATA-->
      <text:p text:style-name="P4">
<draw:frame draw:style-name="fr1" draw:name="Image90" text:anchor-type="as-char" svg:width="6.9236in" svg:height="4.612736in" draw:z-index="0">
<draw:image xlink:href="../Images/Aljazeera Chinese/2023-05-31T03-45-07/1-1685503219.jpg" xlink:type="simple" xlink:show="embed" xlink:actuate="onLoad" draw:mime-type="image/jpeg"/>
</draw:frame>
美国国务卿安东尼·布林肯申明他的国家致力于保护瑞典的安全 (路透)</text:p>
      <text:p text:style-name="P4">
美国敦促土耳其批准瑞典加入北约，国务卿安东尼·布林肯表示，这个北欧国家加入北约的“时机已到”。</text:p>
      <text:p text:style-name="P4">
这位美国高级外交官5月30日周二与瑞典首相乌尔夫·克里斯特森一起发表讲话时称，瑞典“从第一天起”就有资格加入北约，并已采取重大举措解决土耳其提出的“合法”安全问题。</text:p>
      <text:p text:style-name="P4">
布林肯在瑞典北部城市吕勒奥对记者表示，“从美国的角度来看，现在是敲定瑞典加入的时候了。”</text:p>
      <text:p text:style-name="P4">
2022年俄罗斯全面入侵乌克兰后，瑞典和邻国芬兰开始寻求加入北约。以美国为首的北约有一项集体防御协议，即对一个成员的攻击被视为对所有成员的攻击。</text:p>
      <text:p text:style-name="P4">
必须北约所有成员国同意才允许新国家加入该联盟。芬兰上个月正式加入北约，但瑞典的申请仍在审理中。</text:p>
      <text:p text:style-name="P4">
<draw:frame draw:style-name="fr1" draw:name="Image91" text:anchor-type="as-char" svg:width="6.9236in" svg:height="3.894525in" draw:z-index="0">
<draw:image xlink:href="../Images/Aljazeera Chinese/2023-05-31T03-45-07/2-1685503234.jpg" xlink:type="simple" xlink:show="embed" xlink:actuate="onLoad" draw:mime-type="image/jpeg"/>
</draw:frame>
 埃尔多安总统的第三个任期可以期待什么？</text:p>
      <text:p text:style-name="P4">
匈牙利和土耳其尚未批准瑞典加入，安卡拉被视为主要障碍。土耳其指责瑞典为库尔德工人党成员提供安全庇护，该党被土耳其认为是一个“恐怖主义”团体。</text:p>
      <text:p text:style-name="P4">
2022年 6 月，土耳其、瑞典和芬兰签署了一份所谓的三边备忘录，以解决安卡拉对被禁武装团体的不满。</text:p>
      <text:p text:style-name="P4">
然而，土耳其表示，瑞典并未履行其在协议中的所有承诺。1月份在斯德哥尔摩发生了仇视伊斯兰教的焚烧古兰经的抗议活动，政府对此予以谴责，然而此事还是进一步加剧了两国之间的紧张关系。</text:p>
      <text:p text:style-name="P4">
布林肯30日周二表示，“土耳其提出了重要且合理的关切。瑞典和芬兰都解决了这些问题。因此，现在是时候向前迈进了。我们希望在维尔纽斯峰会之前看到这一切的发生”，指的是7月份在立陶宛首都举行的北约会议。</text:p>
      <text:p text:style-name="P4">
本周早些时候，美国总统乔·拜登表示，他与周日赢得连任的土耳其总统雷杰普·塔伊普·埃尔多安讨论了瑞典加入北约的事宜。他们还谈到了土耳其推动购买美国战斗机F-16的问题。</text:p>
      <text:p text:style-name="P4">
拜登周一告诉记者，“我祝贺埃尔多安。 他仍然想在F-16上进行一些合作。我告诉他我们相与瑞典达成协议，所以让我们先完成这件事吧。”</text:p>
      <text:p text:style-name="P4">
周二，布林肯表示，拜登政府并不认为200亿美元的F-16交易与瑞典加入北约有关联，但他警告称，一些美国立法者认为有关联。</text:p>
      <text:p text:style-name="P4">
他说到，“一些国会议员，他们将瑞典加入北约与F-16的推进联系起来。国会是一个完全平等和独立的政府部门。当然，他们在任何此类决定中的发言权和投票权都至关重要。”</text:p>
      <text:p text:style-name="P4">
国会可以否决政府批准的军火交易，尽管它从未成功阻止向外国出售武器。</text:p>
      <text:p text:style-name="P4">
<draw:frame draw:style-name="fr1" draw:name="Image92" text:anchor-type="as-char" svg:width="6.9236in" svg:height="3.894525in" draw:z-index="0">
<draw:image xlink:href="../Images/Aljazeera Chinese/2023-05-31T03-45-07/3-1685503392.jpg" xlink:type="simple" xlink:show="embed" xlink:actuate="onLoad" draw:mime-type="image/jpeg"/>
</draw:frame>
 北约士兵在科索沃与塞族抗议者发生的冲突中受伤(半岛电视台)</text:p>
      <text:p text:style-name="P4">
布林肯周二补充道，无论瑞典是否加入北约，美国都将支持其安全。</text:p>
      <text:p text:style-name="P4">
他表示，“我们和我们的盟友都致力于并有能力帮助瑞典解决其安全需求，无论是在明天、两周后还是之后的几周内加入。”</text:p>
      <text:p text:style-name="P4">
另一方面，瑞典首相克里斯特松表示，他的国家正在根据三边备忘录履行其对“土耳其朋友”的承诺。</text:p>
      <text:p text:style-name="P4">
他指出，“我们一直认识到每个北约盟国都必须做出自己的决定，只有土耳其才能做出土耳其的决定，我们完全尊重这一点。”</text:p>
      <text:p text:style-name="P4">
Source: <text:a xlink:type="simple" xlink:href="https://chinese.aljazeera.net/news/political/2023/5/31/%e5%b8%83%e6%9e%97%e8%82%af%e7%a7%b0%e7%91%9e%e5%85%b8%e5%8a%a0%e5%85%a5%e5%8c%97%e7%ba%a6%e7%9a%84%e6%97%b6%e6%9c%ba%e5%b7%b2%e5%88%b0" text:style-name="Internet_20_link" text:visited-style-name="Visited_20_Internet_20_Link">
https://chinese.aljazeera.net/news/political/2023/5/31/%e5%b8%83%e6%9e%97%e8%82%af%e7%a7%b0%e7%91%9e%e5%85%b8%e5%8a%a0%e5%85%a5%e5%8c%97%e7%ba%a6%e7%9a%84%e6%97%b6%e6%9c%ba%e5%b7%b2%e5%88%b0</text:a>
</text:p>
      <!--NEWS-->
      <text:h text:style-name="P10" text:outline-level="1">
<text:span text:style-name="T4">
向华盛顿发出间接信息并与国际原子能机构达成协议 伊朗核问题是否正取得突破？</text:span>
</text:h>
      <text:p text:style-name="P4">
Author: 半岛电视台</text:p>
      <text:p text:style-name="P4">
Publisher: Al Jazeera</text:p>
      <text:p text:style-name="P4">
Published Time: 2023-05-31T03:45:24</text:p>
      <text:p text:style-name="P4">
Modified Time: 2023-05-31T03:45:24</text:p>
      <text:p text:style-name="P4">
Description: 鉴于德黑兰宣布继续与华盛顿交换间接信息，以及伊朗与国际原子能机构之间达成新协议，专家们对伊朗核协议危机事态发展看法不一。</text:p>
      <text:p text:style-name="P4">
Images: ["<text:a xlink:type="simple" xlink:href="https://chinese.aljazeera.net/wp-content/uploads/2023/05/1-1685503917.jpg" text:style-name="Internet_20_link" text:visited-style-name="Visited_20_Internet_20_Link">
1-1685503917.jpg</text:a>
"]</text:p>
      <text:p text:style-name="P4">
Topics: ['政治', '新闻']</text:p>
      <text:p text:style-name="P4">
Keywords: ['政治', '新闻', '伊朗', '美国']</text:p>
      <text:p text:style-name="P4">
Type: Article</text:p>
      <!--METADATA-->
      <text:p text:style-name="P4">
<draw:frame draw:style-name="fr1" draw:name="Image93" text:anchor-type="as-char" svg:width="6.9236in" svg:height="3.894525in" draw:z-index="0">
<draw:image xlink:href="../Images/Aljazeera Chinese/2023-05-31T03-45-24/1-1685503917.jpg" xlink:type="simple" xlink:show="embed" xlink:actuate="onLoad" draw:mime-type="image/jpeg"/>
</draw:frame>
 伊朗核问题解决前景</text:p>
      <text:p text:style-name="P4">
鉴于德黑兰宣布继续与华盛顿交换间接信息，以及伊朗与国际原子能机构之间达成新协议，专家们对伊朗核协议危机事态发展看法不一。</text:p>
      <text:p text:style-name="P4">
专门研究地区问题的研究员穆罕默德·萨利赫·塞吉安对恢复伊朗核协议的可能性表示乐观，他并表示，伊朗外交部长侯赛因·阿米尔·阿卜杜拉希安就此问题发表的声明向西方发出了两个信息，首先是德黑兰希望对美国政府——他声称美国政府不愿恢复伊核协议——施加更大压力，其次，德黑兰确认坚持恢复该协议或从其成果中受益。</text:p>
      <text:p text:style-name="P4">
穆罕默德·萨利赫·塞吉安在接受半岛电视台采访时表示，阿卜杜拉希安发表声明时，正值伊朗与沙特阿拉伯、埃及和海湾国家总体关系中普遍存在的乐观气氛之际。</text:p>
      <text:p text:style-name="P4">
伊朗部长曾表示，德黑兰继续通过该地区调解人，甚至通过欧洲人与华盛顿交换信息，他并强调，与欧盟就伊朗核问题进行的谈判仍在进行中，并解释说，他正在就核问题与欧盟外交政策官员何塞普·博雷利保持联系。</text:p>
      <text:p text:style-name="P4">
与穆罕默德·萨利赫·塞吉安所持乐观立场形成鲜明对比的是，美国前国务卿国际安全顾问委员会成员约瑟夫·奇林乔内对伊朗核问题取得任何突破的可能性表示悲观，并强调，德黑兰在这方面发出了信号，但信号很弱，他并表示，伊朗谈及与国际原子能机构达成新的共识，则与国际原子能机构秘书在未来两周内举行的会议有关。</text:p>
      <text:p text:style-name="P4">
美国政客认为，重启核协议取决于伊朗对以下要求的回应：释放一些囚犯，减少对俄罗斯在乌克兰战争中的支持，并停止他所谓的对伊朗抗议者的迫害，他并表示，德黑兰希望消除与国际原子能机构的一些症结所在，但它在解决问题方面做得并不多。</text:p>
      <text:p text:style-name="P4">
关于新形势下对德黑兰与西方关系的期待问题，约瑟夫·奇林乔内在接受采访时指出了双方之间发生的转变，特别是考虑到韩国经济新闻援引首尔外交和政府消息来源的报道称，韩国和美国正在讨论如何释放冻结在首尔的70 亿美元伊朗资金问题。</text:p>
      <text:p text:style-name="P4">
奇林乔内表示，他预计现状会维持几个月，因为“伊朗人、美国人甚至以色列人都不想发生冲突。”</text:p>
      <text:h text:style-name="P13" text:outline-level="4">
<text:span text:style-name="T4">
伊朗的利益</text:span>
</text:h>
      <text:p text:style-name="P4">
关于伊朗与沙特阿拉伯的关系，沙特外交部前顾问萨利姆·亚米证实，利雅得和德黑兰之间达成了一项他称之为重要的协议，在此之前，双方经过劳累、谈判和未公开的条款，他并表示，如果伊朗没有在这个协议中找到利益，它就不会采取这一步，因为伊朗因核问题和与国际原子能机构之间的不信任危机而陷入困境。</text:p>
      <text:p text:style-name="P4">
萨利姆·亚米认为，伊朗在与华盛顿、欧洲和地区大国的国际关系中存在一系列问题和紧张局势，并指出，该地区国家虽然希望在解决伊朗核问题上做出贡献，但对解决这些问题无能为力。</text:p>
      <text:p text:style-name="P4">
另一方面，穆罕默德·萨利赫·塞吉安强调，伊朗特别寻求恢复与阿拉伯和海湾国家的关系，并认为加强这些关系有利于该地区的安全与稳定。</text:p>
      <text:p text:style-name="P4">
值得注意的是，自2021年4月以来，伊朗与主要大国就重启2015年与西方签署的核协议展开会谈，美国间接参与其中，尽管这些会谈取得了进展，但还没有达到重新启动协议的谅解阶段。</text:p>
      <text:p text:style-name="P4">
在欧盟的协调和美国的间接参与下，伊朗和该协议的各方于 2021 年 4 月开始谈判以恢复伊核协议，谈判于 2022 年 9月上旬陷入僵局，西方各方断言，伊朗对谅解草案的回应“没有建设性”。</text:p>
      <text:p text:style-name="P4">
Source: <text:a xlink:type="simple" xlink:href="https://chinese.aljazeera.net/news/political/2023/5/31/%e5%90%91%e5%8d%8e%e7%9b%9b%e9%a1%bf%e5%8f%91%e5%87%ba%e9%97%b4%e6%8e%a5%e4%bf%a1%e6%81%af%e5%b9%b6%e4%b8%8e%e5%9b%bd%e9%99%85%e5%8e%9f%e5%ad%90%e8%83%bd%e6%9c%ba%e6%9e%84%e8%be%be%e6%88%90%e5%8d%8f" text:style-name="Internet_20_link" text:visited-style-name="Visited_20_Internet_20_Link">
https://chinese.aljazeera.net/news/political/2023/5/31/%e5%90%91%e5%8d%8e%e7%9b%9b%e9%a1%bf%e5%8f%91%e5%87%ba%e9%97%b4%e6%8e%a5%e4%bf%a1%e6%81%af%e5%b9%b6%e4%b8%8e%e5%9b%bd%e9%99%85%e5%8e%9f%e5%ad%90%e8%83%bd%e6%9c%ba%e6%9e%84%e8%be%be%e6%88%90%e5%8d%8f</text:a>
</text:p>
      <!--NEWS-->
      <text:h text:style-name="P10" text:outline-level="1">
<text:span text:style-name="T4">
河南六网民因发有关小麦视频　被指"造谣"受处罚</text:span>
</text:h>
      <text:p text:style-name="P4">
Author: None</text:p>
      <text:p text:style-name="P4">
Publisher: Radio Free Asia (Organization)</text:p>
      <text:p text:style-name="P4">
Published Time: 2023-05-31T03:51:00-04:00</text:p>
      <text:p text:style-name="P4">
Modified Time: 2023-05-31T14:26:39-04:00</text:p>
      <text:p text:style-name="P4">
Description: None</text:p>
      <text:p text:style-name="P4">
Videos: []</text:p>
      <text:p text:style-name="P4">
Audios: ["<text:a xlink:type="simple" xlink:href="https://www.rfa.org/mandarin/yataibaodao/renquanfazhi/gt2-053120230347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4.332834in" draw:z-index="0">
<draw:image xlink:href="../Images/rfamandarin/2023-05-31T03-51-00-04-00/000000.png" xlink:type="simple" xlink:show="embed" xlink:actuate="onLoad" draw:mime-type="image/png"/>
</draw:frame>
中国警方指六位网民发视频称小麦收割机被扣是造谣，两人被行政拘留。 <text:a xlink:type="simple" xlink:href="https://www.rfa.org/mandarin/yataibaodao/renquanfazhi/gt2-05312023034734.html/@@images/image" text:style-name="Internet_20_link" text:visited-style-name="Visited_20_Internet_20_Link">
</text:a>
网络截图/古亭提供  <text:a xlink:type="simple" xlink:href="https://www.rfa.org/mandarin/yataibaodao/renquanfazhi/gt2-05312023034734.html/@@stream" text:style-name="Internet_20_link" text:visited-style-name="Visited_20_Internet_20_Link">
Audio-1-Link：https://www.rfa.org/mandarin/yataibaodao/renquanfazhi/gt2-05312023034734.html/@@stream</text:a>
</text:p>
      <text:p text:style-name="P4">
河南济源多位网民上周在网上发布有关已成熟的小麦因收割机在公路上被扣留因而无法收割的视频。涉事六名网民因"造谣"而受到警方处罚，其中两人被行政拘留。</text:p>
      <text:p text:style-name="P4">
<text:a xlink:type="simple" xlink:href="https://www.rfa.org/mandarin/yataibaodao/jingmao/cm-05302023142328.html" text:style-name="Internet_20_link" text:visited-style-name="Visited_20_Internet_20_Link">
 <text:span text:style-name="T4">
收割机受阻民众不满 河南拨两亿元救小麦</text:span>
 </text:a>
  * <text:span text:style-name="T4">
<text:a xlink:type="simple" xlink:href="https://www.rfa.org/mandarin/yataibaodao/renquanfazhi/gf-08292022080819.html" text:style-name="Internet_20_link" text:visited-style-name="Visited_20_Internet_20_Link">
 陕西菜贩因五斤芹菜被罚六万，政府通过罚款创收？ </text:a>
 </text:span>
</text:p>
      <text:p text:style-name="P4">
据河南日报报道，5月25日，抖音用户“李香报猪事”发布一条视频，画面中，该博主指着身后的麦地称，“这一片片的小麦都要黄了，都该被收割了，但是，高速路口只要是外地来的收割机，都会被扣押，需要出示跨区作业证和收割驾驶证，而且还要被罚款……”。报道称，视频定位济源市承留大街，且内容虚假，恶意误导舆论。该视频传播量极高，浏览量达364.5万，点赞15.6万，评论7.4万。报道指同样的视频内容也被抖音用户“王佩说猪事”、“嫦娥聊猪事”“张涵谈养猪”“猪乐乐养好猪”相继发布。</text:p>
      <text:p text:style-name="P4">
对于上述案件，有网民留言，河南多地出现田间小麦泡在水里是事实，有小部分收割机被扣在公路上也是事实，只是虚构场景，而视频中所言基本属实。有网民质疑，莫非当地真的有需要隐瞒的事情？</text:p>
      <text:p text:style-name="P4">
<text:span text:style-name="T4">
六网民涉"造谣"视频 两人被行政拘留</text:span>
</text:p>
      <text:p text:style-name="P4">
江苏宜兴时事评论人士张建平周三接受本台采访时说，他从多个自媒体看到网民发出有关河南境内高速公路上，大量运载农业收割机大排长龙，引起网民抱怨：“主要是高速公路上，（检查站）要对涉嫌运输收割机的车辆收费。按照法律规定，这些农用机械是不用收费的，但是交警、公路收费站巧立名目，说收割机没有质证，一会儿又说收割机超宽了，就是为了雁过拔毛”。</text:p>
      <text:p text:style-name="P4">
报道称，经过当局核实，赵某燕（抖音账号“李香报猪事”）、张某（抖音账号“张涵谈养猪”）、王某娟（抖音账号“王佩说猪事”）、孟某曼（抖音账号“猪乐乐养好猪”）、李某娜（抖音账号“嫦娥聊猪事”）等五人分别在承留镇麦地和村庄前进行拍摄并发布。警方以虚构事实扰乱公共秩序对赵某艳处行政拘留七日，对黄某某处行政拘留四日。张某、王某娟、孟某曼、李某娜因情节较轻，对其四人予以训诫。</text:p>
      <text:p text:style-name="P4">
5月25日以来，河南省遭遇十多年来最严重的“烂场雨”天气，小麦正常成熟收获受到极大影响。据财经网报道，有网络消息称，大量收割机堵在高速路口，因超宽超高无法驶出，耽误了河南一些地方的小麦收割，致使成熟小麦遭遇降雨，泡水发芽。“上百台收割机因超宽超高无法下高速”的消息一度冲上了热搜。</text:p>
      <text:p text:style-name="P4">
本周二，河南交通投资集团南阳分公司发布通报称，5月22日当天从唐河收费站下站的收割机运输车共计159辆，其间有24辆收割机运输车集中下站，并出现缓慢通行情况。5月22日至今，南阳分公司所属11个收费站未再次出现车辆滞留、无法下高速等情况。</text:p>
      <text:p text:style-name="P4">
河南南部连续六天降雨，图为收割机泡在水中，成熟的麦子很快就会发芽。（网络截图/古亭提供）  <text:a xlink:type="simple" xlink:href="https://www.rfa.org/mandarin/yataibaodao/renquanfazhi/gt2-05312023034734.html/m0531-gt2p2.png" text:style-name="Internet_20_link" text:visited-style-name="Visited_20_Internet_20_Link">
</text:a>
</text:p>
      <text:p text:style-name="P4">
<text:span text:style-name="T4">
平顶山农民证实收割机被堵在收费站</text:span>
</text:p>
      <text:p text:style-name="P4">
不过，平顶山一位农民李女士告诉本台，运送收割机的车被堵在路上，导致成熟的小麦泡在水中发芽：“它在地里熟了不收，遇到这种天气它都会发芽。这两天在传收割机不让下高速公路，小麦收割是有一定时间的。河南小麦成熟是从南到北开始的，先从驻马店，南阳开始，他们收割完，我们这里才开始。因为下雨，靠南阳那边小麦成熟比较早，加上他们遇到（收割机）不让下高速公路，又耽误了一段时间。”</text:p>
      <text:p text:style-name="P4">
5月25日至30日，豫南地区大范围降雨。据报，郑州中牟县郑庵镇一位79岁老人看到他种下的四、五亩麦子出现发芽。台前村村干部顾长安说，该村预计减产三分之一。</text:p>
      <text:p text:style-name="P4">
记者：古亭 责编：陈美华、许书婷、嘉远 网编：洪伟</text:p>
      <text:p text:style-name="P4">
Source: <text:a xlink:type="simple" xlink:href="https://www.rfa.org/mandarin/yataibaodao/renquanfazhi/gt2-05312023034734.html" text:style-name="Internet_20_link" text:visited-style-name="Visited_20_Internet_20_Link">
https://www.rfa.org/mandarin/yataibaodao/renquanfazhi/gt2-05312023034734.html</text:a>
</text:p>
      <!--NEWS-->
      <text:h text:style-name="P10" text:outline-level="1">
<text:span text:style-name="T4">
外国资本“杀入”或推高日本股市 (Free Version)</text:span>
</text:h>
      <text:p text:style-name="P4">
Author: Jacky Wong</text:p>
      <text:p text:style-name="P4">
Publisher: 华尔街日报中文网</text:p>
      <text:p text:style-name="P4">
Published Time: 2023-05-31T04:00:00.000Z</text:p>
      <text:p text:style-name="P4">
Modified Time: 2023-05-31T04:00:00.000Z</text:p>
      <text:p text:style-name="P4">
Created Time: 2023-05-31T02:29:00.000Z</text:p>
      <text:p text:style-name="P4">
Description: 日本东证指数是今年迄今全球表现最抢眼的市场之一。但外国投资者们才刚刚注意到这一点。</text:p>
      <text:p text:style-name="P4">
Images: []</text:p>
      <text:p text:style-name="P4">
Categories: ['金融市场', '股闻天下']</text:p>
      <text:p text:style-name="P4">
Keywords: SYND,LINK:EN|WP-WSJ-0000930497</text:p>
      <text:p text:style-name="P4">
Type: Article</text:p>
      <!--METADATA-->
      <text:p text:style-name="P4">
外国投资者正重返日本股市。但这种情况会持续多久呢？</text:p>
      <text:p text:style-name="P4">
Source: <text:a xlink:type="simple" xlink:href="https://cn.wsj.com/articles/%E5%A4%96%E5%9B%BD%E8%B5%84%E6%9C%AC-%E6%9D%80%E5%85%A5-%E6%88%96%E6%8E%A8%E9%AB%98%E6%97%A5%E6%9C%AC%E8%82%A1%E5%B8%82-6c901952" text:style-name="Internet_20_link" text:visited-style-name="Visited_20_Internet_20_Link">
https://cn.wsj.com/articles/%E5%A4%96%E5%9B%BD%E8%B5%84%E6%9C%AC-%E6%9D%80%E5%85%A5-%E6%88%96%E6%8E%A8%E9%AB%98%E6%97%A5%E6%9C%AC%E8%82%A1%E5%B8%82-6c901952</text:a>
</text:p>
      <!--NEWS-->
      <text:h text:style-name="P10" text:outline-level="1">
<text:span text:style-name="T4">
《继承之战》揭示了美国贪婪的现实</text:span>
</text:h>
      <text:p text:style-name="P4">
Creator: 库尔特·安德森</text:p>
      <text:p text:style-name="P4">
Publisher: https://www.facebook.com/nytimeschinese</text:p>
      <text:p text:style-name="P4">
Published Time: 2023-05-31T04:10:18+08:00</text:p>
      <text:p text:style-name="P4">
Description: 这部剧中的世界与现实紧紧关联。我们应该铭记权力不受约束的腐败，用钱换取幸福的失败，以及美国的现实与虚幻交织所带来的迷惘和恐惧。 Illustration by Sam Whitney/The New York Times; images by Macall B. Polay/HBO and Mike Segar/Reuters</text:p>
      <text:p text:style-name="P4">
Images: ["<text:a xlink:type="simple" xlink:href="https://static01.nyt.com/images/2023/05/29/opinion/29andersen-image/29andersen-image-master1050.jpg" text:style-name="Internet_20_link" text:visited-style-name="Visited_20_Internet_20_Link">
29andersen-im...</text:a>
"]</text:p>
      <text:p text:style-name="P4">
Category: 观点与评论</text:p>
      <text:p text:style-name="P4">
Type: Article</text:p>
      <!--METADATA-->
      <text:p text:style-name="P4">
<draw:frame draw:style-name="fr1" draw:name="Image98" text:anchor-type="as-char" svg:width="6.9236in" svg:height="6.9236in" draw:z-index="0">
<draw:image xlink:href="../Images/cnnytimes/2023-05-31T04-10-18-08-00/29andersen-image-master1050.jpg" xlink:type="simple" xlink:show="embed" xlink:actuate="onLoad" draw:mime-type="image/jpeg"/>
</draw:frame>
</text:p>
      <text:p text:style-name="P4">
和大多数精彩的有线电视剧以及——对我来说——当代生活中的很多东西一样，《继承之战》(Succession)亦悲亦喜，既娱乐又恐怖。这部共有四季的剧集在周日晚上迎来了90分钟的大结局，和《黑道家族》(TheSopranos)、《火线》(The Wire)、《绝命毒师》(BreakingBad)一样，它可以跻身那些黑暗、刺激、令人叹为观止的优秀有线电视剧典范行列，描绘了一个与犯罪紧密相关的环境，也对我们贪婪的美国现实有着重要的、重大的启示。但《继承之战》做了一些以前的作品都没有做过的事情。</text:p>
      <text:p text:style-name="P4">
从表面上看，这部剧以一种生动有趣的方式模糊了虚构和现实。但它的X因素，也就是它能引起如此深刻共鸣的原因，是剧中人物所处世界中虚构与现实的模糊是对我们观众所处世界中虚构与现实模糊的一种直击要害的评论。没有哪部电视剧能如此巧妙地利用它对某些人物和事件的实时接近性——而且是在生活突然变得如此不确定和不真实的时候。《继承之战》历时41个小时，跨越五年，离奇而迷茫。在最后一季，它带领着大约800万观众进入它独特的恐怖谷。</text:p>
      <text:p text:style-name="P4">
它不讨人喜欢的主角——一个超级富有的傀儡操纵者，和他那些养尊处优、玩世不恭的孩子们共同经营着一家巨大的媒体公司——是当今人人都乐于憎恨的社会阶层的杰出典范。相当多的美国人开始明白，在过去几十年里，大企业和富人劫持并腐化了我们的政治经济。这部剧引起共鸣也是因为，在同一时期，美国电视新闻（以及政治）和娱乐业的融合加速了，并在国家的崩坏中发挥了至关重要的作用。</text:p>
      <text:p text:style-name="P4">
同样是在20世纪80年代和90年代——那个时候，在华盛顿形成了一种新的共识，认为新政已经过时，在纽约，广播新闻只关注收视率——“时代精神”这个词成了陈词滥调，因为像我这样的作者开始过度使用它。《继承之战》完美地抓住了当前的时代精神，以及其中所有的困惑和矛盾。当然，民众对精英阶层、被操纵的体制以及20世纪20年代的不平等现象极度愤怒的焦虑时刻也是漫长的第二个镀金时代的一部分。至少有5300万普通民众观看了《Vogue》杂志在五一节拍摄的富人和名人出席MetGala <text:a xlink:type="simple" xlink:href="https://www.adweek.com/media/vogue-met-gala-livestream-2023/" text:style-name="Internet_20_link" text:visited-style-name="Visited_20_Internet_20_Link">
 视频 </text:a>
。HBO的巨额预算让这部剧可以逼真呈现随时候命的私人飞机，以及需要数百名临时演员的奢华场景。</text:p>
      <text:p text:style-name="P4">
广告</text:p>
      <text:p text:style-name="P4">
以知名人物和真实事件为基础的“影射小说”(roman à clef)自17世纪以来一直很受欢迎，尤其是在过去的100年里，从《夜色温柔》(Tender Isthe Night)到《穿普拉达的女魔头》(The Devil Wears Prada)，还有其间的《公民凯恩》(CitizenKane)——该片以建立强大的报纸、杂志和电影公司集团的继承人威廉·伦道夫·赫斯特为原型。如今，《继》成了自己这个类型和媒介之中的“凯恩”，是我们时代的宏大影射。洛根·罗伊、他的威斯塔-罗伊科集团及其“美国电视网”(ATN)显然是以当下的赫斯特——鲁珀特·默多克、他的新闻集团、福克斯公司和福克斯新闻为原型。</text:p>
      <text:p text:style-name="P4">
过去十年的主旋律是，真实的生活往往与小说如此相似——第一位黑人总统之后是经手了一系列失败生意的真人秀明星，然后是大流行，每个月都有的惊人而又可怕的人工智能新奇迹。“这种事编都编不出来，”人们说。但对于我们这些靠幽默来熬过没完没了的奇怪事件的人来说，一种新的文化修辞让人上瘾：想象这一切都是虚构的，任何不可能的新闻都是电视剧、电影或数字模拟中的情节转折。</text:p>
      <text:p text:style-name="P4">
编剧们的创意已经枯竭（唐纳德·特朗普接受新冠住院治疗后飞回白宫，上演墨索里尼式的阳台时刻）。这部新剧太过“后设”（扮演成为总统的普通人的乌克兰喜剧演员后来真的当上了总统），太不可思议（他阻止了一个超级大国暴君的闪电战）。那一季的最后一集可真是在胡乱发挥（一·六事件）。然后是去年一·六事件委员会的听证会——效果惊人，因为那是由一位前ABC新闻总裁精心制作的、前所未有的10集多媒体电视连续剧。</text:p>
      <text:p text:style-name="P4">
然而，就美国整体而言，现实和幻想的模糊不仅仅是令人着迷那么简单。混淆虚实是美国人的拿手好戏，也是兴趣所在，以至于这成了一种根本的民族癖性——从P·T·巴纳姆到好莱坞，从电视福音到真人秀，正是这种癖性使美国成为全球娱乐业的中心。我们明智的祖先还在这里的重要现实和那里的娱乐与虚构之间筑起了墙，并设置了有效的建制派守门人来决定一种东西属于墙的哪一侧。</text:p>
      <text:p text:style-name="P4">
在过去的半个世纪里，这些壁垒先是逐渐地，而后突然地崩塌了。美国人对现实的飘忽认知从一种慢性病变成了一种急重症，转移到娱乐之外，蔓延到整个现实世界，最严重的是蔓延到我们的信息和政治体系，对于这种现象，最应该负责任的莫过于洛根·罗伊和ATN在现实中的灵感来源。这一季开始时，洛根告诉他的孩子们：“我爱你们，但你们太不着调了。”这话完全可以是在对美国说，这个国家的人现在觉得，自己有权拥有自己的事实，就像有自己的观点一样。</text:p>
      <text:p text:style-name="P4">
《继承之战》的编剧和制片人严格坚持逼真地描绘大企业的图谋，为了权力本身而去追求权力，在超级富豪泡泡里的生活面貌，一个有自己的一本难念的经的不幸家庭，甚至是刻意堆砌的行话和绞尽脑汁的辱骂。它对高级资本家政治的理解也很到位。大多数人不是像亿万富翁查尔斯·科赫和彼得·泰尔那样的真正的右翼信徒，而是更像洛根或鲁珀特·默多克：当然，他们是右翼，主要是出于个人的“贪婪是美德”式金钱原因。但对默多克和洛根来说，针对他们不关心的议题制造一系列令人担忧和具有误导性的新闻式宣传只是在抓住商业机遇，用自己的产品与友商的同类节目竞争。</text:p>
      <text:p text:style-name="P4">
广告</text:p>
      <text:p text:style-name="P4">
在一次招待会上，极右翼总统候选人杰里德·门肯对希芙·罗伊说，他“在意识形态上赞同”她的父亲，她微笑着说，不，“他只关心钱、胜利和八卦。”在早期的一集中，洛根的侄孙格雷格说他对去ATN工作感到不安，因为“这好像，就是，有点违背我的原则？”这根本骗不到洛根的奴才高管女婿汤姆。“你的原则？”他说。“你没有原则。”全剧主要角色没有一个有原则。</text:p>
      <text:p text:style-name="P4">
写关于真实个人和事件的现实主义小说有两种相反的风险：一是表现过度，而《继承之战》从未过度，二是过于如实。应该追求极其接近但永远不会真正触及严酷的现实，就像磁悬浮技术让高速列车奇迹般地漂浮在轨道上方几厘米那样。</text:p>
      <text:p text:style-name="P4">
该剧的创作者和执行制片人杰西·阿姆斯特朗做出了几个严重偏离现实的重大选择。我们的大流行疫情并未在角色的世界中发生。他们几乎从不提及真正的公众人物或公司。完全没有提到日期。这是一部关于当代新闻媒体和政治的剧，避免了直接处理种族和种族主义或觉醒或其他文化战争。主要政党的总统候选人由54岁和42岁的演员扮演——与当下现实极度不符，但我没什么意见。最奇怪的是，“共和党人”和“民主党人”这两个词几乎从未被提及，这或许更好地控诉了整个系统的犬儒和腐败。</text:p>
      <text:p text:style-name="P4">
罗伊家族的设定与现实相比的确似是而非。洛根确实是个年迈而强悍、富有传奇色彩的盎格鲁移民，他创立的媒体帝国包括一个全天候供应右翼评论和新闻的电视频道。但他的成功基本由他一手写就。默多克可没有决定将自己的娱乐资产出售给一家Netflix范儿的初创公司——其所有人是个洛基(Loki)般的瑞典人。而他也并非白手起家，是上世纪50年代从有爵位的父亲那里继承的家业。</text:p>
      <text:p text:style-name="P4">
但和洛根一样，默多克有过几任妻子；同样，他还与其中一任生下了两个儿子和一个女儿，而这些子女都曾激烈争夺接班人之位。与肯德尔·罗伊一样，詹姆斯·默多克也曾就读于纽约一所上流预科学校和哈佛大学（也都参与过校刊《哈佛妙文》的工作），同时还是说唱发烧友。但与肯德尔不同的是，詹姆斯·默克多是会逗乐的，正如莫琳·多德在2020年所写，认识默多克两个儿子的人都说，“詹姆斯是两兄弟里‘聪明的那个’，也是‘更有意思的那个’，”这表明罗曼至少跟他有些许相似。最像詹姆斯·默多克的，是持反ATN的自由主义立场的希芙，但她显然也很像伊丽莎白·默多克，后者嫁给了一位传媒界谋划家，在继承之战的早期被边缘化，根据《纽约时报》在2019年的一篇被她否认的 <text:a xlink:type="simple" xlink:href="https://www.nytimes.com/interactive/2019/04/03/magazine/rupert-murdoch-fox-news-trump.html" text:style-name="Internet_20_link" text:visited-style-name="Visited_20_Internet_20_Link">
 报道 </text:a>
 ，她曾敦促“父亲解雇詹姆斯，并让她取而代之”。</text:p>
      <text:p text:style-name="P4">
在创作和播出的七年时间里，这部剧始终在虚构和现实之间来回跳跃。2016年11月8日，全体演员首次围读第一集剧本，而在同一天，我们现实世界发生的夸张剧情令人惊异地超越了虚构。 <text:a xlink:type="simple" xlink:href="https://www.vanityfair.com/news/2023/04/rupert-murdoch-cover-story" text:style-name="Internet_20_link" text:visited-style-name="Visited_20_Internet_20_Link">
 据悉</text:a>
默多克与第四任妻子杰里·霍尔离婚时，协议要求她不得向本剧编剧提供故事构思——这一事实本身就已经能为这部戏的编剧们带来灵感了。第二季完结时，肯德尔大义灭亲，之后该剧制作因疫情中断，现实生活则彻底演活了《继承之战》；在八个月时间里，詹姆斯·默多克辞职，特朗普试图非法推翻大选结果，为大选供应投票机的企业纷纷状告福克斯新闻明知故犯，一再撒谎。</text:p>
      <text:p text:style-name="P4">
广告</text:p>
      <text:p text:style-name="P4">
詹姆斯·默多克告诉多德，他之所以离开家族企业，是因为福克斯新闻混淆了什么是虚假，什么是真实。“观点冲突可以存在，”他说。“但不能夹带私货。观点冲突不应成为虚假信息正当化的借口。”他还表示，“我相信对出色的新闻机构而言，使命应该是用事实驱散怀疑，而不是散播怀疑的种子，掩盖事实。”</text:p>
      <text:p text:style-name="P4">
在《继承之战》的39集剧情中，我不记得有哪位罗伊家族成员或其他人物对真相本质、新闻和自由意见市场发表过哪怕是沾点边的类似见解，更遑论展示如此的诚意。“你的原则？你没有原则。”</text:p>
      <text:p text:style-name="P4">
编剧们的高超技巧让虚构无限贴近于现实，却不与之融合。只在一场戏里，高潮太过接近现实，让观众听到了剧情擦过重大真相的刺耳噪音：两周前播出的大选夜剧情，场景基本全设在ATN总部。从这部系列剧的开端，制片方在创作上的反直觉（在我看来也是正确的）选择就是从不展示ATN制作或播放的内容。一部讲述电视制作的现实主义剧情类剧集几乎不可能叫座，要是剧中人物还对最近发生的真实事件进行报道和评论（譬如HBO的《新闻编辑室》），反响则很可能相当糟糕。</text:p>
      <text:p text:style-name="P4">
《继承之战》描述的大选夜是过往两届现实大选夜的糅合——2016年，一个对法西斯主义态度友好的共和党候选人意外获胜，以及2020年，福克斯新闻在午夜时分大胆而准确地断定这位候选人输掉了亚利桑那州，随之而来的是摇摆州持续数日的选局动荡，直到他最终承认败选。</text:p>
      <text:p text:style-name="P4">
在剧中的大选夜，罗伊家的孩子们在新闻编辑室忙里忙外，实时管控报道的细枝末节。（据我们所知，默多克从未做过这样的事。）他们不管不顾地宣布，对法西斯主义态度友好的虚构共和党候选人拿下了仍未公布结果的威斯康辛州，因此成为候任总统，他们之所以这么做，是为了换取候选人对一项商业计划的协作，结果导致了一场公然腐败的非民主选举，巧合就在于，现实里对法西斯主义态度友好的前总统宣称，这就是2020年真实发生在他自己身上的事。</text:p>
      <text:p text:style-name="P4">
对于那些因特朗普2016年的意外胜选倍感惊悚，然后被2020年最终结果的漫长等待折磨得神经紧张，如今又对特朗普2024年再度当选的前景惶恐不已的人来说，《继承之战》虚构出的最坏情况混合体完全就是重新体验那种创伤，并诱发出内心的恐惧。但我认为这段剧情的问题不在于此。</text:p>
      <text:p text:style-name="P4">
广告</text:p>
      <text:p text:style-name="P4">
我们现在看到的证据表明，福克斯知道自己在2020年大选夜后推动的大选结果被窃取的阴谋论是错误的，它之所以传播这种阴谋论，就是为了迎合观众喜好。而对于现实中合众国所面临的可能决定其生死存亡的危急关头，《继承之战》用这样超写实主义的手法描绘了一场近期选举的另类事实，以此拨弄观众的怀疑和恐惧心理，可以说是不负责任的。</text:p>
      <text:p text:style-name="P4">
但这部剧的政治也就到此为止了。紧接着的剧情就是洛根的下葬，相互矛盾的悼词深刻总结了他最强大也最可怕的品质。用福克斯新闻曾经的口号说，那真是一场公平公正的葬礼。到本剧大结局，董事会对是否出售这个由勾心斗角却又无力胜任的继承人们掌控的家族企业进行投票，那才是唯一重要的表决。</text:p>
      <text:p text:style-name="P4">
到最后，ATN在总统大选夜做出的腐败堕落的裁断可能也没起作用，因为威斯康辛州的结果仍然悬而未决，罗伊家族支持的坏人似乎也不再胜券在握。但这些情节均被草草带过。至于民主和国家的未来？这跟他们手头的要紧事可没关系。</text:p>
      <text:p text:style-name="P4">
最后一集的剧情一度让我们相信，罗伊家的孩子们成熟了一点，起码能感受普通人的手足情意，比如在大海里玩耍，深夜在母亲的厨房嬉闹。然而一到冷峻的工作日，他们还是那么自私自利。罗曼逃跑了，希芙拿出了配得上自己名字的手段（希芙[shiv]也有剃刀之意。——译注），而肯德尔的结局则表明，只要太子党愿意，一个人生活中最真切苦涩的事实都能成为泡影。《继承之战》没有救赎式的人物成长。它从头到尾都是一种美丽的丑恶。</text:p>
      <text:p text:style-name="P4">
在终结之时，这部剧成功地让自己和真实世界中那些启发、催动了它的细节划清了界限。它营造了属于自己的虚构世界。但这个世界与我们现实世界的关联是强有力的。随着时间推移，关于罗伊家的孩子们（还有汤姆！）的流言蜚语终将平息，对他们奢华精致生活感到或诱惑或厌恶的争论也会消散。应被铭记的，是剧中关于权力不受约束的腐败效应的真相，身居高位之人难以想象的玩世不恭，用万贯家财收买幸福的失败企图，以及最重要的一点——当下现实与虚幻交织所带来的迷惘、困惑和恐惧。</text:p>
      <text:p text:style-name="P4">
Source: <text:a xlink:type="simple" xlink:href="https://cn.nytimes.com/opinion/20230530/succession-finale/" text:style-name="Internet_20_link" text:visited-style-name="Visited_20_Internet_20_Link">
https://cn.nytimes.com/opinion/20230530/succession-finale/</text:a>
</text:p>
      <!--NEWS-->
      <text:h text:style-name="P10" text:outline-level="1">
<text:span text:style-name="T4">
债务上限协议在共和党掌控的众议院面临首个关键考验 (Free Version)</text:span>
</text:h>
      <text:p text:style-name="P4">
Author: Natalie Andrews</text:p>
      <text:p text:style-name="P4">
Publisher: 华尔街日报中文网</text:p>
      <text:p text:style-name="P4">
Published Time: 2023-05-31T05:15:00.000Z</text:p>
      <text:p text:style-name="P4">
Modified Time: 2023-05-31T05:15:00.000Z</text:p>
      <text:p text:style-name="P4">
Created Time: 2023-05-30T23:22:00.000Z</text:p>
      <text:p text:style-name="P4">
Description: 美国众议院共和党领袖周二预计，与美国总统拜登达成的债务上限协议将获得足够支持而获得通过；而一些保守派议员则愤怒地谴责这一协议。</text:p>
      <text:p text:style-name="P4">
Images: []</text:p>
      <text:p text:style-name="P4">
Categories: ['国际']</text:p>
      <text:p text:style-name="P4">
Keywords: SYND</text:p>
      <text:p text:style-name="P4">
Type: Article</text:p>
      <!--METADATA-->
      <text:p text:style-name="P4">
美国众议院共和党领袖周二预计，与美国总统拜登(Joe Biden)达成的 <text:a xlink:type="simple" xlink:href="https://cn.wsj.com/articles/CN-BGH-20230529093346" text:style-name="Internet_20_link" text:visited-style-name="Visited_20_Internet_20_Link">
 债务上限协议</text:a>
将获得足够支持而获得通过；而一些保守派议员则愤怒地谴责这一协议。</text:p>
      <text:p text:style-name="P4">
Source: <text:a xlink:type="simple" xlink:href="https://cn.wsj.com/articles/%E5%80%BA%E5%8A%A1%E4%B8%8A%E9%99%90%E5%8D%8F%E8%AE%AE%E5%9C%A8%E5%85%B1%E5%92%8C%E5%85%9A%E6%8E%8C%E6%8E%A7%E7%9A%84%E4%BC%97%E8%AE%AE%E9%99%A2%E9%9D%A2%E4%B8%B4%E9%A6%96%E4%B8%AA%E5%85%B3%E9%94%AE%E8%80%83%E9%AA%8C-faa1e002" text:style-name="Internet_20_link" text:visited-style-name="Visited_20_Internet_20_Link">
https://cn.wsj.com/articles/%E5%80%BA%E5%8A%A1%E4%B8%8A%E9%99%90%E5%8D%8F%E8%AE%AE%E5%9C%A8%E5%85%B1%E5%92%8C%E5%85%9A%E6%8E%8C%E6%8E%A7%E7%9A%84%E4%BC%97%E8%AE%AE%E9%99%A2%E9%9D%A2%E4%B8%B4%E9%A6%96%E4%B8%AA%E5%85%B3%E9%94%AE%E8%80%83%E9%AA%8C-faa1e002</text:a>
</text:p>
      <!--NEWS-->
      <text:h text:style-name="P10" text:outline-level="1">
<text:span text:style-name="T4">
战争不再遥远：当莫斯科平民区遭无人机袭击</text:span>
</text:h>
      <text:p text:style-name="P4">
Creator: ANATOLY KURMANAEV,IVAN NECHEPURENKO,ERIC NAGOURNEY</text:p>
      <text:p text:style-name="P4">
Publisher: https://www.facebook.com/nytimeschinese</text:p>
      <text:p text:style-name="P4">
Published Time: 2023-05-31T05:35:33+08:00</text:p>
      <text:p text:style-name="P4">
Description: 莫斯科周二遭多架无人机袭击，这是俄罗斯首都的平民区首次受到战争的直接影响。虽然并未造成重大损失，但对普通俄罗斯人来说，这场战争还十分遥远的感觉将发生改变。 Kirill Kudryavtsev/Agence France-Presse — Getty Images 周二莫斯科发生无人机袭击，人们在检查一栋公寓楼受损的外墙。</text:p>
      <text:p text:style-name="P4">
Images: ["<text:a xlink:type="simple" xlink:href="https://static01.nyt.com/images/2023/05/30/multimedia/30Ukraine-Ledeall-czhk/30Ukraine-Ledeall-czhk-master1050.jpg" text:style-name="Internet_20_link" text:visited-style-name="Visited_20_Internet_20_Link">
30Ukraine-Led...</text:a>
"]</text:p>
      <text:p text:style-name="P4">
Category: 国际</text:p>
      <text:p text:style-name="P4">
Type: Article</text:p>
      <!--METADATA-->
      <text:p text:style-name="P4">
<draw:frame draw:style-name="fr1" draw:name="Image99" text:anchor-type="as-char" svg:width="6.9236in" svg:height="4.615733in" draw:z-index="0">
<draw:image xlink:href="../Images/cnnytimes/2023-05-31T05-35-33-08-00/30Ukraine-Ledeall-czhk-master1050.jpg" xlink:type="simple" xlink:show="embed" xlink:actuate="onLoad" draw:mime-type="image/jpeg"/>
</draw:frame>
</text:p>
      <text:p text:style-name="P4">
周二，莫斯科上空大量攻击无人机被击落，这是俄罗斯首都平民生活区首次受到乌克兰冲突的直接影响，这表明对普通俄罗斯人来说，这场战争还十分遥远的感觉将会产生改变。</text:p>
      <text:p text:style-name="P4">
无人机的攻击并未造成多少损失，仅影响到一个高档社区，一些窗户碎裂，一些人受了轻伤。但对市民的心理可能早成了远比过去深远的影响，在这以前，他们一直过着正常的生活，没怎么想过边境以外的流血。</text:p>
      <text:p text:style-name="P4">
“如果目标是给民众带来压力，那么莫斯科上空出现无人机这一事实本身  就促成了这一点，” <text:a xlink:type="simple" xlink:href="https://t.me/rybar/47765" text:style-name="Internet_20_link" text:visited-style-name="Visited_20_Internet_20_Link">
 支持战争的俄罗斯博主</text:a>
 米哈伊尔·兹温丘克以网名Rybar发帖写道。</text:p>
      <text:p text:style-name="P4">
此次出现的无人机至少有八架，是在俄罗斯对乌克兰首都基辅进行格外猛烈的空袭之际出现的。尽管总统普京将他称为“恐怖主义活动”的行为归咎于乌克兰，周二在莫斯科没有人丧生。基辅的情况就不同了，有一人在俄罗斯的袭击中丧生。</text:p>
      <text:p text:style-name="P4">
广告</text:p>
      <text:p text:style-name="P4">
乌克兰总统泽连斯基的顾问米哈伊洛·波多利亚克表示，乌克兰并未“直接参与”此次袭击，但“很高兴”看到边境另一边发生的事件。乌克兰  空军发言人 <text:a xlink:type="simple" xlink:href="https://www.ukrinform.net/rubric-ato/3716007-air-force-refuses-to-comment-on-drone-attack-in-moscow.html" text:style-name="Internet_20_link" text:visited-style-name="Visited_20_Internet_20_Link">
 拒绝置评</text:a>
 ，  军方通常对袭击俄罗斯领土保持战略模糊的姿态。</text:p>
      <text:p text:style-name="P4">
俄罗斯官员和乌克兰盟友在回应袭击时似乎都在谨慎选择措辞。</text:p>
      <text:p text:style-name="P4">
自2022年2月战争开始以来，美国向乌克兰大量运送军事装备，但美国官员明确表示，他们不希望这些装备被用来袭击俄罗斯领土，以免冲突升级。</text:p>
      <text:p text:style-name="P4">
周二，他们似乎对这一立场有些闪烁其词。</text:p>
      <text:p text:style-name="P4">
</text:p>
      <text:p text:style-name="P4">
莫斯科遭无人机袭击后，一栋受损的公寓楼外的调查人员。  Kirill Kudryavtsev/Agence France-Presse — GettyImages</text:p>
      <text:p text:style-name="P4">
美国国务院和国家安全委员会均发表声明称，美国“一般情况下”不支持在俄罗斯境内发动袭击，但指出周二是俄罗斯本月第17次袭击基辅。</text:p>
      <text:p text:style-name="P4">
乌克兰的另一个盟友英国则更进一步。</text:p>
      <text:p text:style-name="P4">
英国外交部长詹姆斯·克莱弗利表示，乌克兰“有权向境外投射武力”，以削弱俄罗斯的攻击，而境外的军事目标“在国际上被认为是国家自卫的合法组成部分”。克莱弗利说他不掌握无人机袭击的详情，只是针对一般情况发言。</text:p>
      <text:p text:style-name="P4">
广告</text:p>
      <text:p text:style-name="P4">
在莫斯科，无人机入侵引发了对俄罗斯防空系统的质疑，克里姆林宫官员试图否认这次袭击的严重性，尽管同时表示该事件将改变现状。</text:p>
      <text:p text:style-name="P4">
“很明显需要做些什么来增加首都防空系统的密度，”普京说。“并且我们会这样做的。”</text:p>
      <text:p text:style-name="P4">
不过，执政党议员安德烈·古鲁列夫表示，相比被无人机击中，莫斯科市中心的人们更有可能被电瓶车撞到。“我们今天做得还不错，”他告诉官方新闻媒体。</text:p>
      <text:p text:style-name="P4">
俄罗斯国防部称击落了五架无人机，并干扰了三架的信号。</text:p>
      <text:p text:style-name="P4">
俄罗斯在2014年夺取乌克兰部分领土，并于去年全面入侵该国，人们预计它会迅速而果断地获胜。相反，乌克兰军队让俄罗斯寸步难行。</text:p>
      <text:p text:style-name="P4">
现在，在俄罗斯坦克开进乌克兰一年多之后，在俄罗斯领土上发生的一系列令人尴尬的袭击表明，即使在国内，俄罗斯人也很容易受到伤害。</text:p>
      <text:p text:style-name="P4">
</text:p>
      <text:p text:style-name="P4">
周二，一栋受损建筑旁的围观者。  Associated Press</text:p>
      <text:p text:style-name="P4">
乌克兰对俄罗斯腹地的空军基地大肆进行无人机袭击。一架无人机还袭击了俄罗斯库尔斯克省一个机场附近的石油设施。本月早些时候，无人机 <text:a xlink:type="simple" xlink:href="https://www.nytimes.com/2023/05/04/world/europe/kremlin-drone-attack-explained.html" text:style-name="Internet_20_link" text:visited-style-name="Visited_20_Internet_20_Link">
 在克里姆林宫上空爆炸</text:a>
 ，美国官员称这次袭击很可能是由基辅  某特种部队或情报部门发动的。</text:p>
      <text:p text:style-name="P4">
就在上周，反克里姆林宫武装分子在俄罗斯南部发动了为期两天的 <text:a xlink:type="simple" xlink:href="https://www.nytimes.com/2023/05/23/world/europe/russia-belgorod-ukraine-attacks.html" text:style-name="Internet_20_link" text:visited-style-name="Visited_20_Internet_20_Link">
 越境袭击</text:a>
 ，可能引发一系列新的战场问题。周二报道了一起类似的袭击事件。</text:p>
      <text:p text:style-name="P4">
广告</text:p>
      <text:p text:style-name="P4">
位于弗吉尼亚州的非营利性研究机构CNA的俄罗斯研究顾问萨姆·本德特表示，俄罗斯容易受到无人机攻击，部分原因是其幅员辽阔——与乌克兰的边界超过2200公里——但也因为其防空雷达旨在探测比无人机更大的飞机和导弹。</text:p>
      <text:p text:style-name="P4">
他说，除了在俄罗斯制造易受攻击的感觉外，乌克兰的无人机袭击还可能用于测试莫斯科的防空系统，并找出可其他攻击可以利用的潜在弱点。</text:p>
      <text:p text:style-name="P4">
俄罗斯面临的部分挑战是调整环绕莫斯科的复杂防空系统以应对新时代的威胁。</text:p>
      <text:p text:style-name="P4">
“以前，城市附近的防空系统会无视任何小于直升机的东西，”华盛顿智库战略与国际研究中心 <text:a xlink:type="simple" xlink:href="https://www.csis.org/programs/international-security-program/missile-defense-project" text:style-name="Internet_20_link" text:visited-style-name="Visited_20_Internet_20_Link">
 导弹防御项目</text:a>
 的伊恩·威廉姆斯说。“小型无人机在雷达上显示的大小可能跟一只鹅差不多，所以如果你调整你的雷达来寻找敌方的无人机，你同时也会看到很多鸟。”</text:p>
      <text:p text:style-name="P4">
尽管如此，尚未证实是乌克兰在幕后发动了周二的袭击，而且人们对乌克兰的无人机能力仍存很多重要疑问。</text:p>
      <text:p text:style-name="P4">
去年秋天，乌克兰国有武器制造商乌克兰国防工业(Ukroboronprom)表示即将开发出一种无人机，可以携带165磅（约合74公斤）的战斗部飞行超过960公里，从而将莫斯科纳入打击范围，并且他们已经完成了该武器的测试。但乌克兰并未宣布在战斗中使用这种远程无人机。</text:p>
      <text:p text:style-name="P4">
广告</text:p>
      <text:p text:style-name="P4">
周二，美国国防官员表示，下一轮运往乌克兰的武器将包括用于爱国者防空系统的导弹和更多用于HIMARS移动系统的火箭。三亿美元的军事援助计划最早可能在周三公布。</text:p>
      <text:p text:style-name="P4">
周二，强大的俄罗斯雇佣军组织瓦格纳的负责人叶夫根尼·普里戈任表示，这次袭击凸显了俄罗斯在无人机战争中的技术落后，并再次长篇大论地指责俄罗斯军方官员，他一向指责他们无能。</text:p>
      <text:p text:style-name="P4">
“当载有炸药的无人机破窗而入时  ，普通人该怎么办？”他在Telegram上发布的一条 <text:a xlink:type="simple" xlink:href="https://t.me/Prigozhin_hat/3514" text:style-name="Internet_20_link" text:visited-style-name="Visited_20_Internet_20_Link">
 音频消息</text:a>
 中说，还说：“人们有充分的权利向他们提出这些问题。”</text:p>
      <text:p text:style-name="P4">
</text:p>
      <text:p text:style-name="P4">
叶夫根尼·V·普里戈任，照片由其公关公司发布。  Concord Press Service, via Reuters</text:p>
      <text:p text:style-name="P4">
普里戈任指出，一些无人机坠毁在俄罗斯军政要人居住的街区。“让你们的家园燃烧起来，”他说，这里的“你们”指的是那些要人。</text:p>
      <text:p text:style-name="P4">
长期以来一直呼吁升级乌克兰战争的前准军事组织领导人伊戈尔·吉尔金在Telegram上表示，“无人机袭击莫斯科造成的心理打击不在于破坏的规模，而在于国家领导人向我们承诺的不是一场战争，而是一次特殊军事行动。”</text:p>
      <text:p text:style-name="P4">
“我们得到的不是与一个国家的诚实对话，而是像拿破仑征服莫斯科后给出的那种模糊安慰：别担心，一切都会按计划进行，”他说。“那真正的计划是什么？”</text:p>
      <text:p text:style-name="P4">
广告</text:p>
      <text:p text:style-name="P4">
身在巴黎的俄罗斯政治学家塔蒂亚娜·斯塔诺瓦亚表示，普京领导下缺乏战时领导能力的问题越来越明显。</text:p>
      <text:p text:style-name="P4">
“一切都建立在他经常表达的一个‘隐忍国家’的理念之上，这个国家什么都明白  ，什么都能忍受，”她周二 <text:a xlink:type="simple" xlink:href="https://t.me/stanovaya/1626" text:style-name="Internet_20_link" text:visited-style-name="Visited_20_Internet_20_Link">
 在Telegram上</text:a>
 写道。“让我们拭目以待。”</text:p>
      <text:p text:style-name="P4">
在无人机和导弹袭击司空见惯的乌克兰，有些人对莫斯科的事幸灾乐祸。</text:p>
      <text:p text:style-name="P4">
本周俄罗斯袭击期间，32岁的基辅客户经理萨米尔·梅梅多夫不得不在地铁站避难，他说：“他们能感受到我们每天在这里的感受，这真是太好了。”</text:p>
      <text:p text:style-name="P4">
另一位基辅居民尤利娅·洪恰洛娃表示，她的心情很复杂。</text:p>
      <text:p text:style-name="P4">
“我不认为我们应该在晚上轰炸他们的住宅区，”她说，“但我确实希望他们能感受到警报不断的生活是什么感觉，就像生活在基辅、哈尔科夫、第聂伯罗的人们一样。”</text:p>
      <text:p text:style-name="P4">
Source: <text:a xlink:type="simple" xlink:href="https://cn.nytimes.com/world/20230531/moscow-drone-strike-russia-ukraine/" text:style-name="Internet_20_link" text:visited-style-name="Visited_20_Internet_20_Link">
https://cn.nytimes.com/world/20230531/moscow-drone-strike-russia-ukraine/</text:a>
</text:p>
      <!--NEWS-->
      <text:h text:style-name="P10" text:outline-level="1">
<text:span text:style-name="T4">
Shein崛起助推快时尚回归 (Free Version)</text:span>
</text:h>
      <text:p text:style-name="P4">
Author: Jinjoo Lee</text:p>
      <text:p text:style-name="P4">
Publisher: 华尔街日报中文网</text:p>
      <text:p text:style-name="P4">
Published Time: 2023-05-31T05:45:00.000Z</text:p>
      <text:p text:style-name="P4">
Modified Time: 2023-05-31T05:45:00.000Z</text:p>
      <text:p text:style-name="P4">
Created Time: 2023-05-31T04:14:00.000Z</text:p>
      <text:p text:style-name="P4">
Description: 在线服装零售商希音推动快时尚重新流行起来。这股风尚到底是会成为潮流的引领者，还是只是昙花一现？</text:p>
      <text:p text:style-name="P4">
Images: []</text:p>
      <text:p text:style-name="P4">
Categories: ['金融市场', '股闻天下']</text:p>
      <text:p text:style-name="P4">
Keywords: SYND,LINK:EN|WP-WSJ-0000925891</text:p>
      <text:p text:style-name="P4">
Type: Article</text:p>
      <!--METADATA-->
      <text:p text:style-name="P4">
在线服装零售商希音(Shein)推动快时尚重新流行起来。这股风尚到底是会成为潮流的引领者，还是只是昙花一现？</text:p>
      <text:p text:style-name="P4">
Source: <text:a xlink:type="simple" xlink:href="https://cn.wsj.com/articles/shein%E5%B4%9B%E8%B5%B7%E5%8A%A9%E6%8E%A8%E5%BF%AB%E6%97%B6%E5%B0%9A%E5%9B%9E%E5%BD%92-654cb341" text:style-name="Internet_20_link" text:visited-style-name="Visited_20_Internet_20_Link">
https://cn.wsj.com/articles/shein%E5%B4%9B%E8%B5%B7%E5%8A%A9%E6%8E%A8%E5%BF%AB%E6%97%B6%E5%B0%9A%E5%9B%9E%E5%BD%92-654cb341</text:a>
</text:p>
      <!--NEWS-->
      <text:h text:style-name="P10" text:outline-level="1">
<text:span text:style-name="T4">
五角大楼称中国战斗机做出“没有必要的挑衅动作” (Free Version)</text:span>
</text:h>
      <text:p text:style-name="P4">
Authors: ['费利西娅•施瓦茨']</text:p>
      <text:p text:style-name="P4">
Publisher: 英国《金融时报》</text:p>
      <text:p text:style-name="P4">
Time: 2023-05-31T05:46:07+00:00</text:p>
      <text:p text:style-name="P4">
Published Time: 2023-05-30T12:00:99+08:00</text:p>
      <text:p text:style-name="P4">
Modified Time: 2023-05-31T00:41:99+08:00</text:p>
      <text:p text:style-name="P4">
Description: 美国印太司令部公布了一架中国战斗机飞到美国军机前方​的视频，称事件发生在上周五南中国海上空。</text:p>
      <text:p text:style-name="P4">
Images: []</text:p>
      <text:p text:style-name="P4">
Themes: ['中美关系']</text:p>
      <text:p text:style-name="P4">
Keywords: ['中美关系', '中国人民解放军', '地缘政治', '南中国海', '美国军事', '中国军事', '高端专享']</text:p>
      <text:p text:style-name="P4">
Type: Article</text:p>
      <!--METADATA-->
      <text:p text:style-name="P4">
五角大楼(Pentagon)周二表示，一架美国军用飞机上周在南中国海(South ChinaSea)上空飞行时，一架中国战斗机在其近处做出了“没有必要的挑衅动作”。</text:p>
      <text:p text:style-name="P4">
美国印太司令部(Indo-Pacific Command)公布了该事件的视频，称事件发生在上周五。当时美国国防部长劳埃德•奥斯汀(LloydAustin)正在前往该地区访问途中，行程包括日本、新加坡和印度。</text:p>
      <text:p text:style-name="P4">
Source: <text:a xlink:type="simple" xlink:href="http://www.ftchinese.com/story/001099815" text:style-name="Internet_20_link" text:visited-style-name="Visited_20_Internet_20_Link">
http://www.ftchinese.com/story/001099815</text:a>
</text:p>
      <!--NEWS-->
      <text:h text:style-name="P10" text:outline-level="1">
<text:span text:style-name="T4">
你家的燃气灶到底有多“脏”？</text:span>
</text:h>
      <text:p text:style-name="P4">
Creator: HIROKO TABUCHI</text:p>
      <text:p text:style-name="P4">
Publisher: https://www.facebook.com/nytimeschinese</text:p>
      <text:p text:style-name="P4">
Published Time: 2023-05-31T05:56:13+08:00</text:p>
      <text:p text:style-name="P4">
Description: 由于担心燃气灶对健康和气候的影响，美国许多城市正在淘汰天然气接入。科学家在10个城市进行了测试，结果验证了燃气灶排放可能构成健康风险，并影响气候变化。 Calla Kessler for The New York Times</text:p>
      <text:p text:style-name="P4">
Images: ["<text:a xlink:type="simple" xlink:href="https://static01.nyt.com/images/2023/05/26/autossell/00CLI-STOVES-cover_resized/00CLI-STOVES-cover_resized-master1050.jpg" text:style-name="Internet_20_link" text:visited-style-name="Visited_20_Internet_20_Link">
00CLI-STOVES-...</text:a>
"]</text:p>
      <text:p text:style-name="P4">
Category: 健康</text:p>
      <text:p text:style-name="P4">
Type: Article</text:p>
      <!--METADATA-->
      <text:p text:style-name="P4">
<draw:frame draw:style-name="fr1" draw:name="Image103" text:anchor-type="as-char" svg:width="6.9236in" svg:height="4.615733in" draw:z-index="0">
<draw:image xlink:href="../Images/cnnytimes/2023-05-31T05-56-13-08-00/00CLI-STOVES-cover_resized-master1050.jpg" xlink:type="simple" xlink:show="embed" xlink:actuate="onLoad" draw:mime-type="image/jpeg"/>
</draw:frame>
</text:p>
      <text:p text:style-name="P4">
每天早晨，当成百上千万美国人在厨房点燃燃气灶烧开水或者做土豆煎饼时，飘过家中的不仅是早餐的香味。蓝色的火焰还会释放出有害的污染物，比如二氧化氮，以及导致地球变暖的气体。</text:p>
      <text:p text:style-name="P4">
因此，斯坦福大学的一组科学家最近开始了对纽约市公寓的一系列测试，以便更好地了解污染的程度，以及污染是如何在真实家庭中从一个房间流向另一个房间。这是一项针对10个城市的研究的一部分，该研究展示了污染物如何迅速进入客厅和卧室，有时远远超出了产生污染的炉灶所在的区域。</text:p>
      <text:p text:style-name="P4">
由于担心燃气灶对健康和气候的影响，一些城市和州已经开始寻求在新建筑中逐步 <text:a xlink:type="simple" xlink:href="https://www.nytimes.com/2023/04/28/nyregion/gas-stove-ban-ny.html" text:style-name="Internet_20_link" text:visited-style-name="Visited_20_Internet_20_Link">
 淘汰</text:a>
 天然气  接入，联邦政府也开始加强燃气灶的能效标准。但这已经成为一个 <text:a xlink:type="simple" xlink:href="https://www.nytimes.com/2023/01/11/climate/gas-stoves-biden-administration.html" text:style-name="Internet_20_link" text:visited-style-name="Visited_20_Internet_20_Link">
 两极化的问题</text:a>
 。上周，共和党人在华盛顿 <text:a xlink:type="simple" xlink:href="https://oversight.house.gov/release/fallon-biden-administration-looking-to-regulate-gas-stoves-out-of-existence/" text:style-name="Internet_20_link" text:visited-style-name="Visited_20_Internet_20_Link">
 召开了众议院监督委员会听证会</text:a>
 ，“审查拜登政府对美国燃气灶的监管攻击  。”</text:p>
      <text:p text:style-name="P4">
在一个清爽的周日早晨，斯坦福大学的科学家们来到了他们在纽约市的第一站：曼哈顿上城晨边高地的一个公共住房项目。他们的第一个挑战是把约136公斤重的设备搬到18楼。“希望能有电梯，”斯坦福大学多尔可持续发展学院教授、团队负责人罗布·杰克逊担心地说。(的确有电梯。)</text:p>
      <text:p text:style-name="P4">
</text:p>
      <text:p text:style-name="P4">
斯坦福大学的炉具检测人员卸下136公斤重的设备。  Calla Kessler for The New York Times</text:p>
      <text:p text:style-name="P4">
</text:p>
      <text:p text:style-name="P4">
在蒂娜·约翰逊的纽约公寓里设置检测设备。  Calla Kessler for The New York Times</text:p>
      <text:p text:style-name="P4">
他们访问的这套三居室公寓是蒂娜·约翰逊的家，她有三个已经成年的孩子。这套公寓俯瞰高架铁轨，厨房里都是香草和香料的香味，她用它们来做她最喜欢的一道菜——美式焖蔬菜。约翰逊刚刚做了一份包括煎鸡蛋和土豆的早餐。</text:p>
      <text:p text:style-name="P4">
“我很高兴你们能来，”她告诉研究人员。她说，她的公寓刚刚安装了一个新炉灶，但她仍然“受不了”炉灶里煤气的味道。约翰逊说，她是通过当地一个气候组织自愿参加这项研究的，因为她和她的孩子们有哮喘和其他健康问题；她很想知道他们的炉子对他们呼吸的空气造成了什么影响。</text:p>
      <text:p text:style-name="P4">
广告</text:p>
      <text:p text:style-name="P4">
<text:span text:style-name="T4">
齐鼻高度的管子</text:span>
</text:p>
      <text:p text:style-name="P4">
研究人员开始启动分析仪，并在大约齐鼻的高度设置管子，以吸入空气样本。在取完背景读数后，可以打开煤气了，他们将一个炉头开到大火。</text:p>
      <text:p text:style-name="P4">
机器很快检测到变化：二氧化氮浓度上升——这种物质  会 <text:a xlink:type="simple" xlink:href="https://www.epa.gov/no2-pollution/basic-information-about-no2" text:style-name="Internet_20_link" text:visited-style-name="Visited_20_Internet_20_Link">
 对健康产生各种负面影响</text:a>
，包括刺激呼吸系统，加重呼吸系统疾病的症状，并导致哮喘。浓度攀升至10亿分之500，是  环保局  设定的 <text:a xlink:type="simple" xlink:href="https://www.epa.gov/no2-pollution/primary-national-ambient-air-quality-standards-naaqs-nitrogen-dioxide" text:style-name="Internet_20_link" text:visited-style-name="Visited_20_Internet_20_Link">
 一小时暴露安全基准的五倍</text:a>
 。（苯的浓度也增加了两倍，这是一种存在于香烟烟雾和汽车尾气中的致癌物。）</text:p>
      <text:p text:style-name="P4">
</text:p>
      <text:p text:style-name="P4">
约翰逊说，她之所以选择参加炉具测试研究，是因为她和她的孩子都患有哮喘，她想知道炉子散发的气体对他们的健康有什么影响。  Calla Kessler forThe New York Times</text:p>
      <text:p text:style-name="P4">
这是在厨房门封死、窗户关闭的情况下。约翰逊的厨房还没有安装有助于通风的油烟机。</text:p>
      <text:p text:style-name="P4">
约翰逊打开了厨房门和窗户，她说在做饭的时候一般都会开着门窗，这样做可以把二氧化氮浓度降到10亿分之200左右。但是这也意味着油烟味会飘进其它房间。</text:p>
      <text:p text:style-name="P4">
其中一间卧室的二氧化氮浓度达到10亿分之70左右，低于环保局阈值，但远高于 <text:a xlink:type="simple" xlink:href="https://www.who.int/publications/i/item/9789240034228" text:style-name="Internet_20_link" text:visited-style-name="Visited_20_Internet_20_Link">
 世卫组织的长时间曝露标准</text:a>
 。</text:p>
      <text:p text:style-name="P4">
广告</text:p>
      <text:p text:style-name="P4">
越来越多的科学证据在证明，燃气炉构成健康风险。去年底发表的 <text:a xlink:type="simple" xlink:href="https://www.mdpi.com/1660-4601/20/1/75" text:style-name="Internet_20_link" text:visited-style-name="Visited_20_Internet_20_Link">
 一篇论文 </text:a>
发现，美国儿童哮喘病例中可能有将近13%与燃气炉有关。此前的一项研究显示，燃气炉还会导致哮喘症状加重。</text:p>
      <text:p text:style-name="P4">
人们可以采取一些简单的措施来降低风险，例如开窗通风，购置空气净化器。</text:p>
      <text:p text:style-name="P4">
<text:span text:style-name="T4">
“晚餐派对场景”</text:span>
</text:p>
      <text:p text:style-name="P4">
</text:p>
      <text:p text:style-name="P4">
厨房的空气质量读数。  Calla Kessler for The New York Times</text:p>
      <text:p text:style-name="P4">
次日，研究团队又去了另一个地点，这一次是中哈莱姆的一个Airbnb公寓。他们的目标是制造一个“大家庭或晚餐派对场景”，研究团队成员、斯坦福大学地球系统科学博士生亚纳伊·卡什坦说。</text:p>
      <text:p text:style-name="P4">
为了减少自己的接触，团队成员选择待在一个可以俯瞰上曼哈顿的阳台，时不时屏住呼吸冲进去检查检测指标。</text:p>
      <text:p text:style-name="P4">
在大约40分钟的时间里，客厅的二氧化氮水平最高达到十亿分之200，卧室达到300，厨房达到400，分别是环保局一小时曝露阈值的两倍、三倍和四倍。苯浓度在点燃炉灶后也上升到了三倍量。</text:p>
      <text:p text:style-name="P4">
广告</text:p>
      <text:p text:style-name="P4">
这里的燃气灶配有油烟机。“但是你感觉一下这里，”卡什坦说，他的手伸向了一团没有被油烟机排到室外，而是从机器边缘涌出的热空气。这说明油烟机对改善空气质量“没起到多大的作用”，他说。</text:p>
      <text:p text:style-name="P4">
团队总共在纽约市的八间公寓里进行了为期一天的检测，其中有一间布鲁克林公寓存在纽约特有的怪异特征，令研究人员困惑不已：窗户是用塑料膜封死的。妮娜·多明戈说这是为了保暖，她和两位室友住在这个一楼的单位里。但这也意味着通风会不畅，考虑到厨房没有油烟机，不能把空气排到室外，这是令人担心的情况。</text:p>
      <text:p text:style-name="P4">
在厨房所在的区域，二氧化氮浓度很快升到了环保局阈值的2.5倍左右。</text:p>
      <text:p text:style-name="P4">
团队得到的是初步的结果，但是与此前在燃气炉排放和影响气候变化与公共卫生的有害污染之间建立关联的一系列科学研究是相符的。此前的研究还显示，燃气炉熄火后仍然有排放，因为炉子会泄漏天然气，这种气体的主要成分是甲烷，一种强效温室气体。</text:p>
      <text:p text:style-name="P4">
</text:p>
      <text:p text:style-name="P4">
多明戈。  Calla Kessler for The New York Times</text:p>
      <text:p text:style-name="P4">
</text:p>
      <text:p text:style-name="P4">
在多明戈的布鲁克林公寓里检测空气。  Calla Kessler for The New York Times</text:p>
      <text:p text:style-name="P4">
改变可能即将发生。</text:p>
      <text:p text:style-name="P4">
超过60%的美国家庭已经在使用电炉做饭，拜登政府已经提议扩大燃气炉能效规定的范围，除了气候和健康方面的收益，预计还可以为人们节省一亿美元的能源费用。多座城市——大多数是蓝州——已经通过或在考虑禁止新的燃气管道铺设，相当于在新建筑中只能用电做饭和取暖，不过一些红州正行动起来，预防这类禁令的出台。</text:p>
      <text:p text:style-name="P4">
Source: <text:a xlink:type="simple" xlink:href="https://cn.nytimes.com/health/20230531/gas-stove-pollution-danger/" text:style-name="Internet_20_link" text:visited-style-name="Visited_20_Internet_20_Link">
https://cn.nytimes.com/health/20230531/gas-stove-pollution-danger/</text:a>
</text:p>
      <!--NEWS-->
      <text:h text:style-name="P10" text:outline-level="1">
<text:span text:style-name="T4">
谷歌CEO：真正应该搞的AI竞赛是负责任地开发 (Free Version)</text:span>
</text:h>
      <text:p text:style-name="P4">
Authors: ['桑达尔•皮查伊']</text:p>
      <text:p text:style-name="P4">
Publisher: 英国《金融时报》</text:p>
      <text:p text:style-name="P4">
Time: 2023-05-31T05:58:23+00:00</text:p>
      <text:p text:style-name="P4">
Published Time: 2023-05-30T12:00:99+08:00</text:p>
      <text:p text:style-name="P4">
Modified Time: 2023-05-31T01:58:99+08:00</text:p>
      <text:p text:style-name="P4">
Description: 皮查伊：发挥出人工智能的潜力不是一家公司可以单独完成的，该领域需要以一种平衡创新和潜在危害的方式进行监管。</text:p>
      <text:p text:style-name="P4">
Images: []</text:p>
      <text:p text:style-name="P4">
Themes: ['人工智能']</text:p>
      <text:p text:style-name="P4">
Keywords: ['人工智能', '谷歌', '监管']</text:p>
      <text:p text:style-name="P4">
Type: Article</text:p>
      <!--METADATA-->
      <text:p text:style-name="P4">
<text:span text:style-name="T5">
本文作者是谷歌(Google)和Alphabet首席执行官</text:span>
</text:p>
      <text:p text:style-name="P4">
今年，生成式人工智能(AI)吸引了全世界的目光。已经有数以百万计的人在用它来提升创造力和生产率。与此同时，越来越多的初创企业和组织正以前所未有的速度将人工智能产品和技术推向市场。</text:p>
      <text:p text:style-name="P4">
Source: <text:a xlink:type="simple" xlink:href="http://www.ftchinese.com/story/001099816" text:style-name="Internet_20_link" text:visited-style-name="Visited_20_Internet_20_Link">
http://www.ftchinese.com/story/001099816</text:a>
</text:p>
      <!--NEWS-->
      <text:h text:style-name="P10" text:outline-level="1">
<text:span text:style-name="T4">
加密货币就是为犯罪而生的 (Free Version)</text:span>
</text:h>
      <text:p text:style-name="P4">
Authors: ['杰迈玛•凯莉']</text:p>
      <text:p text:style-name="P4">
Publisher: 英国《金融时报》</text:p>
      <text:p text:style-name="P4">
Time: 2023-05-31T06:09:28+00:00</text:p>
      <text:p text:style-name="P4">
Published Time: 2023-05-30T12:00:99+08:00</text:p>
      <text:p text:style-name="P4">
Modified Time: 2023-05-31T02:09:99+08:00</text:p>
      <text:p text:style-name="P4">
Description: 凯莉：加密货币的追捧者说这种技术本身是“中立”的。但这根本就不是事实——加密货币就是为了规避审查而设计出来的。</text:p>
      <text:p text:style-name="P4">
Images: []</text:p>
      <text:p text:style-name="P4">
Themes: ['观点', '区块链与数字货币']</text:p>
      <text:p text:style-name="P4">
Keywords: ['加密货币', '洗钱', '数字货币', '加密金融', '犯罪']</text:p>
      <text:p text:style-name="P4">
Type: Article</text:p>
      <!--METADATA-->
      <text:p text:style-name="P4">
我常常在有关加密货币的研讨会上被人诘问，有一次是在我说不应该把加密货币想成货币的时候。我当时说，在投机以外使用它的唯一理由就是在互联网上买毒品。诘问者反驳称，这个说法太荒唐了，加密货币的用处远不止这个。</text:p>
      <text:p text:style-name="P4">
加密货币追捧者认为，声称它协助了犯罪行为是错误的，因为这项技术本身是“中立的”，所以不能将任何非法活动归咎于它。但这根本就不是事实：加密货币就是为了规避审查而设计出来的一种支付机制。加密货币交易不会像传统交易一样接受诈骗侦测、反洗钱或可疑活动检查。在系统以外运行正是它存在的理由。人们只需要看看加密货币产业如何运行，就会知道被用于犯罪不是它的漏洞，而是它的特征。</text:p>
      <text:p text:style-name="P4">
Source: <text:a xlink:type="simple" xlink:href="http://www.ftchinese.com/story/001099817" text:style-name="Internet_20_link" text:visited-style-name="Visited_20_Internet_20_Link">
http://www.ftchinese.com/story/001099817</text:a>
</text:p>
      <!--NEWS-->
      <text:h text:style-name="P10" text:outline-level="1">
<text:span text:style-name="T4">
韩国防部：朝鲜发射卫星</text:span>
</text:h>
      <text:p text:style-name="P4">
Author: 联合早报 (Person)</text:p>
      <text:p text:style-name="P4">
Publisher: 联合早报 (Organization)</text:p>
      <text:p text:style-name="P4">
Published Time: 2023-05-31T06:18</text:p>
      <text:p text:style-name="P4">
Modified Time: 2023-05-31T08:39</text:p>
      <text:p text:style-name="P4">
Description: 路透社报道，韩国国防部星期三（5月31日）说，朝鲜发射了一个卫星。首尔市警报声大作，通知市民做好可能疏散的准备。另据日本国防部说，朝鲜发射的可能是一枚弹道导弹。</text:p>
      <text:p text:style-name="P4">
Videos: []</text:p>
      <text:p text:style-name="P4">
Audios: []</text:p>
      <text:p text:style-name="P4">
Images: []</text:p>
      <text:p text:style-name="P4">
Type: NewsArticle</text:p>
      <text:p text:style-name="P4">
Breadcrumbs: ['即时', '国际']</text:p>
      <text:p text:style-name="P4">
Keywords: ['韩国', '朝鲜', '卫星', '日本', '弹道导弹']</text:p>
      <!--METADATA-->
      <text:p text:style-name="P4">
路透社报道，韩国国防部星期三（5月31日）说，朝鲜发射了一个卫星。</text:p>
      <text:p text:style-name="P4">
首尔市警报声大作，通知市民做好可能疏散的准备。</text:p>
      <text:p text:style-name="P4">
另据日本国防部说，朝鲜发射的可能是一枚弹道导弹。</text:p>
      <text:p text:style-name="P4">
日本政府星期三清晨通过全国即时警报系统（J-Alert），向南部冲绳县居民发布紧急警报，称朝鲜发射了一枚导弹。</text:p>
      <text:p text:style-name="P4">
朝中社星期二（30日）报道，朝鲜劳动党中央军事委员会副委员长李炳铁星期一在朝中社发表声明说， <text:a xlink:type="simple" xlink:href="https://www.zaobao.com/realtime/world/story20230530-1399475" text:style-name="Internet_20_link" text:visited-style-name="Visited_20_Internet_20_Link">
 6月将发射和试验的军事侦察卫星一号</text:a>
，以及多种侦察工具对及时追踪、监视、辨别、提前遏制和应对美国及其追随势力的军事行动，对加强朝鲜军事戒备是不可或缺的。</text:p>
      <text:p text:style-name="P4">
Source: <text:a xlink:type="simple" xlink:href="https://www.zaobao.com.sg/realtime/world/story20230531-1399806" text:style-name="Internet_20_link" text:visited-style-name="Visited_20_Internet_20_Link">
https://www.zaobao.com.sg/realtime/world/story20230531-1399806</text:a>
</text:p>
      <!--NEWS-->
      <text:h text:style-name="P10" text:outline-level="1">
<text:span text:style-name="T4">
美国国防部称中国战斗机挑衅美国侦察机 (Free Version)</text:span>
</text:h>
      <text:p text:style-name="P4">
Author: Nancy A. Youssef</text:p>
      <text:p text:style-name="P4">
Publisher: 华尔街日报中文网</text:p>
      <text:p text:style-name="P4">
Published Time: 2023-05-31T06:20:00.000Z</text:p>
      <text:p text:style-name="P4">
Modified Time: 2023-05-31T06:20:00.000Z</text:p>
      <text:p text:style-name="P4">
Created Time: 2023-05-30T22:21:00.000Z</text:p>
      <text:p text:style-name="P4">
Description: 美国军方周二说，一架中国喷气式战斗机上周飞到距离一架美国侦察机机头400英尺的地方，美国军方称这是一次不必要的挑衅行动。</text:p>
      <text:p text:style-name="P4">
Images: []</text:p>
      <text:p text:style-name="P4">
Categories: ['国际']</text:p>
      <text:p text:style-name="P4">
Keywords: SYND,LINK:EN|WP-WSJ-0000932979</text:p>
      <text:p text:style-name="P4">
Type: Article</text:p>
      <!--METADATA-->
      <text:p text:style-name="P4">
美国军方周二说，一架中国喷气式战斗机上周飞到距离一架美国侦察机机头400英尺的地方，美国军方称这是一次不必要的挑衅行动。</text:p>
      <text:p text:style-name="P4">
Source: <text:a xlink:type="simple" xlink:href="https://cn.wsj.com/articles/%E7%BE%8E%E5%9B%BD%E5%9B%BD%E9%98%B2%E9%83%A8%E7%A7%B0%E4%B8%AD%E5%9B%BD%E6%88%98%E6%96%97%E6%9C%BA%E6%8C%91%E8%A1%85%E7%BE%8E%E5%9B%BD%E4%BE%A6%E5%AF%9F%E6%9C%BA-329b9b54" text:style-name="Internet_20_link" text:visited-style-name="Visited_20_Internet_20_Link">
https://cn.wsj.com/articles/%E7%BE%8E%E5%9B%BD%E5%9B%BD%E9%98%B2%E9%83%A8%E7%A7%B0%E4%B8%AD%E5%9B%BD%E6%88%98%E6%96%97%E6%9C%BA%E6%8C%91%E8%A1%85%E7%BE%8E%E5%9B%BD%E4%BE%A6%E5%AF%9F%E6%9C%BA-329b9b54</text:a>
</text:p>
      <!--NEWS-->
      <text:h text:style-name="P10" text:outline-level="1">
<text:span text:style-name="T4">
对话冯唐：我一直如履薄冰 (Free Version)</text:span>
</text:h>
      <text:p text:style-name="P4">
Authors: ['']</text:p>
      <text:p text:style-name="P4">
Publisher: 英国《金融时报》</text:p>
      <text:p text:style-name="P4">
Time: 2023-05-31T06:21:33+00:00</text:p>
      <text:p text:style-name="P4">
Published Time: 2023-05-30T12:00:99+08:00</text:p>
      <text:p text:style-name="P4">
Modified Time: 2023-05-30T19:07:99+08:00</text:p>
      <text:p text:style-name="P4">
Description: 和冯唐聊聊他有关做事和为人的修炼。听他讲讲什么是“事儿在人前”，以及他为何要把“成事”的概念推广开来。</text:p>
      <text:p text:style-name="P4">
Images: ["<text:a xlink:type="simple" xlink:href="https://thumbor.ftacademy.cn/unsafe/picture/2/000182842_piclink.jpg" text:style-name="Internet_20_link" text:visited-style-name="Visited_20_Internet_20_Link">
000182842_pic...</text:a>
", "<text:a xlink:type="simple" xlink:href="https://thumbor.ftacademy.cn/unsafe/picture/4/000182844_piclink.jpg" text:style-name="Internet_20_link" text:visited-style-name="Visited_20_Internet_20_Link">
000182844_pic...</text:a>
", "<text:a xlink:type="simple" xlink:href="https://thumbor.ftacademy.cn/unsafe/picture/5/000182845_piclink.jpg" text:style-name="Internet_20_link" text:visited-style-name="Visited_20_Internet_20_Link">
000182845_pic...</text:a>
", "<text:a xlink:type="simple" xlink:href="https://thumbor.ftacademy.cn/unsafe/picture/6/000182846_piclink.jpg" text:style-name="Internet_20_link" text:visited-style-name="Visited_20_Internet_20_Link">
000182846_pic...</text:a>
"]</text:p>
      <text:p text:style-name="P4">
Themes: ['人物']</text:p>
      <text:p text:style-name="P4">
Keywords: ['人物', '对话', '冯唐', '管理']</text:p>
      <text:p text:style-name="P4">
Type: Article</text:p>
      <!--METADATA-->
      <text:p text:style-name="P4">
来自FT中文网的温馨提示：如您对更多FT中文网的内容感兴趣，请在苹果应用商店或谷歌应用市场搜索“FT中文网”，下载FT中文网的官方应用。</text:p>
      <text:p text:style-name="P4">
结束和冯唐对话之后的很多天，我时常还觉得自己处在“成事”的能量频率上。</text:p>
      <text:p text:style-name="P4">
在对话的过程中，冯唐的表达全是大白话，看不到文人的影子。他在阐释自己主张的时候会直奔问题的核心，直白易懂，比如他会说：“你长的跟猪八戒他二姨似的，凭什么平白无故让别人喜欢你。”</text:p>
      <text:p text:style-name="P4">
冯唐的表达很坦诚，这也让我有了平视和祛魅的机会。他自己说，以后只和两类人花时间：真，好玩儿；真，好看。</text:p>
      <text:p text:style-name="P4">
去年年底，冯唐注册了公司，这么多年来第一次以创始人的身份开始创业。他希望将自己过去职业经理人所历经的训练和心法传授出去，他称之为“成事学”。</text:p>
      <text:p text:style-name="P4">
冯唐对他的成事第一公理是这样定义的：在任何时候都要追求资源的最佳利用和效率的最大化（make the most out of it)。这似乎也是他自己这么多年来行事的第一准则，从协和读书到今年创业，他保持每周用80-100小时做事的习惯，这个习惯三十多年没变过，他把自己的时间和精力利用到了极致。</text:p>
      <text:p text:style-name="P4">
航旅纵横APP从2012年开始记录他的飞行旅程，除了超越99.9%用户共计上百万公里的飞行记录，他右手的手掌上方还有一道明显的硬茧，那是他这么多年连续出差拉着行李箱，拖着自己工具箱一样的包留下的痕迹。最近几年，办了四场个人书法作品展览，他右手的拇指和中指上也开始有了茧子。</text:p>
      <text:p text:style-name="P4">
勤奋之外，他也的确自律。所谓自律就是在跟人性做对抗，生活当中安排好自己的睡眠饮食，每周坚持跑三次十公里。尽管爱喝酒经常有酒局，他也清楚自己到什么量就要知止，到点儿他必定准时回家按时按点完成“稿债”，这在冯唐看来是成事的最基本，他轻描淡写地说职业选手就得这样。我想有些人天生就是这种体质，可勤奋自律成像他这般程度的人，能见到的也不太多。</text:p>
      <text:p text:style-name="P4">
从世俗的角度看，冯唐从2000年开始工作，到2021年从中信资本离开，可以说他赶上了社会发展的黄金二十年，乘着时代的风，他成为了今天的冯唐。历经三个领军企业，每一个都是高位，操盘的是过千亿级项目，带过上万人的大团队。</text:p>
      <text:p text:style-name="P4">
他出过接近20本出版物，只“成事系列”的四本书，发行量就接近300万。4月中，“成事不二堂”开张卖课，对于定价快两万的私房课，最初团队和他都没什么信心能招满学员，还在想不行私底下拉一些朋友来捧捧场。等直播结束，学员一下招满了两期。</text:p>
      <text:p text:style-name="P4">
当然，如果只看到冯唐身上阳光灿烂的成绩和他的勤奋自律，那顶多是看到了一块奶油蛋糕上的那颗樱桃。</text:p>
      <text:p text:style-name="P4">
他有严重的焦虑症和强迫症，医生诊断他精神分裂倾向高于常人155倍。早年无论是在协和受训当过妇科实习大夫，还是在麦肯锡接受魔鬼式训练和当战略顾问，“如临深渊，如履薄冰”是刻在了他的骨子里。他怕出错，对细节有执念，和冯唐一起共事的人特别能感受到他的焦虑和强迫。2020年，有品牌找冯唐希望合作一款中文官方字体，刚开始接触的时候面对这样一个机会，冯唐反问自己和团队：“为什么要找我们？”</text:p>
      <text:p text:style-name="P4">
在创作字体的过程当中需要先让他在格子纸上写8000个手写字，一页纸上可以装上百个字，其中写错一个原本可以划去在下一个格子继续写，但他都要重新从0开始来过。他受不了手机上有划痕，更受不了自己创作的东西上有那么一块不尽如人意。</text:p>
      <text:p text:style-name="P4">
他没有自己的生活，不会用微波炉和洗衣机，跟他一起共事了七年的经纪人总结了一下：“老板挺苦的，反正他的生活给我，我是不过的。”</text:p>
      <text:p text:style-name="P4">
在三个小时对话的过程中，他身上总体现着矛盾，但并不冲突，因为他能让矛盾的两端看起来相得益彰。</text:p>
      <text:p text:style-name="P4">
他被外界看做自恋，但实际上又有些自卑。他的不自信从我的短暂观察来看，主要体现在一开始跟一个陌生人交谈的时候他会显出一些局促和羞涩，以及原以为一个靠表达吃饭的人应该是侃侃而谈，可他在第一场面对线上的学员正式直播的时候，一开始还是显得有些害羞，眼睛不敢直对镜头。</text:p>
      <text:p text:style-name="P4">
他擅长写小说写诗歌，写她心目中美丽动人的姑娘，春风十里不如你；但他又说做企业做管理，要有一颗公心，他讲公心的时候柔软而笃定，让我不禁有些怀疑这还是那个写情色小说，心有肿胀的冯唐吗？</text:p>
      <text:p text:style-name="P4">
他是理性的战略顾问，但他又是个文人，他对中国传统文化旁征博引；举例商场成事的例子时，用的全是史书中的人与事情，从来没有出现过他过往任何一个具名的合作伙伴，这跟他的职业素养不无关系。</text:p>
      <text:p text:style-name="P4">
对话当中，我们的共识是“冯唐不可复制”，其中有时代的运气，若是再来一遍，他未必能做成今天这样。他也并非事事皆成，有些他无法左右的事情仍然会让他有些壮志未酬，心有不甘。当初他从麦肯锡合伙人的位置上离开，降薪一半去到华润，成为华润医疗创始CEO。最初两年特别苦地熬过来，如果按照当时在那个位置上继续将医疗改革坚持做下去，可能不会有冯唐之后的故事和今天的“成事学”，他如今也不会选择去当一个教人成事的老师。但人生就是没有如果，年过50，冯唐说他信命。</text:p>
      <text:p text:style-name="P4">
我们聊了什么叫“事儿在人前”，聊了他做个“狠人”的日常，以及，是什么原因，让他在年过半百的时候，还要把“成事”这件听起来有点成功学意味的概念推广开来。</text:p>
      <text:p text:style-name="P4">
<draw:frame draw:style-name="fr1" draw:name="Image110" text:anchor-type="as-char" svg:width="6.9236in" svg:height="4.616891in" draw:z-index="0">
<draw:image xlink:href="../Images/FT Chinese Free Version/2023-05-31T06-21-33-00-00/000182842_piclink.jpg" xlink:type="simple" xlink:show="embed" xlink:actuate="onLoad" draw:mime-type="image/jpeg"/>
</draw:frame>
</text:p>
      <text:p text:style-name="P4">
<text:span text:style-name="T4">
1.聊成事</text:span>
</text:p>
      <text:p text:style-name="P4">
<text:span text:style-name="T4">
FT中文网：“成事，多成事，持续多成事”，一开始听到这句话的时候就觉得蛮符合当下这个社会的价值观的，但是这会不会太把人当工具了？</text:span>
</text:p>
      <text:p text:style-name="P4">
冯唐：过去说“君子不器”，好多人理解错了。我们是一个社会组织，大家是一个社会人，你在一个相对窄的时间里，我们是组织机器中的一部分，你有你的角色，你要尽职尽力尽责来完成工作，这个东西很有可能要重于优于你自己。</text:p>
      <text:p text:style-name="P4">
我看了很多所谓我特别尊重的职业经理人，我看他们也并不是说成绩特别好，或者是极端聪明的，而是戏大于天，事大于人。这是我过去非常喜欢也愿意一起共事的一类人。</text:p>
      <text:p text:style-name="P4">
<text:span text:style-name="T4">
FT中文网：你经历过麦肯锡，然后去了央企，见到的这些顶层的成事的人都是这样的吗？</text:span>
</text:p>
      <text:p text:style-name="P4">
冯唐：都是这样的。刘邦就是一个例子，他说他谋划不如张良，管理不如萧何，打仗不如韩信，但他还是老大，对吧？然后就怎么做到？克服自我，克服人性中的某些东西，强调成事，强调持续成事。</text:p>
      <text:p text:style-name="P4">
这么多个体聚在一起，你只能把目标、愿景，把事儿拎出来。把事放在自己的情绪甚至利益之上，这么着我就敢把事情交给他，他事做成了，有荣誉感、满足感，受到某种形式的奖励，比如说钱、升职，然后他会在下一个平台上得到更多的事。然后这种良性循环就会让他持续多成事，这是所谓的正循环。</text:p>
      <text:p text:style-name="P4">
反过来，你可以想象这种恶性循环。每回一想都是我就是不一样的烟火，这事儿小哥哥小姐姐我不开心，这个人我看着不顺眼，我们经常会听到这样的抱怨，但他们脱离的一件事情就是——你要干啥，你的事儿要干啥，你要达成什么样的目的。上班大家一块来工作，不是为了让你开心的，不是让你达成自己的满足感的，我们是来一块做事的，你是一个个体，人家也是一个个体，你整天说自我怎么样，别人怎么办？</text:p>
      <text:p text:style-name="P4">
<text:span text:style-name="T4">
FT中文网：这是心理学里讲的人从一出生开始“全能自恋”的状态，也是正常的人性。</text:span>
</text:p>
      <text:p text:style-name="P4">
冯唐：你如果顺着这人性走，总是记得小时候唯我独尊，很有可能就变成一个笑话。</text:p>
      <text:p text:style-name="P4">
这也是某种程度上的能量管理。如果你好多能量总是集中于去维护我有多牛逼，我有多强，怎么让我的情绪特别舒服。相对于另外一种情况，你把你的能量多用来怎么管好自己，激励团队，管好项目，成事，持续成事，手上的资源越来越多，我觉得这是两个方向，我赞成第二个方向。所以从这个角度，他们老说我是“自恋狂魔”，我想说“自恋狂魔”那是傻子，我只是实事求是而已。</text:p>
      <text:p text:style-name="P4">
退一步讲，我就算给你找了一个合适的岗位，人岗匹配的，你信不信也没有100%让你能舒服的。我经历过这么多份工作，没有完全让人舒服的。</text:p>
      <text:p text:style-name="P4">
<text:span text:style-name="T4">
FT中文网：过去从麦肯锡到华润到中信，都没有吗？</text:span>
</text:p>
      <text:p text:style-name="P4">
冯唐：一个都没有。我给你举个例子，在华润我是整个集团的战略部总经理，它的业务足够分散，足够我烧脑，因为是上万亿的资产做的事，足够大，但我就舒服了吗？变成局级干部，会不会压制我创作的部分，有些写书就不能放开了写，因为我毕竟是一个系统内的人。其次，我工资真金白银减一半，一开始我以为工作量会减半，那我也认了，结果发现就是工资实实在在减半了。</text:p>
      <text:p text:style-name="P4">
再说在央企里，因为在里边好多人已经做了十几年二十几年，我刚去就是一个外人，就得花好多时间去跟人家建立信任，这在以前做战略顾问的时候是不需要的，你说这些我喜欢吗？谁不喜欢赚更多的钱，同时还不需要讨人喜欢就把钱赚了呢？但你如果想在这个环境里成事，好多东西就是该做的。</text:p>
      <text:p text:style-name="P4">
<text:span text:style-name="T4">
FT中文网：现在流行一个词，提供情绪价值，无论是在工作伙伴还是亲密关系当中。</text:span>
</text:p>
      <text:p text:style-name="P4">
冯唐：那你想想你凭什么说从小到大别人就得围着我，就得哄着我，就得按照我的方式去做？</text:p>
      <text:p text:style-name="P4">
另外，类似的误区就是好多人问我怎么找个灵魂伴侣，我说你先找个镜子去照照，你看里边那个人有灵魂吗？你无非就是想让别人照顾你，想让别人给你安慰，仅此而已，但你给别人什么？你为父母兄弟做了什么？你为这个世界付出了什么？</text:p>
      <text:p text:style-name="P4">
所以文艺青年变成一个贬义词，问题就出在这。他以为他自己非常独特，实际上实在是普通得不能再普通了，没用得不能再没用了，你还不如你先对这个社会有用，先对他人有用，先能够让别人因为你的存在得到好处，你再去满足自己的一些需求，反过来就很难办。</text:p>
      <text:p text:style-name="P4">
<text:span text:style-name="T4">
FT中文网：事儿在人前，这件事本身听起来非常的常识，但又很反常识。</text:span>
</text:p>
      <text:p text:style-name="P4">
冯唐：这是反人性的。我有个九字真言，不着急、不害怕、不要脸。</text:p>
      <text:p text:style-name="P4">
所谓不要脸，之前我的官方解释，只是说不要在乎他评，别人夸你或者贬你，无非是觉得你好你不好。我说这个东西你不要管，把你夸成一朵花，那是人家夸你，你也不见得是。把你骂成一堆屎，那也是别人骂你，你不用花那么多精力和时间去跟他辩解。</text:p>
      <text:p text:style-name="P4">
不要脸另外一层意思，是把事儿搁在自己的脸面虚荣之前，先围绕着事儿成，其实事儿成了，总体大家的福祉也就成了。但要事儿不成，你的脸能持续地有吗？</text:p>
      <text:p text:style-name="P4">
我有一个投资做得特别好的老哥，我看了所有的卷宗，投资30年没亏过，我就问他诀窍是什么。他就说一颗公心，公心是啥？就是第一考虑这个事儿对不对？而不要想这个事儿做了多少人念你好，这事做了你多牛逼。事儿在人前，事儿在脸前，你这样能避免因为个体的局限造成的错误。</text:p>
      <text:p text:style-name="P4">
<text:span text:style-name="T4">
FT中文网：事儿在人前体现在你过去的工作经历当中具体怎么表现的？</text:span>
</text:p>
      <text:p text:style-name="P4">
冯唐：其实这都是好多年潜移默化的，我的麦肯锡的导师每次看见我问的第一句话：“Is everything under control？”从来没问过我开不开心。</text:p>
      <text:p text:style-name="P4">
我们原来做医生也是一样，可没人问大夫你开心么，让你干嘛来了？让你治病救人来了。人家为什么付你大几百万的咨询费？让你解决人家复杂的管理问题。这是长期以来就形成的这么一套你也可以说是悲催的人生观。</text:p>
      <text:p text:style-name="P4">
<text:span text:style-name="T4">
FT中文网：这是不是职业经理人的核心职业精神，所谓之前很多企业讲“我们只招成年人”。</text:span>
</text:p>
      <text:p text:style-name="P4">
冯唐：是的，按刚才说的去做的就顺很多，你跟世界也舒服，世界跟你也舒服。</text:p>
      <text:p text:style-name="P4">
所以我觉得真正的君子是不执着要作为一个什么，你不能说我就是水或者我就是个杯子，其他的都不干。他应该与时俱进，就想想自己现在要做什么，把这个事儿怎么做好，一步一步成事，持续成事，慢慢你发现你人生的丰盈度要远远超过你执着在自己那点儿世界里。</text:p>
      <text:p text:style-name="P4">
<text:span text:style-name="T4">
FT中文网：维护脸面这件事本身在我们身边还是挺常见的，你是怎么悟到“事”要在脸面、在虚荣心之前？ 是自己过往摔过跟头犯过错意识到的么？</text:span>
</text:p>
      <text:p text:style-name="P4">
冯唐：我觉得不是，反过来的，是先有“觉”，就是先意识到你不是世界的中心，你需要给别人一个理由去喜欢你，需要别人认可你是个leader，你要给别人原因，因为他们不是你爹，不是你妈，对吗？</text:p>
      <text:p text:style-name="P4">
意识到这一点的东西是通过大量的阅读，这是为什么我读好多历史，其实我觉得在世界上各种文字里边，中文有最长的最完整的书面历史记录。从春秋开始2500年，这种跨越大尺幅时间上呈现的人性，我觉得容易让我知道这个人性最主要的共性是什么；因为它发生的事情多，而且有些案情比较激烈，这也是为什么中国人特别强调读史书。我觉得第二个，我是一个特别内向又没自信的人，所以我时时在想别人为什么给我这个机会，别人为什么会跟着我，别人为什么喜欢我？总觉得需要给别人一些理由。</text:p>
      <text:p text:style-name="P4">
如果你不给别人创造价值，不给别人理由让他们喜欢你，你走不远的。你不能说领导喜欢我，从麦肯锡顶尖咨询公司出来，我进来我就来指导你们，这几乎就是死路一条了。</text:p>
      <text:p text:style-name="P4">
<text:span text:style-name="T4">
2.聊创业</text:span>
</text:p>
      <text:p text:style-name="P4">
<text:span text:style-name="T4">
FT中文网：2021年你正好五十岁，比方很多人会说我三字开头了，四字开头，这种年龄的意识在某个瞬间你会觉得原来是有一些心态上的焦虑的吗？</text:span>
</text:p>
      <text:p text:style-name="P4">
冯唐：其实它不是焦虑，我可能会更平静地看待这些年龄的变化，但年龄变化一定是对身体、对心理状态有影响。疫情让我非常难得地被按下了暂停键，让我想一个特别核心的问题——我如何去花我下半辈子的时间，而且其实剩下的有效时间很有可能比我想象的要少了。</text:p>
      <text:p text:style-name="P4">
另一方面，我自己的直觉觉得再过十年可能体力会衰减地比较厉害。我现在五十岁，体力和精力跟我三四十岁的时候其实差不太多；而且你要说经验、情绪管理，甚至一些智慧，可能现在是最佳时机，是正当打的年纪。</text:p>
      <text:p text:style-name="P4">
<draw:frame draw:style-name="fr1" draw:name="Image111" text:anchor-type="as-char" svg:width="6.668549in" svg:height="10.0in" draw:z-index="0">
<draw:image xlink:href="../Images/FT Chinese Free Version/2023-05-31T06-21-33-00-00/000182844_piclink.jpg" xlink:type="simple" xlink:show="embed" xlink:actuate="onLoad" draw:mime-type="image/jpeg"/>
</draw:frame>
</text:p>
      <text:p text:style-name="P4">
<text:span text:style-name="T4">
FT中文网： 50岁的冯唐还处在正当打的年纪吗？</text:span>
</text:p>
      <text:p text:style-name="P4">
冯唐：这么多年我一直在琢磨事，帮人干事，自己干事，一直是这么一种状态。其实你说累不累，也累；但是真正想做事的人，我也跟团队说，就是把所谓能量管理放第一位。睡好觉，吃好东西，别三天两头感冒，去冷的地方抓件衣服，对吧？</text:p>
      <text:p text:style-name="P4">
你是一瓶红酒的量，最好不要喝两瓶。不要把自己陷在太复杂的关系里等等，包括你适度锻炼，不要说为了追求最好的自己，然后你“叮咣”一通就狂训练，你要想到自己要干什么，要维持一个合适的能量输出。</text:p>
      <text:p text:style-name="P4">
我觉得都不是职业经理人，任何职业选手都应该有的一个特别重要的东西，就是你好不容易有了你这么一副身心灵，你要让它能够持续开放；能量管理是超重要的，甚至比你学什么，比你进步有多快，干多少事儿，更重要更基础。哪怕你这个车再好再漂亮，没油了，开不动了，那就相当于没有对吗？你没法驶向所谓你想驶向的地方。其实好多把这些basic东西弄对了，你就能走好久了。</text:p>
      <text:p text:style-name="P4">
<text:span text:style-name="T4">
FT中文网：年过五十，中国人不也会讲究功遂身退么？</text:span>
</text:p>
      <text:p text:style-name="P4">
冯唐：我觉得跟人性的傻逼之处，人性的弱点斗争，是一辈子的事儿。也就是说，我知道我自己心性上有什么样天生的毛病，比如说焦虑，比如说偏执等等一些东西，我需要做事儿，如果有机会能使出力气，我要使出力气。否则的话这种能量能带你做出很灿烂的事儿，这些能量也会毁了你。</text:p>
      <text:p text:style-name="P4">
<text:span text:style-name="T4">
FT中文网：这倒挺有意思的一个解释。</text:span>
</text:p>
      <text:p text:style-name="P4">
冯唐： 好多事儿都是有两面性的。</text:p>
      <text:p text:style-name="P4">
<text:span text:style-name="T4">
FT中文网：是不是在说能量大的人，如果这个能量不很好地处置出去，也可能用到挺危险的地方？</text:span>
</text:p>
      <text:p text:style-name="P4">
冯唐：举个例子，我选另外一个方式过下半辈子，在家收拾屋子，自己给自己弄点吃的，像闲云野鹤似泡泡茶、弄咖啡、喝酒、吹牛，我也见过挺多的人都是这样的。</text:p>
      <text:p text:style-name="P4">
比如，我要找那么四五个跟我一块吃吃喝喝听我吹牛逼的人，然后安排个饭局，感觉排个两三年问题不大。然后十年二十年就这么一眨眼过去了，死前想想后面这么多年怎么过的，我就觉得还是做点事好吧，你整天吹，吹10年牛逼，远远不如做10年事给我的满足感大。</text:p>
      <text:p text:style-name="P4">
<text:span text:style-name="T4">
FT中文网：会不会见过一些大风大浪，还心有不甘，退不下来？</text:span>
</text:p>
      <text:p text:style-name="P4">
冯唐： 其实我在疫情期间也有过写字、画画，其他都不太管的日子，但坦白说，我自己不是特别开心，特别是我觉得现在自己是正当打的年纪，干活儿比歇着让我舒服。</text:p>
      <text:p text:style-name="P4">
<text:span text:style-name="T4">
FT中文网：很多人会觉得干活过程当中必然得吃苦受累呢？</text:span>
</text:p>
      <text:p text:style-name="P4">
冯唐：这个甘苦其实是相对的。你的苦对于别的人来说可能是糖，我的糖对别人来说可能是苦。有些人老说我没受过苦，我说我受这个苦，有可能你俩仨月你就吃不消。</text:p>
      <text:p text:style-name="P4">
另外，对于喜欢干活的人还是要有一个正确的心态，能干活就不要抱怨那么多，什么太累，面对不确定心慌焦虑等等，这是正常的，这是干活的一部分。别整天叽叽歪歪的，是关公就武大刀，是孔明就盘算天下，你就干就好了。</text:p>
      <text:p text:style-name="P4">
<text:span text:style-name="T4">
FT中文网：所以“成事不二堂”是你找到的五十岁之后的一个可以成的事儿吗？</text:span>
</text:p>
      <text:p text:style-name="P4">
冯唐：我觉得做管理培训，所谓后MBA管理修炼，第一适合我干，我各种知识结构、各种经历都在了。二是这事儿没有人拦着我干，我能使出力气来。三，所谓的竞争者又非常有限，甚至都谈不上竞品。我们干，就产生了一种新的东西，结构化表达这个这么重要的东西，没有大学认真教，那我们填补点空白了；而且这新的东西能让世界变得更美好一点，又没有什么人拦着，然后在过程中还能让小伙伴们过上好的生活。如果能找到一个合适的能让你发力的点，对于爱干活的人已经是很幸福的一件事了，我觉得你就要珍惜，就别瞻前顾后。无非是继续在这个事上，你还是要管理自己的能量，还是要保持自己的长期输出的状态；然后处理好巨大的压力，累的确累，压力挺大。</text:p>
      <text:p text:style-name="P4">
<text:span text:style-name="T4">
FT中文网：干成事不二堂的压力是什么？</text:span>
</text:p>
      <text:p text:style-name="P4">
冯唐：最大的压力来自于我们在讲“成事”，但如果我自己做这事没成，我连我原来那个书都卖不出去。</text:p>
      <text:p text:style-name="P4">
<text:span text:style-name="T4">
FT中文网：当前创业这个阶段你主要负责什么？</text:span>
</text:p>
      <text:p text:style-name="P4">
冯唐：负责三件事：内容创作、确定战略、IP管理。</text:p>
      <text:p text:style-name="P4">
<text:span text:style-name="T4">
FT中文网：IP管理是干什么？</text:span>
</text:p>
      <text:p text:style-name="P4">
冯唐：IP管理就是别塌房，我不能去干一些违背公序良俗的事儿。</text:p>
      <text:p text:style-name="P4">
<text:span text:style-name="T4">
FT中文网：我感觉你现在创业是把冯唐个人的时间和精力用到了极致，我就在想说这是一个好的商业模式吗？</text:span>
</text:p>
      <text:p text:style-name="P4">
冯唐：这是个好问题，我从第一天开始干，我就在琢磨这件事怎么能不是耍我一个人。你也可以问得更直接一些，作为一个公司的可持续性，怎么能scalable（可扩展性）。</text:p>
      <text:p text:style-name="P4">
你想下张小泉剪子、王麻子菜刀，这些都是围绕着一个人的。你有了核心之后你再扩展，远比你说现在做不大，然后“叮咚咣啷”来一通最后什么都没出来要强吧？品牌还是要先竖起大旗来，让大家认可说这是个好东西，在这个价格下它是一个特别有价值的东西，然后再想到扩展。其实虽然我们是做一个内容输出的行业，我觉得扩展性还是有的。</text:p>
      <text:p text:style-name="P4">
<draw:frame draw:style-name="fr1" draw:name="Image112" text:anchor-type="as-char" svg:width="6.666667in" svg:height="10.0in" draw:z-index="0">
<draw:image xlink:href="../Images/FT Chinese Free Version/2023-05-31T06-21-33-00-00/000182845_piclink.jpg" xlink:type="simple" xlink:show="embed" xlink:actuate="onLoad" draw:mime-type="image/jpeg"/>
</draw:frame>
</text:p>
      <text:p text:style-name="P4">
<text:span text:style-name="T4">
FT中文网：你之前有个说法是说想做宇宙第一商学院？</text:span>
</text:p>
      <text:p text:style-name="P4">
冯唐：这听起来有点像吹牛的成分，宇宙第一商学院；但是从付费用户来说，我们已经过了5万了，现在实际上是在往10万在走。比如说，我原来读的商学院一年就100多个学生，如果能有上万个学生，这已经是宇宙最大的商学院了。</text:p>
      <text:p text:style-name="P4">
<text:span text:style-name="T4">
FT中文网： 这听起来有点像是，你想把自己过去二十多年张海鹏的经历呈现给大家。</text:span>
</text:p>
      <text:p text:style-name="P4">
冯唐： 同样的一句话，我在协和的导师妇科院士郎景和跟你说“姑娘，你没事”，和街边大爷跟你说“姑娘，你没事”，那能是一个能量级别吗？</text:p>
      <text:p text:style-name="P4">
积累到今天机缘巧合，你看我稍微列列事实。我在麦肯锡7年，做到全球董事合伙人；我在央企10年，做过华润集团战略的一把手，做过中信资本负责医疗投资的一把手，又在华润这个平台上创业过华润医疗，华润医疗现在也是中国乃至亚洲最大的医院集团；再加上我从十一二岁开始读《史记》，十七八岁开始读《资治通鉴》，到现在读中国史书，一直没停，也就是说读了40年中国史书；我还有两年西方MBA的科班教育，你把这些合在一起，全中国不太容易找出四五个人。</text:p>
      <text:p text:style-name="P4">
<text:span text:style-name="T4">
FT中文网：关键是你觉得“成事”这件事是能教会的吗？</text:span>
</text:p>
      <text:p text:style-name="P4">
冯唐：这是我的压力，我后来跟自己说不能给自己这么大压力，我一定不可能教会所有人。人家已经信任我，我就尽量地希望能够满足他们的期望。当然我知道这是难的，重口难调，比如说，有人想说读一本《演员的自我修养》，他就能变成一个好演员，这很难的；读一本如何写作的书，你就能写作了吗？</text:p>
      <text:p text:style-name="P4">
<text:span text:style-name="T4">
FT中文网：在做这课之前就已经很明确了？</text:span>
</text:p>
      <text:p text:style-name="P4">
冯唐：我现在是这么告诉自己的，师父领进门，修行在个人。我能做的是保证在结构化思维和结构化表达这块，我提供给你的是一流的。但你如果自己懒或者实在笨，懒得就不在自己生活上用，笨得你怎么用也用不会，我也没办法。谁也没有保证说你上了清华北大，你就变成一个有学问的人。教育的目的是点醒。</text:p>
      <text:p text:style-name="P4">
<text:span text:style-name="T4">
3.聊境遇</text:span>
</text:p>
      <text:p text:style-name="P4">
<text:span text:style-name="T4">
FT中文网：但这里边还有一个矛盾的地方，就是说要成事人必须要有一部分自信，相当于他还是得有一定的自我。</text:span>
</text:p>
      <text:p text:style-name="P4">
冯唐：对，是的，你倚仗的是什么？我认为还是要有一些真本事硬功夫，这些真本事硬功夫不是吹出来的，不是老天给你的，而是基于老天给你的所谓的天赋，后天要扎扎实实练出来的，要下笨功夫的。我以前一直没自信，后来慢慢有点自信了，这种自信是来自于我下的笨功夫，就是你真的有啥本事是长在身上别人拿不走的。</text:p>
      <text:p text:style-name="P4">
比如说学习能力，麦肯锡当时大中华区的团队很小，你经常要接不同行业的项目，以及接不同的职能。比如说什么现金管理、战略组织，今天电信怎么整，明天那个货运码头又怎么弄，说实话，我哪知道啊……</text:p>
      <text:p text:style-name="P4">
我拿过来之后第一个礼拜，基本上每天就是四五个小时睡觉，剩下的时间全得扑上去看各种东西，而且你还要能在那么多信息堆里“哐叽”找到一根线一刀插进去。</text:p>
      <text:p text:style-name="P4">
到现在我敢说无论中外大企业小企业，哪怕最顶尖的经理人，大家坐在一个台子上，我也不会认为我跟他们有水平上的差距，只是会存在你对某些东西更熟悉，我对另外一个东西更熟悉一些，这个信心我还是有的，这些都是学习积累产生的。像这些都是慢慢练，心里就有了，心里就有底了。</text:p>
      <text:p text:style-name="P4">
<text:span text:style-name="T4">
FT中文网：是不是经常老有人说你就会贩卖你那点履历?</text:span>
</text:p>
      <text:p text:style-name="P4">
冯唐：这不是废话吗，我就过了这么半辈子，它也不是别人的啊，总共就那么几件事儿。</text:p>
      <text:p text:style-name="P4">
<text:span text:style-name="T4">
FT中文网：到今天，那你会不会觉得有一部分是时代给你的, 算是一种运气？</text:span>
</text:p>
      <text:p text:style-name="P4">
冯唐：非常同意，可以说不是一部分，是100%的时代给的。</text:p>
      <text:p text:style-name="P4">
可以更具象化来说，2000年北京市平均房价3000块，我那会刚毕业第一年，工资在北京挣100万人民币，这是什么感觉？我在北京能横着膀子晃了。当时我在美国使馆区边上买了一套很好的公寓，8000块钱一平。</text:p>
      <text:p text:style-name="P4">
但是你看今天不说别的，哈麻牛剑清北复交毕业再进麦肯锡的，还能有我那会的机会吗？你说这跟个人努力有什么关系？</text:p>
      <text:p text:style-name="P4">
好多人不愿意承认这一点，认为他们成功可以复制，瞎扯淡。你说马云、马化腾、李彦宏，让他们在今天重复他们的成功，不好意思，我觉得不可能了。</text:p>
      <text:p text:style-name="P4">
<text:span text:style-name="T4">
FT中文网：所以努力是有用没用呢？</text:span>
</text:p>
      <text:p text:style-name="P4">
冯唐：但下边一个层次我要说的是，带着某种成事的三观和修养，他总能做出一些东西的。</text:p>
      <text:p text:style-name="P4">
<text:span text:style-name="T4">
FT中文网：无论任何境遇吗？</text:span>
</text:p>
      <text:p text:style-name="P4">
冯唐：无论任何境遇。你比如说我，换到今天，我觉得大概率事件，我还是能写出两三本小说，还能写出一些诗歌，我还是能做一个文人。</text:p>
      <text:p text:style-name="P4">
第二，我觉得我还是能做一个合格的管理者，合格的职业经理人，也就是说你让我带个二三十人的团队，管一个小公司，或者说管一个相对大一点的公司，我觉得我是胜任的，基本的能力判断是有的；至于是不是能变成今天的冯唐，能做成事不二堂，不知道，可能性不大。</text:p>
      <text:p text:style-name="P4">
所以这也是我感觉幸运和责任的地方，就是现在再冒出这么一个人来，的确是非常难的。</text:p>
      <text:p text:style-name="P4">
<text:span text:style-name="T4">
FT中文网：无论是对于现在就业非常难的年轻人，还是互联网行业35岁以上的人来说，他们要怎么处理当前这种境遇和自己的心态？</text:span>
</text:p>
      <text:p text:style-name="P4">
冯唐：我写的金线原理第二公理，讲的是没有完美方案，但总有当下的最佳方案。底层逻辑就是现在总有最佳办法。</text:p>
      <text:p text:style-name="P4">
虽然说是20年前的机会现在没法复制，但这两三年现在你能有的，如果你仔细去盘，结合你自身的特点，你会发现也是过去20年前甚至5年前10年前你不可想象的，你也不要抱怨过去有什么，现在没有什么。</text:p>
      <text:p text:style-name="P4">
不要说都是别人害的，也不要等待，看看有什么东西能做，再结合你自己的特点，这才是真正的顺势而为，找一个方向一刀砍下去。</text:p>
      <text:p text:style-name="P4">
<draw:frame draw:style-name="fr1" draw:name="Image113" text:anchor-type="as-char" svg:width="6.9236in" svg:height="4.616316in" draw:z-index="0">
<draw:image xlink:href="../Images/FT Chinese Free Version/2023-05-31T06-21-33-00-00/000182846_piclink.jpg" xlink:type="simple" xlink:show="embed" xlink:actuate="onLoad" draw:mime-type="image/jpeg"/>
</draw:frame>
</text:p>
      <text:p text:style-name="P4">
<text:span text:style-name="T4">
FT中文网：五十而知天命，先不说知天命，你信命吗？</text:span>
</text:p>
      <text:p text:style-name="P4">
冯唐： 我信命，我一直觉得一命、二运、三风水，命是最重要的。</text:p>
      <text:p text:style-name="P4">
另外一个就看你怎么定义命，我定义这个命，就是一些小概率的无常，发生在我最关键的时候，我是体会到的。</text:p>
      <text:p text:style-name="P4">
<text:span text:style-name="T4">
FT中文网：小概率的无常一旦发生了，多多少少会让人焦虑或者恐惧，也是现在大家没有安全感的原因吧。</text:span>
</text:p>
      <text:p text:style-name="P4">
冯唐：莫存顺逆。你在任何时候都有适合你的或大或小的出路，但是你怎么能够成事，持续多成事，然后就像从胜利走向胜利，其实很多东西就像刚才说的“Make themost out ofit”，你还是能有安排和自己努力的。这也是为什么我觉得做管理可爱的地方，我经常见到三四流的人才做出一流的业绩，反过来，团队是一流人才的经常干出二三流的事。</text:p>
      <text:p text:style-name="P4">
我并不是说你信命之后你就没有努力的空间，有些小概率事件把你就拍在沙滩上，这是可能的。但是你被拍在沙滩上也不意味着你自己就无能为力，一点事都不能干了，你有努力的空间。</text:p>
      <text:p text:style-name="P4">
就好像你这个身心灵生下来可能就决定不少了，原生家庭又决定其中不少了，但也不意味着你自己就一点办法都没有，自己还是可以做出点不一样的事儿。</text:p>
      <text:p text:style-name="P4">
<text:span text:style-name="T4">
（本文图片由受访者提供，编辑邮箱：zhen.zhu@ftchinese.com)</text:span>
</text:p>
      <text:p text:style-name="P4">
Source: <text:a xlink:type="simple" xlink:href="http://www.ftchinese.com/story/001099802" text:style-name="Internet_20_link" text:visited-style-name="Visited_20_Internet_20_Link">
http://www.ftchinese.com/story/001099802</text:a>
</text:p>
      <!--NEWS-->
      <text:h text:style-name="P10" text:outline-level="1">
<text:span text:style-name="T4">
俄罗斯无人机与飞弹日夜连发 盼在乌军反攻前削弱基辅防御力</text:span>
</text:h>
      <text:p text:style-name="P4">
Publisher: 法新社</text:p>
      <text:p text:style-name="P4">
Published Time: 2023-05-31T06:32:07+00:00</text:p>
      <text:p text:style-name="P4">
Modified Time: 2023-05-31T06:05:02+00:00</text:p>
      <text:p text:style-name="P4">
Descriptio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3.617581in" draw:z-index="0">
<draw:image xlink:href="../Images/rficn/2023-05-31T06-32-07-00-00/000000.png" xlink:type="simple" xlink:show="embed" xlink:actuate="onLoad" draw:mime-type="image/png"/>
</draw:frame>
</text:p>
      <text:p text:style-name="P4">
（法新社基辅30日电）基辅并非俄乌战争的前线热点，但是俄罗斯最近几乎每天都以飞弹和无人机袭击，不但在凌晨，甚至连白天也是。</text:p>
      <text:p text:style-name="P4">
乌克兰表示大致拦截了俄方攻势，且仅有两人因掉落的残骸死亡，但这种打击远离战争热点城市的战术，引发人们质疑动机。</text:p>
      <text:p text:style-name="P4">
官员和分析家指出，这种战术的广泛目标是阻碍乌克兰计划中的反攻，耗尽其空防力量。</text:p>
      <text:p text:style-name="P4">
乌克兰高级官员表示：「这是他们对乌克兰准备反攻的反应。」</text:p>
      <text:p text:style-name="P4">
这位不愿透露姓名的官员说：「他们试图限制我方应变能力：耗尽防空飞弹并分散部队。」这位官员同时强调，相较乌克兰防空系统发射的飞弹，俄罗斯使用的「见证者」（Shahed）无人机成本较低。</text:p>
      <text:p text:style-name="P4">
乌克兰已表示，正准备对俄罗斯军队展开大规模反击。</text:p>
      <text:p text:style-name="P4">
乌克兰军事分析家科瓦连科（Oleksandr Kovalenko）表示，俄罗斯正寻求标定乌克兰防空系统，让这些防空系统无暇重新部署至其它地方展开新攻势。</text:p>
      <text:p text:style-name="P4">
乌克兰外交部长库列巴（Dmytro Kuleba）今天推文表示，这些袭击「旨在削弱乌克兰的防空能力。」他请求「欧盟和北约伙伴增加生产供应防空系统和弹药」。</text:p>
      <text:p text:style-name="P4">
自俄乌战争开打以来，乌克兰防空系统成功率大幅上扬。乌克兰国防部表示，今天凌晨已击退基辅和周围上空31架无人机中的29架。</text:p>
      <text:p text:style-name="P4">
本月稍早，俄罗斯表示以极音速「匕首」（Kinzhal）飞弹摧毁了基辅一个爱国者（Patriot）防空系统。</text:p>
      <text:p text:style-name="P4">
乌克兰空军发言人伊纳特（Yuriy Ihnat）在电视评论中，将最近的空袭描述为俄罗斯心理作战的一部分。</text:p>
      <text:p text:style-name="P4">
科瓦连科说，俄罗斯希望士气低落的乌克兰人能促使总统泽伦斯基（Volodymyr Zelenskyy）与俄罗斯展开和谈。</text:p>
      <text:p text:style-name="P4">
Source: <text:a xlink:type="simple" xlink:href="https://www.rfi.fr/cn/%E5%9B%BD%E9%99%85%E6%8A%A5%E9%81%93/20230531-%E4%BF%84%E7%BD%97%E6%96%AF%E6%97%A0%E4%BA%BA%E6%9C%BA%E4%B8%8E%E9%A3%9E%E5%BC%B9%E6%97%A5%E5%A4%9C%E8%BF%9E%E5%8F%91-%E7%9B%BC%E5%9C%A8%E4%B9%8C%E5%86%9B%E5%8F%8D%E6%94%BB%E5%89%8D%E5%89%8A%E5%BC%B1%E5%9F%BA%E8%BE%85%E9%98%B2%E5%BE%A1%E5%8A%9B" text:style-name="Internet_20_link" text:visited-style-name="Visited_20_Internet_20_Link">
https://www.rfi.fr/cn/%E5%9B%BD%E9%99%85%E6%8A%A5%E9%81%93/20230531-%E4%BF%84%E7%BD%97%E6%96%AF%E6%97%A0%E4%BA%BA%E6%9C%BA%E4%B8%8E%E9%A3%9E%E5%BC%B9%E6%97%A5%E5%A4%9C%E8%BF%9E%E5%8F%91-%E7%9B%BC%E5%9C%A8%E4%B9%8C%E5%86%9B%E5%8F%8D%E6%94%BB%E5%89%8D%E5%89%8A%E5%BC%B1%E5%9F%BA%E8%BE%85%E9%98%B2%E5%BE%A1%E5%8A%9B</text:a>
</text:p>
      <!--NEWS-->
      <text:h text:style-name="P10" text:outline-level="1">
<text:span text:style-name="T4">
英国首相苏纳克下周将在华盛顿会晤拜登</text:span>
</text:h>
      <text:p text:style-name="P4">
Author: chinese@voanews.com (美国之音)</text:p>
      <text:p text:style-name="P4">
Publisher: 美国之音中文网 (Type: NewsMediaOrganization)</text:p>
      <text:p text:style-name="P4">
Published Time: 2023-05-31T06:37:44+08:00</text:p>
      <text:p text:style-name="P4">
Modified Time: 2023-05-30 22:37:44Z</text:p>
      <text:p text:style-name="P4">
Description: 英国首相苏纳克下周将与美国总统拜登举行会谈，讨论改善经济关系以及维持军事支持乌克兰的方法。</text:p>
      <text:p text:style-name="P4">
Videos: []</text:p>
      <text:p text:style-name="P4">
Images: []</text:p>
      <text:p text:style-name="P4">
Categories: ['欧洲', '美国']</text:p>
      <text:p text:style-name="P4">
Type: None</text:p>
      <!--METADATA-->
      <text:p text:style-name="P4">
NoneNone</text:p>
      <text:p text:style-name="P4">
Source: <text:a xlink:type="simple" xlink:href="https://www.voachinese.com/a/british-pm-to-visit-washington-20230530/7115984.html" text:style-name="Internet_20_link" text:visited-style-name="Visited_20_Internet_20_Link">
https://www.voachinese.com/a/british-pm-to-visit-washington-20230530/7115984.html</text:a>
</text:p>
      <!--NEWS-->
      <text:h text:style-name="P10" text:outline-level="1">
<text:span text:style-name="T4">
韩国将紧急召开国家安全保障会议</text:span>
</text:h>
      <text:p text:style-name="P4">
Author: 联合早报 (Person)</text:p>
      <text:p text:style-name="P4">
Publisher: 联合早报 (Organization)</text:p>
      <text:p text:style-name="P4">
Published Time: 2023-05-31T06:39</text:p>
      <text:p text:style-name="P4">
Modified Time: 2023-05-31T07:31</text:p>
      <text:p text:style-name="P4">
Description: 韩联社报道，韩国国家安保室星期三（5月31日）将紧急召开国家安全保障会议（NSC）常任委员会会议。韩国联合参谋本部指朝鲜向南方发射了一个太空卫星。另据路透社报道，韩国首尔在星期三清...</text:p>
      <text:p text:style-name="P4">
Videos: []</text:p>
      <text:p text:style-name="P4">
Audios: []</text:p>
      <text:p text:style-name="P4">
Images: []</text:p>
      <text:p text:style-name="P4">
Type: NewsArticle</text:p>
      <text:p text:style-name="P4">
Breadcrumbs: ['即时', '国际']</text:p>
      <text:p text:style-name="P4">
Keywords: ['朝鲜', '卫星', '首尔', '冲绳']</text:p>
      <!--METADATA-->
      <text:p text:style-name="P4">
韩联社报道，韩国国家安保室星期三（5月31日）将紧急召开国家安全保障会议（NSC）常任委员会会议。</text:p>
      <text:p text:style-name="P4">
韩国联合参谋本部指 <text:a xlink:type="simple" xlink:href="https://www.zaobao.com/realtime/world/story20230531-1399806" text:style-name="Internet_20_link" text:visited-style-name="Visited_20_Internet_20_Link">
 朝鲜向南方发射了一个太空卫星</text:a>
 。</text:p>
      <text:p text:style-name="P4">
另据路透社报道，韩国首尔在星期三清晨6时32分左右（新加坡时间星期三清晨5时32分）响起警报声，呼吁市民为可能疏散做好准备。</text:p>
      <text:p text:style-name="P4">
日本国防部说，朝鲜可能是发射了一枚弹道导弹。日本政府向冲绳居民发布紧急警报。</text:p>
      <text:p text:style-name="P4">
朝鲜星期一通知日本，称将在5月31日零时至6月11日零时期间发射第一个军事侦察卫星，以加强对美国活动的监测。</text:p>
      <text:p text:style-name="P4">
Source: <text:a xlink:type="simple" xlink:href="https://www.zaobao.com.sg/realtime/world/story20230531-1399808" text:style-name="Internet_20_link" text:visited-style-name="Visited_20_Internet_20_Link">
https://www.zaobao.com.sg/realtime/world/story20230531-1399808</text:a>
</text:p>
      <!--NEWS-->
      <text:h text:style-name="P10" text:outline-level="1">
<text:span text:style-name="T4">
韩军方：朝鲜航天器未达预告落点 从雷达上消失</text:span>
</text:h>
      <text:p text:style-name="P4">
Author: 联合早报 (Person)</text:p>
      <text:p text:style-name="P4">
Publisher: 联合早报 (Organization)</text:p>
      <text:p text:style-name="P4">
Published Time: 2023-05-31T06:49</text:p>
      <text:p text:style-name="P4">
Modified Time: 2023-05-31T08:14</text:p>
      <text:p text:style-name="P4">
Description: 韩国军方说，朝鲜发射的航天器未达预告落点，从雷达上消失。韩联社报道，韩国联合参谋本部说，朝鲜于星期三（5月31日）清晨6时29分（新加坡时间星期三清晨5时29分），在东仓里发射一枚...</text:p>
      <text:p text:style-name="P4">
Videos: []</text:p>
      <text:p text:style-name="P4">
Audios: []</text:p>
      <text:p text:style-name="P4">
Images: []</text:p>
      <text:p text:style-name="P4">
Type: NewsArticle</text:p>
      <text:p text:style-name="P4">
Breadcrumbs: ['即时', '国际']</text:p>
      <text:p text:style-name="P4">
Keywords: ['朝鲜', '卫星', '韩国']</text:p>
      <!--METADATA-->
      <text:p text:style-name="P4">
韩国军方说，朝鲜发射的航天器未达预告落点，从雷达上消失。</text:p>
      <text:p text:style-name="P4">
韩联社报道，韩国联合参谋本部说，朝鲜于星期三（5月31日）清晨6时29分（新加坡时间星期三清晨5时29分），在东仓里发射一枚航天器，但航天器没有到达预告落点。</text:p>
      <text:p text:style-name="P4">
这是朝鲜时隔七年，再次发射搭载所谓“卫星”的航天器，上一次是在2016年2月7日发射“光明星”号卫星。</text:p>
      <text:p text:style-name="P4">
韩国军方正在分析航天器的型号、飞行距离等具体参数。</text:p>
      <text:p text:style-name="P4">
朝鲜星期一 <text:a xlink:type="simple" xlink:href="https://www.zaobao.com/realtime/world/story20230529-1399148" text:style-name="Internet_20_link" text:visited-style-name="Visited_20_Internet_20_Link">
 通知日本 </text:a>
，将于5月31日零时至6月11日零时之间发射人造卫星，并预告一级火箭将落入全罗北道群山以西海域，整流罩落入济州道以西海域，二级火箭落入菲律宾吕宋岛以东海域。</text:p>
      <text:p text:style-name="P4">
Source: <text:a xlink:type="simple" xlink:href="https://www.zaobao.com.sg/realtime/world/story20230531-1399809" text:style-name="Internet_20_link" text:visited-style-name="Visited_20_Internet_20_Link">
https://www.zaobao.com.sg/realtime/world/story20230531-1399809</text:a>
</text:p>
      <!--NEWS-->
      <text:h text:style-name="P10" text:outline-level="1">
<text:span text:style-name="T4">
中國加強打壓力道 維權律師屢遭逼遷</text:span>
</text:h>
      <text:p text:style-name="P4">
Author: None (Language: zh)</text:p>
      <text:p text:style-name="P4">
Publisher: None</text:p>
      <text:p text:style-name="P4">
Time: 2023-05-31T06:58:00Z</text:p>
      <text:p text:style-name="P4">
Description: 自從多名歐洲高官上個月陸續訪中，許多中國維權律師與家屬傳出遭房東逼遷，或遭警察上門騷擾的情況。他們告訴DW，雖然逼遷的問題一直存在，但近期的打壓力道確實比過往還強。</text:p>
      <text:p text:style-name="P4">
Videos: []</text:p>
      <text:p text:style-name="P4">
Images: []</text:p>
      <text:p text:style-name="P4">
Subject: 时政风云</text:p>
      <text:p text:style-name="P4">
Subjects: []</text:p>
      <text:p text:style-name="P4">
Keywords: ['岛屿主权争端', '专题报道：全景观看“习马会”', '中国', '中共十九大', '德中关系']</text:p>
      <text:p text:style-name="P4">
ID: 65776528</text:p>
      <!--METADATA-->
      <text:p text:style-name="P4">
<text:a xlink:type="simple" xlink:href="https://www.dw.com/zh/overlay/image/article/65776528/46884937" text:style-name="Internet_20_link" text:visited-style-name="Visited_20_Internet_20_Link">
 </text:a>
</text:p>
      <text:p text:style-name="P4">
王全璋的妻子李文足4月底在推特分享視頻，表示房東找供電局的人來拔除租屋處電錶，並即刻切斷燃氣供應。</text:p>
      <text:p text:style-name="P4">
（德國之聲中文網）自從上個月多名歐洲高官出訪中國後， <text:a xlink:type="simple" xlink:href="https://www.dw.com/zh/zh/左手歡迎歐盟右手抓捕律師-北京釋放什麼訊息/a-65367629" text:style-name="Internet_20_link" text:visited-style-name="Visited_20_Internet_20_Link">
 有多名維權律師及其家屬遭中國政府逮捕關押或被房東逼迫搬遷。</text:a>
其中，原本應歐盟邀請，在4月13日要與歐盟訪中官員會面的維權律師余文生與他的妻子許艷在半路遭警察拘留，上週家屬收到通知，證實余文生夫妻已被當局以「尋釁滋事」罪名批捕。</text:p>
      <text:p text:style-name="P4">
另一方面，2015年「709大抓捕」時遭中國政府逮捕、判刑後來獲釋的維權律師王全璋與李和平跟家人近日分別遭房東施壓，要求立即搬離租屋處。王全璋的妻子李文足4月底在推特分享視頻，表示房東找供電局的人來拔除租屋處電錶，並即刻切斷燃氣供應。</text:p>
      <text:p text:style-name="P4">
根據王全璋敘述，他們正常繳交房租，但房東不僅拒收房租，還以欠租為由，要求他們即刻搬家。事後一週，王全璋一家試過多家民宿或酒店，但都遭到刁難或驅離。5月2日，李文足在推特發佈視頻表示，他們一家住進北京一家酒店僅10分鐘，就被服務人員敲門要求離開。5月3日王全璋返回北京後，發現原本的租屋處依舊處於斷電的狀況，所以讓妻兒暫留外地。</text:p>
      <text:p text:style-name="P4">
與此同時，同樣在「709大抓捕」期間被中國當局逮捕關押的維權律師李和平一家人，自4月底起，便陸續遭房東帶「彪形大漢」上門，要求他們2週內立即搬走。5月14日，李和平的妻子王峭岭在推特發布視頻表示，房東帶10多人闖入他們租屋處的小院，威脅若李和平一家若不搬走，房東便會「弄死」他。</text:p>
      <text:p text:style-name="P4">
王峭岭寫道，雖然房屋租約仍有5年，他們一家也已繳交房租至8月17日，房東仍執意要求他們立即搬走。在李和平表達不同意後，王峭岭說房東把臥室玻璃窗砸了一個大洞。他們打電話報警，警察到場僅說「房東有權力卸自家房子的窗戶」。</text:p>
      <text:p text:style-name="P4">
王全璋接受DW訪問時表示， <text:a xlink:type="simple" xlink:href="https://www.dw.com/zh/zh/專訪北京想盡可能清除民間力量/a-65275117" text:style-name="Internet_20_link" text:visited-style-name="Visited_20_Internet_20_Link">
 維權律師或異議人士在中國被逼遷的狀況一直存在</text:a>
，過去因他們一家住在朋友的房子，所以房東還有一定程度的抗壓能力，但近年來，由於他們與房東沒有私人關係，所以當警察要求房東逼迫維權人士搬遷時，房東會如「領了聖旨一般」，非常積極地迎合與執行，這也使王全璋一家的租屋處境變得非常艱難。</text:p>
      <text:p text:style-name="P4">
他說：「中國當局為何要這麼做，根據我的理解，當地轄區的警察有穩控的壓力，也就是說他們轄區有一個敏感人士，他們就要在重大敏感時間去穩控這些人。例如 <text:a xlink:type="simple" xlink:href="https://www.dw.com/zh/zh/馬克龍馮德萊恩4月5日將訪問中國/a-65223440" text:style-name="Internet_20_link" text:visited-style-name="Visited_20_Internet_20_Link">
外交使館人員或有重要國際人士訪華 </text:a>
，或中國兩會跟其他重大活動，警察都會安排人手管控轄區內的敏感人士，這會影響他們（房東）的正常工作，他們也會承受穩控的壓力，所以產生不想讓我們在當地居住的心理，這才出現後來我們被逼遷的現象。」</text:p>
      <text:p text:style-name="P4">
王峭岭則告訴DW，雖然他們自2004年起便不定時面臨被逼遷的情況，但手段惡劣的程度是至今年4月底才更嚴重。她說：「過去房東逼遷，我們會強調租房合同還沒到期，若房東反覆上門催，我們會堅持至合同履行完畢。但這次房東自己承認毀約，當我們要求把合同履行完畢時，房東很生氣，採取暴力手段。」</text:p>
      <text:p text:style-name="P4">
王峭岭認為，房東若沒有警察在背後支持，應該不會採取暴力手段，因為當他們報警時，警察僅會出來「做做樣子」，稱這是民事糾紛，而房東的做法不算暴力行為。她向DW表示：「這就是胡說八道，並把法律置之一邊。」</text:p>
      <text:p text:style-name="P4">
</text:p>
      <text:p text:style-name="P4">
王全璋在接受DW訪問時表示，維權律師或異議人士在中國被逼遷的狀況一直存在。</text:p>
      <text:h text:style-name="P12" text:outline-level="3">
<text:span text:style-name="T4">
北京加強打壓力道恐與歐盟高官訪華有關</text:span>
</text:h>
      <text:p text:style-name="P4">
在被房東強迫搬離租屋處後，王全璋一家仍持續受到警察的各種騷擾。李文足5月25日在推特上發布視頻指出，她與兒子暫居維權人士野靖環家中，但警察半夜突然上門，聲稱有人舉報屋內的人涉嫌吸毒，所以要進屋檢查。李文足寫道：「孩子嚇得緊緊抱著我渾身顫抖，邊哭邊喊害怕，問他們闖進來了怎麼辦？5位廣安門派出所警察再次來敲門喊話，要進屋檢查。」</text:p>
      <text:p text:style-name="P4">
後來警察持續敲門，並聲稱若李文足不開門，他們「可能要破門進來」。隔日，李文足在推特發文分享，兒子詢問警察是否今夜還會上門來「檢查」。她寫道：「昨夜廣外派出所警察3次要破門檢查吸毒，把我和孩子都嚇壞了。709事件導致我們一家被分開4年8個多月，團聚沒幾年，又對我們趕盡殺絕。逼遷變聚眾吸毒，難道要把我們母子逼死才罷休嗎？」</text:p>
      <text:p text:style-name="P4">
在王全璋妻兒持續受到警方騷擾威脅之際，李和平一家5月28日再次遇到房東上門強拆鐵門的事件。王峭岭28日在推特發布視頻表示，房東帶人上門用板手跟鉗子把住處的大鐵門卸走，而警察直到鐵門被搬走後才抵達。當李和平帶著警察至房東家理論時，警察僅說：「房東拆自己家的門，沒事！去法院起訴吧。」</text:p>
      <text:p text:style-name="P4">
王峭岭告訴DW，雖然民事合同糾紛應當透過協商解決，但在房東一再採取暴力而警察又置之不理的情況下，他們一家面臨的處境非常艱難。她說：「這種官方做後台的逼遷，對我們其實沒有什麼抵抗的力量。我們能做的就是把情況如實發出來，告訴大家事實真相為何。」</text:p>
      <text:p text:style-name="P4">
王全璋則指出，他認為自己之所以會在短時間內，租了房子後又很快被趕走，是因為各地派出所不想面對上級要求對維權人士進行「穩控」的壓力，所以才會想辦法把他們徹底趕出轄區。他向DW表示：「過去也曾出現過，他們把人權活動人士趕到某處，然後另一個地方轄區派出所拒絕接收。現在各轄區有一個交接的過程，那就是若我們被一個轄區趕走，當我們到另一區租房時，他們會跟當地轄區派出所匯報，而收到匯報的派出所會想盡辦法阻止我們在當地住下來。」</text:p>
      <text:p text:style-name="P4">
</text:p>
      <text:p text:style-name="P4">
李文足5月25日在推特上發布視頻指出，她與兒子暫居維權人士野靖環家中，但警察半夜突然上門，聲稱有人舉報屋內的人涉嫌吸毒，所以要進屋檢查。</text:p>
      <text:p text:style-name="P4">
王全璋認為，中國政府近期加大打壓維權人士的力道與手段，可能與4月份發生的幾件重大事件相關，其中包含歐盟高官陸續訪華。他說：「進入4月份，中國發生幾件大事，包含<text:a xlink:type="simple" xlink:href="https://www.dw.com/zh/zh/廈門聚會案判決出爐-丁家喜許志永刑期逾十年/a-65269746" text:style-name="Internet_20_link" text:visited-style-name="Visited_20_Internet_20_Link">
 許志永跟丁家喜被判重刑 </text:a>
、包含德國外長在內的歐盟官員訪華，以及許艷跟余文生夫婦被抓。我們這些際遇跟中國4月份發生的那些事有明顯的直接關係，但普通的人可能很難理解。」</text:p>
      <text:p text:style-name="P4">
長期關注中國人權情勢的日本東京大學訪問研究員潘嘉偉告訴DW，他確信這些強制逼遷與上個月歐洲高官訪中有關，因為這些國家的使館試圖安排官員與維權律師會面。他說：「可能有高層要求警方將這些活動人士和人權律師趕出北京。我呼籲國際社會更關注這一趨勢，因為看到活動人士和人權律師因試圖與外國官員會面而受到懲罰，是一件令人憤怒的事。」</text:p>
      <text:p text:style-name="P4">
王峭岭跟王全璋都認為，中國政府打壓維權人士的手段比過往更嚴厲，而王全璋也說，他目前還在想辦法解決一直被逼遷的困境。他告訴DW：「我目前也沒有非常絕對的辦法，只能嘗試。」</text:p>
      <text:p text:style-name="P4">
Source: <text:a xlink:type="simple" xlink:href="https://www.dw.com/zh/中國加強打壓力道-維權律師屢遭逼遷/a-65776528" text:style-name="Internet_20_link" text:visited-style-name="Visited_20_Internet_20_Link">
https://www.dw.com/zh/中國加強打壓力道-維權律師屢遭逼遷/a-65776528?maca=chi-rss-chi-all-1127-rdf</text:a>
</text:p>
      <!--NEWS-->
      <text:h text:style-name="P10" text:outline-level="1">
<text:span text:style-name="T4">
莫斯科大楼遭无人机轰炸 美重申不支持朝俄境内攻击</text:span>
</text:h>
      <text:p text:style-name="P4">
Publisher: 法新社</text:p>
      <text:p text:style-name="P4">
Published Time: 2023-05-31T07:02:06+00:00</text:p>
      <text:p text:style-name="P4">
Modified Time: 2023-05-31T06:50:02+00:00</text:p>
      <text:p text:style-name="P4">
Description: （法新社斯德哥尔摩30日电） 美国今天针对俄罗斯首都莫斯科的大楼近日受到无人机攻击之事表示，美方不支持对俄国境内发动攻击的行动，但也指俄国须为与乌克兰间的战争负责。</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617581in" draw:z-index="0">
<draw:image xlink:href="../Images/rficn/2023-05-31T07-02-06-00-00/000000.png" xlink:type="simple" xlink:show="embed" xlink:actuate="onLoad" draw:mime-type="image/png"/>
</draw:frame>
</text:p>
      <text:p text:style-name="P4">
美国国务卿布林肯（Antony Blinken）正在瑞典访问。</text:p>
      <text:p text:style-name="P4">
美国国务院发言人说：「一般而言，我们不支持在俄罗斯境内发动袭击。我们一直把焦点放在提供乌克兰所需的设备和训练上，好让他们夺回自己的主权领土。」</text:p>
      <text:p text:style-name="P4">
这名发言人说，美国仍在评估发生在莫斯科的事。自俄罗斯去年2月入侵乌克兰以来，莫斯科的住宅大楼首次受到攻击，俄国总统蒲亭（VladimirPutin）认为是乌克兰所为。</text:p>
      <text:p text:style-name="P4">
但美国国务院发言人提到，俄罗斯今天再度空袭乌克兰首都基辅，这是本月第17次。</text:p>
      <text:p text:style-name="P4">
发言人说：「平白无故对乌克兰发动这场战争的是俄罗斯，俄国随时可以从乌克兰撤军并停止战争，而不是每天对乌克兰城市和人民发动残酷攻击。」</text:p>
      <text:p text:style-name="P4">
Source: <text:a xlink:type="simple" xlink:href="https://www.rfi.fr/cn/%E5%9B%BD%E9%99%85%E6%8A%A5%E9%81%93/20230531-%E8%8E%AB%E6%96%AF%E7%A7%91%E5%A4%A7%E6%A5%BC%E9%81%AD%E6%97%A0%E4%BA%BA%E6%9C%BA%E8%BD%B0%E7%82%B8-%E7%BE%8E%E9%87%8D%E7%94%B3%E4%B8%8D%E6%94%AF%E6%8C%81%E6%9C%9D%E4%BF%84%E5%A2%83%E5%86%85%E6%94%BB%E5%87%BB" text:style-name="Internet_20_link" text:visited-style-name="Visited_20_Internet_20_Link">
https://www.rfi.fr/cn/%E5%9B%BD%E9%99%85%E6%8A%A5%E9%81%93/20230531-%E8%8E%AB%E6%96%AF%E7%A7%91%E5%A4%A7%E6%A5%BC%E9%81%AD%E6%97%A0%E4%BA%BA%E6%9C%BA%E8%BD%B0%E7%82%B8-%E7%BE%8E%E9%87%8D%E7%94%B3%E4%B8%8D%E6%94%AF%E6%8C%81%E6%9C%9D%E4%BF%84%E5%A2%83%E5%86%85%E6%94%BB%E5%87%BB</text:a>
</text:p>
      <!--NEWS-->
      <text:h text:style-name="P10" text:outline-level="1">
<text:span text:style-name="T4">
科索沃族群紧张冲突升温 美首祭制裁北约发声谴责</text:span>
</text:h>
      <text:p text:style-name="P4">
Publisher: 法新社</text:p>
      <text:p text:style-name="P4">
Published Time: 2023-05-31T07:02:07+00:00</text:p>
      <text:p text:style-name="P4">
Modified Time: 2023-05-31T06:35:02+00:00</text:p>
      <text:p text:style-name="P4">
Description: （法新社普里斯汀纳/奥斯陆30日电） 科索沃局势紧张，美国今天抨击科索沃「以强制手段」让阿尔巴尼亚裔候选人在北部地区担任市镇首长，并祭出制裁行动；北约同样发声谴责，不满维和人员无端遭受攻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5-31T07-02-07-00-00/000000.png" xlink:type="simple" xlink:show="embed" xlink:actuate="onLoad" draw:mime-type="image/png"/>
</draw:frame>
</text:p>
      <text:p text:style-name="P4">
科索沃曾是塞尔维亚的自治省，境内阿尔巴尼亚裔在逾20多年前起义，并于2008年宣布独立。</text:p>
      <text:p text:style-name="P4">
科索沃北部以塞尔维亚裔为主，今年4月举行地方选举时，在当地塞族决定杯葛之下，投票率仅3.5%，让阿尔巴尼亚裔的乡镇市长候选人形同自动当选。</text:p>
      <text:p text:style-name="P4">
科索沃政府本月26日派出大批警力强行护送新市长上任，引发塞族更大反弹，29日发动示威并与警方爆发冲突，有30名协助处理冲突的北大西洋公约组织（NATO）维和部队成员受伤。</text:p>
      <text:p text:style-name="P4">
美国驻科索沃大使霍夫尼尔（Jeffrey Hovenier）宣布，科索沃已被逐出以美国为首的欧洲军事演习。</text:p>
      <text:p text:style-name="P4">
霍夫尼尔在科索沃首都普里斯汀纳（Pristina）对媒体说：「对科索沃来说，这次演习已经结束。」</text:p>
      <text:p text:style-name="P4">
这是美国首次对科索沃实施制裁。由于科索沃2008年宣布脱离塞尔维亚独立时获得美国的支持，华府被广泛视为是普里斯汀纳当局最亲密的国际盟友。</text:p>
      <text:p text:style-name="P4">
美驻科索沃大使甚至扬言将采取史无前例举措：终止外交支持、停止游说国际社会承认这个巴尔干小国。</text:p>
      <text:p text:style-name="P4">
霍夫尼尔还说：「科索沃政府的举措…在北部地区营造出这种危机气氛。」</text:p>
      <text:p text:style-name="P4">
霍夫尼尔说：「我们已经非常直率地要求总理库提（Albin Kurti）立即采取行动，以缓和北部地区的紧张局势，而他尚未回应这些要求。」</text:p>
      <text:p text:style-name="P4">
在30名北约维和部队成员于科索沃北部地区的警民冲突中受伤后，北约秘书长史托腾柏格（Jens Stoltenberg）今天出面谴责。</text:p>
      <text:p text:style-name="P4">
史托腾柏格在挪威首都奥斯陆（Oslo）说：「我们强烈谴责在科索沃北部地区对北约驻科索沃部队（KFOR）的无端袭击，导致30名维和人员受伤。这类攻击令人无法接受，必须停止。」</text:p>
      <text:p text:style-name="P4">
他表示，「暴力削弱科索沃和整个地区」，并让这个巴尔干国家加入北约的希望「岌岌可危」。</text:p>
      <text:p text:style-name="P4">
史托腾柏格表示，科索沃和塞尔维亚双方「都必须采取具体措施来缓和局势，避免做出更多不负责任的行为，并参与欧盟促成的对话，这是实现持久和平的唯一途径」。（译者：刘文瑜/核稿：蔡佳敏）</text:p>
      <text:p text:style-name="P4">
Source: <text:a xlink:type="simple" xlink:href="https://www.rfi.fr/cn/%E5%9B%BD%E9%99%85%E6%8A%A5%E9%81%93/20230531-%E7%A7%91%E7%B4%A2%E6%B2%83%E6%97%8F%E7%BE%A4%E7%B4%A7%E5%BC%A0%E5%86%B2%E7%AA%81%E5%8D%87%E6%B8%A9-%E7%BE%8E%E9%A6%96%E7%A5%AD%E5%88%B6%E8%A3%81%E5%8C%97%E7%BA%A6%E5%8F%91%E5%A3%B0%E8%B0%B4%E8%B4%A3" text:style-name="Internet_20_link" text:visited-style-name="Visited_20_Internet_20_Link">
https://www.rfi.fr/cn/%E5%9B%BD%E9%99%85%E6%8A%A5%E9%81%93/20230531-%E7%A7%91%E7%B4%A2%E6%B2%83%E6%97%8F%E7%BE%A4%E7%B4%A7%E5%BC%A0%E5%86%B2%E7%AA%81%E5%8D%87%E6%B8%A9-%E7%BE%8E%E9%A6%96%E7%A5%AD%E5%88%B6%E8%A3%81%E5%8C%97%E7%BA%A6%E5%8F%91%E5%A3%B0%E8%B0%B4%E8%B4%A3</text:a>
</text:p>
      <!--NEWS-->
      <text:h text:style-name="P10" text:outline-level="1">
<text:span text:style-name="T4">
国际特赦组织：之前认为在香港失踪的维吾尔男子“已查明下落”</text:span>
</text:h>
      <text:p text:style-name="P4">
Author: chinese@voanews.com (美国之音)</text:p>
      <text:p text:style-name="P4">
Publisher: 美国之音中文网 (Type: NewsMediaOrganization)</text:p>
      <text:p text:style-name="P4">
Published Time: 2023-05-31T07:04:39+08:00</text:p>
      <text:p text:style-name="P4">
Modified Time: 2023-05-30 23:04:39Z</text:p>
      <text:p text:style-name="P4">
Description: 人权组织国际特赦表示，一名据信失踪的维吾尔男子“已查明下落”。此前几天他据称在前往香港后失踪。</text:p>
      <text:p text:style-name="P4">
Videos: []</text:p>
      <text:p text:style-name="P4">
Images: []</text:p>
      <text:p text:style-name="P4">
Categories: ['中国', '港澳', '人权', '法律', '宗教', '新疆西藏问题']</text:p>
      <text:p text:style-name="P4">
Type: None</text:p>
      <!--METADATA-->
      <text:p text:style-name="P4">
NoneNone</text:p>
      <text:p text:style-name="P4">
Source: <text:a xlink:type="simple" xlink:href="https://www.voachinese.com/a/missing-uyghur-man-accounted-for-amnesty-international-20230530/7116027.html" text:style-name="Internet_20_link" text:visited-style-name="Visited_20_Internet_20_Link">
https://www.voachinese.com/a/missing-uyghur-man-accounted-for-amnesty-international-20230530/7116027.html</text:a>
</text:p>
      <!--NEWS-->
      <text:h text:style-name="P10" text:outline-level="1">
<text:span text:style-name="T4">
中国云南清真寺疑遭“强拆”，警民冲突引“宗教中国化”疑虑</text:span>
</text:h>
      <text:p text:style-name="P4">
Author: https://www.facebook.com/bbcworldservice/</text:p>
      <text:p text:style-name="P4">
Publisher: BBC News 中文</text:p>
      <text:p text:style-name="P4">
Published Time: 2023-05-31T07:06:34.000Z</text:p>
      <text:p text:style-name="P4">
Modified Time: 2023-05-31T07:06:34.000Z</text:p>
      <text:p text:style-name="P4">
Description: 中国云南省一座清真寺的阿拉伯式外观疑遭当局强行拆除，施工期间有当地穆斯林居民到场试图阻止，与警察发生冲突。</text:p>
      <text:p text:style-name="P4">
Images: ["<text:a xlink:type="simple" xlink:href="https://ichef.bbci.co.uk/news/640/cpsprodpb/11FB2/production/_129905637_whatsubject.jpg" text:style-name="Internet_20_link" text:visited-style-name="Visited_20_Internet_20_Link">
_129905637_wh...</text:a>
"]</text:p>
      <text:p text:style-name="P4">
Videos: ["<text:a xlink:type="simple" xlink:href="https://www.bbc.com/ws/av-embeds/cps/zhongwen/simp/chinese-news-65752908/p07dncj6/zh-hans" text:style-name="Internet_20_link" text:visited-style-name="Visited_20_Internet_20_Link">
zh-hans</text:a>
"]</text:p>
      <text:p text:style-name="P4">
Tags: ['伊斯兰教', '穆斯林', '中國', '宗教信仰']</text:p>
      <text:p text:style-name="P4">
Type: Article</text:p>
      <!--METADATA-->
      <text:h text:style-name="P12" text:outline-level="3">
<text:span text:style-name="T4">
中国云南清真寺疑遭“强拆”，警民冲突引“宗教中国化”疑虑</text:span>
</text:h>
      <text:p text:style-name="P4">
2023年5月31日早上7点06分<draw:frame draw:style-name="fr1" draw:name="Image120" text:anchor-type="as-char" svg:width="6.9236in" svg:height="3.894525in" draw:z-index="0">
<draw:image xlink:href="../Images/BBC Chinese/2023-05-31T07-06-34.000Z/_129905637_whatsubject.jpg" xlink:type="simple" xlink:show="embed" xlink:actuate="onLoad" draw:mime-type="image/jpeg"/>
</draw:frame>
</text:p>
      <text:p text:style-name="P4">
图像来源，  Getty Images</text:p>
      <text:p text:style-name="P4">
图像加注文字，</text:p>
      <text:p text:style-name="P4">
云南省有众多清真寺（资料图片）</text:p>
      <text:p text:style-name="P4">
<text:span text:style-name="T4">
日前互联网上传出消息，中国云南省一座清真寺的阿拉伯式外观遭当局强行拆除，施工期间有当地穆斯林居民到场试图阻止，与警察发生冲突。</text:span>
</text:p>
      <text:p text:style-name="P4">
社交媒体上流传的 <text:a xlink:type="simple" xlink:href="https://twitter.com/accelflopping/status/1662427172903227397" text:style-name="Internet_20_link" text:visited-style-name="Visited_20_Internet_20_Link">
 视频片段</text:a>
显示，数十名民众在云南玉溪市通海县纳家营清真寺外与配有防暴装备、手持盾牌的警察发推撞，试图突破警方防线，期间有人向警察投掷物件。</text:p>
      <text:p text:style-name="P4">
视频背景音中有人说，“就是这样对付老百姓啊。”</text:p>
      <text:p text:style-name="P4">
法新社报道引述现场一名不具名的女性说，当局试图强行拆除部分建筑，“我们肯定不会让他们这么做”，并表示“建筑就是建筑，不伤害任何人，也不影响社会，为什么要毁掉？”</text:p>
      <text:p text:style-name="P4">
BBC无法独立核实事发现场的事实细节。</text:p>
      <text:p text:style-name="P4">
中国官方消息似乎确认该事件发生于上周六（5月27日）。当地警方于5月28日 <text:a xlink:type="simple" xlink:href="https://mp.weixin.qq.com/s/_PRJaWAir5I9FctxLppmow" text:style-name="Internet_20_link" text:visited-style-name="Visited_20_Internet_20_Link">
 通报</text:a>
，称“通海县纳古镇发生一起严重妨害社会管理秩序的案件”，呼吁涉案人员在6月6日前“投案自首”，以争取“宽大处理”。</text:p>
      <text:p text:style-name="P4">
冲突被指是与当局拆除清真寺的穹顶有关。当地法院曾于2020年作出一项判决，指清真寺部分改建属于违法，下令拆除。</text:p>
      <text:p text:style-name="P4">
资料显示，纳家营清真寺始建于14世纪明朝年间，数个世纪历经多次改建，现有清真寺建筑于2004年落成，有四个宣礼塔和一个穹顶，可同时容纳数千人。</text:p>
      <text:p text:style-name="P4">
该清真寺在2018年被列为该县文物保护单位。</text:p>
      <text:p text:style-name="P4">
美国《华盛顿邮报》（The Washington Post）引述当地活动人士指，当局疑似一度切断当地手机网络服务，周一打至当地的电话被转接至留言信箱。</text:p>
      <text:p text:style-name="P4">
通海县警方在周日的通报中称，事件造成了“恶劣的社会影响”，将严厉打击，并且“鼓励和保护”民众积极举报。</text:p>
      <text:h text:style-name="P12" text:outline-level="3">
<text:span text:style-name="T4">
“宗教中国化”</text:span>
</text:h>
      <text:p text:style-name="P4">
</text:p>
      <text:p text:style-name="P4">
图像来源，  Getty Images</text:p>
      <text:p text:style-name="P4">
中国在近年加紧了对宗教团体及个人的政治管制，并将“深入推进我国宗教中国化”列为统战工作的明确要求。</text:p>
      <text:p text:style-name="P4">
中国国家主席习近平在2021年的全国宗教会议上曾强调，要引导及支持中国的宗教以社会主义核心价值观为引领，增进宗教界人士和教徒对中华民族和中国共产党的认同。</text:p>
      <text:p text:style-name="P4">
5月底，中国启动了伊斯兰教、天主教、基督教教职人员的网上信息查询系统，作为对宗教教职人员的认证管理手段。</text:p>
      <text:p text:style-name="P4">
有报道指，该系统加强了对中国境内宗教人士的监控。</text:p>
      <text:p text:style-name="P4">
近年的宗教中国化官方叙事特别强调警惕外国势力“利用宗教渗透的危险”，以及“带有政治意图的宗教诉求”。</text:p>
      <text:p text:style-name="P4">
习近平上台之后，一直表示要“坚决抵御”境外势力利用宗教进行渗透，以及防范宗教极端思想侵害。</text:p>
      <text:p text:style-name="P4">
当中最显著并引起国际关注的事例是对西北部新疆维吾尔族穆斯林的 <text:a xlink:type="simple" xlink:href="https://www.bbc.com/zhongwen/simp/chinese-news-48718848" text:style-name="Internet_20_link" text:visited-style-name="Visited_20_Internet_20_Link">
 处理手法</text:a>
 。</text:p>
      <text:p text:style-name="P4">
中国当局在当地建立大量“再教育营”，对穆斯林进行“思想转化”，声称以此去除恐怖主义极端思想的渗透。</text:p>
      <text:p text:style-name="P4">
联合国人权报告则称中国对维吾尔人及其他穆斯林社区的做法是“严重侵犯人权的行为”。</text:p>
      <text:p text:style-name="P4">
法新社引述英国曼彻斯特大学回族问题专家大卫·史特鲁普（DavidStroup）评论指，虽然这些做法对新疆以外的社群影响相当较小，但仍然有不少清真寺被“强制改建”，以符合官方的中国化定义。</text:p>
      <text:p text:style-name="P4">
自由亚洲电台引述一位中国基督徒王先生的话说：“基督教教堂十字架拆得差不多了，下一步就是对其他宗教。清真寺被拆圆顶类似于基督教教堂拆十字架。因为圆顶是清真寺的标志。现在要进一步整治基督教以外的宗教了。”</text:p>
      <text:p text:style-name="P4">
香港《明报》读者Sowe Ho则在报道下留言：“中国化应该经过洽谈而不是要求。”</text:p>
      <text:p text:style-name="P4">
回族是中国政府认可的56个国内民族之一，主要以逊尼派穆斯林为主。据悉全中国有约1000万回族穆斯林，其中70万居住在云南省。</text:p>
      <text:p text:style-name="P4">
<text:a xlink:type="simple" xlink:href="https://www.bbc.com/ws/av-embeds/cps/zhongwen/simp/chinese-news-65752908/p07dncj6/zh-hans" text:style-name="Internet_20_link" text:visited-style-name="Visited_20_Internet_20_Link">
 Video-1-Link：/ws/av-embeds/cps/zhongwen/simp/chinese-news-65752908/p07dncj6/zh-hans </text:a>
 <text:span text:style-name="T4">
你的器材不支持播放多媒体材料</text:span>
视频加注文字，</text:p>
      <text:p text:style-name="P4">
废墟上的信仰：中国消失的清真寺</text:p>
      <text:p text:style-name="P4">
Source: <text:a xlink:type="simple" xlink:href="https://www.bbc.com/zhongwen/simp/chinese-news-65752908" text:style-name="Internet_20_link" text:visited-style-name="Visited_20_Internet_20_Link">
https://www.bbc.com/zhongwen/simp/chinese-news-65752908</text:a>
</text:p>
      <!--NEWS-->
      <text:h text:style-name="P10" text:outline-level="1">
<text:span text:style-name="T4">
下落不明的梵高画作买主之谜：肖建华扮演了何种角色</text:span>
</text:h>
      <text:p text:style-name="P4">
Creator: 傅才德,ISABELLE QIAN,MUYI XIAO,王月眉</text:p>
      <text:p text:style-name="P4">
Publisher: https://www.facebook.com/nytimeschinese</text:p>
      <text:p text:style-name="P4">
Published Time: 2023-05-31T07:22:43+08:00</text:p>
      <text:p text:style-name="P4">
Description: 华谊王中军曾自称以3.77亿元人民币拍下梵高画作《雏菊与罂粟花》，但时报调查发现，这场交易经掮客之手，现已沦为阶下囚的亿万富翁肖建华牵涉其中。 Illustration by The New York Times. Fine Art Images/Heritage Images, via Getty Images; Imagno, via Getty Images.</text:p>
      <text:p text:style-name="P4">
Images: ["<text:a xlink:type="simple" xlink:href="https://static01.nyt.com/images/2023/05/26/multimedia/van-gogh-promo/van-gogh-promo-master1050.jpg" text:style-name="Internet_20_link" text:visited-style-name="Visited_20_Internet_20_Link">
van-gogh-prom...</text:a>
"]</text:p>
      <text:p text:style-name="P4">
Category: 中国</text:p>
      <text:p text:style-name="P4">
Type: Article</text:p>
      <!--METADATA-->
      <text:p text:style-name="P4">
<draw:frame draw:style-name="fr1" draw:name="Image123" text:anchor-type="as-char" svg:width="6.9236in" svg:height="4.615733in" draw:z-index="0">
<draw:image xlink:href="../Images/cnnytimes/2023-05-31T07-22-43-08-00/van-gogh-promo-master1050.jpg" xlink:type="simple" xlink:show="embed" xlink:actuate="onLoad" draw:mime-type="image/jpeg"/>
</draw:frame>
</text:p>
      <text:p text:style-name="P4">
17号拍卖品的起价是2300万美元。</text:p>
      <text:p text:style-name="P4">
在挤满人的曼哈顿苏富比拍卖行，报价迅速攀升：3200万美元、4200万美元、4800万美元。后来，一名从中国打电话来参拍的潜在新买家将这场竞价变成了两个人的较量。</text:p>
      <text:p text:style-name="P4">
2014年11月那场“印象派及现代艺术”晚间拍卖会后来成了苏富比截至当时史上最成功的一场拍卖。拍卖会上尤其引人瞩目的一幅画作是文森特·梵高在去世几周前完成的静物画《雏菊与罂粟花》。</text:p>
      <text:p text:style-name="P4">
从中国打电话来参拍的人将出价提高到近6200万美元（人民币3.77亿元）后获胜。他的出价是梵高静物画作拍卖历史上的最高价格。</text:p>
      <text:p text:style-name="P4">
在谨慎的高端艺术品世界中，买家通常保持匿名。但在那次竞拍中获胜的著名电影制片人在后来的一次又一次采访中宣称，他就是那幅画的新主人。</text:p>
      <text:p text:style-name="P4">
制片人王中军当时鸿运当头。他的公司刚刚帮助把布拉德·皮特主演的“二战”题材电影《狂怒》送进中国的院线。他梦想着把自己的企业打造成中国版的华特迪士尼公司。</text:p>
      <text:p text:style-name="P4">
据中国媒体报道，那笔交易“ <text:a xlink:type="simple" xlink:href="http://finance.sina.com.cn/leadership/mroll/20141110/005920771372.shtml" text:style-name="Internet_20_link" text:visited-style-name="Visited_20_Internet_20_Link">
 轰动</text:a>
”了全国。它当时是中国正在成为全球艺术市场主力军的又一迹象。一名 <text:a xlink:type="simple" xlink:href="https://cn.nytimes.com/china/20150428/c28wang/" text:style-name="Internet_20_link" text:visited-style-name="Visited_20_Internet_20_Link">
 中国房地产大亨</text:a>
 曾在一年前拍下了一幅毕加索画作。</text:p>
      <text:p text:style-name="P4">
“十年前怎么可能想去买梵高？”王中军在接受苏富比拍卖行的 <text:a xlink:type="simple" xlink:href="https://www.sothebys.com/zh-hant/文章/王中軍專訪-他將梵谷帶來中國" text:style-name="Internet_20_link" text:visited-style-name="Visited_20_Internet_20_Link">
 中文采访 </text:a>
 时说。“买完梵高的作品后，我这么喜欢。”</text:p>
      <text:p text:style-name="P4">
但王中军可能根本就不是那幅画的真正主人。另有两名男子与那笔交易有关：一名是通过一家加勒比空壳公司支付了苏富比账单的名不见经传的上海中间人，另一名是这位中间人为之工作的隐居香港的亿万富翁。</text:p>
      <text:p text:style-name="P4">
</text:p>
      <text:p text:style-name="P4">
2014年，时任苏富比亚洲区负责人的程寿康出现在香港的一个仪式上，将梵高的画作交给声称买下它的电影制片人王中军。  JohannesEisele/Agence France-Presse — Getty Images</text:p>
      <text:p text:style-name="P4">
那名亿万富翁叫肖建华，他曾是中国镀金时代最有影响力的大亨之一，他利用与中共精英和一个新超级富豪阶层的关系，在几十年的时间里打造了一个金融帝国。《纽约时报》获得的公司文件显示，肖建华还曾控制着一个由130多家公司组成、总资产超过50亿美元的隐秘离岸公司网络。苏富比结清梵高画作拍卖费的账单就是开给其中一家公司的。</text:p>
      <text:p text:style-name="P4">
在那笔交易之后的几年里，随着当局试图打击犯罪活动，盛行于艺术市场和艺术品交易商（包括像苏富比这样的国际拍卖行）当中秘而不宣的做法受到密切关注。艺术市场的天价交易常常通过不透明的中介进行，而对这些中介的审查也缺乏透明。苏富比以为客户保密为由，拒绝对那笔交易置评。</text:p>
      <text:p text:style-name="P4">
广告</text:p>
      <text:p text:style-name="P4">
如今，肖建华已跌入深渊。他从居住的豪华公寓被人绑架，目前关押在中国大陆，法院判定他犯有贿赂罪，以及检察官称之为威胁国家金融安全的其他不当行为。与此同时，王中军也在惨淡经营，由于年年亏损，他的制片公司正在清算资产。</text:p>
      <text:p text:style-name="P4">
据几名艺术专家称，那幅静物画作已交人进行私下出售。在梵高采来鲜花、将它们放在陶瓶中作画后的一个世纪里，这幅画的出处曾很容易追溯，也曾经常在博物馆展出、供人观赏。现在这幅画已从公众视野中消失，下落不明。</text:p>
      <text:p text:style-name="P4">
<text:span text:style-name="T4">
一幅画的前世今生</text:span>
</text:p>
      <text:p text:style-name="P4">
</text:p>
      <text:p text:style-name="P4">
保罗-费迪南德·嘉舍医生在巴黎郊外欧韦的家，1890年梵高在这里画了这幅静物画。  Stephane de Sakutin/Agence France-Presse — Getty Images</text:p>
      <text:p text:style-name="P4">
1890年5月，梵高来到瓦兹河畔欧韦，这是位于巴黎郊外一个淳朴的村庄。由于极度抑郁，他曾在一年半前割掉了自己的大部分 <text:a xlink:type="simple" xlink:href="https://www.lib.berkeley.edu/about/news/van-Gogh-ear" text:style-name="Internet_20_link" text:visited-style-name="Visited_20_Internet_20_Link">
 左耳</text:a>
 。在精神病院住了一段时间对他也没有多大帮助。</text:p>
      <text:p text:style-name="P4">
在来到村庄后的几个小时里，梵高遇到了艺术爱好者保罗-费迪南德·嘉舍医生。</text:p>
      <text:p text:style-name="P4">
“我发现嘉舍医生就像是一个老朋友，一个新的兄弟，”梵高在给妹妹的信中 <text:a xlink:type="simple" xlink:href="https://www.vangoghletters.org/vg/letters/let879/letter.html" text:style-name="Internet_20_link" text:visited-style-name="Visited_20_Internet_20_Link">
 写道</text:a>
 。</text:p>
      <text:p text:style-name="P4">
广告</text:p>
      <text:p text:style-name="P4">
嘉舍医生鼓励梵高不理会自己的忧郁，集中精力作画。梵高在两个月内完成了近80幅油画，其中包括《嘉舍医生的肖像》，这件作品被视为杰作。梵高的传记作者们说，《雏菊与罂粟花》是在嘉舍医生家里画的，也许是作为治疗费交换给医生的。</text:p>
      <text:p text:style-name="P4">
1890年7月梵高去世后，这幅画转到了 <text:a xlink:type="simple" xlink:href="http://collections.glasgowmuseums.com/mwebcgi/mweb" text:style-name="Internet_20_link" text:visited-style-name="Visited_20_Internet_20_Link">
 巴黎一名藏家</text:a>
手中，后来随着梵高的名气上升，这幅画在1911年转到 <text:a xlink:type="simple" xlink:href="https://www.jewishvirtuallibrary.org/cassirer-paul" text:style-name="Internet_20_link" text:visited-style-name="Visited_20_Internet_20_Link">
 柏林一名艺术品经销商</text:a>
手中。布法罗的实业家、纽约现代艺术博物馆创始人康格·古德伊尔在1928年将其买下之前，曾有几名德国收藏家先后拥有过这幅画。古德伊尔的儿子乔治后来将这幅画的部分所有权授予了布法罗的奥尔布赖特－诺克斯美术馆，该画曾在美术馆展出了近三十年时间。</text:p>
      <text:p text:style-name="P4">
在梵高画作连续多年创下拍卖价格纪录后，1990年5月，一名日本商人花8250万美元在佳士得拍卖会上买下了《嘉舍医生的肖像》，那是截至当时艺术品拍卖的最高价。</text:p>
      <text:p text:style-name="P4">
</text:p>
      <text:p text:style-name="P4">
嘉舍医生鼓励梵高专注于艺术。画家在两个月内完成了近80幅作品，包括被认为是杰作的《嘉舍医生的肖像》。  Fine Art Images/HeritageImages, via Getty Images</text:p>
      <text:p text:style-name="P4">
大约在那个时候，为了给另一家博物馆筹集资金，古德伊尔想把这幅高26英寸、宽20英寸的静物画卖掉。人们曾预计它能拍出1200万美元到1600万美元之间的价格，但这幅画在1990年11月的佳士得拍卖会上没能卖出去。不久后，一名不愿透露姓名的买家以更低的出价将其买下。</text:p>
      <text:p text:style-name="P4">
梵高晚期创作的400多幅油画被认为是他最好的作品，其中大部分被世界各地的艺术机构收藏。大约15%在私人手里，而且不定期地借给博物馆展出。据行业数据库Artnet的数据，过去十年里，只有16件梵高画作被拍卖，其中包括微软联合创始人保罗·艾伦收藏的《柏树旁盛开的果园》，佳士得去年以1.17亿美元的价格将其卖给了一位匿名买家。</text:p>
      <text:p text:style-name="P4">
<text:span text:style-name="T4">
制片人与亿万富翁</text:span>
</text:p>
      <text:p text:style-name="P4">
</text:p>
      <text:p text:style-name="P4">
这幅静物画在香港苏富比拍卖行，拍摄时间是大约在2014年的拍卖会后一个月。梵高在其生命末期创作的作品中，只有少数在拍卖会上售出。  BobbyYip/Reuters</text:p>
      <text:p text:style-name="P4">
在2014年11月拍下那件作品后的一年里，王中军曾把它放在他位于香港、价值2500万美元的豪宅里。2015年10月，那幅画曾在香港 <text:a xlink:type="simple" xlink:href="https://www.scmp.com/news/hong-kong/education-community/article/1863729/van-goghs-most-expensive-still-life-set" text:style-name="Internet_20_link" text:visited-style-name="Visited_20_Internet_20_Link">
 公开展出了五天</text:a>
，王中军是那次展览的主宾，他也是一名业余艺术家，那次展览还包括十几幅他本人的油画。</text:p>
      <text:p text:style-name="P4">
但展览会上最吸引人的是那幅梵高画作和王中军在那不久前买下的毕加索作品《盘发髻女子坐像》。 苏富比称，王中军为那件毕加索作品 <text:a xlink:type="simple" xlink:href="https://cn.nytimes.com/culture/20150511/t11picasso/" text:style-name="Internet_20_link" text:visited-style-name="Visited_20_Internet_20_Link">
 花了</text:a>
 近3000万美元（约合人民币1.85亿元）。</text:p>
      <text:p text:style-name="P4">
广告</text:p>
      <text:p text:style-name="P4">
那之前，日本的实业家们，以及紧随其后的美国对冲基金经理和俄罗斯寡头曾以破纪录的竞拍价登上头条新闻。大约在2012年前后，受益于市场改革开放政策的中国新贵买家们出现在拍卖会上。</text:p>
      <text:p text:style-name="P4">
“所有的拍卖行都对中国卖家的到来迫不及待，”戴维·诺曼说，苏富比拍卖那幅梵高作品时，他是该行印象派及现代艺术部负责人。</text:p>
      <text:p text:style-name="P4">
中国的亿万富翁们往往乐意宣扬他们花大价钱买来的东西。2013 年，一名房地产巨头花2800万美元在佳士得 <text:a xlink:type="simple" xlink:href="https://www.latimes.com/entertainment/arts/la-xpm-2013-nov-06-la-et-cm-wang-jinglian-dalian-wanda-picasso-20131106-story.html" text:style-name="Internet_20_link" text:visited-style-name="Visited_20_Internet_20_Link">
 买下了</text:a>
一幅毕加索画作，之后又在2015年花2000万美元在苏富比买下了一幅莫奈画作。同年，一名股票投资者花1.7亿美元在佳士得买下了一幅莫迪利亚尼的画作。</text:p>
      <text:p text:style-name="P4">
</text:p>
      <text:p text:style-name="P4">
2013年，亿万富翁肖建华。去年，他因受贿和擅自动用资金被判刑入狱。  Next Magazine/Associated Press</text:p>
      <text:p text:style-name="P4">
“这是出于虚荣心，也是为了投资和树立自己的名声，”在苏富比艺术学院任教的吴可佳说，他是一本关于中国艺术市场的 <text:a xlink:type="simple" xlink:href="https://www.routledge.com/A-Modern-History-of-Chinas-Art-Market/Wu/p/book/9781032287973" text:style-name="Internet_20_link" text:visited-style-name="Visited_20_Internet_20_Link">
 新书</text:a>
 的作者。</text:p>
      <text:p text:style-name="P4">
现年63岁的王中军曾沉浸在聚光灯下。他多次在 <text:a xlink:type="simple" xlink:href="https://www.weibo.com/p/1001603823514825156031" text:style-name="Internet_20_link" text:visited-style-name="Visited_20_Internet_20_Link">
 采访中</text:a>
谈到他对梵高的欣赏，以及梵高对自己的影响。“这种画全世界没有几个人买。买得起，还又这么酷爱印象派艺术（的人不多），对吧？”</text:p>
      <text:p text:style-name="P4">
苏富比拍卖行的这笔交易落槌后没几天，王中军曾对一家 <text:a xlink:type="simple" xlink:href="https://www-chinanews-com-cn.translate.goog/cul/2014/11-09/6763431.shtml" text:style-name="Internet_20_link" text:visited-style-name="Visited_20_Internet_20_Link">
 中国出版物 </text:a>
说，那幅画并不是他一个人购买的，但他没有提供任何细节。后来，他不再提及任何人和他一起参与了购买的事情。“就是在看预展的时候，我觉得想拥有，心一动而已，”他在<text:a xlink:type="simple" xlink:href="https://www.sothebys.com/zh-hant/文章/王中軍專訪-他將梵谷帶來中國" text:style-name="Internet_20_link" text:visited-style-name="Visited_20_Internet_20_Link">
 苏富比网站上发表的一篇采访 </text:a>
 中说。</text:p>
      <text:p text:style-name="P4">
广告</text:p>
      <text:p text:style-name="P4">
近年来，各国政府一直试图遏制这种通过中间人进行、最终的资金来源始终秘而不宣的高调购买。</text:p>
      <text:p text:style-name="P4">
在一起丑闻中，美国司法部指控 <text:a xlink:type="simple" xlink:href="https://www.justice.gov/opa/pr/malaysian-financier-low-taek-jho-also-known-jho-low-and-former-banker-ng-chong-hwa-also-known" text:style-name="Internet_20_link" text:visited-style-name="Visited_20_Internet_20_Link">
 一名马来西亚商人 </text:a>
 把从国家发展基金侵吞的数十亿美元进行洗钱，并用其中一部分在苏富比和佳士得购买艺术品。2020年，美国参议院 <text:a xlink:type="simple" xlink:href="https://www.nytimes.com/2020/07/29/arts/design/senate-report-art-market-russia-oligarchs-sanctions.html" text:style-name="Internet_20_link" text:visited-style-name="Visited_20_Internet_20_Link">
 发布的报告猛烈抨击</text:a>
了拍卖行和艺术品经销商，称它们通过允许他人代俄罗斯人出面购买艺术品，无意中帮助俄罗斯人逃避了制裁。</text:p>
      <text:p text:style-name="P4">
苏富比的一名发言人说，所有买家都经过了审查，而且在有必要的时候，还会让公司的合规部门对买家进行“增强尽职调查”。苏富比在全球范围内遵循一项2020年的欧盟规定，该规定要求拍卖行核实买家资金的合法性。</text:p>
      <text:p text:style-name="P4">
虽然与那幅梵高画作交易有关的财务文件并没有显示不当行为，但那笔交易与常规做法相去甚远。拍卖成交后不久，苏富比将那幅画的所有权转交给了一个上海人，他既没有艺术品经纪人的名声，也不是收藏家，但他支付了费用。但在一个公开的仪式上，苏富比不是将这幅画交给了那个上海人或雇用他的那个亿万富翁，而是交给了制片人王中军。</text:p>
      <text:p text:style-name="P4">
</text:p>
      <text:p text:style-name="P4">
苏富比的发票上写着刘海龙，他是一个生活在上海的普通人，以3.77亿人民币的价格买下了梵高的这幅画。</text:p>
      <text:p text:style-name="P4">
“这件事与一名现已被关进监狱的人有关，”在纽约艺术行业担任律师的莱拉·阿明多莱说。“这里面有一些不同寻常的事情。”</text:p>
      <text:p text:style-name="P4">
<text:span text:style-name="T4">
“白手套”</text:span>
</text:p>
      <text:p text:style-name="P4">
</text:p>
      <text:p text:style-name="P4">
刘海龙住在上海这座公寓大楼里，他是为梵高作品支付近6200万美元账单的人。  The New York Times</text:p>
      <text:p text:style-name="P4">
苏富比认定的梵高画作主人住在上海的一座公寓楼里，灰色瓷砖和脏兮兮的灰浆框着一扇破旧的门。门前的一张垫子上用英语写了九遍“我是一名艺术家”字样。</text:p>
      <text:p text:style-name="P4">
这栋房子的主人刘海龙被列为英属维尔京群岛一家空壳公司的唯一所有者和唯一董事，它名为全岛控股有限公司 (Islandwide HoldingsLimited)，这家公司为这幅画支付了费用。除了出生日期和地点，外界对46岁的刘海龙几乎一无所知。</text:p>
      <text:p text:style-name="P4">
最近，一名记者向他展示苏富比的发票和一份银行电汇文件，问签名是不是他本人的，他说：“你现在马上走。”然后关上了门。</text:p>
      <text:p text:style-name="P4">
和他住在一起的赵婷婷与被监禁的亿万富翁肖建华也存在联系。她曾经是肖建华参与创办的一家公司的高层，该公司与中国最高领导人习近平的亲属有业务往来。</text:p>
      <text:p text:style-name="P4">
</text:p>
      <text:p text:style-name="P4">
刘海龙给苏富比的两笔电汇，用于支付梵高画作的费用。</text:p>
      <text:p text:style-name="P4">
现年43岁的赵婷婷不再担任这个职位，如今在教钢琴。当被问及刘海龙购买的那幅梵高作品时，她回答说，“您觉得我们家的房子够那幅画的价格吗?”</text:p>
      <text:p text:style-name="P4">
她说，她和刘海龙“只是普通小员工而已”，与那位亿万富翁控制的明天集团没有任何关系。“我们没有任何的支配权跟知情权。”</text:p>
      <text:p text:style-name="P4">
这对夫妇似乎是“白手套”，这个词在中国用来形容代理股东，目的是隐藏公司的真正所有者。在提供“明天集团”详细信息的数以千计页数的记录中，有一份电子表格列出了数十名这样的人。至少有四家离岸公司以刘海龙的名义注册。</text:p>
      <text:p text:style-name="P4">
这些公司是肖建华庞大企业的一部分。他很早就显示出很有出息的样子，14岁就进入了中国著名学府北京大学，1989年的天安门抗议活动期间，他是学生会主席。当时他站在了政府一边，这种忠诚后来帮助他成为中国最富有的人之一，获得了银行、保险公司和经纪公司的控制权，以及煤炭、水泥和房地产公司的股份。</text:p>
      <text:p text:style-name="P4">
与同他做生意的许多傲慢张扬的亿万富翁不同，51岁的肖建华更喜欢在暗处运作，与中国的一些太子党 <text:a xlink:type="simple" xlink:href="https://cn.nytimes.com/china/20140604/c04elite/" text:style-name="Internet_20_link" text:visited-style-name="Visited_20_Internet_20_Link">
 建立关系</text:a>
 。他在四季酒店过着平静的生活，有一群女保镖照顾他。</text:p>
      <text:p text:style-name="P4">
为什么他的一个手下要买下这幅梵高画作目前尚不得而知。制片人王中军也曾是中国顶级富豪之一，尽管其财富远不及肖建华。</text:p>
      <text:p text:style-name="P4">
肖建华通过他的海外网络很容易在境外获得资金，这使他可以绕过中国严格的货币管制；他可能为王中军充当了某种银行家的角色。文件显示，两人在拍卖的同一个月开始制定艺术品投资计划，但他们在塞舌尔的合资企业直到一年后才成立。与此同时，两人还成立了另一家海外公司，旨在投资北美的电影和电视项目。</text:p>
      <text:p text:style-name="P4">
关于这笔款项可能还有另一种解释：肖建华可能是想收购一项可以用私人飞机跨境运输的资产，从而避开银行合规官员和政府监管机构的审查。</text:p>
      <text:p text:style-name="P4">
<text:span text:style-name="T4">
一场绑架与一件</text:span>
 <text:span text:style-name="T4">
消失的艺术品</text:span>
</text:p>
      <text:p text:style-name="P4">
</text:p>
      <text:p text:style-name="P4">
2017年，肖建华在香港四季酒店公寓遭绑架后送往中国大陆受审。  Anthony Wallace/Agence France-Presse — GettyImages</text:p>
      <text:p text:style-name="P4">
2015年，随着中国股市崩盘，与梵高画作交易相关者的命运开始发生转变。习近平政府指责人脉广泛的交易商操纵市场，监管机构从亿万富翁手中夺回经济权力。数十名金融家失踪后，在警方的拘留所里重新露面。</text:p>
      <text:p text:style-name="P4">
艺术品的购买变得更加谨慎。2016年，奥普拉·温弗瑞以1.5亿美元的价格将克林姆特的一幅画 <text:a xlink:type="simple" xlink:href="https://www.bloomberg.com/news/articles/2017-02-08/oprah-said-to-snag-150-million-selling-klimt-to-chinese-buyer" text:style-name="Internet_20_link" text:visited-style-name="Visited_20_Internet_20_Link">
 卖给了</text:a>
 一位匿名的中国买家。</text:p>
      <text:p text:style-name="P4">
到2017年初，肖建华作为自由人的生活结束了。一天晚上，大约六名男子把他放在轮椅上——大家都知道他不用轮椅——蒙住他的脸，把他从香港的公寓带走。他被带到中国大陆并最终被起诉。检察官声称，他的罪行可以追溯到2014年之前，也就是那副梵高画作被出售的那一年。</text:p>
      <text:p text:style-name="P4">
去年8月，他因操纵金融市场和贿赂政府官员被判处13年监禁。法院说，肖建华和他的公司擅自运用资金1486亿元。</text:p>
      <text:p text:style-name="P4">
政府官员拆解了他在中国的公司。在那期间，购买梵高画作的英属维尔京群岛公司易手，刘海龙失去了所有者的身份。</text:p>
      <text:p text:style-name="P4">
有一段时间，制片人王中军保持着高调的生活方式，2017年在北京开了一家私人美术馆，把梵高和毕加索的画作展示了几个月。</text:p>
      <text:p text:style-name="P4">
但他的电影公司华谊兄弟因为制作的片子票房惨败市值蒸发。王中军放弃了大部分艺术收藏和他在香港的家。去年，他在北京的美术馆以及在比佛利山庄的一处豪宅被出售。</text:p>
      <text:p text:style-name="P4">
王中军及其公司发言人没有回应记者的多次置评请求。记者无法联系到狱中的肖建华发表评论，不过一名家庭代表称，肖建华的妻子不知道梵高作品拍卖的事，也不熟悉刘海龙。</text:p>
      <text:p text:style-name="P4">
这副出自世界上最受赞誉的艺术家之一之手、栩栩如生的花卉静物画已经多年没有公开露面。但有报道称，这件作品可能会重新回到市场上。</text:p>
      <text:p text:style-name="P4">
包括两名苏富比前高管和一名纽约艺术顾问在内的三名要求匿名的人士表示，这幅画曾被提议私下出售。去年，这位顾问看到了一份以约7000万美元收购该作品的书面提议。</text:p>
      <text:p text:style-name="P4">
这些艺术专家不知道该画作是否已经售出，也不知道是否会有人对2014年的拍卖存在担忧。当时这幅画被一位现已声名扫地的亿万富翁的手下购买，而这位富翁又与一位陷入困境的电影制片人存在联系，后者声称这幅画属于自己。</text:p>
      <text:p text:style-name="P4">
“没人需要一幅价值6200万美元的梵高作品，也没人愿意花钱买一场官司，”艺术律师托马斯·丹齐格说。“如果对这幅画的所有权有任何疑问，人们会购买其他的艺术品——或者另一架飞机。”</text:p>
      <text:p text:style-name="P4">
Source: <text:a xlink:type="simple" xlink:href="https://cn.nytimes.com/china/20230530/van-gogh-china-buyer/" text:style-name="Internet_20_link" text:visited-style-name="Visited_20_Internet_20_Link">
https://cn.nytimes.com/china/20230530/van-gogh-china-buyer/</text:a>
</text:p>
      <!--NEWS-->
      <text:h text:style-name="P10" text:outline-level="1">
<text:span text:style-name="T4">
梅迪维夫法网首轮爆冷输球 笑称不用再满嘴红土</text:span>
</text:h>
      <text:p text:style-name="P4">
Publisher: 法新社</text:p>
      <text:p text:style-name="P4">
Published Time: 2023-05-31T07:32:08+00:00</text:p>
      <text:p text:style-name="P4">
Modified Time: 2023-05-31T07:20:05+00:00</text:p>
      <text:p text:style-name="P4">
Description: （法新社巴黎30日电） 在法网首轮爆冷出局，梅迪维夫却很开心能摆脱自己不爱的红土赛事，笑称终于可以不用再满嘴红土了。</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3.617581in" draw:z-index="0">
<draw:image xlink:href="../Images/rficn/2023-05-31T07-32-08-00-00/000000.png" xlink:type="simple" xlink:show="embed" xlink:actuate="onLoad" draw:mime-type="image/png"/>
</draw:frame>
</text:p>
      <text:p text:style-name="P4">
世界排名第2的俄罗斯好手梅迪维夫（DaniilMedvedev），在法国网球公开赛男子单打首轮，以6比7（5/7）、7比6（8/6）、6比2、3比6、4比6败给从会外赛打起，过去不曾在大满贯赛事赢球的巴西球员魏德（ThiagoSeyboth Wild）。</text:p>
      <text:p text:style-name="P4">
不过梅迪维夫赛后说：「每次结束，我都非常开心。」</text:p>
      <text:p text:style-name="P4">
这是7度参加法网的梅迪维夫，第5次在这项赛事的首轮遭到淘汰。</text:p>
      <text:p text:style-name="P4">
梅迪维夫说：「我在比赛中满嘴都是红土，我很讨厌那样。我不知道谁喜欢吃到红土，或想让提袋、鞋子、袜子都是红土。红土球季过后，你可以全扔了。」</text:p>
      <text:p text:style-name="P4">
梅迪维夫补充道：「可能有人喜欢吧，但我真的不爱。我很开心这结束了。」法网开打之前，梅迪维夫上周在义大利公开赛（ItalianOpen）勇夺生涯首座红土赛事冠军，也是他2023年赛季的第5座冠军。</text:p>
      <text:p text:style-name="P4">
23岁的魏德这场比赛共有69个致胜球，是胜出关键。他第2盘要不是浪掷两个盘末点，否则可能用不着花4小时15分钟才取胜。</text:p>
      <text:p text:style-name="P4">
魏德说：「我第2盘时抽筋，没办法按我真正想要的方式发球。」他从2022年2月后就不曾在于主要赛事赢过球，直到今天才有了突破。</text:p>
      <text:p text:style-name="P4">
梅迪维夫认为，魏德能以今天这场比赛的胜利为起点，迎来荣耀的时刻。</text:p>
      <text:p text:style-name="P4">
梅迪维夫说：「如果他继续照这样打下去，今年底他会打进世界前30名。」</text:p>
      <text:p text:style-name="P4">
「我真的很希望他之后还能继续有这样的表现，否则我会很失望。」</text:p>
      <text:p text:style-name="P4">
Source: <text:a xlink:type="simple" xlink:href="https://www.rfi.fr/cn/%E8%BF%90%E5%8A%A8%E5%A4%A9%E5%9C%B0/20230531-%E6%A2%85%E8%BF%AA%E7%BB%B4%E5%A4%AB%E6%B3%95%E7%BD%91%E9%A6%96%E8%BD%AE%E7%88%86%E5%86%B7%E8%BE%93%E7%90%83-%E7%AC%91%E7%A7%B0%E4%B8%8D%E7%94%A8%E5%86%8D%E6%BB%A1%E5%98%B4%E7%BA%A2%E5%9C%9F" text:style-name="Internet_20_link" text:visited-style-name="Visited_20_Internet_20_Link">
https://www.rfi.fr/cn/%E8%BF%90%E5%8A%A8%E5%A4%A9%E5%9C%B0/20230531-%E6%A2%85%E8%BF%AA%E7%BB%B4%E5%A4%AB%E6%B3%95%E7%BD%91%E9%A6%96%E8%BD%AE%E7%88%86%E5%86%B7%E8%BE%93%E7%90%83-%E7%AC%91%E7%A7%B0%E4%B8%8D%E7%94%A8%E5%86%8D%E6%BB%A1%E5%98%B4%E7%BA%A2%E5%9C%9F</text:a>
</text:p>
      <!--NEWS-->
      <text:h text:style-name="P10" text:outline-level="1">
<text:span text:style-name="T4">
中国制造业活动连续第二个月收缩 (Free Version)</text:span>
</text:h>
      <text:p text:style-name="P4">
Authors: ['记者']</text:p>
      <text:p text:style-name="P4">
Publisher: 英国《金融时报》</text:p>
      <text:p text:style-name="P4">
Time: 2023-05-31T07:39:52+00:00</text:p>
      <text:p text:style-name="P4">
Published Time: 2023-05-30T12:00:99+08:00</text:p>
      <text:p text:style-name="P4">
Modified Time: 2023-05-31T03:38:99+08:00</text:p>
      <text:p text:style-name="P4">
Description: 5月份中国官方制造业PMI为48.8。经济学家表示，多个月制造业PMI低于50，将促使政府考虑采取刺激政策来支撑经济。</text:p>
      <text:p text:style-name="P4">
Images: ["<text:a xlink:type="simple" xlink:href="https://thumbor.ftacademy.cn/unsafe/picture/7/000182947_piclink.jpg" text:style-name="Internet_20_link" text:visited-style-name="Visited_20_Internet_20_Link">
000182947_pic...</text:a>
"]</text:p>
      <text:p text:style-name="P4">
Themes: ['中国经济']</text:p>
      <text:p text:style-name="P4">
Keywords: ['中国经济', 'PMI', '工业', '制造业']</text:p>
      <text:p text:style-name="P4">
Type: Article</text:p>
      <!--METADATA-->
      <text:p text:style-name="P4">
<draw:frame draw:style-name="fr1" draw:name="Image134" text:anchor-type="as-char" svg:width="6.9236in" svg:height="3.894525in" draw:z-index="0">
<draw:image xlink:href="../Images/FT Chinese Free Version/2023-05-31T07-39-52-00-00/000182947_piclink.jpg" xlink:type="simple" xlink:show="embed" xlink:actuate="onLoad" draw:mime-type="image/jpeg"/>
</draw:frame>
</text:p>
      <text:p text:style-name="P4">
中国制造业活动连续第二个月收缩，服务业增长放缓，这是全球第二大经济体疫情后复苏放缓的最新迹象。</text:p>
      <text:p text:style-name="P4">
中国国家统计局数据显示，5月份官方制造业采购经理人指数(PMI)为48.8，低于4月份的49.2。</text:p>
      <text:p text:style-name="P4">
Source: <text:a xlink:type="simple" xlink:href="http://www.ftchinese.com/story/001099818" text:style-name="Internet_20_link" text:visited-style-name="Visited_20_Internet_20_Link">
http://www.ftchinese.com/story/001099818</text:a>
</text:p>
      <!--NEWS-->
      <text:h text:style-name="P10" text:outline-level="1">
<text:span text:style-name="T4">
俄罗斯人重习黑市操作，设法将资金转至境外 (Free Version)</text:span>
</text:h>
      <text:p text:style-name="P4">
Author: Yuliya Chernova / Chelsey Dulaney</text:p>
      <text:p text:style-name="P4">
Publisher: 华尔街日报中文网</text:p>
      <text:p text:style-name="P4">
Published Time: 2023-05-31T07:45:00.000Z</text:p>
      <text:p text:style-name="P4">
Modified Time: 2023-05-31T07:45:00.000Z</text:p>
      <text:p text:style-name="P4">
Created Time: 2023-05-31T05:38:00.000Z</text:p>
      <text:p text:style-name="P4">
Description: 最近几个月，俄罗斯人把资金投入黑市美元，并把钱存到海外的银行账户，主要因为乌克兰战争引发的经济焦虑持续不消，而且人们担心未来几个月乃至几年局势可能只会恶化。</text:p>
      <text:p text:style-name="P4">
Images: []</text:p>
      <text:p text:style-name="P4">
Categories: ['金融市场']</text:p>
      <text:p text:style-name="P4">
Keywords: SYND,LINK:EN|WP-WSJ-0000925790</text:p>
      <text:p text:style-name="P4">
Type: Article</text:p>
      <!--METADATA-->
      <text:p text:style-name="P4">
最近几个月，俄罗斯人把资金投入黑市美元，并把钱存到海外的银行账户，主要因为乌克兰战争引发的经济焦虑持续不消，而且人们担心未来几个月乃至几年局势可能只会恶化。</text:p>
      <text:p text:style-name="P4">
Source: <text:a xlink:type="simple" xlink:href="https://cn.wsj.com/articles/%E4%BF%84%E7%BD%97%E6%96%AF%E4%BA%BA%E9%87%8D%E4%B9%A0%E9%BB%91%E5%B8%82%E6%93%8D%E4%BD%9C-%E8%AE%BE%E6%B3%95%E5%B0%86%E8%B5%84%E9%87%91%E8%BD%AC%E8%87%B3%E5%A2%83%E5%A4%96-dc82567b" text:style-name="Internet_20_link" text:visited-style-name="Visited_20_Internet_20_Link">
https://cn.wsj.com/articles/%E4%BF%84%E7%BD%97%E6%96%AF%E4%BA%BA%E9%87%8D%E4%B9%A0%E9%BB%91%E5%B8%82%E6%93%8D%E4%BD%9C-%E8%AE%BE%E6%B3%95%E5%B0%86%E8%B5%84%E9%87%91%E8%BD%AC%E8%87%B3%E5%A2%83%E5%A4%96-dc82567b</text:a>
</text:p>
      <!--NEWS-->
      <text:h text:style-name="P10" text:outline-level="1">
<text:span text:style-name="T4">
美众院民主党领袖称有足够票数通过债务上限协议</text:span>
</text:h>
      <text:p text:style-name="P4">
Author: 联合早报 (Person)</text:p>
      <text:p text:style-name="P4">
Publisher: 联合早报 (Organization)</text:p>
      <text:p text:style-name="P4">
Published Time: 2023-05-31T07:46</text:p>
      <text:p text:style-name="P4">
Modified Time: 2023-05-31T07:46</text:p>
      <text:p text:style-name="P4">
Description: 美国民主党众议院领袖说，众议院民主党人加上共和党人将能至少凑到足够的票数，以确保众议院在星期三（5月31日）晚上，通过总统拜登和众议院议长麦卡锡达成的债务上限协议。众议院少数党领袖...</text:p>
      <text:p text:style-name="P4">
Videos: []</text:p>
      <text:p text:style-name="P4">
Audios: []</text:p>
      <text:p text:style-name="P4">
Images: []</text:p>
      <text:p text:style-name="P4">
Type: NewsArticle</text:p>
      <text:p text:style-name="P4">
Breadcrumbs: ['即时', '国际']</text:p>
      <text:p text:style-name="P4">
Keywords: ['美国', '债务违约', '众议院', '民主党', '共和党']</text:p>
      <!--METADATA-->
      <text:p text:style-name="P4">
美国民主党众议院领袖说，众议院民主党人加上共和党人将能至少凑到足够的票数，以确保众议院在星期三（5月31日）晚上，通过总统拜登和众议院议长麦卡锡达成的债务上限协议。</text:p>
      <text:p text:style-name="P4">
众议院少数党领袖杰弗里斯星期二（30日）接受彭博电视节目“权利平衡”访问时说，他支持拜登和麦卡锡为避免美国 <text:a xlink:type="simple" xlink:href="https://www.zaobao.com/keywords/zhai-wu-wei-yue" text:style-name="Internet_20_link" text:visited-style-name="Visited_20_Internet_20_Link">
 债务违约</text:a>
 而敲定的协议。</text:p>
      <text:p text:style-name="P4">
杰弗里斯说：“我们将确保国家不会违约，我们将能够在明天通过这项法案。”但他不愿具体说明有多少民主党人会投支持票。</text:p>
      <text:p text:style-name="P4">
另据路透社报道，共和党众议员麦克亨利说，超过一半的众议院共和党人将支持拜登和麦卡锡提出的债务上限法案。</text:p>
      <text:p text:style-name="P4">
为众议院金融委员会主席的麦克亨利星期二说，毫无疑问，这项法案将在众议院通过。</text:p>
      <text:p text:style-name="P4">
麦克亨利说：“我们将以在众议院的微弱优势，获得最多保守派支持的一个结果。”</text:p>
      <text:p text:style-name="P4">
美国白宫发言人说，拜登在众议院表决前持续与众议院进步派和温和派的民主党人进行对话。</text:p>
      <text:p text:style-name="P4">
由共和党控制的众议院规则委员会星期二审议债务协议文本，这是债务协议在国会的第一场关键考验，也是众议院表决前的必要步骤。</text:p>
      <text:p text:style-name="P4">
少数极右派共和党议员表明反对这份协议， <text:a xlink:type="simple" xlink:href="https://www.zaobao.com/news/world/story20230530-1399715" text:style-name="Internet_20_link" text:visited-style-name="Visited_20_Internet_20_Link">
 预示协议可能在国会受阻</text:a>
。不过，拜登和这项协议的支持者仍对有关立法能及时获得国会通过表示乐观。</text:p>
      <text:p text:style-name="P4">
Source: <text:a xlink:type="simple" xlink:href="https://www.zaobao.com.sg/realtime/world/story20230531-1399810" text:style-name="Internet_20_link" text:visited-style-name="Visited_20_Internet_20_Link">
https://www.zaobao.com.sg/realtime/world/story20230531-1399810</text:a>
</text:p>
      <!--NEWS-->
      <text:h text:style-name="P10" text:outline-level="1">
<text:span text:style-name="T4">
分析：小投资者对中国经济复苏感到失望</text:span>
</text:h>
      <text:p text:style-name="P4">
Author: chinese@voanews.com (美国之音)</text:p>
      <text:p text:style-name="P4">
Publisher: 美国之音中文网 (Type: NewsMediaOrganization)</text:p>
      <text:p text:style-name="P4">
Published Time: 2023-05-31T07:59:15+08:00</text:p>
      <text:p text:style-name="P4">
Modified Time: 2023-05-31 01:06:11Z</text:p>
      <text:p text:style-name="P4">
Description: 中国疫情后的经济反弹缓慢，人们抱持的最后一丝重大希望正在消退。当前，中国大批小投资者在经济复苏停滞不前的情况下转而看跌股市，加倍投资更安全的资产。</text:p>
      <text:p text:style-name="P4">
Videos: []</text:p>
      <text:p text:style-name="P4">
Images: []</text:p>
      <text:p text:style-name="P4">
Categories: ['中国', '经济·金融·贸易', '新冠疫情']</text:p>
      <text:p text:style-name="P4">
Type: None</text:p>
      <!--METADATA-->
      <text:p text:style-name="P4">
NoneNone</text:p>
      <text:p text:style-name="P4">
Source: <text:a xlink:type="simple" xlink:href="https://www.voachinese.com/a/analysis-small-investors-are-souring-on-china-s-recovery-20230530/7115903.html" text:style-name="Internet_20_link" text:visited-style-name="Visited_20_Internet_20_Link">
https://www.voachinese.com/a/analysis-small-investors-are-souring-on-china-s-recovery-20230530/7115903.html</text:a>
</text:p>
      <!--NEWS-->
      <text:h text:style-name="P10" text:outline-level="1">
<text:span text:style-name="T4">
AI威脅堪比核戰？東西方態度不同</text:span>
</text:h>
      <text:p text:style-name="P4">
Author: None (Language: zh)</text:p>
      <text:p text:style-name="P4">
Publisher: None</text:p>
      <text:p text:style-name="P4">
Time: 2023-05-31T08:08:00Z</text:p>
      <text:p text:style-name="P4">
Description: ChatGPT問世以來，人工智慧（AI）成為關注焦點，但一批全球頂尖科學家和企業領袖，近日卻要求正視人類文明可能毀滅的風險，其中包含ChatGPT母公司的執行長。他們的擔憂為何？東、西方對待AI發展的態度又有何不同？</text:p>
      <text:p text:style-name="P4">
Videos: []</text:p>
      <text:p text:style-name="P4">
Images: []</text:p>
      <text:p text:style-name="P4">
Subject: 科技环境</text:p>
      <text:p text:style-name="P4">
Subjects: ['奥巴马', '希腊债务危机', '欧债危机', '欧盟', '乌克兰', '岛屿主权争端', '专题报道：全景观看“习马会”', '诺贝尔奖', '欧洲难民危机', '欧洲']</text:p>
      <text:p text:style-name="P4">
Keywords: ['AI', '人工智能', '美国', '中国', '欧盟', '半导体']</text:p>
      <text:p text:style-name="P4">
ID: 65776612</text:p>
      <!--METADATA-->
      <text:p text:style-name="P4">
<text:a xlink:type="simple" xlink:href="https://www.dw.com/zh/overlay/image/article/65776612/65740297" text:style-name="Internet_20_link" text:visited-style-name="Visited_20_Internet_20_Link">
 </text:a>
</text:p>
      <text:p text:style-name="P4">
東西方對待AI的態度存在差異，圖為ChatGPT示意圖</text:p>
      <text:p text:style-name="P4">
（德國之聲中文網）人工智慧（AI）當紅之際，來自全球頂尖的AI專家、研究人員、企業高管週二（5月30日）發佈一項聲明，要求各界審視AI可能造成人類文明滅絕的風險。</text:p>
      <text:p text:style-name="P4">
這份聲明由總部設在美國舊金山的AI安全中心（The Center for AISafety）發布，主旨闡明：「減輕人工智能滅絕（人類）的風險，應該與大流行病和核戰爭等其他社會風險（一樣），共同成為全球性的優先事項。」</text:p>
      <text:h text:style-name="P12" text:outline-level="3">
<text:span text:style-name="T4">
誰簽署了這份聲明？</text:span>
</text:h>
      <text:p text:style-name="P4">
這份聲明的簽署人相當多，其中不乏重要的AI專家和企業高層，例如2018年圖靈獎共同得主、被稱為「AI教父」的辛頓（GeoffreyHinton）和本希奧（Yoshua Bengio）。</text:p>
      <text:p text:style-name="P4">
ChatGPT的研發公司OpenAI執行長阿爾特曼（SamAltman），以及搜索引擎巨頭谷歌（Google）旗下人工智慧公司「深度思考」（DeepMind）的執行長哈薩比斯（DemisHassasbis），也位列其後。</text:p>
      <text:p text:style-name="P4">
各類學者專家和商界人士，包含一大批在谷歌和微軟等公司工作的專業人士，以及其他領域的知名人士，如愛沙尼亞前總統卡柳萊德（KerstiKaljulaid）、美國神經科學家和主持人哈里斯（Sam Harris），以及加拿大流行歌手和詞曲作者葛萊姆絲（Grimes）等人。</text:p>
      <text:p text:style-name="P4">
核科學、流行病和氣候變化專家，如作家麥克基本（BillMcKibben）也簽署了聲明。麥克基本曾以1989年的著作《自然的終結》敲響全球變暖的警鐘，並在另一本書中對人工智慧相關技術提出了警告。</text:p>
      <text:p text:style-name="P4">
</text:p>
      <text:p text:style-name="P4">
OpenAI的執行長阿爾特曼也簽署了這項宣言，圖為今年5月16日他到美國參議院出席聽證會。</text:p>
      <text:h text:style-name="P12" text:outline-level="3">
<text:span text:style-name="T4">
為何擔憂AI的安全？</text:span>
</text:h>
      <text:p text:style-name="P4">
這項聲明的序言提到，各界「越來越多地討論AI帶來的廣泛、重要和緊迫的風險」，但這仍「很難表達對AI一些最嚴重風險的擔憂」，聲明稱應就克服這一風險障礙展開討論，並「為更多的專家和公眾人物創造常識，讓他們也認真對待一些先進AI最嚴重的風險」。</text:p>
      <text:p text:style-name="P4">
聲明發布的時機，恰逢 <text:a xlink:type="simple" xlink:href="https://www.dw.com/zh/zh/美欧经济高官会晤-协调经贸政策应对中国/a-65773297" text:style-name="Internet_20_link" text:visited-style-name="Visited_20_Internet_20_Link">
 美國－歐盟貿易和技術委員會在瑞典舉行會議 </text:a>
 ，政治家和科技名人預計近期將討論 <text:a xlink:type="simple" xlink:href="https://www.dw.com/zh/zh/ai技术发展太快-各国监管部门发力狂追/a-65361642" text:style-name="Internet_20_link" text:visited-style-name="Visited_20_Internet_20_Link">
 人工智慧的潛在監管問題</text:a>
 。</text:p>
      <text:p text:style-name="P4">
今年稍早，特斯拉和推特執行長 <text:a xlink:type="simple" xlink:href="https://www.dw.com/zh/zh/马斯克等呼吁给ai研发按下暂停键/a-65170173" text:style-name="Internet_20_link" text:visited-style-name="Visited_20_Internet_20_Link">
 馬斯克（Elon Musk）等1000多名研究和技術人員曾簽署了一封更長的信函，呼籲各界暫停AI開發6個月</text:a>
 ，稱AI「對社會和人類構成深遠風險」。</text:p>
      <text:p text:style-name="P4">
該封信是對OpenAI發布新人工智能模型GPT-4的回應，但OpenAI、其合作夥伴微軟和競爭對手谷歌的領導人，當時都沒有簽署這份文件。</text:p>
      <text:p text:style-name="P4">
AI安全中心主任德里克斯（Dan Hendrycks）解釋：「我們正試圖在這些風險發生之前解決它們，而不是在事後才解決災難」。</text:p>
      <text:p text:style-name="P4">
美聯社報導，隨著新一代高性能AI聊天機器人（如ChatGPT）的興起，人們越來越擔心AI會超越人類並失控，並促使世界各國為開發中的技術制定法規。歐盟已率先擬定了AI法案，預計將於今年內獲得批准。</text:p>
      <text:p text:style-name="P4">
今年4月，中國國家互聯網信息辦公室也起草了《 <text:a xlink:type="simple" xlink:href="https://www.dw.com/zh/zh/中國推ai管理法-人工智慧也要姓黨/a-65275966" text:style-name="Internet_20_link" text:visited-style-name="Visited_20_Internet_20_Link">
 生成式人工智能服務管理辦法 </text:a>
 》草案，向社會大眾公開徵求反饋。</text:p>
      <ul>
        <li>
</li>
      </ul>
      <h5>
仿真机器人会取代我们吗？</h5>
      <text:h text:style-name="P12" text:outline-level="3">
<text:span text:style-name="T4">
“爱因斯坦教授”</text:span>
</text:h>
      <text:p text:style-name="P4">
总部位于香港的汉森机器人公司开发了类似人类的机器人，其中一个机器人被命名为 “爱因斯坦教授”。其目的是让新一代能够了解爱因斯坦的知识和幽默。</text:p>
      <ul>
        <li>
</li>
      </ul>
      <h5>
仿真机器人会取代我们吗？</h5>
      <text:h text:style-name="P12" text:outline-level="3">
<text:span text:style-name="T4">
机器人的爱与同情心</text:span>
</text:h>
      <text:p text:style-name="P4">
为了使机器人尽可能地像人一样，汉森公司在制造过程中使用了一种名为Frubber的纳米技术皮肤，能够以假乱真地呈现人类的面部表情。在未来，该公司还希望赋予其机器人其他人类的能力，比如爱和同情心。</text:p>
      <ul>
        <li>
</li>
      </ul>
      <h5>
仿真机器人会取代我们吗？</h5>
      <text:h text:style-name="P12" text:outline-level="3">
<text:span text:style-name="T4">
“索菲亚”：公民和大使</text:span>
</text:h>
      <text:p text:style-name="P4">
汉森公司自2007年以来一直在制造仿真机器人。2017年，一个名为“索菲亚”的机器人首次进军人类身份：她是第一个也是迄今为止唯一一个拥有人类公民身份的机器人。在她的问世之后，沙特阿拉伯让这个机器人成为该国公民。“索菲亚”还作为“创新大使”为联合国工作。</text:p>
      <ul>
        <li>
</li>
      </ul>
      <h5>
仿真机器人会取代我们吗？</h5>
      <text:h text:style-name="P12" text:outline-level="3">
<text:span text:style-name="T4">
万能机器人</text:span>
</text:h>
      <text:p text:style-name="P4">
“博姆尼”（Beomni）是一个万能的机器人。根据其美国制造商超想（BeyondImagination）的说法，它可以被用于多种用途：能开瓶，也能注射，因此可用于美食和医疗领域。而且，它甚至被认为可以前往太空，帮助建造太空建筑。</text:p>
      <ul>
        <li>
</li>
      </ul>
      <h5>
仿真机器人会取代我们吗？</h5>
      <text:h text:style-name="P12" text:outline-level="3">
<text:span text:style-name="T4">
艺术家机器人</text:span>
</text:h>
      <text:p text:style-name="P4">
仿真机器人不仅执行事务性的任务，它们甚至可以做艺术工作。“Ai-Da”机器人就是如此。来自工艺公司（EngineeredArts）的这款机器人是一个拥有人类面孔和机器人手臂的人工智能艺术家，开发于2019年，是世界上第一个配备艺术系统的机器人。在算法的帮助下，它可以制作素描、油画和雕塑。</text:p>
      <ul>
        <li>
</li>
      </ul>
      <h5>
仿真机器人会取代我们吗？</h5>
      <text:h text:style-name="P12" text:outline-level="3">
<text:span text:style-name="T4">
机器人专家的“孪生兄弟”</text:span>
</text:h>
      <text:p text:style-name="P4">
当日本机器人专家石黑浩站在他制造的机器人“Geminoid”旁边时，出现一个奇特的画面：这个机器人看起来像他的孪生兄弟。石黑被认为是日本机器人研究领域的大明星，他还为日本的数字转型大臣河野太郎制造了一个克隆机器人。石黑的“孪生兄弟”机器人正在美国进行巡回演讲——没有石黑的陪伴。</text:p>
      <ul>
        <li>
</li>
      </ul>
      <h5>
仿真机器人会取代我们吗？</h5>
      <text:h text:style-name="P12" text:outline-level="3">
<text:span text:style-name="T4">
和人类同事一起工作</text:span>
</text:h>
      <text:p text:style-name="P4">
德国也在开发仿真机器人： 2022年秋天，“Lena”完成了在办公室的试运行。来自时光跃进实验室（Leap in TimeLab）的这位配备人工智能的机器人女士与人类同事一起工作了八个星期。在测试阶段结束时，“Lena”已经将她的词汇量扩大到能够进行演讲的程度。</text:p>
      <ul>
        <li>
</li>
      </ul>
      <h5>
仿真机器人会取代我们吗？</h5>
      <text:h text:style-name="P12" text:outline-level="3">
<text:span text:style-name="T4">
人工智能教父发出警告</text:span>
</text:h>
      <text:p text:style-name="P4">
随着人工智能的发展，其道德层面讨论也越来越多。被称为“人工智能教父”辛顿(GeoffreyHinton)担心人工智能失控，并警告说“人类面临严重风险”。他说，许多人可能很快就难辨真假了。最近，辛顿从谷歌辞职。</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東西方對AI的態度落差？</text:span>
</text:h>
      <text:p text:style-name="P4">
美國《外交事務》雜誌本週刊載文章指，根據市場調查機構益普索（Ipsos）於2022年發布的一項調查，只有35%的美國人認為AI的好處大於風險，使美國成為世界上對該技術前景最悲觀的國家之一。</text:p>
      <text:p text:style-name="P4">
相比之下，中國是世界上對AI最樂觀的國家，近五分之四的中國人相信AI的好處勝過風險。</text:p>
      <text:p text:style-name="P4">
新美國安全中心（CNAS）的副研究員德雷塞爾（Bill Drexel）和研究助理凱莉（HannahKelley）認為，在美國，災難往往會促使公眾意識提高、加強安全措施，因為它們的後果會擴及整個媒體和社會；但在中國，災難事故很少能通過媒體引起反響，因為政府會為了維穩而封鎖資訊。</text:p>
      <text:p text:style-name="P4">
2名專家指出，中國形成了一種「災難健忘症文化」，公眾很難要求改變，也無法迫使政府從代價高昂的事故中吸取教訓。很少有人對錯誤負責，意味著企業主往往對安全問題視而不見，中國可怕的工業事故歷史就是明證。</text:p>
      <text:p text:style-name="P4">
此外，若美國認識到AI構成的嚴重威脅，業界和政府可以加倍限制容易武器化的AI商業研究轉移到中國，包括利用合資企業和中國投資的技術轉讓策略。</text:p>
      <text:p text:style-name="P4">
不過，益普索民調發布的2022年，ChatGPT尚未在全球颳起炫風，美中兩國目前對於AI的發展態度或有所變化。</text:p>
      <text:h text:style-name="P12" text:outline-level="3">
<text:span text:style-name="T4">
AI生成图夺索尼世界摄影奖 德国摄影师拒领奖</text:span>
</text:h>
      <text:h text:style-name="P12" text:outline-level="3">
<text:span text:style-name="T4">
Nvidia創辦人在台大受歡迎</text:span>
</text:h>
      <text:p text:style-name="P4">
相較於部分西方專家和企業高層對AI態度的謹慎，亞洲整體對待AI發展的態度似乎較為正面。另一個案例展現在美國AI晶片設計商英偉達（Nvidia，又譯輝達）的執行長黃仁勳（JensenHuang），正在台灣受到明星式的歡迎和接待。</text:p>
      <text:p text:style-name="P4">
彭博社報導，這位60歲的企業家近期來台參加台北國際電腦展（Computex），週末在台北夜市受到群眾追捧，在台北國際電腦展也一直被粉絲和媒體包圍。</text:p>
      <text:p text:style-name="P4">
在台北國際電腦展一場圓桌會議上，黃仁勳談到AI監管，以及如何在中國等地使用該技術。黃仁勳認為，AI將超越科技業的界限，滲透到從農業、工廠、製藥和氣候變化的方方面面。</text:p>
      <text:p text:style-name="P4">
黃仁勳說，「人工智慧讓每件事看起來都不一樣」，並談到加速運算及生成式AI是現今電腦產業的兩大趨勢。他直言：「AI將是未來遊戲非常重要的一部分。」</text:p>
      <text:p text:style-name="P4">
但在討論中國時，他似乎顯得態度慎重。他認為，北京將支持AI的發展，並利用這個機會培養本土企業家。</text:p>
      <text:p text:style-name="P4">
（綜合報導）</text:p>
      <text:p text:style-name="P4">
</text:p>
      <text:p text:style-name="P4">
英偉達公司商標示意圖（資料照）</text:p>
      <text:p text:style-name="P4">
Source: <text:a xlink:type="simple" xlink:href="https://www.dw.com/zh/ai威脅堪比核戰？東西方態度不同/a-65776612" text:style-name="Internet_20_link" text:visited-style-name="Visited_20_Internet_20_Link">
https://www.dw.com/zh/ai威脅堪比核戰？東西方態度不同/a-65776612?maca=chi-rss-chi-all-1127-rdf</text:a>
</text:p>
      <!--NEWS-->
      <text:h text:style-name="P10" text:outline-level="1">
<text:span text:style-name="T4">
北约军人在科索沃城镇警戒，塞尔维亚抗议人士捣毁两辆汽车</text:span>
</text:h>
      <text:p text:style-name="P4">
Author: chinese@voanews.com (美国之音)</text:p>
      <text:p text:style-name="P4">
Publisher: 美国之音中文网 (Type: NewsMediaOrganization)</text:p>
      <text:p text:style-name="P4">
Published Time: 2023-05-31T08:15:17+08:00</text:p>
      <text:p text:style-name="P4">
Modified Time: 2023-05-31 00:15:17Z</text:p>
      <text:p text:style-name="P4">
Description: 塞尔维亚抗议人士星期二在科索沃的莱波萨维奇（Leposavic）镇捣毁阿尔巴尼亚裔记者的两辆汽车，30名北约军人和52名抗议人士在一天前的冲突中受伤，欧盟和北约官员呼吁冷静，给暴力降温。</text:p>
      <text:p text:style-name="P4">
Videos: []</text:p>
      <text:p text:style-name="P4">
Images: []</text:p>
      <text:p text:style-name="P4">
Categories: ['欧洲', '军事']</text:p>
      <text:p text:style-name="P4">
Type: None</text:p>
      <!--METADATA-->
      <text:p text:style-name="P4">
NoneNone</text:p>
      <text:p text:style-name="P4">
Source: <text:a xlink:type="simple" xlink:href="https://www.voachinese.com/a/nato-on-guard-in-kosovo-20230530/7115931.html" text:style-name="Internet_20_link" text:visited-style-name="Visited_20_Internet_20_Link">
https://www.voachinese.com/a/nato-on-guard-in-kosovo-20230530/7115931.html</text:a>
</text:p>
      <!--NEWS-->
      <text:h text:style-name="P10" text:outline-level="1">
<text:span text:style-name="T4">
朝鲜称发射军事侦察卫星出意外 将再发射</text:span>
</text:h>
      <text:p text:style-name="P4">
Author: 联合早报 (Person)</text:p>
      <text:p text:style-name="P4">
Publisher: 联合早报 (Organization)</text:p>
      <text:p text:style-name="P4">
Published Time: 2023-05-31T08:20</text:p>
      <text:p text:style-name="P4">
Modified Time: 2023-05-31T10:37</text:p>
      <text:p text:style-name="P4">
Description: 韩联社报道，朝鲜称星期三（5月31日）清晨发射军事侦察卫星时出意外，即将再发射。韩国军方说，朝鲜的航天运载器落在西部海域以西200多公里。韩国和日本早前取消了紧急警报。首尔市星期三...</text:p>
      <text:p text:style-name="P4">
Videos: []</text:p>
      <text:p text:style-name="P4">
Audios: []</text:p>
      <text:p text:style-name="P4">
Images: []</text:p>
      <text:p text:style-name="P4">
Type: NewsArticle</text:p>
      <text:p text:style-name="P4">
Breadcrumbs: ['即时', '国际']</text:p>
      <text:p text:style-name="P4">
Keywords: ['朝鲜', '军事', '卫星']</text:p>
      <!--METADATA-->
      <text:p text:style-name="P4">
韩联社报道，朝鲜称星期三（5月31日）清晨 <text:a xlink:type="simple" xlink:href="https://www.zaobao.com/realtime/world/story20230531-1399806" text:style-name="Internet_20_link" text:visited-style-name="Visited_20_Internet_20_Link">
 发射军事侦察卫星</text:a>
 时出意外，即将再发射。</text:p>
      <text:p text:style-name="P4">
韩国军方说，朝鲜的航天运载器落在西部海域以西200多公里。韩国和日本早前取消了紧急警报。</text:p>
      <text:p text:style-name="P4">
首尔市星期三清晨6时许（新加坡时间5时许）向首尔地区发布“防空预警”短信，提醒民众准备避险，并先疏散儿童和老弱病残。</text:p>
      <text:p text:style-name="P4">
首尔全境警报声大作，当局甚至通过手机呼吁市民为可能疏散做好准备，令民众深感不安。</text:p>
      <text:p text:style-name="P4">
韩国行政安全部在30分钟后发送短信称，向首尔全境发布危急灾害通知短信属于误报。</text:p>
      <text:p text:style-name="P4">
韩国联合参谋本部当天早前说，朝鲜向南发射其主张的航天运载器，但 <text:a xlink:type="simple" xlink:href="https://www.zaobao.com/realtime/world/story20230531-1399809" text:style-name="Internet_20_link" text:visited-style-name="Visited_20_Internet_20_Link">
 航天器没有到达预告落点</text:a>
 。</text:p>
      <text:p text:style-name="P4">
这是朝鲜时隔七年，再次发射搭载所谓“卫星”的航天器，上一次是在2016年2月7日发射“光明星”号卫星。</text:p>
      <text:p text:style-name="P4">
Source: <text:a xlink:type="simple" xlink:href="https://www.zaobao.com.sg/realtime/world/story20230531-1399812" text:style-name="Internet_20_link" text:visited-style-name="Visited_20_Internet_20_Link">
https://www.zaobao.com.sg/realtime/world/story20230531-1399812</text:a>
</text:p>
      <!--NEWS-->
      <text:h text:style-name="P10" text:outline-level="1">
<text:span text:style-name="T4">
中国证实美中防长不会于本周末在新加坡会面</text:span>
</text:h>
      <text:p text:style-name="P4">
Author: chinese@voanews.com (巴布)</text:p>
      <text:p text:style-name="P4">
Publisher: 美国之音中文网 (Type: NewsMediaOrganization)</text:p>
      <text:p text:style-name="P4">
Published Time: 2023-05-31T08:23:22+08:00</text:p>
      <text:p text:style-name="P4">
Modified Time: 2023-05-31 01:26:03Z</text:p>
      <text:p text:style-name="P4">
Description: 五角大楼表示，中国拒绝了美国提出的让两国国防部长本周末在新加坡举行的年度安全论坛期间会晤的请求。</text:p>
      <text:p text:style-name="P4">
Videos: []</text:p>
      <text:p text:style-name="P4">
Images: []</text:p>
      <text:p text:style-name="P4">
Categories: ['美中关系', '美国', '中国', '军事', '编辑推荐']</text:p>
      <text:p text:style-name="P4">
Type: None</text:p>
      <!--METADATA-->
      <text:p text:style-name="P4">
NoneNone</text:p>
      <text:p text:style-name="P4">
Source: <text:a xlink:type="simple" xlink:href="https://www.voachinese.com/a/china-declines-us-offer-for-defense-talks-in-singapore-this-week-20230530/7116098.html" text:style-name="Internet_20_link" text:visited-style-name="Visited_20_Internet_20_Link">
https://www.voachinese.com/a/china-declines-us-offer-for-defense-talks-in-singapore-this-week-20230530/7116098.html</text:a>
</text:p>
      <!--NEWS-->
      <text:h text:style-name="P10" text:outline-level="1">
<text:span text:style-name="T4">
菲频传新闻工作者遇害 广播员自家门口遭枪杀</text:span>
</text:h>
      <text:p text:style-name="P4">
Publisher: 法新社</text:p>
      <text:p text:style-name="P4">
Published Time: 2023-05-31T08:32:08+00:00</text:p>
      <text:p text:style-name="P4">
Modified Time: 2023-05-31T08:20:04+00:00</text:p>
      <text:p text:style-name="P4">
Description: （法新社马尼拉30日电） 菲律宾警方表示，一名电台广播员今天在中部自家家门外遭到枪杀，这是长串记者遇害名单中的最新一起。</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3.617581in" draw:z-index="0">
<draw:image xlink:href="../Images/rficn/2023-05-31T08-32-08-00-00/000000.png" xlink:type="simple" xlink:show="embed" xlink:actuate="onLoad" draw:mime-type="image/png"/>
</draw:frame>
</text:p>
      <text:p text:style-name="P4">
警方告诉法新社，现年50岁的邦度钦（ Cresenciano Bunduquin）在东明多罗省（Oriental Mindoro）卡拉潘市（CalapanCity）遭多名骑摩托车的枪手杀害。</text:p>
      <text:p text:style-name="P4">
枪案发生在破晓之前，其中一名枪手逃离现场时，被邦度钦的儿子开车撞死。</text:p>
      <text:p text:style-name="P4">
警方表示：「其余嫌疑人逃跑，缉捕行动仍在进行当中。」</text:p>
      <text:p text:style-name="P4">
对记者来说，菲律宾是世上最危险的地方之一，且凶手往往逍遥法外。</text:p>
      <text:p text:style-name="P4">
邦度钦生前在101.7 DWXR电台和脸书上主持节目，常针砭地方事务，抨击影响东明多罗省的漏油事件、非法赌博和政治。</text:p>
      <text:p text:style-name="P4">
电台台长何瓦金（Jester Joaquin）告诉法新社：「他跟我说他受到威胁，但没有讲得很清楚。」</text:p>
      <text:p text:style-name="P4">
「他说想转行，所以才弄个养鸡场，因为他想隐姓埋名。」</text:p>
      <text:p text:style-name="P4">
邦度钦是小马可仕（Ferdinand Marcos Jr）去年6月担任总统以来，第3名遇害的新闻工作者。</text:p>
      <text:p text:style-name="P4">
不到一年前，电台名嘴马巴萨（Percival Mabasa）在马尼拉开车上班途中遭枪杀。</text:p>
      <text:p text:style-name="P4">
Source: <text:a xlink:type="simple" xlink:href="https://www.rfi.fr/cn/%E5%9B%BD%E9%99%85%E6%8A%A5%E9%81%93/20230531-%E8%8F%B2%E9%A2%91%E4%BC%A0%E6%96%B0%E9%97%BB%E5%B7%A5%E4%BD%9C%E8%80%85%E9%81%87%E5%AE%B3-%E5%B9%BF%E6%92%AD%E5%91%98%E8%87%AA%E5%AE%B6%E9%97%A8%E5%8F%A3%E9%81%AD%E6%9E%AA%E6%9D%80" text:style-name="Internet_20_link" text:visited-style-name="Visited_20_Internet_20_Link">
https://www.rfi.fr/cn/%E5%9B%BD%E9%99%85%E6%8A%A5%E9%81%93/20230531-%E8%8F%B2%E9%A2%91%E4%BC%A0%E6%96%B0%E9%97%BB%E5%B7%A5%E4%BD%9C%E8%80%85%E9%81%87%E5%AE%B3-%E5%B9%BF%E6%92%AD%E5%91%98%E8%87%AA%E5%AE%B6%E9%97%A8%E5%8F%A3%E9%81%AD%E6%9E%AA%E6%9D%80</text:a>
</text:p>
      <!--NEWS-->
      <text:h text:style-name="P10" text:outline-level="1">
<text:span text:style-name="T4">
苏丹军队暂停参与吉达停火谈判</text:span>
</text:h>
      <text:p text:style-name="P4">
Author: 半岛电视台, 通讯社</text:p>
      <text:p text:style-name="P4">
Publisher: Al Jazeera</text:p>
      <text:p text:style-name="P4">
Published Time: 2023-05-31T08:53:41</text:p>
      <text:p text:style-name="P4">
Modified Time: 2023-05-31T08:53:41</text:p>
      <text:p text:style-name="P4">
Description: 苏丹抗议运动的重要人物阿拉·诺戈德医生在该国持续的战斗中被带走。</text:p>
      <text:p text:style-name="P4">
Images: ["<text:a xlink:type="simple" xlink:href="https://chinese.aljazeera.net/wp-content/uploads/2023/05/1-1685520815.jpg" text:style-name="Internet_20_link" text:visited-style-name="Visited_20_Internet_20_Link">
1-1685520815.jpg</text:a>
", "<text:a xlink:type="simple" xlink:href="https://chinese.aljazeera.net/wp-content/uploads/2023/05/2-1685520830.jpg" text:style-name="Internet_20_link" text:visited-style-name="Visited_20_Internet_20_Link">
2-1685520830.jpg</text:a>
", "<text:a xlink:type="simple" xlink:href="https://chinese.aljazeera.net/wp-content/uploads/2023/05/3-1685520837.jpg" text:style-name="Internet_20_link" text:visited-style-name="Visited_20_Internet_20_Link">
3-1685520837.jpg</text:a>
"]</text:p>
      <text:p text:style-name="P4">
Topics: ['军事', '政治', '新闻']</text:p>
      <text:p text:style-name="P4">
Keywords: ['军事', '政治', '新闻', '苏丹']</text:p>
      <text:p text:style-name="P4">
Type: Article</text:p>
      <!--METADATA-->
      <text:p text:style-name="P4">
<draw:frame draw:style-name="fr1" draw:name="Image147" text:anchor-type="as-char" svg:width="6.9236in" svg:height="4.612736in" draw:z-index="0">
<draw:image xlink:href="../Images/Aljazeera Chinese/2023-05-31T08-53-41/1-1685520815.jpg" xlink:type="simple" xlink:show="embed" xlink:actuate="onLoad" draw:mime-type="image/jpeg"/>
</draw:frame>
2022年4月6日，苏丹抗议者在反对军事统治的集会中走向议会大楼 (AFP)</text:p>
      <text:p text:style-name="P4">
一名苏丹外交消息人士告诉半岛电视台，苏丹军队已暂停参与停火和人道主义准入的谈判，引发了人们对重新爆发战斗的担忧，这场战斗已经导致数万人流离失所。</text:p>
      <text:p text:style-name="P4">
与敌对的准军事集团快速支援部队的会谈于5月初在沙特阿拉伯港口城市吉达开始，并制定了一份保护平民的承诺宣言和两项多次遭到违反的短期停火协议。</text:p>
      <text:p text:style-name="P4">
就在5月29日周一晚些时候到期之前，军队和快速支援部队已同意将为期一周的停火协议延长五天的时间。</text:p>
      <text:p text:style-name="P4">
直到周二晚些时候，据报道，苏丹首都喀土穆发生了激烈的冲突。居民们反映，在尼罗河交汇处构成苏丹大首都的所有三个相邻城市，即喀土穆、恩图曼和北喀土穆，都发生了激战。</text:p>
      <text:p text:style-name="P4">
半岛电视台的穆罕默德·瓦尔表示，暂停停火协议是苏丹政府数周遭挫的结果。</text:p>
      <text:p text:style-name="P4">
瓦尔说道，“快速支援部队继续违反停火协议，那么这个停火协议毫无意义。我们仍然需要从军队那里听到更多信息，他们在其中详细说明了他们退出协议的原因。”</text:p>
      <text:p text:style-name="P4">
瓦尔补充道，“吉达举行会谈的目的是制止侵权行为并帮助平民重新安置他们的生活。但这仍然没有实现。我们还有人离开喀土穆。并且据报道，我们仍有人被困在家中，因为快速支援部队使用平民作为人体盾牌。”</text:p>
      <text:p text:style-name="P4">
停战协议由沙特阿拉伯和美国斡旋下达成并受到二者远程监控，它们表示双方都违反了协议，但允许提供援助。</text:p>
      <text:p text:style-name="P4">
战争迫使近140万人逃离家园，其中包括进入邻国的35万多人。</text:p>
      <text:p text:style-name="P4">
冲突发生六周多后，联合国估计一半以上的人口（2500万人）需要援助和保护。</text:p>
      <text:p text:style-name="P4">
首都的一些地区受到大规模抢劫和频繁断电、断水的打击。大多数医院都已停止服务。</text:p>
      <text:p text:style-name="P4">
联合国、一些援助机构、大使馆和苏丹中央政府的部分部门都已将业务转移到苏丹红海州的苏丹港，这是一个几乎没有动荡的主要航运中心。</text:p>
      <text:p text:style-name="P4">
自从前领导人奥马尔·巴希尔在2019年民众起义中被推翻以来，军队和快速支援部队的领导人一直在苏丹执政委员会担任要职。</text:p>
      <text:p text:style-name="P4">
2021年在他们本应将委员会的领导权交给文职人员之际，他们发动了政变，然后在计划中的过渡进程期间因指挥链和快速支援部队重组问题而分道扬镳。</text:p>
      <text:h text:style-name="P13" text:outline-level="4">
<text:span text:style-name="T4">
家人称苏丹医生在诽谤运动后被“绑架”</text:span>
</text:h>
      <text:p text:style-name="P4">
周六下午早些时候，10名武装人员冲进阿拉·诺戈德（Alaa Nogod）医生在喀土穆的家并将他带走，而当时他的弟弟和母亲只能眼睁睁地看着。</text:p>
      <text:p text:style-name="P4">
据他的家人说，这些人自称隶属苏丹军事情报部门，并没收了诺戈德的笔记本电脑、笔记本、护照和手机。然后驱车离开，但没有说要带他去哪里。</text:p>
      <text:p text:style-name="P4">
诺戈德的母亲阿拉维亚告诉半岛电视台，“他们在阿拉的肩膀和脖子之间踢了一脚。我想知道关于他的消息。我真的很害怕，因为我知道他们对人不好。”</text:p>
      <text:p text:style-name="P4">
诺戈德长期以来一直直言不讳地批评前总统奥马尔·巴希尔及其全国大会党（NCP）。</text:p>
      <text:p text:style-name="P4">
作为苏丹专业人士协会（SPA），即一个在 2019 年推翻巴希尔的伞式工会的发言人，长期以来，他一直指责前政权的残余势力企图破坏苏丹向民主的过渡。</text:p>
      <text:p text:style-name="P4">
但自从全国大会党主要人物上个月宣布支持军队与准军事快速支援部队的冲突以来，诺戈德和其他著名的巴希尔批评者已成为威胁和诽谤活动的目标。</text:p>
      <text:p text:style-name="P4">
巴希尔时代的一名军官塔里克·哈迪在Facebook和YouTube上上传了一段视频，在其中指责诺戈德是一个“不能相信的人”。</text:p>
      <text:p text:style-name="P4">
诺戈德的朋友和同事还声称，不知名的人在5月24日伪造了他与快速支援部队之间的Facebook对话记录。</text:p>
      <text:p text:style-name="P4">
虽然半岛电视台无法核实所谓的Facebook对话记录的真实性，但诺戈德指责前政权成员通过使用照片编辑软件让他看起来像是在与快速支援部队密谋。三天后他被带走了。</text:p>
      <text:p text:style-name="P4">
阿拉维亚说道，“就在前几天，（诺戈德）与他的兄弟谈到了一场针对他的诽谤运动。他告诉他‘我不害怕。’”</text:p>
      <text:p text:style-name="P4">
半岛电视台试图联系军方发言人纳比尔·阿卜杜拉，就拘留活动人士一事发表评论，但未收到任何回复。</text:p>
      <text:p text:style-name="P4">
<draw:frame draw:style-name="fr1" draw:name="Image148" text:anchor-type="as-char" svg:width="6.9236in" svg:height="3.894525in" draw:z-index="0">
<draw:image xlink:href="../Images/Aljazeera Chinese/2023-05-31T08-53-41/2-1685520830.jpg" xlink:type="simple" xlink:show="embed" xlink:actuate="onLoad" draw:mime-type="image/jpeg"/>
</draw:frame>
 尽管达成停火协议，苏丹仍爆发战斗 (半岛电视台)</text:p>
      <text:h text:style-name="P13" text:outline-level="4">
<text:span text:style-name="T4">
“他总是说出真相”</text:span>
</text:h>
      <text:p text:style-name="P4">
据他的朋友和家人说，尽管诺戈德在苏丹从事医疗工作，但他有更大的野心，即想要帮助该国实现民主变革。</text:p>
      <text:p text:style-name="P4">
2019年，他成为一个由政党和民间社会团体组成的松散集团的成员，该集团组成了现在所谓的自由与变革力量-中央司令部（FFC-CC）。</text:p>
      <text:p text:style-name="P4">
FFC-CC遭到基层亲民主团体的严厉批评，因为在巴希尔下台后的几个月内，它同意与军方和快速支援部队合作组建过渡政府。</text:p>
      <text:p text:style-name="P4">
诺戈德的密友表示，2020年加入联邦卫生部后，他仍然受到尊重。他在该部的一位前同事因害怕遭到报复而没有透露姓名，她表示，诺戈德敢于调查卫生部门过去的不当行为。</text:p>
      <text:p text:style-name="P4">
由于害怕让他处于更大的危险之中，她没有详细说明，但补充道，诺戈德激怒了一些人。</text:p>
      <text:p text:style-name="P4">
她告诉半岛电视台，“如果每个人都在一个房间里，并且有一个意见没有人愿意说，那么无论如何他都会说出真相。他在政治上直言不讳，但并不是每个人都喜欢他这一点。”</text:p>
      <text:p text:style-name="P4">
2021 年 10 月军事政变后，苏丹向民主的过渡遭到破坏，诺戈德继续公开反对军队。</text:p>
      <text:p text:style-name="P4">
在政变后的几个月里，军队最高指挥官阿卜杜勒·法塔赫·布尔汉将全国大会党的一些人物恢复到国家官僚机构的重要职位。</text:p>
      <text:p text:style-name="P4">
阿拉维亚告诉半岛电视台，“我一直害怕他说出来。 我告诉他请停下来，但他总是告诉我他不害怕。”</text:p>
      <text:h text:style-name="P13" text:outline-level="4">
<text:span text:style-name="T4">
试图保持中立</text:span>
</text:h>
      <text:p text:style-name="P4">
4月15日战争爆发时，诺戈德是留在喀土穆帮助伤员的数十名苏丹医生联盟成员之一。</text:p>
      <text:p text:style-name="P4">
一名药剂师、FFC成员以及他的密友穆罕默德·西格尔表示，“诺戈德医生总是为了苏丹人民而将自己置于危险之中。”</text:p>
      <text:p text:style-name="P4">
几天之内，整个城市的急诊室都挤满了需要救命的病人。然而，由于医疗保健部门的崩溃（通常是不可能的），救这些病人变得越来越困难。</text:p>
      <text:p text:style-name="P4">
快速支援部队经常突击搜查医院，驱逐医护人员，并将医疗设施变成军事前哨。军队还不分青红皂白地炮轰并空袭了首都仍在运作的少数几家医院。</text:p>
      <text:p text:style-name="P4">
然而，诺戈德继续与媒体对话并谴责袭击。5月24日，他告诉半岛电视台，军方扣押了世界卫生组织的援助物资，这些物资本应运往喀土穆的医院。</text:p>
      <text:p text:style-name="P4">
<draw:frame draw:style-name="fr1" draw:name="Image149" text:anchor-type="as-char" svg:width="6.9236in" svg:height="3.894525in" draw:z-index="0">
<draw:image xlink:href="../Images/Aljazeera Chinese/2023-05-31T08-53-41/3-1685520837.jpg" xlink:type="simple" xlink:show="embed" xlink:actuate="onLoad" draw:mime-type="image/jpeg"/>
</draw:frame>
 据报道，数百人在苏丹西达尔富尔州的暴力事件中丧生(半岛电视台)</text:p>
      <text:p text:style-name="P4">
诺戈德还向半岛电视台解释称，他没有明确指出袭击以及袭击医疗设施的肇事者，以免引起任何一方的强烈反对。</text:p>
      <text:p text:style-name="P4">
然而，他遭到诽谤和威胁，声称他支持快速支援部队。自从他被拘留以来，苏丹军队的一些支持者在推特上对他提出了类似的指控。</text:p>
      <text:p text:style-name="P4">
西格尔说道，“上次我和他说话时，我告诉他，前政权正在给你设计陷阱。”</text:p>
      <text:p text:style-name="P4">
诺戈德的密友阿卜杜勒·莫内姆·塔耶布补充道，“我个人一直警告他，（得知）他在他的房子里，而且他没有躲在任何地方，我感到非常惊讶。当我问他是否会躲起来时，他告诉我‘我待在安全的地方。’”</text:p>
      <text:p text:style-name="P4">
虽然诺戈德仍然下落不明，但他的拘留已促使一些活动人士和工会呼吁立即释放他。但其他人担心，如果他们公开呼吁放他自由，那么他们可能会遭受类似的命运。诺戈德被拘留的性质，以及相关信息的缺乏，也让人们越来越感觉到，随着该国冲突的继续，苏丹正变得越来越无法无天。</text:p>
      <text:p text:style-name="P4">
诺戈德的前卫生部同事表示，“任何人都不应该因为批评新加坡武装部队或全国大会党所做的事情或有意见而受到惩罚。”</text:p>
      <text:p text:style-name="P4">
她补充道，“诺戈德医生是（我的）榜样。他是一个父亲般伟大的人物。”</text:p>
      <text:p text:style-name="P4">
Source: <text:a xlink:type="simple" xlink:href="https://chinese.aljazeera.net/news/military/2023/5/31/%e8%8b%8f%e4%b8%b9%e5%86%9b%e9%98%9f%e6%9a%82%e5%81%9c%e5%8f%82%e4%b8%8e%e5%90%89%e8%be%be%e5%81%9c%e7%81%ab%e8%b0%88%e5%88%a4" text:style-name="Internet_20_link" text:visited-style-name="Visited_20_Internet_20_Link">
https://chinese.aljazeera.net/news/military/2023/5/31/%e8%8b%8f%e4%b8%b9%e5%86%9b%e9%98%9f%e6%9a%82%e5%81%9c%e5%8f%82%e4%b8%8e%e5%90%89%e8%be%be%e5%81%9c%e7%81%ab%e8%b0%88%e5%88%a4</text:a>
</text:p>
      <!--NEWS-->
      <text:h text:style-name="P10" text:outline-level="1">
<text:span text:style-name="T4">
瓦格纳负责人在无人机袭击莫斯科后抨击俄罗斯精英阶层</text:span>
</text:h>
      <text:p text:style-name="P4">
Author: 半岛电视台＋通讯社</text:p>
      <text:p text:style-name="P4">
Publisher: Al Jazeera</text:p>
      <text:p text:style-name="P4">
Published Time: 2023-05-31T08:56:32</text:p>
      <text:p text:style-name="P4">
Modified Time: 2023-05-31T09:24:15</text:p>
      <text:p text:style-name="P4">
Description: 俄罗斯瓦格纳集团负责人普里戈津再度抨击俄罗斯的军事和政治精英，此前，无人机袭击莫斯科并造成两人受伤，</text:p>
      <text:p text:style-name="P4">
Images: ["<text:a xlink:type="simple" xlink:href="https://chinese.aljazeera.net/wp-content/uploads/2023/05/image-122-1685522822.jpg" text:style-name="Internet_20_link" text:visited-style-name="Visited_20_Internet_20_Link">
image-122-168...</text:a>
", "<text:a xlink:type="simple" xlink:href="https://chinese.aljazeera.net/wp-content/uploads/2023/05/2023-05-30T064331Z_1381359157_RC2U81AUOG54_RTRMADP_3_UKRAINE-CRISIS-ATTACK-MOSCOW-1685430337-1685435402.jpg" text:style-name="Internet_20_link" text:visited-style-name="Visited_20_Internet_20_Link">
2023-05-30T06...</text:a>
", "<text:a xlink:type="simple" xlink:href="https://chinese.aljazeera.net/wp-content/uploads/2023/05/image-1-1685522349.jpg" text:style-name="Internet_20_link" text:visited-style-name="Visited_20_Internet_20_Link">
image-1-16855...</text:a>
", "<text:a xlink:type="simple" xlink:href="https://chinese.aljazeera.net/wp-content/uploads/2023/05/image-3-1685522530.jpg" text:style-name="Internet_20_link" text:visited-style-name="Visited_20_Internet_20_Link">
image-3-16855...</text:a>
"]</text:p>
      <text:p text:style-name="P4">
Topics: ['军事', '新闻']</text:p>
      <text:p text:style-name="P4">
Keywords: ['军事', '新闻', '世界', '俄罗斯']</text:p>
      <text:p text:style-name="P4">
Type: Article</text:p>
      <!--METADATA-->
      <text:p text:style-name="P4">
<draw:frame draw:style-name="fr1" draw:name="Image150" text:anchor-type="as-char" svg:width="6.9236in" svg:height="3.893114in" draw:z-index="0">
<draw:image xlink:href="../Images/Aljazeera Chinese/2023-05-31T08-56-32/image-122-1685522822.jpg" xlink:type="simple" xlink:show="embed" xlink:actuate="onLoad" draw:mime-type="image/jpeg"/>
</draw:frame>
 无人机袭击莫斯科并激怒克里姆林宫(通讯社)</text:p>
      <text:p text:style-name="P4">
俄罗斯雇佣军组织瓦格纳集团负责人叶夫根尼·普里戈津再度抨击俄罗斯的军事和政治精英，此前，无人机袭击莫斯科并造成两人受伤，以及部分财产受损，还引发了部分人对克里姆林宫未能更好地保护首都的愤怒。</text:p>
      <text:p text:style-name="P4">
当地时间5月30日，普里戈津在社交平台Telegram上发布了一份充满咒骂的声明，并将莫斯科遭遇的无人机袭击归咎于居住在莫斯科富裕郊区卢布柳夫卡的那些高高在上的官员阶层。需要指出的是，普里戈津的雇佣军武装人员在俄乌战争中发挥了关键作用。</text:p>
      <text:p text:style-name="P4">
普里戈津在声明中指出，“你们，国防部，没有为发起攻势而采取任何行动。”</text:p>
      <text:p text:style-name="P4">
“你们怎么敢让那些无人机飞到莫斯科上空？”</text:p>
      <text:p text:style-name="P4">
“当装有炸药的无人机撞到家里的窗户上时，普通人该怎么办？”</text:p>
      <text:p text:style-name="P4">
普里戈津将他的愤怒集中在位于莫斯科西郊的高档地区卢布柳夫卡的具有权势的居住者身上，他还谈到了当莫斯科遭到袭击时，那些静静坐在一旁的“败类”和“蠢猪”。</text:p>
      <text:p text:style-name="P4">
在30日的袭击事件发生后，来自执政的统一俄罗斯党的俄罗斯议会重要成员亚历山大·辛施泰因在社交平台Telegram上发帖称，来袭的8架无人机中的3架分别在卢布柳夫卡的3个村庄内被击落，其中一个村庄距离俄罗斯总统普京位于新奥加廖沃的住所只有10分钟的车程。</text:p>
      <text:p text:style-name="P4">
卢布柳夫卡位于莫斯科西郊的森林中，是一个由精英阶层构成的封闭式社区，并一度拥有世界上最高的房地产价格，也是俄罗斯许多政治、商业和文化精英的住宅所在地。据报道，俄罗斯前总统德米特里·梅德韦杰夫及总理米哈伊尔·米舒斯京，以及俄罗斯许多最富有的商界人士都在该地区拥有房产。</text:p>
      <text:p text:style-name="P4">
<draw:frame draw:style-name="fr1" draw:name="Image151" text:anchor-type="as-char" svg:width="6.9236in" svg:height="4.988024in" draw:z-index="0">
<draw:image xlink:href="../Images/Aljazeera Chinese/2023-05-31T08-56-32/2023-05-30T064331Z_1381359157_RC2U81AUOG54_RTRMADP_3_UKRAINE-CRISIS-ATTACK-MOSCOW-1685430337-1685435402.jpg" xlink:type="simple" xlink:show="embed" xlink:actuate="onLoad" draw:mime-type="image/jpeg"/>
</draw:frame>
 无人机袭击  俄罗斯首都莫斯科遭到无人机袭击 (路透社)</text:p>
      <text:p text:style-name="P4">
瓦格纳集团负责人普里戈津以其直言不讳且经常爆粗口而闻名，他反复将那些居住在卢布柳夫卡的人称为与乌克兰战争关系不够紧密的高高在上的精英，并将俄罗斯在该战场上的失败归咎于高层领导人。</text:p>
      <text:p text:style-name="P4">
俄罗斯军事博主伊戈尔·吉尔金（因2014年在俄罗斯控制的乌克兰东部击落MH17航班而导致298人遇难，而被荷兰法院裁定犯有谋杀罪）也在30日批评了卢布柳夫卡的居民，并称他们“从未想到国家”。</text:p>
      <text:p text:style-name="P4">
根据智库“战争研究所”在31日公布的内容，鉴于无人机已经袭击了俄罗斯首都莫斯科，他指责普京继续将乌克兰战争称为一场“特殊军事行动”的言论。</text:p>
      <text:p text:style-name="P4">
在莫斯科遭到无人机袭击之后，俄罗斯车臣地区强势领导人拉姆赞·卡德罗夫敦促克里姆林宫宣布全国戒严，并动用其在乌克兰的所有资源“以清除该恐怖主义团伙”。</text:p>
      <text:p text:style-name="P4">
位于美国华盛顿特区的智库“战争研究所”表示，卡德罗夫还警告欧洲国家不要向乌克兰提供武器，并强调，“如果它们继续向乌克兰提供武器，那么当俄罗斯来敲它们的门时，它们将缺乏必要的武器用于自卫。”</text:p>
      <text:p text:style-name="P4">
部分克里姆林宫观察人士指出，普京对无人机袭击的冷静反应，与俄罗斯鹰派的愤怒言论形成了鲜明对比，而且似乎反映出他已认定俄罗斯公众并不会因这些袭击而不安。</text:p>
      <text:p text:style-name="P4">
普京表示，显然，莫斯科的防空系统需要改进，以应对他所谓的乌克兰“恐怖主义”。</text:p>
      <text:p text:style-name="P4">
<draw:frame draw:style-name="fr1" draw:name="Image152" text:anchor-type="as-char" svg:width="6.9236in" svg:height="3.894525in" draw:z-index="0">
<draw:image xlink:href="../Images/Aljazeera Chinese/2023-05-31T08-56-32/image-1-1685522349.jpg" xlink:type="simple" xlink:show="embed" xlink:actuate="onLoad" draw:mime-type="image/jpeg"/>
</draw:frame>
俄罗斯指责乌克兰企图对克里姆林宫发动无人机袭击 (通讯社)</text:p>
      <text:h text:style-name="P13" text:outline-level="4">
<text:span text:style-name="T4">
正当防卫</text:span>
</text:h>
      <text:p text:style-name="P4">
俄罗斯驻美国特使在31日表示，美国并未公开反对无人机袭击莫斯科的立场，是在鼓励基辅进一步实施此类袭击。</text:p>
      <text:p text:style-name="P4">
白宫方面表示不支持在俄罗斯境内发动袭击，并声称仍在收集有关该事件的详细信息。</text:p>
      <text:p text:style-name="P4">
俄罗斯驻华盛顿大使阿纳托利·安东诺夫在社交平台上发表评论称，“他们在‘收集信息’这句话的背后隐藏着什么样的企图？”</text:p>
      <text:p text:style-name="P4">
他还表示，“这是对乌克兰恐怖分子的鼓励。”</text:p>
      <text:p text:style-name="P4">
虽然没有具体评论莫斯科遭遇的无人机袭击事件，但英国外交大臣詹姆斯·克莱弗利在30日表示，出于自卫目的，乌克兰有权攻击俄罗斯领土上的目标。</text:p>
      <text:p text:style-name="P4">
克莱弗利在爱沙尼亚首都塔林与爱沙尼亚外长马格斯·查克纳举行的新闻发布会上表示，“乌克兰确实拥有自卫的正当权利。”</text:p>
      <text:p text:style-name="P4">
<draw:frame draw:style-name="fr1" draw:name="Image153" text:anchor-type="as-char" svg:width="6.9236in" svg:height="3.889434in" draw:z-index="0">
<draw:image xlink:href="../Images/Aljazeera Chinese/2023-05-31T08-56-32/image-3-1685522530.jpg" xlink:type="simple" xlink:show="embed" xlink:actuate="onLoad" draw:mime-type="image/jpeg"/>
</draw:frame>
 基辅处于俄罗斯猛烈的空袭之下(半岛电视台)</text:p>
      <text:p text:style-name="P4">
他还补充称，“当然，它有合法权利在自己的边界内这样做，但它也有权向境外投射武力，以削弱俄罗斯向乌克兰境内投射武力的能力”，“因此，乌克兰边界以外的合法军事目标，将是乌克兰自卫的一部分。我们应该认识到这一点。”</text:p>
      <text:p text:style-name="P4">
该地区州长在31日表示，乌克兰军队当天在一周内第3次对靠近边境地区的一个俄罗斯城镇发动炮击，破坏当地建筑物并引燃了当地的许多车辆。</text:p>
      <text:p text:style-name="P4">
别尔哥罗德州州长维亚切斯拉夫·格拉德科夫表示，至少有1人在对舍别基诺的炮击中受伤。</text:p>
      <text:p text:style-name="P4">
俄罗斯克拉斯诺达尔地区州长表示，当地时间5月30日，一架乌克兰无人机还在俄罗斯南部的一家炼油厂内引发火灾。</text:p>
      <text:p text:style-name="P4">
当地负责人韦尼亚明·孔德拉季耶夫在社交平台Telegram上表示，大火很快便被扑灭了，没有人员伤亡。该炼油厂距离黑海港口新罗西斯克不远，并且靠近另一家在本月多次遭到袭击的炼油厂。</text:p>
      <text:p text:style-name="P4">
Source: <text:a xlink:type="simple" xlink:href="https://chinese.aljazeera.net/news/military/2023/5/31/%e7%93%a6%e6%a0%bc%e7%ba%b3%e8%b4%9f%e8%b4%a3%e4%ba%ba%e5%9c%a8%e6%97%a0%e4%ba%ba%e6%9c%ba%e8%a2%ad%e5%87%bb%e8%8e%ab%e6%96%af%e7%a7%91%e5%90%8e%e6%8a%a8%e5%87%bb%e4%bf%84%e7%bd%97%e6%96%af%e7%b2%be" text:style-name="Internet_20_link" text:visited-style-name="Visited_20_Internet_20_Link">
https://chinese.aljazeera.net/news/military/2023/5/31/%e7%93%a6%e6%a0%bc%e7%ba%b3%e8%b4%9f%e8%b4%a3%e4%ba%ba%e5%9c%a8%e6%97%a0%e4%ba%ba%e6%9c%ba%e8%a2%ad%e5%87%bb%e8%8e%ab%e6%96%af%e7%a7%91%e5%90%8e%e6%8a%a8%e5%87%bb%e4%bf%84%e7%bd%97%e6%96%af%e7%b2%be</text:a>
</text:p>
      <!--NEWS-->
      <text:h text:style-name="P10" text:outline-level="1">
<text:span text:style-name="T4">
人工智能三阶段：为何科学家联署限制可导致人类灭绝的AI技术</text:span>
</text:h>
      <text:p text:style-name="P4">
Author: https://www.facebook.com/bbcworldservice/</text:p>
      <text:p text:style-name="P4">
Publisher: BBC News 中文</text:p>
      <text:p text:style-name="P4">
Published Time: 2023-05-31T09:00:01.000Z</text:p>
      <text:p text:style-name="P4">
Modified Time: 2023-05-31T09:00:01.000Z</text:p>
      <text:p text:style-name="P4">
Description: 包括OpenAI和谷歌Deepmind负责人在内的专家警告称，人工智能可能导致人类灭绝。但是机器如何取代人类呢?</text:p>
      <text:p text:style-name="P4">
Images: ["<text:a xlink:type="simple" xlink:href="https://ichef.bbci.co.uk/news/640/cpsprodpb/025D/production/_129750600_1.jpg" text:style-name="Internet_20_link" text:visited-style-name="Visited_20_Internet_20_Link">
_129750600_1.jpg</text:a>
", "<text:a xlink:type="simple" xlink:href="https://ichef.bbci.co.uk/news/640/cpsprodpb/8901/production/_129937053_8170a6fd-eb4b-403d-a91c-f8e20a055f54.jpg" text:style-name="Internet_20_link" text:visited-style-name="Visited_20_Internet_20_Link">
_129937053_81...</text:a>
", "<text:a xlink:type="simple" xlink:href="https://ichef.bbci.co.uk/news/640/cpsprodpb/177BE/production/_129909169_52679ebf-69bf-420e-9cb5-d8293c6c1c07.jpg" text:style-name="Internet_20_link" text:visited-style-name="Visited_20_Internet_20_Link">
_129909169_52...</text:a>
", "<text:a xlink:type="simple" xlink:href="https://ichef.bbci.co.uk/news/640/cpsprodpb/395D/production/_129758641_2.jpg" text:style-name="Internet_20_link" text:visited-style-name="Visited_20_Internet_20_Link">
_129758641_2.jpg</text:a>
", "<text:a xlink:type="simple" xlink:href="https://ichef.bbci.co.uk/news/640/cpsprodpb/CFBF/production/_129938135_3.jpg" text:style-name="Internet_20_link" text:visited-style-name="Visited_20_Internet_20_Link">
_129938135_3.jpg</text:a>
", "<text:a xlink:type="simple" xlink:href="https://ichef.bbci.co.uk/news/640/cpsprodpb/EB71/production/_129937206_a386a24d-dd44-4d04-b432-365b3aa6ca3a.jpg" text:style-name="Internet_20_link" text:visited-style-name="Visited_20_Internet_20_Link">
_129937206_a3...</text:a>
", "<text:a xlink:type="simple" xlink:href="https://ichef.bbci.co.uk/news/640/cpsprodpb/606D/production/_129758642_4.jpg" text:style-name="Internet_20_link" text:visited-style-name="Visited_20_Internet_20_Link">
_129758642_4.jpg</text:a>
", "<text:a xlink:type="simple" xlink:href="https://ichef.bbci.co.uk/news/640/cpsprodpb/8D5E/production/_129909163_openaigettyimages-1245391789.jpg" text:style-name="Internet_20_link" text:visited-style-name="Visited_20_Internet_20_Link">
_129909163_op...</text:a>
", "<text:a xlink:type="simple" xlink:href="https://ichef.bbci.co.uk/news/640/cpsprodpb/12091/production/_129437837_gettyimages-1250672931.jpg" text:style-name="Internet_20_link" text:visited-style-name="Visited_20_Internet_20_Link">
_129437837_ge...</text:a>
", "<text:a xlink:type="simple" xlink:href="https://ichef.bbci.co.uk/news/640/cpsprodpb/9E9D/production/_129750604_5.jpg" text:style-name="Internet_20_link" text:visited-style-name="Visited_20_Internet_20_Link">
_129750604_5.jpg</text:a>
", "<text:a xlink:type="simple" xlink:href="https://ichef.bbci.co.uk/news/640/cpsprodpb/14C51/production/_129937058_9cdd4070-7e3f-4a58-9f16-838450c92f65.jpg" text:style-name="Internet_20_link" text:visited-style-name="Visited_20_Internet_20_Link">
_129937058_9c...</text:a>
", "<text:a xlink:type="simple" xlink:href="https://ichef.bbci.co.uk/news/640/cpsprodpb/DB7E/production/_129909165_62a4a940-0ecc-4cde-9a7b-be404551ccc1.jpg" text:style-name="Internet_20_link" text:visited-style-name="Visited_20_Internet_20_Link">
_129909165_62...</text:a>
", "<text:a xlink:type="simple" xlink:href="https://ichef.bbci.co.uk/news/640/cpsprodpb/113CD/production/_129750607_7.png" text:style-name="Internet_20_link" text:visited-style-name="Visited_20_Internet_20_Link">
_129750607_7.png</text:a>
", "<text:a xlink:type="simple" xlink:href="https://ichef.bbci.co.uk/news/640/cpsprodpb/ECBD/production/_129750606_6.jpg" text:style-name="Internet_20_link" text:visited-style-name="Visited_20_Internet_20_Link">
_129750606_6.jpg</text:a>
", "<text:a xlink:type="simple" xlink:href="https://ichef.bbci.co.uk/news/640/cpsprodpb/1299E/production/_129909167_8c77660d-32d5-47e9-afdb-ec200a2c505c.jpg" text:style-name="Internet_20_link" text:visited-style-name="Visited_20_Internet_20_Link">
_129909167_8c...</text:a>
"]</text:p>
      <text:p text:style-name="P4">
Videos: []</text:p>
      <text:p text:style-name="P4">
Tags: ['技术新知', '人工智能']</text:p>
      <text:p text:style-name="P4">
Type: Article</text:p>
      <!--METADATA-->
      <text:h text:style-name="P12" text:outline-level="3">
<text:span text:style-name="T4">
人工智能三阶段：为何科学家联署限制可导致人类灭绝的AI技术</text:span>
</text:h>
      <text:p text:style-name="P4">
2023年5月31日上午9点00分  <draw:frame draw:style-name="fr1" draw:name="Image154" text:anchor-type="as-char" svg:width="6.9236in" svg:height="3.894525in" draw:z-index="0">
<draw:image xlink:href="../Images/BBC Chinese/2023-05-31T09-00-01.000Z/_129750600_1.jpg" xlink:type="simple" xlink:show="embed" xlink:actuate="onLoad" draw:mime-type="image/jpeg"/>
</draw:frame>
</text:p>
      <text:p text:style-name="P4">
图像来源，  Getty Images</text:p>
      <text:p text:style-name="P4">
<text:span text:style-name="T4">
包括OpenAI和谷歌Deepmind负责人在内的专家警告，人工智能可能导致人类灭绝，但是机器如何取代人类呢？</text:span>
</text:p>
      <text:p text:style-name="P4">
自2022年11月推出以来，ChatGPT——一款使用人工智能根据用户的需求回答问题或生成文本甚至代码的聊天机器人，已经成为历史上增长最快的互联网应用程序。</text:p>
      <text:p text:style-name="P4">
在仅两个月的时间里，它的活跃用户达到了1亿。据科技监测公司Sensor Town称，Instagram花了两年半的时间才达到这一里程碑。</text:p>
      <text:p text:style-name="P4">
<draw:frame draw:style-name="fr1" draw:name="Image155" text:anchor-type="as-char" svg:width="6.9236in" svg:height="3.894525in" draw:z-index="0">
<draw:image xlink:href="../Images/BBC Chinese/2023-05-31T09-00-01.000Z/_129937053_8170a6fd-eb4b-403d-a91c-f8e20a055f54.jpg" xlink:type="simple" xlink:show="embed" xlink:actuate="onLoad" draw:mime-type="image/jpeg"/>
</draw:frame>
</text:p>
      <text:p text:style-name="P4">
图像来源，  Reuters</text:p>
      <text:p text:style-name="P4">
图像加注文字，</text:p>
      <text:p text:style-name="P4">
ChatGPT应用程序的出现引发了关于如何确保人工智能安全的激烈争论。</text:p>
      <text:p text:style-name="P4">
OpenAI公司在微软的资助下开发的ChatGPT广受欢迎，引发了人们对人工智能影响人类未来的激烈猜测。</text:p>
      <text:p text:style-name="P4">
数十名专家支持在人工智能安全中心（Center for AISafety）网页上发表的一份声明，称：“减轻人工智能造成的灭绝风险，应该与流行病和核战争等其他社会规模的风险一起成为全球优先事项。”</text:p>
      <text:p text:style-name="P4">
但也有人表示，这种担忧被夸大了。</text:p>
      <text:p text:style-name="P4">
<draw:frame draw:style-name="fr1" draw:name="Image156" text:anchor-type="as-char" svg:width="6.9236in" svg:height="3.894525in" draw:z-index="0">
<draw:image xlink:href="../Images/BBC Chinese/2023-05-31T09-00-01.000Z/_129909169_52679ebf-69bf-420e-9cb5-d8293c6c1c07.jpg" xlink:type="simple" xlink:show="embed" xlink:actuate="onLoad" draw:mime-type="image/jpeg"/>
</draw:frame>
</text:p>
      <text:p text:style-name="P4">
图像来源，  Getty Images</text:p>
      <text:h text:style-name="P12" text:outline-level="3">
<text:span text:style-name="T4">
模仿人类</text:span>
</text:h>
      <text:p text:style-name="P4">
ChatGPT、DALL-E、Bard和AlphaCode等人工智能产出的文本（从散文、诗歌和笑话到计算机代码）和图像（如图表、照片和艺术品），几乎与人类自己的作品一模一样，难以区分。</text:p>
      <text:p text:style-name="P4">
学生们用它来写作业，政客们用它来写演讲稿。民主党众议员杰克·奥金克洛斯（Jake Auchincloss）在美国国会推出了这一资源。</text:p>
      <text:p text:style-name="P4">
科技巨头IBM称，将停止招聘7800个可以由人工智能处理的岗位。</text:p>
      <text:p text:style-name="P4">
如果所有这些变化让你不知所措，那就做好准备：</text:p>
      <text:p text:style-name="P4">
<draw:frame draw:style-name="fr1" draw:name="Image157" text:anchor-type="as-char" svg:width="6.9236in" svg:height="3.894525in" draw:z-index="0">
<draw:image xlink:href="../Images/BBC Chinese/2023-05-31T09-00-01.000Z/_129758641_2.jpg" xlink:type="simple" xlink:show="embed" xlink:actuate="onLoad" draw:mime-type="image/jpeg"/>
</draw:frame>
</text:p>
      <text:p text:style-name="P4">
图像来源，  Getty Images</text:p>
      <text:p text:style-name="P4">
图像加注文字，</text:p>
      <text:p text:style-name="P4">
人工智能越先进，就越有能力取代我们的工作。</text:p>
      <text:p text:style-name="P4">
我们还只是处于人工智能的第一阶段，还有两个阶段即将到来，一些科学家害怕这可能会威胁到人类的生存。</text:p>
      <text:p text:style-name="P4">
以下是三个阶段。</text:p>
      <text:h text:style-name="P12" text:outline-level="3">
<text:span text:style-name="T4">
1. 弱人工智能（Artificial Narrow Intelligence）</text:span>
</text:h>
      <text:p text:style-name="P4">
弱人工智能也被称为限制领域人工智能，专注于单一任务，在一系列功能中执行重复性工作。</text:p>
      <text:p text:style-name="P4">
它通常从大量数据中学习，比如从互联网上学习，但只在它被编程的特定领域学习。</text:p>
      <text:p text:style-name="P4">
一个例子是象棋程序，能够击败世界冠军，但无法执行其他任务。</text:p>
      <text:p text:style-name="P4">
<draw:frame draw:style-name="fr1" draw:name="Image158" text:anchor-type="as-char" svg:width="6.9236in" svg:height="3.894525in" draw:z-index="0">
<draw:image xlink:href="../Images/BBC Chinese/2023-05-31T09-00-01.000Z/_129938135_3.jpg" xlink:type="simple" xlink:show="embed" xlink:actuate="onLoad" draw:mime-type="image/jpeg"/>
</draw:frame>
</text:p>
      <text:p text:style-name="P4">
图像来源，  Getty Images</text:p>
      <text:p text:style-name="P4">
图像加注文字，</text:p>
      <text:p text:style-name="P4">
弱人工智能可以超越人类，但只在特定领域。</text:p>
      <text:p text:style-name="P4">
智能手机上到处都是使用这种技术的应用程序，从GPS地图，到了解你的口味并提出建议的音乐和视频程序。</text:p>
      <text:p text:style-name="P4">
甚至更复杂的系统，如无人驾驶汽车和ChatGPT，都是弱人工智能的形式。他们不能在设定的角色范围之外运作，所以不能靠自己做决定。</text:p>
      <text:p text:style-name="P4">
但一些专家认为，被编程为具有自动学习功能的系统，如ChatGPT或AutoGPT，可能会进入下一个发展阶段。</text:p>
      <text:p text:style-name="P4">
<draw:frame draw:style-name="fr1" draw:name="Image159" text:anchor-type="as-char" svg:width="6.9236in" svg:height="3.894525in" draw:z-index="0">
<draw:image xlink:href="../Images/BBC Chinese/2023-05-31T09-00-01.000Z/_129937206_a386a24d-dd44-4d04-b432-365b3aa6ca3a.jpg" xlink:type="simple" xlink:show="embed" xlink:actuate="onLoad" draw:mime-type="image/jpeg"/>
</draw:frame>
</text:p>
      <text:p text:style-name="P4">
图像来源，  Getty Images</text:p>
      <text:p text:style-name="P4">
图像加注文字，</text:p>
      <text:p text:style-name="P4">
2023年5月27日，中国广东省深圳的ChatGPT应用下载界面。</text:p>
      <text:h text:style-name="P12" text:outline-level="3">
<text:span text:style-name="T4">
2. 人工通用智能（Artificial General Intelligence）</text:span>
</text:h>
      <text:p text:style-name="P4">
当机器能够完成人类所能完成的任何智力任务时，人工通用智能(Artificial General Intelligence)就将到来。</text:p>
      <text:p text:style-name="P4">
<draw:frame draw:style-name="fr1" draw:name="Image160" text:anchor-type="as-char" svg:width="6.9236in" svg:height="3.894525in" draw:z-index="0">
<draw:image xlink:href="../Images/BBC Chinese/2023-05-31T09-00-01.000Z/_129758642_4.jpg" xlink:type="simple" xlink:show="embed" xlink:actuate="onLoad" draw:mime-type="image/jpeg"/>
</draw:frame>
</text:p>
      <text:p text:style-name="P4">
图像来源，  Getty Images</text:p>
      <text:p text:style-name="P4">
图像加注文字，</text:p>
      <text:p text:style-name="P4">
通用人工智能是指机器拥有与人类相同的智力能力。</text:p>
      <text:p text:style-name="P4">
它也被称为“强人工智能”。</text:p>
      <text:p text:style-name="P4">
<text:span text:style-name="T4">
6个月的暂停</text:span>
</text:p>
      <text:p text:style-name="P4">
2023年3月，1000多名技术专家呼吁“所有人工智能实验室立即暂停至少6个月的比GPT-4更强大的人工智能系统的训练”，GPT-4是ChatGPT的最新版本。</text:p>
      <text:p text:style-name="P4">
包括苹果联合创始人斯蒂夫·沃兹尼亚克以及包括特斯拉和SpaceX公司老板埃隆·马斯克在内的其他科技巨头写道：“具有与人类竞争智力的人工智能系统可能对社会和人类构成深刻的风险。”马斯克曾是OpenAI的联合创始人之一，后来因与公司领导层意见不合而辞去了董事会职务。</text:p>
      <text:p text:style-name="P4">
<draw:frame draw:style-name="fr1" draw:name="Image161" text:anchor-type="as-char" svg:width="6.9236in" svg:height="3.894525in" draw:z-index="0">
<draw:image xlink:href="../Images/BBC Chinese/2023-05-31T09-00-01.000Z/_129909163_openaigettyimages-1245391789.jpg" xlink:type="simple" xlink:show="embed" xlink:actuate="onLoad" draw:mime-type="image/jpeg"/>
</draw:frame>
</text:p>
      <text:p text:style-name="P4">
图像来源，  Getty Images</text:p>
      <text:p text:style-name="P4">
在这封由非营利机构“生命未来研究所”（Future of LifeInstitute）发布的信中，专家们表示，如果公司拒绝迅速停止它们的项目，“政府应该介入并实施暂停令”，以便设计和实施安全措施。</text:p>
      <text:p text:style-name="P4">
<text:span text:style-name="T4">
“既聪明又愚蠢”</text:span>
</text:p>
      <text:p text:style-name="P4">
牛津大学人工智能伦理研究所的卡丽莎·韦丽兹（CarissaVéliz）在这封信上签了名。但她认为，人工智能安全中心后来发布的警告灭绝的声明太过了，因此决定不签署。</text:p>
      <text:p text:style-name="P4">
“我们目前正在开发的这种人工智能既聪明又愚蠢，”她告诉BBC的安德鲁·韦伯（AndrewWebb），“如果有人尝试过ChatGPT或其他人工智能，他们会注意到它们有非常显著的局限性。”</text:p>
      <text:p text:style-name="P4">
韦丽兹表示，她担心人工智能会以极高的速度制造错误信息。</text:p>
      <text:p text:style-name="P4">
“随着2024年美国大选临近，像推特和其他重要平台解雇了他们的人工智能道德和安全团队，我更担心这一点。”</text:p>
      <text:p text:style-name="P4">
<draw:frame draw:style-name="fr1" draw:name="Image162" text:anchor-type="as-char" svg:width="6.9236in" svg:height="3.894525in" draw:z-index="0">
<draw:image xlink:href="../Images/BBC Chinese/2023-05-31T09-00-01.000Z/_129437837_gettyimages-1250672931.jpg" xlink:type="simple" xlink:show="embed" xlink:actuate="onLoad" draw:mime-type="image/jpeg"/>
</draw:frame>
</text:p>
      <text:p text:style-name="P4">
图像来源，  Getty Images</text:p>
      <text:p text:style-name="P4">
美国政府承认潜在的威胁。白宫在5月4日的一份声明中称：“人工智能是我们这个时代最强大的技术之一，但为了抓住它带来的机遇，我们必须先降低它的风险。”</text:p>
      <text:p text:style-name="P4">
美国国会曾传唤OpenAI首席执行官山姆·阿尔特曼（Sam Altman）回答有关ChatGPT的问题。</text:p>
      <text:p text:style-name="P4">
<draw:frame draw:style-name="fr1" draw:name="Image163" text:anchor-type="as-char" svg:width="6.9236in" svg:height="3.894525in" draw:z-index="0">
<draw:image xlink:href="../Images/BBC Chinese/2023-05-31T09-00-01.000Z/_129750604_5.jpg" xlink:type="simple" xlink:show="embed" xlink:actuate="onLoad" draw:mime-type="image/jpeg"/>
</draw:frame>
</text:p>
      <text:p text:style-name="P4">
图像来源，  Getty Images</text:p>
      <text:p text:style-name="P4">
图像加注文字，</text:p>
      <text:p text:style-name="P4">
山姆·阿尔特曼</text:p>
      <text:p text:style-name="P4">
在参议院听证会上，阿尔特曼表示，随着人工智能的发展，政府对他的行业进行监管是“非常重要的”。</text:p>
      <text:p text:style-name="P4">
生命未来研究所的公共政策研究员古铁雷斯（Carlos IgnacioGutiérrez）对BBC解释，人工智能带来的巨大挑战之一是，“没有一个由专家组成的联合机构来决定如何监管它，就像政府间气候变化专门委员会（IPCC）那样。”</text:p>
      <text:p text:style-name="P4">
这就把我们带到了人工智能的第三个也是最后一个阶段。</text:p>
      <text:h text:style-name="P12" text:outline-level="3">
<text:span text:style-name="T4">
3. 超人工智能</text:span>
</text:h>
      <text:p text:style-name="P4">
<draw:frame draw:style-name="fr1" draw:name="Image164" text:anchor-type="as-char" svg:width="6.9236in" svg:height="3.894525in" draw:z-index="0">
<draw:image xlink:href="../Images/BBC Chinese/2023-05-31T09-00-01.000Z/_129937058_9cdd4070-7e3f-4a58-9f16-838450c92f65.jpg" xlink:type="simple" xlink:show="embed" xlink:actuate="onLoad" draw:mime-type="image/jpeg"/>
</draw:frame>
</text:p>
      <text:p text:style-name="P4">
图像来源，  Getty Images</text:p>
      <text:p text:style-name="P4">
这是一种理论，当我们到达第二阶段时，我们将很快进入最后阶段：“超人工智能”。当人工智能超过人类智能时，就会出现这种情况。</text:p>
      <text:p text:style-name="P4">
牛津大学哲学家、人工智能专家博斯特罗姆（NickBostrom）将超智能定义为“在几乎所有领域，包括科学创造力、一般智慧和社交技能，都远远超过最优秀的人类大脑的智能”。</text:p>
      <text:p text:style-name="P4">
“人类要成为工程师、护士或律师，必须学习很长时间。通用人工智能的问题在于……它可以在我们做不到的时候不断改进自己，”古铁雷斯解释说。</text:p>
      <text:p text:style-name="P4">
<text:span text:style-name="T4">
科幻小说</text:span>
</text:p>
      <text:p text:style-name="P4">
这个概念让人想起了电影《终结者》的情节，在这部电影中，机器发动了一场毁灭人类的核战争。</text:p>
      <text:p text:style-name="P4">
<draw:frame draw:style-name="fr1" draw:name="Image165" text:anchor-type="as-char" svg:width="6.9236in" svg:height="3.894525in" draw:z-index="0">
<draw:image xlink:href="../Images/BBC Chinese/2023-05-31T09-00-01.000Z/_129909165_62a4a940-0ecc-4cde-9a7b-be404551ccc1.jpg" xlink:type="simple" xlink:show="embed" xlink:actuate="onLoad" draw:mime-type="image/jpeg"/>
</draw:frame>
</text:p>
      <text:p text:style-name="P4">
图像来源，  Getty Images</text:p>
      <text:p text:style-name="P4">
图像加注文字，</text:p>
      <text:p text:style-name="P4">
施瓦辛格曾出演《终结者》。</text:p>
      <text:p text:style-name="P4">
普林斯顿大学的计算机科学家纳拉亚南（ArvindNarayanan）此前曾告诉BBC，科幻般的灾难场景是不现实的：“目前的人工智能还远远不足以让这些风险成为现实。最后，它分散了人们对人工智能短期危害的注意力。”</text:p>
      <text:p text:style-name="P4">
虽然对于机器是否真的能获得人类拥有的那种广泛的智能，尤其是在情商方面，存在很多争论，但这是那些认为我们即将实现通用人工智能的人最担心的事情之一。</text:p>
      <text:p text:style-name="P4">
最近，所谓的“人工智能教父”杰弗里·欣顿（Geoffrey Hinton）警告，我们可能即将达到这一里程碑。欣顿是教授机器从经验中学习的先驱。</text:p>
      <text:p text:style-name="P4">
“我认为，现在（机器）并不比我们聪明。但我认为他们可能很快就会这样，”他刚刚从谷歌退休，今年75岁。</text:p>
      <text:p text:style-name="P4">
<draw:frame draw:style-name="fr1" draw:name="Image166" text:anchor-type="as-char" svg:width="6.9236in" svg:height="3.894525in" draw:z-index="0">
<draw:image xlink:href="../Images/BBC Chinese/2023-05-31T09-00-01.000Z/_129750607_7.png" xlink:type="simple" xlink:show="embed" xlink:actuate="onLoad" draw:mime-type="image/png"/>
</draw:frame>
</text:p>
      <text:p text:style-name="P4">
图像来源，  Reuters</text:p>
      <text:p text:style-name="P4">
图像加注文字，</text:p>
      <text:p text:style-name="P4">
"人工智能教父"杰弗里·欣顿</text:p>
      <text:p text:style-name="P4">
欣顿在发给《纽约时报》的一份宣布离开谷歌的声明中表示，他现在对自己所做的工作感到后悔，因为他担心“糟糕的参与者”会利用人工智能做“坏事”。</text:p>
      <text:p text:style-name="P4">
他给BBC举了一个“噩梦场景”一般的例子：“想象一下，例如，像（俄罗斯总统）普京这样的糟糕参与者决定赋予机器人能力，创造自己的子目标。”</text:p>
      <text:p text:style-name="P4">
他警告说，这些机器最终可能会“创造出‘我需要更多权力’这样的子目标”，这将带来“生存风险”。</text:p>
      <text:p text:style-name="P4">
但欣顿表示，在短期内，他认为人工智能带来的好处要比风险大得多，“所以我认为我们不应该停止开发这种东西。”他说。</text:p>
      <text:h text:style-name="P12" text:outline-level="3">
<text:span text:style-name="T4">
灭绝还是不朽</text:span>
</text:h>
      <text:p text:style-name="P4">
英国物理学家斯蒂芬·霍金发出过严厉的警告。</text:p>
      <text:p text:style-name="P4">
<draw:frame draw:style-name="fr1" draw:name="Image167" text:anchor-type="as-char" svg:width="6.9236in" svg:height="4.597703in" draw:z-index="0">
<draw:image xlink:href="../Images/BBC Chinese/2023-05-31T09-00-01.000Z/_129750606_6.jpg" xlink:type="simple" xlink:show="embed" xlink:actuate="onLoad" draw:mime-type="image/jpeg"/>
</draw:frame>
</text:p>
      <text:p text:style-name="P4">
图像来源，  Getty Images</text:p>
      <text:p text:style-name="P4">
图像加注文字，</text:p>
      <text:p text:style-name="P4">
霍金</text:p>
      <text:p text:style-name="P4">
“人工智能的全面发展可能意味着人类的终结，”他在2014年告诉BBC，也就是他去世前四年。</text:p>
      <text:p text:style-name="P4">
他说，具有这种智能水平的机器“将自行发展，并以越来越快的速度重新设计自己”。</text:p>
      <text:h text:style-name="P12" text:outline-level="3">
<text:span text:style-name="T4">
纳米机器人与永生</text:span>
</text:h>
      <text:p text:style-name="P4">
未来主义发明家兼作家库兹韦尔（Ray Kurzweil）是人工智能的最大爱好者之一，他是谷歌的人工智能研究员，也是硅谷奇点大学的联合创始人。</text:p>
      <text:p text:style-name="P4">
库兹韦尔认为，人类将能够使用超级智能的人工智能来克服生物障碍。</text:p>
      <text:p text:style-name="P4">
2015年，他预测，到2030年，因为纳米机器人（非常小的机器人）在我们体内工作，能够修复和治愈任何损伤或疾病，人类将实现永生。</text:p>
      <text:p text:style-name="P4">
<draw:frame draw:style-name="fr1" draw:name="Image168" text:anchor-type="as-char" svg:width="6.9236in" svg:height="3.894525in" draw:z-index="0">
<draw:image xlink:href="../Images/BBC Chinese/2023-05-31T09-00-01.000Z/_129909167_8c77660d-32d5-47e9-afdb-ec200a2c505c.jpg" xlink:type="simple" xlink:show="embed" xlink:actuate="onLoad" draw:mime-type="image/jpeg"/>
</draw:frame>
</text:p>
      <text:p text:style-name="P4">
图像来源，  Getty Images</text:p>
      <text:p text:style-name="P4">
图像加注文字，</text:p>
      <text:p text:style-name="P4">
纳米机器人能让人类长寿或长生不老吗?</text:p>
      <text:h text:style-name="P12" text:outline-level="3">
<text:span text:style-name="T4">
人工智能管理</text:span>
</text:h>
      <text:p text:style-name="P4">
古铁雷斯同意，关键是要创建一个人工智能治理系统。</text:p>
      <text:p text:style-name="P4">
“想象一下这样的未来：一个实体拥有地球上每个人及其习惯的大量信息（因为互联网搜索），它可以用我们无法意识到的方式控制我们。”他说。</text:p>
      <text:p text:style-name="P4">
“最糟糕的场景并不是人类与机器人之间的战争。最糟糕的是，我们没有意识到自己被操纵了，因为我们与一个比我们聪明得多的实体分享这个星球。”</text:p>
      <text:p text:style-name="P4">
Source: <text:a xlink:type="simple" xlink:href="https://www.bbc.com/zhongwen/simp/science-65752703" text:style-name="Internet_20_link" text:visited-style-name="Visited_20_Internet_20_Link">
https://www.bbc.com/zhongwen/simp/science-65752703</text:a>
</text:p>
      <!--NEWS-->
      <text:h text:style-name="P10" text:outline-level="1">
<text:span text:style-name="T4">
美众议院委员会通过提高债务上限法案</text:span>
</text:h>
      <text:p text:style-name="P4">
Author: 联合早报 (Person)</text:p>
      <text:p text:style-name="P4">
Publisher: 联合早报 (Organization)</text:p>
      <text:p text:style-name="P4">
Published Time: 2023-05-31T09:12</text:p>
      <text:p text:style-name="P4">
Modified Time: 2023-05-31T09:56</text:p>
      <text:p text:style-name="P4">
Description: 美国众议院规则委员会通过了避免美国债务违约的法案，为众议院全院表决铺平道路。路透社报道，由共和党控制的众议院规则委员会星期二（5月30日）审议债务协议文本，是这份协议在美国国会的第...</text:p>
      <text:p text:style-name="P4">
Videos: []</text:p>
      <text:p text:style-name="P4">
Audios: []</text:p>
      <text:p text:style-name="P4">
Images: []</text:p>
      <text:p text:style-name="P4">
Type: NewsArticle</text:p>
      <text:p text:style-name="P4">
Breadcrumbs: ['即时', '国际']</text:p>
      <text:p text:style-name="P4">
Keywords: ['美国众议院', '债务违约']</text:p>
      <!--METADATA-->
      <text:p text:style-name="P4">
美国众议院规则委员会通过了避免美国债务违约的法案，为众议院全院表决铺平道路。</text:p>
      <text:p text:style-name="P4">
路透社报道，由共和党控制的众议院规则委员会星期二（5月30日）审议债务协议文本，是这份协议在美国国会的第一场关键考验，也是众议院表决前的必要步骤。</text:p>
      <text:p text:style-name="P4">
众议院规则委员会以七比六的投票结果，将暂停美国债务上限法案送交众议院。众议院全体议员将在星期三对这项法案进行表决，然后送交参议院。</text:p>
      <text:p text:style-name="P4">
根据美国总统拜登和众议院议长麦卡锡 <text:a xlink:type="simple" xlink:href="https://www.zaobao.com/news/world/story20230529-1399442" text:style-name="Internet_20_link" text:visited-style-name="Visited_20_Internet_20_Link">
 达成的避免债务违约协议</text:a>
，美国将暂停31.4万亿美元（约42.4万亿新元）的债务上限至2025年1月1日，同时限制2024年和2025年的预算支出，但缩减幅度没有共和党要求的那么大。</text:p>
      <text:p text:style-name="P4">
美国政府也将收回未使用的冠病疫情补助资金、加快一些能源项目的审批程序，以及提高对部分申领食品补助者的工作要求。2024财年非国防预算支出基本不变，2025财年增加1%。</text:p>
      <text:p text:style-name="P4">
Source: <text:a xlink:type="simple" xlink:href="https://www.zaobao.com.sg/realtime/world/story20230531-1399821" text:style-name="Internet_20_link" text:visited-style-name="Visited_20_Internet_20_Link">
https://www.zaobao.com.sg/realtime/world/story20230531-1399821</text:a>
</text:p>
      <!--NEWS-->
      <text:h text:style-name="P10" text:outline-level="1">
<text:span text:style-name="T4">
朝鲜发射太空卫星；韩国、日本解除警报</text:span>
</text:h>
      <text:p text:style-name="P4">
Author: chinese@voanews.com (美国之音)</text:p>
      <text:p text:style-name="P4">
Publisher: 美国之音中文网 (Type: NewsMediaOrganization)</text:p>
      <text:p text:style-name="P4">
Published Time: 2023-05-31T09:14:42+08:00</text:p>
      <text:p text:style-name="P4">
Modified Time: 2023-05-31 01:14:42Z</text:p>
      <text:p text:style-name="P4">
Description: 韩国军方表示，朝鲜当地时间周三（5月31日）向南方发射了其所称的太空卫星，发射导致韩国和日本部分地区发出紧急警报和简短的疏散警告。</text:p>
      <text:p text:style-name="P4">
Videos: []</text:p>
      <text:p text:style-name="P4">
Images: []</text:p>
      <text:p text:style-name="P4">
Categories: ['亚太', '军事', '朝鲜半岛局势']</text:p>
      <text:p text:style-name="P4">
Type: None</text:p>
      <!--METADATA-->
      <text:p text:style-name="P4">
NoneNone</text:p>
      <text:p text:style-name="P4">
Source: <text:a xlink:type="simple" xlink:href="https://www.voachinese.com/a/north-korea-launches-space-satellite-warnings-lifted-in-south-korea-japan-20230530/7116455.html" text:style-name="Internet_20_link" text:visited-style-name="Visited_20_Internet_20_Link">
https://www.voachinese.com/a/north-korea-launches-space-satellite-warnings-lifted-in-south-korea-japan-20230530/7116455.html</text:a>
</text:p>
      <!--NEWS-->
      <text:h text:style-name="P10" text:outline-level="1">
<text:span text:style-name="T4">
日本通过驻北京外交渠道 抗议朝鲜射弹</text:span>
</text:h>
      <text:p text:style-name="P4">
Author: 联合早报 (Person)</text:p>
      <text:p text:style-name="P4">
Publisher: 联合早报 (Organization)</text:p>
      <text:p text:style-name="P4">
Published Time: 2023-05-31T09:17</text:p>
      <text:p text:style-name="P4">
Modified Time: 2023-05-31T09:17</text:p>
      <text:p text:style-name="P4">
Description: 共同社报道，日本首相岸田文雄星期三（5月31日）说，有关方面认为朝鲜当天清晨发射的可能是一枚弹道导弹。另据路透社报道，日本内阁秘书长松野博一对朝鲜发射弹道导弹表示强烈谴责，日本政府...</text:p>
      <text:p text:style-name="P4">
Videos: []</text:p>
      <text:p text:style-name="P4">
Audios: []</text:p>
      <text:p text:style-name="P4">
Images: []</text:p>
      <text:p text:style-name="P4">
Type: NewsArticle</text:p>
      <text:p text:style-name="P4">
Breadcrumbs: ['即时', '国际']</text:p>
      <text:p text:style-name="P4">
Keywords: ['日本', '朝鲜', '北京', '岸田文雄', '导弹', '弹道导弹']</text:p>
      <!--METADATA-->
      <text:p text:style-name="P4">
共同社报道，日本首相岸田文雄星期三（5月31日）说，有关方面认为朝鲜当天清晨发射的可能是一枚弹道导弹。</text:p>
      <text:p text:style-name="P4">
另据路透社报道，日本内阁秘书长松野博一对 <text:a xlink:type="simple" xlink:href="https://www.zaobao.com/realtime/world/story20230531-1399806" text:style-name="Internet_20_link" text:visited-style-name="Visited_20_Internet_20_Link">
 朝鲜发射弹道导弹</text:a>
表示强烈谴责，日本政府已通过驻北京的外交渠道，向朝鲜提出抗议。</text:p>
      <text:p text:style-name="P4">
他还说，朝鲜可能采取进一步的挑衅举动，日本将与美国和韩国紧密协同应对。</text:p>
      <text:p text:style-name="P4">
Source: <text:a xlink:type="simple" xlink:href="https://www.zaobao.com.sg/realtime/world/story20230531-1399823" text:style-name="Internet_20_link" text:visited-style-name="Visited_20_Internet_20_Link">
https://www.zaobao.com.sg/realtime/world/story20230531-1399823</text:a>
</text:p>
      <!--NEWS-->
      <text:h text:style-name="P10" text:outline-level="1">
<text:span text:style-name="T4">
中国复苏势头减退揭示更深层经济困局 (Free Version)</text:span>
</text:h>
      <text:p text:style-name="P4">
Author: Stella Yifan Xie / Jason Douglas</text:p>
      <text:p text:style-name="P4">
Publisher: 华尔街日报中文网</text:p>
      <text:p text:style-name="P4">
Published Time: 2023-05-31T09:20:00.000Z</text:p>
      <text:p text:style-name="P4">
Modified Time: 2023-05-31T09:20:00.000Z</text:p>
      <text:p text:style-name="P4">
Created Time: 2023-05-30T08:00:00.000Z</text:p>
      <text:p text:style-name="P4">
Description: 就在几个月前，中国经济发展前景比现在要好。但随着重新开放带来的短暂兴奋状态逐渐消失，中国经济多年积累的潜在问题正重新抬头。</text:p>
      <text:p text:style-name="P4">
Images: []</text:p>
      <text:p text:style-name="P4">
Categories: ['经济', '中国经济']</text:p>
      <text:p text:style-name="P4">
Keywords: SYND,LINK:EN|WP-WSJ-0000926100</text:p>
      <text:p text:style-name="P4">
Type: Article</text:p>
      <!--METADATA-->
      <text:p text:style-name="P4">
中国经济突飞猛进的时代已经落幕，防疫政策放开后的恢复势头陷入停滞。眼下，国内经济正面临着 <text:a xlink:type="simple" xlink:href="https://cn.wsj.com/articles/CN-OPN-20230522091700" text:style-name="Internet_20_link" text:visited-style-name="Visited_20_Internet_20_Link">
 深层次的结构性问题</text:a>
 。</text:p>
      <text:p text:style-name="P4">
Source: <text:a xlink:type="simple" xlink:href="https://cn.wsj.com/articles/%E4%B8%AD%E5%9B%BD%E5%A4%8D%E8%8B%8F%E5%8A%BF%E5%A4%B4%E5%87%8F%E9%80%80%E6%8F%AD%E7%A4%BA%E6%9B%B4%E6%B7%B1%E5%B1%82%E7%BB%8F%E6%B5%8E%E5%9B%B0%E5%B1%80-d7927a6f" text:style-name="Internet_20_link" text:visited-style-name="Visited_20_Internet_20_Link">
https://cn.wsj.com/articles/%E4%B8%AD%E5%9B%BD%E5%A4%8D%E8%8B%8F%E5%8A%BF%E5%A4%B4%E5%87%8F%E9%80%80%E6%8F%AD%E7%A4%BA%E6%9B%B4%E6%B7%B1%E5%B1%82%E7%BB%8F%E6%B5%8E%E5%9B%B0%E5%B1%80-d7927a6f</text:a>
</text:p>
      <!--NEWS-->
      <text:h text:style-name="P10" text:outline-level="1">
<text:span text:style-name="T4">
中美紧张关系加剧之际，美国制造商寻求摆脱对华供应链依赖 (Free Version)</text:span>
</text:h>
      <text:p text:style-name="P4">
Author: John Keilman | Photographs by Tim Gruber for The Wall Street Journal</text:p>
      <text:p text:style-name="P4">
Publisher: 华尔街日报中文网</text:p>
      <text:p text:style-name="P4">
Published Time: 2023-05-31T09:25:00.000Z</text:p>
      <text:p text:style-name="P4">
Modified Time: 2023-05-31T09:25:00.000Z</text:p>
      <text:p text:style-name="P4">
Created Time: 2023-05-31T07:32:00.000Z</text:p>
      <text:p text:style-name="P4">
Description: 有水上工具和呼吸机制造商重新考虑中国的供应链，在潜在风险和较低的成本之间进行权衡。</text:p>
      <text:p text:style-name="P4">
Images: []</text:p>
      <text:p text:style-name="P4">
Categories: ['商业']</text:p>
      <text:p text:style-name="P4">
Keywords: SYND,LINK:EN|WP-WSJ-0000925014</text:p>
      <text:p text:style-name="P4">
Type: Article</text:p>
      <!--METADATA-->
      <text:p text:style-name="P4">
对军事冲突的担忧和日益加剧的安全顾虑，已促使一些美国制造商 <text:a xlink:type="simple" xlink:href="https://cn.wsj.com/articles/CN-HRD-20230501150142" text:style-name="Internet_20_link" text:visited-style-name="Visited_20_Internet_20_Link">
 重新评估对中国的依赖程度 </text:a>
 。</text:p>
      <text:p text:style-name="P4">
Source: <text:a xlink:type="simple" xlink:href="https://cn.wsj.com/articles/%E4%B8%AD%E7%BE%8E%E7%B4%A7%E5%BC%A0%E5%85%B3%E7%B3%BB%E5%8A%A0%E5%89%A7%E4%B9%8B%E9%99%85-%E7%BE%8E%E5%9B%BD%E5%88%B6%E9%80%A0%E5%95%86%E5%AF%BB%E6%B1%82%E6%91%86%E8%84%B1%E5%AF%B9%E5%8D%8E%E4%BE%9B%E5%BA%94%E9%93%BE%E4%BE%9D%E8%B5%96-59939f0f" text:style-name="Internet_20_link" text:visited-style-name="Visited_20_Internet_20_Link">
https://cn.wsj.com/articles/%E4%B8%AD%E7%BE%8E%E7%B4%A7%E5%BC%A0%E5%85%B3%E7%B3%BB%E5%8A%A0%E5%89%A7%E4%B9%8B%E9%99%85-%E7%BE%8E%E5%9B%BD%E5%88%B6%E9%80%A0%E5%95%86%E5%AF%BB%E6%B1%82%E6%91%86%E8%84%B1%E5%AF%B9%E5%8D%8E%E4%BE%9B%E5%BA%94%E9%93%BE%E4%BE%9D%E8%B5%96-59939f0f</text:a>
</text:p>
      <!--NEWS-->
      <text:h text:style-name="P10" text:outline-level="1">
<text:span text:style-name="T4">
萧美琴：美台合作持续加深，台湾大选不会影响双边关系</text:span>
</text:h>
      <text:p text:style-name="P4">
Author: chinese@voanews.com (卡拉, 王平)</text:p>
      <text:p text:style-name="P4">
Publisher: 美国之音中文网 (Type: NewsMediaOrganization)</text:p>
      <text:p text:style-name="P4">
Published Time: 2023-05-31T09:26:24+08:00</text:p>
      <text:p text:style-name="P4">
Modified Time: 2023-05-31 02:20:46Z</text:p>
      <text:p text:style-name="P4">
Description: 台湾驻美代表萧美琴5月30日在华盛顿与媒体见面，谈到美台深化国防、贸易等合作的进展与愿景，并强调台湾愿意维持台海两岸现状，但目前愈发咄咄逼人的中国解放军给台海和平带来严重威胁。</text:p>
      <text:p text:style-name="P4">
Videos: []</text:p>
      <text:p text:style-name="P4">
Images: []</text:p>
      <text:p text:style-name="P4">
Categories: ['台湾', '经济·金融·贸易', '中国', '军事', '编辑推荐', '全球议题']</text:p>
      <text:p text:style-name="P4">
Type: None</text:p>
      <!--METADATA-->
      <text:p text:style-name="P4">
NoneNone</text:p>
      <text:p text:style-name="P4">
Source: <text:a xlink:type="simple" xlink:href="https://www.voachinese.com/a/taiwan-representative-on-us-taiwan-china-relations-05302023/7116460.html" text:style-name="Internet_20_link" text:visited-style-name="Visited_20_Internet_20_Link">
https://www.voachinese.com/a/taiwan-representative-on-us-taiwan-china-relations-05302023/7116460.html</text:a>
</text:p>
      <!--NEWS-->
      <text:h text:style-name="P10" text:outline-level="1">
<text:span text:style-name="T4">
首尔错发紧急疏散警报引发恐慌  市长挨轰</text:span>
</text:h>
      <text:p text:style-name="P4">
Publisher: 法新社</text:p>
      <text:p text:style-name="P4">
Published Time: 2023-05-31T09:32:07+00:00</text:p>
      <text:p text:style-name="P4">
Modified Time: 2023-05-31T09:05:02+00:00</text:p>
      <text:p text:style-name="P4">
Description: （法新社首尔31日电） 北韩今天发射载有卫星的火箭，导致南韩首都首尔市错发紧急疏散警报，除了造成广泛的恐慌和网路大当机外，并引发民众担忧无法信任政府处理真正的危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3.617581in" draw:z-index="0">
<draw:image xlink:href="../Images/rficn/2023-05-31T09-32-07-00-00/000000.png" xlink:type="simple" xlink:show="embed" xlink:actuate="onLoad" draw:mime-type="image/png"/>
</draw:frame>
</text:p>
      <text:p text:style-name="P4">
疏散警报在当地时间上午6时41分发送到首尔所有市民手机，内容是「市民们，请准备撤离，让儿童和老人优先撤离」。</text:p>
      <text:p text:style-name="P4">
疏散警报没有具体说明为什么要撤离，也没有解释应撤往哪里。首尔长期以来一直拥有地下防空洞网络，但在人们的记忆中，这些防空洞并未用于紧急情况。</text:p>
      <text:p text:style-name="P4">
韩国最大的入口网站Naver告诉法新社，由于警报引发的流量过大，其网路瘫痪约5分钟。</text:p>
      <text:p text:style-name="P4">
在大约20分钟的混乱后，政府收回警报。</text:p>
      <text:p text:style-name="P4">
第2个警报说：「我们通知您，在6时41分发送的警报有误。」</text:p>
      <text:p text:style-name="P4">
撤回警报引发愤怒和沮丧，包括在社群媒体上民众要求首尔市长吴世勋下台。</text:p>
      <text:p text:style-name="P4">
一名37岁的父亲告诉法新社：「我非常惊慌；我按照指示带着我的两个年幼孩子去地下室的停车场。」</text:p>
      <text:p text:style-name="P4">
他说，但第2则更正警报让他「无言以对和愤怒」。</text:p>
      <text:p text:style-name="P4">
「现在没有人会相信真正的警报，就像男孩谎称狼来了的寓言一样。」</text:p>
      <text:p text:style-name="P4">
这项警报是在北韩发射一枚载有军用间谍卫星的火箭后所发出，这枚火箭后来坠入海中。</text:p>
      <text:p text:style-name="P4">
韩国军方后来证实，火箭飞越的是朝鲜半岛以西的水域，而不是首尔市区。</text:p>
      <text:p text:style-name="P4">
但首尔当局为发送警报辩护。</text:p>
      <text:p text:style-name="P4">
吴世勋在记者会上说，由于北韩向南发射火箭，市政府「判断有必要立即采取行动」。</text:p>
      <text:p text:style-name="P4">
「这一则紧急警报可能反应过度，但…安全问题不容妥协。」</text:p>
      <text:p text:style-name="P4">
吴世勋说，首尔将进一步完善警报系统，避免公众陷入混乱，并且发布适当的指引。</text:p>
      <text:p text:style-name="P4">
Source: <text:a xlink:type="simple" xlink:href="https://www.rfi.fr/cn/%E5%9B%BD%E9%99%85%E6%8A%A5%E9%81%93/20230531-%E9%A6%96%E5%B0%94%E9%94%99%E5%8F%91%E7%B4%A7%E6%80%A5%E7%96%8F%E6%95%A3%E8%AD%A6%E6%8A%A5%E5%BC%95%E5%8F%91%E6%81%90%E6%85%8C-%E5%B8%82%E9%95%BF%E6%8C%A8%E8%BD%B0" text:style-name="Internet_20_link" text:visited-style-name="Visited_20_Internet_20_Link">
https://www.rfi.fr/cn/%E5%9B%BD%E9%99%85%E6%8A%A5%E9%81%93/20230531-%E9%A6%96%E5%B0%94%E9%94%99%E5%8F%91%E7%B4%A7%E6%80%A5%E7%96%8F%E6%95%A3%E8%AD%A6%E6%8A%A5%E5%BC%95%E5%8F%91%E6%81%90%E6%85%8C-%E5%B8%82%E9%95%BF%E6%8C%A8%E8%BD%B0</text:a>
</text:p>
      <!--NEWS-->
      <text:h text:style-name="P10" text:outline-level="1">
<text:span text:style-name="T4">
补偿研发活动正外部性的准市场机制探析 (Free Version)</text:span>
</text:h>
      <text:p text:style-name="P4">
Authors: ['汪利锬']</text:p>
      <text:p text:style-name="P4">
Publisher: 英国《金融时报》</text:p>
      <text:p text:style-name="P4">
Time: 2023-05-31T09:36:38+00:00</text:p>
      <text:p text:style-name="P4">
Published Time: 2023-05-29T12:00:99+08:00</text:p>
      <text:p text:style-name="P4">
Modified Time: 2023-05-29T18:39:99+08:00</text:p>
      <text:p text:style-name="P4">
Description: 汪利锬：针对现有补助方式的不足之处予以修正，试图把目前补助方式所带来的负效应降到最低。那么将会实现补偿研发外部性的帕累托改进。</text:p>
      <text:p text:style-name="P4">
Images: ["<text:a xlink:type="simple" xlink:href="https://thumbor.ftacademy.cn/unsafe/picture/7/000074707_piclink.jpg" text:style-name="Internet_20_link" text:visited-style-name="Visited_20_Internet_20_Link">
000074707_pic...</text:a>
"]</text:p>
      <text:p text:style-name="P4">
Themes: ['中国经济']</text:p>
      <text:p text:style-name="P4">
Keywords: ['中国经济', '政府补助', '准入机制', '市场失灵']</text:p>
      <text:p text:style-name="P4">
Type: Article</text:p>
      <!--METADATA-->
      <text:p text:style-name="P4">
<draw:frame draw:style-name="fr1" draw:name="Image170" text:anchor-type="as-char" svg:width="6.9236in" svg:height="3.901286in" draw:z-index="0">
<draw:image xlink:href="../Images/FT Chinese Free Version/2023-05-31T09-36-38-00-00/000074707_piclink.jpg" xlink:type="simple" xlink:show="embed" xlink:actuate="onLoad" draw:mime-type="image/jpeg"/>
</draw:frame>
</text:p>
      <text:p text:style-name="P4">
就一个经济体的整体而言，由于研发活动具有正外部性，该经济体的研发水平将会达不到整个社会的最优研发产出水平。为此，人们可能，实际上也确实想当然的认为或假设“有形的手”可以解决此类的“市场失灵”问题。然而，从目前的数据样本及其研究文献来看，“政府可以解决由于研发活动具有正外部性而造成的市场失灵”的假设是很难成立的，甚至产生资源的进一步错配。那么为什么没有解决这个问题呢？</text:p>
      <text:p text:style-name="P4">
在回答上述问题之前，我们先来理解一个基本的经济学概念：市场失灵。根据新古典经济学，市场失灵是指自由市场对商品和服务的分配不是帕累托效率的情况。用大白话来讲，就是在自由市场中存在第三方因素干预了消费者和生产者之间的交易，导致最终双方达成的价格没有真实反应了商品或服务的价值。在本文中，第三方因素即是研发活动的正外部性。该外部性导致一些消费者受益于该研发活动，但未向提供该研发活动的生产者进行经济上的补偿，进而导致生产者研发活动的价格不能真正反映研发活动的真实价格。最终，该生产者的研发活动收益小于社会的研发总收益。</text:p>
      <text:p text:style-name="P4">
Source: <text:a xlink:type="simple" xlink:href="http://www.ftchinese.com/story/001099795" text:style-name="Internet_20_link" text:visited-style-name="Visited_20_Internet_20_Link">
http://www.ftchinese.com/story/001099795</text:a>
</text:p>
      <!--NEWS-->
      <text:h text:style-name="P10" text:outline-level="1">
<text:span text:style-name="T4">
朝鲜宣布军事侦察卫星发射失败</text:span>
</text:h>
      <text:p text:style-name="P4">
Author: 联合早报 (Person)</text:p>
      <text:p text:style-name="P4">
Publisher: 联合早报 (Organization)</text:p>
      <text:p text:style-name="P4">
Published Time: 2023-05-31T09:38</text:p>
      <text:p text:style-name="P4">
Modified Time: 2023-05-31T10:40</text:p>
      <text:p text:style-name="P4">
Description: 朝中社星期三（5月31日）报道，朝鲜当天发射了军事侦察卫星“万里镜-1”号，但因技术问题导致发射失败。报道称，朝鲜国家宇宙开发局于当天清晨6时27分（新加坡时间清晨5时27分），按...</text:p>
      <text:p text:style-name="P4">
Videos: []</text:p>
      <text:p text:style-name="P4">
Audios: []</text:p>
      <text:p text:style-name="P4">
Images: []</text:p>
      <text:p text:style-name="P4">
Type: NewsArticle</text:p>
      <text:p text:style-name="P4">
Breadcrumbs: ['即时', '国际']</text:p>
      <text:p text:style-name="P4">
Keywords: ['朝鲜', '军事', '卫星', '调查']</text:p>
      <!--METADATA-->
      <text:p text:style-name="P4">
朝中社星期三（5月31日）报道，朝鲜当天 <text:a xlink:type="simple" xlink:href="https://www.zaobao.com/realtime/world/story20230531-1399806" text:style-name="Internet_20_link" text:visited-style-name="Visited_20_Internet_20_Link">
 发射了军事侦察卫星</text:a>
“万里镜-1”号，但因技术问题导致发射失败。</text:p>
      <text:p text:style-name="P4">
报道称，朝鲜国家宇宙开发局于当天清晨6时27分（新加坡时间清晨5时27分），按计划在平安北道铁山郡西海卫星发射场，用新型运载火箭“千里马-1”号发射了一枚军事侦察卫星“万里镜-1”号。</text:p>
      <text:p text:style-name="P4">
宇宙开发局说，“千里马-1”号在正常飞行过程中完成了第一级间分离，但二级发动机未能正常点火，导致火箭失去动力，坠入朝鲜半岛西部海域。</text:p>
      <text:p text:style-name="P4">
宇宙开发局发言人说，初步调查显示，“千里马-1”号引进的新型发动机系统的可靠性和稳定性较差，所用推进剂的燃烧也不稳定。科学家、技术人员和专家正着手调查具体原因。</text:p>
      <text:p text:style-name="P4">
宇宙开发局还说，朝鲜将为技术上的严重缺陷寻找对策，经过分项试验后将早日进行 <text:a xlink:type="simple" xlink:href="https://www.zaobao.com/realtime/world/story20230531-1399812" text:style-name="Internet_20_link" text:visited-style-name="Visited_20_Internet_20_Link">
 第二次发射</text:a>
 。</text:p>
      <text:p text:style-name="P4">
Source: <text:a xlink:type="simple" xlink:href="https://www.zaobao.com.sg/realtime/world/story20230531-1399832" text:style-name="Internet_20_link" text:visited-style-name="Visited_20_Internet_20_Link">
https://www.zaobao.com.sg/realtime/world/story20230531-1399832</text:a>
</text:p>
      <!--NEWS-->
      <text:h text:style-name="P10" text:outline-level="1">
<text:span text:style-name="T4">
台湾驻美代表萧美琴：乌克兰成功抵御入侵对台湾十分重要</text:span>
</text:h>
      <text:p text:style-name="P4">
Creator: 《纽约时报》</text:p>
      <text:p text:style-name="P4">
Publisher: https://www.facebook.com/nytimeschinese</text:p>
      <text:p text:style-name="P4">
Published Time: 2023-05-31T09:55:21+08:00</text:p>
      <text:p text:style-name="P4">
Description: 萧美琴指出，北京正在密切关注这场战争的走势，乌克兰在美国和其他国家的帮助下成功抵御俄罗斯的入侵将发出一个关键信息，即侵略不会得逞，国际社会将大力抵制侵略。 Valerie Plesch for The New York Times “我们最大的希望是，北京也能吸取侵略不会得逞的教训，国际社会将大力抵制侵略，”台湾驻美代表萧美琴说。</text:p>
      <text:p text:style-name="P4">
Images: ["<text:a xlink:type="simple" xlink:href="https://static01.nyt.com/images/2023/05/30/multimedia/30dc-taiwan-ukraine-vzgf/30dc-taiwan-ukraine-vzgf-master1050.jpg" text:style-name="Internet_20_link" text:visited-style-name="Visited_20_Internet_20_Link">
30dc-taiwan-u...</text:a>
"]</text:p>
      <text:p text:style-name="P4">
Category: 亚太</text:p>
      <text:p text:style-name="P4">
Type: Article</text:p>
      <!--METADATA-->
      <text:p text:style-name="P4">
<draw:frame draw:style-name="fr1" draw:name="Image171" text:anchor-type="as-char" svg:width="6.9236in" svg:height="4.615733in" draw:z-index="0">
<draw:image xlink:href="../Images/cnnytimes/2023-05-31T09-55-21-08-00/30dc-taiwan-ukraine-vzgf-master1050.jpg" xlink:type="simple" xlink:show="embed" xlink:actuate="onLoad" draw:mime-type="image/jpeg"/>
</draw:frame>
</text:p>
      <text:p text:style-name="P4">
台湾驻美代表萧美琴周二表示，乌克兰能在美国和其他国家的帮助下成功抵御俄罗斯的入侵对阻止中国试图入侵台湾十分重要。</text:p>
      <text:p text:style-name="P4">
“我认为抵制侵略是一个关键信息，它有助于阻止任何认为侵略可以不受惩罚、不付出代价、快速进行的考虑或误判，”萧美琴在《基督教科学箴言报》 <text:a xlink:type="simple" xlink:href="https://www.csmonitor.com/USA/Politics/monitor_breakfast/2023/0530/Taiwan-s-rep-in-US-on-Ukraine-lessons-and-deterring-China" text:style-name="Internet_20_link" text:visited-style-name="Visited_20_Internet_20_Link">
 主办</text:a>
的一次早餐会上对记者表示，“我们必须确保任何考虑入侵可能性的人都明白这一点。”</text:p>
      <text:p text:style-name="P4">
萧美琴驳斥了一些共和党议员和美国前官员的论点，他们认为美国应该减少对乌克兰的武器援助，以优先建立台湾的防御能力以及美国用以对抗中国的军事资源。</text:p>
      <text:p text:style-name="P4">
密苏里州共和党参议员乔什·霍利和特朗普政府的五角大楼官员埃尔布里奇·科尔比等人认为，为了防止中国潜在的入侵可能性，台湾需要一些目前正被运往乌克兰的导弹和武器系统，并称五角大楼能够被美国政府快速动用的武器储备已经被对乌克兰的援助耗尽。他们提出，台湾应该优先接收美国未来几年生产的武器。</text:p>
      <text:p text:style-name="P4">
广告</text:p>
      <text:p text:style-name="P4">
但萧美琴表示，她对此并不担心，因为台湾的武器订单和其他政府的订单是分开的。她认为，中国正在密切关注俄罗斯对乌克兰的入侵，并从中汲取经验，俄罗斯付出的代价越大，中国对台湾采取类似措施的可能性就越小。</text:p>
      <text:p text:style-name="P4">
“我们最大的希望是，北京也能吸取侵略不会得逞的教训，国际社会将大力抵制侵略，”她说。</text:p>
      <text:p text:style-name="P4">
中国是俄罗斯最强大的伙伴，在俄罗斯全面入侵乌克兰之前，习近平宣布两国关系“没有止境”。不过，中国迄今为止没有向俄罗斯提供武器援助，这表明，中国对和西方国家对俄罗斯实施的制裁发生冲突持谨慎态度。</text:p>
      <text:p text:style-name="P4">
和历任中国领导人一样，习近平断言台湾最终必须归于中国统治。但拜登政府高级官员表示，没有情报显示习近平为此明确制定了时间表。萧美琴说，台湾也没有存在一个具体时间表的证据。</text:p>
      <text:p text:style-name="P4">
但台湾仍在为此加强准备工作。萧美琴表示，台湾意识到有必要加强军事威慑，同时向中国保证，这个自治岛屿希望维持现状而不是宣布独立。她指出，台湾正在将男性义务兵役的期限从四个月延长至一年、与美国合作改善军事训练，并且正在创造自己为F-16战斗机提供检修等服务的能力。</text:p>
      <text:p text:style-name="P4">
Source: <text:a xlink:type="simple" xlink:href="https://cn.nytimes.com/asia-pacific/20230531/taiwan-ambassador-ukraine-china/" text:style-name="Internet_20_link" text:visited-style-name="Visited_20_Internet_20_Link">
https://cn.nytimes.com/asia-pacific/20230531/taiwan-ambassador-ukraine-china/</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5-31T09:58:21</text:p>
      <text:p text:style-name="P4">
Modified Time: 2023-05-31T15:43:35</text:p>
      <text:p text:style-name="P4">
Description: 俄罗斯雇佣军负责人叶夫根尼·普里戈津表示，检察官应该调查准备并正在领导乌克兰军事行动的俄罗斯官员，看他们是否犯下了“罪行”。</text:p>
      <text:p text:style-name="P4">
Images: ["<text:a xlink:type="simple" xlink:href="https://chinese.aljazeera.net/wp-content/uploads/2023/05/52-1685541432.jpg" text:style-name="Internet_20_link" text:visited-style-name="Visited_20_Internet_20_Link">
52-1685541432...</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72" text:anchor-type="as-char" svg:width="6.9236in" svg:height="4.615733in" draw:z-index="0">
<draw:image xlink:href="../Images/Aljazeera Chinese/2023-05-31T09-58-21/52-1685541432.jpg" xlink:type="simple" xlink:show="embed" xlink:actuate="onLoad" draw:mime-type="image/jpeg"/>
</draw:frame>
瓦格纳军事集团负责人叶夫根尼·普里戈津经常抨击俄罗斯高层，指责他们在乌克兰的战争失败 (路透)</text:p>
      <ul>
        <li>
俄罗斯 <text:a xlink:type="simple" xlink:href="https://www.aljazeera.com/program/start-here/2023/3/3/the-wagner-group-explained-start-here" text:style-name="Internet_20_link" text:visited-style-name="Visited_20_Internet_20_Link">
 瓦格纳 </text:a>
 雇佣军集团负责人叶夫根尼·普里戈津表示，检察官应该调查准备并正在领导乌克兰军事行动的俄罗斯官员，看他们是否犯下了“罪行”。   * 挪威外交大臣维特费尔特表示，瑞典应尽快成为 <text:a xlink:type="simple" xlink:href="https://www.aljazeera.com/news/2023/5/31/nato-launches-arctic-exercises-pledges-protection-of-finland" text:style-name="Internet_20_link" text:visited-style-name="Visited_20_Internet_20_Link">
 北约 </text:a>
 成员，并在7月北约军事联盟维尔纽斯峰会之前加入。</li>
      </ul>
      <text:p text:style-name="P4">
阅读更多</text:p>
      <text:p text:style-name="P4">
Source: <text:a xlink:type="simple" xlink:href="https://chinese.aljazeera.net/news/war-in-ukraine/liveblog/2023/5/31/%e4%bf%84%e7%bd%97%e6%96%af%e5%af%b9%e4%b9%8c%e5%85%8b%e5%85%b0%e6%88%98%e4%ba%89%e7%9a%84%e4%bb%8a%e6%97%a5%e5%8f%91%e5%b1%95-346" text:style-name="Internet_20_link" text:visited-style-name="Visited_20_Internet_20_Link">
https://chinese.aljazeera.net/news/war-in-ukraine/liveblog/2023/5/31/%e4%bf%84%e7%bd%97%e6%96%af%e5%af%b9%e4%b9%8c%e5%85%8b%e5%85%b0%e6%88%98%e4%ba%89%e7%9a%84%e4%bb%8a%e6%97%a5%e5%8f%91%e5%b1%95-346</text:a>
</text:p>
      <!--NEWS-->
      <text:h text:style-name="P10" text:outline-level="1">
<text:span text:style-name="T4">
缅甸官媒：中国情报高官到访 谈两军合作</text:span>
</text:h>
      <text:p text:style-name="P4">
Publisher: 法新社</text:p>
      <text:p text:style-name="P4">
Published Time: 2023-05-31T1:02:07+00:00</text:p>
      <text:p text:style-name="P4">
Modified Time: 2023-05-31T12:50:01+00:00</text:p>
      <text:p text:style-name="P4">
Description: （法新社仰光31日电） 中国派出高阶代表团访问被国际孤立的盟友缅甸。缅甸国营媒体今天报导，中国情报单位高官到访当地，与军政府讨论军事「合作」。</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617581in" draw:z-index="0">
<draw:image xlink:href="../Images/rficn/2023-05-31T1-02-07-00-00/000000.png" xlink:type="simple" xlink:show="embed" xlink:actuate="onLoad" draw:mime-type="image/png"/>
</draw:frame>
</text:p>
      <text:p text:style-name="P4">
缅甸国营媒体指出，中国中央军委联合参谋部情报局代理局长杨阳与缅甸军政府二把手索温（Soe Win）会面讨论「两军合作」。</text:p>
      <text:p text:style-name="P4">
根据国营报纸「缅甸环球新光报」（Global New Light ofMyanmar），两人在昨天会议上也就「边境地区和平、安宁与发展计画等方面的合作」进行商讨。</text:p>
      <text:p text:style-name="P4">
中国是缅甸军政府的主要盟友和武器供应国，但这次是自缅甸政变以来，首度公开报导有中国军官到访。</text:p>
      <text:p text:style-name="P4">
缅甸自2021年发生政变后动荡至今，这场政变除重新引爆与各族裔叛军之间的冲突，还促使数十支对抗军政府的「人民防卫部队」（People's DefenceForces）成形。</text:p>
      <text:p text:style-name="P4">
Source: <text:a xlink:type="simple" xlink:href="https://www.rfi.fr/cn/%E5%9B%BD%E9%99%85%E6%8A%A5%E9%81%93/20230531-%E7%BC%85%E7%94%B8%E5%AE%98%E5%AA%92-%E4%B8%AD%E5%9B%BD%E6%83%85%E6%8A%A5%E9%AB%98%E5%AE%98%E5%88%B0%E8%AE%BF-%E8%B0%88%E4%B8%A4%E5%86%9B%E5%90%88%E4%BD%9C" text:style-name="Internet_20_link" text:visited-style-name="Visited_20_Internet_20_Link">
https://www.rfi.fr/cn/%E5%9B%BD%E9%99%85%E6%8A%A5%E9%81%93/20230531-%E7%BC%85%E7%94%B8%E5%AE%98%E5%AA%92-%E4%B8%AD%E5%9B%BD%E6%83%85%E6%8A%A5%E9%AB%98%E5%AE%98%E5%88%B0%E8%AE%BF-%E8%B0%88%E4%B8%A4%E5%86%9B%E5%90%88%E4%BD%9C</text:a>
</text:p>
      <!--NEWS-->
      <text:h text:style-name="P10" text:outline-level="1">
<text:span text:style-name="T4">
中国称马斯克反对美中脱钩 (Free Version)</text:span>
</text:h>
      <text:p text:style-name="P4">
Author: Selina Cheng / Dan Strumpf</text:p>
      <text:p text:style-name="P4">
Publisher: 华尔街日报中文网</text:p>
      <text:p text:style-name="P4">
Published Time: 2023-05-31T10:00:00.000Z</text:p>
      <text:p text:style-name="P4">
Modified Time: 2023-05-31T10:00:00.000Z</text:p>
      <text:p text:style-name="P4">
Created Time: 2023-05-30T22:26:00.000Z</text:p>
      <text:p text:style-name="P4">
Description: 中国外交部称，特斯拉CEO马斯克向中国官员表示，该公司反对全球前两大经济体“脱钩断链”。这次会议是在马斯克抵达中国后不久举行的，目前中美两国处于地缘政治紧张局势加剧状态。</text:p>
      <text:p text:style-name="P4">
Images: []</text:p>
      <text:p text:style-name="P4">
Categories: ['国际']</text:p>
      <text:p text:style-name="P4">
Keywords: SYND</text:p>
      <text:p text:style-name="P4">
Type: Article</text:p>
      <!--METADATA-->
      <text:p text:style-name="P4">
中国外交部称，特斯拉(Tesla Inc. ,TSLA)首席执行官马斯克(Elon Musk)向中国官员表示，该公司 <text:a xlink:type="simple" xlink:href="https://cn.wsj.com/articles/CN-BGH-20230524153836" text:style-name="Internet_20_link" text:visited-style-name="Visited_20_Internet_20_Link">
 反对全球前两大经济体“脱钩断链”</text:a>
。这次会议是在马斯克抵达中国后不久举行的，目前中美两国处于地缘政治紧张局势加剧状态。</text:p>
      <text:p text:style-name="P4">
Source: <text:a xlink:type="simple" xlink:href="https://cn.wsj.com/articles/%E4%B8%AD%E5%9B%BD%E5%A4%96%E4%BA%A4%E9%83%A8%E7%A7%B0%E9%A9%AC%E6%96%AF%E5%85%8B%E8%AE%BF%E5%8D%8E%E6%97%B6%E8%A1%A8%E7%A4%BA%E5%8F%8D%E5%AF%B9%E7%BE%8E%E4%B8%AD-%E8%84%B1%E9%92%A9%E6%96%AD%E9%93%BE-8ffef99" text:style-name="Internet_20_link" text:visited-style-name="Visited_20_Internet_20_Link">
https://cn.wsj.com/articles/%E4%B8%AD%E5%9B%BD%E5%A4%96%E4%BA%A4%E9%83%A8%E7%A7%B0%E9%A9%AC%E6%96%AF%E5%85%8B%E8%AE%BF%E5%8D%8E%E6%97%B6%E8%A1%A8%E7%A4%BA%E5%8F%8D%E5%AF%B9%E7%BE%8E%E4%B8%AD-%E8%84%B1%E9%92%A9%E6%96%AD%E9%93%BE-8ffef99</text:a>
</text:p>
      <!--NEWS-->
      <text:h text:style-name="P10" text:outline-level="1">
<text:span text:style-name="T4">
韩国与太平洋岛屿在首届峰会后加强联系</text:span>
</text:h>
      <text:p text:style-name="P4">
Author: 半岛电视台＋通讯社</text:p>
      <text:p text:style-name="P4">
Publisher: Al Jazeera</text:p>
      <text:p text:style-name="P4">
Published Time: 2023-05-31T10:03:41</text:p>
      <text:p text:style-name="P4">
Modified Time: 2023-05-31T10:03:41</text:p>
      <text:p text:style-name="P4">
Description: 在首尔举行为期两天的峰会后，韩国总统尹锡悦与太平洋岛国领导人同意扩大合作，包括在经济发展、安全和应对气候变化等领域内。</text:p>
      <text:p text:style-name="P4">
Images: ["<text:a xlink:type="simple" xlink:href="https://chinese.aljazeera.net/wp-content/uploads/2023/05/2023-05-31T015557Z_1961965499_RC2581ANIBLM_RTRMADP_3_SOUTH-KOREA-PACIFIC-1685509711-1685526851.jpg" text:style-name="Internet_20_link" text:visited-style-name="Visited_20_Internet_20_Link">
2023-05-31T01...</text:a>
"]</text:p>
      <text:p text:style-name="P4">
Topics: ['政治', '新闻']</text:p>
      <text:p text:style-name="P4">
Keywords: ['政治', '新闻', '亚洲', '韩国']</text:p>
      <text:p text:style-name="P4">
Type: Article</text:p>
      <!--METADATA-->
      <text:p text:style-name="P4">
<draw:frame draw:style-name="fr1" draw:name="Image174" text:anchor-type="as-char" svg:width="6.9236in" svg:height="4.612099in" draw:z-index="0">
<draw:image xlink:href="../Images/Aljazeera Chinese/2023-05-31T10-03-41/2023-05-31T015557Z_1961965499_RC2581ANIBLM_RTRMADP_3_SOUTH-KOREA-PACIFIC-1685509711-1685526851.jpg" xlink:type="simple" xlink:show="embed" xlink:actuate="onLoad" draw:mime-type="image/jpeg"/>
</draw:frame>
 2023 年 5 月 29日星期一，韩国和太平洋岛屿论坛领导人和高级官员出席在韩国首尔前总统青瓦台举行的韩国-太平洋岛屿峰会 (路透社)</text:p>
      <text:p text:style-name="P4">
在首尔举行为期两天的峰会后，韩国总统尹锡悦与太平洋岛国领导人同意扩大合作，包括在经济发展、安全和应对气候变化等领域内。</text:p>
      <text:p text:style-name="P4">
本月30日结束的首届韩国-太平洋岛国峰会发布 <text:a xlink:type="simple" xlink:href="https://www.forumsec.org/2023/05/29/report-declaration-and-action-plan-of-the-1st-korea-pacific-leaders-summit-2023/" text:style-name="Internet_20_link" text:visited-style-name="Visited_20_Internet_20_Link">
 联合声明 </text:a>
，承认“自由、民主、法治、人权”的共同价值观，以及“基于规则的地区和国际秩序”。</text:p>
      <text:p text:style-name="P4">
声明指出，“太平洋地区的和平与稳定，与全球范围内的和平与稳定息息相关”，地区领导人承认“需要加强发展合作与安全合作，包括海上安全、气候安全、能源安全、网络安全、人类安全、公共卫生和跨国安全”。</text:p>
      <text:p text:style-name="P4">
来自太平洋岛国论坛(PIF)的18个成员国中的17国的近12位领导人和官员参与了首尔峰会。</text:p>
      <text:p text:style-name="P4">
尹锡悦在30日告诉与会领导人，本届峰会是他宣布太平洋岛屿为韩国印太战略“关键伙伴”的契机。</text:p>
      <text:p text:style-name="P4">
这项战略承诺培育一个“自由、和平与繁荣”的地区。该战略于去年公布，当时存在对中国影响力以及岛屿国家经济影响力的担忧。</text:p>
      <text:p text:style-name="P4">
 太平洋战役 (通讯社)</text:p>
      <text:p text:style-name="P4">
尹锡悦表示，“气候变化、自然灾害、粮食、健康、海洋和渔业等危机，与太平洋岛国的生存和繁荣直接相关，只有通过团结合作才能克服这些困难。”</text:p>
      <text:p text:style-name="P4">
他还补充称，“我将坚定支持单一蓝色太平洋原则——该原则重视太平洋岛国论坛的作用以及所有成员国之间的伙伴关系，同时还要深化与太平洋岛国之间的合作。”</text:p>
      <text:p text:style-name="P4">
据韩联社报道，在这场峰会结束后，韩国方面表示，到2027年，韩国对太平洋岛国的发展援助规模将会增加一倍，以达到3990万美元的水平。</text:p>
      <text:p text:style-name="P4">
韩国还支持太平洋岛国努力保护其所在海域——这也是渔业收入的重要来源之一，背景是气候变化导致这些小岛国承受着消失在海平面之下的风险。</text:p>
      <text:p text:style-name="P4">
在峰会发布的联合声明中，韩国与太平洋岛屿一致认为，海洋应当远离放射性废物，还对国际协商和科学评估的必要性达成了共识，所指的是对日本计划将福岛核电站的污水排放入海的担忧。</text:p>
      <text:p text:style-name="P4">
在首尔举行的会议，是太平洋岛国领导人与大型经济体在一周之内举行的第三场峰会，此前，他们还分别与印度和美国举行了会谈。</text:p>
      <text:p text:style-name="P4">
太平洋岛国论坛的17个参会国家分别是：巴布亚新几内亚、斐济、马绍尔群岛共和国、所罗门群岛、图瓦卢、瓦努阿图、汤加、帕劳、纽埃、瑙鲁、基里巴斯、萨摩亚、库克群岛、澳大利亚、新西兰、法属波利尼西亚和新喀里多尼亚。</text:p>
      <text:p text:style-name="P4">
根据尹锡悦办公室公布的消息，密克罗尼西亚联邦由于台风的影响而无法参会。</text:p>
      <text:p text:style-name="P4">
澳大利亚阿德莱德大学国际安全教授乔安妮·沃利斯，以及日本立命馆亚洲太平洋大学助理教授Jiye Kim，将韩国视为太平洋岛国“富有吸引力的伙伴”。</text:p>
      <text:p text:style-name="P4">
二者在澳大利亚战略政策研究所发表的一篇 <text:a xlink:type="simple" xlink:href="https://www.aspistrategist.org.au/why-did-south-korea-invite-pacific-leaders-to-a-summit-and-why-did-they-go/" text:style-name="Internet_20_link" text:visited-style-name="Visited_20_Internet_20_Link">
 文章 </text:a>
中写道，韩国是“高度发达、民主和全球气候行动的知名支持者”。</text:p>
      <text:p text:style-name="P4">
他们还写道，“在日益两极分化的战略环境中，与韩国加强接触也为太平洋岛国提供了另一种伙伴关系选项。”</text:p>
      <text:p text:style-name="P4">
他们指出，韩国曾在朝鲜战争期间以“艰难的方式”体验到了陷入大国竞争的后果，因此，韩国“可能会有宝贵的见解，可以分享”给那些对其地区战略竞争的潜在影响感到担忧的太平洋岛国。</text:p>
      <text:p text:style-name="P4">
然而，他们补充称，韩国“将会发现，与印度等该地区其他相对较新的参与者一样，它在太平洋岛屿的外交涉及一项具有挑战性的平衡行为，而且越来越自信的太平洋岛国，将会仔细观察其中是否存在问题。”</text:p>
      <text:p text:style-name="P4">
Source: <text:a xlink:type="simple" xlink:href="https://chinese.aljazeera.net/news/political/2023/5/31/%e9%9f%a9%e5%9b%bd%e4%b8%8e%e5%a4%aa%e5%b9%b3%e6%b4%8b%e5%b2%9b%e5%b1%bf%e5%9c%a8%e9%a6%96%e5%b1%8a%e5%b3%b0%e4%bc%9a%e5%90%8e%e5%8a%a0%e5%bc%ba%e8%81%94%e7%b3%bb" text:style-name="Internet_20_link" text:visited-style-name="Visited_20_Internet_20_Link">
https://chinese.aljazeera.net/news/political/2023/5/31/%e9%9f%a9%e5%9b%bd%e4%b8%8e%e5%a4%aa%e5%b9%b3%e6%b4%8b%e5%b2%9b%e5%b1%bf%e5%9c%a8%e9%a6%96%e5%b1%8a%e5%b3%b0%e4%bc%9a%e5%90%8e%e5%8a%a0%e5%bc%ba%e8%81%94%e7%b3%bb</text:a>
</text:p>
      <!--NEWS-->
      <text:h text:style-name="P10" text:outline-level="1">
<text:span text:style-name="T4">
汇丰与平安围绕分拆的斗争可能不会停止 (Free Version)</text:span>
</text:h>
      <text:p text:style-name="P4">
Authors: ['Ho-him']</text:p>
      <text:p text:style-name="P4">
Publisher: 英国《金融时报》</text:p>
      <text:p text:style-name="P4">
Time: 2023-05-31T10:04:52+00:00</text:p>
      <text:p text:style-name="P4">
Published Time: 2023-05-30T12:00:99+08:00</text:p>
      <text:p text:style-name="P4">
Modified Time: 2023-05-31T06:03:99+08:00</text:p>
      <text:p text:style-name="P4">
Description: 中国平安分拆汇丰的主张未能在投票表决中胜出，这家保险公司下一步的举动可能会在一定程度上揭示它的动机。</text:p>
      <text:p text:style-name="P4">
Images: []</text:p>
      <text:p text:style-name="P4">
Themes: ['汇丰']</text:p>
      <text:p text:style-name="P4">
Keywords: ['汇丰', '中国平安', '分拆']</text:p>
      <text:p text:style-name="P4">
Type: Article</text:p>
      <!--METADATA-->
      <text:p text:style-name="P4">
随着投票结果的出炉，汇丰(HSBC)董事长杜嘉祺(Mark Tucker)也许终于可以在本月于伯明翰举行的争吵不断的股东周年大会结束时宣告胜利了。</text:p>
      <text:p text:style-name="P4">
杜嘉祺与汇丰最大股东中国平安(PingAn)之间的唇枪舌战持续了一年。平安在汇丰上一届股东周年大会上变身维权投资者，要求将这家拥有158年历史的银行一分为二。</text:p>
      <text:p text:style-name="P4">
Source: <text:a xlink:type="simple" xlink:href="http://www.ftchinese.com/story/001099819" text:style-name="Internet_20_link" text:visited-style-name="Visited_20_Internet_20_Link">
http://www.ftchinese.com/story/001099819</text:a>
</text:p>
      <!--NEWS-->
      <text:h text:style-name="P10" text:outline-level="1">
<text:span text:style-name="T4">
金正恩真的会让女儿成为接班人吗</text:span>
</text:h>
      <text:p text:style-name="P4">
Creator: CHUN SU-JIN</text:p>
      <text:p text:style-name="P4">
Publisher: https://www.facebook.com/nytimeschinese</text:p>
      <text:p text:style-name="P4">
Published Time: 2023-05-31T10:13:40+08:00</text:p>
      <text:p text:style-name="P4">
Description: 金主爱只是一系列被偶像化、变成宣传品的精英女性的最新一员。朝鲜根深蒂固的男性主宰传统和性别不平等是不可动摇的。 The New York Times; photographs KCNA, via Reuters</text:p>
      <text:p text:style-name="P4">
Images: ["<text:a xlink:type="simple" xlink:href="https://static01.nyt.com/images/2023/05/30/opinion/30chun/30chun-master1050.jpg" text:style-name="Internet_20_link" text:visited-style-name="Visited_20_Internet_20_Link">
30chun-master...</text:a>
"]</text:p>
      <text:p text:style-name="P4">
Category: 观点与评论</text:p>
      <text:p text:style-name="P4">
Type: Article</text:p>
      <!--METADATA-->
      <text:p text:style-name="P4">
<draw:frame draw:style-name="fr1" draw:name="Image176" text:anchor-type="as-char" svg:width="6.9236in" svg:height="6.9236in" draw:z-index="0">
<draw:image xlink:href="../Images/cnnytimes/2023-05-31T10-13-40-08-00/30chun-master1050.jpg" xlink:type="simple" xlink:show="embed" xlink:actuate="onLoad" draw:mime-type="image/jpeg"/>
</draw:frame>
</text:p>
      <text:p text:style-name="P4">
首尔——六个多月来，朝鲜领导人金正恩似乎令世界对他的私生活窥见一斑，这是前所未有的。在最初的一组照片中，一个脚穿红鞋、 <text:a xlink:type="simple" xlink:href="https://cn.nytimes.com/asia-pacific/20221121/kim-jong-un-daughter-missile-launch/" text:style-name="Internet_20_link" text:visited-style-name="Visited_20_Internet_20_Link">
 梳着马尾辫的女孩</text:a>
 在一枚“火星-17”型洲际弹道导弹附近与金正恩携手同行。后来还有她在一次庆祝武器科学家取得成功的活动上 <text:a xlink:type="simple" xlink:href="https://www.aljazeera.com/news/2023/1/6/n-koreas-kim-reveals-daughter-in-hint-at-extending-family-rule" text:style-name="Internet_20_link" text:visited-style-name="Visited_20_Internet_20_Link">
 与父亲对目相视</text:a>
 的照片，以及在一次阅兵活动上 <text:a xlink:type="simple" xlink:href="https://www.youtube.com/watch" text:style-name="Internet_20_link" text:visited-style-name="Visited_20_Internet_20_Link">
 轻拍父亲肩膀的场面</text:a>
 。今年5月16日，父女两人据信在视察 <text:a xlink:type="simple" xlink:href="https://cn.yna.co.kr/view/ACK20230517000400881" text:style-name="Internet_20_link" text:visited-style-name="Visited_20_Internet_20_Link">
 间谍卫星</text:a>
 ****工作时穿着同样的白大褂。</text:p>
      <text:p text:style-name="P4">
自去年11月以来，朝鲜官媒已发布了这对父女在十多个场合一同现身的照片，从梳的发型到戴的手套肯定都经过了精心考虑。分析人士将这些照片视为金正恩后继有人的确认，尽管无法独立核实照片的真实性。自从新冠病毒大流行开始以来，朝鲜几乎一直处于完全与世隔绝的状态。但朝鲜政权的宣传机器一直在繁忙运转，炮制大量的“摄影政治”，引发了外界的热议、疑问和媒体报道。</text:p>
      <text:p text:style-name="P4">
既然现在朝鲜的定期导弹试验已不能产生金正恩渴望的头条新闻，他似乎正在充分利用女儿的全球明星魅力。“金委员长总是渴望得到人们的注意，但聚光灯已不在他身上，”朝鲜研究所所长金永洙（音）说，这名朝鲜领导人上次引起世界媒体关注是他在2018年和2019年与美国总统特朗普见面时。这些新近发布的与女儿同框的照片分散了人们对金正恩<text:a xlink:type="simple" xlink:href="https://www.rand.org/blog/2023/02/why-is-north-korea-showing-off-its-icbms.html" text:style-name="Internet_20_link" text:visited-style-name="Visited_20_Internet_20_Link">
 未能为人民提供足够的食物 </text:a>
 和能源的注意力，而且，据洛伊研究所苏金（音）的说法，这也让国际社会无法将注意力集中在解决朝鲜核能力问题的长期方案上。</text:p>
      <text:p text:style-name="P4">
我们对这个女孩有什么了解？据 <text:a xlink:type="simple" xlink:href="https://www.chosun.com/politics/assembly/2022/11/22/N62SODJCXBBSXLR2676LKHHGJ4/" text:style-name="Internet_20_link" text:visited-style-name="Visited_20_Internet_20_Link">
 韩国情报部门</text:a>
，她叫金主爱，约10岁左右，应该是金正恩的第二个孩子，小时候被美国篮球明星 <text:a xlink:type="simple" xlink:href="https://www.theguardian.com/world/2013/sep/09/dennis-rodman-north-korea-baby-name" text:style-name="Internet_20_link" text:visited-style-name="Visited_20_Internet_20_Link">
 丹尼斯·罗德曼</text:a>
 抱过。其他事情 <text:a xlink:type="simple" xlink:href="https://apnews.com/article/north-korea-kim-jong-un-daughter-0f63dce62701c725e45ca55907c4e216" text:style-name="Internet_20_link" text:visited-style-name="Visited_20_Internet_20_Link">
 大多 </text:a>
 都是猜测。朝鲜观察家们最喜欢辩论的问题是：她是确定的接班人吗？</text:p>
      <text:p text:style-name="P4">
</text:p>
      <text:p text:style-name="P4">
朝鲜官媒去年11月27日发布的照片（左图）显示，金正恩和女儿金主爱向军人表示祝贺。据官媒报道，此前该国在一个未公开地点测试了一枚“火星-17”型洲际弹道导弹。在今年2月8日发布的照片（右图）中，父女两人在平壤出席了庆祝朝鲜人民军成立75周年的宴会。Korean Central News Agency/Korea News Service via Associated Press; KoreanCentral News Agency, via Reuters</text:p>
      <text:p text:style-name="P4">
有一些迹象指向肯定的答案。朝鲜政权长期以来一直 <text:a xlink:type="simple" xlink:href="https://www.nknews.org/2023/04/the-cult-of-kim-north-koreas-obsession-with-portraits-of-its-leaders/" text:style-name="Internet_20_link" text:visited-style-name="Visited_20_Internet_20_Link">
 迷恋肖像 </text:a>
，它是围绕每个朝鲜领导人制造个人崇拜的一部分。金主爱与金正恩的亲密同框可以被视为一种官方认可。继承人也应该是前任的 <text:a xlink:type="simple" xlink:href="https://isdp.eu/content/uploads/publications/2011_lee-seung-yeol_n-korea-hereditary-succession.pdf" text:style-name="Internet_20_link" text:visited-style-name="Visited_20_Internet_20_Link">
 化身</text:a>
 ，对朝鲜政权的“先军”意识形态有透彻的理解，这些照片似乎无疑说明了这点。</text:p>
      <text:p text:style-name="P4">
金主爱的世袭权利也在几十年来“有关金氏家族血管里流淌着 <text:a xlink:type="simple" xlink:href="https://apps.dtic.mil/sti/pdfs/ADA216962.pdf" text:style-name="Internet_20_link" text:visited-style-name="Visited_20_Internet_20_Link">
 光荣革命血液</text:a>
的添油加醋的故事”（1988年兰德公司关于她祖父金正日政权合法性的报告中所言）中得到加强。今年2月，朝鲜的国家电视台强调，金主爱是白头山血统的直系后代（在官版神话中，她的祖父出生在朝鲜半岛最高峰白头山），还播放了朝鲜领导人“最心爱”的孩子所拥有的一匹白马的镜头。朝鲜官媒此前曾发布过金正恩在白头山下骑白马的照片。再就是，据自由亚洲电台最近报道，当局已要求名叫“主爱”的朝鲜人<text:a xlink:type="simple" xlink:href="https://www.rfa.org/english/news/korea/ju-ae-02132023191054.html" text:style-name="Internet_20_link" text:visited-style-name="Visited_20_Internet_20_Link">
 改名 </text:a>
；以前也有过要求与前任领导人同名者改名的事情。</text:p>
      <text:p text:style-name="P4">
广告</text:p>
      <text:p text:style-name="P4">
也有人指出，金主爱没有成为继承人的机会。在一个意图隐秘的国家，历史和当前事件预兆了她的目的和命运。按照这种思路，事实将证明，朝鲜和金氏王朝根深蒂固的男性主宰传统和性别不平等是不可动摇的。</text:p>
      <text:p text:style-name="P4">
从国家创始人金日成到金正日，再到现在的金正恩，朝鲜政权一直是父传子。先后三代男子都被宣布为最高领袖，并以一套以每一代“ <text:a xlink:type="simple" xlink:href="https://www.uniedu.go.kr/uniedu/atchfile/down/F000020763.pdf" text:style-name="Internet_20_link" text:visited-style-name="Visited_20_Internet_20_Link">
 圣人</text:a>
”为中心的独有规则统治朝鲜。朝鲜的意识形态（即所谓的“主体思想”）将社会主义与儒家学说混合在一起，儒家学说是一种等级制度，宣扬男性地位高于女性，并限制女性活动。在朝鲜的大家庭社会主义理论中，社会是一个有机体，由“作为核心的圣人（伟大领袖）和围绕其周围的党和人民组成，在这个被共同命运绑在一起的社会里，每个人之间有着不可分割的关系”，金元宏（音）2004年在题为《朝鲜的女性：对日常生活的仔细观察》的报告中写道。核心当然是一家之主，即家长。</text:p>
      <text:p text:style-name="P4">
立长子为继承人的 <text:a xlink:type="simple" xlink:href="https://encykorea.aks.ac.kr/Article/E0049190" text:style-name="Internet_20_link" text:visited-style-name="Visited_20_Internet_20_Link">
 传统在朝鲜 </text:a>
已有数百年的历史；金正恩是家中幼子，在他父亲 <text:a xlink:type="simple" xlink:href="https://www.brookings.edu/blog/brookings-now/2018/02/26/kim-jong-uns-mysterious-family-tree/" text:style-name="Internet_20_link" text:visited-style-name="Visited_20_Internet_20_Link">
 拒绝接受他的两个哥哥为继承人</text:a>
 后， <text:a xlink:type="simple" xlink:href="https://www.brookings.edu/essay/the-education-of-kim-jong-un/" text:style-name="Internet_20_link" text:visited-style-name="Visited_20_Internet_20_Link">
 才被立为继任 </text:a>
 。按照韩国国家情报局的说法，人们认为金正恩至少有 <text:a xlink:type="simple" xlink:href="https://en.yna.co.kr/view/AEN20230307009651315" text:style-name="Internet_20_link" text:visited-style-name="Visited_20_Internet_20_Link">
 一个儿子</text:a>
（即金主爱的哥哥），还有一个外界不知性别的孩子，金主爱成为继承人的可能性不大。曾在情报机构任高级特工的邱海禹（音）说，朝鲜也在吹“性别改革之风”，尽管如此，他仍预计“最高领导只会是男性”。</text:p>
      <text:p text:style-name="P4">
难以逾越的性别障碍在整个朝鲜都很明显，也许现在比朝鲜“二战”后刚建国时更甚。金日成为了建设国家曾提倡过男女平等，为的是激发女性对经济和社会做贡献。朝鲜的法律赋予女性投票权和参选公职的权利，并成立了民主妇女同盟。但政府在20世纪90年代的经济危机和导致大量死亡的饥荒中陷入瘫痪。能够生存下来的家庭都是因为家中的已婚女子承担起了养家糊口和家庭主妇的双重角色。</text:p>
      <text:p text:style-name="P4">
据联合国朝鲜人权状况特别报告员的说法，“普遍存在的性别刻板印象”仍然是歧视女性的根本原因。“女性被称为‘花朵’。女性的外表——衣服、发型甚至化妆——都受到国家的控制，”伊丽莎白·萨尔蒙在她2月的报告中写道。她说，性别暴力被正常化了：“该国的许多女性面临性侵犯和强奸，尤其是被身居高位、完全免受惩罚的男人性侵犯和强奸的问题。”报告说，逃往韩国的脱北者中约72%是女性。十几名曾是建筑师和医生的女性脱北者告诉我，虽然她们在首尔只能靠卖废金属或在公共浴室打工为生，但她们活得更开心，受到的待遇也更公平。</text:p>
      <text:p text:style-name="P4">
</text:p>
      <text:p text:style-name="P4">
朝鲜官媒去年11月19日发布的照片（左图）显示，金正恩和金主爱在平壤国际机场视察导弹。今年3月20日发布的照片（右图）显示，父女俩正在参加据官媒报道是导弹发射演习的活动。Korean Central News Agency, via Reuters</text:p>
      <text:p text:style-name="P4">
早在金主爱之前，金氏政权也曾将精英女性塑造成政治偶像。在20世纪70年代，金正日的祖母康盘石和母亲金正淑都曾被《朝鲜女性》杂志奉为榜样。康盘石在流行歌曲、绘画和革命诗歌中被宣传为“<text:a xlink:type="simple" xlink:href="https://www.academia.edu/3079517/The_Women_of_North_Korea_Part_1_Icons_Heroines_and_Power_Players" text:style-name="Internet_20_link" text:visited-style-name="Visited_20_Internet_20_Link">
 朝鲜之母</text:a>
”。她的形象一直是穿着 <text:a xlink:type="simple" xlink:href="https://www.eastasiaforum.org/2016/07/14/femininity-in-north-korea/" text:style-name="Internet_20_link" text:visited-style-name="Visited_20_Internet_20_Link">
 朝鲜传统服装 </text:a>
 、留着传统发型。朝鲜政权奉金正淑为“ <text:a xlink:type="simple" xlink:href="https://www.uniedu.go.kr/uniedu/atchfile/down/F000020770.pdf" text:style-name="Internet_20_link" text:visited-style-name="Visited_20_Internet_20_Link">
 革命之母</text:a>
”。对女性的教育要求她们做贤妻良母。</text:p>
      <text:p text:style-name="P4">
虽然金正恩的核心圈子里有几名女性，但她们都是为他的目标服务的。“金正恩一直有通过赋予她们不同的角色利用女性随员的专长，”韩国前外交部长尹炳世说。例如，金正恩的妹妹<text:a xlink:type="simple" xlink:href="https://www.nytimes.com/2020/06/26/opinion/kim-yo-jong-north-korea.html" text:style-name="Internet_20_link" text:visited-style-name="Visited_20_Internet_20_Link">
 金与正 </text:a>
 在他与美国的外交分歧中扮演坏警察的角色，而第一夫人李雪主则扮演“国母”的角色。</text:p>
      <text:p text:style-name="P4">
广告</text:p>
      <text:p text:style-name="P4">
尹炳世说，金正恩展示女儿是想朝鲜人知道，白头山血统的子孙后代已做好了保卫金氏王朝的准备。他想让朝鲜人看到他是“所有公民的慈父”的形象，曾在韩国统一部监视朝鲜电视台广播长达30年的崔炳燮（音）说。金正日把金主爱作为试探气球释放出来是为了“探测他政权内部和外部的反应”，金永洙说。探测精英社会的忠诚度是衡量权力巩固程度的一种方式；崔炳燮解释说，把女儿拿出来炫耀也许意味着他感觉相当安全。</text:p>
      <text:p text:style-name="P4">
金主爱的照片既加强了我们对朝鲜已有的了解，也告诉了我们更多的信息。她只是一系列被偶像化、变成宣传品的精英女性的最新一员。今年2月，朝鲜政权将把金主爱的照片印在了五张新<text:a xlink:type="simple" xlink:href="https://en.yna.co.kr/view/AEN20230214004700325" text:style-name="Internet_20_link" text:visited-style-name="Visited_20_Internet_20_Link">
 邮票 </text:a>
上。我们只能猜测金正恩将女儿推到众目睽睽之下的真实意图。</text:p>
      <text:p text:style-name="P4">
Source: <text:a xlink:type="simple" xlink:href="https://cn.nytimes.com/opinion/20230531/north-korea-succession-daughter/" text:style-name="Internet_20_link" text:visited-style-name="Visited_20_Internet_20_Link">
https://cn.nytimes.com/opinion/20230531/north-korea-succession-daughter/</text:a>
</text:p>
      <!--NEWS-->
      <text:h text:style-name="P10" text:outline-level="1">
<text:span text:style-name="T4">
韩国军方打捞疑似朝鲜航天器物件</text:span>
</text:h>
      <text:p text:style-name="P4">
Author: 联合早报 (Person)</text:p>
      <text:p text:style-name="P4">
Publisher: 联合早报 (Organization)</text:p>
      <text:p text:style-name="P4">
Published Time: 2023-05-31T10:16</text:p>
      <text:p text:style-name="P4">
Modified Time: 2023-05-31T23:28</text:p>
      <text:p text:style-name="P4">
Description: 韩国军方正在打捞疑似朝鲜航天器的物件。韩联社报道，韩国联合参谋本部星期三（5月31日）说，韩军正在海上打捞疑似朝鲜当天发射的航天器的部分物件。军方于上午8时零5分许在于青岛以西20...</text:p>
      <text:p text:style-name="P4">
Videos: []</text:p>
      <text:p text:style-name="P4">
Audios: []</text:p>
      <text:p text:style-name="P4">
Images: []</text:p>
      <text:p text:style-name="P4">
Type: NewsArticle</text:p>
      <text:p text:style-name="P4">
Breadcrumbs: ['即时', '国际']</text:p>
      <text:p text:style-name="P4">
Keywords: ['韩国', '朝鲜', '弹道导弹', '日本']</text:p>
      <!--METADATA-->
      <text:p text:style-name="P4">
韩国军方正在打捞疑似朝鲜航天器的物件。</text:p>
      <text:p text:style-name="P4">
韩联社报道，韩国联合参谋本部星期三（5月31日）说，韩军正在海上打捞疑似朝鲜当天发射的航天器的部分物件。</text:p>
      <text:p text:style-name="P4">
军方于上午8时零5分许在于青岛以西200多公里的海域发现物件并进行打捞。于青岛位于全罗北道群山以西60多公里处。</text:p>
      <text:p text:style-name="P4">
韩军计划在回收航天器物件后确认整体性能，以及是否使用外国零部件和技术水平等。</text:p>
      <text:p text:style-name="P4">
韩国联合参谋本部说，朝鲜于星期三清晨6时29分许，从平安北道东仓里一带向南方发射一枚航天运载器，这枚航天器在非正常飞行状态下坠落。</text:p>
      <text:p text:style-name="P4">
日本政府指朝鲜疑似发射了一枚弹道导弹。</text:p>
      <text:p text:style-name="P4">
Source: <text:a xlink:type="simple" xlink:href="https://www.zaobao.com.sg/realtime/world/story20230531-1399839" text:style-name="Internet_20_link" text:visited-style-name="Visited_20_Internet_20_Link">
https://www.zaobao.com.sg/realtime/world/story20230531-1399839</text:a>
</text:p>
      <!--NEWS-->
      <text:h text:style-name="P10" text:outline-level="1">
<text:span text:style-name="T4">
美军：中国歼-16在南海近距离挑衅美侦察机</text:span>
</text:h>
      <text:p text:style-name="P4">
Author: None</text:p>
      <text:p text:style-name="P4">
Publisher: Radio Free Asia (Organization)</text:p>
      <text:p text:style-name="P4">
Published Time: 2023-05-31T10:18:00-04:00</text:p>
      <text:p text:style-name="P4">
Modified Time: 2023-05-31T14:24:24-04:00</text:p>
      <text:p text:style-name="P4">
Description: None</text:p>
      <text:p text:style-name="P4">
Videos: []</text:p>
      <text:p text:style-name="P4">
Audios: ["<text:a xlink:type="simple" xlink:href="https://www.rfa.org/mandarin/yataibaodao/junshiwaijiao/hcm1-053120230958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9" text:anchor-type="as-char" svg:width="6.9236in" svg:height="4.600844in" draw:z-index="0">
<draw:image xlink:href="../Images/rfamandarin/2023-05-31T10-18-00-04-00/000000.png" xlink:type="simple" xlink:show="embed" xlink:actuate="onLoad" draw:mime-type="image/png"/>
</draw:frame>
美国印太司令部发布的视频显示，中国军机直接飞到RC-135的机头前方，迫使美国军机飞过它的尾部湍流。 <text:a xlink:type="simple" xlink:href="https://www.rfa.org/mandarin/yataibaodao/junshiwaijiao/hcm1-05312023095842.html/@@images/image" text:style-name="Internet_20_link" text:visited-style-name="Visited_20_Internet_20_Link">
</text:a>
DVIDS / AFP  <text:a xlink:type="simple" xlink:href="https://www.rfa.org/mandarin/yataibaodao/junshiwaijiao/hcm1-05312023095842.html/@@stream" text:style-name="Internet_20_link" text:visited-style-name="Visited_20_Internet_20_Link">
Audio-1-Link：https://www.rfa.org/mandarin/yataibaodao/junshiwaijiao/hcm1-05312023095842.html/@@stream</text:a>
</text:p>
      <text:p text:style-name="P4">
美国印太司令部5月30日公布视频，指控中国战斗机在南海上空对美国侦察机进行非专业拦截。中国外交部宣称，美军机抵近侦查，严重危害中国国家主权安全。分析指，G7对中国在东海和南海追求军事化表达严重关切，美国此时以军机穿越南海的行为，支持并反映G7峰会的立场。</text:p>
      <text:p text:style-name="P4">
<text:a xlink:type="simple" xlink:href="https://www.rfa.org/mandarin/Xinwen/9-05302023164503.html" text:style-name="Internet_20_link" text:visited-style-name="Visited_20_Internet_20_Link">
 <text:span text:style-name="T4">
中国军机在南海不专业拦截美军机 中国驻美使馆回应本台提出的置评请求</text:span>
 </text:a>
  * <text:span text:style-name="T4">
<text:a xlink:type="simple" xlink:href="https://www.rfa.org/mandarin/Xinwen/8-12292022131424.html" text:style-name="Internet_20_link" text:visited-style-name="Visited_20_Internet_20_Link">
 美国军方: 中国军机距美军机不到二十英尺 </text:a>
 </text:span>
</text:p>
      <text:p text:style-name="P4">
从画面中可以清楚看到，一架中国战斗机从美军RC-135机头前方呼啸而过。美国印太司令部发布的新闻稿指出，5月26日，一名中国歼-16战斗机飞行员在拦截美国空军RC-135侦察机时，进行不必要的挑衅行为(unnecessarilyaggressivemaneuver)。中国飞行员直接飞到RC-135机头前方，迫使美国飞机飞过其尾部湍流。印太司令部强调，“RC-135是根据国际法在国际空域的南海上空进行安全和常规操作。”</text:p>
      <text:p text:style-name="P4">
声明指，美国将继续在国际法允许的范围内，进行负责任的飞行、航行和运作。期待印太地区所有国家，都能根据国际法安全地使用国际空域。不过，在公开的声明中，美国并未透露双方遭遇时的具体飞行位置。</text:p>
      <text:p text:style-name="P4">
中国外交部发言人毛宁周三在例行记者会上回应相关问询时称，美方长期频繁派舰机对中国进行抵近侦察，这种挑衅性的危险行动是引发海上安全问题的根源。“中方将继续采取必要措施，坚定维护自身的主权安全”。</text:p>
      <text:p text:style-name="P4">
台湾的前国防部长杨念祖接受本台访问时表示，双方的距离这么近，存在擦枪走火的可能性。“双方在南海、台海或者东海都是剑拔弩张，可见得双方军事对峙非常明显。”</text:p>
      <text:p text:style-name="Quotations">

<text:p text:style-name="P4">
<text:a xlink:type="simple" xlink:href="https://twitter.com/hashtag/USINDOPACOM" text:style-name="Internet_20_link" text:visited-style-name="Visited_20_Internet_20_Link">
 #USINDOPACOM&gt;
 </text:a>
&gt;
 Statement on <text:a xlink:type="simple" xlink:href="https://twitter.com/hashtag/PRC" text:style-name="Internet_20_link" text:visited-style-name="Visited_20_Internet_20_Link">
 #PRC&gt;
 </text:a>
&gt;
 Unprofessional Intercept: "We expect all countries in the Indo-Pacific&gt;
 region to use international airspace safely and in accordance with&gt;
 international law."  &gt;
  &gt;
  Read more⬇️ <text:a xlink:type="simple" xlink:href="https://t.co/jeAEg1lHXz" text:style-name="Internet_20_link" text:visited-style-name="Visited_20_Internet_20_Link">
 https://t.co/jeAEg1lHXz </text:a>
 <text:a xlink:type="simple" xlink:href="https://t.co/AvPKRZHCZB" text:style-name="Internet_20_link" text:visited-style-name="Visited_20_Internet_20_Link">
&gt;
 pic.twitter.com/AvPKRZHCZB </text:a>
&gt;
&gt;
 — U.S. Indo-Pacific Command (@INDOPACOM) <text:a xlink:type="simple" xlink:href="https://twitter.com/INDOPACOM/status/1663628853800239104" text:style-name="Internet_20_link" text:visited-style-name="Visited_20_Internet_20_Link">
 May 30, 2023&gt;
 </text:a>
</text:p>

</text:p>
      <text:p text:style-name="P4">
<text:span text:style-name="T4">
美中南海近距离遭遇非首次</text:span>
</text:p>
      <text:p text:style-name="P4">
类似的“近距离接触”去年十二月也曾上演，当时解放军一架歼-11战斗机在南海上空逼近美军一架RC-135侦察机，两机机翼距离不到3米，导致美方军机被迫采取规避动作避免碰撞。</text:p>
      <text:p text:style-name="P4">
台湾的智库、国防安全研究院国家安全研究所助理研究员钟志东对本台表示，此次美国军机在南海的行动，再次反应美国要挑战中国对南海的主权声明，实践G7的共同主张。他说，“香格里拉会议重点就在南海、整个东亚，美国用行动展现G7峰会对南海的立场。中方则以飞行动作，来回应他们认为的所谓’挑衅’行为。”</text:p>
      <text:p text:style-name="P4">
日前刚闭幕的G7领袖峰会发表的联合声明曾提及，G7针对中国在东海和南海追求军事化的情况表达严重关切，中国在南海提出的扩张性海上主张并无合法依据，反对中国在该地区的军事化活动。</text:p>
      <text:p text:style-name="P4">
<text:span text:style-name="T4">
南海为何成为美中必争之地</text:span>
</text:p>
      <text:p text:style-name="P4">
台湾的国防大学政战学院中共军事事务研究所助理教授陈育正曾发表报告指，北京政府认为“南海”是中共维护海洋主权“必保”的重要方向，也是中共建设海洋强国“必争”重要区域，是中共海洋军事斗争“必胜”战场；另一方面，美国则认为中共当局正在持续扩大有效控制南海的能力，因此，透过强化美军在印太地区的“军事存在”与结合理念相近的国家，共同确保区域的安全与稳定，才符合美国与区域国家的利益。</text:p>
      <text:p text:style-name="P4">
<text:span text:style-name="T4">
美国公布解放军机挑衅前一日 中国拒美中防长会谈</text:span>
</text:p>
      <text:p text:style-name="P4">
美军发布中国战机挑衅视频的前一日，美方指，中国拒绝他们提出两国防长在新加坡出席香格里拉对话会期间会面的要求。有美方高层国防官员称自前年起，中方已先后十多次拒绝与美军对话的要求。</text:p>
      <text:p text:style-name="P4">
中国国防部发言人谭克非31日回应相关议题时将责任推给美方，称美方一方面口口声声要加强沟通，另一方面又不顾中方关切人为制造障碍，严重破坏两军互信。</text:p>
      <text:p text:style-name="P4">
杨念祖指出，美国不满解放军军机近距离挑衅，中方紧急通知中国国防部长李尚福不会与美国国防部长奥斯汀在香格里拉会面，双方都在释放政治讯息。“美中双方第一没有互信、第二行动还在挑衅、第三不愿借着任何机会展开对话。那表示双方的气氛仍然非常僵、非常严峻”。</text:p>
      <text:p text:style-name="P4">
“G7结束后，美中贸易部分至少先碰面。在国防上，中国目前是保留的态度，或许可能还要再缓。”钟志东分析。</text:p>
      <text:p text:style-name="P4">
钟志东认为目前中国在经济与安全的对话方面是分开处理。因为美国在G7讲经济方面不脱钩(decoupling)，至少对中国比较正面，在双方商贸部长层级先行会面。在G7峰会期间美国总统拜登曾说，美中应该很快就会解冻， 也许从像气候变迁等softissue(软话题)恢复对话，再到安全的hard issue(硬话题)，才有可能所谓的拜习再次碰面。</text:p>
      <text:p text:style-name="P4">
记者：黄春梅 责编：许书婷、梒青 网编：洪伟</text:p>
      <text:p text:style-name="P4">
Source: <text:a xlink:type="simple" xlink:href="https://www.rfa.org/mandarin/yataibaodao/junshiwaijiao/hcm1-05312023095842.html" text:style-name="Internet_20_link" text:visited-style-name="Visited_20_Internet_20_Link">
https://www.rfa.org/mandarin/yataibaodao/junshiwaijiao/hcm1-05312023095842.html</text:a>
</text:p>
      <!--NEWS-->
      <text:h text:style-name="P10" text:outline-level="1">
<text:span text:style-name="T4">
字节跳动、中石油接替外企进驻香港中环写字楼 (Free Version)</text:span>
</text:h>
      <text:p text:style-name="P4">
Authors: ['Ho-him']</text:p>
      <text:p text:style-name="P4">
Publisher: 英国《金融时报》</text:p>
      <text:p text:style-name="P4">
Time: 2023-05-31T10:18:26+00:00</text:p>
      <text:p text:style-name="P4">
Published Time: 2023-05-28T12:00:99+08:00</text:p>
      <text:p text:style-name="P4">
Modified Time: 2023-05-28T23:52:99+08:00</text:p>
      <text:p text:style-name="P4">
Description: 中国内地企业陆续入驻香港中环商务区的高档办公区，占据疫情后外国集团撤离而腾出的黄金地段。</text:p>
      <text:p text:style-name="P4">
Images: ["<text:a xlink:type="simple" xlink:href="https://thumbor.ftacademy.cn/unsafe/picture/5/000182705_piclink.jpg" text:style-name="Internet_20_link" text:visited-style-name="Visited_20_Internet_20_Link">
000182705_pic...</text:a>
"]</text:p>
      <text:p text:style-name="P4">
Themes: ['商业地产']</text:p>
      <text:p text:style-name="P4">
Keywords: ['商业地产', '香港', '字节跳动', '金融中心', '中国石油']</text:p>
      <text:p text:style-name="P4">
Type: Article</text:p>
      <!--METADATA-->
      <text:p text:style-name="P4">
<draw:frame draw:style-name="fr1" draw:name="Image181" text:anchor-type="as-char" svg:width="6.9236in" svg:height="3.894525in" draw:z-index="0">
<draw:image xlink:href="../Images/FT Chinese Free Version/2023-05-31T10-18-26-00-00/000182705_piclink.jpg" xlink:type="simple" xlink:show="embed" xlink:actuate="onLoad" draw:mime-type="image/jpeg"/>
</draw:frame>
</text:p>
      <text:p text:style-name="P4">
中国内地公司陆续入驻香港中环商务区的高档办公区，占据外国集团在疫情后腾出的黄金地段。</text:p>
      <text:p text:style-name="P4">
据三名知情人士透露，社交媒体平台TikTok的母公司、中国最有价值的科技初创企业之一字节跳动(ByteDance)今年将接替瑞士宝盛银行(JuliusBaer)入驻香港国际金融中心一期写字楼内约1.6万平方英尺的办公空间。宝盛银行将搬到一个不太中心的位置。</text:p>
      <text:p text:style-name="P4">
Source: <text:a xlink:type="simple" xlink:href="http://www.ftchinese.com/story/001099787" text:style-name="Internet_20_link" text:visited-style-name="Visited_20_Internet_20_Link">
http://www.ftchinese.com/story/001099787</text:a>
</text:p>
      <!--NEWS-->
      <text:h text:style-name="P10" text:outline-level="1">
<text:span text:style-name="T4">
欧洲业务举步维艰 华住集团复苏受累 (Free Version)</text:span>
</text:h>
      <text:p text:style-name="P4">
Authors: ['咏竹坊']</text:p>
      <text:p text:style-name="P4">
Publisher: 英国《金融时报》</text:p>
      <text:p text:style-name="P4">
Time: 2023-05-31T10:23:37+00:00</text:p>
      <text:p text:style-name="P4">
Published Time: 2023-05-29T12:00:99+08:00</text:p>
      <text:p text:style-name="P4">
Modified Time: 2023-05-30T06:04:99+08:00</text:p>
      <text:p text:style-name="P4">
Description: 被华住集团收购四年后，尽管疫情后出现复苏，但德意志酒店集团这笔欧洲资产继续录得严重亏损。</text:p>
      <text:p text:style-name="P4">
Images: ["<text:a xlink:type="simple" xlink:href="https://thumbor.ftacademy.cn/unsafe/picture/8/000182828_piclink.jpg" text:style-name="Internet_20_link" text:visited-style-name="Visited_20_Internet_20_Link">
000182828_pic...</text:a>
"]</text:p>
      <text:p text:style-name="P4">
Themes: ['专栏', '咏竹坊']</text:p>
      <text:p text:style-name="P4">
Keywords: ['咏竹坊', '华住集团', '酒店']</text:p>
      <text:p text:style-name="P4">
Type: Article</text:p>
      <!--METADATA-->
      <text:p text:style-name="P4">
<draw:frame draw:style-name="fr1" draw:name="Image182" text:anchor-type="as-char" svg:width="6.9236in" svg:height="3.894525in" draw:z-index="0">
<draw:image xlink:href="../Images/FT Chinese Free Version/2023-05-31T10-23-37-00-00/000182828_piclink.jpg" xlink:type="simple" xlink:show="embed" xlink:actuate="onLoad" draw:mime-type="image/jpeg"/>
</draw:frame>
</text:p>
      <text:p text:style-name="P4">
<text:span text:style-name="T4">
作者阳歌，本文只代表作者本人观点。</text:span>
</text:p>
      <text:p text:style-name="P4">
首屈一指的中国酒店运营商华住集团有限公司(HTHT.US;1197.HK)的最新季报中，有一些值得注意的元素，其中很多都和中国后疫情时代的旅游复苏有关。华住集团旗下运营着经济型连锁品牌汉庭，以及更高端的全季酒店，它报告了近两年来的首次盈利，因为在后疫情时代的“报复性旅游”浪潮中，中国民众纷纷上路。</text:p>
      <text:p text:style-name="P4">
Source: <text:a xlink:type="simple" xlink:href="http://www.ftchinese.com/story/001099805" text:style-name="Internet_20_link" text:visited-style-name="Visited_20_Internet_20_Link">
http://www.ftchinese.com/story/001099805</text:a>
</text:p>
      <!--NEWS-->
      <text:h text:style-name="P10" text:outline-level="1">
<text:span text:style-name="T4">
5月中国官方PMI不如预期 工业尤其堪忧</text:span>
</text:h>
      <text:p text:style-name="P4">
Author: None (Language: zh)</text:p>
      <text:p text:style-name="P4">
Publisher: None</text:p>
      <text:p text:style-name="P4">
Time: 2023-05-31T10:25:00Z</text:p>
      <text:p text:style-name="P4">
Description: 中国经济恢复速度放缓。预示经济走势的采购经理指数PMI5月不如预期。工业领域继续收缩，服务业扩张放慢。</text:p>
      <text:p text:style-name="P4">
Videos: []</text:p>
      <text:p text:style-name="P4">
Images: []</text:p>
      <text:p text:style-name="P4">
Subject: 经济纵横</text:p>
      <text:p text:style-name="P4">
Subjects: ['汉诺威工业博览会', '专题报道：中国经济何处去？']</text:p>
      <text:p text:style-name="P4">
Keywords: ['采购经理指数', 'PMI', '中国经济', '工业', '服务业', '新冠疫情', '封控', '经济复苏']</text:p>
      <text:p text:style-name="P4">
ID: 65779681</text:p>
      <!--METADATA-->
      <text:p text:style-name="P4">
<text:a xlink:type="simple" xlink:href="https://www.dw.com/zh/overlay/image/article/65779681/59882749" text:style-name="Internet_20_link" text:visited-style-name="Visited_20_Internet_20_Link">
 </text:a>
</text:p>
      <text:p text:style-name="P4">
（德国之声中文网）中国官方公布的PMI在工业领域连续第二个月下降，从49.2降至48.8。这是中国国家统计局周三公布的数据。PMI在50以下，意味着生产在收缩。</text:p>
      <text:p text:style-name="P4">
服务业领域的PMi虽然是在50以上，也就是扩张区域，但也从56.4降至54.5。无论是工业还是服务业的PMI都低于专家预期。</text:p>
      <text:p text:style-name="P4">
世界第二大经济体 <text:a xlink:type="simple" xlink:href="https://www.dw.com/zh/zh/經濟復甦緩慢-中國地攤重返街頭/a-65767207" text:style-name="Internet_20_link" text:visited-style-name="Visited_20_Internet_20_Link">
 第二季度以来降温 </text:a>
的原因是多样的。出口增长放缓。房地产市场的恢复不如预期。政府放慢基建开支。企业利润下降，与美国及其盟国的政治紧张关系也带来压力。</text:p>
      <text:h text:style-name="P12" text:outline-level="3">
<text:span text:style-name="T4">
如何实现政府设定的5%增长目标</text:span>
</text:h>
      <text:p text:style-name="P4">
自结束严格的新冠政策以来，中国政府希望今年能恢复经济增长势头。第一季度增长率同比为4.5%。中国领导层将今年的经济增长目标设为约5%。这意味着， <text:a xlink:type="simple" xlink:href="https://www.dw.com/zh/zh/德语媒体中国经济好景不再/a-65723945" text:style-name="Internet_20_link" text:visited-style-name="Visited_20_Internet_20_Link">
增长率还须进一步上升，才能实现这一目标 </text:a>
 。</text:p>
      <text:p text:style-name="P4">
野村证券在一份报告中说，PMI下降显示，特别在制造业领域， <text:a xlink:type="simple" xlink:href="https://www.dw.com/zh/zh/为什么说中国不太可能再次拯救全球经济/a-65613569" text:style-name="Internet_20_link" text:visited-style-name="Visited_20_Internet_20_Link">
 下降螺旋的风险</text:a>
越来越真实。该报告预计，6月工业PMI有可能仍将在收缩区域。</text:p>
      <text:p text:style-name="P4">
中国制造商深受全球需求减弱的冲击。美国、欧洲和亚洲各央行为抑制通胀而纷纷提升利率。</text:p>
      <text:p text:style-name="P4">
在国内，中国消费者在解除新冠封控措施后，旅游和其它商业活动消费复苏，但 <text:a xlink:type="simple" xlink:href="https://www.dw.com/zh/zh/青年失业率创记录-中国后新冠复苏难/a-65637338" text:style-name="Internet_20_link" text:visited-style-name="Visited_20_Internet_20_Link">
 力度低于预期</text:a>
 。</text:p>
      <text:p text:style-name="P4">
凯投宏观（CapitalEconomics）在一份报告中认为：数据显示，5月中国经济以更为缓慢的速度恢复，工业举步维艰，对建设工程的财政支持也减弱。但服务业仍能看到较明显的增长。</text:p>
      <text:p text:style-name="P4">
与此同时，工业领域疲弱的PMI数据在亚洲其他国家有类似表现，日本工业产出也出人意料地出现下降，韩国的工业生产也减弱。</text:p>
      <text:p text:style-name="P4">
（德新社、美联社、路透社）</text:p>
      <text:p text:style-name="P4">
Source: <text:a xlink:type="simple" xlink:href="https://www.dw.com/zh/5月中国官方pmi不如预期-工业尤其堪忧/a-65779681" text:style-name="Internet_20_link" text:visited-style-name="Visited_20_Internet_20_Link">
https://www.dw.com/zh/5月中国官方pmi不如预期-工业尤其堪忧/a-65779681?maca=chi-rss-chi-all-1127-rdf</text:a>
</text:p>
      <!--NEWS-->
      <text:h text:style-name="P10" text:outline-level="1">
<text:span text:style-name="T4">
中国激光雷达新秀 禾赛科技美股失宠 (Free Version)</text:span>
</text:h>
      <text:p text:style-name="P4">
Authors: ['咏竹坊']</text:p>
      <text:p text:style-name="P4">
Publisher: 英国《金融时报》</text:p>
      <text:p text:style-name="P4">
Time: 2023-05-31T10:26:22+00:00</text:p>
      <text:p text:style-name="P4">
Published Time: 2023-05-30T12:00:99+08:00</text:p>
      <text:p text:style-name="P4">
Modified Time: 2023-05-31T06:23:99+08:00</text:p>
      <text:p text:style-name="P4">
Description: 公布最新业绩一周后，这家全球最大的自动驾驶技术开发商的股价，比2月IPO时的价格下挫了近60%。</text:p>
      <text:p text:style-name="P4">
Images: ["<text:a xlink:type="simple" xlink:href="https://thumbor.ftacademy.cn/unsafe/picture/6/000182976_piclink.jpg" text:style-name="Internet_20_link" text:visited-style-name="Visited_20_Internet_20_Link">
000182976_pic...</text:a>
"]</text:p>
      <text:p text:style-name="P4">
Themes: ['专栏', '咏竹坊']</text:p>
      <text:p text:style-name="P4">
Keywords: ['咏竹坊', '禾赛科技', '自动驾驶', '汽车']</text:p>
      <text:p text:style-name="P4">
Type: Article</text:p>
      <!--METADATA-->
      <text:p text:style-name="P4">
<draw:frame draw:style-name="fr1" draw:name="Image184" text:anchor-type="as-char" svg:width="6.9236in" svg:height="3.894525in" draw:z-index="0">
<draw:image xlink:href="../Images/FT Chinese Free Version/2023-05-31T10-26-22-00-00/000182976_piclink.jpg" xlink:type="simple" xlink:show="embed" xlink:actuate="onLoad" draw:mime-type="image/jpeg"/>
</draw:frame>
</text:p>
      <text:p text:style-name="P4">
<text:span text:style-name="T4">
作者谭英，本文只代表作者本人观点。</text:span>
</text:p>
      <text:p text:style-name="P4">
中国配备自动驾驶重要组成部分──激光成像、探测与测距(LiDAR，简称激光雷达)传感器的车辆出货量，正高居世界首位，并且在最近取代日本成为全球最大的汽车出口国之后，很可能会保持这一地位。除了作为全球最大汽车市场的规模优势外，中国因为缺乏传统的内燃机技术，随着整个行业进入新的电动、自动驾驶时代，更方便它轻装上阵，而传统内燃机技术正在拖累很多西方汽车巨头。</text:p>
      <text:p text:style-name="P4">
Source: <text:a xlink:type="simple" xlink:href="http://www.ftchinese.com/story/001099820" text:style-name="Internet_20_link" text:visited-style-name="Visited_20_Internet_20_Link">
http://www.ftchinese.com/story/001099820</text:a>
</text:p>
      <!--NEWS-->
      <text:h text:style-name="P10" text:outline-level="1">
<text:span text:style-name="T4">
美主导海上部队保护波湾水道 阿联停止参与</text:span>
</text:h>
      <text:p text:style-name="P4">
Publisher: 法新社</text:p>
      <text:p text:style-name="P4">
Published Time: 2023-05-31T10:32:07+00:00</text:p>
      <text:p text:style-name="P4">
Modified Time: 2023-05-31T14:20:04+00:00</text:p>
      <text:p text:style-name="P4">
Description: （法新社阿布达比31日电） 阿拉伯联合大公国今天说，已停止参与由美国领导的联合海上部队，这支联军的任务是确保对全球石油贸易至关重要的紧张波斯湾水道安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5" text:anchor-type="as-char" svg:width="6.9236in" svg:height="3.617581in" draw:z-index="0">
<draw:image xlink:href="../Images/rficn/2023-05-31T10-32-07-00-00/000000.png" xlink:type="simple" xlink:show="embed" xlink:actuate="onLoad" draw:mime-type="image/png"/>
</draw:frame>
</text:p>
      <text:p text:style-name="P4">
阿联外交部的声明说，阿联2个月前「停止参与38国联合海上部队（Combined Maritime Forces）」。声明没有说明这样做的原因。</text:p>
      <text:p text:style-name="P4">
国营阿拉伯联合大公国通讯社（WAM）在声明中说：「由于我们持续评估和所有伙伴的有效安全合作，阿联在2个月前停止参与联合海上部队。」</text:p>
      <text:p text:style-name="P4">
总部位于巴林的联合海上部队在2001年成立，最初是12个国家之间的伙伴关系。这支部队在关键但动荡不安的波斯湾水域活动，最近几个月来，有几艘油轮在当地遭到扣押和袭击。</text:p>
      <text:p text:style-name="P4">
联合海上部队的发言人说，尽管阿联暂停参与，但它仍然是伙伴国。</text:p>
      <text:p text:style-name="P4">
联合海上部队指挥官霍金斯（Timothy Hawkins）告诉法新社：「联合海上部队仍然包括38个伙伴国家，阿联是其中之一。」</text:p>
      <text:p text:style-name="P4">
伊朗在4月底和5月初的一周内扣押两艘油轮，其中包括一艘在阿联杜拜港（Dubai）和富查伊哈港（Fujairah）之间航行的空船。</text:p>
      <text:p text:style-name="P4">
伊朗还被指控在2022年11月以无人机攻击一艘以色列油轮，这升高伊朗与美国的紧张关系。</text:p>
      <text:p text:style-name="P4">
Source: <text:a xlink:type="simple" xlink:href="https://www.rfi.fr/cn/%E5%9B%BD%E9%99%85%E6%8A%A5%E9%81%93/20230531-%E7%BE%8E%E4%B8%BB%E5%AF%BC%E6%B5%B7%E4%B8%8A%E9%83%A8%E9%98%9F%E4%BF%9D%E6%8A%A4%E6%B3%A2%E6%B9%BE%E6%B0%B4%E9%81%93-%E9%98%BF%E8%81%94%E5%81%9C%E6%AD%A2%E5%8F%82%E4%B8%8E" text:style-name="Internet_20_link" text:visited-style-name="Visited_20_Internet_20_Link">
https://www.rfi.fr/cn/%E5%9B%BD%E9%99%85%E6%8A%A5%E9%81%93/20230531-%E7%BE%8E%E4%B8%BB%E5%AF%BC%E6%B5%B7%E4%B8%8A%E9%83%A8%E9%98%9F%E4%BF%9D%E6%8A%A4%E6%B3%A2%E6%B9%BE%E6%B0%B4%E9%81%93-%E9%98%BF%E8%81%94%E5%81%9C%E6%AD%A2%E5%8F%82%E4%B8%8E</text:a>
</text:p>
      <!--NEWS-->
      <text:h text:style-name="P10" text:outline-level="1">
<text:span text:style-name="T4">
艾尔段胜选让人不安 土耳其艺术界恐现出走潮</text:span>
</text:h>
      <text:p text:style-name="P4">
Publisher: 法新社</text:p>
      <text:p text:style-name="P4">
Published Time: 2023-05-31T10:32:08+00:00</text:p>
      <text:p text:style-name="P4">
Modified Time: 2023-05-31T10:20:03+00:00</text:p>
      <text:p text:style-name="P4">
Description: （法新社柏林30日电） 36岁的土耳其艺术家艾罗（Bugra Erol）过去几年往来柏林和伊斯坦堡工作，但土耳其人决定让艾尔段（Rece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6" text:anchor-type="as-char" svg:width="6.9236in" svg:height="3.617581in" draw:z-index="0">
<draw:image xlink:href="../Images/rficn/2023-05-31T10-32-08-00-00/000000.png" xlink:type="simple" xlink:show="embed" xlink:actuate="onLoad" draw:mime-type="image/png"/>
</draw:frame>
</text:p>
      <text:p text:style-name="P4">
艾罗告诉法新社：「过去10年，像我这样的艺术家过得很苦，最近这次选举的结果是雪上加霜。」</text:p>
      <text:p text:style-name="P4">
艾罗说：「我觉得我的一生都在奋斗中度过。」他 2017年首次来到柏林寻求更多的艺术自由。</text:p>
      <text:p text:style-name="P4">
旅居德国的土耳其艺术家和知识分子担心，艾尔段胜选后，整个世代的创意青年才俊将纷纷出走。</text:p>
      <text:p text:style-name="P4">
艾尔段28日历史性胜选，准备进入执政第3个10年。土耳其正面临1990年代以来最严重的经济危机，通货膨胀率超过40%。</text:p>
      <text:p text:style-name="P4">
2016年发生政变未遂后，艾尔段打压异议人士，数以千计反对派和活跃人士被判入狱，让人犹如惊弓之鸟。</text:p>
      <text:p text:style-name="P4">
旅居柏林的表演艺术家兼学者伊瑞卡福（Isil Egrikavuk）认为，许多同行会选择离开土耳其。</text:p>
      <text:p text:style-name="P4">
她说，2013年伊斯坦堡哲吉公园（Gezi Park）抗议事件后，「愈来愈多人离开」，「过去几年人数不减反增」。</text:p>
      <text:p text:style-name="P4">
德国约有300万土耳其人或土耳其后裔，是土国海外最大侨居地。</text:p>
      <text:p text:style-name="P4">
Source: <text:a xlink:type="simple" xlink:href="https://www.rfi.fr/cn/%E5%9B%BD%E9%99%85%E6%8A%A5%E9%81%93/20230531-%E8%89%BE%E5%B0%94%E6%AE%B5%E8%83%9C%E9%80%89%E8%AE%A9%E4%BA%BA%E4%B8%8D%E5%AE%89-%E5%9C%9F%E8%80%B3%E5%85%B6%E8%89%BA%E6%9C%AF%E7%95%8C%E6%81%90%E7%8E%B0%E5%87%BA%E8%B5%B0%E6%BD%AE" text:style-name="Internet_20_link" text:visited-style-name="Visited_20_Internet_20_Link">
https://www.rfi.fr/cn/%E5%9B%BD%E9%99%85%E6%8A%A5%E9%81%93/20230531-%E8%89%BE%E5%B0%94%E6%AE%B5%E8%83%9C%E9%80%89%E8%AE%A9%E4%BA%BA%E4%B8%8D%E5%AE%89-%E5%9C%9F%E8%80%B3%E5%85%B6%E8%89%BA%E6%9C%AF%E7%95%8C%E6%81%90%E7%8E%B0%E5%87%BA%E8%B5%B0%E6%BD%AE</text:a>
</text:p>
      <!--NEWS-->
      <text:h text:style-name="P10" text:outline-level="1">
<text:span text:style-name="T4">
新西兰奥克兰群岛发生6.2级地震</text:span>
</text:h>
      <text:p text:style-name="P4">
Author: 联合早报 (Person)</text:p>
      <text:p text:style-name="P4">
Publisher: 联合早报 (Organization)</text:p>
      <text:p text:style-name="P4">
Published Time: 2023-05-31T10:44</text:p>
      <text:p text:style-name="P4">
Modified Time: 2023-05-31T11:05</text:p>
      <text:p text:style-name="P4">
Description: 路透社星期三（5月31日）报道，美国地质调查局说，新西兰奥克兰群岛发生6.2级强烈地震。欧洲与地中海警报系统（EMSC）早前指奥克兰群岛的地震为5.7级，过后修正为6.2级。奥克兰...</text:p>
      <text:p text:style-name="P4">
Videos: []</text:p>
      <text:p text:style-name="P4">
Audios: []</text:p>
      <text:p text:style-name="P4">
Images: []</text:p>
      <text:p text:style-name="P4">
Type: NewsArticle</text:p>
      <text:p text:style-name="P4">
Breadcrumbs: ['即时', '国际']</text:p>
      <text:p text:style-name="P4">
Keywords: ['新西兰', '地震']</text:p>
      <!--METADATA-->
      <text:p text:style-name="P4">
路透社星期三（5月31日）报道，美国地质调查局说，新西兰奥克兰群岛发生6.2级强烈地震。</text:p>
      <text:p text:style-name="P4">
欧洲与地中海警报系统（EMSC）早前指奥克兰群岛的地震为5.7级，过后修正为6.2级。</text:p>
      <text:p text:style-name="P4">
奥克兰群岛是新西兰南岛布拉夫港南方465公里处的无人群岛。</text:p>
      <text:p text:style-name="P4">
Source: <text:a xlink:type="simple" xlink:href="https://www.zaobao.com.sg/realtime/world/story20230531-1399842" text:style-name="Internet_20_link" text:visited-style-name="Visited_20_Internet_20_Link">
https://www.zaobao.com.sg/realtime/world/story20230531-1399842</text:a>
</text:p>
      <!--NEWS-->
      <text:h text:style-name="P10" text:outline-level="1">
<text:span text:style-name="T4">
巴菲特为什么持续看好苹果？ (Free Version)</text:span>
</text:h>
      <text:p text:style-name="P4">
Authors: ['周掌柜']</text:p>
      <text:p text:style-name="P4">
Publisher: 英国《金融时报》</text:p>
      <text:p text:style-name="P4">
Time: 2023-05-31T10:46:00+00:00</text:p>
      <text:p text:style-name="P4">
Published Time: 2023-05-09T12:00:99+08:00</text:p>
      <text:p text:style-name="P4">
Modified Time: 2023-05-09T19:02:99+08:00</text:p>
      <text:p text:style-name="P4">
Description: 周掌柜：手机不是夕阳产业；智能手机的盈利模式依然非常先进；智能手机的创新拓展空间清晰且稳定；智能手机行业具备持久获得高利润的基础。</text:p>
      <text:p text:style-name="P4">
Images: ["<text:a xlink:type="simple" xlink:href="https://thumbor.ftacademy.cn/unsafe/picture/9/000170099_piclink.jpg" text:style-name="Internet_20_link" text:visited-style-name="Visited_20_Internet_20_Link">
000170099_pic...</text:a>
"]</text:p>
      <text:p text:style-name="P4">
Themes: ['专栏', '智能手机']</text:p>
      <text:p text:style-name="P4">
Keywords: ['智能手机', '苹果', '华为', 'vivo', '巴菲特', 'OPPO']</text:p>
      <text:p text:style-name="P4">
Type: Article</text:p>
      <!--METADATA-->
      <text:p text:style-name="P4">
<draw:frame draw:style-name="fr1" draw:name="Image187" text:anchor-type="as-char" svg:width="6.9236in" svg:height="4.499174in" draw:z-index="0">
<draw:image xlink:href="../Images/FT Chinese Free Version/2023-05-31T10-46-00-00-00/000170099_piclink.jpg" xlink:type="simple" xlink:show="embed" xlink:actuate="onLoad" draw:mime-type="image/jpeg"/>
</draw:frame>
</text:p>
      <text:p text:style-name="P4">
巴菲特为什么持续看好苹果？</text:p>
      <text:p text:style-name="P4">
<text:span text:style-name="T4">
【编者按】出于研讨和创新的目的，本文是作者和ChatGPT联合完成的文章，其中作者训练AI生成内容比例约10%。作者对本文中ChatGPT生成内容也进行了事实核查，对其内容准确性负责。这是一篇实验性文章，目的是探讨未来人脑+AI协作的场景，并为读者提供些许新鲜思路。我们邀请读者们猜一下文中哪些内容是ChatGPT生成的，并将在下期专栏公布答案。</text:span>
</text:p>
      <text:p text:style-name="P4">
Source: <text:a xlink:type="simple" xlink:href="http://www.ftchinese.com/story/001099589" text:style-name="Internet_20_link" text:visited-style-name="Visited_20_Internet_20_Link">
http://www.ftchinese.com/story/001099589</text:a>
</text:p>
      <!--NEWS-->
      <text:h text:style-name="P10" text:outline-level="1">
<text:span text:style-name="T4">
专栏 | 民主沙龙：中国人讲中国事 （2023-05-30）</text:span>
</text:h>
      <text:p text:style-name="P4">
Author: None</text:p>
      <text:p text:style-name="P4">
Publisher: Radio Free Asia (Organization)</text:p>
      <text:p text:style-name="P4">
Published Time: 2023-05-31T10:53:00-04:00</text:p>
      <text:p text:style-name="P4">
Modified Time: 2023-05-31T12:13:32-04:00</text:p>
      <text:p text:style-name="P4">
Description: None</text:p>
      <text:p text:style-name="P4">
Videos: []</text:p>
      <text:p text:style-name="P4">
Audios: ["<text:a xlink:type="simple" xlink:href="https://www.rfa.org/mandarin/zhuanlan/minzhushalong/salon-053120231036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8" text:anchor-type="as-char" svg:width="6.9236in" svg:height="6.521585in" draw:z-index="0">
<draw:image xlink:href="../Images/rfamandarin/2023-05-31T10-53-00-04-00/000000.png" xlink:type="simple" xlink:show="embed" xlink:actuate="onLoad" draw:mime-type="image/png"/>
</draw:frame>
上海市一名脚踏车骑士因为违法骑乘脚踏车，遭到警察罚款。 <text:a xlink:type="simple" xlink:href="https://www.rfa.org/mandarin/zhuanlan/minzhushalong/salon-05312023103646.html/@@images/image" text:style-name="Internet_20_link" text:visited-style-name="Visited_20_Internet_20_Link">
</text:a>
美联社资料图片  <text:a xlink:type="simple" xlink:href="https://www.rfa.org/mandarin/zhuanlan/minzhushalong/salon-05312023103646.html/@@stream" text:style-name="Internet_20_link" text:visited-style-name="Visited_20_Internet_20_Link">
Audio-1-Link：https://www.rfa.org/mandarin/zhuanlan/minzhushalong/salon-05312023103646.html/@@stream</text:a>
</text:p>
      <text:p text:style-name="P4">
<text:span text:style-name="T4">
<text:span text:style-name="T5">
自由亚洲电台在美国首都华盛顿面向中国大陆听友开通的</text:span>
 </text:span>
 <text:span text:style-name="T4">
<text:span text:style-name="T5">
“</text:span>
 </text:span>
 <text:span text:style-name="T4">
<text:span text:style-name="T5">
民主沙龙热线</text:span>
 </text:span>
 <text:span text:style-name="T4">
<text:span text:style-name="T5">
”</text:span>
 </text:span>
 <text:span text:style-name="T4">
<text:span text:style-name="T5">
。</text:span>
 </text:span>
</text:p>
      <text:p text:style-name="P4">
<text:span text:style-name="T4">
__ </text:span>
</text:p>
      <text:p text:style-name="P4">
<text:span text:style-name="T4">
<text:span text:style-name="T5">
热线时间： _北京时间每个星期一晚上</text:span>
 _ </text:span>
 <text:span text:style-name="T4">
__10_ _ </text:span>
 <text:span text:style-name="T4">
__点_ _ </text:span>
 <text:span text:style-name="T4">
__----11_ _ </text:span>
 <text:span text:style-name="T4">
<text:span text:style-name="T4">
点</text:span>
 </text:span>
 <text:span text:style-name="T4">
__30_ _ </text:span>
 <text:span text:style-name="T4">
__分_ _ </text:span>
</text:p>
      <text:p text:style-name="P4">
<text:span text:style-name="T4">
<text:span text:style-name="T5">
热线国际免费号码：</text:span>
 </text:span>
 <text:span text:style-name="T4">
__400-842-7775_ _ </text:span>
 <text:span text:style-name="T4">
__，_ _ </text:span>
 <text:span text:style-name="T4">
__400-842-7776_ _ </text:span>
</text:p>
      <text:p text:style-name="P4">
<text:span text:style-name="T4">
<text:span text:style-name="T5">
热线</text:span>
 </text:span>
 <text:span text:style-name="T4">
__ </text:span>
 <text:span text:style-name="T4">
<text:span text:style-name="T5">
skype</text:span>
 </text:span>
 <text:span text:style-name="T4">
<text:span text:style-name="T5">
帐号：</text:span>
 </text:span>
 <text:span text:style-name="T4">
__Linyueyang01_ _ </text:span>
</text:p>
      <text:p text:style-name="P4">
<text:span text:style-name="T4">
___ _ </text:span>
</text:p>
      <text:p text:style-name="P4">
<text:span text:style-name="T4">
<text:span text:style-name="T5">
期待与您</text:span>
 </text:span>
 <text:span text:style-name="T4">
__ </text:span>
 <text:span text:style-name="T4">
<text:span text:style-name="T5">
“民主沙龙热线”空中相聚</text:span>
 </text:span>
 <text:span text:style-name="T4">
<text:span text:style-name="T5">
---</text:span>
 </text:span>
 <text:span text:style-name="T4">
<text:span text:style-name="T5">
林悦杨</text:span>
 </text:span>
</text:p>
      <text:p text:style-name="P4">
南方听友：最近河北出现爆竹检查中，爆炸现象。不少官方检查人员受到殃及。百姓对政府信任度严重下降，怨气不小。中国社会公正方面问题多，司法系统腐败严重，有钱有关系的，可以买通司法方面人员，致使司法裁决有时出现严重不公状况。老百姓受到冤屈，通过法律渠道也是无法得到公正。中国听友： 中国年轻人压力大，自杀率高。超过20%的年轻人失业。社会出现严重不公的现象。年轻人在学校受到的教育同他们进入社会的感受非常不同。心理落差很大。中国的死刑执行率也属于世界前列，很可能有冤狱，甚至可能包括政治犯。中国近年来罚款严重，金额大的令人惊异。有些开卡车为生的司机，因为罚款特别严重，就放弃开车了。甚至连罚款的官方人士都承认，近来财政紧张，所以罚款多。中国的烂尾工程很多，金玉其外，败絮其中。有的工程建完之后不久，就出现问题。另外很多人都知道，不准降价卖房。降价卖房，会遇到麻烦。</text:p>
      <text:p text:style-name="P4">
索要翻墙软件， <text:span text:style-name="T5">
<text:a xlink:type="simple" xlink:href="" text:style-name="Internet_20_link" text:visited-style-name="Visited_20_Internet_20_Link">
 请发电邮给 </text:a>
 <text:a xlink:type="simple" xlink:href="" text:style-name="Internet_20_link" text:visited-style-name="Visited_20_Internet_20_Link">
 </text:a>
 _ </text:span>
<text:a xlink:type="simple" xlink:href="" text:style-name="Internet_20_link" text:visited-style-name="Visited_20_Internet_20_Link">
 ： </text:a>
 <text:a xlink:type="simple" xlink:href="" text:style-name="Internet_20_link" text:visited-style-name="Visited_20_Internet_20_Link">
 fankui@rfa.org </text:a>
 _</text:p>
      <text:p text:style-name="P4">
请关注主持人林悦杨的社媒，与我们互动：</text:p>
      <text:p text:style-name="P4">
<text:span text:style-name="T4">
<text:span text:style-name="T5">
推特帐号：linyueyang</text:span>
 </text:span>
</text:p>
      <text:p text:style-name="P4">
<text:span text:style-name="T4">
<text:span text:style-name="T5">
Skype</text:span>
 </text:span>
 <text:span text:style-name="T4">
<text:span text:style-name="T5">
帐号： Linyueyang01</text:span>
 </text:span>
</text:p>
      <text:p text:style-name="P4">
<text:span text:style-name="T4">
<text:span text:style-name="T5">
微信帐号：linyueyang</text:span>
 </text:span>
</text:p>
      <text:p text:style-name="P4">
Source: <text:a xlink:type="simple" xlink:href="https://www.rfa.org/mandarin/zhuanlan/minzhushalong/salon-05312023103646.html" text:style-name="Internet_20_link" text:visited-style-name="Visited_20_Internet_20_Link">
https://www.rfa.org/mandarin/zhuanlan/minzhushalong/salon-05312023103646.html</text:a>
</text:p>
      <!--NEWS-->
      <text:h text:style-name="P10" text:outline-level="1">
<text:span text:style-name="T4">
亚股全面挫跌 共和党强硬派扬言挡美债限法案</text:span>
</text:h>
      <text:p text:style-name="P4">
Publisher: 法新社</text:p>
      <text:p text:style-name="P4">
Published Time: 2023-05-31T11:02:07+00:00</text:p>
      <text:p text:style-name="P4">
Modified Time: 2023-05-31T10:50:02+00:00</text:p>
      <text:p text:style-name="P4">
Description: （法新社香港31日电） 美国提高债务上限法案即将在联邦众议院进行全院表决，市场忧心共和党强硬派议员投下反对票而引发灾难性债务违约、重创原已脆弱的全球经济，亚洲股市今天全面挫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0" text:anchor-type="as-char" svg:width="6.9236in" svg:height="3.617581in" draw:z-index="0">
<draw:image xlink:href="../Images/rficn/2023-05-31T11-02-07-00-00/000000.png" xlink:type="simple" xlink:show="embed" xlink:actuate="onLoad" draw:mime-type="image/png"/>
</draw:frame>
</text:p>
      <text:p text:style-name="P4">
中国疫后经济复苏迹象进一步消退，增添交易大厅的悲观气氛；此外，美国联邦准备理事会（Fed）下月可能再度升息，也拖累亚股表现。</text:p>
      <text:p text:style-name="P4">
美国财政部已警告，若未能在6月5日前提高联邦举债上限，国库将告罄，政府将无现金偿还债务。</text:p>
      <text:p text:style-name="P4">
众议院议长麦卡锡（Kevin McCarthy）和美国总统拜登达成债务上限协商，他对债限法案在众院过关有信心。但「众议院自由党团」（HouseFreedom Caucus）成员罗伊（Chip Roy）说：「共和党人不该投票赞成。这是个糟糕的协议。没人投票给我们是为了再增举债4兆美元而无所获。」</text:p>
      <text:p text:style-name="P4">
CMC市场（CMC Markets）分析师休森（Michael Hewson）指出，信评公司已「摩拳擦掌准备砍美国的债信评等」。</text:p>
      <text:p text:style-name="P4">
但众议院民主党领袖杰福瑞斯（Hakeem Jeffries）仍深具信心，他告诉彭博电视：「我们将可让这个法案在明天通过终点线。」</text:p>
      <text:p text:style-name="P4">
随着众议院今天稍晚将进行全院表决，紧张不安的投资人出脱风险资产，拖累亚股挫跌。</text:p>
      <text:p text:style-name="P4">
中国领导人虽努力快速提振经济成长，但最新数据显示上月中国制造业活动进一步萎缩，也对市场信心造成影响。</text:p>
      <text:p text:style-name="P4">
日股基准日经225指数收跌1.4%，来到30887.88点。港股恒生指数收挫1.9%，来到18234.27点。上海综合股价指数收跌0.6%，来到3204.56点。</text:p>
      <text:p text:style-name="P4">
至于其他亚股也一片惨绿，雪梨、首尔、曼谷、新加坡、台北、威灵顿、马尼拉和雅加达股市都收跌。</text:p>
      <text:p text:style-name="P4">
Source: <text:a xlink:type="simple" xlink:href="https://www.rfi.fr/cn/%E8%B4%A2%E7%BB%8F%E5%BF%AB%E8%AE%AF/20230531-%E4%BA%9A%E8%82%A1%E5%85%A8%E9%9D%A2%E6%8C%AB%E8%B7%8C-%E5%85%B1%E5%92%8C%E5%85%9A%E5%BC%BA%E7%A1%AC%E6%B4%BE%E6%89%AC%E8%A8%80%E6%8C%A1%E7%BE%8E%E5%80%BA%E9%99%90%E6%B3%95%E6%A1%88" text:style-name="Internet_20_link" text:visited-style-name="Visited_20_Internet_20_Link">
https://www.rfi.fr/cn/%E8%B4%A2%E7%BB%8F%E5%BF%AB%E8%AE%AF/20230531-%E4%BA%9A%E8%82%A1%E5%85%A8%E9%9D%A2%E6%8C%AB%E8%B7%8C-%E5%85%B1%E5%92%8C%E5%85%9A%E5%BC%BA%E7%A1%AC%E6%B4%BE%E6%89%AC%E8%A8%80%E6%8C%A1%E7%BE%8E%E5%80%BA%E9%99%90%E6%B3%95%E6%A1%88</text:a>
</text:p>
      <!--NEWS-->
      <text:h text:style-name="P10" text:outline-level="1">
<text:span text:style-name="T4">
中国实施美光禁令　韩国半导体处境尴尬</text:span>
</text:h>
      <text:p text:style-name="P4">
Author: None</text:p>
      <text:p text:style-name="P4">
Publisher: Radio Free Asia (Organization)</text:p>
      <text:p text:style-name="P4">
Published Time: 2023-05-31T11:04:00-04:00</text:p>
      <text:p text:style-name="P4">
Modified Time: 2023-05-31T14:07:54-04:00</text:p>
      <text:p text:style-name="P4">
Description: None</text:p>
      <text:p text:style-name="P4">
Videos: []</text:p>
      <text:p text:style-name="P4">
Audios: ["<text:a xlink:type="simple" xlink:href="https://www.rfa.org/mandarin/yataibaodao/jingmao/zbt-053120230940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4.57851in" draw:z-index="0">
<draw:image xlink:href="../Images/rfamandarin/2023-05-31T11-04-00-04-00/000000.png" xlink:type="simple" xlink:show="embed" xlink:actuate="onLoad" draw:mime-type="image/png"/>
</draw:frame>
 中国发出通告称因安全因素禁止销售美光的芯片。路透社资料图片  <text:a xlink:type="simple" xlink:href="https://www.rfa.org/mandarin/yataibaodao/jingmao/zbt-05312023094002.html/@@stream" text:style-name="Internet_20_link" text:visited-style-name="Visited_20_Internet_20_Link">
Audio-1-Link：https://www.rfa.org/mandarin/yataibaodao/jingmao/zbt-05312023094002.html/@@stream</text:a>
</text:p>
      <text:p text:style-name="P4">
5月下旬，中国以没有通过安全审查为由，对美国的美光芯片实施制裁后，韩国半导体企业陷入了尴尬状态。一方面，美国要求韩国不要试图在中国填补美光留下的空白，另一方面，面对韩国国内经济的不景气，一些经济评论人士认为美国的要求违背市场原则，韩国应该占领这个市场。</text:p>
      <ul>
        <li>
<text:span text:style-name="T4">
<text:a xlink:type="simple" xlink:href="https://www.rfa.org/mandarin/Xinwen/10-05212023161607.html" text:style-name="Internet_20_link" text:visited-style-name="Visited_20_Internet_20_Link">
 中国说美国美光芯片不安全 </text:a>
 </text:span>
  * <text:span text:style-name="T4">
<text:a xlink:type="simple" xlink:href="https://www.rfa.org/mandarin/yataibaodao/jingmao/gt2-05222023041046.html" text:style-name="Internet_20_link" text:visited-style-name="Visited_20_Internet_20_Link">
 美光在中国被禁后 投资三十六亿美元日本设厂 </text:a>
 </text:span>
  * <text:span text:style-name="T4">
<text:a xlink:type="simple" xlink:href="https://www.rfa.org/mandarin/Xinwen/10-05272023165745.html" text:style-name="Internet_20_link" text:visited-style-name="Visited_20_Internet_20_Link">
 美商务部长：美国“不会容忍”中国对美光芯片的禁令 </text:a>
 </text:span>
</li>
      </ul>
      <text:p text:style-name="P4">
5月下旬，中国以没有通过安全审查为由，对美国的美光芯片实施制裁后，韩国半导体产业陷入了尴尬状态，这也引发了国内外媒体的大讨论。</text:p>
      <text:p text:style-name="P4">
<text:span text:style-name="T4">
美光禁令引发的韩国尴尬局面</text:span>
</text:p>
      <text:p text:style-name="P4">
一方面，美国要求韩国不要试图在中国填补美光留下的空白，28日，彭博社援引消息人士的话报道称：“韩国政府也不会鼓励三星电子和SK海力士等企业利用美光空白来增加在中国市场的占有率”。韩国经济评论人士金养鹏（音）认为：“韩国的半导体技术和设备有赖于美国，从技术长期发展的角度来看，不应该违背美国的意愿，而且美光的中国市场占有率并不高，即使韩国的企业占领了这个空白，对韩国经济发展帮助也不会很大。”面对媒体的喧嚣,韩国半导体企业陷入了尴尬的境地，三星电子和SK海力士谨慎地表示:“还没有正式立场。”</text:p>
      <text:p text:style-name="P4">
另一方面，面对韩国国内经济的不景气，一些经济评论人士认为美国的要求违背了市场原则，韩国应该占领这个空白。29日，《环球时报》（英文版）通过专栏也表示:“韩国的半导体企业在中国市场上填补美光的空白是理所当然的，韩国应该做出实用的选择，否则，韩国经济前景将极度堪忧。”韩国经济评论人士朴淑娴（音）认为：“韩国和美国是盟国，因此韩美关系不可能有大的变动，但这并不意味着韩美在所以利益关系上都是一致的。事实上，国与国在经济利益关系上很复杂的，比如，同为美国盟友的荷兰和日本在半导体出口中国的问题上一直都是犹豫不定，甚至美国也在寻求解决半导体出口中国的办法。中国制裁美光，这是韩国企业的一个机会。”</text:p>
      <text:p text:style-name="P4">
三星电子公司设在平澤市的芯片制造厂区，摄于2022年9月7日。(路透社资料图片)  <text:a xlink:type="simple" xlink:href="https://www.rfa.org/mandarin/yataibaodao/jingmao/zbt-05312023094002.html/2022-09-07t080131z_550721134_rc221w9bxmdk_rtrmadp_3_samsung-elec-chips.jpg" text:style-name="Internet_20_link" text:visited-style-name="Visited_20_Internet_20_Link">
</text:a>
</text:p>
      <text:p text:style-name="P4">
<text:span text:style-name="T4">
韩国还是面临一个选边站的问题</text:span>
</text:p>
      <text:p text:style-name="P4">
中美进入竞争和对立状态以来，韩国一直面临选边站的问题。韩国保守派领导人尹锡悦上任一年以来，通过加入“芯片四方联盟”、“印太经济繁荣框架”，以及访日、访美，尤其是5月份列席七国集团首脑峰会，这被国际社会认为是标志着完全倒向了美国一边。但这次中国制裁美光事件充分暴露出韩国在经济上还做不到一边倒地投向美国。</text:p>
      <text:p text:style-name="P4">
韩国时评人宋虎营（音）认为：“现在的经济和外交状态下，无论是就人口规模还是地理位置而言，如果我们断绝了和周边国家，特别是中国的进出口往来，恐怕我们连两个星期都坚持不了就得倒下。韩国和日本、美国走得太近了，这种偏向性外交是让人担心的事。在中美竞争背景下，韩国的力量还很有限，我们没必要替美国出头，因为背后指使我们的美国和日本也都有自己的打算，在这种情况下，我们为什么要当面和中国作对，从而丧失了大好的机会呢？”</text:p>
      <text:p text:style-name="P4">
一位半导体业界的相关人士表示:“半导体已经超越了单纯的产业界层面,成为了政治冲突的对象。从企业的立场来看,只能观察情况,寻找最大限度地有利可图。”</text:p>
      <text:p text:style-name="P4">
记者：柏涛 责编：嘉远 网编：何足</text:p>
      <text:p text:style-name="P4">
Source: <text:a xlink:type="simple" xlink:href="https://www.rfa.org/mandarin/yataibaodao/jingmao/zbt-05312023094002.html" text:style-name="Internet_20_link" text:visited-style-name="Visited_20_Internet_20_Link">
https://www.rfa.org/mandarin/yataibaodao/jingmao/zbt-05312023094002.html</text:a>
</text:p>
      <!--NEWS-->
      <text:h text:style-name="P10" text:outline-level="1">
<text:span text:style-name="T4">
中国五月PMI48.8%仍在荣枯线下　产需两端都放缓</text:span>
</text:h>
      <text:p text:style-name="P4">
Author: None</text:p>
      <text:p text:style-name="P4">
Publisher: Radio Free Asia (Organization)</text:p>
      <text:p text:style-name="P4">
Published Time: 2023-05-31T11:05:00-04:00</text:p>
      <text:p text:style-name="P4">
Modified Time: 2023-05-31T14:25:15-04:00</text:p>
      <text:p text:style-name="P4">
Description: None</text:p>
      <text:p text:style-name="P4">
Videos: []</text:p>
      <text:p text:style-name="P4">
Audios: ["<text:a xlink:type="simple" xlink:href="https://www.rfa.org/mandarin/yataibaodao/jingmao/hcm2-053120231039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4" text:anchor-type="as-char" svg:width="6.9236in" svg:height="4.612011in" draw:z-index="0">
<draw:image xlink:href="../Images/rfamandarin/2023-05-31T11-05-00-04-00/000000.png" xlink:type="simple" xlink:show="embed" xlink:actuate="onLoad" draw:mime-type="image/png"/>
</draw:frame>
 工人在山东德州一家工厂中工作REUTERS/Siyi Liu/File Photo  <text:a xlink:type="simple" xlink:href="https://www.rfa.org/mandarin/yataibaodao/jingmao/hcm2-05312023103930.html/@@stream" text:style-name="Internet_20_link" text:visited-style-name="Visited_20_Internet_20_Link">
Audio-1-Link：https://www.rfa.org/mandarin/yataibaodao/jingmao/hcm2-05312023103930.html/@@stream</text:a>
</text:p>
      <text:p text:style-name="P4">
中国5月31日公布5月份的制造业PMI为48.8%，比上月下降0.4个百分点，仍继续在荣枯线下小幅回落。5月份的生产指数和新订单指数也呈现微幅下滑。统计数据显示，产需两端有所放缓。</text:p>
      <text:p text:style-name="P4">
<text:a xlink:type="simple" xlink:href="https://www.rfa.org/mandarin/Xinwen/4-05012023113906.html" text:style-name="Internet_20_link" text:visited-style-name="Visited_20_Internet_20_Link">
 <text:span text:style-name="T4">
中国制造业PMI降至荣枯线以下 百强房企销售下滑</text:span>
 </text:a>
  * <text:span text:style-name="T4">
<text:a xlink:type="simple" xlink:href="https://www.rfa.org/mandarin/Xinwen/5-04032023121404.html" text:style-name="Internet_20_link" text:visited-style-name="Visited_20_Internet_20_Link">
 中国经济复苏艰难 制造业势头放缓 </text:a>
 </text:span>
</text:p>
      <text:p text:style-name="P4">
中国国家统计局5月份公布，中国制造业采购经理指数、非制造业商务活动指数和综合PMI产出指数分别为48.8%、54.5%和52.9%，低于上月0.4、1.9和1.5个百分点。“中国经济景气水平有所回落，恢复发展基础仍需巩固”。</text:p>
      <text:p text:style-name="P4">
中国统计局进一步分析制造业采购经理指数小幅回落原因指出，首先，产需两端有所放缓，生产指数和新订单指数分别为49.6%和48.3%，比上月下降0.6和0.5个百分点，“制造业市场需求仍显不足，企业产能释放受到抑制”。</text:p>
      <text:p text:style-name="P4">
其次，价格指数持续回落。受近期部分大宗商品价格持续下行、市场需求偏弱等因素影响，包括石油煤炭以及化学原料等制品的价格指数都低于31%，行业上下游市场活跃度不高。</text:p>
      <text:p text:style-name="P4">
第三，大型企业PMI为50.0%升至临界点，但中小企业景气度都在荣枯线下，依然较弱。</text:p>
      <text:p text:style-name="P4">
另一方面，5月份非制造业商务活动指数为54.5%，虽然低于上月1.9个百分点，但统计局解读，今年以来始终保持在54.0%以上景气区间，非制造业延续恢复性增长，服务业稳步恢复、建筑业高位回调。</text:p>
      <text:p text:style-name="P4">
新浪财经特约分析师张立群解读周三公布的数据，“表明经济全面回升态势仍在聚力之中。”他分析，订单类指数继续小幅回落，反映市场需求不足的企业占比进一步提高到58%以上，表明需求收缩的问题仍然突出。受此影响，企业信心仍然偏弱，生产经营活动偏谨慎；需求不足也引致价格类指数回落。</text:p>
      <text:p text:style-name="P4">
中国国家统计局五月份公布的中国制造业采购经理指数（网络截图/黄春梅提供）</text:p>
      <text:p text:style-name="P4">
<text:span text:style-name="T4">
中国景气"弱复苏"恐待七月政治局会议开解方</text:span>
</text:p>
      <text:p text:style-name="P4">
国际铜价近期跌破八千美元整数关卡，由于中国经济复苏乏力，作为经济风向标的大宗商品铜价触及去年十一月以来的低点。有媒体解读，因一连串经济数据显示中国的景气回温停滞，而中国并未祭出大规模支出投资基础建设，再加上中国房地产景气仍低档徘徊，冲击市场信心。</text:p>
      <text:p text:style-name="P4">
第一财经分析，五月以来公布的一连串经济数据不及预期，市场连日上演股、汇双杀，指出“中国经济复苏的第一阶段基本完成，而第二阶段的复苏仍弱于预期，外加地缘政治博弈，因而也可能引发获利了结”。</text:p>
      <text:p text:style-name="P4">
新浪财经有关如何看“强预期”与“弱复苏”的一篇文章指出，目前经济的结构问题集中在三方面，一是上游和下游库存水平还比较高；二是复苏链条短，拉动作用不大，生活和商旅服务的修复对经济拉动链条短，在收入循环恢复的需要过程，在这个过程中可能出现经济环比减弱的情况；三是居民企业加杠杆的意愿不强。“经济未来一个季度可能很难继续走强”。</text:p>
      <text:p text:style-name="P4">
文章分析，变局节点最快需要观察今年七月的政治局会议。更有可能是在地方财政或者就业等其它宏观压力催化下，才会带动总量政策增量。</text:p>
      <text:p text:style-name="P4">
记者：黄春梅 责编：许书婷、梒青 网编：洪伟</text:p>
      <text:p text:style-name="P4">
Source: <text:a xlink:type="simple" xlink:href="https://www.rfa.org/mandarin/yataibaodao/jingmao/hcm2-05312023103930.html" text:style-name="Internet_20_link" text:visited-style-name="Visited_20_Internet_20_Link">
https://www.rfa.org/mandarin/yataibaodao/jingmao/hcm2-05312023103930.html</text:a>
</text:p>
      <!--NEWS-->
      <text:h text:style-name="P10" text:outline-level="1">
<text:span text:style-name="T4">
美商务部严审对中国出口申请 去年26%申请被拒</text:span>
</text:h>
      <text:p text:style-name="P4">
Author: None</text:p>
      <text:p text:style-name="P4">
Publisher: Radio Free Asia (Organization)</text:p>
      <text:p text:style-name="P4">
Published Time: 2023-05-31T11:16:00-04:00</text:p>
      <text:p text:style-name="P4">
Modified Time: 2023-05-31T11:30: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3.88615in" draw:z-index="0">
<draw:image xlink:href="../Images/rfamandarin/2023-05-31T11-16-00-04-00/000000.png" xlink:type="simple" xlink:show="embed" xlink:actuate="onLoad" draw:mime-type="image/png"/>
</draw:frame>
 美国与中国的国旗 <text:a xlink:type="simple" xlink:href="https://www.rfa.org/mandarin/Xinwen/1-05312023110718.html/@@images/image" text:style-name="Internet_20_link" text:visited-style-name="Visited_20_Internet_20_Link">
</text:a>
美联社资料图片  美国商务部助理部长肯德勒（Thea RozmanKendler）31日出席参议院金融委员会听证会，他在事先提供的书面证词中表示，美国政府正严密审查对中国的出口申请，商务部去年共收到5,064件出口与再出口的许可证申请案，其中有26%的申请案被拒绝。听证会上另一位证人、商务部负责出口执法的助理部长阿克塞尔罗德（MatthewAxelrod）表示，美国运用行政与刑事执法权，处理先进科技转移问题。诸如半导体、船舶发动机、卫星与火箭原型的技术，这些可能支持中国的军事现代化。根据美国商务部的实体清单（Entity List），共有600多家中国企业上榜，这些企业必须事先获美国政府授权，才能取得美国的产品与技术。负责投资安全的财政部助理部长罗森（PaulRosen）也出席听证会，他在书面证词中提到，拜登政府还在制定一套新的限制措施，限制美国公司的对外投资，这些投资可能会帮助特定国家开发技术，威胁到美国国家安全，但没有说明何时实施这些限制措施。责编：陈品洁</text:p>
      <text:p text:style-name="P4">
Source: <text:a xlink:type="simple" xlink:href="https://www.rfa.org/mandarin/Xinwen/1-05312023110718.html" text:style-name="Internet_20_link" text:visited-style-name="Visited_20_Internet_20_Link">
https://www.rfa.org/mandarin/Xinwen/1-05312023110718.html</text:a>
</text:p>
      <!--NEWS-->
      <text:h text:style-name="P10" text:outline-level="1">
<text:span text:style-name="T4">
联合国关切中国领导层缺乏女性</text:span>
</text:h>
      <text:p text:style-name="P4">
Author: None</text:p>
      <text:p text:style-name="P4">
Publisher: Radio Free Asia (Organization)</text:p>
      <text:p text:style-name="P4">
Published Time: 2023-05-31T11:22:32-04:00</text:p>
      <text:p text:style-name="P4">
Modified Time: 2023-05-31T11:22: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8" text:anchor-type="as-char" svg:width="6.9236in" svg:height="4.612011in" draw:z-index="0">
<draw:image xlink:href="../Images/rfamandarin/2023-05-31T11-22-32-04-00/000000.png" xlink:type="simple" xlink:show="embed" xlink:actuate="onLoad" draw:mime-type="image/png"/>
</draw:frame>
中共中央政治局六名常委，在3月10日的人大会议中排队投票。这六位与习近平共同掌握中共领导权，没有任何一位是女性。 <text:a xlink:type="simple" xlink:href="https://www.rfa.org/mandarin/Xinwen/2-05312023111723.html/@@images/image" text:style-name="Internet_20_link" text:visited-style-name="Visited_20_Internet_20_Link">
</text:a>
美联社资料图片  联合国“消除对女性歧视委员会”（UN Committee on the Elimination of DiscriminationagainstWomen）5月30日对中国最高领导阶层中缺乏女性表达担忧，该委员会在一份报告中说，尽管中国女性在政治和公共生活中的代表权已经提升，但女性在第14届全国人民代表大会只占26.54%的席次，该委员会对此表达关切，并敦促中国采取配额制度以及性别平等机制，促进女性在政府中的平等代表权，增加所有政府部门中的女性人数，包含司法和外交机构，特别是在决策层级。该委员会在声明中说，自从2022年10月以来，中国共产党中央政治局的24名成员中就没有女性，这是20年来首见，而且政治局的7名常委中也没有女性。此外委员会表示，他们也关切中国对非政府组织的过度限制，以及对女性人权捍卫者的恐吓和骚扰等相关报道，敦促中国废除对非营利组织“不成比例的限制”，并确保女性人权捍卫者不会因为她们的工作而受到恐吓、骚扰和报复。该委员会除了对中国提出建议之外，同时也公布了对德国、冰岛、圣多美和普林西比、斯洛伐克、西班牙、东帝汶和委内瑞拉等国的调查结果。 责编：陈品洁</text:p>
      <text:p text:style-name="P4">
Source: <text:a xlink:type="simple" xlink:href="https://www.rfa.org/mandarin/Xinwen/2-05312023111723.html" text:style-name="Internet_20_link" text:visited-style-name="Visited_20_Internet_20_Link">
https://www.rfa.org/mandarin/Xinwen/2-05312023111723.html</text:a>
</text:p>
      <!--NEWS-->
      <text:h text:style-name="P10" text:outline-level="1">
<text:span text:style-name="T4">
中国印度互相驱逐记者</text:span>
</text:h>
      <text:p text:style-name="P4">
Author: None</text:p>
      <text:p text:style-name="P4">
Publisher: Radio Free Asia (Organization)</text:p>
      <text:p text:style-name="P4">
Published Time: 2023-05-31T11:29:23-04:00</text:p>
      <text:p text:style-name="P4">
Modified Time: 2023-05-31T11:29: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0" text:anchor-type="as-char" svg:width="6.9236in" svg:height="3.88615in" draw:z-index="0">
<draw:image xlink:href="../Images/rfamandarin/2023-05-31T11-29-23-04-00/000000.png" xlink:type="simple" xlink:show="embed" xlink:actuate="onLoad" draw:mime-type="image/png"/>
</draw:frame>
 中国与印度国旗交织 <text:a xlink:type="simple" xlink:href="https://www.rfa.org/mandarin/Xinwen/3-05312023112333.html/@@images/image" text:style-name="Internet_20_link" text:visited-style-name="Visited_20_Internet_20_Link">
</text:a>
美联社资料图片  中印冲突近日传出有升温趋势，印度和中国最近几周互相驱逐了对方的记者，几乎断绝了双方的媒体接触。 根据美国媒体《华尔街日报》（WallStreetJournal）5月31日报道，有消息人士透露印度在本月拒绝为在该国的最后两名中国官方媒体记者续签签证，这两位记者分别来自官媒新华社和中央电视台。据称最后两名中国官媒记者在签证到期后已经离开了印度，现在印度已经没有中国官方媒体的记者，这可能是至少自1980年代以来的首次。中国也同样取消了印度记者的记者证，报道指今年年初印度媒体还有四名驻华记者，但一位中国官员说，其中至少有两人还没有获得返回中国的签证。《华尔街日报》引述知情人士消息称，第三名记者本月被告知他的记者证已被吊销，虽然他目前仍在中国。中国外交部发言人毛宁31日在例行记者会上被问及此事时回应，中方驻印记者面临被“清零”情况，对此，中方不得不采取适当反制措施，维护中方媒体的正当权益。责编：陈品洁</text:p>
      <text:p text:style-name="P4">
Source: <text:a xlink:type="simple" xlink:href="https://www.rfa.org/mandarin/Xinwen/3-05312023112333.html" text:style-name="Internet_20_link" text:visited-style-name="Visited_20_Internet_20_Link">
https://www.rfa.org/mandarin/Xinwen/3-05312023112333.html</text:a>
</text:p>
      <!--NEWS-->
      <text:h text:style-name="P10" text:outline-level="1">
<text:span text:style-name="T4">
专栏 | 劳工通讯：福建晋江佳信轻工发展有限公司关厂，不付拖欠工资 (三)</text:span>
</text:h>
      <text:p text:style-name="P4">
Author: None</text:p>
      <text:p text:style-name="P4">
Publisher: Radio Free Asia (Organization)</text:p>
      <text:p text:style-name="P4">
Published Time: 2023-05-31T11:33:25-04:00</text:p>
      <text:p text:style-name="P4">
Modified Time: 2023-05-31T11:33:25-04:00</text:p>
      <text:p text:style-name="P4">
Description: None</text:p>
      <text:p text:style-name="P4">
Videos: []</text:p>
      <text:p text:style-name="P4">
Audios: ["<text:a xlink:type="simple" xlink:href="https://www.rfa.org/mandarin/zhuanlan/laogongtongxun/hdf-053120231131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4.645512in" draw:z-index="0">
<draw:image xlink:href="../Images/rfamandarin/2023-05-31T11-33-25-04-00/000000.png" xlink:type="simple" xlink:show="embed" xlink:actuate="onLoad" draw:mime-type="image/png"/>
</draw:frame>
 Photo: RFA  <text:a xlink:type="simple" xlink:href="https://www.rfa.org/mandarin/zhuanlan/laogongtongxun/hdf-05312023113143.html/@@stream" text:style-name="Internet_20_link" text:visited-style-name="Visited_20_Internet_20_Link">
Audio-1-Link：https://www.rfa.org/mandarin/zhuanlan/laogongtongxun/hdf-05312023113143.html/@@stream</text:a>
</text:p>
      <text:p text:style-name="P4">
今年五一劳动节长假后，福建晋江佳信轻工发展有限公司工人回厂上班第一天，便被厂方告知 <text:a xlink:type="simple" xlink:href="https://maps.clb.org.hk/" text:style-name="Internet_20_link" text:visited-style-name="Visited_20_Internet_20_Link">
 企业关闭</text:a>
。厂方还违法要求工人必须签自愿辞职信，才发此前拖欠的3月份工资。</text:p>
      <text:p text:style-name="P4">
工人不满厂方的做法，在厂门口聚集与管理方对峙。有工人在抖音发出对峙现场 <text:a xlink:type="simple" xlink:href="https://www.douyin.com/user/MS4wLjABAAAA1p7MwZLcIxN-nQUiu8yogLIDKf2PS7Cxw7e6pYJABIY" text:style-name="Internet_20_link" text:visited-style-name="Visited_20_Internet_20_Link">
 视频</text:a>
。</text:p>
      <text:p text:style-name="P4">
有网友在视频后面评论说，佳信厂曾是一家很难进去的好厂。</text:p>
      <text:p text:style-name="P4">
有网友留言说，前几天五里工业区361旁边一家厂也是，厂里自己要解散，却喊员工写辞职书，工资只给百分之70。还有网友留言，说最近刷到几个晋江的厂都解散了，为什么啊？</text:p>
      <text:p text:style-name="P4">
是该问一些为什么了！</text:p>
      <text:p text:style-name="P4">
明明是关厂，可厂方为逃避支付解除劳动合同补偿金，竟然敢违法要求工人签自愿离职信。为什么呢？</text:p>
      <text:p text:style-name="P4">
佳信厂早于2012年前便成立了“中共晋江市佳信轻工发展有限 <text:a xlink:type="simple" xlink:href="http://www.jinjiang.gov.cn/xxgk/gsgg/201007/t20100721_919497.htm" text:style-name="Internet_20_link" text:visited-style-name="Visited_20_Internet_20_Link">
 公司支部委员会</text:a>
”。既然有党支部，也就应该有厂工会。厂方这些违法行为就发生在党支部和工会的眼皮底下，那么工会在哪里呢？而就在工人出于本能已经行动起来维权之际，为什么还是看不到工会的影子呢？</text:p>
      <text:p text:style-name="P4">
今年3月14日，也就是佳信厂突然宣布停业并要求工人签自愿离职信前6个星期，中工网曾发过一篇 <text:a xlink:type="simple" xlink:href="https://www.toutiao.com/article/7210329932277383692/" text:style-name="Internet_20_link" text:visited-style-name="Visited_20_Internet_20_Link">
 报道</text:a>
，说晋江市总工会持续探索如何更好地利用集体协商，维护职工权益、推动企业发展。</text:p>
      <text:p text:style-name="P4">
我们有理由怀疑，佳信厂的党支部和工会有名无实，对保障本厂工人权利未曾发挥过任何作用。中工网报道晋江市总工会对集体协商的持续探索，也仅是为完成宣传任务，按部就班轮流刊登各地工会上报的所谓正能量罢了。</text:p>
      <text:p text:style-name="P4">
而现实中，真正有意义的集体协商和集体谈判，从未进入过任何企业。否则，佳信这家27年老厂，而且曾是工人心目中难进的好厂，厂方怎么就成了如今这般为逃避向工人支付解除劳动合同经济补偿，违法要求工人签自愿离职信这种无良雇主了呢？</text:p>
      <text:p text:style-name="P4">
带着这些问题，我试着四处寻找晋江当地工会在那里，并试图说服工会进入劳资对峙现场，代表工人跟厂方协商谈判。过程可谓一波三折。</text:p>
      <text:p text:style-name="P4">
原来，在习近平曾做过省长的福建，时至今日，村级工作人员明知发生了劳资对峙却不愿意去现场了解情况，原因仅是“没收到投诉”。所谓网格化工作则更可怕，如果劳资对峙不在分配给工会工作人员的那个格子里，工会便不能越格到现场代表工人与企业协商。</text:p>
      <text:p text:style-name="P4">
而早在4年前，2019年，曾经的福建省长现在的总书记 <text:a xlink:type="simple" xlink:href="https://news.sina.cn/gn/2019-07-18/detail-ihytcerm4577324.d.html" text:style-name="Internet_20_link" text:visited-style-name="Visited_20_Internet_20_Link">
 习近平便曾痛斥</text:a>
饱食终日、怠惰无为的懒官。</text:p>
      <text:p text:style-name="P4">
正所谓，你让我走阳关道，我却只爱独木桥。比照4年前，现在的懒官们居然给自己度身定做了一层层“茧“，并以“作茧自缚”，成功的合理化了尸位素餐、怠惰无为。</text:p>
      <text:p text:style-name="P4">
更有甚者，在晋江，乡镇一级仍有规定，不能向寻找镇工会的人提供工会主席电话号码。如此规定，不知是否为了确保包括工会主席在内的有编制的领导们，能躲在那些些很可能连编制都没有的接听电话的工作人员后面，继续“庸庸碌碌守摊子、平平安安占位子、浑浑噩噩混日子”呢？</text:p>
      <text:p text:style-name="P4">
今年2月11日，也就是佳信厂违法要求工人签自愿离职信前10个星期，中工网曾 <text:a xlink:type="simple" xlink:href="https://www.toutiao.com/article/7210329932277383692/" text:style-name="Internet_20_link" text:visited-style-name="Visited_20_Internet_20_Link">
 报道</text:a>
说，福建泉州工会根据全总、省总“县级工会加强年”专项工作部署，各市、县工会迅速行动，建立专班，制定方案，围绕政治引领，筑强县级工会这个“桥头堡”，上下联动、稳步推进。</text:p>
      <text:p text:style-name="P4">
可在今次佳信关厂事件中，根本找不到晋江工会这个桥头堡的专班、方案、联动和推进。</text:p>
      <text:p text:style-name="P4">
中工网这篇报道说，泉州市总工会每名班子成员挂钩联系1至2个县级工会、2至3家基层工会，常态化沟通联系。</text:p>
      <text:p text:style-name="P4">
那么，佳信厂作为一家大厂，是由泉州市总工会哪位班子成员挂钩联系、常态沟通的呢？</text:p>
      <text:p text:style-name="P4">
中工网这篇报道还说，泉州各区县工会尊重基层首创精神，通过自选动作自主创新，目标是提炼一批可复制可推广的好经验、好做法。晋江工会还要根据职工实际需求打造一个2.0版机制。</text:p>
      <text:p text:style-name="P4">
看起来，也许中工网负责发稿的那些人，恰恰就是些“庸庸碌碌守摊子、平平安安占位子、浑浑噩噩混日子”的人。这些人只顾发稿，并不在乎在佳信关厂这类活生生的事件中，工会缺位失踪的问题，不在乎自己所发报道中，那些夸张的成就到底有没有发生过。</text:p>
      <text:p text:style-name="P4">
中工网今年3月2日还发过的另一篇报道，题目是“ <text:a xlink:type="simple" xlink:href="http://acftu.people.com.cn/n1/2023/0302/c67502-32634812.html" text:style-name="Internet_20_link" text:visited-style-name="Visited_20_Internet_20_Link">
 福建晋江市总工会建模式重实效让县级工会活力满满</text:a>
”。报道说晋江工会围绕政治引领强、组织功能强、服务阵地强、制度机制强、作用发挥强的“五强”目标，把工作重心放到基层，充分发挥党联系职工群众的桥梁纽带作用，努力在基层一线凝聚职工群众、积极履职尽责、勇于担当作为。</text:p>
      <text:p text:style-name="P4">
可在现实中，佳信厂关厂过程中违法侵害工人权益，当地工会工作人员却不愿走出去到现场代表工人，而是坐等工人自己找上门来，否则，工会连在电话里调解都不能做。</text:p>
      <text:p text:style-name="P4">
也就是说，中工网报道里所说的“五强”，以及重心放到基层、在基层一线凝聚职工群众、积极履职尽责、勇于担当作为，这些用排比句夸张出来的成就，不但从没发生过，甚至从来都只是一堆用来糊弄党的“照本宣科、有口无心”的空口号。</text:p>
      <text:p text:style-name="P4">
中工网在这篇报道里，还堆砌了一串串新名词，比如：晋江工会创新“分级定档、分类管理”模式，梯次递进抓示范，形成“培育、提升、示范”循序渐进的企业工会建设机制，等等，云山雾罩令人眼花缭乱。</text:p>
      <text:p text:style-name="P4">
报道还列出一堆数字，说2022年度确定工建规范化单位91个，其中 “A级”7个、“B级”82个，“C级”2个，呈现了“一企一亮点、一企一特色”的良好态势。</text:p>
      <text:p text:style-name="P4">
报道还特别提到一堆不知所云的实效，包括：打造晋江经济开发区职工法律服务一体化基地，构建“工会搭台、部门共建、职工共享”的工作格局，整合工会、司法、调解等力量，形成“一中心、一站、两点、两庭、三室”服务格局，实现矛盾调处、劳动仲裁、司法裁决的无缝链接，做到化解矛盾“全响应”。</text:p>
      <text:p text:style-name="P4">
看着这些名词和数字，我想到的却是安徒生童话“皇帝的新衣”里那两个骗子裁缝。</text:p>
      <text:p text:style-name="P4">
对骗子来说，只要钱到手就行，至于说皇帝光着屁股上街出丑，那是他自己的事。</text:p>
      <text:p text:style-name="P4">
中工网所报道的各地工会那些梦幻般的成就，全总领导们和中共党的领导们是否看得懂我不知道，反正我看不懂。</text:p>
      <text:p text:style-name="P4">
其实，只需把中工网报道中造出来的这些名词和数字，跟佳信关厂非法要求工人签自愿离职信，而工会却对此无所作为，把这两件事放在一起，那些整天忙忙碌碌做新衣的骗子裁缝的真面目，就无所遁形了。</text:p>
      <text:p text:style-name="P4">
请听我就福建晋江佳信轻工发展有限公司关厂过程中违法侵害工人权益事件，四处寻找工会的谈话。听完后，告诉我你的感受。</text:p>
      <text:p text:style-name="P4">
Source: <text:a xlink:type="simple" xlink:href="https://www.rfa.org/mandarin/zhuanlan/laogongtongxun/hdf-05312023113143.html" text:style-name="Internet_20_link" text:visited-style-name="Visited_20_Internet_20_Link">
https://www.rfa.org/mandarin/zhuanlan/laogongtongxun/hdf-05312023113143.html</text:a>
</text:p>
      <!--NEWS-->
      <text:h text:style-name="P10" text:outline-level="1">
<text:span text:style-name="T4">
台剧团无惧国安法阴霾　重演六四主题舞台剧</text:span>
</text:h>
      <text:p text:style-name="P4">
Author: None</text:p>
      <text:p text:style-name="P4">
Publisher: Radio Free Asia (Organization)</text:p>
      <text:p text:style-name="P4">
Published Time: 2023-05-31T11:37:00-04:00</text:p>
      <text:p text:style-name="P4">
Modified Time: 2023-05-31T14:12:33-04:00</text:p>
      <text:p text:style-name="P4">
Description: None</text:p>
      <text:p text:style-name="P4">
Videos: []</text:p>
      <text:p text:style-name="P4">
Audios: ["<text:a xlink:type="simple" xlink:href="https://www.rfa.org/mandarin/yataibaodao/renquanfazhi/ec-053120231116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4.433337in" draw:z-index="0">
<draw:image xlink:href="../Images/rfamandarin/2023-05-31T11-37-00-04-00/000000.png" xlink:type="simple" xlink:show="embed" xlink:actuate="onLoad" draw:mime-type="image/png"/>
</draw:frame>
 台湾重演在香港无法再公演的六四舞台剧《5月35日》<text:a xlink:type="simple" xlink:href="https://www.rfa.org/mandarin/yataibaodao/renquanfazhi/ec-05312023111642.html/@@images/image" text:style-name="Internet_20_link" text:visited-style-name="Visited_20_Internet_20_Link">
 </text:a>
受访者提供  <text:a xlink:type="simple" xlink:href="https://www.rfa.org/mandarin/yataibaodao/renquanfazhi/ec-05312023111642.html/@@stream" text:style-name="Internet_20_link" text:visited-style-name="Visited_20_Internet_20_Link">
Audio-1-Link：https://www.rfa.org/mandarin/yataibaodao/renquanfazhi/ec-05312023111642.html/@@stream</text:a>
</text:p>
      <text:p text:style-name="P4">
六四事件34周年前夕，台湾剧团重演在香港无法公演的六四舞台剧《5月35日》，六场票房全满。主办单位相信，随着中国对台湾及世界的威胁和影响在扩大，以六四事件为主题的舞台剧会更有吸引力。</text:p>
      <text:p text:style-name="P4">
<text:a xlink:type="simple" xlink:href="https://www.rfa.org/mandarin/Xinwen/4-05292023120320.html" text:style-name="Internet_20_link" text:visited-style-name="Visited_20_Internet_20_Link">
 <text:span text:style-name="T4">
香港数百位基督教牧者信徒联署《六四34周年纪念祷文》</text:span>
 </text:a>
  * <text:span text:style-name="T4">
<text:a xlink:type="simple" xlink:href="https://www.rfa.org/mandarin/pinglun/duzheguangchang/dz-05302023170923.html" text:style-name="Internet_20_link" text:visited-style-name="Visited_20_Internet_20_Link">
 【我是怎么知道六四的】来信节选 </text:a>
 </text:span>
</text:p>
      <text:p text:style-name="P4">
国际特赦组织台湾分会与台湾的"晓剧场"合作，在六四34周年前夕，重演以天安门难属为主题，讲述遇难学生母亲临终前，想到天安门广场拜祭儿子故事的六四舞台剧《5月35日》。</text:p>
      <text:p text:style-name="P4">
国际特赦组织台湾分会秘书长邱伊翎表示，去年在台湾播放港版《5月35日》影片，引起回响大，已有构思在台重演的计划，今年计划公演共六场，全部爆满，反应比去年更佳，相信是随着中国对全球威胁越大，使更多人关注中国和香港人权主题。</text:p>
      <text:p text:style-name="P4">
邱伊翎："我们不是只在讲六四，而是会去谈更多更广泛的人权议题，李明哲的事件、富察和杨智渊等，有越来越多的人，他们入境中国或者香港，可能就会面临到人身安全的危险。在国安法实施之后，中国政府在不断要扩大法律的管辖权，可以逮捕更多外国人，甚至包括台湾人，即使不入境中国跟香港，在欧洲或其他国家，你可能也都会被中国政府要求，送到中国去接受法律的审判，越来越多的人可以去感同身受，不可能是跟我没有关系的。"</text:p>
      <text:p text:style-name="P4">
国际特赦组织台湾分会秘书长邱伊翎表示，在台重演《5月35日》反应佳与随着中国对全球威胁越大有关。（记者李宗翰摄）  <text:a xlink:type="simple" xlink:href="https://www.rfa.org/mandarin/yataibaodao/renquanfazhi/ec-05312023111642.html/90b14f0a7fce8868793a-572853f091cd6f14300a567083565e5300b53cd5e944f734e0e968f77404e2d56fd5bf9516874035a0180c18d8a5927670951733002-674e5b977ff06444.jpg" text:style-name="Internet_20_link" text:visited-style-name="Visited_20_Internet_20_Link">
</text:a>
</text:p>
      <text:p text:style-name="P4">
<text:span text:style-name="T4">
台重演《5月35日》舞台剧反应佳 与中国对全球威胁升高有关</text:span>
</text:p>
      <text:p text:style-name="P4">
邱伊翎表示，以往在台湾，主要是人权团体关注六四事件和中国人权状况，希望重演谈六四的舞台剧故事，能吸引很少接触中国敏感政治话题的台湾人的关注。</text:p>
      <text:p text:style-name="P4">
邱伊翎："中国的人权议题，其实并不是我们自己关起门来不去管它，它就不会影响到我们。事实上，它会影响到整个区域，甚至是全球的人权的现况。一般的老百姓完全不碰政治，但是可能在他的日常生活中，他还是会去面临到家人或亲友，都会用各种方式和理由，限制他有什么话该讲，有什么话不该讲，或可不可以去悼念。对自由的压迫和管控，其实是无所不在的。"</text:p>
      <text:p text:style-name="P4">
她表示，在找寻剧场合作时，没有剧团因为《香港国安法》的风险而拒绝，但会特别安排广东话读白的香港表演者配戴面具。</text:p>
      <text:p text:style-name="P4">
台版《5月35日》导演锺伯渊表示，自由价更高，甘愿为《5月35日》放弃在中港的合作计划。（记者李宗翰摄）  <text:a xlink:type="simple" xlink:href="https://www.rfa.org/mandarin/yataibaodao/renquanfazhi/ec-05312023111642.html/53f07248300a567083565e5300b5bfc6f14953a4f2f6e0a8868793a-81ea75314ef766f49ad8-7518613f4e3a300a567083565e5300b653e5f0357284e2d6e2f768454084f5c8ba152123002-674e5b977ff06444.jpg" text:style-name="Internet_20_link" text:visited-style-name="Visited_20_Internet_20_Link">
</text:a>
</text:p>
      <text:p text:style-name="P4">
<text:span text:style-name="T4">
台版《5月35日》导演：自由价更高 甘愿放弃在中港的合作</text:span>
</text:p>
      <text:p text:style-name="P4">
"晓剧场"兼台版《5月35日》导演锺伯渊表示，决定参与计划时，已考虑可能不能再到香港。他表示，有如此决心，与他不只一次体会大陆对自由的打压有关，2020年台湾大选投票日前夕，在澳门被查问的经验，让他更珍惜自由的可贵。</text:p>
      <text:p text:style-name="P4">
锺伯渊："护照上面我有贴'Republic ofTaiwan'，一直以来去在各国，都没有遇到有人要求我把它撕掉。2020年当我到澳门的时候，就被带进小房间里面质问，要我把它撕掉，他们就放行我。隔天晚上我再回来台湾，看到我的朋友时，我就哭出来了。其实你会很恐惧，你不敢跟任何人说的恐惧感，状况比你想象中还要严重。在那次的经验之后，我认为自由是很重要的，我希望持续的去彰显永远都可以发出来的声音，而不要封闭我自己说话的权利。好像现在不能去香港了，那我就先不要了。"</text:p>
      <text:p text:style-name="P4">
台湾重演在香港无法再公演的六四舞台剧《5月35日》（受访者提供）  <text:a xlink:type="simple" xlink:href="https://www.rfa.org/mandarin/yataibaodao/renquanfazhi/ec-05312023111642.html/53f06e7e91cd6f14572899996e2f65e06cd5518d516c6f147684516d56db821e53f05267300a567083565e5300b3002-53d78bbf800563d04f9b-2.jpg" text:style-name="Internet_20_link" text:visited-style-name="Visited_20_Internet_20_Link">
</text:a>
</text:p>
      <text:p text:style-name="P4">
<text:span text:style-name="T4">
台版《5月35日》将加入台湾和香港的抗争元素</text:span>
</text:p>
      <text:p text:style-name="P4">
虽然六四事件已发生34年，但锺伯渊认为，《5月35日》通过遇难者母亲"小林"，充份表达天安门难属多年来被打压的情况和伤痛，又说，六四事件既是历史，也能反映当代的人权情况，在台公演的版本，除了谈六四，也加入台湾和香港的抗争历史元素。</text:p>
      <text:p text:style-name="P4">
锺伯渊："这次演出我们要模糊那个界线，'小林'听的台语歌，是台语禁歌，会牵涉到228事件的时候，白色恐怖的台语禁歌。观众会在舞台上面看到一把折烂的伞，代表曾经有过的“雨伞革命”；花瓶里有一束枯掉的太阳花等等，所有关于抗争的意象，都会在舞台上呈现，利用当代这些历史融合戏里面来，它不只是一个单一的，或许透过这个故事，也可以让观众思考，我要经济挂帅，还是要人权挂帅。"</text:p>
      <text:p text:style-name="P4">
演遇难学生母亲"小林"的表演者梁德翔表示，理解这次表演的题材敏感，但强调，作为演员，不是要做政治抗争，只是想呈现母亲对儿子的爱，没有因安全和不能再入境香港等问题影响演出。</text:p>
      <text:p text:style-name="P4">
记者：陈子非、淳音 责编：许书婷、嘉远 网编：洪伟</text:p>
      <text:p text:style-name="P4">
Source: <text:a xlink:type="simple" xlink:href="https://www.rfa.org/mandarin/yataibaodao/renquanfazhi/ec-05312023111642.html" text:style-name="Internet_20_link" text:visited-style-name="Visited_20_Internet_20_Link">
https://www.rfa.org/mandarin/yataibaodao/renquanfazhi/ec-05312023111642.html</text:a>
</text:p>
      <!--NEWS-->
      <text:h text:style-name="P10" text:outline-level="1">
<text:span text:style-name="T4">
新西兰航空部分国际航班乘客登机前须秤体重</text:span>
</text:h>
      <text:p text:style-name="P4">
Author: 联合早报 (Person)</text:p>
      <text:p text:style-name="P4">
Publisher: 联合早报 (Organization)</text:p>
      <text:p text:style-name="P4">
Published Time: 2023-05-31T11:44</text:p>
      <text:p text:style-name="P4">
Modified Time: 2023-05-31T11:44</text:p>
      <text:p text:style-name="P4">
Description: 从现在到7月2日，搭乘新西兰航空公司国际航班的部分乘客，在办理登机手续时必须秤体重。《海峡时报》报道，新措施从星期一（5月29日）开始生效，当天从奥克兰起飞的一部分新西兰航空国际航...</text:p>
      <text:p text:style-name="P4">
Videos: []</text:p>
      <text:p text:style-name="P4">
Audios: []</text:p>
      <text:p text:style-name="P4">
Images: []</text:p>
      <text:p text:style-name="P4">
Type: NewsArticle</text:p>
      <text:p text:style-name="P4">
Breadcrumbs: ['即时', '国际']</text:p>
      <text:p text:style-name="P4">
Keywords: ['新西兰航空', '航空公司']</text:p>
      <!--METADATA-->
      <text:p text:style-name="P4">
从现在到7月2日，搭乘新西兰航空公司国际航班的部分乘客，在办理登机手续时必须秤体重。</text:p>
      <text:p text:style-name="P4">
《海峡时报》报道，新措施从星期一（5月29日）开始生效，当天从奥克兰起飞的一部分新西兰航空国际航班，已要求一些乘客在上机前秤体重。</text:p>
      <text:p text:style-name="P4">
根据新西兰航空当天发表的声明，这么做完全是基于安全考量。</text:p>
      <text:p text:style-name="P4">
声明说，这项调查“对飞机的安全与高效运行至关重要，而且是民航局的一项规定”。</text:p>
      <text:p text:style-name="P4">
《新西兰先驱报》报道，按照规定，航空乘客的体重调查必须每五年进行一次，所以这对新西兰航空来说并非第一次。</text:p>
      <text:p text:style-name="P4">
新西兰航空的负载控制专家詹姆斯说，这些数据将帮助飞机师在每次起飞前了解负载飞机的重量和平衡。</text:p>
      <text:p text:style-name="P4">
他补充说：“我们会秤飞机上的所有物品，包括货物、机上餐食和托运行李。至于乘客、机组人员和乘客随身携带的行李，我们是根据这项调查取得的平均重量来计算。”</text:p>
      <text:p text:style-name="P4">
据美国有线电视新闻网（CNN）报道，航班乘客在办理登机手续时将被要求站上一个电子体重测量仪，他们的体重信息将直接提交给收集调查当局，登机柜台人员的屏幕不会显示乘客的体重数据。</text:p>
      <text:p text:style-name="P4">
乘客的随身行李得放在另一台电子重量测量仪上秤。</text:p>
      <text:p text:style-name="P4">
Source: <text:a xlink:type="simple" xlink:href="https://www.zaobao.com.sg/realtime/world/story20230531-1399859" text:style-name="Internet_20_link" text:visited-style-name="Visited_20_Internet_20_Link">
https://www.zaobao.com.sg/realtime/world/story20230531-1399859</text:a>
</text:p>
      <!--NEWS-->
      <text:h text:style-name="P10" text:outline-level="1">
<text:span text:style-name="T4">
美国起诉中共“猎狐行动”　首案周三纽约开审</text:span>
</text:h>
      <text:p text:style-name="P4">
Author: None</text:p>
      <text:p text:style-name="P4">
Publisher: Radio Free Asia (Organization)</text:p>
      <text:p text:style-name="P4">
Published Time: 2023-05-31T11:48:00-04:00</text:p>
      <text:p text:style-name="P4">
Modified Time: 2023-05-31T11:55: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3.88615in" draw:z-index="0">
<draw:image xlink:href="../Images/rfamandarin/2023-05-31T11-48-00-04-00/000000.png" xlink:type="simple" xlink:show="embed" xlink:actuate="onLoad" draw:mime-type="image/png"/>
</draw:frame>
 私家侦探、前纽约市警局警官麦克马洪（MichaelMcMahon）31日抵达布鲁克林联邦法院。 <text:a xlink:type="simple" xlink:href="https://www.rfa.org/mandarin/Xinwen/4-05312023114441.html/@@images/image" text:style-name="Internet_20_link" text:visited-style-name="Visited_20_Internet_20_Link">
 </text:a>
法新社图片美国司法部在2020年司起诉9名涉嫌担任中共代理人，在美国秘密进行中国执法部门发起的“猎狐行动”，协助中国政府骚扰和监视住在美国侨民，并胁迫其回中国接受刑事指控。这起案件5月31日在纽约东区联邦法庭正式开审。共有三名被告出席周二的审前会议，包括私家侦探、前纽约市警局警官麦克马洪（Michael McMahon），67岁的法拉盛居民朱勇（ZhuYong，音译）和27岁的郑聪颖（Zheng Congying），他们被指控在美国境内进行国际跟踪并充当无证中国特工。不过三名被告对这些指控表示不认罪。路透社报道，麦克马洪的律师表示，他相信自己受雇是为了帮助一家中国建筑公司挽回损失；而朱勇的律师在法庭文件中写道，他被要求帮忙找人以在美国收取私人债务。郑聪颖的律师则说，他“不知道他从事的活动是由中华人民共和国指挥的”。 责编：陈品洁</text:p>
      <text:p text:style-name="P4">
Source: <text:a xlink:type="simple" xlink:href="https://www.rfa.org/mandarin/Xinwen/4-05312023114441.html" text:style-name="Internet_20_link" text:visited-style-name="Visited_20_Internet_20_Link">
https://www.rfa.org/mandarin/Xinwen/4-05312023114441.html</text:a>
</text:p>
      <!--NEWS-->
      <text:h text:style-name="P10" text:outline-level="1">
<text:span text:style-name="T4">
摩根大通CEO：中国“不确定性”恐打击投资者信心　呼吁美中接触</text:span>
</text:h>
      <text:p text:style-name="P4">
Author: None</text:p>
      <text:p text:style-name="P4">
Publisher: Radio Free Asia (Organization)</text:p>
      <text:p text:style-name="P4">
Published Time: 2023-05-31T11:53:00-04:00</text:p>
      <text:p text:style-name="P4">
Modified Time: 2023-05-31T12:39: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3" text:anchor-type="as-char" svg:width="6.9236in" svg:height="4.612011in" draw:z-index="0">
<draw:image xlink:href="../Images/rfamandarin/2023-05-31T11-53-00-04-00/000000.png" xlink:type="simple" xlink:show="embed" xlink:actuate="onLoad" draw:mime-type="image/png"/>
</draw:frame>
 摩根大通CEO戴蒙（Jamie Dimon） <text:a xlink:type="simple" xlink:href="https://www.rfa.org/mandarin/Xinwen/5-05312023115043.html/@@images/image" text:style-name="Internet_20_link" text:visited-style-name="Visited_20_Internet_20_Link">
</text:a>
路透社图片  美国金融巨头摩根大通第19届全球中国峰会5月31日在上海开幕，这是摩根大通CEO戴蒙（JamieDimon）时隔4年首访中国，他在接受媒体采访时被问及关于防疫政策以及中国当局搜查顾问业一事，戴蒙表示，中国政府决策的“不确定性”可能会打击投资者信心。戴蒙：“如果你有更多的不确定性，这在某种程度上是由中国政府造成的. . . 这不仅会改变外国直接投资，也将改变这里的人，改变他们自己的信心。”与此同时，戴蒙呼吁美中两国进行“真正的接触”，而非隔著太平洋互相喊话，同时他主张东西方经济关系“去风险化”，而非全面脱钩。英国《金融时报》指出，摩根大通想要“学会适应”美中之间的紧张关系，而戴蒙此行也凸显美国企业在世界第二大经济体所做的努力。不过，摩根大通中国区首席执行官梁治文周三在活动上受访时表示，该公司在中国扩张花费的时间比预期更久。外界普遍认为，华尔街的银行近年来希望善用中国向外国公司开放金融部门的良机，然而，低迷的中国经济、美中两国竞争，加上中国政府“红线”不明朗，阻碍和削弱了这些银行在中国的雄心抱负。责编：陈品洁</text:p>
      <text:p text:style-name="P4">
Source: <text:a xlink:type="simple" xlink:href="https://www.rfa.org/mandarin/Xinwen/5-05312023115043.html" text:style-name="Internet_20_link" text:visited-style-name="Visited_20_Internet_20_Link">
https://www.rfa.org/mandarin/Xinwen/5-05312023115043.html</text:a>
</text:p>
      <!--NEWS-->
      <text:h text:style-name="P10" text:outline-level="1">
<text:span text:style-name="T4">
欧盟计划继续限制乌克兰粮食出口</text:span>
</text:h>
      <text:p text:style-name="P4">
Author: None (Language: zh)</text:p>
      <text:p text:style-name="P4">
Publisher: None</text:p>
      <text:p text:style-name="P4">
Time: 2023-05-31T11:57:00Z</text:p>
      <text:p text:style-name="P4">
Description: 今年五月初，欧盟制定限令，要求乌克兰粮食只能在波兰等国过境运输，不得在当地销售，以避免乌克兰廉价农产品冲击当地市场。现在在这一限令是否应延长的问题上，各方再度发生意见分歧。</text:p>
      <text:p text:style-name="P4">
Videos: []</text:p>
      <text:p text:style-name="P4">
Images: []</text:p>
      <text:p text:style-name="P4">
Subject: 新闻广角</text:p>
      <text:p text:style-name="P4">
Subjects: ['乌克兰', '波兰', '农业', '俄罗斯入侵乌克兰']</text:p>
      <text:p text:style-name="P4">
Keywords: ['农业', '俄乌战争', '农产品', '乌克兰', '波兰', '粮食出口']</text:p>
      <text:p text:style-name="P4">
ID: 65781215</text:p>
      <!--METADATA-->
      <text:p text:style-name="P4">
<text:a xlink:type="simple" xlink:href="https://www.dw.com/zh/overlay/image/article/65781215/65665623" text:style-name="Internet_20_link" text:visited-style-name="Visited_20_Internet_20_Link">
 </text:a>
</text:p>
      <text:p text:style-name="P4">
（德国之声中文网）欧盟农业专员沃伊切霍夫斯基（ JanuszWojciechowski）认为，欧盟应延长从乌克兰粮食进口的限令。欧盟农业部长会议上，沃伊切霍夫斯基要求将针对乌克兰粮食的进口限令延长至今年年底，至少要延长至十月份。他表示，之所以这样做，是因为大量乌克兰粮食进入波兰、匈牙利和罗马尼亚等国后，对当地市场构成了冲击，并损害了当地农民的利益。</text:p>
      <text:p text:style-name="P4">
沃伊切霍夫斯基的上述主张同德国等欧盟国家的立场形成了对立。乌克兰农业部长索尔斯基（ MykolaSolski）今天也在布鲁塞尔对沃伊切霍夫斯基的主张提出明确反对。索尔斯基表示，俄罗斯正在试图利用欧盟的出口限制为俄方谋取利益。他说，欧盟发布相关限制后，借助所谓黑海协定的粮食交易也变得更为困难。</text:p>
      <text:p text:style-name="P4">
</text:p>
      <text:p text:style-name="P4">
四月三日，波兰农民在什切青举行集会，抗议乌克兰廉价农产品扰乱市场。</text:p>
      <text:p text:style-name="P4">
根据欧盟出台的对乌克兰粮食的进口限制，截至今年六月五日， <text:a xlink:type="simple" xlink:href="https://www.dw.com/zh/zh/低价乌克兰谷物重创欧盟市场-波兰反弹/a-65180700" text:style-name="Internet_20_link" text:visited-style-name="Visited_20_Internet_20_Link">
来自乌克兰的小麦、玉米、油菜籽以及葵花籽等农产品将不得在保加利亚、波兰、匈牙利、罗马尼亚和斯洛伐克等国进入自由贸易环节</text:a>
。这样做的目的是，来自乌克兰的农产品不会进入当地农产品市场，而是转道上述国家，进入欧盟其他国家或世界市场。</text:p>
      <text:h text:style-name="P12" text:outline-level="3">
<text:span text:style-name="T4">
乌克兰粮食滞留欧盟 波兰农民叫苦不迭！</text:span>
</text:h>
      <text:p text:style-name="P4">
（德新社，时代周报）</text:p>
      <text:p text:style-name="P4">
Source: <text:a xlink:type="simple" xlink:href="https://www.dw.com/zh/欧盟计划继续限制乌克兰粮食出口/a-65781215" text:style-name="Internet_20_link" text:visited-style-name="Visited_20_Internet_20_Link">
https://www.dw.com/zh/欧盟计划继续限制乌克兰粮食出口/a-65781215?maca=chi-rss-chi-all-1127-rdf</text:a>
</text:p>
      <!--NEWS-->
      <text:h text:style-name="P10" text:outline-level="1">
<text:span text:style-name="T4">
中印互逐媒体：印度将无中国官媒记者</text:span>
</text:h>
      <text:p text:style-name="P4">
Author: None (Language: zh)</text:p>
      <text:p text:style-name="P4">
Publisher: None</text:p>
      <text:p text:style-name="P4">
Time: 2023-05-31T11:59:00Z</text:p>
      <text:p text:style-name="P4">
Description: 一个多月以来，中国和印度分别以拒发签证的方式，迫使对方国家的多名记者离境。据媒体报道，在印度的最后两名中国官方媒体记者，因无法继续获得签证而将被迫离开印度。</text:p>
      <text:p text:style-name="P4">
Videos: []</text:p>
      <text:p text:style-name="P4">
Images: []</text:p>
      <text:p text:style-name="P4">
Subject: 时政风云</text:p>
      <text:p text:style-name="P4">
Subjects: ['记者无疆界组织', '印度']</text:p>
      <text:p text:style-name="P4">
Keywords: ['印度', '中印关系', '官媒', '记者', '工作签证', '新华社', 'CGTN']</text:p>
      <text:p text:style-name="P4">
ID: 65781991</text:p>
      <!--METADATA-->
      <text:p text:style-name="P4">
<text:a xlink:type="simple" xlink:href="https://www.dw.com/zh/overlay/image/article/65781991/59727793" text:style-name="Internet_20_link" text:visited-style-name="Visited_20_Internet_20_Link">
 </text:a>
</text:p>
      <text:p text:style-name="P4">
有报道称，印度已经没有中国官方媒体的记者</text:p>
      <text:p text:style-name="P4">
（德国之声中文网）《华尔街日报》周三（5月31日）援引消息人士报道，新德里方面本月拒绝为在该国的最后两名中国官方媒体记者续发签证，这两位记者分别来自官方媒体新华社和中国中央电视台。知情人士称，这两名中国记者在签证到期后已经离开了印度。其中一些知情人士说，现在印度已经没有中国官方媒体的记者，这可能是至少自1980年代以来的首次。</text:p>
      <text:p text:style-name="P4">
中国外交部发言人毛宁31日在例行记者会上证实，印方拒绝为中国中央广播电视总台（CGTN）唯一的一名驻印度记者延期签证，迫使其离境。此外，目前中方最后一名驻印度记者的签证也已经过期。</text:p>
      <text:p text:style-name="P4">
而 <text:a xlink:type="simple" xlink:href="https://www.dw.com/zh/zh/印度控中國凍結記者簽證-北京反駁/a-65255583" text:style-name="Internet_20_link" text:visited-style-name="Visited_20_Internet_20_Link">
 在中国的印度记者 </text:a>
也已几乎"绝迹"。德国之声4月初曾报道，印度最大的报纸之一《印度教徒报》(The Hindu)和印度广播公司(PrasarBharati)的记者在中国境外旅行时被禁止返回中国。而《印度斯坦时报》（Hindustan Times）的一名记者本月被告知其记者证已被吊销。</text:p>
      <text:p text:style-name="P4">
</text:p>
      <text:p text:style-name="P4">
中国广播电视总台（CGTN，资料图）驻印度记者签证未获延长</text:p>
      <text:h text:style-name="P12" text:outline-level="3">
<text:span text:style-name="T4">
毛宁：或采取反制措施</text:span>
</text:h>
      <text:p text:style-name="P4">
5月31日，中国外交部发言人毛宁在例行记者会上回答有关提问时再次强调："长期以来，中国媒体记者在印度遭受了不公正、歧视性的待遇。"她指出，2017年印方毫无理由地将中国驻印记者签证有效期缩短为3个月甚至1个月，并称，自2020年以来，印方拒不审批中方记者赴印常驻申请。她表示，"面对印方的这种长期的无理打压，中方不得不采取适当的反制措施，维护中方媒体的正当权益"。</text:p>
      <text:p text:style-name="P4">
被问道这是否意味着中国确实拒绝为印度记者续签签证，毛宁表示，中方愿意继续为印度记者在华工作和生活提供协助和便利。"但是这取决于印方能不能和中方相向而行，为中国在印度的记者提供同样的便利和协助。"</text:p>
      <text:h text:style-name="P12" text:outline-level="3">
<text:span text:style-name="T4">
双边关系阴云密布</text:span>
</text:h>
      <text:p text:style-name="P4">
中印双边关系在2020年6月的边境冲突后陷入紧张势态。同时近年来，印度转而更积极地参与以美国为首的四方安全对话(Quad)，其成员还包括澳大利亚和日本，中国认为该组织企图包围和遏制中国。</text:p>
      <text:p text:style-name="P4">
今年4月初， <text:a xlink:type="simple" xlink:href="https://www.dw.com/zh/zh/邊境口角再起-印度拒中國更改藏南地名/a-65226751" text:style-name="Internet_20_link" text:visited-style-name="Visited_20_Internet_20_Link">
 中国更改了中印边境的阿鲁纳恰尔邦（Arunachal Pradesh，中国称藏南地区）11个地点的名称</text:a>
，此一所谓"标准化"的措施引起印度强烈不满。</text:p>
      <text:p text:style-name="P4">
上周，中国缺席了在印度举行的二十国集团(G20)旅游工作组会议。在东道国印度决定将克什米尔地区作为会议举办地之后， <text:a xlink:type="simple" xlink:href="https://www.dw.com/zh/zh/中国反对印度在克什米尔举行g20会议/a-65685118" text:style-name="Internet_20_link" text:visited-style-name="Visited_20_Internet_20_Link">
 中国抵制了该会议</text:a>
。中国外交部称，坚决反对在领土争议地区举办任何形式的G20会议。</text:p>
      <text:h text:style-name="P12" text:outline-level="3">
<text:span text:style-name="T4">
禁用TikTok 印度早已先行一步</text:span>
</text:h>
      <text:p text:style-name="P4">
印中关系恶化也表现在其他方面。印度以数据安全为由，已禁止几十款中国移动应用在印度使用，包括TikTok、WeChat和其他来自中国的全球热门应用，以及多款电脑游戏。这些应用被挡在印度快速增长的市场之外。</text:p>
      <text:h text:style-name="P12" text:outline-level="3">
<text:span text:style-name="T4">
受欢迎的记者</text:span>
</text:h>
      <text:p text:style-name="P4">
《华尔街日报》报道称，驱逐记者事件加剧了中印两国的紧张关系，减少了这两个拥核邻国之间的交流和可预见性。前中国官媒记者、现任北京智库全球化智库(Centerfor China andGlobalization)研究员的王子辰对该报表示，如果有更多中国记者驻印，将有助于消除两国之间的鸿沟，促进对彼此文化和观点的更深层次了解。这位研究员说，这进而可能会减少敌意，促使两国以更和平的方式解决边界争端。</text:p>
      <text:p text:style-name="P4">
与此同时，中国外交部官网的一篇新闻稿称，5月30日，中国外交部亚洲司司长刘劲松会见了"印度媒体记者玛诺基亚、潘迪和洛塔"，称希望他们此次中国行有助于向印度各界展示客观、真实、生动的中国。报道称ABP电视台《印度之话》栏目播出印度记者中国行第一期节目，吸引超过500万印度民众观看。</text:p>
      <text:p text:style-name="P4">
（华尔街日报、路透社、中国外交部）</text:p>
      <text:p text:style-name="P4">
Source: <text:a xlink:type="simple" xlink:href="https://www.dw.com/zh/中印互逐媒体：印度将无中国官媒记者/a-65781991" text:style-name="Internet_20_link" text:visited-style-name="Visited_20_Internet_20_Link">
https://www.dw.com/zh/中印互逐媒体：印度将无中国官媒记者/a-65781991?maca=chi-rss-chi-all-1127-rdf</text:a>
</text:p>
      <!--NEWS-->
      <text:h text:style-name="P10" text:outline-level="1">
<text:span text:style-name="T4">
关于乌克兰战争的电脑游戏符合伦理吗？</text:span>
</text:h>
      <text:p text:style-name="P4">
Author: None (Language: zh)</text:p>
      <text:p text:style-name="P4">
Publisher: None</text:p>
      <text:p text:style-name="P4">
Time: 2023-05-31T12:02:00Z</text:p>
      <text:p text:style-name="P4">
Description: 一款玩家可以用无人机攻击俄罗斯军队的新的电脑游戏引发了一场有关伦理的辩论。DW记者与专家讨论了该问题。</text:p>
      <text:p text:style-name="P4">
Videos: []</text:p>
      <text:p text:style-name="P4">
Images: []</text:p>
      <text:p text:style-name="P4">
Subject: 时政风云</text:p>
      <text:p text:style-name="P4">
Subjects: ['乌克兰', '俄罗斯入侵乌克兰']</text:p>
      <text:p text:style-name="P4">
Keywords: ['乌克兰战争', '电子游戏', '信息战', '无人机', '伦理', '乌克兰']</text:p>
      <text:p text:style-name="P4">
ID: 65780732</text:p>
      <!--METADATA-->
      <h5>
时政风云</h5>
      <text:h text:style-name="P12" text:outline-level="3">
<text:span text:style-name="T4">
关于乌克兰战争的电脑游戏符合伦理吗？</text:span>
</text:h>
      <text:p text:style-name="P4">
一款玩家可以用无人机攻击俄罗斯军队的新的电脑游戏引发了一场有关伦理的辩论。DW记者与专家讨论了该问题。</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游戏再现俄乌战场：这是可以的吗？</text:span>
</text:h>
      <text:p text:style-name="P4">
（德国之声中文网）一家德国公司以乌克兰战争为主题，开发了一款名为 " 天降之死"（Death fromAbove）的电脑游戏。这款无人机模拟游戏最近在互联网分销平台 "Steam "上开启了 "早期访问 "模式，即游戏仍处于开发阶段。</text:p>
      <text:p text:style-name="P4">
鉴于乌克兰战争陷入旷日持久的状态，早在游戏问世前，围绕该游戏的伦理问题就成为西方媒体讨论的话题。一些人认为开发这样的游戏没品味，另一些人则称赞这是"讽刺的手法"，并将之与卓别林电影和希特勒的模仿作品相提并论。</text:p>
      <text:p text:style-name="P4">
"这是一个宣传游戏，"总部位于慕尼黑的独立公司 "遥控制作 "（Remote Control Productions）的老板亨德里克·莱斯尔（HendrikLesser）说。该公司汇集了来自六个国家的十几家小型电脑游戏公司。</text:p>
      <text:p text:style-name="P4">
他说，"我们特意制作了一个任何人都可以玩的简单的游戏，而且表明了明确的立场，在某种程度上以幽默的方式处理这个主题。"</text:p>
      <text:p text:style-name="P4">
游戏剧情是玩家扮演一名乌克兰士兵，控制一架无人机轰炸俄罗斯战争设备和战斗机，最后恢复无线电通讯。</text:p>
      <text:h text:style-name="P12" text:outline-level="3">
<text:span text:style-name="T4">
<text:span text:style-name="T4">
来自美国的"神圣的标枪"</text:span>
</text:span>
</text:h>
      <text:p text:style-name="P4">
游戏的第一个版本是英语和乌克兰语双语，时长90分钟。玩家扮演的乌克兰士兵向标有字母"V"和"Z"的俄罗斯坦克以及标注出的"俄罗斯占领军"投掷炸弹。</text:p>
      <text:p text:style-name="P4">
游戏的地点是虚构的，到处都有乌克兰的象征，比如向日葵田。无人机留下的轨迹是乌克兰国旗的颜色。</text:p>
      <text:p text:style-name="P4">
</text:p>
      <text:p text:style-name="P4">
" 天降之死"（Death from Above）游戏中的向日葵田</text:p>
      <text:p text:style-name="P4">
游戏中还有很多莱斯尔所说的"幽默"成分，比如"神圣的标枪"（这是乌克兰人对美国标枪便携式反坦克武器的称呼），或者 <text:a xlink:type="simple" xlink:href="https://www.dw.com/zh/zh/国际刑事法院对普京发出逮捕令/a-65035499" text:style-name="Internet_20_link" text:visited-style-name="Visited_20_Internet_20_Link">
国际刑事法院的通缉海报上的俄罗斯总统普京的形象 </text:a>
。</text:p>
      <text:p text:style-name="P4">
开发商将该游戏视为所谓的亲乌克兰互联网社区Nafo运动的一部分，Nafo是推特上打击俄罗斯虚假信息的互联网用户组织North Atlantic FellasOrganization(北大西洋伙伴组织)的缩写，标志是一只卡通狗。</text:p>
      <text:h text:style-name="P12" text:outline-level="3">
<text:span text:style-name="T4">
<text:span text:style-name="T4">
为乌克兰军队捐款</text:span>
</text:span>
</text:h>
      <text:p text:style-name="P4">
乌克兰人参与了这款游戏的设计和音乐创作。最著名的演唱者是"Antytila"（抗体）乐队，他们的战争歌曲，比如"巴赫穆特堡垒"，在乌克兰非常流行。2022年5月，该乐队与爱尔兰摇滚传奇U2乐队在基辅地铁上进行了演出。</text:p>
      <text:p text:style-name="P4">
Antytila"（抗体）乐队为该电脑游戏创作了歌曲"我的鹰"，这也是乌克兰版的游戏名称。 歌手塔拉斯・托波利亚（TarasTopolja）告诉德国之声，他们很快决定参加制作。其重要的目的是，通过该游戏为乌克兰军队筹集捐款。</text:p>
      <text:p text:style-name="P4">
开发商承诺，一开始将 30%，盈亏平衡后将70%的利润捐赠给两项向乌克兰军队提供"非进攻性援助"的计划--乌克兰基金会"活着回来"以及"无人机军队"项目。</text:p>
      <text:p text:style-name="P4">
莱斯尔说，他得到的保证是用这些钱来购买无人侦察机，而不是攻击性无人机，但他也承认："对此我不能确定。"</text:p>
      <text:h text:style-name="P12" text:outline-level="3">
<text:span text:style-name="T4">
俄罗斯边境地区遭袭击 乌克兰称与此无关</text:span>
</text:h>
      <text:h text:style-name="P12" text:outline-level="3">
<text:span text:style-name="T4">
<text:span text:style-name="T4">
"信息战的一部分"？</text:span>
</text:span>
</text:h>
      <text:p text:style-name="P4">
来自基尔的心理学家、计算机游戏项目专家斯特罗贝尔（BenjaminStrobel）在接受DW采访时说，"用一款胜败都无所谓的游戏来讲一场正在进行的战争，也许有点没品味。"此外，这款游戏可能被指责为将 "政治活动 "与"经济利益 "混为一谈。</text:p>
      <text:p text:style-name="P4">
斯特罗贝尔称赞开发商公表示这是一种支持乌克兰的宣传，是"信息战争的一部分"。"作为一个社会，我们必须回答自己是否想成为这场信息战争的一部分，"这位心理学家说。</text:p>
      <text:p text:style-name="P4">
乌克兰媒体和通信研究所所长、新闻道德委员会成员戴安娜・杜塞克 （DianaDutsyk）认为，如果游戏反映了战场上的情况，即军队与军队之间的战斗，那是可以接受的。但是，"如果游戏因种族原因挑起对平民的暴力"，那将令她感到不安，比如俄罗斯电视上出现的"杀死乌克兰人"的呼吁。</text:p>
      <text:h text:style-name="P12" text:outline-level="3">
<text:span text:style-name="T4">
绝密App帮助乌克兰赢得战争？</text:span>
</text:h>
      <text:h text:style-name="P12" text:outline-level="3">
<text:span text:style-name="T4">
<text:span text:style-name="T4">
为无人机筹集资金</text:span>
</text:span>
</text:h>
      <text:p text:style-name="P4">
"Antytila"（抗体）乐队歌手塔拉斯・托波利亚（TarasTopolja）则认为，有关伦理的讨论是西方专家的事情。他本人和他的乐队成员在战争爆发后的头几个月里参加了领土保卫战。他说："在我们营里，有45个孩子失去了父亲。那是我们在战争中牺牲的战友。"托波尔亚相信，这款游戏将"激励人们为无人机捐款"，也许会促使一些人 "参军并学习空中侦察"。</text:p>
      <text:p text:style-name="P4">
</text:p>
      <text:p text:style-name="P4">
"遥控制作 "公司经理亨德里克·莱斯尔（Hendrik Lesser）</text:p>
      <text:p text:style-name="P4">
"遥控制作 "公司经理亨德里克·莱斯尔（Hendrik Lesser）说，希望在第一个版本发布后进一步开发这个游戏，供两人一起参与。他说，他的主要动机是希望"反击"，不是在真实的战场上，而是在虚拟的战场上。</text:p>
      <text:p text:style-name="P4">
<text:span text:style-name="T5">
© 2023</text:span>
 <text:span text:style-name="T5">
年德国之声版权声明：本文所有内容受到著作权法保护，如无德国之声特别授权，不得擅自使用。任何不当行为都将导致追偿，并受到刑事追究。</text:span>
</text:p>
      <h5>
DW.COM</h5>
      <text:p text:style-name="P4">
[</text:p>
      <text:h text:style-name="P12" text:outline-level="3">
<text:span text:style-name="T4">
媒体: 美国怀疑乌克兰策划克里姆林宫无人机袭击</text:span>
</text:h>
      <text:p text:style-name="P4">
《纽约时报》报道称，美国情报机构认为，本月对克里姆林宫的无人机袭击很可能是由乌克兰间谍或军事情报部门所策划。乌克兰则驳斥了这一说法。</text:p>
      <text:p text:style-name="P4">
](https://www.dw.com/zh/zh/媒体-美国怀疑乌克兰策划克里姆林宫无人机袭击/a-65734291) [</text:p>
      <text:h text:style-name="P12" text:outline-level="3">
<text:span text:style-name="T4">
无人机袭击莫斯科 俄方指乌克兰发动恐袭</text:span>
</text:h>
      <text:p text:style-name="P4">
俄罗斯首都莫斯科本周二（5月30日）清晨遭到无人机袭击，俄方称乌克兰对其发动“恐袭”。本周二，乌克兰首都基辅再次遭到俄罗斯新一轮大规模空袭。</text:p>
      <text:p text:style-name="P4">
](https://www.dw.com/zh/zh/无人机袭击莫斯科-俄方指乌克兰发动恐袭/a-65769486)</text:p>
      <h5>
相关音频视频</h5>
      <text:p text:style-name="P4">
[</text:p>
      <text:h text:style-name="P12" text:outline-level="3">
<text:span text:style-name="T4">
游戏再现俄乌战场：这是可以的吗？</text:span>
</text:h>
      <text:p text:style-name="P4">
](https://www.dw.com/zh/overlay/media/zh/游戏再现俄乌战场这是可以的吗/65782447/65780732)</text:p>
      <ul>
        <li>
<text:span text:style-name="T4">
日期</text:span>
 31.05.2023   * <text:span text:style-name="T4">
主题</text:span>
 <text:a xlink:type="simple" xlink:href="https://www.dw.com/zh/zh/乌克兰/t-17452263" text:style-name="Internet_20_link" text:visited-style-name="Visited_20_Internet_20_Link">
 乌克兰 </text:a>
 , <text:a xlink:type="simple" xlink:href="https://www.dw.com/zh/zh/俄罗斯入侵乌克兰/t-60868685" text:style-name="Internet_20_link" text:visited-style-name="Visited_20_Internet_20_Link">
 俄罗斯入侵乌克兰 </text:a>
  * <text:span text:style-name="T4">
关键词</text:span>
 <text:a xlink:type="simple" xlink:href="https://www.dw.com/zh/search/zh" text:style-name="Internet_20_link" text:visited-style-name="Visited_20_Internet_20_Link">
 乌克兰战争 </text:a>
 , <text:a xlink:type="simple" xlink:href="https://www.dw.com/zh/search/zh" text:style-name="Internet_20_link" text:visited-style-name="Visited_20_Internet_20_Link">
 电子游戏 </text:a>
 , <text:a xlink:type="simple" xlink:href="https://www.dw.com/zh/search/zh" text:style-name="Internet_20_link" text:visited-style-name="Visited_20_Internet_20_Link">
 信息战 </text:a>
 , <text:a xlink:type="simple" xlink:href="https://www.dw.com/zh/search/zh" text:style-name="Internet_20_link" text:visited-style-name="Visited_20_Internet_20_Link">
 无人机 </text:a>
 , <text:a xlink:type="simple" xlink:href="https://www.dw.com/zh/search/zh" text:style-name="Internet_20_link" text:visited-style-name="Visited_20_Internet_20_Link">
 伦理 </text:a>
 , <text:a xlink:type="simple" xlink:href="https://www.dw.com/zh/search/zh" text:style-name="Internet_20_link" text:visited-style-name="Visited_20_Internet_20_Link">
 乌克兰 </text:a>
  * <text:span text:style-name="T4">
反馈</text:span>
 :  意见反馈   * <text:span text:style-name="T4">
打印</text:span>
 <text:a xlink:type="simple" xlink:href="javascript:window.print()" text:style-name="Internet_20_link" text:visited-style-name="Visited_20_Internet_20_Link">
 打印此页 </text:a>
  * <text:span text:style-name="T4">
固定链接</text:span>
 https://p.dw.com/p/4S0ZY</li>
      </ul>
      <h5>
相关内容</h5>
      <text:p text:style-name="P4">
[ </text:p>
      <text:h text:style-name="P12" text:outline-level="3">
<text:span text:style-name="T4">
游戏再现俄乌战场：这是可以的吗？</text:span>
</text:h>
      <text:p text:style-name="P4">
在《死神天降》（Death FromAbove）这款游戏中，玩家扮演一名操纵无人机的乌克兰士兵，任务就是杀死俄罗斯敌人。开发商表示，将会把游戏营收的一部分捐给乌克兰援助组织。但有批评者指出，在游戏中再现一场正在进行的战争，存在将战争淡化为娱乐产品的风险。你怎么看呢？</text:p>
      <text:p text:style-name="P4">
](https://www.dw.com/zh/zh/游戏再现俄乌战场这是可以的吗/av-65782447) [</text:p>
      <text:h text:style-name="P12" text:outline-level="3">
<text:span text:style-name="T4">
乌克兰有权攻击俄罗斯本土目标吗？</text:span>
</text:h>
      <text:p text:style-name="P4">
俄罗斯新近更经常出现本土目标受到攻击的事件。乌克兰否认为之负责。那么，从国际法来看，乌克兰是否有权限对俄境内的目标发动攻击呢？</text:p>
      <text:p text:style-name="P4">
](https://www.dw.com/zh/zh/乌克兰有权攻击俄罗斯本土目标吗/a-65784226) [</text:p>
      <text:h text:style-name="P12" text:outline-level="3">
<text:span text:style-name="T4">
无人机袭击莫斯科 俄方指乌克兰发动恐袭</text:span>
</text:h>
      <text:p text:style-name="P4">
俄罗斯首都莫斯科本周二（5月30日）清晨遭到无人机袭击，俄方称乌克兰对其发动“恐袭”。本周二，乌克兰首都基辅再次遭到俄罗斯新一轮大规模空袭。</text:p>
      <text:p text:style-name="P4">
](https://www.dw.com/zh/zh/无人机袭击莫斯科-俄方指乌克兰发动恐袭/a-65769486)</text:p>
      <text:p text:style-name="P4">
Source: <text:a xlink:type="simple" xlink:href="https://www.dw.com/zh/关于乌克兰战争的电脑游戏符合伦理吗？/a-65780732" text:style-name="Internet_20_link" text:visited-style-name="Visited_20_Internet_20_Link">
https://www.dw.com/zh/关于乌克兰战争的电脑游戏符合伦理吗？/a-65780732?maca=chi-rss-chi-all-1127-rdf</text:a>
</text:p>
      <!--NEWS-->
      <text:h text:style-name="P10" text:outline-level="1">
<text:span text:style-name="T4">
欧洲央行：升息考验欧元区家庭和企业的韧性</text:span>
</text:h>
      <text:p text:style-name="P4">
Publisher: 法新社</text:p>
      <text:p text:style-name="P4">
Published Time: 2023-05-31T12:02:08+00:00</text:p>
      <text:p text:style-name="P4">
Modified Time: 2023-05-31T11:50:02+00:00</text:p>
      <text:p text:style-name="P4">
Description: （法新社法兰克福31日电） 欧洲中央银行（European Central Bank）在今天公布的报告中说，为对抗通货膨胀而提高利率，以及信贷条件收紧，正在「考验欧元区家庭和企业的韧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4" text:anchor-type="as-char" svg:width="6.9236in" svg:height="3.617581in" draw:z-index="0">
<draw:image xlink:href="../Images/rficn/2023-05-31T12-02-08-00-00/000000.png" xlink:type="simple" xlink:show="embed" xlink:actuate="onLoad" draw:mime-type="image/png"/>
</draw:frame>
</text:p>
      <text:p text:style-name="P4">
欧洲中央银行副总裁戴金多斯（Luis de Guindos）在随着「金融稳定评论」（Financial StabilityReview）发表的声明中说：「随着我们紧缩货币政策以对抗高通膨，这可能会显出金融体系的脆弱性。」</text:p>
      <text:p text:style-name="P4">
欧洲央行从去年7月以来，已将其基准利率上调前所未有的3.75个百分点，试图降低欧元区20个国家迅速上涨的消费物价。</text:p>
      <text:p text:style-name="P4">
这份每年出版2次的报告中说，尽管经济状况「略有改善」和能源价格下跌，但更高的借贷成本和更严格的信贷条件「正在考验欧元区企业、家庭和主权国家的韧性」。</text:p>
      <text:p text:style-name="P4">
报告中指出，2023年第1季对新贷款的需求急剧下降，尤其是抵押贷款的需求。</text:p>
      <text:p text:style-name="P4">
报告中示警，「如果抵押贷款利率上升使得需求日益减少，目前房地产市场的「修正」「可能会失序」。</text:p>
      <text:p text:style-name="P4">
报告中说，金融市场和投资基金也「容易受到失序调整的影响，特别是对经济衰退的忧心再度出现的情况下」。</text:p>
      <text:p text:style-name="P4">
欧洲央行表示，欧元区银行3月良好地因应数家美国银行倒闭、以及瑞士银行集团（UBS AG）收购瑞士信贷（CreditSuisse）造成的动荡，这在很大程度上要归功于欧元区银行「强大资本和流动性」。</text:p>
      <text:p text:style-name="P4">
戴金多斯说：「这些事件强有力地提醒人们，确保银行体系基本面健全的重要性。」</text:p>
      <text:p text:style-name="P4">
Source: <text:a xlink:type="simple" xlink:href="https://www.rfi.fr/cn/%E8%B4%A2%E7%BB%8F%E5%BF%AB%E8%AE%AF/20230531-%E6%AC%A7%E6%B4%B2%E5%A4%AE%E8%A1%8C-%E5%8D%87%E6%81%AF%E8%80%83%E9%AA%8C%E6%AC%A7%E5%85%83%E5%8C%BA%E5%AE%B6%E5%BA%AD%E5%92%8C%E4%BC%81%E4%B8%9A%E7%9A%84%E9%9F%A7%E6%80%A7" text:style-name="Internet_20_link" text:visited-style-name="Visited_20_Internet_20_Link">
https://www.rfi.fr/cn/%E8%B4%A2%E7%BB%8F%E5%BF%AB%E8%AE%AF/20230531-%E6%AC%A7%E6%B4%B2%E5%A4%AE%E8%A1%8C-%E5%8D%87%E6%81%AF%E8%80%83%E9%AA%8C%E6%AC%A7%E5%85%83%E5%8C%BA%E5%AE%B6%E5%BA%AD%E5%92%8C%E4%BC%81%E4%B8%9A%E7%9A%84%E9%9F%A7%E6%80%A7</text:a>
</text:p>
      <!--NEWS-->
      <text:h text:style-name="P10" text:outline-level="1">
<text:span text:style-name="T4">
韩美日代表通话 高度警惕并密切关注朝射弹情况</text:span>
</text:h>
      <text:p text:style-name="P4">
Author: 联合早报 (Person)</text:p>
      <text:p text:style-name="P4">
Publisher: 联合早报 (Organization)</text:p>
      <text:p text:style-name="P4">
Published Time: 2023-05-31T12:20</text:p>
      <text:p text:style-name="P4">
Modified Time: 2023-05-31T17:17</text:p>
      <text:p text:style-name="P4">
Description: 日本外交部消息称，韩美日对朝代表就朝鲜利用弹道导弹技术发射飞行器一事进行电话会议，商定继续保持高度警惕并密切关注有关情况。韩联社报道，韩国外交部韩半岛和平交涉部长金健、美国国务院对...</text:p>
      <text:p text:style-name="P4">
Videos: []</text:p>
      <text:p text:style-name="P4">
Audios: []</text:p>
      <text:p text:style-name="P4">
Images: []</text:p>
      <text:p text:style-name="P4">
Type: NewsArticle</text:p>
      <text:p text:style-name="P4">
Breadcrumbs: ['即时', '国际']</text:p>
      <text:p text:style-name="P4">
Keywords: ['韩国', '美国', '日本', '朝鲜', '导弹']</text:p>
      <!--METADATA-->
      <text:p text:style-name="P4">
日本外交部消息称，韩美日对朝代表就朝鲜利用弹道导弹技术发射飞行器一事进行电话会议，商定继续保持高度警惕并密切关注有关情况。</text:p>
      <text:p text:style-name="P4">
韩联社报道，韩国外交部韩半岛和平交涉部长金健、美国国务院对朝政策特别代表金星、日本亚洲大洋洲局局长船越健裕，星期三（5月31日）在通话中强烈谴责朝鲜 <text:a xlink:type="simple" xlink:href="https://www.zaobao.com/realtime/world/story20230531-1399806" text:style-name="Internet_20_link" text:visited-style-name="Visited_20_Internet_20_Link">
利用弹道导弹技术发射飞行器 </text:a>
，将共同审视有关情况。</text:p>
      <text:p text:style-name="P4">
三方一致认为，朝鲜以空前的频度和新方式利用弹道导弹技术发射飞行器，对地区安全构成严重威胁，是对国际社会发起的重大挑衅。</text:p>
      <text:p text:style-name="P4">
三方就继续保持高度警惕并密切关注情况达成共识，重申将加强韩美日三边安全合作以及提升威慑力、应对能力，在联合国安理会等国际舞台上，美日、韩日、韩美日之间将更紧密合作。</text:p>
      <text:p text:style-name="P4">
Source: <text:a xlink:type="simple" xlink:href="https://www.zaobao.com.sg/realtime/world/story20230531-1399864" text:style-name="Internet_20_link" text:visited-style-name="Visited_20_Internet_20_Link">
https://www.zaobao.com.sg/realtime/world/story20230531-1399864</text:a>
</text:p>
      <!--NEWS-->
      <text:h text:style-name="P10" text:outline-level="1">
<text:span text:style-name="T4">
尼泊尔领导人在访问期间寻求能源及穿越印度新航线协议</text:span>
</text:h>
      <text:p text:style-name="P4">
Author: 路透社</text:p>
      <text:p text:style-name="P4">
Publisher: Al Jazeera</text:p>
      <text:p text:style-name="P4">
Published Time: 2023-05-31T12:23:51</text:p>
      <text:p text:style-name="P4">
Modified Time: 2023-05-31T12:23:51</text:p>
      <text:p text:style-name="P4">
Description: 官员们表示，普什帕·卡迈勒·达哈尔将在访问期间寻求一项出口水力发电和开通穿越印度新航线的长期协议。</text:p>
      <text:p text:style-name="P4">
Images: ["<text:a xlink:type="simple" xlink:href="https://chinese.aljazeera.net/wp-content/uploads/2023/05/1-1685535080.png" text:style-name="Internet_20_link" text:visited-style-name="Visited_20_Internet_20_Link">
1-1685535080.png</text:a>
"]</text:p>
      <text:p text:style-name="P4">
Topics: ['政治', '新闻']</text:p>
      <text:p text:style-name="P4">
Keywords: ['政治', '新闻', '亚洲', '印度', '尼日尔']</text:p>
      <text:p text:style-name="P4">
Type: Article</text:p>
      <!--METADATA-->
      <text:p text:style-name="P4">
<draw:frame draw:style-name="fr1" draw:name="Image225" text:anchor-type="as-char" svg:width="6.9236in" svg:height="4.612736in" draw:z-index="0">
<draw:image xlink:href="../Images/Aljazeera Chinese/2023-05-31T12-23-51/1-1685535080.png" xlink:type="simple" xlink:show="embed" xlink:actuate="onLoad" draw:mime-type="image/png"/>
</draw:frame>
此次访问是尼泊尔新领导人的传统，将新德里作为上任后的第一个外国“停靠港”（法新社）</text:p>
      <text:p text:style-name="P4">
官员们表示，普什帕·卡迈勒·达哈尔将在访问期间寻求一项出口水力发电和开通穿越印度新航线的长期协议。</text:p>
      <text:p text:style-name="P4">
周三开始的为期四天的访问，是达哈尔自去年 12 月再次当选总理以来的首次出访。</text:p>
      <text:p text:style-name="P4">
早在 2008 年就任总理期间，他曾两次访问印度。</text:p>
      <text:p text:style-name="P4">
这次访问是尼泊尔新领导人的传统，新德里是他们上任后的第一个外国停靠港，突显了南亚邻国之间的牢固关系。</text:p>
      <text:p text:style-name="P4">
外交部长纳拉扬·普拉卡什·沙特表示，尼泊尔正在寻求能源方面的长期交易，包括印度对水电项目的更多投资以及两国之间输电线路的建设。</text:p>
      <text:p text:style-name="P4">
纳拉扬·普拉卡什·沙特告诉记者说，“我们还希望印度促进我们向孟加拉国出口电力。”</text:p>
      <text:p text:style-name="P4">
尼泊尔有潜力产生高达 42000 兆瓦的水力发电，希望到明年能够生产约 3500 兆瓦的水力发电，而国内需求为 2000 兆瓦。</text:p>
      <text:p text:style-name="P4">
加德满都希望将过剩的能源出口到其最大的经贸伙伴、耗电大户印度。</text:p>
      <text:p text:style-name="P4">
印度正在投资数十亿美元以建设包括水电站在内的基础设施，因为新德里希望扩大其在较小邻国中的影响力，而中国在这些邻国中也越来越活跃。</text:p>
      <text:p text:style-name="P4">
达哈尔访问期间将敦促印度在边境沿线再开放三个点，航空公司可以从这些点进出尼泊尔领空，官员们表示，这将有助于促进两个新国际机场的空中交通——一个位于旅游小镇博卡拉，另一个靠近佛教创始人佛陀的诞生地蓝毗尼。</text:p>
      <text:p text:style-name="P4">
尼泊尔民航局发言人贾格纳特·尼鲁拉(Jagannath Niroula)告诉路透社说，“这将使往返西部的飞行时间节省约 15分钟，减少油耗并使航班更便宜。”</text:p>
      <text:p text:style-name="P4">
68 岁的前毛派反叛领导人达哈尔将于周四会见印度总理纳伦德拉·莫迪。</text:p>
      <text:p text:style-name="P4">
自 2014 年成为印度总理以来，莫迪已五次访问尼泊尔，最近一次访问是在 2022 年 5 月。</text:p>
      <text:p text:style-name="P4">
Source: <text:a xlink:type="simple" xlink:href="https://chinese.aljazeera.net/news/2023/5/31/%e5%b0%bc%e6%b3%8a%e5%b0%94%e9%a2%86%e5%af%bc%e4%ba%ba%e5%9c%a8%e8%ae%bf%e9%97%ae%e6%9c%9f%e9%97%b4%e5%af%bb%e6%b1%82%e8%83%bd%e6%ba%90%e5%8f%8a%e7%a9%bf%e8%b6%8a%e5%8d%b0%e5%ba%a6%e6%96%b0%e8%88%aa" text:style-name="Internet_20_link" text:visited-style-name="Visited_20_Internet_20_Link">
https://chinese.aljazeera.net/news/2023/5/31/%e5%b0%bc%e6%b3%8a%e5%b0%94%e9%a2%86%e5%af%bc%e4%ba%ba%e5%9c%a8%e8%ae%bf%e9%97%ae%e6%9c%9f%e9%97%b4%e5%af%bb%e6%b1%82%e8%83%bd%e6%ba%90%e5%8f%8a%e7%a9%bf%e8%b6%8a%e5%8d%b0%e5%ba%a6%e6%96%b0%e8%88%aa</text:a>
</text:p>
      <!--NEWS-->
      <text:h text:style-name="P10" text:outline-level="1">
<text:span text:style-name="T4">
年轻人找不到工作，习近平说要学会“吃苦”</text:span>
</text:h>
      <text:p text:style-name="P4">
Creator: 袁莉</text:p>
      <text:p text:style-name="P4">
Publisher: https://www.facebook.com/nytimeschinese</text:p>
      <text:p text:style-name="P4">
Published Time: 2023-05-31T12:39:07+08:00</text:p>
      <text:p text:style-name="P4">
Description: 中国年轻人面临创纪录高失业率，《人民日报》一篇关于习近平对年轻人期望的文章却多次提到“吃苦”。习近平还鼓励青年人下乡工作，被指与中国现实脱节。 Xinmei Liu</text:p>
      <text:p text:style-name="P4">
Images: ["<text:a xlink:type="simple" xlink:href="https://static01.nyt.com/images/2023/05/31/business/21newworld-print1/00newworld-master1050.jpg" text:style-name="Internet_20_link" text:visited-style-name="Visited_20_Internet_20_Link">
00newworld-ma...</text:a>
"]</text:p>
      <text:p text:style-name="P4">
Category: 中国</text:p>
      <text:p text:style-name="P4">
Type: Article</text:p>
      <!--METADATA-->
      <text:p text:style-name="P4">
<draw:frame draw:style-name="fr1" draw:name="Image226" text:anchor-type="as-char" svg:width="6.9236in" svg:height="4.615733in" draw:z-index="0">
<draw:image xlink:href="../Images/cnnytimes/2023-05-31T12-39-07-08-00/00newworld-master1050.jpg" xlink:type="simple" xlink:show="embed" xlink:actuate="onLoad" draw:mime-type="image/jpeg"/>
</draw:frame>
</text:p>
      <text:p text:style-name="P4">
格洛丽亚·李急于找工作。去年6月毕业并获得平面设计硕士学位的她从秋天开始找工作，她希望在中国中部的一个大城市找一份月薪7000元人民币左右的初级职位。她只拿到了几个实习机会，每月仅1400到2000元，没有任何福利。</text:p>
      <text:p text:style-name="P4">
今年5月，她在两天内给200多名招聘者发了消息，并向32家公司投递了简历——却只获得两个面试机会。她说她会接受任何工作，包括以前不愿考虑的销售工作。</text:p>
      <text:p text:style-name="P4">
“往前10年或者20年，社会上都是欣欣向荣的那种感觉，到处都有机会，”她在接受电话采访时说。“现在你即使想要去争取一些机会，但是你深知都已经看不到可以朝哪个方向走。”</text:p>
      <text:p text:style-name="P4">
随着中国跌跌撞撞地走出疫情，该国的年轻人正面临创纪录的高失业率。无论是在职业上还是精神上，他们都处于挣扎中。然而，共产党和国家最高领导人习近平告诉他们，不要再觉得自己不能从事体力劳动或不能到农村去。习近平指示他们，应该学会“吃苦”。</text:p>
      <text:p text:style-name="P4">
许多年轻人对此并不买账。他们认为，自己通过刻苦学习拿到了本科或研究生学位，却发现就业市场萎缩、薪资水平下降和工作时间延长。现在政府还叫他们吃苦。为什么？</text:p>
      <text:p text:style-name="P4">
“我觉得叫我们吃苦就像骗你一样，就是希望你无条件地去奉献，然后去做一些他们都不愿意做的苦差事，”格洛丽亚·李说。</text:p>
      <text:p text:style-name="P4">
父母和老师爱教育格洛丽亚·李这样的人吃苦是美德。现在还要听国家领导人这样说。</text:p>
      <text:p text:style-name="P4">
“无数人生成功的事实表明，青年时代，选择吃苦也就选择了收获，”官方报纸《人民日报》五一青年节头版文章 <text:a xlink:type="simple" xlink:href="http://paper.people.com.cn/rmrb/html/2023-05/04/nw.D110000renmrb_20230504_2-01.htm" text:style-name="Internet_20_link" text:visited-style-name="Visited_20_Internet_20_Link">
 引用</text:a>
习近平的话说。</text:p>
      <text:p text:style-name="P4">
这篇关于习近平对年轻一代期望的文章，五次提到“吃苦”。他还以自己在“文革”期间下乡的经历，反复呼吁年轻人“ <text:a xlink:type="simple" xlink:href="http://politics.people.com.cn/n1/2023/0505/c1001-32679282.html" text:style-name="Internet_20_link" text:visited-style-name="Visited_20_Internet_20_Link">
 自找苦吃</text:a>
 ”。</text:p>
      <text:p text:style-name="P4">
“放着好好的安稳日子不过，偏要让年轻人自找苦吃，”独立政治评论员蔡慎坤  在Twitter上写道  ，习近平的提议是“对年轻人的蔑视”。</text:p>
      <text:p text:style-name="P4">
广告</text:p>
      <text:p text:style-name="P4">
“这是一种什么居心？”他问。“要把中国年轻人带向何处？”</text:p>
      <text:p text:style-name="P4">
今年进入劳动力市场的大学毕业生有1160万，创下历史纪录，每五个年轻人当中就有一人失业。这一代人在日益繁荣的环境中成长起来，而中国领导人希望说服他们接受一个不同的现实。</text:p>
      <text:p text:style-name="P4">
青年失业率是中共非常重视的一个统计数据，因为它认为赋闲的年轻人可能会威胁到它的统治。文化大革命期间，毛泽东将包括习近平在内的逾1600万城市青年送去下乡。文化大革命后这些失业的年轻人返城，在一定程度上迫使该党接受个体经营或国家计划经济之外的工作。</text:p>
      <text:p text:style-name="P4">
今天，党的宣传机器正在炮制年轻人靠 <text:a xlink:type="simple" xlink:href="https://tianmunews.com/news.html" text:style-name="Internet_20_link" text:visited-style-name="Visited_20_Internet_20_Link">
 送餐 </text:a>
 、 <text:a xlink:type="simple" xlink:href="https://k.sina.com.cn/article_1644948230_m620beb0603300zphb.html" text:style-name="Internet_20_link" text:visited-style-name="Visited_20_Internet_20_Link">
 回收垃圾</text:a>
 、<text:a xlink:type="simple" xlink:href="https://finance.sina.cn/2023-03-28/detail-imynktuf8305864.d.html" text:style-name="Internet_20_link" text:visited-style-name="Visited_20_Internet_20_Link">
 摆小吃摊 </text:a>
、 <text:a xlink:type="simple" xlink:href="https://weibo.com/6004281123/4897583664990306" text:style-name="Internet_20_link" text:visited-style-name="Visited_20_Internet_20_Link">
 打鱼 </text:a>
种田过上体面生活的故事。这是官方的“煤气灯操纵”（一种心理操控手段，使受害者产生认知失调，质疑自己的感知力或判断力——译注），试图转移政府政策破坏经济的责任，这些政策包括打击民营部门、施加不必要的严厉的防疫措施，以及孤立中国的贸易伙伴。</text:p>
      <text:p text:style-name="P4">
许多人在精神上也存在挣扎。上海的张女士去年毕业并获得城市规划硕士学位，她投了130份简历，但没有获得任何工作机会，只拿到少数面试机会。她租住在一套三居室的九平米卧室里，以兼职家教为生，不到5000元的收入仅勉强糊口。</text:p>
      <text:p text:style-name="P4">
“前段时间情绪很糟的时候，我想如果我是一个机器人，”她说，“没有感情的机器人，我不会感到无助，我不会感到无力，我不会感到沮丧、失望的话，我就会一直投一直投。”</text:p>
      <text:p text:style-name="P4">
广告</text:p>
      <text:p text:style-name="P4">
但她意识到不应该对自己太苛刻。问题超出了她的解决范围。她不相信吃苦那一套。</text:p>
      <text:p text:style-name="P4">
“叫我们吃苦就是要去掩盖当下国内的经济发展动力不足、就业岗位减少的情况，”她说。和我为本专栏采访的大多数人一样，出于安全考虑，她希望只透露自己的姓氏。还有一些人希望只用自己的英文名。</text:p>
      <text:p text:style-name="P4">
党传递的信息对一些人是有效的。郭是上海的一名数据分析师，自去年夏天以来一直没有工作，他说他不想把自己的失业归咎于疫情或共产党。他责怪自己缺乏运气和能力。</text:p>
      <text:p text:style-name="P4">
他取消了网络游戏和音乐的订阅。为了维持生计，他从去年12月开始送外卖，每天工作11到12个小时。最后，他一个月下来刚挣了5000元多一点。他辞职了，因为那工作太累了。</text:p>
      <text:p text:style-name="P4">
换句话说，他吃不了苦。</text:p>
      <text:p text:style-name="P4">
习近平关于下乡的指示不仅与年轻人脱节，也和中国的现实脱节。12月，他 <text:a xlink:type="simple" xlink:href="http://www.gov.cn/xinwen/2022-12/24/content_5733398.htm" text:style-name="Internet_20_link" text:visited-style-name="Visited_20_Internet_20_Link">
 告诉</text:a>
官员们“要有序引导大学毕业生到乡”。几周前的青年节，他回复了一群在农村地区工作的农业学生的 <text:a xlink:type="simple" xlink:href="http://paper.people.com.cn/rmrb/html/2023-05/04/nw.D110000renmrb_20230504_1-01.htm" text:style-name="Internet_20_link" text:visited-style-name="Visited_20_Internet_20_Link">
 信</text:a>
，赞扬他们“自找苦吃”。这封信发表在《人民日报》的头版上，引发了关于习近平是否会发起一场毛泽东式的运动，将城市青年送往农村的讨论。</text:p>
      <text:p text:style-name="P4">
广告</text:p>
      <text:p text:style-name="P4">
这样的政策将摧毁许多年轻人及其父母所珍视的中国梦，即社会地位的提升。</text:p>
      <text:p text:style-name="P4">
王是中国西南部昆明的一名前广告高管，自2021年12月疫情对他所在的行业造成严重打击以来，他一直处于失业状态。他跟身为农民的父母谈起想回老家办养猪场。他说父母强烈反对这个想法。</text:p>
      <text:p text:style-name="P4">
“他们说他们花了那么多的钱给我学习，就是为了让我不做农民，”他说。</text:p>
      <text:p text:style-name="P4">
在等级森严的中国社会，体力劳动受到轻视。由于城乡之间巨大的贫富差距，农业的地位甚至更低。</text:p>
      <text:p text:style-name="P4">
“去找女朋友，人家一听说你是送外卖的肯定就不考虑了，”他说。如果当农民的话，他在婚姻市场上的处境会更糟。</text:p>
      <text:p text:style-name="P4">
对一些年轻人来说，很明显，习近平解决失业问题的建议是一种倒退。</text:p>
      <text:p text:style-name="P4">
广告</text:p>
      <text:p text:style-name="P4">
习近平“他每天都国家要伟大复兴”，毕业于英国一所顶尖大学、有互动设计硕士学位、目前尚未找到工作的史蒂芬说。“但复兴不是每个人去做体力活，”他说，由于机器人和其他技术的快速发展，这些体力工作很容易被取代。</text:p>
      <text:p text:style-name="P4">
他所在学校的13名中国毕业生中，有五人选择留在西方，在硅谷或华尔街的公司找到了工作。回国的八人中只有三人获得了工作机会。史蒂文今年搬回中国，以便离母亲更近一些。</text:p>
      <text:p text:style-name="P4">
经过几个月徒劳无果的求职，他和我为这个专栏采访的几乎所有年轻工作者一样，认为自己在中国没有前途。</text:p>
      <text:p text:style-name="P4">
“我觉得现在对我最好的出路，”他说，“就是说服父母让我润掉。”</text:p>
      <text:p text:style-name="P4">
Source: <text:a xlink:type="simple" xlink:href="https://cn.nytimes.com/china/20230531/china-youth-unemployment/" text:style-name="Internet_20_link" text:visited-style-name="Visited_20_Internet_20_Link">
https://cn.nytimes.com/china/20230531/china-youth-unemployment/</text:a>
</text:p>
      <!--NEWS-->
      <text:h text:style-name="P10" text:outline-level="1">
<text:span text:style-name="T4">
图型处理芯片霸主黄仁勋积极投资台湾 不轻忽中国竞争</text:span>
</text:h>
      <text:p text:style-name="P4">
Author: None</text:p>
      <text:p text:style-name="P4">
Publisher: Radio Free Asia (Organization)</text:p>
      <text:p text:style-name="P4">
Published Time: 2023-05-31T12:44:00-04:00</text:p>
      <text:p text:style-name="P4">
Modified Time: 2023-05-31T14:09:00-04:00</text:p>
      <text:p text:style-name="P4">
Description: None</text:p>
      <text:p text:style-name="P4">
Videos: []</text:p>
      <text:p text:style-name="P4">
Audios: ["<text:a xlink:type="simple" xlink:href="https://www.rfa.org/mandarin/yataibaodao/gangtai/hx-053120231222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7" text:anchor-type="as-char" svg:width="6.9236in" svg:height="4.835353in" draw:z-index="0">
<draw:image xlink:href="../Images/rfamandarin/2023-05-31T12-44-00-04-00/000000.png" xlink:type="simple" xlink:show="embed" xlink:actuate="onLoad" draw:mime-type="image/png"/>
</draw:frame>
 英伟达公司首席执行官黄仁勋在台北 COMPUTEX论坛上讲话 <text:a xlink:type="simple" xlink:href="https://www.rfa.org/mandarin/yataibaodao/gangtai/hx-05312023122243.html/@@images/image" text:style-name="Internet_20_link" text:visited-style-name="Visited_20_Internet_20_Link">
 </text:a>
路透社  <text:a xlink:type="simple" xlink:href="https://www.rfa.org/mandarin/yataibaodao/gangtai/hx-05312023122243.html/@@stream" text:style-name="Internet_20_link" text:visited-style-name="Visited_20_Internet_20_Link">
Audio-1-Link：https://www.rfa.org/mandarin/yataibaodao/gangtai/hx-05312023122243.html/@@stream</text:a>
</text:p>
      <text:p text:style-name="P4">
在台湾出生、顶着"一兆男"身价返台掀AI热潮的英伟达（NVIDIA）共同创办人黄仁勋（JensenHuang）投资逾四十亿人民币在台湾"养人才"刮起旋风，未来一周內黄仁勋将访问中国。</text:p>
      <text:p text:style-name="P4">
<text:a xlink:type="simple" xlink:href="https://www.rfa.org/mandarin/yataibaodao/gangtai/hcm2-10282021072722.html" text:style-name="Internet_20_link" text:visited-style-name="Visited_20_Internet_20_Link">
 <text:span text:style-name="T4">
台积电是"兵家必争之地" 张忠谋：现在更是如此</text:span>
 </text:a>
  * <text:span text:style-name="T4">
<text:a xlink:type="simple" xlink:href="https://www.rfa.org/mandarin/yataibaodao/gangtai/hcm0310a-03102021052345.html" text:style-name="Internet_20_link" text:visited-style-name="Visited_20_Internet_20_Link">
 中资企业在台高薪招揽芯片研发人才遭调查 </text:a>
 </text:span>
</text:p>
      <text:p text:style-name="P4">
全球最大独立绘图芯片（GPU）供应商、美商英伟达（台湾翻译“辉达”）共同创办人兼执行长黄仁勋近日访台刮起旋风。</text:p>
      <text:p text:style-name="P4">
英伟达与台湾大学宣布合作成立AI研发中心，新聘1000名员工，并与大学合作培育人才。台湾经济部表示，2021年通过英伟达申请人工智慧创新研发中心计划，总经费约新台币243亿元（约56亿人民币），经济部补助67亿元（约15亿人民币），英伟达自筹约176亿元（约40多亿人民币）。</text:p>
      <text:p text:style-name="P4">
一头白发、身穿黑皮衣的黄仁勋，在台湾大学毕业典礼致词鼓励朝梦想奔跑，“别用走的”、要成为“猎食者，不是被猎食者”等名句，在台北电脑展以四句话令AI秒编成曲，逛夜市买麻花卷，和在街头向两直播女歌手点播女神卡卡（LadyGaga）《捍卫战士》主题曲、一名小哥在餐厅巧遇黄仁勋、临时去买显卡要签名等新闻，在中国微博引发热议。</text:p>
      <text:p text:style-name="P4">
中国网民更多关注黄仁勋30日出席全球媒体与分析师问答会，对外界关切美国政府早前禁止英伟达及超微（AMD）先进芯片销售至中国一事，台湾中央社引述黄仁勋表示，中国有最好的云端服务和消费者互动服务，数位支付也相当进步，电动车市场快速发展。无论美国对中国监管情况如何，中国政府会利用这次机会积极扶植在地化芯片产业发展。</text:p>
      <text:p text:style-name="P4">
英伟达共同创办人黄仁勋访台言行在中国微博引发热议（微博截图）  <text:a xlink:type="simple" xlink:href="https://www.rfa.org/mandarin/yataibaodao/gangtai/hx-05312023122243.html/4.png" text:style-name="Internet_20_link" text:visited-style-name="Visited_20_Internet_20_Link">
</text:a>
</text:p>
      <text:p text:style-name="P4">
<text:span text:style-name="T4">
学者：中国缺乏高阶芯片</text:span>
 <text:span text:style-name="T4">
阻碍</text:span>
 <text:span text:style-name="T4">
GPU</text:span>
 <text:span text:style-name="T4">
发展</text:span>
</text:p>
      <text:p text:style-name="P4">
台湾经济研究院产经资料库总监刘佩真接受自由亚洲电台采访表示，黄仁勋是站在商业利益喊话，连英特尔都很难赶上，中芯国际止步在14奈米制成，英伟达明年也许就会采取3奈米制程，中国缺乏先进芯片，三、五年内要超越英伟达GPU霸主地位很难。</text:p>
      <text:p text:style-name="P4">
刘佩真说：“台积电也不可能会帮他代工，也不能帮他代工，三星我想也不会，英特尔也不敢去帮中国作先进制程上的代工。中国即便GPU在三至五年做出来，还是要有相对应先进制程帮他制造，他必须要有一个生态系的产业链的配合。英伟达耕耘GPU相当久，周边生态系也已相当庞大，短期其他竞争者很难去比拟。”</text:p>
      <text:p text:style-name="P4">
台湾国防安全研究院助理研究员王绣雯接受自由亚洲电台采访分析，英伟达、超微（AMD）、英特尔等美商和中国业者合作密切，美方制裁会令美企感到痛！虽然中国还无法量产7奈米以下芯片，短期被甩在后面，可是中国一直在想办法突破这难关。</text:p>
      <text:p text:style-name="P4">
王绣雯说：“比如以各种不同的非最先进晶片如14奈米、18奈米、12奈米，组合起来，用小芯片封装技术组装，希望能追到英伟达最先进处理器，但这要花很大成本跟时间。现在中国大陆正在试这个事情，所以黄仁勋才会很着急，因为他会担心他的一个处理器都卖这么贵，万一中国大陆能用比较便宜的方法，用组合的，也不用最先进的东西能追到他的话，对他的市场可能丧失很大。”</text:p>
      <text:p text:style-name="P4">
英伟达共同创办人黄仁勋访台言行在中国微博引发热议（微博截图）  <text:a xlink:type="simple" xlink:href="https://www.rfa.org/mandarin/yataibaodao/gangtai/hx-05312023122243.html/8.png" text:style-name="Internet_20_link" text:visited-style-name="Visited_20_Internet_20_Link">
</text:a>
</text:p>
      <text:p text:style-name="P4">
<text:span text:style-name="T4">
英伟达“降速版”芯片销中国 规避美禁令</text:span>
</text:p>
      <text:p text:style-name="P4">
美国政府在去年（2022）8月26日针对超微与英伟达的图形处理器（GPU）祭出出口限制，要求出口相关产品至中国（含香港）与俄罗斯之前，必须取得许可，以避免相关GPU被部署在军事用途上，该禁令有1年的缓冲期。</text:p>
      <text:p text:style-name="P4">
刘佩真指出，黄仁勋应该是看到缓冲期快到了，向美国政府提出呼吁。“针对中国市场，英伟达以降规推出相关芯片以符合美国的法规，输往中国作为替代方案，端视未来美国政府会不会持续对降规生产这部份有些管制？”</text:p>
      <text:p text:style-name="P4">
据综合报导，被美方禁止出货中国的是英伟达Ａ100、Ｈ100的GPU芯片，对开发ChatGPT这类生成式AI技术至关重要。A100是台积电7奈米制程，用于加速AI、资料分析和高效能运算作业。英伟达今年三月证实销售中国的Ｈ800，已获阿里巴巴、腾讯、百度等中国云端业者采用。外媒报导比Ｈ100降速约一半。</text:p>
      <text:p text:style-name="P4">
王绣雯说，有中国业者反应“降级版”仍很有帮助。如果美国政府发现降级版仍有助中国大陆研发导弹、超高音速武器，可能还是会禁止。一些美商因此在中国采取入股或投资设公司，以避免受限美国禁令。</text:p>
      <text:p text:style-name="P4">
王绣雯提到， 2020、2021 全球前五名ＡＩ伺服器，中国浪潮集团、华为、联想都在列。中国ＡＩ伺服器云端、终端，都会需要大量ＡＩ芯片，英伟达看好起码2025年前后都有非常好的前景。如果只能销中国降级版芯片，对生意有很大影响。</text:p>
      <text:p text:style-name="P4">
美国半导体产业协会 (SIA)近日也呼吁，尽管美国政府有国家安全顾虑，美国半导体商仍希望能进入中国市场，盼政府订出明确规范，并强调中国是最大市场，必须在那个市场发挥作用。</text:p>
      <text:p text:style-name="P4">
英媒《金融时报》5月24日刊出黄仁勋专访，提到黄仁勋坦言拜登政府的出口管制措施，已让英伟达被绑手绑脚。中国约占美国科技产业市场三分之一比重，如果美国企业无法与中国作生意，将对美国企业造成巨大损失。黄仁勋并提及，理论上在台湾以外的地方制造芯片，是可行的，但中国市场是无法被取代的。</text:p>
      <text:p text:style-name="P4">
中国微博文章转载该文特别强调黄仁勋说，“如果我们被剥夺了中国市场，我们没有备用计划。没有另一个中国，只有一个中国。”</text:p>
      <text:p text:style-name="P4">
英伟达共同创办人黄仁勋访台言行在中国微博引发热议（微博截图）  <text:a xlink:type="simple" xlink:href="https://www.rfa.org/mandarin/yataibaodao/gangtai/hx-05312023122243.html/9.png" text:style-name="Internet_20_link" text:visited-style-name="Visited_20_Internet_20_Link">
</text:a>
</text:p>
      <text:p text:style-name="P4">
<text:span text:style-name="T4">
台财经专家：黄仁勋光芒盖过马斯克</text:span>
</text:p>
      <text:p text:style-name="P4">
媒体报导未来一周黄仁勋将到中国访问，与厂商交流。王绣雯说，就像一般美国商人，亚洲转一圈，考察台湾市场后考察中国市场。美国ＮＢＡ职篮明星林书豪也是到中国大陆打完球再到台湾打球。</text:p>
      <text:p text:style-name="P4">
OpenAI开发的人工智慧聊天机器人程式ChatGPT去年十一月推出带动AI热潮下，英伟达股价从年初108美元狂飙，5月31日突破401美元。英伟达市值近1兆美元，跃升世界前五大公司，台湾财经专家谢金河就说，黄仁勋的光芒盖过了正在中国访问的特斯拉（Tesla）执行长马斯克（ElonReeve Musk）。</text:p>
      <text:p text:style-name="P4">
台媒天下杂志形容，黄仁勋并带动一票台厂成了“AI伺服器大军”。台媒联合报报导，全球IC设计前十强中，辉达、超微（AMD）、联发科、联咏、瑞昱五大公司，掌舵者都是台湾出身。外媒指出，这特殊“人脉网”，是台湾半导体从下游往上游制霸的关键。</text:p>
      <text:p text:style-name="P4">
记者：夏小华 责编：许书婷、梒青 网编：洪伟</text:p>
      <text:p text:style-name="P4">
Source: <text:a xlink:type="simple" xlink:href="https://www.rfa.org/mandarin/yataibaodao/gangtai/hx-05312023122243.html" text:style-name="Internet_20_link" text:visited-style-name="Visited_20_Internet_20_Link">
https://www.rfa.org/mandarin/yataibaodao/gangtai/hx-05312023122243.html</text:a>
</text:p>
      <!--NEWS-->
      <text:h text:style-name="P10" text:outline-level="1">
<text:span text:style-name="T4">
韩国将朝鲜今天试射定性为远程弹道导弹挑衅</text:span>
</text:h>
      <text:p text:style-name="P4">
Author: 联合早报 (Person)</text:p>
      <text:p text:style-name="P4">
Publisher: 联合早报 (Organization)</text:p>
      <text:p text:style-name="P4">
Published Time: 2023-05-31T12:50</text:p>
      <text:p text:style-name="P4">
Modified Time: 2023-05-31T12:50</text:p>
      <text:p text:style-name="P4">
Description: 韩国将朝鲜星期三（5月31日）试射军事侦察卫星，定性为“远程弹道导弹挑衅”，并予以强烈谴责。韩联社报道，韩国国家安全保障委员会常任委员会委员强调，不管朝鲜当天的发射活动是否成功，此...</text:p>
      <text:p text:style-name="P4">
Videos: []</text:p>
      <text:p text:style-name="P4">
Audios: []</text:p>
      <text:p text:style-name="P4">
Images: []</text:p>
      <text:p text:style-name="P4">
Type: NewsArticle</text:p>
      <text:p text:style-name="P4">
Breadcrumbs: ['即时', '国际']</text:p>
      <text:p text:style-name="P4">
Keywords: ['韩国', '朝鲜', '弹道导弹', '联合国安理会']</text:p>
      <!--METADATA-->
      <text:p text:style-name="P4">
韩国将朝鲜星期三（5月31日）试射军事侦察卫星，定性为“远程弹道导弹挑衅”，并予以强烈谴责。</text:p>
      <text:p text:style-name="P4">
韩联社报道，韩国国家安全保障委员会常任委员会委员强调，不管朝鲜当天的发射活动是否成功，此举已严重违背联合国安理会决议，是对朝鲜半岛乃至国际社会和平安全构成严重威胁的挑衅行径。国安会议与会者商定将继续密切关注朝鲜<text:a xlink:type="simple" xlink:href="https://www.zaobao.com/realtime/world/story20230531-1399812" text:style-name="Internet_20_link" text:visited-style-name="Visited_20_Internet_20_Link">
 再次发射 </text:a>
飞行器的可能性，并与盟国及友邦保持紧密合作。</text:p>
      <text:p text:style-name="P4">
国家安保室室长赵太庸星期三上午临时召开国安会常委会会议，与会者听取了联合参谋本部有关朝鲜发射情况的报告，并讨论对策。会前，总统尹锡悦已听取相关情况的汇报。</text:p>
      <text:p text:style-name="P4">
根据朝中社报道，朝鲜国家宇宙开发局星期三上午6时27分，按计划在平安北道铁山郡西海卫星发射场，用新型卫星运载火箭“千里马-1”号发射了军事侦察卫星“万里镜-1”号。</text:p>
      <text:p text:style-name="P4">
朝鲜国家宇宙开发局称，千里马-1号在正常飞行过程中完成了第一级间分离，但二级发动机未能正常点火，导致火箭失去动力，坠入半岛西部海域。</text:p>
      <text:p text:style-name="P4">
Source: <text:a xlink:type="simple" xlink:href="https://www.zaobao.com.sg/realtime/world/story20230531-1399869" text:style-name="Internet_20_link" text:visited-style-name="Visited_20_Internet_20_Link">
https://www.zaobao.com.sg/realtime/world/story20230531-1399869</text:a>
</text:p>
      <!--NEWS-->
      <text:h text:style-name="P10" text:outline-level="1">
<text:span text:style-name="T4">
记者报道遭痛殴　贵州教师溺水案恐不单纯</text:span>
</text:h>
      <text:p text:style-name="P4">
Author: None</text:p>
      <text:p text:style-name="P4">
Publisher: Radio Free Asia (Organization)</text:p>
      <text:p text:style-name="P4">
Published Time: 2023-05-31T13:00:00-04:00</text:p>
      <text:p text:style-name="P4">
Modified Time: 2023-05-31T16:22:24-04:00</text:p>
      <text:p text:style-name="P4">
Description: None</text:p>
      <text:p text:style-name="P4">
Videos: []</text:p>
      <text:p text:style-name="P4">
Audios: ["<text:a xlink:type="simple" xlink:href="https://www.rfa.org/mandarin/yataibaodao/meiti/tj-053120231246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5" text:anchor-type="as-char" svg:width="6.9236in" svg:height="3.718643in" draw:z-index="0">
<draw:image xlink:href="../Images/rfamandarin/2023-05-31T13-00-00-04-00/000000.png" xlink:type="simple" xlink:show="embed" xlink:actuate="onLoad" draw:mime-type="image/png"/>
</draw:frame>
 贵州教师李地军（左）及徐倩（右）被大水冲走后溺毙网络截图  <text:a xlink:type="simple" xlink:href="https://www.rfa.org/mandarin/yataibaodao/meiti/tj-05312023124643.html/@@stream" text:style-name="Internet_20_link" text:visited-style-name="Visited_20_Internet_20_Link">
Audio-1-Link：https://www.rfa.org/mandarin/yataibaodao/meiti/tj-05312023124643.html/@@stream</text:a>
</text:p>
      <text:p text:style-name="P4">
近期，中国极目新闻的一名记者在贵州报道一起教师溺水案时竟被三名男子跟监与围殴。事情传出后，中国网民质疑溺水案的案情不单纯，并要求中国当局彻查。</text:p>
      <text:p text:style-name="P4">
<text:a xlink:type="simple" xlink:href="https://www.rfa.org/mandarin/yataibaodao/meiti/hj-01262021105029.html" text:style-name="Internet_20_link" text:visited-style-name="Visited_20_Internet_20_Link">
 <text:span text:style-name="T4">
中国记者采访疑被打伤引关注 本人翻脸说是"摔伤"</text:span>
 </text:a>
  * <text:span text:style-name="T4">
<text:a xlink:type="simple" xlink:href="https://www.rfa.org/mandarin/Xinwen/6-11292022125237.html" text:style-name="Internet_20_link" text:visited-style-name="Visited_20_Internet_20_Link">
 英国就BBC记者被打召见中国大使 </text:a>
 </text:span>
</text:p>
      <text:p text:style-name="P4">
据台湾的中央社报道，今年四月中，贵州毕节织金县有六名教师在河滩捡鹅卵石，然而由于河川上游的引子渡水电站突然放水，导致两名教师被大水冲走，被发现时两人均已溺毙。据传，这两名教师分别是马场小学老师李地军，以及马场镇布底幼稚园老师徐倩。</text:p>
      <text:p text:style-name="P4">
<text:span text:style-name="T4">
学校校长：老师们捡石子 大概是约着玩</text:span>
</text:p>
      <text:p text:style-name="P4">
两名溺亡的教师家属声称，这6名教师会前往河滩捡鹅卵石是因为相关政府单位在进行校务稽查时，称学校装饰的在地化元素不够，建议教师捡鹅卵石来装饰学校环境。</text:p>
      <text:p text:style-name="P4">
不过，布底小学校长张习军否认捡鹅卵石的目的是在应对上级检查。当记者追问张习军那6名老师为什么要一起捡石子时？张习军表示：“那个我不清楚，应该是他们一起约着玩吧！”</text:p>
      <text:p text:style-name="P4">
与此同时，织金县马场镇政府以及中共织金县委宣传部也撇清责任，表示网上谣传“教师为迎接领导检查，在河畔捡鹅卵石装饰校园”并非事实，以及教师会溺亡“全部系那几名教师的个人行为，是他们私自下河玩耍造成的。”</text:p>
      <text:p text:style-name="P4">
<text:span text:style-name="T4">
记者调查溺水案竟被不明人士痛殴</text:span>
</text:p>
      <text:p text:style-name="P4">
教师溺亡的事件在获得媒体关注后，织金县政府新闻办公室才在5月28日通报这起事件，不过通报中却未说明6名教师捡石头的原因。为此，极目新闻记者李贤城在5月29日被领导指派，前往贵州调查教师溺亡事件。然而，李贤城先是在采访死者家属时，遭一名身份不明的男子盘问，而后又遭到3名陌生男子跟踪、围殴、并摔毁手机。</text:p>
      <text:p text:style-name="P4">
事件过后，李贤城表示，他现在身体已无大碍，他希望当地能够严惩肇事者，揪出幕后指使。对此，当地政府表示公安部门目前尚未釐清陌生男子的身份，但是“肯定与政府部门没有任何关系”。</text:p>
      <text:p text:style-name="P4">
对于当地政府不断粉饰太平、撇清责任，记者在报道案件时又被痛殴的情况，引发外界对于黑金政治的热议及不满，中国网民纷纷表示：“扫黑除恶依旧任重道远啊，尤其是官黑勾结！”、“也许，老师捡石被淹案的背后，有着更可怕的事实，有着更恶霸的势力在横行着”、“这肯定不是个人所为，打人者一定是受到官方或者组织的指派去无所顾忌地行凶！毕节应该出来说清楚，揪出幕后指使者！”</text:p>
      <text:p text:style-name="P4">
记者：唐缘媛 责编：梒青 网编：洪伟</text:p>
      <text:p text:style-name="P4">
Source: <text:a xlink:type="simple" xlink:href="https://www.rfa.org/mandarin/yataibaodao/meiti/tj-05312023124643.html" text:style-name="Internet_20_link" text:visited-style-name="Visited_20_Internet_20_Link">
https://www.rfa.org/mandarin/yataibaodao/meiti/tj-05312023124643.html</text:a>
</text:p>
      <!--NEWS-->
      <text:h text:style-name="P10" text:outline-level="1">
<text:span text:style-name="T4">
瑞信信贷股价未达纽交所挂牌要求</text:span>
</text:h>
      <text:p text:style-name="P4">
Publisher: 法新社</text:p>
      <text:p text:style-name="P4">
Published Time: 2023-05-31T13:02:07+00:00</text:p>
      <text:p text:style-name="P4">
Modified Time: 2023-05-31T12:35:02+00:00</text:p>
      <text:p text:style-name="P4">
Description: （法新社苏黎世31日电） 瑞士信贷今天说，该公司因股价受重创不再符合纽约证券交易所挂牌的条件，但在瑞士银行集团完成瑞信收购案后，该公司将自纽约证交所下市，这个问题将获得解决。</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6" text:anchor-type="as-char" svg:width="6.9236in" svg:height="3.617581in" draw:z-index="0">
<draw:image xlink:href="../Images/rficn/2023-05-31T13-02-07-00-00/000000.png" xlink:type="simple" xlink:show="embed" xlink:actuate="onLoad" draw:mime-type="image/png"/>
</draw:frame>
</text:p>
      <text:p text:style-name="P4">
瑞信（Credit Suisse）在声明稿中说：「纽约证券交易所5月1日通知瑞信…称（瑞信）不再符合在纽约证交所继续挂牌的最低股价条件。」</text:p>
      <text:p text:style-name="P4">
瑞信在纽约证交所以「存托凭证」的方式挂牌交易。外国公司可透过存托凭证方式在美国出售股票。</text:p>
      <text:p text:style-name="P4">
根据纽约证交所规定，挂牌股票的股价必须连续30天维持在至少1美元的水准。</text:p>
      <text:p text:style-name="P4">
不过，在美国3家区域银行破产后面临压力、股价重挫的瑞信，在瑞士当局安排下，即将被对手瑞银集团（UBS）收购。</text:p>
      <text:p text:style-name="P4">
自从瑞银出手相救后，瑞信股价盘旋在0.76瑞士法郎（0.83美元）附近，这个价位和瑞银提议收购的价值相符，和瑞信2021年3月起爆发一连串丑闻前的股价相比，则是严重失血约94%。</text:p>
      <text:p text:style-name="P4">
瑞信在声明中说：「瑞信预期这个问题在瑞银集团完成收购后将解决。」意味着瑞信本身的股票将换成瑞银的股票，最终在纽约下市。</text:p>
      <text:p text:style-name="P4">
Source: <text:a xlink:type="simple" xlink:href="https://www.rfi.fr/cn/%E8%B4%A2%E7%BB%8F%E5%BF%AB%E8%AE%AF/20230531-%E7%91%9E%E4%BF%A1%E4%BF%A1%E8%B4%B7%E8%82%A1%E4%BB%B7%E6%9C%AA%E8%BE%BE%E7%BA%BD%E4%BA%A4%E6%89%80%E6%8C%82%E7%89%8C%E8%A6%81%E6%B1%82" text:style-name="Internet_20_link" text:visited-style-name="Visited_20_Internet_20_Link">
https://www.rfi.fr/cn/%E8%B4%A2%E7%BB%8F%E5%BF%AB%E8%AE%AF/20230531-%E7%91%9E%E4%BF%A1%E4%BF%A1%E8%B4%B7%E8%82%A1%E4%BB%B7%E6%9C%AA%E8%BE%BE%E7%BA%BD%E4%BA%A4%E6%89%80%E6%8C%82%E7%89%8C%E8%A6%81%E6%B1%82</text:a>
</text:p>
      <!--NEWS-->
      <text:h text:style-name="P10" text:outline-level="1">
<text:span text:style-name="T4">
美商务部去年拒绝四分之一出口中国的许可证申请</text:span>
</text:h>
      <text:p text:style-name="P4">
Author: None (Language: zh)</text:p>
      <text:p text:style-name="P4">
Publisher: None</text:p>
      <text:p text:style-name="P4">
Time: 2023-05-31T13:37:00Z</text:p>
      <text:p text:style-name="P4">
Description: 美国政府高级官员在本周二公布的一项书面证词中说，美国商务部正密切审查向中国出口商品的许可证申请，去年对26%的申请予以拒绝或退回，目的在于阻止可能会推进北京军事化的出口。</text:p>
      <text:p text:style-name="P4">
Videos: []</text:p>
      <text:p text:style-name="P4">
Images: []</text:p>
      <text:p text:style-name="P4">
Subject: 经济纵横</text:p>
      <text:p text:style-name="P4">
Subjects: ['奥巴马', '德国制造', '岛屿主权争端', '专题报道：全景观看“习马会”', '中国', '中共十九大', '美国', '德中关系']</text:p>
      <text:p text:style-name="P4">
Keywords: ['美国', '商务部', '中国', '出口', '出口管制', '许可证', '军事化']</text:p>
      <text:p text:style-name="P4">
ID: 65783582</text:p>
      <!--METADATA-->
      <text:p text:style-name="P4">
<text:a xlink:type="simple" xlink:href="https://www.dw.com/zh/overlay/image/article/65783582/64619780" text:style-name="Internet_20_link" text:visited-style-name="Visited_20_Internet_20_Link">
 </text:a>
</text:p>
      <text:p text:style-name="P4">
美国商务部2022年拒绝了26%的向中国出口或再出口的许可证申请</text:p>
      <text:p text:style-name="P4">
（德国之声中文网）美国商务部助理部长肯德勒（Thea RozmanKendler）在提供给参议院银行委员会本周三听证会的书面证词中说，2022年商务部审查了5064份向中国出口或再出口许可证申请，其中约26%被拒绝或不采取行动退回。</text:p>
      <text:p text:style-name="P4">
肯德勒说："我们确定会给我们的对手带来优势的美国敏感技术，制定保护这些技术的政策和战略，并审查出口商提交的许可证申请。"</text:p>
      <text:p text:style-name="P4">
目前，有近700个中国实体被美国商务部列入出口管制" <text:a xlink:type="simple" xlink:href="https://www.dw.com/zh/zh/美貿易黑名單增37實體-中國基因公司入列/a-64871562" text:style-name="Internet_20_link" text:visited-style-name="Visited_20_Internet_20_Link">
 实体名单 </text:a>
 "。美国商务部负责出口执法的助理部长马修·阿克塞尔罗德（MatthewAxelrod）说，自拜登政府上任以来，该名单上的中国公司已增加了200多个。</text:p>
      <ul>
        <li>
</li>
      </ul>
      <h5>
2021年的中国科技企业：内外交困</h5>
      <text:h text:style-name="P12" text:outline-level="3">
<text:span text:style-name="T4">
科技股受创</text:span>
</text:h>
      <text:p text:style-name="P4">
在监管政策收紧的情况下，中国科技公司市值不断缩水，从而加剧了市场对中国这个世界第二大经济体增长放缓的担忧，投资者的情绪普遍受到影响。</text:p>
      <ul>
        <li>
</li>
      </ul>
      <h5>
2021年的中国科技企业：内外交困</h5>
      <text:h text:style-name="P12" text:outline-level="3">
<text:span text:style-name="T4">
反垄断和数据安全</text:span>
</text:h>
      <text:p text:style-name="P4">
自2020年底以来，北京以反垄断和保障数据安全等为由加大了对中国科技公司的监管力度。除了被点名批评和约谈，许多科技企业都受到不同程度的罚款。经历了20年宽松管制下蓬勃发展的中国互联网行业由此深受重创。</text:p>
      <ul>
        <li>
</li>
      </ul>
      <h5>
2021年的中国科技企业：内外交困</h5>
      <text:h text:style-name="P12" text:outline-level="3">
<text:span text:style-name="T4">
常见特征</text:span>
</text:h>
      <text:p text:style-name="P4">
有专家注意到，受管制的企业大多是有能力收集大量用户信息，取得市场中绝对优势地位的平台类企业。德国波恩大学全球科技政策教授、中国问题专家梅飞虎（MaximilianMayer）曾向德国之声分析：“这场运动的目的是加强对大型互联网企业及其数据处理方式的监管。”</text:p>
      <ul>
        <li>
</li>
      </ul>
      <h5>
2021年的中国科技企业：内外交困</h5>
      <text:h text:style-name="P12" text:outline-level="3">
<text:span text:style-name="T4">
科技“大佬”跌下神坛</text:span>
</text:h>
      <text:p text:style-name="P4">
不仅科技公司遭遇重创，这些公司的创始人自身也感受到了政府重拳的力量。首当其冲的是是阿里巴巴创始人马云。2020十月下旬马云高调抨击中国金融监管制度。不久后，阿里巴巴的金融业务——蚂蚁集团的上市计划被中国监管机构叫停。马云随之淡出公众视野。</text:p>
      <ul>
        <li>
</li>
      </ul>
      <h5>
2021年的中国科技企业：内外交困</h5>
      <text:h text:style-name="P12" text:outline-level="3">
<text:span text:style-name="T4">
财富再分配</text:span>
</text:h>
      <text:p text:style-name="P4">
中国国家领导人习近平提出“共同富裕”的目标，中国科技业巨头们纷纷表态全力支持，例如，腾讯及阿里巴巴将分别投资500亿和1000亿元助力“共同富裕”。外界分析，中国政府利用打压行动来推动科技巨头与员工和消费者分享其财富，缩小在政治上比较敏感的贫富差距。</text:p>
      <ul>
        <li>
</li>
      </ul>
      <h5>
2021年的中国科技企业：内外交困</h5>
      <text:h text:style-name="P12" text:outline-level="3">
<text:span text:style-name="T4">
双重压力</text:span>
</text:h>
      <text:p text:style-name="P4">
在中国勒紧“网络安全”缰绳、美国高举“外国公司问责法”的双重压力下，今年6月底才登陆纽交所的中国网约车巨滴滴出行不久前正式宣布“退美赴港”，打响大型中国互联网公司从美股退市的第一枪。总而言之，想在美国上市的中国公司一方面要面对中国监管机构严格审查，另一方面还要面临美国方面更严谨的风险披露要求。</text:p>
      <ul>
        <li>
</li>
      </ul>
      <h5>
2021年的中国科技企业：内外交困</h5>
      <text:h text:style-name="P12" text:outline-level="3">
<text:span text:style-name="T4">
遭美国封堵</text:span>
</text:h>
      <text:p text:style-name="P4">
“软科技”企业遭遇中国监管的同时，华为和大疆等“硬科技”企业则受到更多来自国外的限制。多年以来，美国不仅致力于在本国国内根除华为等中国设备，也试图说服其它国家不要选购相关设备。《安全设备法案》(SecureEquipment Act)是美国政府为打击中国电信和科技公司所做出的最新动作之一。</text:p>
      <ul>
        <li>
</li>
      </ul>
      <h5>
2021年的中国科技企业：内外交困</h5>
      <text:h text:style-name="P12" text:outline-level="3">
<text:span text:style-name="T4">
连出重拳</text:span>
</text:h>
      <text:p text:style-name="P4">
美国收紧对中国科技企业限制的另一个例子是：将中国人工智能巨头商汤科技列入一份投资黑名单，美国政府称该名单上的公司为中国的军事发展提供支持。本周，美国财政部再将多家中国公司列入实体清单，其中包括全球最大的商用无人机制造商大疆创新以及多个生物技术公司，并严禁对名单上的公司进行投资和出口技术。</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我们利用行政、刑事执法，以及监管权力来针对支持中国军事现代化努力的先进技术的转让，如涉及半导体、船舶发动机、卫星和火箭原型的技术。"阿克塞尔罗德在证词中说，其目的是应对中国的"军事现代化、<text:a xlink:type="simple" xlink:href="https://www.dw.com/zh/zh/美国制裁新疆官员-商汤科技列黑名单/a-60089126" text:style-name="Internet_20_link" text:visited-style-name="Visited_20_Internet_20_Link">
 侵犯人权的行为 </text:a>
和其他违背我们国家安全和外交政策利益的活动"。</text:p>
      <text:p text:style-name="P4">
参议院银行委员会本周三听证会的主题是"反击中国： 推进美国的国家安全、经济安全和外交政策"。</text:p>
      <text:h text:style-name="P12" text:outline-level="3">
<text:span text:style-name="T4">
美国在讨论限制对外投资敏感技术的计划</text:span>
</text:h>
      <text:p text:style-name="P4">
财政部官员保罗·罗森在证词中说，政府限制美国公司对外投资特定敏感技术的计划仍在讨论之中："我们的愿望是避免美国的投资支持和推动那些可能帮助破坏我们的国家安全并使美国人处于危险之中的国家提升军力或者情报能力的先进技术。</text:p>
      <text:h text:style-name="P12" text:outline-level="3">
<text:span text:style-name="T4">
拜登会继续对华贸易战吗？</text:span>
</text:h>
      <text:p text:style-name="P4">
商务部部长吉娜·雷蒙多（GinaRaimondo）3月份曾表示，拜登政府正在考虑一项试点计划，以解决在中国投资的风险。她说："有很多美国的养老基金和退休资金投资中国。你当然不希望做任何有意外后果的事情。"</text:p>
      <text:p text:style-name="P4">
（路透社）</text:p>
      <text:p text:style-name="P4">
Source: <text:a xlink:type="simple" xlink:href="https://www.dw.com/zh/美商务部去年拒绝四分之一出口中国的许可证申请/a-65783582" text:style-name="Internet_20_link" text:visited-style-name="Visited_20_Internet_20_Link">
https://www.dw.com/zh/美商务部去年拒绝四分之一出口中国的许可证申请/a-65783582?maca=chi-rss-chi-all-1127-rdf</text:a>
</text:p>
      <!--NEWS-->
      <text:h text:style-name="P10" text:outline-level="1">
<text:span text:style-name="T4">
北约驻科索沃维和部队在暴力冲突期间设置路障</text:span>
</text:h>
      <text:p text:style-name="P4">
Author: 半岛电视台＋通讯社</text:p>
      <text:p text:style-name="P4">
Publisher: Al Jazeera</text:p>
      <text:p text:style-name="P4">
Published Time: 2023-05-31T13:42:47</text:p>
      <text:p text:style-name="P4">
Modified Time: 2023-05-31T13:42:47</text:p>
      <text:p text:style-name="P4">
Description: 在科索沃爆发的冲突导致数十名国际士兵和抗议者受伤之后，北约驻科索沃维和部队在一个北部城镇设置了金属围栏及带刺铁网。</text:p>
      <text:p text:style-name="P4">
Images: ["<text:a xlink:type="simple" xlink:href="https://chinese.aljazeera.net/wp-content/uploads/2023/05/Polish-soldiers-part-of-the-KFOR-peacekeeping-mission-in-Kosovo-1685539523.webp" text:style-name="Internet_20_link" text:visited-style-name="Visited_20_Internet_20_Link">
Polish-soldie...</text:a>
", "<text:a xlink:type="simple" xlink:href="https://chinese.aljazeera.net/wp-content/uploads/2023/05/NATO-Kosovo-Force-KFOR-1685539445.webp" text:style-name="Internet_20_link" text:visited-style-name="Visited_20_Internet_20_Link">
NATO-Kosovo-F...</text:a>
", "<text:a xlink:type="simple" xlink:href="https://chinese.aljazeera.net/wp-content/uploads/2023/05/2023-05-31T074456Z_1815870345_RC2H91A2DNQL_RTRMADP_3_KOSOVO-SERBS-VIOLENCE-1685524038-1685539292.webp" text:style-name="Internet_20_link" text:visited-style-name="Visited_20_Internet_20_Link">
2023-05-31T07...</text:a>
"]</text:p>
      <text:p text:style-name="P4">
Topics: ['政治', '新闻']</text:p>
      <text:p text:style-name="P4">
Keywords: ['政治', '新闻', '世界', '塞尔维亚', '科索沃']</text:p>
      <text:p text:style-name="P4">
Type: Article</text:p>
      <!--METADATA-->
      <text:p text:style-name="P4">
<draw:frame draw:style-name="fr1" draw:name="Image246" text:anchor-type="as-char" svg:width="6.9236in" svg:height="4.612736in" draw:z-index="0">
<draw:image xlink:href="../ConvertedIMGs/Aljazeera Chinese/2023-05-31T13-42-47/Polish-soldiers-part-of-the-KFOR-peacekeeping-mission-in-Kosovo-1685539523.png" xlink:type="simple" xlink:show="embed" xlink:actuate="onLoad" draw:mime-type="image/png"/>
</draw:frame>
驻科索沃维和部队中的波兰士兵，守卫着科索沃北部兹韦钱镇的一座市政大楼 (路透社)</text:p>
      <text:p text:style-name="P4">
在科索沃爆发的冲突导致数十名国际士兵和抗议者受伤之后，北约驻科索沃维和部队在一个北部城镇设置了金属围栏及带刺铁网。</text:p>
      <text:p text:style-name="P4">
当数百名塞族人开始在距普里什蒂纳以北45公里处的科索沃北部城镇兹韦钱（Zvečan）的市政厅前聚集之后，北约驻科索沃维和部队设置了这些路碍。</text:p>
      <text:p text:style-name="P4">
在已有近4000名士兵驻扎在该地区的情况下，北约在本周一又向科索沃北部增派了700名士兵，以帮助遏制当前的暴力抗议活动。</text:p>
      <text:p text:style-name="P4">
北约秘书长延斯·斯托尔滕贝格在挪威奥斯陆对记者们表示，“我们已经决定向西巴尔干地区增派700名预备部队，并额外使一个营的预备部队处于高度戒备状态，以便在需要时可供部署。”</text:p>
      <text:p text:style-name="P4">
在一场遭到塞尔维亚人的压倒性抵制的投票中，阿尔巴尼亚族的市长在以塞族为主的地区当选，从而在上周末引发了科索沃北部最初的暴力事件。</text:p>
      <text:p text:style-name="P4">
自那之后，科索沃的部分人不断付出努力，旨在接管兹韦钱的市政办公室，即这些市长们任职之地。</text:p>
      <text:p text:style-name="P4">
在上周，科索沃警方发射催泪瓦斯，以驱散试图阻止阿族官员进入当地市政大楼的塞族人。</text:p>
      <text:p text:style-name="P4">
<draw:frame draw:style-name="fr1" draw:name="Image247" text:anchor-type="as-char" svg:width="6.9236in" svg:height="4.612736in" draw:z-index="0">
<draw:image xlink:href="../ConvertedIMGs/Aljazeera Chinese/2023-05-31T13-42-47/NATO-Kosovo-Force-KFOR-1685539445.png" xlink:type="simple" xlink:show="embed" xlink:actuate="onLoad" draw:mime-type="image/png"/>
</draw:frame>
 在科索沃的韦兹钱镇，北约驻科索沃维和部队的士兵与当地的塞族抗议者发生冲突 (路透社)</text:p>
      <text:p text:style-name="P4">
当塞族人试图阻止他们时，科索沃警方在兹韦钱发射了催泪瓦斯，从而导致抗议者与北约维和部队士兵发生冲突。</text:p>
      <text:p text:style-name="P4">
塞族抗议者坚持要求阿族市长及科索沃警察离开科索沃北部地区。</text:p>
      <text:p text:style-name="P4">
美国谴责科索沃加剧了它与塞尔维亚之间的紧张关系，并称在塞族地区任用市长的问题背后使用的武力，破坏了改善与塞尔维亚关系的努力。</text:p>
      <text:p text:style-name="P4">
美国还取消了科索沃参加军事演习的计划。</text:p>
      <text:p text:style-name="P4">
美国驻科索沃大使杰弗里·霍维尼尔告诉记者，“我们还在考虑其他的影响。”</text:p>
      <text:p text:style-name="P4">
欧盟外交政策负责人何塞普·博雷利敦促科索沃与塞尔维亚的领导人，找到缓和紧张局势的方法。</text:p>
      <text:p text:style-name="P4">
博雷利表示，“如今，欧洲已经发生了太多的暴力事件，我们已无法再承受另一场冲突。”</text:p>
      <text:p text:style-name="P4">
<draw:frame draw:style-name="fr1" draw:name="Image248" text:anchor-type="as-char" svg:width="6.9236in" svg:height="4.612736in" draw:z-index="0">
<draw:image xlink:href="../ConvertedIMGs/Aljazeera Chinese/2023-05-31T13-42-47/2023-05-31T074456Z_1815870345_RC2H91A2DNQL_RTRMADP_3_KOSOVO-SERBS-VIOLENCE-1685524038-1685539292.png" xlink:type="simple" xlink:show="embed" xlink:actuate="onLoad" draw:mime-type="image/png"/>
</draw:frame>
北约框架下的美国驻科索沃维和部队士兵，在科索沃的一个市政办公室附近站岗（路透社）</text:p>
      <text:p text:style-name="P4">
长期以来与塞尔维亚关系密切的俄罗斯，在本月30日呼吁采取“果断措施”以结束当前暴力。</text:p>
      <text:p text:style-name="P4">
俄罗斯外交部敦促“西方最终停止其虚假宣传，停止将科索沃发生的事件归咎于塞族人”。</text:p>
      <text:p text:style-name="P4">
塞尔维亚总统亚历山大·武契奇已将该国部队置于全面战备状态，并命令部队向边境地区靠拢。</text:p>
      <text:p text:style-name="P4">
科索沃北部的大多数塞族人都未接受科索沃在2008年发布的关于要从塞尔维亚独立的宣言，并且认为贝尔格莱德才是他们的首都。</text:p>
      <text:p text:style-name="P4">
阿尔巴尼亚族人占到科索沃总人口的90%以上，而地区北部的塞族人呼吁欧盟斡旋达成协议，以在该地区建立自治市政当局。</text:p>
      <text:p text:style-name="P4">
Source: <text:a xlink:type="simple" xlink:href="https://chinese.aljazeera.net/news/political/2023/5/31/%e5%8c%97%e7%ba%a6%e9%a9%bb%e7%a7%91%e7%b4%a2%e6%b2%83%e7%bb%b4%e5%92%8c%e9%83%a8%e9%98%9f%e5%9c%a8%e6%9a%b4%e5%8a%9b%e5%86%b2%e7%aa%81%e6%9c%9f%e9%97%b4%e8%ae%be%e7%bd%ae%e8%b7%af%e9%9a%9c" text:style-name="Internet_20_link" text:visited-style-name="Visited_20_Internet_20_Link">
https://chinese.aljazeera.net/news/political/2023/5/31/%e5%8c%97%e7%ba%a6%e9%a9%bb%e7%a7%91%e7%b4%a2%e6%b2%83%e7%bb%b4%e5%92%8c%e9%83%a8%e9%98%9f%e5%9c%a8%e6%9a%b4%e5%8a%9b%e5%86%b2%e7%aa%81%e6%9c%9f%e9%97%b4%e8%ae%be%e7%bd%ae%e8%b7%af%e9%9a%9c</text:a>
</text:p>
      <!--NEWS-->
      <text:h text:style-name="P10" text:outline-level="1">
<text:span text:style-name="T4">
阿联酋退出美国领导的海上联盟</text:span>
</text:h>
      <text:p text:style-name="P4">
Author: 半岛电视台</text:p>
      <text:p text:style-name="P4">
Publisher: Al Jazeera</text:p>
      <text:p text:style-name="P4">
Published Time: 2023-05-31T13:45:25</text:p>
      <text:p text:style-name="P4">
Modified Time: 2023-05-31T13:45:25</text:p>
      <text:p text:style-name="P4">
Description: 阿联酋外交部表示，在对其安全需求进行广泛评估后，阿拉伯联合酋长国退出了美国领导的海上联盟。</text:p>
      <text:p text:style-name="P4">
Images: ["<text:a xlink:type="simple" xlink:href="https://chinese.aljazeera.net/wp-content/uploads/2023/05/1-1685539582.png" text:style-name="Internet_20_link" text:visited-style-name="Visited_20_Internet_20_Link">
1-1685539582.png</text:a>
", "<text:a xlink:type="simple" xlink:href="https://chinese.aljazeera.net/wp-content/uploads/2023/05/1-1685539829.jpg" text:style-name="Internet_20_link" text:visited-style-name="Visited_20_Internet_20_Link">
1-1685539829.jpg</text:a>
"]</text:p>
      <text:p text:style-name="P4">
Topics: ['政治', '新闻']</text:p>
      <text:p text:style-name="P4">
Keywords: ['政治', '新闻', '世界', '美国', '阿联酋']</text:p>
      <text:p text:style-name="P4">
Type: Article</text:p>
      <!--METADATA-->
      <text:p text:style-name="P4">
<draw:frame draw:style-name="fr1" draw:name="Image249" text:anchor-type="as-char" svg:width="6.9236in" svg:height="4.612736in" draw:z-index="0">
<draw:image xlink:href="../Images/Aljazeera Chinese/2023-05-31T13-45-25/1-1685539582.png" xlink:type="simple" xlink:show="embed" xlink:actuate="onLoad" draw:mime-type="image/png"/>
</draw:frame>
分析人士表示，阿联酋对美国未能保护中东航线感到失望（路透）</text:p>
      <text:p text:style-name="P4">
阿联酋外交部表示，在对其安全需求进行广泛评估后，阿拉伯联合酋长国退出了美国领导的海上联盟。</text:p>
      <text:p text:style-name="P4">
阿联酋外交部周三在国家新闻机构 WAM 援引的一份声明中表示，“由于我们正在评估与所有伙伴的有效安全合作，两个月前，阿联酋退出了海上联合部队的参与。”</text:p>
      <text:p text:style-name="P4">
阿联酋还表示，其致力于对话和外交接触，以促进区域安全与稳定，并根据国际法确保其海岸附近的航行安全。</text:p>
      <text:p text:style-name="P4">
这个决定标志着该地区地缘政治格局的关键时刻，改变了海上安全国际合作的动态。</text:p>
      <text:p text:style-name="P4">
总部设在巴林的美国海军基地由34个国家组成的特遣部队的成立，是为了打击红海和海湾地区的恐怖主义和海盗行为。</text:p>
      <text:p text:style-name="P4">
该地区拥有一些世界上最重要的航线，自 2019 年以来，在美国和伊朗关系紧张之际发生了一系列针对船只的袭击事件。</text:p>
      <text:p text:style-name="P4">
阿联酋凭借其在重要海上贸易路线上的战略地位，一直是美国领导海上联盟的积极参与者。</text:p>
      <text:p text:style-name="P4">
<draw:frame draw:style-name="fr1" draw:name="Image250" text:anchor-type="as-char" svg:width="6.9236in" svg:height="3.894525in" draw:z-index="0">
<draw:image xlink:href="../Images/Aljazeera Chinese/2023-05-31T13-45-25/1-1685539829.jpg" xlink:type="simple" xlink:show="embed" xlink:actuate="onLoad" draw:mime-type="image/jpeg"/>
</draw:frame>
 美国在中东的统治即将结束，现在轮到中国了</text:p>
      <text:h text:style-name="P13" text:outline-level="4">
<text:span text:style-name="T4">
伊朗威胁</text:span>
</text:h>
      <text:p text:style-name="P4">
5 月初，美国表示将加强其在海湾地区的“防御态势”，因为华盛顿指责德黑兰对商业航运进行更多的袭击。</text:p>
      <text:p text:style-name="P4">
伊朗于 4 月底和 5 月初在霍尔木兹海峡扣押了两艘国际油轮，其中包括从迪拜前往阿联酋富查伊拉港的“尼奥维”号。</text:p>
      <text:p text:style-name="P4">
伊朗官员表示，其中一艘油轮与一艘伊朗船只相撞并试图逃离，而另一艘油轮在收到法律投诉后，根据司法命令被带入伊朗领海。</text:p>
      <text:p text:style-name="P4">
据《华尔街日报》报道，阿联酋退出海上联盟的决定，是因为其对美国未能回应伊朗威胁而感到沮丧。</text:p>
      <text:p text:style-name="P4">
美国报纸援引美国和海湾官员的话报道称，阿联酋感到失望，并要求美国在最近发生这些事件后采取更强有力的行动来威慑伊朗。</text:p>
      <text:p text:style-name="P4">
但阿联酋在声明中否认该报的报道是准确的，称这是对两国对话的“错误描述”。</text:p>
      <text:p text:style-name="P4">
但莱斯大学贝克公共政策研究所中东问题研究员克里斯蒂安·乌尔里克森告诉半岛电视台说，阿联酋的举动表明阿布扎比对华盛顿感到失望。</text:p>
      <text:p text:style-name="P4">
乌尔里克森表示，“阿联酋的撤军似乎与阿布扎比表达的沮丧情绪一致，因为人们认为美国不愿意积极保护其合作伙伴，并在海湾地区重建可信的威慑力量，无论这在现实中可能多么不公平。”</text:p>
      <text:p text:style-name="P4">
伦敦国王学院国防研究系副教授安德烈亚斯·克里格表示，阿联酋与美国的关系正在经历“一段艰难时期”，阿布扎比认为美国“一直”未能履行其作为该地区安全保障者的角色。</text:p>
      <text:p text:style-name="P4">
克里格告诉半岛电视台说，这种看法促使区域参与者使他们的安全伙伴关系多样化，并在可能的情况下自己填补空白。</text:p>
      <text:p text:style-name="P4">
克里格表示，“阿联酋将油轮事件象征性地用于美国安全伙伴关系的失败，”他并补充说，阿联酋的举动向美国表明，“他们是一个自信的主权国家，可以随心所欲地挑选、加入和退出。”</text:p>
      <text:p text:style-name="P4">
他并补充说，“阿联酋也在反击美国要求切断与俄罗斯和中国关系的要求……（因为）他们需要使与美国的伙伴关系多样化，包括与俄罗斯和中国的伙伴关系，以服务于其安全利益。”</text:p>
      <text:p text:style-name="P4">
克里格解释说：”阿联酋在海上伙伴关系的背景下向华盛顿发出信号，即美国也需要阿联酋的支持，阿联酋在这种双边关系中也有影响力。”</text:p>
      <text:p text:style-name="P4">
Source: <text:a xlink:type="simple" xlink:href="https://chinese.aljazeera.net/news/2023/5/31/%e9%98%bf%e8%81%94%e9%85%8b%e9%80%80%e5%87%ba%e7%be%8e%e5%9b%bd%e9%a2%86%e5%af%bc%e7%9a%84%e6%b5%b7%e4%b8%8a%e8%81%94%e7%9b%9f" text:style-name="Internet_20_link" text:visited-style-name="Visited_20_Internet_20_Link">
https://chinese.aljazeera.net/news/2023/5/31/%e9%98%bf%e8%81%94%e9%85%8b%e9%80%80%e5%87%ba%e7%be%8e%e5%9b%bd%e9%a2%86%e5%af%bc%e7%9a%84%e6%b5%b7%e4%b8%8a%e8%81%94%e7%9b%9f</text:a>
</text:p>
      <!--NEWS-->
      <text:h text:style-name="P10" text:outline-level="1">
<text:span text:style-name="T4">
俄罗斯和德国互相关闭领事馆</text:span>
</text:h>
      <text:p text:style-name="P4">
Author: None (Language: zh)</text:p>
      <text:p text:style-name="P4">
Publisher: None</text:p>
      <text:p text:style-name="P4">
Time: 2023-05-31T13:46:00Z</text:p>
      <text:p text:style-name="P4">
Description: 俄罗斯上周宣布德籍在俄人数的上限为350人，此举导致一些德国学校和其它机构不得不关闭，作为对此的回应，德国外交部宣布除俄罗斯驻德使馆外，只能再留一处总领馆。</text:p>
      <text:p text:style-name="P4">
Videos: []</text:p>
      <text:p text:style-name="P4">
Images: []</text:p>
      <text:p text:style-name="P4">
Subject: 时政风云</text:p>
      <text:p text:style-name="P4">
Subjects: ['德中关系', '欧债危机', '俄罗斯', '欧盟', '乌克兰', '德国', '留学德国', '留学德国', '德国联邦大选', '普京']</text:p>
      <text:p text:style-name="P4">
Keywords: ['俄罗斯', '德国', '领事馆', '乌克兰战争', '大使馆']</text:p>
      <text:p text:style-name="P4">
ID: 65783987</text:p>
      <!--METADATA-->
      <text:p text:style-name="P4">
<text:a xlink:type="simple" xlink:href="https://www.dw.com/zh/overlay/image/article/65783987/65782743" text:style-name="Internet_20_link" text:visited-style-name="Visited_20_Internet_20_Link">
 </text:a>
</text:p>
      <text:p text:style-name="P4">
俄罗斯驻慕尼黑总领馆</text:p>
      <text:p text:style-name="P4">
（德国之声中文网）德国外交部周三（5月31日）宣布，作为对莫斯科的报复措施，柏林将吊销俄罗斯五个领事馆之中四个的许可证。此举是在俄罗斯政府将允许留在俄罗斯的德国政府官员（包括在文化机构和学校工作的人员）人数上限设定为350人之后做出的。</text:p>
      <text:p text:style-name="P4">
德国外交部发言人告诉记者，该措施旨在建立两国之间的"人员和结构对等"。</text:p>
      <text:p text:style-name="P4">
该发言人表示，俄罗斯在限制德国在该国的存在方面"采取了升级措施"。他说， "这一不合理的决定迫使德国政府大规模削减其在俄罗斯所有领域的存在。"</text:p>
      <text:p text:style-name="P4">
今年年底之后，俄罗斯只有驻柏林大使馆和另外一个领事馆被允许开设。</text:p>
      <text:p text:style-name="P4">
"这个决定已于今天传达给俄罗斯外交部。"该发言人说，虽然此举令人遗憾，但乌克兰战争意味着两国之间的许多双边活动"根本没有基础"。</text:p>
      <text:p text:style-name="P4">
上周六（5月27日），德国外交部表示，德国驻俄罗斯机构的数百名公务员和当地雇员将需要回国或者辞职。</text:p>
      <text:p text:style-name="P4">
受此限制令影响的人数多达数百。虽然该命令针对领事馆和大使馆官员，但受影响的大多数是歌德文化学院以及德国学校和托儿所的员工。</text:p>
      <text:p text:style-name="P4">
莫斯科的限制法令意味着，德国驻加里宁格勒、叶卡捷琳堡和新西伯利亚的领事馆将关闭，仅保留德国驻莫斯科大使馆和驻圣彼得堡领事馆。</text:p>
      <text:p text:style-name="P4">
这一事件反映出自俄罗斯于 2022 年 2 月入侵乌克兰以来，莫斯科和柏林之间的关系进一步恶化。</text:p>
      <text:p text:style-name="P4">
（路透社、美联社）</text:p>
      <text:p text:style-name="P4">
Source: <text:a xlink:type="simple" xlink:href="https://www.dw.com/zh/俄罗斯和德国互相关闭领事馆/a-65783987" text:style-name="Internet_20_link" text:visited-style-name="Visited_20_Internet_20_Link">
https://www.dw.com/zh/俄罗斯和德国互相关闭领事馆/a-65783987?maca=chi-rss-chi-all-1127-rdf</text:a>
</text:p>
      <!--NEWS-->
      <text:h text:style-name="P10" text:outline-level="1">
<text:span text:style-name="T4">
美跨党派参议员提法案追究中共对维吾尔种族灭绝责任</text:span>
</text:h>
      <text:p text:style-name="P4">
Author: None</text:p>
      <text:p text:style-name="P4">
Publisher: Radio Free Asia (Organization)</text:p>
      <text:p text:style-name="P4">
Published Time: 2023-05-31T13:47:42-04:00</text:p>
      <text:p text:style-name="P4">
Modified Time: 2023-05-31T13:47:4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2" text:anchor-type="as-char" svg:width="6.9236in" svg:height="3.19379in" draw:z-index="0">
<draw:image xlink:href="../Images/rfamandarin/2023-05-31T13-47-42-04-00/000000.png" xlink:type="simple" xlink:show="embed" xlink:actuate="onLoad" draw:mime-type="image/png"/>
</draw:frame>
 参议院外委会成员，共和党籍参议员卢比奥（MarcoRubio）(图右)和默克利（Jeff Merkley）。 <text:a xlink:type="simple" xlink:href="https://www.rfa.org/mandarin/Xinwen/6-05312023134004.html/@@images/image" text:style-name="Internet_20_link" text:visited-style-name="Visited_20_Internet_20_Link">
</text:a>
法新社资料图片/RFA合成</text:p>
      <text:p text:style-name="P4">
美国跨党派参议员5月31日提出“维吾尔种族灭绝问责和制裁法案”（Uyghur Genocide Accountability and SanctionsAct），旨在对抗中国在新疆对维吾尔人进行的种族灭绝行为。这项法案由参议院外委会成员，共和党籍参议员卢比奥（Marco Rubio）和默克利（JeffMerkley）共同提出。</text:p>
      <text:p text:style-name="P4">
该法案除了扩大对中国相关官员的制裁和旅行限制外，还将授权美国国务院和美国国际开发署向种族灭绝受害者提供援助，允许它们倡议以对抗中国对于种族灭绝行为的政治宣传，促进保护受中共压制的文化和语言遗产，并要求向美国证券交易委员会披露，那些直接或间接参与支持中共在新疆种族灭绝活动的实体。</text:p>
      <text:p text:style-name="P4">
卢比奥在一份声明中说，这项法案能在现行立法的基础上，让中国共产党对维吾尔人的持续暴行，以及提供相关援助的企业，进行更多制裁。随著北京继续对非汉人群体进行压迫，美国必须坚持对实施种族灭绝行为的中国当局和公司实施制裁。</text:p>
      <text:p text:style-name="P4">
默克利也表示，这个法案能采取更多措施追究中共对暴行的责任，同时采取行动保护种族灭绝受害者的关键一步。</text:p>
      <text:p text:style-name="P4">
责编：陈品洁</text:p>
      <text:p text:style-name="P4">
Source: <text:a xlink:type="simple" xlink:href="https://www.rfa.org/mandarin/Xinwen/6-05312023134004.html" text:style-name="Internet_20_link" text:visited-style-name="Visited_20_Internet_20_Link">
https://www.rfa.org/mandarin/Xinwen/6-05312023134004.html</text:a>
</text:p>
      <!--NEWS-->
      <text:h text:style-name="P10" text:outline-level="1">
<text:span text:style-name="T4">
布林肯称美欧对华立场趋于一致　呼吁中国对话</text:span>
</text:h>
      <text:p text:style-name="P4">
Author: None</text:p>
      <text:p text:style-name="P4">
Publisher: Radio Free Asia (Organization)</text:p>
      <text:p text:style-name="P4">
Published Time: 2023-05-31T13:51:00-04:00</text:p>
      <text:p text:style-name="P4">
Modified Time: 2023-05-31T13:52: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4" text:anchor-type="as-char" svg:width="6.9236in" svg:height="4.522674in" draw:z-index="0">
<draw:image xlink:href="../Images/rfamandarin/2023-05-31T13-51-00-04-00/000000.png" xlink:type="simple" xlink:show="embed" xlink:actuate="onLoad" draw:mime-type="image/png"/>
</draw:frame>
 美国国务卿布林肯（Anthony Blinken）<text:a xlink:type="simple" xlink:href="https://www.rfa.org/mandarin/Xinwen/7-05312023135053.html/@@images/image" text:style-name="Internet_20_link" text:visited-style-name="Visited_20_Internet_20_Link">
 </text:a>
美联社图片</text:p>
      <text:p text:style-name="P4">
美国国务卿布林肯（AnthonyBlinken）日前在瑞典出席美国与欧盟贸易和技术委员会会议，他表示，美国和欧洲的对华政策立场趋于一致，欧盟最近发表的声明与美国的政策十分吻合。</text:p>
      <text:p text:style-name="P4">
布林肯指出，美国与欧盟在对中国的看法越来越相近，都不想与中国对抗，亦没有寻求与中国脱钩，而是专注降低风险，美欧都能从对华贸易及投资中获益。</text:p>
      <text:p text:style-name="P4">
根据美国与欧盟贸易和技术委员会的会后声明，美欧承诺将共同对抗中国的非市场经济行为，指中国在医疗器械行业的政策，对欧美工人造成不利，美欧正探索可能的其他协调行动。此外，声明也关注外国操纵及干扰信息，以及散播虚假信息，尤其是在俄罗斯入侵乌克兰问题上，中国放大俄罗斯虚假信息叙述的做法十分危险。</text:p>
      <text:p text:style-name="P4">
此外，布林肯也将中国战机在南海上空拦截美国侦察机一事，归咎于中方飞行员，并借此呼吁北京当局加强沟通，也对中国政府拒绝与美国国防部长见面一事表达遗憾。</text:p>
      <text:p text:style-name="P4">
责编：陈品洁</text:p>
      <text:p text:style-name="P4">
Source: <text:a xlink:type="simple" xlink:href="https://www.rfa.org/mandarin/Xinwen/7-05312023135053.html" text:style-name="Internet_20_link" text:visited-style-name="Visited_20_Internet_20_Link">
https://www.rfa.org/mandarin/Xinwen/7-05312023135053.html</text:a>
</text:p>
      <!--NEWS-->
      <text:h text:style-name="P10" text:outline-level="1">
<text:span text:style-name="T4">
中国海军将赴印尼参加多边海上联演</text:span>
</text:h>
      <text:p text:style-name="P4">
Author: None (Language: zh)</text:p>
      <text:p text:style-name="P4">
Publisher: None</text:p>
      <text:p text:style-name="P4">
Time: 2023-05-31T13:55:00Z</text:p>
      <text:p text:style-name="P4">
Description: 中国国防部网站星期三（5月31日）发布消息称，中国海军湛江舰、许昌舰将赴印尼参加6月上旬举行的“科莫多-2023”多国海上联合演习。</text:p>
      <text:p text:style-name="P4">
Videos: []</text:p>
      <text:p text:style-name="P4">
Images: []</text:p>
      <text:p text:style-name="P4">
Subject: 时政风云</text:p>
      <text:p text:style-name="P4">
Subjects: ['印度尼西亚', '岛屿主权争端', '马英九', '专题报道：全景观看“习马会”', '专题报道：2016年台湾大选', '中国', '台湾', '中共十九大', '德中关系']</text:p>
      <text:p text:style-name="P4">
Keywords: ['中国', '印尼', '军舰', '海上军演', '台湾', '亚太地区']</text:p>
      <text:p text:style-name="P4">
ID: 65782806</text:p>
      <!--METADATA-->
      <text:p text:style-name="P4">
<text:a xlink:type="simple" xlink:href="https://www.dw.com/zh/overlay/image/article/65782806/62151573" text:style-name="Internet_20_link" text:visited-style-name="Visited_20_Internet_20_Link">
 </text:a>
</text:p>
      <text:p text:style-name="P4">
中国海军南昌号驱逐舰</text:p>
      <text:p text:style-name="P4">
（德国之声中文网）中国将派遣军舰参加下月由印度尼西亚主办的多国海上联合演习。印度尼西亚同时还邀请了朝鲜、俄罗斯、韩国和美国等国家参加此次军演。</text:p>
      <text:p text:style-name="P4">
目前，亚太地区的紧张局势日益加剧。过去一段时间来，中国和美国加强了在该地区的军事外交，分别与台湾、南中国海和西太平洋周边盟友和合作伙伴举行了更加频繁的军事演习。</text:p>
      <text:p text:style-name="P4">
中国国防部网站星期三（5月31日）发布消息称，中国海军湛江舰、许昌舰将赴印尼参加6月上旬举行的"科莫多-2023"多国海上联合演习。</text:p>
      <text:p text:style-name="P4">
去年12月，印度尼西亚表示已邀请包括中国在内的47个国家的海军参加将于6月4日至8日在望加锡举行的军事演习。这将是自 2014 年以来的第四次此类军演。</text:p>
      <text:p text:style-name="P4">
上一次"科莫多"军演是在 2018 年进行的，中国当时也派出了两艘军舰：配备导弹的长沙号驱逐舰和柳州号护卫舰。随后，"科莫多"军演因为新冠疫情而暂停。</text:p>
      <text:p text:style-name="P4">
上周，中国军方表示今年将与柬埔寨、老挝、马来西亚、泰国、越南举行"和平友谊-2023"多国联演。 <text:a xlink:type="simple" xlink:href="https://www.dw.com/zh/zh/南海情勢升溫-美日菲將首次舉行海防聯合演習/a-65766653" text:style-name="Internet_20_link" text:visited-style-name="Visited_20_Internet_20_Link">
 美国、日本和菲律宾则宣布本周将在南海举行三国海上军演。</text:a>
</text:p>
      <text:p text:style-name="P4">
从中国加强台湾周边的军事演习， <text:a xlink:type="simple" xlink:href="https://www.dw.com/zh/zh/美菲公布防務準則-小馬科斯基地非進攻用途/a-65525290" text:style-name="Internet_20_link" text:visited-style-name="Visited_20_Internet_20_Link">
 到美国军队在菲律宾设立新基地 </text:a>
 ，中美两国互相指责对方加剧了紧张局势，威胁该地区的和平。</text:p>
      <ul>
        <li>
</li>
      </ul>
      <h5>
美国扩大在亚太地区的军事部署</h5>
      <text:h text:style-name="P12" text:outline-level="3">
<text:span text:style-name="T4">
美军可进入更多菲律宾军事基地</text:span>
</text:h>
      <text:p text:style-name="P4">
美国防长奥斯汀宣布与菲律宾达成协议，使美国能够进入菲律宾的另外四个军事基地。如此一来，美国军队便能紧盯两个关键地点：台湾海峡和南中国海的争议地区。据官员称，每天都有大约500名美军士兵在菲律宾执勤，该国允许美军在指定的菲律宾军营中停留。</text:p>
      <ul>
        <li>
</li>
      </ul>
      <h5>
美国扩大在亚太地区的军事部署</h5>
      <text:h text:style-name="P12" text:outline-level="3">
<text:span text:style-name="T4">
美防长：加强联盟以应对中国非法主张</text:span>
</text:h>
      <text:p text:style-name="P4">
在与菲律宾防长加尔维兹（Carlito GalvezJr.，图右）于马尼拉一同出席的新闻发布会上，美国防长奥斯汀表示，加强联盟的努力「在中国继续推进其在西菲律宾海的非法主张时尤为重要」。作为回应，中国外交部发言人毛宁指责美国通过新的军事安排追求「其自私的议程」，称这是「加剧该地区紧张局势并危及地区和平与稳定的行为」。</text:p>
      <ul>
        <li>
</li>
      </ul>
      <h5>
美国扩大在亚太地区的军事部署</h5>
      <text:h text:style-name="P12" text:outline-level="3">
<text:span text:style-name="T4">
增加朝鲜半岛部署的军事设备</text:span>
</text:h>
      <text:p text:style-name="P4">
美国防长奥斯汀也在首尔宣布，将增加在朝鲜半岛部署的先进军事设备，包括战斗机和航空母舰，以促进联合训练和规划。他和韩国国防部长李钟燮就扩大美韩联合军事演习达成协议，还讨论了2月份模拟演习的准备工作。朝鲜在2022年试射了几十枚导弹，包括可能具有核能力的导弹，旨在打击韩国和美国本土的目标。美国因此在去年恢复了大规模军事演习，以加强对平壤的威慑。朝鲜官方对此表示，它准备以「最具压倒性的核力量」来反击美国的军事行动。</text:p>
      <ul>
        <li>
</li>
      </ul>
      <h5>
美国扩大在亚太地区的军事部署</h5>
      <text:h text:style-name="P12" text:outline-level="3">
<text:span text:style-name="T4">
调整美军在冲绳岛驻军</text:span>
</text:h>
      <text:p text:style-name="P4">
2023年1月，美国和日本同意调整美国在冲绳岛的驻军，部分原因是为了加强反舰能力，为中国入侵台湾或在中国南海或东海发生其他敌对行为时做准备。日本是美国在本土之外驻军最多的地方，包括大约1.8万名美国海军陆战队员，其中大多数人都驻扎在冲绳岛的主要基地。尽管日本和台湾没有正式的外交关系，但它们有着密切的非正式关系，并且对中国不断增强的军事活动有着共同的担忧。</text:p>
      <ul>
        <li>
</li>
      </ul>
      <h5>
美国扩大在亚太地区的军事部署</h5>
      <text:h text:style-name="P12" text:outline-level="3">
<text:span text:style-name="T4">
重开驻所罗门群岛大使馆</text:span>
</text:h>
      <text:p text:style-name="P4">
美国今年初重新恢复了自1993年以来关闭的美国驻所罗门群岛大使馆，美国务卿布林肯称这是对印太地区伙伴关系的承诺。去年4月索罗门群岛与中国签署的秘密安全协议引发了西方大国的担忧，即索罗门群岛可能为中国在太平洋地区提供一个立足点。美国国务院表示，重开那里的大使馆是对抗中国在该地区日益增长的影响力的优先事项。</text:p>
      <ul>
        <li>
</li>
      </ul>
      <h5>
美国扩大在亚太地区的军事部署</h5>
      <text:h text:style-name="P12" text:outline-level="3">
<text:span text:style-name="T4">
向台湾出售武器</text:span>
</text:h>
      <text:p text:style-name="P4">
美国与台湾没有正式的外交关系，但却是台湾的主要军事支持者。几十年来，华盛顿根据《与台湾关系法》向台湾出售「防御性」武器。去年8月前美国众议院议长佩洛西访台后，中国解放军在台湾周边海域展开数十年来规模最大的实弹军演。接着在9月，拜登政府宣布了价值11.6亿美元的第6度对台军售案。美参院更在去年底通过《国防授权法案》，该法计画未来派遣美国政府官员长驻台湾，以强化美台双边合作。</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text:p>
      <text:p text:style-name="P4">
Source: <text:a xlink:type="simple" xlink:href="https://www.dw.com/zh/中国海军将赴印尼参加多边海上联演/a-65782806" text:style-name="Internet_20_link" text:visited-style-name="Visited_20_Internet_20_Link">
https://www.dw.com/zh/中国海军将赴印尼参加多边海上联演/a-65782806?maca=chi-rss-chi-all-1127-rdf</text:a>
</text:p>
      <!--NEWS-->
      <text:h text:style-name="P10" text:outline-level="1">
<text:span text:style-name="T4">
欧盟对乌克兰谷物出口设限 基辅指帮俄国分化欧洲</text:span>
</text:h>
      <text:p text:style-name="P4">
Publisher: 法新社</text:p>
      <text:p text:style-name="P4">
Published Time: 2023-05-31T14:02:07+00:00</text:p>
      <text:p text:style-name="P4">
Modified Time: 2023-05-31T13:50:03+00:00</text:p>
      <text:p text:style-name="P4">
Description: （法新社基辅31日综合外电报导）基辅当局今天警告，部分欧盟邻国对乌克兰谷物出口设限，是在帮助俄罗斯总统蒲亭分化欧洲。匈牙利则表示，已要求欧盟展延乌克兰谷物出口限制，至少到2023年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3" text:anchor-type="as-char" svg:width="6.9236in" svg:height="3.617581in" draw:z-index="0">
<draw:image xlink:href="../Images/rficn/2023-05-31T14-02-07-00-00/000000.png" xlink:type="simple" xlink:show="embed" xlink:actuate="onLoad" draw:mime-type="image/png"/>
</draw:frame>
</text:p>
      <text:p text:style-name="P4">
包括波兰在内的乌克兰邻国4月对基辅的农产品实施暂时性限制。</text:p>
      <text:p text:style-name="P4">
乌克兰农业部在推特发文说：「继续实施限制意味着把额外的武器交到蒲亭（Vladimir Putin）之手，对抗欧洲的团结。当前的限制必须取消。」</text:p>
      <text:p text:style-name="P4">
欧盟负责农业事务执行委员沃契修夫斯基（JanuszWojciechowski）昨天呼吁部分欧盟国家，将对乌克兰实施的谷物进口限制展延到至少10月底。目前这项谷物限制预计实施至6月5日为止。俄罗斯去年全面入侵严重限制乌克兰谷物经由黑海的传统管道出口，乌克兰因而改由借道邻国的陆路管道出口。</text:p>
      <text:p text:style-name="P4">
欧盟成员国同意允许乌克兰特定谷物进口，未设数量限制，无须经过海关和官方检查。</text:p>
      <text:p text:style-name="P4">
不过，这造成部分欧盟国家的谷物价格重挫，引发农民抗议，促使对乌克兰粮食出口施加一连串限制和禁令。</text:p>
      <text:p text:style-name="P4">
欧盟最后和东欧5国达成协议，允许他们限制乌克兰谷物进口。这5国包括波兰、匈牙利、斯洛伐克、保加利亚和罗马尼亚。</text:p>
      <text:p text:style-name="P4">
Source: <text:a xlink:type="simple" xlink:href="https://www.rfi.fr/cn/%E5%9B%BD%E9%99%85%E6%8A%A5%E9%81%93/20230531-%E6%AC%A7%E7%9B%9F%E5%AF%B9%E4%B9%8C%E5%85%8B%E5%85%B0%E8%B0%B7%E7%89%A9%E5%87%BA%E5%8F%A3%E8%AE%BE%E9%99%90-%E5%9F%BA%E8%BE%85%E6%8C%87%E5%B8%AE%E4%BF%84%E5%9B%BD%E5%88%86%E5%8C%96%E6%AC%A7%E6%B4%B2" text:style-name="Internet_20_link" text:visited-style-name="Visited_20_Internet_20_Link">
https://www.rfi.fr/cn/%E5%9B%BD%E9%99%85%E6%8A%A5%E9%81%93/20230531-%E6%AC%A7%E7%9B%9F%E5%AF%B9%E4%B9%8C%E5%85%8B%E5%85%B0%E8%B0%B7%E7%89%A9%E5%87%BA%E5%8F%A3%E8%AE%BE%E9%99%90-%E5%9F%BA%E8%BE%85%E6%8C%87%E5%B8%AE%E4%BF%84%E5%9B%BD%E5%88%86%E5%8C%96%E6%AC%A7%E6%B4%B2</text:a>
</text:p>
      <!--NEWS-->
      <text:h text:style-name="P10" text:outline-level="1">
<text:span text:style-name="T4">
乌克兰有权攻击俄罗斯本土目标吗？</text:span>
</text:h>
      <text:p text:style-name="P4">
Author: None (Language: zh)</text:p>
      <text:p text:style-name="P4">
Publisher: None</text:p>
      <text:p text:style-name="P4">
Time: 2023-05-31T14:13:00Z</text:p>
      <text:p text:style-name="P4">
Description: 俄罗斯新近更经常出现本土目标受到攻击的事件。乌克兰否认为之负责。那么，从国际法来看，乌克兰是否有权限对俄境内的目标发动攻击呢？</text:p>
      <text:p text:style-name="P4">
Videos: []</text:p>
      <text:p text:style-name="P4">
Images: []</text:p>
      <text:p text:style-name="P4">
Subject: 时政风云</text:p>
      <text:p text:style-name="P4">
Subjects: ['俄罗斯', '乌克兰', '普京', '俄罗斯入侵乌克兰']</text:p>
      <text:p text:style-name="P4">
Keywords: ['合法性', '乌克兰战争', '俄罗斯', '联合国宪章']</text:p>
      <text:p text:style-name="P4">
ID: 65784226</text:p>
      <!--METADATA-->
      <text:p text:style-name="P4">
<text:a xlink:type="simple" xlink:href="https://www.dw.com/zh/overlay/image/article/65784226/65772596" text:style-name="Internet_20_link" text:visited-style-name="Visited_20_Internet_20_Link">
 </text:a>
</text:p>
      <text:p text:style-name="P4">
莫斯科称遭到无人机攻击，乌克兰否认为此负责。——但无论如何，乌克兰如果对俄罗斯境内军事目标发动袭击，是否合乎国际法？</text:p>
      <text:p text:style-name="P4">
（德国之声中文网）西方向乌克兰提供武器，时常与一个条件挂钩，那就是： <text:a xlink:type="simple" xlink:href="https://www.dw.com/zh/zh/乌克兰国防部长希望德国提供欧洲战机/a-65769382" text:style-name="Internet_20_link" text:visited-style-name="Visited_20_Internet_20_Link">
 仅用于乌克兰本土防卫</text:a>
 ，而 <text:a xlink:type="simple" xlink:href="https://www.dw.com/zh/zh/乌克兰请求德国提供金牛座巡航导弹-射程可及俄领土/a-65753350" text:style-name="Internet_20_link" text:visited-style-name="Visited_20_Internet_20_Link">
 不得用于进攻俄罗斯领土</text:a>
 。</text:p>
      <text:h text:style-name="P12" text:outline-level="3">
<text:span text:style-name="T4">
联合国宪章怎么说？</text:span>
</text:h>
      <text:p text:style-name="P4">
不过，从联合国宪章来看， <text:a xlink:type="simple" xlink:href="https://www.dw.com/zh/zh/俄罗斯指责破坏分子在边境州搞恐袭/a-65708107" text:style-name="Internet_20_link" text:visited-style-name="Visited_20_Internet_20_Link">
 对俄罗斯境内目标发动攻击</text:a>
并非禁忌。《南德意志报》报道说，在第七条"对危及和平、破坏和平和侵略行为采取的行动"中，并未对一个国家的自我防卫权作出任何限制，前提是，联合国安理会未采取其它的措施。而目前，鉴于安理会未宣布任何措施，乌克兰有权自由选择自我防卫的手段。换句话说，自一年多前俄罗斯发动进攻以来，乌克兰就有权对俄罗斯本土发动攻击。</text:p>
      <text:p text:style-name="P4">
该报采访了莱布尼茨研究所黑森州和平与冲突研究基金会的国际法专家德弗里斯（Barry deVries）。他表示，原则上，乌克兰攻击俄罗斯领土是合法的。但有两个限制：乌克兰出于防卫发动的攻击不能过度；必须遵守人道主义国际法，不允许以民事设施作为目标。该报写道，西方呼吁克制，主要是不给普京理由将其称为作战方。</text:p>
      <text:h text:style-name="P12" text:outline-level="3">
<text:span text:style-name="T4">
白宫不支持攻击俄罗斯本土</text:span>
</text:h>
      <text:p text:style-name="P4">
据德意志电台报道，美国表示，不支持对俄罗斯本土发动攻击。白宫发言人发表上述说法时，并未称乌克兰为莫斯科受到袭击负责。她说，目前正在收集信息。</text:p>
      <text:p text:style-name="P4">
俄罗斯国防部称， <text:a xlink:type="simple" xlink:href="https://www.dw.com/zh/zh/无人机袭击莫斯科-俄方指乌克兰发动恐袭/a-65769486" text:style-name="Internet_20_link" text:visited-style-name="Visited_20_Internet_20_Link">
 莫斯科周二受到8架无人机袭击，这些无人机已被全部击毁 </text:a>
 。</text:p>
      <text:h text:style-name="P12" text:outline-level="3">
<text:span text:style-name="T4">
俄罗斯边境地区遭袭击 乌克兰称与此无关</text:span>
</text:h>
      <text:h text:style-name="P12" text:outline-level="3">
<text:span text:style-name="T4">
英国：自我防卫合法</text:span>
</text:h>
      <text:p text:style-name="P4">
据《时代周报》报道，英国则表示，攻击俄罗斯军事目标是合法的。英国外交大臣克莱弗利表示，英国对于乌克兰进攻俄罗斯领土并无保留，--前提是出于自我防卫目的。这位保守党人士在塔林与爱沙尼亚外长萨克纳举行记者会时作出这一表态。</text:p>
      <text:p text:style-name="P4">
克莱弗利称，乌克兰有权超越本国领土发动攻击，以削弱俄罗斯进攻乌克兰的能力。</text:p>
      <text:p text:style-name="P4">
不过，克莱弗利不愿对莫斯科受到无人机袭击表态。他说，不了解细节，不愿作猜测。</text:p>
      <text:h text:style-name="P12" text:outline-level="3">
<text:span text:style-name="T4">
德防长：有限攻击属正常</text:span>
</text:h>
      <text:p text:style-name="P4">
《时代周报》报道说，德国国防部长皮斯托里乌斯4月底就曾表示，他认为乌克兰对俄罗斯的军事目标发动"有限"的攻击是"完全正常的"。只要不涉及平民，就可以采取诸如切断供给路径等行动。</text:p>
      <text:h text:style-name="P12" text:outline-level="3">
<text:span text:style-name="T4">
西方战机为什么对乌克兰至关重要？</text:span>
</text:h>
      <text:p text:style-name="P4">
（综合报导）</text:p>
      <text:p text:style-name="P4">
Source: <text:a xlink:type="simple" xlink:href="https://www.dw.com/zh/乌克兰有权攻击俄罗斯本土目标吗？/a-65784226" text:style-name="Internet_20_link" text:visited-style-name="Visited_20_Internet_20_Link">
https://www.dw.com/zh/乌克兰有权攻击俄罗斯本土目标吗？/a-65784226?maca=chi-rss-chi-all-1127-rdf</text:a>
</text:p>
      <!--NEWS-->
      <text:h text:style-name="P10" text:outline-level="1">
<text:span text:style-name="T4">
德语媒体：北京拒绝中美防长对话</text:span>
</text:h>
      <text:p text:style-name="P4">
Author: None (Language: zh)</text:p>
      <text:p text:style-name="P4">
Publisher: None</text:p>
      <text:p text:style-name="P4">
Time: 2023-05-31T14:20:00Z</text:p>
      <text:p text:style-name="P4">
Description: 中美关系不断紧张化之际，华盛顿方面非常希望中美两国防长能够在新加坡香格里拉对话期间举行会晤。但中国方面已经明确表示，目前并不具备中美双方开展平等对话的条件。</text:p>
      <text:p text:style-name="P4">
Videos: []</text:p>
      <text:p text:style-name="P4">
Images: []</text:p>
      <text:p text:style-name="P4">
Subject: 评论分析</text:p>
      <text:p text:style-name="P4">
Subjects: ['专题报道：习近平访美', '南希·佩洛西']</text:p>
      <text:p text:style-name="P4">
Keywords: ['香格里拉论坛', '中美关系', '台海局势', '李尚福', '制裁', '五角大楼']</text:p>
      <text:p text:style-name="P4">
ID: 65784653</text:p>
      <!--METADATA-->
      <text:p text:style-name="P4">
<text:a xlink:type="simple" xlink:href="https://www.dw.com/zh/overlay/image/article/65784653/64619780" text:style-name="Internet_20_link" text:visited-style-name="Visited_20_Internet_20_Link">
 </text:a>
</text:p>
      <text:p text:style-name="P4">
（德国之声中文网）《维泽信使报》写道，过去数周来，为了促成中美防长在香格里拉论坛期间举行直接对话，五角大楼可谓竭尽全力，但本周三， <text:a xlink:type="simple" xlink:href="https://www.dw.com/zh/zh/拒絕中美防長會晤-北京要美國展現誠意/a-65766662" text:style-name="Internet_20_link" text:visited-style-name="Visited_20_Internet_20_Link">
中国终于给出了非常直白的回应，中方对直接对话没有兴趣 </text:a>
 。这篇题为《北京让美国防长吃了闭门羹》的报道写道：</text:p>
      <text:p text:style-name="P4">
“中方强硬立场的导火索是特朗普执政时期，美国针对李尚福发出的一项制裁令。美方认为，时任中共中央军委装备部部长的李尚福应对中国购买俄制苏35战机和S-400导弹防御系统一事承担责任。</text:p>
      <text:p text:style-name="P4">
不过，针对李尚福的制裁令只是中美双方众多争执中的一个而已。美国在芯片技术领域对中方的限制以及对新疆人权状况持续不断的批评，也令中方大为不满。去年八月，时任美国众议院议长的佩洛西到访台湾，间谍气球事件，中方在俄乌战争中的亲普京立场以及台湾总统前不久对纽约和加利福尼亚的访问行程，（都令中美关系不断趋于紧张）。</text:p>
      <text:p text:style-name="P4">
五角大楼表示，中方拒绝李尚福出席防长对话的理由完全是托词，并表示，中方已经回绝了'十几次领导人层面会晤的问询'以及更多工作层面的中美对话。</text:p>
      <text:p text:style-name="P4">
</text:p>
      <text:p text:style-name="P4">
去年的香格里拉论坛期间，中美防长在新加坡举行对话。（资料图）</text:p>
      <text:p text:style-name="P4">
德国马歇尔基金会的中国问题专家格拉茨（BonnieGlaser）表示，中美双方停止交流的现状令人不安：'中国人显然没有意识到叫停中美军事交流所暗藏的风险。'"</text:p>
      <text:p text:style-name="P4">
对于中国方面拒绝美国对话邀请一事，《波恩总汇报》发表评论称，五角大楼的主人偏偏急于要见一名受美方制裁的中国官员，这着实令人费解。而中国拒绝参与中美防长对话的做法，也同样令人费解，毕竟同世界头号军事强国保持对话渠道的畅通对中国来说非常重要。这篇题为《结束沉默，恢复对话》的评论写道：</text:p>
      <text:p text:style-name="P4">
"就对话渠道被关闭一事，相互指责对方，毫无意义。因为，这只能导致紧张关系的进一步升级，而这对双方都非常危险。</text:p>
      <text:p text:style-name="P4">
尽管下届总统大选中，有可能会被诟病'对华软弱'，但拜登总统仍应当为中美防长对话创造前提条件。2018年因购置俄罗斯武器而遭美方制裁的李尚福现在已经升任国防部长。一边对他保持制裁，一边又寻求同他开展对话，确实有悖情理。</text:p>
      <text:p text:style-name="P4">
这样一来，北京也就少了一个不参加实质性对话的借口。即便是在冷战期间，美苏双方也一直保持着军事对话的渠道，因为双方深知降低'擦枪走火引发战争'的风险，是何等的重要。出于同样的理由，中美双方也应立即结束互不通气的状况。否则，<text:a xlink:type="simple" xlink:href="https://www.dw.com/zh/zh/南海較勁美稱中國戰鬥機逼近挑釁攔截/a-65775811" text:style-name="Internet_20_link" text:visited-style-name="Visited_20_Internet_20_Link">
 围绕台湾或南中国海军事行动引发误解的可能性将大大增加。</text:a>
中美两个竞争对手，为了各自的利益，保持对话渠道的畅通应当是一个最基本的共识。"</text:p>
      <text:p text:style-name="P4">
<text:span text:style-name="T5">
摘编自其他媒体的内容，不代表德国之声的立场或观点。</text:span>
</text:p>
      <text:p text:style-name="P4">
Source: <text:a xlink:type="simple" xlink:href="https://www.dw.com/zh/德语媒体：北京拒绝中美防长对话/a-65784653" text:style-name="Internet_20_link" text:visited-style-name="Visited_20_Internet_20_Link">
https://www.dw.com/zh/德语媒体：北京拒绝中美防长对话/a-65784653?maca=chi-rss-chi-all-1127-rdf</text:a>
</text:p>
      <!--NEWS-->
      <text:h text:style-name="P10" text:outline-level="1">
<text:span text:style-name="T4">
科索沃冲突发酵 塞族不愿“被代表”</text:span>
</text:h>
      <text:p text:style-name="P4">
Author: None (Language: zh)</text:p>
      <text:p text:style-name="P4">
Publisher: None</text:p>
      <text:p text:style-name="P4">
Time: 2023-05-31T14:29:00Z</text:p>
      <text:p text:style-name="P4">
Description: 欧盟和美国对科索沃当局无视其北部塞族居民的诉求、强推选举引发抗议冲突提出了批评。本周塞族人与当地警方及维和部队之间的冲突造成数十人受伤。</text:p>
      <text:p text:style-name="P4">
Videos: []</text:p>
      <text:p text:style-name="P4">
Images: []</text:p>
      <text:p text:style-name="P4">
Subject: 时政风云</text:p>
      <text:p text:style-name="P4">
Subjects: ['科索沃', '塞尔维亚', '北大西洋公约组织']</text:p>
      <text:p text:style-name="P4">
Keywords: ['科索沃', '塞尔维亚', '塞族', '市政厅', '地方选举', '巴尔干地区', '北约', '维和部队']</text:p>
      <text:p text:style-name="P4">
ID: 65784705</text:p>
      <!--METADATA-->
      <text:p text:style-name="P4">
<text:a xlink:type="simple" xlink:href="https://www.dw.com/zh/overlay/image/article/65784705/65769097" text:style-name="Internet_20_link" text:visited-style-name="Visited_20_Internet_20_Link">
 </text:a>
</text:p>
      <text:p text:style-name="P4">
科索沃当局“对形势激化负有责任”</text:p>
      <text:p text:style-name="P4">
（德国之声中文网）科索沃北部塞族聚居区发生流血冲突后，北约领导的驻科索沃维和部队（KFOR）的部队周三在北部城镇兹韦钱设置了路障。</text:p>
      <text:p text:style-name="P4">
在周一（5月29日）发生的冲突中，有30名维和士兵受伤，塞族人方面有52名抗议者受伤。五名塞族人因参与小规模冲突而被逮捕。</text:p>
      <text:p text:style-name="P4">
数日来， <text:a xlink:type="simple" xlink:href="https://www.dw.com/zh/zh/巴尔干半岛冲突暂缓-科索沃塞裔居民让步拆路障/a-64238710" text:style-name="Internet_20_link" text:visited-style-name="Visited_20_Internet_20_Link">
 科索沃的紧张局势 </text:a>
升级。起因是塞族居民抗议由科索沃政府任命的阿族市长在警方护卫下进入塞族城镇的市政厅。今年4月份的乡镇选举在科索沃北部受到占绝大多数的塞族居民的抵制，投票率低于3.5%。许多塞族人还要求科索沃警察从北部城市撤出。</text:p>
      <text:p text:style-name="P4">
</text:p>
      <text:p text:style-name="P4">
29日在兹韦钱市政厅前发生了冲突</text:p>
      <text:p text:style-name="P4">
周一，数百名塞族人聚集在兹韦钱的市政厅前，一再试图冲入该建筑，但被科索沃警察驱回，警方使用了催泪瓦斯。北约科索沃维和部队士兵则试图将双方分隔开，随即被投掷石块、酒瓶和燃烧物。</text:p>
      <text:p text:style-name="P4">
冲突发生后，北约决定增派700名士兵。塞尔维亚政府则宣布该国进入最高警戒状态，并向与科索沃接壤的边境地区派遣部队。</text:p>
      <text:p text:style-name="P4">
法新社记者从当地报道，塞族抗议者周三打出一面巨大的塞尔维亚国旗，从市政厅延伸到兹韦钱的中心，长度超过200米。</text:p>
      <text:p text:style-name="P4">
</text:p>
      <text:p text:style-name="P4">
200米长的塞尔维亚国旗</text:p>
      <text:h text:style-name="P12" text:outline-level="3">
<text:span text:style-name="T4">
欧盟、美国：科索沃当局不必要地激化局势</text:span>
</text:h>
      <text:p text:style-name="P4">
法国总统马克龙批评科索沃政府对当地局势恶化负有责任，并指出后者没有遵守数周前签订的一项协议。马克龙周三说，“我们很明确地告诉科索沃当局，举行这次选举是一个错误。”他表示希望科索沃和塞尔维亚两国总统本周四能在摩尔多瓦举行的一场会议间隙进行沟通。</text:p>
      <text:p text:style-name="P4">
美国国务卿布林肯也批评了科索沃政府在塞族人占多数的地区设置阿族市长，"骤然和不必要地加剧了紧张局势"。</text:p>
      <text:p text:style-name="P4">
</text:p>
      <text:p text:style-name="P4">
维和士兵设置了铁丝网路障</text:p>
      <text:p text:style-name="P4">
欧盟负责塞尔维亚与科索沃之间对话的特别代表拉贾克（MiroslavLajcak）在在接受德国之声塞尔维亚语节目采访时指出，尽管这些阿族市长的当选在程序上合法，“但当我们谈论合法性或代表性时，这里当然有一个很大的问号。”</text:p>
      <text:p text:style-name="P4">
他指出，会谈已经为塞尔维亚和科索沃之间的关系正常化建立了一条道路，因此双方应致力于落实之前达成的协议。“这只能通过政治途径来解决，即通过现有的对话。”</text:p>
      <text:p text:style-name="P4">
阿尔巴尼亚族占多数的 <text:a xlink:type="simple" xlink:href="https://www.dw.com/zh/zh/科索沃独立十年-分裂依旧/a-42623990" text:style-name="Internet_20_link" text:visited-style-name="Visited_20_Internet_20_Link">
 科索沃2008年宣布脱离塞尔维亚独立 </text:a>
 。后者不承认科索沃的独立地位。科索沃的塞族集中在北部的四个城镇。</text:p>
      <text:p text:style-name="P4">
（法新社、美联社）</text:p>
      <text:p text:style-name="P4">
Source: <text:a xlink:type="simple" xlink:href="https://www.dw.com/zh/科索沃冲突发酵-塞族不愿-被代表/a-65784705" text:style-name="Internet_20_link" text:visited-style-name="Visited_20_Internet_20_Link">
https://www.dw.com/zh/科索沃冲突发酵-塞族不愿-被代表/a-65784705?maca=chi-rss-chi-all-1127-rdf</text:a>
</text:p>
      <!--NEWS-->
      <text:h text:style-name="P10" text:outline-level="1">
<text:span text:style-name="T4">
俄国官员：乌炮击酿5死 无人机攻击致炼油厂火警</text:span>
</text:h>
      <text:p text:style-name="P4">
Publisher: 法新社</text:p>
      <text:p text:style-name="P4">
Published Time: 2023-05-31T14:32:07+00:00</text:p>
      <text:p text:style-name="P4">
Modified Time: 2023-05-31T14:20:05+00:00</text:p>
      <text:p text:style-name="P4">
Description: （法新社莫斯科／基辅31日电） 俄罗斯在乌克兰东部卢甘斯克州扶植的政府官员今天指出，乌军炮击当地造成一个村落5人丧生。与此同时，俄罗斯南部遭遇无人机攻击，引发一座炼油厂失火。</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1" text:anchor-type="as-char" svg:width="6.9236in" svg:height="3.617581in" draw:z-index="0">
<draw:image xlink:href="../Images/rficn/2023-05-31T14-32-07-00-00/000000.png" xlink:type="simple" xlink:show="embed" xlink:actuate="onLoad" draw:mime-type="image/png"/>
</draw:frame>
</text:p>
      <text:p text:style-name="P4">
俄方官员表示，乌克兰火炮也第3度打击边境附近一座俄罗斯城镇，造成建筑和车辆毁损，有4个人受伤。</text:p>
      <text:p text:style-name="P4">
克里姆林宫昨天指控基辅派无人机在莫斯科攻击建筑物。卢甘斯克（Luhansk）地区俄罗斯扶植官员今天表示，乌军夜间运用美国制高机动性多管火箭系统（Himars，简称海马士）攻击卡帕提村（Karpaty）一座农场，造成5人丧生、19人受伤。</text:p>
      <text:p text:style-name="P4">
整个卢甘斯克地区几乎全被俄军掌控。</text:p>
      <text:p text:style-name="P4">
俄罗斯贝尔哥罗德州（Belgorod）州长葛拉特卡夫（VyacheslavGladkov）透过加密通讯软体Telegram表示，乌克兰火炮也攻击乌东哈尔科夫州（Kharkiv）边境以北约7公里的俄罗斯城镇舍别基诺（Shebekino）。</text:p>
      <text:p text:style-name="P4">
他说，炮弹震碎窗户、毁损一栋8层楼公寓大楼的屋顶、4间房屋、一所学校，一共造成两人住院。</text:p>
      <text:p text:style-name="P4">
乌方没有立即就此作出回应。俄、乌都否认锁定平民进行攻击。</text:p>
      <text:p text:style-name="P4">
俄罗斯南部克拉斯诺达州（Krasnodar）州长康德拉季耶夫（VeniaminKondratiev）表示，阿菲普斯基（Afipsky）炼油厂的大火很可能是无人机攻击造成的，火势已经扑灭，没有人员伤亡。</text:p>
      <text:p text:style-name="P4">
阿菲普斯基炼油厂距离黑海港口诺沃罗西斯克（Novorossiysk）不远。这个海港附近有另一座炼油厂本月已数度遇袭。</text:p>
      <text:p text:style-name="P4">
谁是这起无人机攻击事件始作俑者目前仍然不详，不过莫斯科早已指控基辅近数周来对俄罗斯境内升高攻势。俄方也以无人机和飞弹对乌克兰城��反覆进行打击。</text:p>
      <text:p text:style-name="P4">
在先前24小时遭遇数波攻击后，乌克兰的天空昨晚相对平静，没有通报重大空袭事件。根据乌方官员，俄罗斯无人机昨天白天攻击基辅，造成一人死亡、4人受伤。</text:p>
      <text:p text:style-name="P4">
数起俄方遇袭事件发生于乌方准备吹响反攻号角之际，基辅希望将俄军驱离自从去年2月全面入侵以来占领的国土。</text:p>
      <text:p text:style-name="P4">
乌克兰几乎不曾公开承认对俄占区进行攻击。</text:p>
      <text:p text:style-name="P4">
Source: <text:a xlink:type="simple" xlink:href="https://www.rfi.fr/cn/%E5%9B%BD%E9%99%85%E6%8A%A5%E9%81%93/20230531-%E4%BF%84%E5%9B%BD%E5%AE%98%E5%91%98-%E4%B9%8C%E7%82%AE%E5%87%BB%E9%85%BF5%E6%AD%BB-%E6%97%A0%E4%BA%BA%E6%9C%BA%E6%94%BB%E5%87%BB%E8%87%B4%E7%82%BC%E6%B2%B9%E5%8E%82%E7%81%AB%E8%AD%A6" text:style-name="Internet_20_link" text:visited-style-name="Visited_20_Internet_20_Link">
https://www.rfi.fr/cn/%E5%9B%BD%E9%99%85%E6%8A%A5%E9%81%93/20230531-%E4%BF%84%E5%9B%BD%E5%AE%98%E5%91%98-%E4%B9%8C%E7%82%AE%E5%87%BB%E9%85%BF5%E6%AD%BB-%E6%97%A0%E4%BA%BA%E6%9C%BA%E6%94%BB%E5%87%BB%E8%87%B4%E7%82%BC%E6%B2%B9%E5%8E%82%E7%81%AB%E8%AD%A6</text:a>
</text:p>
      <!--NEWS-->
      <text:h text:style-name="P10" text:outline-level="1">
<text:span text:style-name="T4">
边境情势令人担忧 俄将撤离数百儿童</text:span>
</text:h>
      <text:p text:style-name="P4">
Publisher: 法新社</text:p>
      <text:p text:style-name="P4">
Published Time: 2023-05-31T14:32:08+00:00</text:p>
      <text:p text:style-name="P4">
Modified Time: 2023-05-31T14:05:02+00:00</text:p>
      <text:p text:style-name="P4">
Description: （法新社莫斯科31日电） 俄罗斯表示，南部贝尔哥罗德州遭受到与日俱增炮击，将从当地村庄撤离数百名儿童。克里姆林宫认为当地情势「令人担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2" text:anchor-type="as-char" svg:width="6.9236in" svg:height="3.617581in" draw:z-index="0">
<draw:image xlink:href="../Images/rficn/2023-05-31T14-32-08-00-00/000000.png" xlink:type="simple" xlink:show="embed" xlink:actuate="onLoad" draw:mime-type="image/png"/>
</draw:frame>
</text:p>
      <text:p text:style-name="P4">
俄罗斯挥军乌克兰一年多后，国土遭遇与日俱增攻击，贝尔哥罗德州（Belgorod）上周前所未见地遭到侵犯，就连莫斯科昨天也遭到无人机攻击。</text:p>
      <text:p text:style-name="P4">
贝尔哥罗德州长葛拉特卡夫（VyacheslavGladkov）透过加密通讯软体Telegram表示：「我们今天将开始从舍别基诺（Shebekino）和格莱伏隆（Graivoron）等地撤离儿童。」这些边境地区遇袭最为严重。</text:p>
      <text:p text:style-name="P4">
葛拉特卡夫表示，首批300名儿童将被撤至约250公里外、更加深入俄罗斯国土的佛洛尼斯市（Voronezh）。</text:p>
      <text:p text:style-name="P4">
葛拉特卡夫指出，当地时间今天凌晨3时15分遭到一枚火箭攻击的舍别基诺村，情势「日益恶化」。</text:p>
      <text:p text:style-name="P4">
他上传照片显示，停放在某个游乐场附近草地上的汽车已被烧焦，以及显然坠落路面的一枚火箭。</text:p>
      <text:p text:style-name="P4">
他提到：「感谢上帝，没有人丧生。」这起攻击造成4人受伤。</text:p>
      <text:p text:style-name="P4">
就在基辅准备对俄军展开重大反击之际，乌克兰昨天攻击贝尔哥罗德州一处收容中心，造成一人死亡、两人受伤。</text:p>
      <text:p text:style-name="P4">
克里姆林宫发言人培斯科夫（Dmitry Peskov）被问到相关炮击事件时指出：「情势相当令人担心。」</text:p>
      <text:p text:style-name="P4">
Source: <text:a xlink:type="simple" xlink:href="https://www.rfi.fr/cn/%E5%9B%BD%E9%99%85%E6%8A%A5%E9%81%93/20230531-%E8%BE%B9%E5%A2%83%E6%83%85%E5%8A%BF%E4%BB%A4%E4%BA%BA%E6%8B%85%E5%BF%A7-%E4%BF%84%E5%B0%86%E6%92%A4%E7%A6%BB%E6%95%B0%E7%99%BE%E5%84%BF%E7%AB%A5" text:style-name="Internet_20_link" text:visited-style-name="Visited_20_Internet_20_Link">
https://www.rfi.fr/cn/%E5%9B%BD%E9%99%85%E6%8A%A5%E9%81%93/20230531-%E8%BE%B9%E5%A2%83%E6%83%85%E5%8A%BF%E4%BB%A4%E4%BA%BA%E6%8B%85%E5%BF%A7-%E4%BF%84%E5%B0%86%E6%92%A4%E7%A6%BB%E6%95%B0%E7%99%BE%E5%84%BF%E7%AB%A5</text:a>
</text:p>
      <!--NEWS-->
      <text:h text:style-name="P10" text:outline-level="1">
<text:span text:style-name="T4">
晶片制造商英伟达市值短暂突破1万亿美元</text:span>
</text:h>
      <text:p text:style-name="P4">
Author: 李可爱 (Person)</text:p>
      <text:p text:style-name="P4">
Publisher: 联合早报 (Organization)</text:p>
      <text:p text:style-name="P4">
Published Time: 2023-05-31T14:42</text:p>
      <text:p text:style-name="P4">
Modified Time: 2023-05-31T17:13</text:p>
      <text:p text:style-name="P4">
Description: 晶片制造商英伟达（Nvidia）业务越渐与人工智能挂钩，吸引了大批市场投资者涌入追捧，让英伟达成为人工智能热潮中的最大赢家之一，公司市值更是在星期二（5月30日）一度突破1万亿美元...</text:p>
      <text:p text:style-name="P4">
Videos: []</text:p>
      <text:p text:style-name="P4">
Audios: []</text:p>
      <text:p text:style-name="P4">
Images: []</text:p>
      <text:p text:style-name="P4">
Type: NewsArticle</text:p>
      <text:p text:style-name="P4">
Breadcrumbs: ['即时', '国际']</text:p>
      <text:p text:style-name="P4">
Keywords: ['财经即时', '美国股市', '美市', '晶片']</text:p>
      <!--METADATA-->
      <text:p text:style-name="P4">
晶片制造商英伟达（Nvidia）业务越渐与人工智能挂钩，吸引了大批市场投资者涌入追捧，让英伟达成为人工智能热潮中的最大赢家之一，公司市值更是在星期二（5月30日）一度突破1万亿美元，短暂成为市值破万亿美元的精英俱乐部成员。</text:p>
      <text:p text:style-name="P4">
英伟达股票的价值在不到八个月的时间里惊人地翻了三倍，反映出人工智能快速发展引发的热潮。自去年10月以来，英伟达的股价就已经上涨约200％，远远超过标准与普尔500指数的所有成分股表现，也直接把它的市值推高，把其他同行的市值远远抛在后头。</text:p>
      <text:p text:style-name="P4">
对于英伟达的市值是否合理，市场人士一些分析师有的认为人工智能的繁荣意味着该股的价值应更高。例如在Tipranks就有分析师认为英伟达股价在12个月里可以达到最高600美元。</text:p>
      <text:p text:style-name="P4">
但是，美国“女股神”凯西伍德（Cathie Wood）公开表示 <text:a xlink:type="simple" xlink:href="https://www.zaobao.com.sg/finance/singapore/story20230530-1399678" text:style-name="Internet_20_link" text:visited-style-name="Visited_20_Internet_20_Link">
 英伟达目前股价太贵了</text:a>
。毕竟如果按照分析师最高目标价计算的话，英伟达的市值大概会有1.6万亿美元，那它会是与谷歌母公司Alphabet旗鼓相当了。</text:p>
      <text:p text:style-name="P4">
英伟达的股价在隔夜收盘时再次上涨3％，闭市报401.11美元。该股在盘中曾一度攀升到419.38美元，带动市值短暂超越1万亿美元。虽然午盘英伟达失去部分涨幅，但是目前的价位也只距离1万亿美元的估值大关仅一步之遥。</text:p>
      <text:p text:style-name="P4">
到目前为止，美国股市全场只有四家美国公司的估值超过1万亿美元，它们包括：科技巨头苹果公司（Apple Inc）、谷歌母公司AlphabetInc、软件巨头微软集团（Microsoft Corp）和线上零售和科技巨头亚马逊（Amazon.com Inc）。</text:p>
      <text:p text:style-name="P4">
这股涨势主要是由英伟达比预期强劲的第一季度业绩带动的。而英伟达也将这个强劲业绩表现与人工智能业务挂钩。在上个星期三（5月24日）盘后，该晶片制造商还预测，因为市场对人工智能开发的兴趣日益浓厚，集团产品需求会强劲，营业额也会有好表现。</text:p>
      <text:p text:style-name="P4">
英伟达股票的价值在不到八个月的时间里惊人地翻了三倍，反映出人工智能快速发展引发的热潮。（路透社）</text:p>
      <text:p text:style-name="P4">
根据分析公司Refinitiv的数据，英伟达的远期市盈率是47.23倍，远高过同行高通（Qualcomm）和英特尔（Intel），也比这个行业的中值，即18.09倍高出许多。</text:p>
      <text:p text:style-name="P4">
今天许多大型科技公司已经把业务重点转向人工智能。而为人工智能提供动力的就是所谓的图形处理单元（GPU）的强大晶片。根据许多分析师发布的英伟达分析报告，市场上约80％的图形处理单元，就是由英伟达生产的。</text:p>
      <text:p text:style-name="P4">
这个“霸级”的市场占有率让英伟达股价单在上个星期就飙高了25.96％，成为全球最有价值的晶片制造商。加上之前的涨幅，英伟达股价开年至今已经飙升了超过180.20％。</text:p>
      <text:p text:style-name="P4">
英伟达股价单在上个星期就飙高了25.96％，成为全球最有价值的晶片制造商。（路透社）</text:p>
      <text:p text:style-name="P4">
虽然市场的技术交易员和人工智能粉丝疯狂地要把英伟达推进万亿美元的精英俱乐部，但是这毕竟是个“不便宜”的区域。英伟达必须在最短的时间里拿出更好的营业额、现金流以及资产来支持这个价位。</text:p>
      <text:p text:style-name="P4">
就公司实际现金能力做比较，英伟达也是同行中最昂贵的公司。它的现金流市盈率超过140倍，是同行如：超微（Advanced MicroDevices）和Monolithic Power Systems的两倍多。与公司资产价值相比，英伟达的股价接近40倍，而同行如ASMLHolding和KLA Corp的则不到30倍。</text:p>
      <text:p text:style-name="P4">
英伟达首席执行官黄仁勋已经很清楚表明他的决定。他已押注在人工智能。人工智能就是英伟达可预见的未来的主要增长推动力。</text:p>
      <text:p text:style-name="P4">
英伟达首席执行官黄仁勋已经对人工智能今后发展有信心。人工智能将会是英伟达可预见的未来的主要增长推动力。（法新社）</text:p>
      <text:p text:style-name="P4">
在股价如此强劲飙升之际，英伟达在接下来6月6日参与的美银证券2023全球科技大会（BofA Securities 2023 GlobalTechnology Conference）、6月7日的Rosenblatt第三届年度技术峰会：人工智能时代（Rosenblatt’s 3rd AnnualTechnology Summit: The Age ofAI），以及6月22日举行的2023年度股东大会上会发布的任何讯息，相信都会是许多投资者密切关注的。</text:p>
      <text:p text:style-name="P4">
Source: <text:a xlink:type="simple" xlink:href="https://www.zaobao.com.sg/realtime/world/story20230531-1399887" text:style-name="Internet_20_link" text:visited-style-name="Visited_20_Internet_20_Link">
https://www.zaobao.com.sg/realtime/world/story20230531-1399887</text:a>
</text:p>
      <!--NEWS-->
      <text:h text:style-name="P10" text:outline-level="1">
<text:span text:style-name="T4">
韩国公布日本福岛核污水排海考察结果</text:span>
</text:h>
      <text:p text:style-name="P4">
Author: 联合早报 (Person)</text:p>
      <text:p text:style-name="P4">
Publisher: 联合早报 (Organization)</text:p>
      <text:p text:style-name="P4">
Published Time: 2023-05-31T14:45</text:p>
      <text:p text:style-name="P4">
Modified Time: 2023-05-31T14:49</text:p>
      <text:p text:style-name="P4">
Description: 韩国政府福岛第一核电站污水排海现场考察团星期三（5月31日）公布到日本考察的结果。韩联社报道，韩国考察团在5月21日至26日赴日本现场考察，考察团团长、原子能安全委员会委员长刘国熙...</text:p>
      <text:p text:style-name="P4">
Videos: []</text:p>
      <text:p text:style-name="P4">
Audios: []</text:p>
      <text:p text:style-name="P4">
Images: []</text:p>
      <text:p text:style-name="P4">
Type: NewsArticle</text:p>
      <text:p text:style-name="P4">
Breadcrumbs: ['即时', '国际']</text:p>
      <text:p text:style-name="P4">
Keywords: ['韩国', '日本', '福岛第一核电站']</text:p>
      <!--METADATA-->
      <text:p text:style-name="P4">
韩国政府福岛第一核电站污水排海现场考察团星期三（5月31日）公布到日本考察的结果。</text:p>
      <text:p text:style-name="P4">
韩联社报道，韩国考察团在5月21日至26日赴日本现场考察，考察团团长、原子能安全委员会委员长刘国熙在记者会上说，此行重点检查了多核素去除设备（ALPS）的除核性能和长期稳定运营性能，还取得东京电力公司提供的ALPS出入口核污染水浓度的未加工数据。</text:p>
      <text:p text:style-name="P4">
日方每年对64种核素进行一次浓度分析，考察团此次得以获取日方在2019年至2022年四年里积累的测量设备运行数据。日方还提供了检出次数较多的十多种核素每周一测的出入口浓度数据。</text:p>
      <text:p text:style-name="P4">
考察团问询ALPS设备的吸附材料更换周期，东京电力说，每处理8000吨污染水后，若净化能力在每周一次的浓度分析中下降，则会进行更换。</text:p>
      <text:p text:style-name="P4">
刘国熙就氚稀释、排放设备表示，确认其海水输送泵的设计容量足以满足稀释目标。他还说，已确认日方为检测氚浓度而在排海前于上游水槽进行一次试料采集和分析，并将在排海过程中于排管头和上游水槽之间的排管中，每天进行一次试料采集和分析。</text:p>
      <text:p text:style-name="P4">
刘国熙说，通过此次考察确认了主要设备按照设计图纸安装的情况，还确认了能在异常情况下切断排放的措施，并获取了具体资料，在科研过程中取得有意义的进展。</text:p>
      <text:p text:style-name="P4">
但他也说，为做出更加精准的判断，还须进一步分析和确认。为此，韩国考察团将分析迄今为止确保到的相关故障事例，以研判能否长期稳定运营，还将争取从日方获取ALPS的定期检查项目和维护管理计划。</text:p>
      <text:p text:style-name="P4">
Source: <text:a xlink:type="simple" xlink:href="https://www.zaobao.com.sg/realtime/world/story20230531-1399889" text:style-name="Internet_20_link" text:visited-style-name="Visited_20_Internet_20_Link">
https://www.zaobao.com.sg/realtime/world/story20230531-1399889</text:a>
</text:p>
      <!--NEWS-->
      <text:h text:style-name="P10" text:outline-level="1">
<text:span text:style-name="T4">
俄称乌军袭击乡村酿死伤 又指无人机导致炼油厂火患</text:span>
</text:h>
      <text:p text:style-name="P4">
Author: 联合早报 (Person)</text:p>
      <text:p text:style-name="P4">
Publisher: 联合早报 (Organization)</text:p>
      <text:p text:style-name="P4">
Published Time: 2023-05-31T15:26</text:p>
      <text:p text:style-name="P4">
Modified Time: 2023-05-31T15:35</text:p>
      <text:p text:style-name="P4">
Description: 俄罗斯多名地方官员星期三（5月31日）指乌克兰袭击造成一些人命伤亡，又指无人机导致俄境内炼油厂发生火患。路透社报道，由俄罗斯设立的一个协调中心星期三说，乌克兰东部卢甘斯克（Luha...</text:p>
      <text:p text:style-name="P4">
Videos: []</text:p>
      <text:p text:style-name="P4">
Audios: []</text:p>
      <text:p text:style-name="P4">
Images: []</text:p>
      <text:p text:style-name="P4">
Type: NewsArticle</text:p>
      <text:p text:style-name="P4">
Breadcrumbs: ['即时', '国际']</text:p>
      <text:p text:style-name="P4">
Keywords: ['乌克兰危机', '俄乌战争', '俄罗斯', '无人机', '炼油厂']</text:p>
      <!--METADATA-->
      <text:p text:style-name="P4">
俄罗斯多名地方官员星期三（5月31日）指乌克兰袭击造成一些人命伤亡，又指无人机导致俄境内炼油厂发生火患。</text:p>
      <text:p text:style-name="P4">
路透社报道，由俄罗斯设立的一个协调中心星期三说，乌克兰东部卢甘斯克（Luhansk）受俄控制的一个乡村遭乌军炮击，造成五人死亡、19人受伤。</text:p>
      <text:p text:style-name="P4">
俄罗斯南部别尔哥罗德州（Belgorod）州长格拉德科夫说，乌军一周内第三次轰炸靠近俄罗斯边境的一个小镇，造成四人受伤，建筑物受损，车辆着火。</text:p>
      <text:p text:style-name="P4">
他在即时短信应用Telegram贴文说，谢贝基诺两人送院，一座八层高公寓的窗户和屋顶被破坏，四户家庭的房子和一所学校也被毁。</text:p>
      <text:p text:style-name="P4">
另外，俄罗斯克拉斯诺达尔州（Krasnodar）州长康德拉季耶夫说，乌克兰一架无人机星期三清晨来袭，导致州内的Afipsky炼油厂着火。但火患很快被扑灭，没有造成人命伤亡。</text:p>
      <text:p text:style-name="P4">
Afipsky炼油厂距离黑海港口新罗西斯克（Port of Novorossiisk）不远。</text:p>
      <text:p text:style-name="P4">
目前还没有这架无人机的幕后黑手信息。但俄罗斯指责乌克兰增加了对俄罗斯境内目标的攻击行动，包括星期二（30日）对 <text:a xlink:type="simple" xlink:href="https://www.zaobao.com/realtime/world/story20230530-1399649" text:style-name="Internet_20_link" text:visited-style-name="Visited_20_Internet_20_Link">
 莫斯科几栋公寓的无人机袭击</text:a>
 。</text:p>
      <text:p text:style-name="P4">
Source: <text:a xlink:type="simple" xlink:href="https://www.zaobao.com.sg/realtime/world/story20230531-1400012" text:style-name="Internet_20_link" text:visited-style-name="Visited_20_Internet_20_Link">
https://www.zaobao.com.sg/realtime/world/story20230531-1400012</text:a>
</text:p>
      <!--NEWS-->
      <text:h text:style-name="P10" text:outline-level="1">
<text:span text:style-name="T4">
聚焦维吾尔 | 伊利夏提：被剥夺的民族身份</text:span>
</text:h>
      <text:p text:style-name="P4">
Author: None</text:p>
      <text:p text:style-name="P4">
Publisher: Radio Free Asia (Organization)</text:p>
      <text:p text:style-name="P4">
Published Time: 2023-05-31T15:29:00-04:00</text:p>
      <text:p text:style-name="P4">
Modified Time: 2023-05-31T17:44:33-04:00</text:p>
      <text:p text:style-name="P4">
Description: None</text:p>
      <text:p text:style-name="P4">
Videos: []</text:p>
      <text:p text:style-name="P4">
Audios: ["<text:a xlink:type="simple" xlink:href="https://www.rfa.org/mandarin/pinglun/jujiaoweiwuer/ylxt-0531202314530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6" text:anchor-type="as-char" svg:width="6.9236in" svg:height="4.612011in" draw:z-index="0">
<draw:image xlink:href="../Images/rfamandarin/2023-05-31T15-29-00-04-00/000000.png" xlink:type="simple" xlink:show="embed" xlink:actuate="onLoad" draw:mime-type="image/png"/>
</draw:frame>
 2021年4月19日出现在新疆喀什街头的维吾尔人 <text:a xlink:type="simple" xlink:href="https://www.rfa.org/mandarin/pinglun/jujiaoweiwuer/ylxt-05312023145303.html/@@images/image" text:style-name="Internet_20_link" text:visited-style-name="Visited_20_Internet_20_Link">
</text:a>
美联社图片  <text:a xlink:type="simple" xlink:href="https://www.rfa.org/mandarin/pinglun/jujiaoweiwuer/ylxt-05312023145303.html/@@stream" text:style-name="Internet_20_link" text:visited-style-name="Visited_20_Internet_20_Link">
Audio-1-Link：https://www.rfa.org/mandarin/pinglun/jujiaoweiwuer/ylxt-05312023145303.html/@@stream</text:a>
</text:p>
      <text:p text:style-name="P4">
最近在读一本有关德国犹太人的书，作者是阿莫斯‧艾伦（Amos Elon），书名《都是悲剧：德国犹太人的世纪1743 - 1933》。</text:p>
      <text:p text:style-name="P4">
作者在前言中说，要谈德国犹太人的历史，故事必须从萨特对犹太人的定义开始。萨特认为：“犹太人，是那些被他人视为犹太的人，无论其信仰为何宗教，或忠于哪个民族（国家）。”萨特的这一结论，应该是基于他对欧洲长期存在的反犹主义历史的研究分析而来。</text:p>
      <text:p text:style-name="P4">
欧洲犹太人，尤其是德国的犹太人，在宗教改革和启蒙运动带来的开明中，尤其是在法国大革命带来的“自由、平等、博爱”口号激情下，曾期盼能获得平等地位。</text:p>
      <text:p text:style-name="P4">
然而，无论犹太人出多少个有钱的富翁，有多少以付出努力而出名的文人学士，在欧洲，特别是在德国，犹太人还是一直难逃被歧视和排斥的命运；甚至，为了被所在国上流社会接受并获得认可，而改信基督教的犹太人，也仍然被歧视和排斥。</text:p>
      <text:p text:style-name="P4">
如著名德国诗人海涅，法学院毕业后，为获得一个能自食其力的职位，他悄悄地改信了基督教；然而，非常不幸，海涅自始至终也没有被授予任何职务；反之，因其改信基督教而被一些人诟病；诗人改宗不久就感到后悔了，他在给一位朋友的信中自嘲说：“如果被允许偷窃银勺的话，我是绝不会改信的。”。</text:p>
      <text:p text:style-name="P4">
维吾尔人，和犹太人一样，在中国政府眼里，在大一统中国人眼里，无论其信仰为何，或忠于哪一个国家，都是维吾尔——“非我族类，其心必异”的“他者”！</text:p>
      <text:p text:style-name="P4">
自东突厥斯坦（中国称新疆）被中国殖民占领起，无论是在杨增新、金树仁、盛世才独裁统治期，或国民党占领期，还是共产党统治的今天；维吾尔人中也出过很多引进现代工业的富翁，也有过很多引进现代教育的文人学士；他们当中，大多数选择了为民族独立事业献身，但也不乏所谓的识时务者，选择忠于国民党中国，或选择忠于共产党中国。</text:p>
      <text:p text:style-name="P4">
在这些勤劳致富、勤奋学习而成为文人学士者当中，有自始至终坚持伊斯兰信仰、传统和维吾尔文化的，但也有改信共产主义无神论的；但无论他们信仰什么宗教、或不信宗教；无论他们忠于那个国家、政权，在中国殖民政府看来，在大一统中国人看来，他们从来不是“中华”的一员，而是“其心必异”的维吾尔人，是国家的敌人、或者是需要被改造的异类！</text:p>
      <text:p text:style-name="P4">
当一个民族，被驱离家园而被边缘化、被歧视，如历史上的犹太人；或家园被殖民侵略而被边缘化、被歧视，如现如今的维吾尔人；当其被剥夺了独立、自由、平等权之后，也必将失去其话语权、经济自主权；结果，不仅其民族信仰、文化、传统、历史被扭曲，被征服者任意蹂躏践踏，而且其民族身份也被掏空、被扭曲的面目全非！</text:p>
      <text:p text:style-name="P4">
无论被边缘化、被歧视和排挤的民族，选择什么样的信仰、文化，选择学习使用什么样的语言文字，选择忠于什么样的国家政权，他都无法以自己的选择去定义自己的民族身份、信仰、文化和传统，遑论被容忍和接受。</text:p>
      <text:p text:style-name="P4">
可以说，处于野蛮殖民统治下的民族，在被边缘化的同时，因其被剥夺了话语权，不仅失去了表达自己民族身份的权利，形塑自己文化形象的权力，改革并复兴其信仰和传统的权力；也被剥夺了回顾历史、展望未来的权力。</text:p>
      <text:p text:style-name="P4">
被边缘化、被歧视和排挤民族的精英中，有一些所谓的识时务者，为了生存，他们需要不停地表达自己，表达忠诚，表达虚构的文化身份，但始终难获信任；原因，当然是因为殖民者早已固化了对其民族身份的观点。</text:p>
      <text:p text:style-name="P4">
当然，也不乏坚持自己民族文化身份，坚持自己信仰和传统，忠于自己民族的勇士；他们不会向殖民者献媚，也不愿意向权势者表达自己；他们以自己拥有的民族身份而自豪，以自豪表达自己的民族身份和文化，以坚定的信念表达自己的信仰；但他们往往被淹没在似是而非的历史陈述中，被充满流言蜚语的编造故事而扭曲变形。</text:p>
      <text:p text:style-name="P4">
当然，被严重边缘化、遭遇歧视和排挤的维吾尔人也不例外，在中国殖民统治者的眼里，无论维吾尔人选择的身份为何，都是中国殖民者的敌人。无论是将独立的东突厥斯坦（中国称新疆）作为祭品献给毛泽东的赛福鼎‧艾则孜，还是以出卖灵魂、落井下石战友而得以躲过历次政治迫害的阿布都拉‧扎克若夫（雪克来提‧扎克尔的父亲），尽管都对中国殖民占领东突厥斯坦居功厥伟，但都并没有获得殖民者的任何信任，利用完之后都被抛弃，孤寂而死。</text:p>
      <text:p text:style-name="P4">
记得，90年代末，我的一位朋友调到乌鲁木齐市政府工作，当时的乌鲁木齐市长是年轻有为的努尔‧白克力，朋友和努尔‧白克力似乎成了可信赖的好朋友。在和朋友的一次聚餐中，他告诉我，努尔‧白克力的目标是成为进入中共最高权力中心——政治局的第一个非汉民族高官；朋友说努尔很自信，相信他能实现其‘雄心大志’。</text:p>
      <text:p text:style-name="P4">
当时，努尔‧白克力可以说是民族干部中正在冉冉升起的太阳；他身材高大、英俊潇洒，既有能力也有学识，加上一口流利的汉语，似乎他真的可以一路平步青云，进入中共权力的金字塔顶。他为表现对共产党的无限忠诚，强力推动排挤维吾尔语教育的所谓“双语教育”，将维吾尔教育当作其升官祭品献给殖民者，甚至喊出了“维吾尔人不讲维吾尔语，如回族，也还可以是维吾尔人”的昏话，被维吾尔人唾骂。</text:p>
      <text:p text:style-name="P4">
尽管努尔‧白克力以卑躬屈膝、忍气吞声侍奉前后几任汉人书记，忠心耿耿为共产党甘当傀儡，但最终还是未能实现白日梦，折戟北京官场，被陈全国当作种族灭绝维吾尔人的祭品，献给了习近平；最终，他还是也未能逃脱被清洗的命运！</text:p>
      <text:p text:style-name="P4">
我听到过一个令人哭笑不得的维吾尔黑色幽默，说的是一位新疆大学的维吾尔老教授，被令人折磨的、漫长的，每周两次针对维吾尔人的反分裂、分极端势力政治学习所困扰。一天，在例行学习会议中，他昏昏沉沉打盹时，被旁边的同事叫醒；他睁开眼，看了看台上还在喋喋不休的校党委书记，对叫醒他的的同事说：“怎么醒来还是维吾尔人？”</text:p>
      <text:p text:style-name="P4">
那些将父母授予的维吾尔名字改成汉名，那些宣誓不再信仰伊斯兰教的，还有那些不再读写维吾尔语的维吾尔人，无论他是人在北京、还是在上海、广州，无论他是共产党员、还是无神论者、或改信其他宗教，无论其忠于共产党中国、还是未来的民主中国；在中国政府眼里，在大一统中国人眼里，他仍然是维吾尔人，他无法改变他的文化身份！这，对这些有名无实的维吾尔人而言，是现实版的悲惨世界！</text:p>
      <text:p text:style-name="P4">
活着，做为维吾尔人活着，艰难而又艰巨；生命中充满了众多的未知数和艰难险阻，不知道自己会在哪一个机场，在哪一个难民营，在哪一个集中营、监狱会消失；但就如一位维吾尔诗人在其诗中写的：“我是维吾尔，生为维吾尔，死为维吾尔，不负造物意。”是的，我们必须不辜负造物的旨意，活着，无论他人怎么定义，以自我的存在，证明维吾尔人的存在。</text:p>
      <text:p text:style-name="P4">
（文章只代表特约评论员个人的立场和观点）</text:p>
      <text:p text:style-name="P4">
Source: <text:a xlink:type="simple" xlink:href="https://www.rfa.org/mandarin/pinglun/jujiaoweiwuer/ylxt-05312023145303.html" text:style-name="Internet_20_link" text:visited-style-name="Visited_20_Internet_20_Link">
https://www.rfa.org/mandarin/pinglun/jujiaoweiwuer/ylxt-05312023145303.html</text:a>
</text:p>
      <!--NEWS-->
      <text:h text:style-name="P10" text:outline-level="1">
<text:span text:style-name="T4">
三十四年不改的心志　纽约六四纪念馆筹建纪实</text:span>
</text:h>
      <text:p text:style-name="P4">
Author: None</text:p>
      <text:p text:style-name="P4">
Publisher: Radio Free Asia (Organization)</text:p>
      <text:p text:style-name="P4">
Published Time: 2023-05-31T15:30:00-04:00</text:p>
      <text:p text:style-name="P4">
Modified Time: 2023-05-31T16:16:05-04:00</text:p>
      <text:p text:style-name="P4">
Description: None</text:p>
      <text:p text:style-name="P4">
Videos: []</text:p>
      <text:p text:style-name="P4">
Audios: ["<text:a xlink:type="simple" xlink:href="https://www.rfa.org/mandarin/yataibaodao/renquanfazhi/wy-053120231331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8" text:anchor-type="as-char" svg:width="6.9236in" svg:height="4.15416in" draw:z-index="0">
<draw:image xlink:href="../Images/rfamandarin/2023-05-31T15-30-00-04-00/000000.png" xlink:type="simple" xlink:show="embed" xlink:actuate="onLoad" draw:mime-type="image/png"/>
</draw:frame>
 美国纽约六四纪念馆内观 <text:a xlink:type="simple" xlink:href="https://www.rfa.org/mandarin/yataibaodao/renquanfazhi/wy-05312023133148.html/@@images/image" text:style-name="Internet_20_link" text:visited-style-name="Visited_20_Internet_20_Link">
</text:a>
六四纪念馆馆长于大海提供  <text:a xlink:type="simple" xlink:href="https://www.rfa.org/mandarin/yataibaodao/renquanfazhi/wy-05312023133148.html/@@stream" text:style-name="Internet_20_link" text:visited-style-name="Visited_20_Internet_20_Link">
Audio-1-Link：https://www.rfa.org/mandarin/yataibaodao/renquanfazhi/wy-05312023133148.html/@@stream</text:a>
</text:p>
      <text:p text:style-name="P4">
由1989年六四学运领袖群体主持筹建的纽约"六四纪念馆"即将在今年6月4日天安门民主运动三十四周年纪念日当天在纽约曼哈顿开幕。这个纪念馆是如何缘起、其筹建过程又是怎样的呢？以下是本台记者王允的追踪报道。</text:p>
      <text:p text:style-name="P4">
<text:a xlink:type="simple" xlink:href="https://www.rfa.org/mandarin/zhuanlan/teahouse/tea-05262023155444.html" text:style-name="Internet_20_link" text:visited-style-name="Visited_20_Internet_20_Link">
 <text:span text:style-name="T4">
专栏：六四34周年 纽约六四纪念馆展现什么？</text:span>
 </text:a>
  * <text:span text:style-name="T4">
<text:a xlink:type="simple" xlink:href="https://www.rfa.org/mandarin/yataibaodao/zhengzhi/hcm2-05252023100556.html" text:style-name="Internet_20_link" text:visited-style-name="Visited_20_Internet_20_Link">
 "六四"34周年 纪念馆凝聚两代人民主抗争精神 </text:a>
 </text:span>
</text:p>
      <text:p text:style-name="P4">
于大海说自己喜欢做小事情，“纪念馆的很多事情能做的我都做了，包括拉电线、安装投影仪等等，包括去年在华盛顿做六四特展的很多展板等等，很多事情都是我自己做的”。他把自己这种习惯追溯到小时候，在文革期间“学工学农”期间养成的习惯。</text:p>
      <text:p text:style-name="P4">
<text:span text:style-name="T4">
能见度不高的馆长</text:span>
</text:p>
      <text:p text:style-name="P4">
于大海是去年底就任筹备中的“六四纪念馆”馆长的。纪念馆核心筹备组中有1989年六四学运领袖王丹、周锋锁，当年的工人运动领袖吕京花等多人。</text:p>
      <text:p text:style-name="P4">
和这几个人不同，于大海并没有亲身经历1989年学运。早在1980年代初期，于大海从北京大学物理系毕业后，就通过李政道奖学金留学美国。六四事件发生的时候，于大海已经在美国东岸的著名私立大学达特茅斯学院（DartmouthCollege）任教。</text:p>
      <text:p text:style-name="P4">
但于大海并没有自外于中国的民主运动。中共的军队在1989年6月4日凌晨用枪炮镇压天安门民主运动的事情传遍世界后，于大海有一段时间几乎全职投入到海外支持中国民主的运动中。在1990年代，于大海曾在普林斯顿大学“当代中国研究中心”从事研究，并主持《中国之声》、《北京之春》等海外政论杂志。</text:p>
      <text:p text:style-name="P4">
于大海的主业是金融投资，他不太常在媒体前述及自己的民运经历。但即使后来海外民运经历低潮，于大海也始终没有离开过民主运动的阵营。用他自己的话说就是，“对民运的活动，三十多年来从来没有间断过。”</text:p>
      <text:p text:style-name="P4">
这次参与“六四纪念馆”的筹建，于大海作为馆长的职责是负责行政工作，布展、财务和法律等事务他都要把关。他和吕京花在曼哈顿上上下下地跑，最终把馆址选在靠近交通要道宾夕法尼亚车站（PennStation）附近。</text:p>
      <text:p text:style-name="P4">
美国纽约六四纪念馆部分陈列（六四纪念馆馆长于大海提供）  <text:a xlink:type="simple" xlink:href="https://www.rfa.org/mandarin/yataibaodao/renquanfazhi/wy-05312023133148.html/wy0531.jpg" text:style-name="Internet_20_link" text:visited-style-name="Visited_20_Internet_20_Link">
</text:a>
</text:p>
      <text:p text:style-name="P4">
<text:span text:style-name="T4">
提前推进的计划</text:span>
</text:p>
      <text:p text:style-name="P4">
王丹在去年1月对外宣布筹建纽约“六四纪念馆”，全名是“六四大屠杀纪念馆”(June 4th Massacre MemorialMuseum)，为此还注册成立了非政府组织“六四大屠杀纪念馆委员会”。</text:p>
      <text:p text:style-name="P4">
11年前，香港市民支援爱国民主运动联合会（支联会）曾在香港尖沙咀开办了以六四为主题的纪念馆，但屡遭香港政府的打压，两次被迫迁址，最后于2021年关闭。</text:p>
      <text:p text:style-name="P4">
王丹说，香港六四纪念馆的关闭正是纽约六四纪念馆的缘起，“那我想，这么大一个历史事件，不应该没有一个纪念馆，然后就开始跟一些朋友讨论，大家都很赞成，这样就慢慢做起来了。大家想法都一致，就成立了筹委会。”</text:p>
      <text:p text:style-name="P4">
筹委会有个五年计划，原计划用两、三年时间众筹第一阶段资金50万美元，先把纪念馆开办起来。但超乎众人想象的是，委员会仅用不到八个月时间就筹集到了50万美元，“一开始就是筹委会这五十多个人，筹委会的人筹了七万多美元，在这个基础上向社会大众呼吁，然后四面八方的捐款就汇进来了，”王丹介绍说。</text:p>
      <text:p text:style-name="P4">
让王丹印象最深刻的一笔捐款是国内一位单亲母亲100元人民币的捐款，“这100元人民币在我看来，它的重量跟一万美元是差不多的，她自己生活贫困，又是在国内，听说要建纪念馆，她无论如何要尽一份力量，所以她就托别的朋友辗转捐了100元人民币，从中国国内。”</text:p>
      <text:p text:style-name="P4">
据于大海介绍，在所有捐款中，最大的一笔也是来自一位国内朋友的10万美元，“实际上也是参加过89学运的一个学生，后来是在国内发展实业，赚的钱比较多，但他的89情结显然还是非常强。当他听说这个（筹建纪念馆）消息，他就主动和王丹、和我们联系。”</text:p>
      <text:p text:style-name="P4">
第一笔资金50万美元提前了十七个月到位，这大大推进了纪念馆筹建的速度。但这也大大压缩了几位核心筹备组成员的时间，王丹介绍说，从去年初开始，核心筹备组每两周开一次筹备会，还有每两周一次和工作团队的例会。王丹个人用于公共事务的时间有三分之二投入到纪念馆的筹备。作为馆长的于大海则有几乎一半的时间用于筹备的工作。</text:p>
      <text:p text:style-name="P4">
这50万美金目前主要用于支付场地的租金、水电等开销，筹建团队所有人都以志愿者身份投入，不支取人工费用。但于大海介绍，他们仍计划聘用专门人才来管理纪念馆。</text:p>
      <text:p text:style-name="P4">
美国纽约六四纪念馆部分陈列（六四纪念馆馆长于大海提供）  <text:a xlink:type="simple" xlink:href="https://www.rfa.org/mandarin/yataibaodao/renquanfazhi/wy-05312023133148.html/gallery-4-right-a.jpg" text:style-name="Internet_20_link" text:visited-style-name="Visited_20_Internet_20_Link">
</text:a>
</text:p>
      <text:p text:style-name="P4">
<text:span text:style-name="T4">
三十四年后的重逢</text:span>
</text:p>
      <text:p text:style-name="P4">
周锋锁在筹备小组中主要负责展品的收集和整理。他现在的住所位于新泽西州，比邻纽约市的边界，几年前他定居此处后，就开始在自家地下室展出六四文物，并常常向来访的各界朋友介绍这些文物的背景。</text:p>
      <text:p text:style-name="P4">
这次参与“六四纪念馆”筹建，周锋锁说既是他的个人行为，也是代表他担任执行主任的非政府组织“中国人权”。</text:p>
      <text:p text:style-name="P4">
在1989年6月4日凌晨5点，周锋锁是最后一个从天安门广场人民英雄纪念碑上撤出来的清华学生。和他同时撤出的还有一台用于运动宣传的高速油印机，“我就看到清华的同学在抬这个东西，我就很担心，我就说，这个时候了，为什么要抬这么重的东西？同学就说，我们要抬回去，继续战斗。”</text:p>
      <text:p text:style-name="P4">
周锋锁在六四后的确是在“继续战斗”，从未离开过中国民主运动的第一线。让他没想到的是，时隔34年后，他居然再次看到了这台油印机，“就像老朋友重逢一样，对于我来讲，当时是个硝烟战火的时代，在那一瞬间我们失散了，然后它又突然回来了。”</text:p>
      <text:p text:style-name="P4">
油印机重现的背后有很多人的心血和接力，周锋锁说，“这也是这个纪念馆为什么这么珍贵的地方，每一件文物都是很多人多年不改的心志的代表。”</text:p>
      <text:p text:style-name="P4">
周锋锁介绍说，这次在纽约六四纪念馆展出的展品总共有100多件，其中有三十多件是来自1989年的六四学运实物。王丹则强调，目前的展品时间跨度三十多年，从1989年上半年一直延续到2019年香港反送中运动，因为筹委会认为，香港维园晚会实际也是89民运的一个延续。</text:p>
      <text:p text:style-name="P4">
美国纽约六四纪念馆部分陈列（六四纪念馆馆长于大海提供）  <text:a xlink:type="simple" xlink:href="https://www.rfa.org/mandarin/yataibaodao/renquanfazhi/wy-05312023133148.html/wy0531b.jpg" text:style-name="Internet_20_link" text:visited-style-name="Visited_20_Internet_20_Link">
</text:a>
</text:p>
      <text:p text:style-name="P4">
<text:span text:style-name="T4">
"新时代"的本质</text:span>
</text:p>
      <text:p text:style-name="P4">
在去年底过世、1989年学运期间被迫下台的中共前总书记赵紫阳秘书鲍彤，为纪念馆题写的馆名“六四纪念馆”也是本次展品之一。</text:p>
      <text:p text:style-name="P4">
这幅题字实际是鲍彤去世前最后一幅书法作品。于大海介绍说，“鲍彤先生的字是写得很好的，但你看他的这幅题字你就知道，几乎可以看到他的手有一点颤动，就是说他的身体已经差到那种情况。”</text:p>
      <text:p text:style-name="P4">
去年六四前夕，鲍彤在自由亚洲电台最后一次发表文章，回顾六四细节，在文章的最后，他总结说，“‘六四’屠城确实是史无前例的一场大革命。它明目张胆开辟了公权绝对不受制约和民权彻底失去保障的新时代。”</text:p>
      <text:p text:style-name="P4">
而如今，这个“新时代”似乎还在延续。王丹向记者解释说，在当下建立“六四纪念馆”对世界都有重要意义，因为中国被认为在习近平统治下形成对西方、甚至人类文明的一种挑战，“在这种关键时刻，西方更应该认清中共的本质，如果你要认清中共的本质，没有什么比六四这件事更能突出地彰显中共的本质，他本质上就是压制民主，甚至不惜以暴力手段压制民主的这样一种政权。”</text:p>
      <text:p text:style-name="P4">
<text:span text:style-name="T4">
为了年轻一代</text:span>
</text:p>
      <text:p text:style-name="P4">
参与到六四纪念馆筹建过程中的不仅有鲍彤这样的老人，和王丹等六四一代，也有很多年轻人。在布展，收集和整理文物，以及举办活动等过程中，有十多个青年人参与。他们中有在纽约地区留学的中国学生，也有在当地工作的中国青年人。</text:p>
      <text:p text:style-name="P4">
馆长于大海说，这个纪念馆在很大程度上也是为年轻人而设的，“我们纪念馆已经办了好几次纽约地区的民主沙龙活动，每次都有几十人来，他们大都是年轻人。”</text:p>
      <text:p text:style-name="P4">
今年32岁的董先生去年10月才从中国到达纽约。出于安全原因，他不愿意透露全名。2019年“六四”三十周年之际，他孤身前往天安门广场，在天安门城楼下亮出纪念六四的体恤衫，并采访在场的外国人，因此遭到当地警方抓捕，以“寻衅滋事罪”被判入狱七个月。</text:p>
      <text:p text:style-name="P4">
到达纽约后，恰逢“六四纪念馆”的筹备初启。董先生加入到志愿者的队伍中，“主要是帮周老师（周锋锁）他们布置一下会场，登记一下来宾、维持一下秩序等等，都是一些很微小的工作。但我觉得还是很有意义的，原先在国内都没有这样的机会。”</text:p>
      <text:p text:style-name="P4">
参与筹建活动，董先生终于不再感觉孤单，“国内的主流环境就是我们每天都能看到的小粉红之类的，但是来了纽约之后，认识了这样一群跟我能够志同道合的朋友，你会发现，原来你不是一个人，你所做的原来并不是在大多数人看来是一件傻事。”</text:p>
      <text:p text:style-name="P4">
去年底中国国内发生反抗不合理疫情封控的白纸运动，董先生也参与了纽约地区声援白纸运动的示威活动，这让他很受鼓舞，“其实大家都可以看到，现在的年轻人，包括海外的年轻人，并没有把六四的精神丢掉，其实六四的精神还是在我们每个人的心里。”</text:p>
      <text:p text:style-name="P4">
他强调，这种精神只是需要一把火去点燃它，或者是让更多志同道合的人去坚守它，让更多的人去发现他们对民主的期待和渴望。</text:p>
      <text:p text:style-name="P4">
记者：王允 责编：梒青 网编：洪伟</text:p>
      <text:p text:style-name="P4">
Source: <text:a xlink:type="simple" xlink:href="https://www.rfa.org/mandarin/yataibaodao/renquanfazhi/wy-05312023133148.html" text:style-name="Internet_20_link" text:visited-style-name="Visited_20_Internet_20_Link">
https://www.rfa.org/mandarin/yataibaodao/renquanfazhi/wy-05312023133148.html</text:a>
</text:p>
      <!--NEWS-->
      <text:h text:style-name="P10" text:outline-level="1">
<text:span text:style-name="T4">
中国经济复甦不如预期 制造业PMI连续两个月萎缩</text:span>
</text:h>
      <text:p text:style-name="P4">
Author: chinese@voanews.com (杨安)</text:p>
      <text:p text:style-name="P4">
Publisher: 美国之音中文网 (Type: NewsMediaOrganization)</text:p>
      <text:p text:style-name="P4">
Published Time: 2023-05-31T15:34:23+08:00</text:p>
      <text:p text:style-name="P4">
Modified Time: 2023-05-31 07:34:23Z</text:p>
      <text:p text:style-name="P4">
Description: 中国国家统计局周三（5月30日）公布5月中国制造业采购经理人指数（PMI），相较上月下降0.4百分点，且是今年以来连续两个月萎缩，反映出中国疫情解封后的经济复甦不如预期。</text:p>
      <text:p text:style-name="P4">
Videos: []</text:p>
      <text:p text:style-name="P4">
Images: []</text:p>
      <text:p text:style-name="P4">
Categories: ['亚太', '经济·金融·贸易']</text:p>
      <text:p text:style-name="P4">
Type: None</text:p>
      <!--METADATA-->
      <text:p text:style-name="P4">
NoneNone</text:p>
      <text:p text:style-name="P4">
Source: <text:a xlink:type="simple" xlink:href="https://www.voachinese.com/a/chinese-pmi-lower-than-expected-20230531/7116566.html" text:style-name="Internet_20_link" text:visited-style-name="Visited_20_Internet_20_Link">
https://www.voachinese.com/a/chinese-pmi-lower-than-expected-20230531/7116566.html</text:a>
</text:p>
      <!--NEWS-->
      <text:h text:style-name="P10" text:outline-level="1">
<text:span text:style-name="T4">
中国因安全考量暂停打造海上核电厂计划</text:span>
</text:h>
      <text:p text:style-name="P4">
Author: None</text:p>
      <text:p text:style-name="P4">
Publisher: Radio Free Asia (Organization)</text:p>
      <text:p text:style-name="P4">
Published Time: 2023-05-31T15:48:00-04:00</text:p>
      <text:p text:style-name="P4">
Modified Time: 2023-05-31T16:07: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6" text:anchor-type="as-char" svg:width="6.9236in" svg:height="4.612011in" draw:z-index="0">
<draw:image xlink:href="../Images/rfamandarin/2023-05-31T15-48-00-04-00/000000.png" xlink:type="simple" xlink:show="embed" xlink:actuate="onLoad" draw:mime-type="image/png"/>
</draw:frame>
国营的中国核工业集团有限公司所展示的，外貌类似油轮的浮动核电厂模型。 <text:a xlink:type="simple" xlink:href="https://www.rfa.org/mandarin/Xinwen/8-05312023154327.html/@@images/image" text:style-name="Internet_20_link" text:visited-style-name="Visited_20_Internet_20_Link">
</text:a>
美联社资料图片</text:p>
      <text:p text:style-name="P4">
香港媒体《南华早报》周三报道，中国政府出于安全考虑，暂停在南海建造浮动核电厂的计划。随著施工准备工作开始，中国监管机构尚未批准建造该国第一座浮动核电站。</text:p>
      <text:p text:style-name="P4">
中国国家能源海洋核动力平台技术研发中心资深工程师王东辉领导的研究团队指出，海上漂浮核电站具备诸多的优点，并且辟建的技术也已全然成熟，“中国核工业集团有限公司与中国船舶集团有限公司共同致力研发，但是中国首个漂浮核电站的示范工程建设尚未得到批准。”</text:p>
      <text:p text:style-name="P4">
王东辉和同僚在中国期刊《核动力工程》5月25日刊载的一份报告指出：“安全和可行性仍是当局的主要关切。”</text:p>
      <text:p text:style-name="P4">
《南华早报》的报道指出，由于普遍的认知是海上漂浮核电厂比陆地核电厂安全，也较容易被当地政府和民众接受，因此中国当局这项决策令执行这项计画的科学家深感讶异。</text:p>
      <text:p text:style-name="P4">
该海上漂浮核电厂的原先的计划是将供电给中国的离岛，以及至关重要的海洋基础设施，包括在与邻国有争议性岛屿上的相关基础设施。</text:p>
      <text:p text:style-name="P4">
责编：陈品洁</text:p>
      <text:p text:style-name="P4">
Source: <text:a xlink:type="simple" xlink:href="https://www.rfa.org/mandarin/Xinwen/8-05312023154327.html" text:style-name="Internet_20_link" text:visited-style-name="Visited_20_Internet_20_Link">
https://www.rfa.org/mandarin/Xinwen/8-05312023154327.html</text:a>
</text:p>
      <!--NEWS-->
      <text:h text:style-name="P10" text:outline-level="1">
<text:span text:style-name="T4">
刘特佐亲信纪国添逝世 警方：死因无可疑之处</text:span>
</text:h>
      <text:p text:style-name="P4">
Author: 联合早报 (Person)</text:p>
      <text:p text:style-name="P4">
Publisher: 联合早报 (Organization)</text:p>
      <text:p text:style-name="P4">
Published Time: 2023-05-31T15:53</text:p>
      <text:p text:style-name="P4">
Modified Time: 2023-05-31T18:45</text:p>
      <text:p text:style-name="P4">
Description: 涉嫌一马公司丑闻的通缉犯刘特佐的助理纪国添回国不到一个月就突然中风死亡而引起议论。警方指纪国添的死因并无可疑之处。纪国添的代表律师也说，医院证实纪国添是自然死亡。56岁的纪国添由于...</text:p>
      <text:p text:style-name="P4">
Videos: []</text:p>
      <text:p text:style-name="P4">
Audios: []</text:p>
      <text:p text:style-name="P4">
Images: []</text:p>
      <text:p text:style-name="P4">
Type: NewsArticle</text:p>
      <text:p text:style-name="P4">
Breadcrumbs: ['即时', '国际']</text:p>
      <text:p text:style-name="P4">
Keywords: ['一马公司', '刘特佐']</text:p>
      <!--METADATA-->
      <text:p text:style-name="P4">
涉嫌一马公司丑闻的通缉犯刘特佐的助理纪国添回国不到一个月就突然中风死亡而引起议论。警方指纪国添的死因并无可疑之处。纪国添的代表律师也说，医院证实纪国添是自然死亡。</text:p>
      <text:p text:style-name="P4">
56岁的纪国添由于在澳门逾期居留而遭遣返，并于5月3日飞抵吉隆坡国际机场。他随即遭反贪会逮捕。反贪会向纪国添录取口供后已经释放他，暂时不会提控他。</text:p>
      <text:p text:style-name="P4">
网媒《马来邮报》星期二（5月30日）以一则死者为纪国添的讣告向反贪会求证时，反贪会消息人士证实纪国添已离世。总检察长办公室的消息人士也指出，反贪会一名调查官证实讣告中的人与反贪会逮捕的是同一人，间接证实此事。</text:p>
      <text:p text:style-name="P4">
雪州总警长胡申星期三（5月31日）表明，纪国添的死因并无可疑之处，警方将此案列为猝死案处理。胡申指出，纪国添是因个人健康问题离世，其逝世并不涉及任何刑事成分。</text:p>
      <text:p text:style-name="P4">
纪国添的代表律师黄宏义星期三告诉《星洲日报》，纪国添5月28日突然中风，隔日在医院去世。他说，医院方面已经鉴定纪国添是自然死亡，但一些媒体却胡乱揣测死因，家属因此委托律师发文告澄清。</text:p>
      <text:p text:style-name="P4">
黄宏义透露，纪国添出国五年而在5月初回国后，他曾陪同纪国添到反贪会录取口供一次。至于纪国添前往反贪会的次数，他并不清楚。</text:p>
      <text:p text:style-name="P4">
他对星洲日报说，医院方面已经鉴定纪国添属于自然死亡，但是一些媒体报道胡乱揣测，因此其家属委托Valen,Oh与伙伴律师楼发文告，避免外界继续揣测。“这起事件发生得太突然，请大家给家属一些空间，据了解，今早一些媒体在葬礼上拍照，家属已经表示不满。”</text:p>
      <text:p text:style-name="P4">
他说，纪国添出国五年，5月初回国之后，曾经陪同后者到反贪会录取口供一次。至于纪国添前往反贪会的次数，他表示不清楚。</text:p>
      <text:p text:style-name="P4">
反贪会星期二以书面回复半岛电视台询问时指出，纪国添向反贪会证实在澳门见过刘特佐，也见过刘特佐的亲信陈金龙与唐敬志、一马公司前执行董事倪崇兴，以及一马公司前总投资长聂法依沙等多名一马公司案逃犯。刘特佐曾指示纪国添不要返回马国为一马公司案作证。</text:p>
      <text:p text:style-name="P4">
Source: <text:a xlink:type="simple" xlink:href="https://www.zaobao.com.sg/realtime/world/story20230531-1400014" text:style-name="Internet_20_link" text:visited-style-name="Visited_20_Internet_20_Link">
https://www.zaobao.com.sg/realtime/world/story20230531-1400014</text:a>
</text:p>
      <!--NEWS-->
      <text:h text:style-name="P10" text:outline-level="1">
<text:span text:style-name="T4">
新冠疫情“二阳”感染潮引发警惕</text:span>
</text:h>
      <text:p text:style-name="P4">
Author: None</text:p>
      <text:p text:style-name="P4">
Publisher: Radio Free Asia (Organization)</text:p>
      <text:p text:style-name="P4">
Published Time: 2023-05-31T15:57:00-04:00</text:p>
      <text:p text:style-name="P4">
Modified Time: 2023-05-31T16:14:4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8" text:anchor-type="as-char" svg:width="6.9236in" svg:height="4.612011in" draw:z-index="0">
<draw:image xlink:href="../Images/rfamandarin/2023-05-31T15-57-00-04-00/000000.png" xlink:type="simple" xlink:show="embed" xlink:actuate="onLoad" draw:mime-type="image/png"/>
</draw:frame>
北京一处药房的清热解毒药物柜上几乎全空，工作人员正设法提供药物帮助民众应对新冠病毒感染高峰。摄于2022年12月13日。 <text:a xlink:type="simple" xlink:href="https://www.rfa.org/mandarin/Xinwen/9-05312023154944.html/@@images/image" text:style-name="Internet_20_link" text:visited-style-name="Visited_20_Internet_20_Link">
</text:a>
美联社资料图片</text:p>
      <text:p text:style-name="P4">
在结束“清零”防疫政策大约半年之后，中国境内出现新一波新冠病毒感染高峰，“二阳”人数不断上升，也跃居互联网讨论热点。</text:p>
      <text:p text:style-name="P4">
中国官媒新华社引述复旦大学附属中山医院感染病科主任胡必杰的话说，最近发热门诊接诊量相比一个月前有所增加，但绝大部分是轻症。即使如此，微博上仍有网民哀号“二阳”的症状让他们吃不消，包括浑身酸痛、头痛、发烧、咳嗽流鼻涕打喷嚏等症状样样来。</text:p>
      <text:p text:style-name="P4">
本台曾报道，中国科学院士钟南山曾表示，目前有两种专门针对XBB的疫苗即将通过评审上市，但是具体上市日期尚未公布。</text:p>
      <text:p text:style-name="P4">
此外根据路透社报道，美国生物制药巨头莫德纳已经于5月24日在中国注册了一家生物科技公司，莫德纳公司一名发言人在回复路透社相关询问时表示，正在寻求进入中国市场的机会，“希望能够将莫德纳的mRNA疫苗的力量带给中国人民。”</text:p>
      <text:p text:style-name="P4">
责编：陈品洁</text:p>
      <text:p text:style-name="P4">
Source: <text:a xlink:type="simple" xlink:href="https://www.rfa.org/mandarin/Xinwen/9-05312023154944.html" text:style-name="Internet_20_link" text:visited-style-name="Visited_20_Internet_20_Link">
https://www.rfa.org/mandarin/Xinwen/9-05312023154944.html</text:a>
</text:p>
      <!--NEWS-->
      <text:h text:style-name="P10" text:outline-level="1">
<text:span text:style-name="T4">
西藏前政治犯：西藏是世界上最大的监狱</text:span>
</text:h>
      <text:p text:style-name="P4">
Author: None</text:p>
      <text:p text:style-name="P4">
Publisher: Radio Free Asia (Organization)</text:p>
      <text:p text:style-name="P4">
Published Time: 2023-05-31T16:04:00-04:00</text:p>
      <text:p text:style-name="P4">
Modified Time: 2023-05-31T16:18: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0" text:anchor-type="as-char" svg:width="6.9236in" svg:height="3.819147in" draw:z-index="0">
<draw:image xlink:href="../Images/rfamandarin/2023-05-31T16-04-00-04-00/000000.png" xlink:type="simple" xlink:show="embed" xlink:actuate="onLoad" draw:mime-type="image/png"/>
</draw:frame>
 西藏前政治犯顿珠旺青于5月24日受邀访问日本 <text:a xlink:type="simple" xlink:href="https://www.rfa.org/mandarin/Xinwen/10-05312023155824.html/@@images/image" text:style-name="Internet_20_link" text:visited-style-name="Visited_20_Internet_20_Link">
</text:a>
西藏之声官网</text:p>
      <text:p text:style-name="P4">
西藏前政治犯顿珠旺青近日受邀访问日本，展开“西藏议题”游说活动及宣传他制作的西藏纪录片《远离恐惧》。根据总部在挪威奥斯陆的“西藏之声”报道，顿珠旺青5月26日在日本的一场记者会上表示，迄今为止西藏是世界上最大的监狱，藏人没有言论和结社自由。此外他补充，自习近平成为中国国家领导人以来，西藏宗教文化面临着被消灭的危险。</text:p>
      <text:p text:style-name="P4">
报道指，顿珠旺青在记者会上叙述他在2008年因为拍摄《远离恐惧》，而遭到中国当局抓捕的遭遇。这是一部有关藏人对北京夏季奥运会看法的影片。本台此前报道，当时他因为拍摄这部纪录片，被当局以“颠覆国家政权”罪名判刑6年。</text:p>
      <text:p text:style-name="P4">
此外顿珠旺青也在记者会上介绍境内藏人面临的恶劣人权状况，他表示，中共当局强迫藏人孩子进入寄宿学校接受汉语教育。另外近年来北京政府在藏区有计划性地实行搬迁政策，并以建设为由在西藏各地破坏生态环境，当局还禁止未满十八岁的藏人进入寺院接触西藏宗教文化。</text:p>
      <text:p text:style-name="P4">
责编：陈品洁</text:p>
      <text:p text:style-name="P4">
Source: <text:a xlink:type="simple" xlink:href="https://www.rfa.org/mandarin/Xinwen/10-05312023155824.html" text:style-name="Internet_20_link" text:visited-style-name="Visited_20_Internet_20_Link">
https://www.rfa.org/mandarin/Xinwen/10-05312023155824.html</text:a>
</text:p>
      <!--NEWS-->
      <text:h text:style-name="P10" text:outline-level="1">
<text:span text:style-name="T4">
美国指朝鲜试射卫星涉洲际弹道导弹相关技术</text:span>
</text:h>
      <text:p text:style-name="P4">
Author: 联合早报 (Person)</text:p>
      <text:p text:style-name="P4">
Publisher: 联合早报 (Organization)</text:p>
      <text:p text:style-name="P4">
Published Time: 2023-05-31T16:04</text:p>
      <text:p text:style-name="P4">
Modified Time: 2023-05-31T17:01</text:p>
      <text:p text:style-name="P4">
Description: 美国指朝鲜试射卫星涉及洲际弹道导弹技术。路透社报道，美国印太司令部星期三（5月31日）指责朝鲜，“公然违反”联合国安全理事会的决议。美国印太司令部还说，朝鲜当天清晨进行的军事侦察卫...</text:p>
      <text:p text:style-name="P4">
Videos: []</text:p>
      <text:p text:style-name="P4">
Audios: []</text:p>
      <text:p text:style-name="P4">
Images: []</text:p>
      <text:p text:style-name="P4">
Type: NewsArticle</text:p>
      <text:p text:style-name="P4">
Breadcrumbs: ['即时', '国际']</text:p>
      <text:p text:style-name="P4">
Keywords: ['美国', '朝鲜', '联合国安理会', '洲际弹道导弹', '导弹']</text:p>
      <!--METADATA-->
      <text:p text:style-name="P4">
美国指朝鲜试射卫星涉及洲际弹道导弹技术。</text:p>
      <text:p text:style-name="P4">
路透社报道，美国印太司令部星期三（5月31日）指责朝鲜，“公然违反”联合国安全理事会的决议。</text:p>
      <text:p text:style-name="P4">
美国印太司令部还说，朝鲜当天清晨进行的 <text:a xlink:type="simple" xlink:href="https://www.zaobao.com.sg/realtime/world/story20230531-1399806" text:style-name="Internet_20_link" text:visited-style-name="Visited_20_Internet_20_Link">
 军事侦察卫星发射</text:a>
，与其洲际弹道导弹项目有关联。</text:p>
      <text:p text:style-name="P4">
韩国将朝鲜的卫星试射定性为 <text:a xlink:type="simple" xlink:href="https://www.zaobao.com.sg/realtime/world/story20230531-1399869" text:style-name="Internet_20_link" text:visited-style-name="Visited_20_Internet_20_Link">
 “远程弹道导弹挑衅”</text:a>
 ，并予以强烈谴责。</text:p>
      <text:p text:style-name="P4">
韩国国家安全保障委员会常任委员会委员强调，无论朝鲜 <text:a xlink:type="simple" xlink:href="https://www.zaobao.com.sg/realtime/world/story20230531-1399832" text:style-name="Internet_20_link" text:visited-style-name="Visited_20_Internet_20_Link">
 星期三的发射活动</text:a>
是否成功，此举已严重违背联合国安理会决议，是对朝鲜半岛乃至国际社会和平安全构成严重威胁的挑衅行径。</text:p>
      <text:p text:style-name="P4">
5月早前，朝鲜领导人金正恩对侦察卫星发射准备委员会的工作进行现场指导时强调，成功发射军事侦察卫星出于国家安全形势所迫，是将党和政府旨在增强国防力量的政策落到实处的过程，也可推动国家太空军事及科技事业进一步发展。</text:p>
      <text:p text:style-name="P4">
Source: <text:a xlink:type="simple" xlink:href="https://www.zaobao.com.sg/realtime/world/story20230531-1400019" text:style-name="Internet_20_link" text:visited-style-name="Visited_20_Internet_20_Link">
https://www.zaobao.com.sg/realtime/world/story20230531-1400019</text:a>
</text:p>
      <!--NEWS-->
      <text:h text:style-name="P10" text:outline-level="1">
<text:span text:style-name="T4">
俄前总统：英国支援乌克兰 实为领导反俄战争</text:span>
</text:h>
      <text:p text:style-name="P4">
Author: 联合早报 (Person)</text:p>
      <text:p text:style-name="P4">
Publisher: 联合早报 (Organization)</text:p>
      <text:p text:style-name="P4">
Published Time: 2023-05-31T16:19</text:p>
      <text:p text:style-name="P4">
Modified Time: 2023-05-31T16:52</text:p>
      <text:p text:style-name="P4">
Description: 俄罗斯国家安全会议副主席、前总统梅德韦杰夫称英国是“莫斯科永远的敌人”，任何协助乌克兰战争的英国官员都可被视为合法的军事目标。英国《电讯报》星期二（5月30日）报道，英国外交部长克...</text:p>
      <text:p text:style-name="P4">
Videos: []</text:p>
      <text:p text:style-name="P4">
Audios: []</text:p>
      <text:p text:style-name="P4">
Images: []</text:p>
      <text:p text:style-name="P4">
Type: NewsArticle</text:p>
      <text:p text:style-name="P4">
Breadcrumbs: ['即时', '国际']</text:p>
      <text:p text:style-name="P4">
Keywords: ['俄罗斯', '英国', '俄乌战争']</text:p>
      <!--METADATA-->
      <text:p text:style-name="P4">
俄罗斯国家安全会议副主席、前总统梅德韦杰夫称英国是“莫斯科永远的敌人”，任何协助乌克兰战争的英国官员都可被视为合法的军事目标。</text:p>
      <text:p text:style-name="P4">
英国《电讯报》星期二（5月30日）报道，英国外交部长克莱弗利在爱沙尼亚发表讲话时称，乌克兰“有权”将武力投射到其边界之外，从而削弱俄罗斯向乌克兰投射武力的能力。</text:p>
      <text:p text:style-name="P4">
梅德韦杰夫星期三（31日）发推文回应克莱弗利的上述言论，称英国是俄罗斯“永远的敌人”，并指出，“愚蠢的英国官员”应该记住，“在普遍接受的规范现代战争国际法框架内……他们的国家也可以被定性为处于战争状态”。</text:p>
      <text:p text:style-name="P4">
梅德韦杰夫在推文中强调：“英国作为乌克兰的盟友，为乌克兰提供装备和专家形式的军事援助，事实上正在领导一场不宣而战的反俄罗斯战争。在这种情况下，英国的任何公职人员（无论是军事人员，还是文职人员，只要促进了战事）都可以被视为合法的军事目标。”</text:p>
      <text:p text:style-name="P4">
Source: <text:a xlink:type="simple" xlink:href="https://www.zaobao.com.sg/realtime/world/story20230531-1400026" text:style-name="Internet_20_link" text:visited-style-name="Visited_20_Internet_20_Link">
https://www.zaobao.com.sg/realtime/world/story20230531-1400026</text:a>
</text:p>
      <!--NEWS-->
      <text:h text:style-name="P10" text:outline-level="1">
<text:span text:style-name="T4">
威尼斯大运河变绿为无毒荧光素所致</text:span>
</text:h>
      <text:p text:style-name="P4">
Author: 联合早报 (Person)</text:p>
      <text:p text:style-name="P4">
Publisher: 联合早报 (Organization)</text:p>
      <text:p text:style-name="P4">
Published Time: 2023-05-31T16:31</text:p>
      <text:p text:style-name="P4">
Modified Time: 2023-05-31T16:31</text:p>
      <text:p text:style-name="P4">
Description: 近日，意大利威尼斯大运河（Grand Canal）部分河段的河水变成诡异的“荧光绿”，当局对此展开调查后发现，当地为测试废水系统运作情况而往河中倒入无毒性的荧光素，在阳光照射下呈现...</text:p>
      <text:p text:style-name="P4">
Videos: []</text:p>
      <text:p text:style-name="P4">
Audios: []</text:p>
      <text:p text:style-name="P4">
Images: []</text:p>
      <text:p text:style-name="P4">
Type: NewsArticle</text:p>
      <text:p text:style-name="P4">
Breadcrumbs: ['即时', '国际']</text:p>
      <text:p text:style-name="P4">
Keywords: ['威尼斯', '意大利']</text:p>
      <!--METADATA-->
      <text:p text:style-name="P4">
近日，意大利威尼斯大运河（GrandCanal）部分河段的河水变成诡异的“荧光绿”，当局对此展开调查后发现，当地为测试废水系统运作情况而往河中倒入无毒性的荧光素，在阳光照射下呈现出这种奇异色彩。</text:p>
      <text:p text:style-name="P4">
英国《卫报》报道，威尼斯当局最初怀疑大运河变色是环保活动人士所为，但威尼托大区环境预防和保护机构（Arpav）称，分析显示“所采集的样本中存在荧光素”，且河水样本中并未发现有毒元素。</text:p>
      <text:p text:style-name="P4">
据报，威尼斯当地的环保机构借无毒荧光素观察水流动向，以确认运河与地底废水系统是否正常运作，同时找出潜在的故障或损坏之处。</text:p>
      <text:p text:style-name="P4">
近年来，威尼斯大运河因当地旅游业和居民生活而遭受考验，水污染等问题始终是地方当局关注的焦点之一。今年2月，由于冬季降水量较少，享有“水城”之名的威尼斯水位极低，部分水道出现干涸。</text:p>
      <text:p text:style-name="P4">
此外，这也并非威尼斯大运河第一次变成绿色。1968年，阿根廷艺术家乌利布鲁（Nicolas GarciaUriburu）在第34届威尼斯双年展期间，用荧光染料将大运河水染成了绿色，希望以此促进生态意识。</text:p>
      <text:p text:style-name="P4">
Source: <text:a xlink:type="simple" xlink:href="https://www.zaobao.com.sg/realtime/world/story20230531-1400031" text:style-name="Internet_20_link" text:visited-style-name="Visited_20_Internet_20_Link">
https://www.zaobao.com.sg/realtime/world/story20230531-1400031</text:a>
</text:p>
      <!--NEWS-->
      <text:h text:style-name="P10" text:outline-level="1">
<text:span text:style-name="T4">
指准军事组织违反协议 苏丹军队暂停停火谈判</text:span>
</text:h>
      <text:p text:style-name="P4">
Author: 联合早报 (Person)</text:p>
      <text:p text:style-name="P4">
Publisher: 联合早报 (Organization)</text:p>
      <text:p text:style-name="P4">
Published Time: 2023-05-31T17:00</text:p>
      <text:p text:style-name="P4">
Modified Time: 2023-05-31T17:03</text:p>
      <text:p text:style-name="P4">
Description: 一位不具名的政府官员透露，苏丹军队已暂停参加由美国和沙特斡旋的停火谈判，原因是准军事组织从未执行过短期停火协议中的任何一项规定。法新社报道，根据该官员星期三（5月31日）的消息，苏...</text:p>
      <text:p text:style-name="P4">
Videos: []</text:p>
      <text:p text:style-name="P4">
Audios: []</text:p>
      <text:p text:style-name="P4">
Images: []</text:p>
      <text:p text:style-name="P4">
Type: NewsArticle</text:p>
      <text:p text:style-name="P4">
Breadcrumbs: ['即时', '国际']</text:p>
      <text:p text:style-name="P4">
Keywords: ['苏丹', '冲突']</text:p>
      <!--METADATA-->
      <text:p text:style-name="P4">
一位不具名的政府官员透露，苏丹军队已暂停参加由美国和沙特斡旋的停火谈判，原因是准军事组织从未执行过短期停火协议中的任何一项规定。</text:p>
      <text:p text:style-name="P4">
法新社报道，根据该官员星期三（5月31日）的消息，苏丹军队不满准军事组织快速支援部队（RSF）未能遵守短期停火协议中，从医院和居民楼中撤军的要求，且一再违反停火协议。</text:p>
      <text:p text:style-name="P4">
美国和沙特的调停官员星期一（29日）说，苏丹军队和RSF已同意将此前达成的人道主义停火延长五天。然而，双方星期二（30日）再次发生冲突。</text:p>
      <text:p text:style-name="P4">
苏丹军方总司令布尔汉（Abdel Fattah al-Burhan）当天视察部队时说，军队已经准备好战斗到胜利。</text:p>
      <text:p text:style-name="P4">
RSF指挥官达加洛（Mohamed Hamdan Daglo）说，部队将“行使自卫权”，并指责苏丹军队违反了停火协议。</text:p>
      <text:p text:style-name="P4">
自4月中旬爆发冲突以来，苏丹军队和RSF已多次达成临时人道主义停火，但又迅速翻脸。冲突至今已造成超过1800人死亡， <text:a xlink:type="simple" xlink:href="https://www.zaobao.com/realtime/world/story20230525-1397969" text:style-name="Internet_20_link" text:visited-style-name="Visited_20_Internet_20_Link">
 逾100万人在苏丹境内流离失所</text:a>
 ，近35万人逃往国外。</text:p>
      <text:p text:style-name="P4">
整个喀土穆都已没有自来水，电力也只能每周供应几个小时，战斗区四分之三的医院都已停摆。</text:p>
      <text:p text:style-name="P4">
Source: <text:a xlink:type="simple" xlink:href="https://www.zaobao.com.sg/realtime/world/story20230531-1400047" text:style-name="Internet_20_link" text:visited-style-name="Visited_20_Internet_20_Link">
https://www.zaobao.com.sg/realtime/world/story20230531-1400047</text:a>
</text:p>
      <!--NEWS-->
      <text:h text:style-name="P10" text:outline-level="1">
<text:span text:style-name="T4">
希盟消息：努鲁依莎料参加槟州选举</text:span>
</text:h>
      <text:p text:style-name="P4">
Author: 联合早报 (Person)</text:p>
      <text:p text:style-name="P4">
Publisher: 联合早报 (Organization)</text:p>
      <text:p text:style-name="P4">
Published Time: 2023-05-31T17:10</text:p>
      <text:p text:style-name="P4">
Modified Time: 2023-05-31T17:13</text:p>
      <text:p text:style-name="P4">
Description: 希望联盟消息人士透露，公正党副主席努鲁依莎预料将在六州选举时在槟州参选，一旦中选便将出任要职。据网媒“自由今日大马”报道，接近希盟领袖的消息人士透露，努鲁依莎参选除了有助拉抬公正党...</text:p>
      <text:p text:style-name="P4">
Videos: []</text:p>
      <text:p text:style-name="P4">
Audios: []</text:p>
      <text:p text:style-name="P4">
Images: []</text:p>
      <text:p text:style-name="P4">
Type: NewsArticle</text:p>
      <text:p text:style-name="P4">
Breadcrumbs: ['即时', '国际']</text:p>
      <text:p text:style-name="P4">
Keywords: ['努鲁依莎', '槟城']</text:p>
      <!--METADATA-->
      <text:p text:style-name="P4">
希望联盟消息人士透露，公正党副主席努鲁依莎预料将在六州选举时在槟州参选，一旦中选便将出任要职。</text:p>
      <text:p text:style-name="P4">
据网媒“自由今日大马”报道，接近希盟领袖的消息人士透露，努鲁依莎参选除了有助拉抬公正党选情，也能在槟州继续捍卫现有议席，同时有助争取女性选民支持。“她将参加槟州选举。如果她胜选，这位副主席预计将被委以重要的州政府职务。”</text:p>
      <text:p text:style-name="P4">
努鲁依莎是马来西亚首相安华的长女，她目前担任财长五人顾问团的秘书处联合主席。槟州共有15个马来选民占多数的选区，目前尚不清楚努鲁依莎将在哪个选区参选。</text:p>
      <text:p text:style-name="P4">
努鲁依莎星期三（5月31日）发文告回应时说，她目前将专注财政部长特别顾问团秘书处的职务。但她说，身为公正党员，她最终仍必须服从公正党领导层的决定。换言之，努鲁依莎并未完全排除参加槟州选举的可能性。</text:p>
      <text:p text:style-name="P4">
努鲁依莎指出，希盟必须对即将举行的州选举保持高度警觉，并致力巩固希盟和团结政府的地位，确保政治稳定，促进经济成长，这是共享繁荣的重要元素。</text:p>
      <text:p text:style-name="P4">
努鲁依莎在去年11月的第15届大选未能保住峇东埔国会选区。伊党候选人莫哈末法瓦兹当时在四角战中，以5272张多数票胜选。努鲁依莎的败选出乎公正党意料，因为峇东埔1982年以来一直是安华家族的堡垒区。安华1998年入狱后，先后由妻子旺阿兹莎和努鲁依莎守住峇东埔。</text:p>
      <text:p text:style-name="P4">
安华今年1月3日委任努鲁依莎担任首相及财政部长的高级经济和财务顾问而引起争议。努鲁依莎2月12日宣布辞去这些顾问职务。</text:p>
      <text:p text:style-name="P4">
Source: <text:a xlink:type="simple" xlink:href="https://www.zaobao.com.sg/realtime/world/story20230531-1400050" text:style-name="Internet_20_link" text:visited-style-name="Visited_20_Internet_20_Link">
https://www.zaobao.com.sg/realtime/world/story20230531-1400050</text:a>
</text:p>
      <!--NEWS-->
      <text:h text:style-name="P10" text:outline-level="1">
<text:span text:style-name="T4">
布林肯盼美中建立沟通管道</text:span>
</text:h>
      <text:p text:style-name="P4">
Publisher: 法新社</text:p>
      <text:p text:style-name="P4">
Published Time: 2023-05-31T17:32:07+00:00</text:p>
      <text:p text:style-name="P4">
Modified Time: 2023-05-31T17:20:03+00:00</text:p>
      <text:p text:style-name="P4">
Description: （法新社斯德哥尔摩31日电） 中国战机上周在南海上空拦截美国侦察机，美国国务卿布林肯今天将此事件归咎于中方飞行员，并呼吁北京当局同意加强沟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2" text:anchor-type="as-char" svg:width="6.9236in" svg:height="3.617581in" draw:z-index="0">
<draw:image xlink:href="../Images/rficn/2023-05-31T17-32-07-00-00/000000.png" xlink:type="simple" xlink:show="embed" xlink:actuate="onLoad" draw:mime-type="image/png"/>
</draw:frame>
</text:p>
      <text:p text:style-name="P4">
美国军方指控中国战机飞行员上周在南海上空以「不专业」方式飞行，挑衅美国侦察机，但北京也反控是美方挑衅。</text:p>
      <text:p text:style-name="P4">
正在瑞典访问的布林肯（AnthonyBlinken）告诉记者，美方飞机「是在国际空域飞行，进行例行任务」。他又说：「最近几个月有连串此类行动，不只针对我们，还有其他国家。」</text:p>
      <text:p text:style-name="P4">
他表示：「我想这正好凸显出为何我们有正常和畅通的沟通管道至为重要，顺带一提，这也包括我们两国国防部长间的沟通管道。」</text:p>
      <text:p text:style-name="P4">
美国国防部表示，中国国防部长李尚福已拒绝在本周出席新加坡的香格里拉对话（Shangri-La Dialogue）时，与美国国防部长奥斯汀（LloydAustin）会谈。</text:p>
      <text:p text:style-name="P4">
布林肯表示：「最危险的事莫过于不进行沟通，并因而造成误会或沟通不足。」</text:p>
      <text:p text:style-name="P4">
他说：「我们已一再表示，尽管我们和中国真的相当竞争，我们也希望确保不会转变成为冲突，而要达成这点，最重要的起点就是有正常的沟通管道。」</text:p>
      <text:p text:style-name="P4">
布林肯原本预定2月前往北京访问，但因美国发现本土上空出现中国侦察气球而取消行程。</text:p>
      <text:p text:style-name="P4">
Source: <text:a xlink:type="simple" xlink:href="https://www.rfi.fr/cn/%E5%9B%BD%E9%99%85%E6%8A%A5%E9%81%93/20230531-%E5%B8%83%E6%9E%97%E8%82%AF%E7%9B%BC%E7%BE%8E%E4%B8%AD%E5%BB%BA%E7%AB%8B%E6%B2%9F%E9%80%9A%E7%AE%A1%E9%81%93" text:style-name="Internet_20_link" text:visited-style-name="Visited_20_Internet_20_Link">
https://www.rfi.fr/cn/%E5%9B%BD%E9%99%85%E6%8A%A5%E9%81%93/20230531-%E5%B8%83%E6%9E%97%E8%82%AF%E7%9B%BC%E7%BE%8E%E4%B8%AD%E5%BB%BA%E7%AB%8B%E6%B2%9F%E9%80%9A%E7%AE%A1%E9%81%93</text:a>
</text:p>
      <!--NEWS-->
      <text:h text:style-name="P10" text:outline-level="1">
<text:span text:style-name="T4">
遭马哈迪起诉 安华获准挪后两周提呈抗辩书</text:span>
</text:h>
      <text:p text:style-name="P4">
Author: 联合早报 (Person)</text:p>
      <text:p text:style-name="P4">
Publisher: 联合早报 (Organization)</text:p>
      <text:p text:style-name="P4">
Published Time: 2023-05-31T17:40</text:p>
      <text:p text:style-name="P4">
Modified Time: 2023-05-31T17:46</text:p>
      <text:p text:style-name="P4">
Description: 马来西亚前首相马哈迪起诉现任首相安华的“敛财论”，并索偿1亿5000万令吉（约4400万新元），雪兰莪沙亚南高庭星期三（5月31日）批准安华延后两周提呈抗辩书。安华本应在星期三提呈...</text:p>
      <text:p text:style-name="P4">
Videos: []</text:p>
      <text:p text:style-name="P4">
Audios: []</text:p>
      <text:p text:style-name="P4">
Images: []</text:p>
      <text:p text:style-name="P4">
Type: NewsArticle</text:p>
      <text:p text:style-name="P4">
Breadcrumbs: ['即时', '国际']</text:p>
      <text:p text:style-name="P4">
Keywords: ['马哈迪', '安华', '起诉']</text:p>
      <!--METADATA-->
      <text:p text:style-name="P4">
马来西亚前首相马哈迪起诉现任首相安华的“敛财论”，并 <text:a xlink:type="simple" xlink:href="https://www.zaobao.com/realtime/world/story20230505-1390985" text:style-name="Internet_20_link" text:visited-style-name="Visited_20_Internet_20_Link">
 索偿1亿5000万令吉</text:a>
（约4400万新元），雪兰莪沙亚南高庭星期三（5月31日）批准安华延后两周提呈抗辩书。安华本应在星期三提呈抗辩书。</text:p>
      <text:p text:style-name="P4">
安华的代表律师阿里夫星期三告诉媒体，沙亚南高庭主簿官星期三上午进行案件管理时，批准安华延后两周提呈抗辩书。“我们有多两周的时间（提呈抗辩书）。高庭7月7日将再进行案件管理。”</text:p>
      <text:p text:style-name="P4">
根据“当今大马”报道，马哈迪的代表律师莫哈末拉菲克也证实安华的抗辩书将延迟两周提呈。</text:p>
      <text:p text:style-name="P4">
拉菲克说，安华原本申请延后一个月提呈抗辩书，但马哈迪并不同意，因为马哈迪认为此案关乎公共利益问题，因此应该尽快解决，不应延后。不过，法庭最终允准安华延后两周提呈抗辩书。</text:p>
      <text:p text:style-name="P4">
安华今年3月18日在公正党全国代表大会上，以不点名方式指“某位担任22年又22个月的首相” <text:a xlink:type="simple" xlink:href="https://www.zaobao.com/realtime/world/story20230318-1373780" text:style-name="Internet_20_link" text:visited-style-name="Visited_20_Internet_20_Link">
 在任期间让自己的家族富裕起来</text:a>
。安华5月初再度不点名挑战马哈迪把自己和家人的国内外资产全部卖掉，并与所有马来民众分享财产，当个“真正的马来斗士”。这些言论引起马哈迪不满。</text:p>
      <text:p text:style-name="P4">
马哈迪认为，安华以首相身份发表这样的言论，比一般人发表类似言论的伤害更大，也极大程度打击马哈迪作为前首相和政治家的地位。</text:p>
      <text:p text:style-name="P4">
马哈迪3月28日向安华发出律师信，并要安华4月17日前道歉。安华的代表律师阿里夫4月17日晚间说，安华不会道歉，并准备在法庭回应马哈迪。</text:p>
      <text:p text:style-name="P4">
Source: <text:a xlink:type="simple" xlink:href="https://www.zaobao.com.sg/realtime/world/story20230531-1400060" text:style-name="Internet_20_link" text:visited-style-name="Visited_20_Internet_20_Link">
https://www.zaobao.com.sg/realtime/world/story20230531-1400060</text:a>
</text:p>
      <!--NEWS-->
      <text:h text:style-name="P10" text:outline-level="1">
<text:span text:style-name="T4">
《亚太报道》2023年5月31日音频</text:span>
</text:h>
      <text:p text:style-name="P4">
Author: None</text:p>
      <text:p text:style-name="P4">
Publisher: Radio Free Asia (Organization)</text:p>
      <text:p text:style-name="P4">
Published Time: 2023-05-31T17:42:29-04:00</text:p>
      <text:p text:style-name="P4">
Modified Time: 2023-05-31T17:42:29-04:00</text:p>
      <text:p text:style-name="P4">
Description: None</text:p>
      <text:p text:style-name="P4">
Videos: []</text:p>
      <text:p text:style-name="P4">
Audios: ["<text:a xlink:type="simple" xlink:href="https://www.rfa.org/mandarin/apr-audio/yp-053120231328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93" text:anchor-type="as-char" svg:width="6.9236in" svg:height="3.897317in" draw:z-index="0">
<draw:image xlink:href="../Images/rfamandarin/2023-05-31T17-42-29-04-00/000000.png" xlink:type="simple" xlink:show="embed" xlink:actuate="onLoad" draw:mime-type="image/png"/>
</draw:frame>
 <text:a xlink:type="simple" xlink:href="https://www.rfa.org/mandarin/apr-audio/yp-05312023132846.html/@@images/image" text:style-name="Internet_20_link" text:visited-style-name="Visited_20_Internet_20_Link">
</text:a>
 自由亚洲电台制图  <text:a xlink:type="simple" xlink:href="https://www.rfa.org/mandarin/apr-audio/yp-05312023132846.html/@@stream" text:style-name="Internet_20_link" text:visited-style-name="Visited_20_Internet_20_Link">
Audio-1-Link：https://www.rfa.org/mandarin/apr-audio/yp-05312023132846.html/@@stream </text:a>
</text:p>
      <text:p text:style-name="P4">
此次节目的主要内容：</text:p>
      <text:p text:style-name="P4">
1.美军印太司令部指控中国歼-16战斗机在南海近距离挑衅美侦察机</text:p>
      <text:p text:style-name="P4">
2.习近平主持国安委会议,提出"新安全格局"</text:p>
      <text:p text:style-name="P4">
3.三十四年不改心志，纽约六四纪念馆筹建纪实</text:p>
      <text:p text:style-name="P4">
4.台湾剧团无惧国安法阴霾，重演六四主题舞台剧</text:p>
      <text:p text:style-name="P4">
5.贵州教师溺水案恐不单纯，记者报道遭到痛殴</text:p>
      <text:p text:style-name="P4">
Source: <text:a xlink:type="simple" xlink:href="https://www.rfa.org/mandarin/apr-audio/yp-05312023132846.html" text:style-name="Internet_20_link" text:visited-style-name="Visited_20_Internet_20_Link">
https://www.rfa.org/mandarin/apr-audio/yp-05312023132846.html</text:a>
</text:p>
      <!--NEWS-->
      <text:h text:style-name="P10" text:outline-level="1">
<text:span text:style-name="T4">
特斯拉Model Y登首季全球最热销车型 中国成最大市场</text:span>
</text:h>
      <text:p text:style-name="P4">
Author: chinese@voanews.com (美国之音)</text:p>
      <text:p text:style-name="P4">
Publisher: 美国之音中文网 (Type: NewsMediaOrganization)</text:p>
      <text:p text:style-name="P4">
Published Time: 2023-05-31T17:45:59+08:00</text:p>
      <text:p text:style-name="P4">
Modified Time: 2023-05-31 10:19:53Z</text:p>
      <text:p text:style-name="P4">
Description: 根据汽车行业信息谘询机构JATO的数据，中国是特斯拉（Tesla）旗下中型电动休旅车Model Y的最大市场，并助此车型成为今年第一季度全球最畅销的汽车。</text:p>
      <text:p text:style-name="P4">
Videos: []</text:p>
      <text:p text:style-name="P4">
Images: []</text:p>
      <text:p text:style-name="P4">
Categories: '经济·金融·贸易'</text:p>
      <text:p text:style-name="P4">
Type: None</text:p>
      <!--METADATA-->
      <text:p text:style-name="P4">
NoneNone</text:p>
      <text:p text:style-name="P4">
Source: <text:a xlink:type="simple" xlink:href="https://www.voachinese.com/a/7116607.html" text:style-name="Internet_20_link" text:visited-style-name="Visited_20_Internet_20_Link">
https://www.voachinese.com/a/7116607.html</text:a>
</text:p>
      <!--NEWS-->
      <text:h text:style-name="P10" text:outline-level="1">
<text:span text:style-name="T4">
安卡拉可获得F-16 但美土关系仍令人担忧</text:span>
</text:h>
      <text:p text:style-name="P4">
Author: chinese@voanews.com (维达库斯瓦拉)</text:p>
      <text:p text:style-name="P4">
Publisher: 美国之音中文网 (Type: NewsMediaOrganization)</text:p>
      <text:p text:style-name="P4">
Published Time: 2023-05-31T18:37:42+08:00</text:p>
      <text:p text:style-name="P4">
Modified Time: 2023-05-31 11:03:50Z</text:p>
      <text:p text:style-name="P4">
Description: 为争取瑞典加入北约（NATO）的支持，美国总统拜登在与土耳其总统雷杰普·塔伊普·埃尔多安（Recep Tayyip Erdogan）的接触中暗示了一种交易条件。这位新当选连任的土耳其领导人一直是跨大西洋军事联盟中最重要但也最复杂的成员之一。</text:p>
      <text:p text:style-name="P4">
Videos: []</text:p>
      <text:p text:style-name="P4">
Images: []</text:p>
      <text:p text:style-name="P4">
Categories: '军事'</text:p>
      <text:p text:style-name="P4">
Type: None</text:p>
      <!--METADATA-->
      <text:p text:style-name="P4">
NoneNone</text:p>
      <text:p text:style-name="P4">
Source: <text:a xlink:type="simple" xlink:href="https://www.voachinese.com/a/ankara-could-get-f16s-but-us-turkey-ties-remain-fraught-20230531/7116657.html" text:style-name="Internet_20_link" text:visited-style-name="Visited_20_Internet_20_Link">
https://www.voachinese.com/a/ankara-could-get-f16s-but-us-turkey-ties-remain-fraught-20230531/7116657.html</text:a>
</text:p>
      <!--NEWS-->
      <text:h text:style-name="P10" text:outline-level="1">
<text:span text:style-name="T4">
俄国防部称击沉乌克兰“最后一艘军舰”</text:span>
</text:h>
      <text:p text:style-name="P4">
Author: 联合早报 (Person)</text:p>
      <text:p text:style-name="P4">
Publisher: 联合早报 (Organization)</text:p>
      <text:p text:style-name="P4">
Published Time: 2023-05-31T18:39</text:p>
      <text:p text:style-name="P4">
Modified Time: 2023-05-31T18:39</text:p>
      <text:p text:style-name="P4">
Description: 俄罗斯国防部说，俄军已将乌克兰部队赶出顿涅茨克的克拉斯诺霍里夫卡（Krasnohorivka）和亚西努瓦塔（Yasynuvata）定居点周围的阵地，并已击沉乌克兰的“最后一艘军舰”...</text:p>
      <text:p text:style-name="P4">
Videos: []</text:p>
      <text:p text:style-name="P4">
Audios: []</text:p>
      <text:p text:style-name="P4">
Images: []</text:p>
      <text:p text:style-name="P4">
Type: NewsArticle</text:p>
      <text:p text:style-name="P4">
Breadcrumbs: ['即时', '国际']</text:p>
      <text:p text:style-name="P4">
Keywords: ['俄乌战争', '乌克兰', '俄罗斯', '军舰']</text:p>
      <!--METADATA-->
      <text:p text:style-name="P4">
俄罗斯国防部说，俄军已将乌克兰部队赶出顿涅茨克的克拉斯诺霍里夫卡（Krasnohorivka）和亚西努瓦塔（Yasynuvata）定居点周围的阵地，并已击沉乌克兰的“最后一艘军舰”。</text:p>
      <text:p text:style-name="P4">
路透社报道，俄国防部星期三（5月31日）在每日简报中指出，位于克拉斯诺霍里夫卡和亚西努瓦塔两个定居点之间的大城镇阿夫迪伊夫卡（Avdiivka）周边正在进行“激烈的战斗”。经过数月的战斗，阿夫迪伊夫卡已被夷为平地。</text:p>
      <text:p text:style-name="P4">
当天的简报中还说：“俄军在星期一（29日）对乌克兰奥德萨发动的一次导弹袭击中，摧毁了乌克兰海军的最后一艘军舰Yuri Olefirenko。”</text:p>
      <text:p text:style-name="P4">
资料显示，YuriOlefirenko是乌克兰海军773计划的中型登陆舰，1971年开始服役。2022年俄罗斯入侵乌克兰期间，这艘军舰被俄罗斯军队攻占，于2022年6月3日被发现仍在服役。</text:p>
      <text:p text:style-name="P4">
俄乌最近几天对彼此展开空袭。俄军上周末对乌克兰首都基辅发动战争爆发以来最大规模的无人机袭击，乌方于星期二（30日）也对俄罗斯首都莫斯科出动八架无人机。</text:p>
      <text:p text:style-name="P4">
俄罗斯克里姆林宫发言人佩斯科夫星期三说，莫斯科的防空系统仍在有效运转，但需要改进。</text:p>
      <text:p text:style-name="P4">
Source: <text:a xlink:type="simple" xlink:href="https://www.zaobao.com.sg/realtime/world/story20230531-1400075" text:style-name="Internet_20_link" text:visited-style-name="Visited_20_Internet_20_Link">
https://www.zaobao.com.sg/realtime/world/story20230531-1400075</text:a>
</text:p>
      <!--NEWS-->
      <text:h text:style-name="P10" text:outline-level="1">
<text:span text:style-name="T4">
韩国情院：金正恩对烟酒依赖提高 疑患失眠症</text:span>
</text:h>
      <text:p text:style-name="P4">
Author: 联合早报 (Person)</text:p>
      <text:p text:style-name="P4">
Publisher: 联合早报 (Organization)</text:p>
      <text:p text:style-name="P4">
Published Time: 2023-05-31T19:39</text:p>
      <text:p text:style-name="P4">
Modified Time: 2023-05-31T21:10</text:p>
      <text:p text:style-name="P4">
Description: 韩国国家情报院（国情院）分析称，朝鲜领导人金正恩患有相当严重的睡眠障碍，体重约为140公斤。韩联社报道，国情院院长金奎显星期三（5月31日）在国会情报委员会全体会议上做工作汇报时指...</text:p>
      <text:p text:style-name="P4">
Videos: []</text:p>
      <text:p text:style-name="P4">
Audios: []</text:p>
      <text:p text:style-name="P4">
Images: []</text:p>
      <text:p text:style-name="P4">
Type: NewsArticle</text:p>
      <text:p text:style-name="P4">
Breadcrumbs: ['即时', '国际']</text:p>
      <text:p text:style-name="P4">
Keywords: ['朝鲜半岛', '朝鲜', '金正恩', '韩国']</text:p>
      <!--METADATA-->
      <text:p text:style-name="P4">
韩国国家情报院（国情院）分析称，朝鲜领导人金正恩患有相当严重的睡眠障碍，体重约为140公斤。</text:p>
      <text:p text:style-name="P4">
韩联社报道，国情院院长金奎显星期三（5月31日）在国会情报委员会全体会议上做工作汇报时指出，有消息称朝鲜当局4月在海外集中收集用于治疗失眠的唑吡坦等药物，据此推测金正恩患有失眠症。</text:p>
      <text:p text:style-name="P4">
朝鲜近期还大量进口万宝路、登喜路等外国香烟和高级下酒菜，推测金正恩对烟、酒的依赖度提高，失眠也可能因此恶化。</text:p>
      <text:p text:style-name="P4">
国情院的汇报称，金正恩5月16日在公开活动中露面时，脸上黑眼圈清晰可见，面色疲倦。人工智能（AI）的分析结果显示，他的体重在140公斤左右。此外，金正恩的手和胳膊上从去年底起不断出现划痕，可能是过敏、压力综合导致的皮肤炎症。</text:p>
      <text:p text:style-name="P4">
Source: <text:a xlink:type="simple" xlink:href="https://www.zaobao.com.sg/realtime/world/story20230531-1400087" text:style-name="Internet_20_link" text:visited-style-name="Visited_20_Internet_20_Link">
https://www.zaobao.com.sg/realtime/world/story20230531-1400087</text:a>
</text:p>
      <!--NEWS-->
      <text:h text:style-name="P10" text:outline-level="1">
<text:span text:style-name="T4">
马克龙：科索沃当局对动乱负有责任</text:span>
</text:h>
      <text:p text:style-name="P4">
Author: 联合早报 (Person)</text:p>
      <text:p text:style-name="P4">
Publisher: 联合早报 (Organization)</text:p>
      <text:p text:style-name="P4">
Published Time: 2023-05-31T19:49</text:p>
      <text:p text:style-name="P4">
Modified Time: 2023-05-31T19:54</text:p>
      <text:p text:style-name="P4">
Description: 法国总统马克龙针对科索沃近期的动乱局势发表评论称，科索沃当局对动乱负有责任。法新社报道，马克龙星期三（5月31日）在斯洛伐克首都布拉迪斯拉发（Bratislava）受访时说：“很明...</text:p>
      <text:p text:style-name="P4">
Videos: []</text:p>
      <text:p text:style-name="P4">
Audios: []</text:p>
      <text:p text:style-name="P4">
Images: []</text:p>
      <text:p text:style-name="P4">
Type: NewsArticle</text:p>
      <text:p text:style-name="P4">
Breadcrumbs: ['即时', '国际']</text:p>
      <text:p text:style-name="P4">
Keywords: ['法国', '科索沃', '塞尔维亚', '阿尔巴尼亚', '示威']</text:p>
      <!--METADATA-->
      <text:p text:style-name="P4">
法国总统马克龙针对科索沃近期的动乱局势发表评论称，科索沃当局对动乱负有责任。</text:p>
      <text:p text:style-name="P4">
法新社报道，马克龙星期三（5月31日）在斯洛伐克首都布拉迪斯拉发（Bratislava）受访时说：“很明显，科索沃当局对目前的局势负有责任，而且没有遵守几周前刚刚达成的一项重要协议。”</text:p>
      <text:p text:style-name="P4">
科索沃曾是塞尔维亚的自治省，境内阿尔巴尼亚人在20多年前起义，对抗塞尔维亚的压迫统治，并于2008年宣布独立。不过，科索沃北部以塞尔维亚人为主，这些塞族人从未承认独立宣言，仍视塞尔维亚贝尔格勒为他们的首都。</text:p>
      <text:p text:style-name="P4">
科索沃总理库尔蒂和塞尔维亚总统武契奇5月早些时候曾在布鲁塞尔会面，在欧盟的协调下就实现关系正常化举行会谈。</text:p>
      <text:p text:style-name="P4">
近来，科索沃北部塞族人不满阿尔巴尼亚人当选当地市镇首长而展开抗议，冲突不断升级，已造成 <text:a xlink:type="simple" xlink:href="https://www.zaobao.com/realtime/world/story20230530-1399512" text:style-name="Internet_20_link" text:visited-style-name="Visited_20_Internet_20_Link">
 数十名塞族人、北约维和部队人员受伤</text:a>
 。</text:p>
      <text:p text:style-name="P4">
马克龙星期三还指出，科索沃当局进行上述选举是一个错误。他希望星期四（6月1日）在摩尔多瓦首都基希讷乌与德国总理朔尔茨，以及科索沃和塞尔维亚的领导人会面。</text:p>
      <text:p text:style-name="P4">
法国外交部发言人勒让德星期二（30日）说， <text:a xlink:type="simple" xlink:href="https://www.zaobao.com/realtime/world/story20230530-1399669" text:style-name="Internet_20_link" text:visited-style-name="Visited_20_Internet_20_Link">
 科索沃北部局势关系到欧洲安全</text:a>
 ，因此必须立即恢复稳定。</text:p>
      <text:p text:style-name="P4">
俄罗斯克里姆林宫的发言人佩斯科夫星期三也对科索沃局势发表评论说，俄罗斯“无条件地支持”塞尔维亚和科索沃的塞族人，“他们（科索沃塞族人）的合法权利和利益必须得到保护。”</text:p>
      <text:p text:style-name="P4">
Source: <text:a xlink:type="simple" xlink:href="https://www.zaobao.com.sg/realtime/world/story20230531-1400091" text:style-name="Internet_20_link" text:visited-style-name="Visited_20_Internet_20_Link">
https://www.zaobao.com.sg/realtime/world/story20230531-1400091</text:a>
</text:p>
      <!--NEWS-->
      <text:h text:style-name="P10" text:outline-level="1">
<text:span text:style-name="T4">
德国撤销四俄领馆执照 关闭三德驻俄领馆</text:span>
</text:h>
      <text:p text:style-name="P4">
Author: 联合早报 (Person)</text:p>
      <text:p text:style-name="P4">
Publisher: 联合早报 (Organization)</text:p>
      <text:p text:style-name="P4">
Published Time: 2023-05-31T19:58</text:p>
      <text:p text:style-name="P4">
Modified Time: 2023-05-31T23:37</text:p>
      <text:p text:style-name="P4">
Description: 德国外交部称，当局正在撤销四个俄罗斯驻德领馆的执照，并将关闭三个德国驻俄罗斯领馆。路透社报道，德国外交部星期三（5月31日）宣布上述消息，称此举是对俄方将德国驻俄官员人数限制在35...</text:p>
      <text:p text:style-name="P4">
Videos: []</text:p>
      <text:p text:style-name="P4">
Audios: []</text:p>
      <text:p text:style-name="P4">
Images: []</text:p>
      <text:p text:style-name="P4">
Type: NewsArticle</text:p>
      <text:p text:style-name="P4">
Breadcrumbs: ['即时', '国际']</text:p>
      <text:p text:style-name="P4">
Keywords: ['德国', '俄罗斯', '外交']</text:p>
      <!--METADATA-->
      <text:p text:style-name="P4">
德国外交部称，当局正在撤销四个俄罗斯驻德领馆的执照，并将关闭三个德国驻俄罗斯领馆。</text:p>
      <text:p text:style-name="P4">
路透社报道，德国外交部星期三（5月31日）宣布上述消息，称此举是对俄方将德国驻俄官员人数限制在350人的回应。</text:p>
      <text:p text:style-name="P4">
俄罗斯在德国设有五个总领事馆，分别位于波恩、法兰克福、汉堡、莱比锡和慕尼黑。目前尚不清楚撤销哪四个领馆的执照、唯一保留开放的会是哪个。</text:p>
      <text:p text:style-name="P4">
德方还宣布，将于11月关闭德驻俄罗斯加里宁格勒、叶卡捷琳堡和新西伯利亚的三个领事馆，只保留驻莫斯科大使馆和驻圣彼得堡领事馆的开放。</text:p>
      <text:p text:style-name="P4">
德国政府消息人士上星期六（27日）说，俄罗斯当局较早前决定，迫使德国在6月初之前削减外交人员、在歌德学院文化组织与莫斯科德国学校等公共机构的人员。根据这一要求，数百名在教育和文化部门工作的德国公务员需要离开俄罗斯。</text:p>
      <text:p text:style-name="P4">
德国在4月中旬以“减少情报部门的存在”为由，驱逐了一些俄罗斯外交官；俄罗斯之后驱逐了大约20名在德国大使馆工作的人员以示报复。</text:p>
      <text:p text:style-name="P4">
另据法新社报道，德外交部在星期三的声明中说，德方当天已向俄方通报关闭俄领馆的决定。</text:p>
      <text:p text:style-name="P4">
Source: <text:a xlink:type="simple" xlink:href="https://www.zaobao.com.sg/realtime/world/story20230531-1400095" text:style-name="Internet_20_link" text:visited-style-name="Visited_20_Internet_20_Link">
https://www.zaobao.com.sg/realtime/world/story20230531-1400095</text:a>
</text:p>
      <!--NEWS-->
      <text:h text:style-name="P10" text:outline-level="1">
<text:span text:style-name="T4">
周三美市盘前下跌 重点谈惠普企业季度业绩</text:span>
</text:h>
      <text:p text:style-name="P4">
Author: 李可爱 (Person)</text:p>
      <text:p text:style-name="P4">
Publisher: 联合早报 (Organization)</text:p>
      <text:p text:style-name="P4">
Published Time: 2023-05-31T20:16</text:p>
      <text:p text:style-name="P4">
Modified Time: 2023-05-31T20:20</text:p>
      <text:p text:style-name="P4">
Description: ●在美国国会就债务上限进行关键投票之前，美国华尔街股市主要股指期货星期三（5月31日）下跌。人工智能股仍是股市交易的焦点。●7时截稿时，标准与普尔500指数期货微跌7.90点或0....</text:p>
      <text:p text:style-name="P4">
Videos: []</text:p>
      <text:p text:style-name="P4">
Audios: []</text:p>
      <text:p text:style-name="P4">
Images: []</text:p>
      <text:p text:style-name="P4">
Type: NewsArticle</text:p>
      <text:p text:style-name="P4">
Breadcrumbs: ['即时', '国际']</text:p>
      <text:p text:style-name="P4">
Keywords: ['美国股市', '美市', '财经即时', '惠普']</text:p>
      <!--METADATA-->
      <text:p text:style-name="P4">
星期三（5月31日）重点：</text:p>
      <text:p text:style-name="P4">
●在美国国会就债务上限进行关键投票之前，美国华尔街股市主要股指期货星期三（5月31日）下跌。人工智能股仍是股市交易的焦点。</text:p>
      <text:p text:style-name="P4">
●7时截稿时，标准与普尔500指数期货微跌7.90点或0.19％，报4197.60点；纳斯达克100指数期货跌16.90点或0.12％，报14338.10点；道琼斯指数期货也退低65.60点，报32977.20点。</text:p>
      <text:p text:style-name="P4">
●华尔街股市隔夜（星期二）起落不定。虽然市场投资者仍担心美国国会议员会反对暂时取消 <text:a xlink:type="simple" xlink:href="https://www.zaobao.com/realtime/world/story20230531-1399821" text:style-name="Internet_20_link" text:visited-style-name="Visited_20_Internet_20_Link">
 债务上限</text:a>
 两年，但是整体市场气氛受到 <text:a xlink:type="simple" xlink:href="https://www.zaobao.com/realtime/world/story20230531-1399887" text:style-name="Internet_20_link" text:visited-style-name="Visited_20_Internet_20_Link">
英伟达股价再飙升 </text:a>
的感染，减低了市场的负面情绪。</text:p>
      <text:p text:style-name="P4">
●标准与普尔500指数隔夜几乎持平，只微升0.07点，闭市报4205.52点。重量级的道琼斯指数则跌50.56点，闭市报33042.78点。以科技股为主的纳斯达克100指数升高0.40％或56.58点，以14354.99点收市。</text:p>
      <text:p text:style-name="P4">
●美国股市隔夜的交易活跃，交易所的总成交量是110亿7000万股。</text:p>
      <text:h text:style-name="P13" text:outline-level="4">
<text:span text:style-name="T4">
盘前交易重点：</text:span>
</text:h>
      <text:p text:style-name="P4">
●人工智能股C3.ai的股价在隔夜猛涨超过33%之后，在今晚盘前回跌2.05美元，截稿时报41.90美元。晶片制造商 <text:a xlink:type="simple" xlink:href="https://www.zaobao.com.sg/realtime/world/story20230531-1399887" text:style-name="Internet_20_link" text:visited-style-name="Visited_20_Internet_20_Link">
 英伟达</text:a>
（Nvidia）也在隔夜短暂突破1万亿美元市值后，在今晚盘前面对套利而退低6.40美元，截稿时报394.71美元。</text:p>
      <text:p text:style-name="P4">
●根据隔夜较迟时候提交给美国证券交易委员会（SEC）的文件，股神巴菲特旗下的伯克希尔哈撒韦公司（BerkshireHathaway）在上个星期四（25日）、星期五（26日）和隔夜总共买进了466万股西方石油（OccidentalPetroleum）股票，总值约2亿7500万美元。现在股神已持有西方石油公司24.9％的股份，总值达130亿美元。西方石油股价在今晚盘前微退0.46美元，截稿时报58.13美元。</text:p>
      <text:p text:style-name="P4">
●市场盛传，有激进投资者正在推动软件公司Twilio进行董事会重组，甚至还要推动资产剥离，刺激Twilio股价在今晚盘前上涨3.53％，截稿时报64.88美元。</text:p>
      <text:p text:style-name="P4">
●星期三我们来看看电脑公司惠普企业的季度业绩。今晚盘前该股下跌1.22美元，截稿时报14.30美元。</text:p>
      <text:p text:style-name="P4">
●盘前活跃股按序：C3.ai、Palantir Technologies、特斯拉（Tesla）、英伟达和超微（Advanced MicroDevices）。截稿时，这五只活跃股的股价全部下跌。</text:p>
      <text:p text:style-name="P4">
惠普企业表示，该公司与许多同行一样，都看到了人工智能对电脑应用程序所带来的巨大需求。（档案照片）</text:p>
      <text:h text:style-name="P13" text:outline-level="4">
<text:span text:style-name="T4">
惠普企业（Hewlett Packard Enterprise）（纽约证券交易所代码：HPE）</text:span>
</text:h>
      <text:p text:style-name="P4">
在经济放缓的情况下，电脑公司惠普企业的客户都缩减了对云端服务在内的技术开支，以致该公司在隔夜发布的季度业绩喜忧参半。但是因为惠普企业略微下调了对全年业绩的预测，因此打击了集团股价，并在隔夜盘后下跌8％。</text:p>
      <text:p text:style-name="P4">
根据惠普企业截至4月底的第二季度业绩报告，集团的营业额增长约4％至69亿7000万美元，调整后的每股盈利是0.52美元。而Refinitiv搜集到的分析师平均预测则是营业额73亿1000万美元，每股盈利0.48美元。它的营业额除了不及分析师普遍预测，也不达到集团自己在较早前所做出的71亿美元至75亿美元的预测范围。</text:p>
      <text:p text:style-name="P4">
虽然营业额不达标，但是惠普企业表示，公司与许多同行一样，都看到了人工智能对电脑应用程序所带来的巨大需求。</text:p>
      <text:p text:style-name="P4">
惠普企业首席执行官内里（AntonioNeri）在业绩声明中就强调，为了配合市场的新动态，公司已成功地将旗下产品组合转移到利润率更高的项目。他说：“在智能尖端领域的引领下，市场对我们的人工智能产品需求强劲。”</text:p>
      <text:p text:style-name="P4">
至于截至7月底的第三季度，惠普企业高管预测，集团营业额会是在67亿美元至72亿美元之间，比华尔街分析师普遍预测的72亿美元低。集团也预计第三季度的每股盈利会介于0.44美元至0.48美元。这就符合华尔街分析师普遍预测的0.46美元。</text:p>
      <text:p text:style-name="P4">
惠普企业现在预计全年营业额按固定汇率计算，将能取得4％至6％的增长，比之前预测的6％保守。全年非GAAP的每股盈利则预料会在2.06美元至2.14美元范围内。这就比之前预测的每股盈利1.96美元至2.04美元来得好。惠普企业继续认为，全年自由现金流会介于19亿美元至21亿美元之间。</text:p>
      <text:p text:style-name="P4">
内里指出，惠普企业一直都在使用着高端晶片来构建系统，包括来自英伟达（Nvidia）的A100和H100处理器，以及来自超微（Advanced MicroDevices）和英特尔（Intel）的部件。</text:p>
      <text:p text:style-name="P4">
他说，在全世界最强大的超级电脑排行榜当中，惠普企业的系统就占据了前10名中的三席，其中包括美国能源部橡树岭国家实验室（Department ofEnergy’s Oak Ridge National Laboratory）的Cray系统。这个电脑系统名列榜首，是惠普企业以超微处理器构建的。</text:p>
      <text:p text:style-name="P4">
但是，也许是业绩前景没什么惊喜，在Tipranks的九名分析师当中，只有两人给予惠普企业股“买进”的评级，四名给予“持守”的评级，三名给予“卖出”的评级，一年期限的平均目标价是16.13美元。</text:p>
      <text:p text:style-name="P4">
Source: <text:a xlink:type="simple" xlink:href="https://www.zaobao.com.sg/realtime/world/story20230531-1400097" text:style-name="Internet_20_link" text:visited-style-name="Visited_20_Internet_20_Link">
https://www.zaobao.com.sg/realtime/world/story20230531-1400097</text:a>
</text:p>
      <!--NEWS-->
      <text:h text:style-name="P10" text:outline-level="1">
<text:span text:style-name="T4">
尹锡悦会晤日本前首相菅义伟</text:span>
</text:h>
      <text:p text:style-name="P4">
Author: 联合早报 (Person)</text:p>
      <text:p text:style-name="P4">
Publisher: 联合早报 (Organization)</text:p>
      <text:p text:style-name="P4">
Published Time: 2023-05-31T20:26</text:p>
      <text:p text:style-name="P4">
Modified Time: 2023-05-31T21:02</text:p>
      <text:p text:style-name="P4">
Description: 韩国总统尹锡悦在首尔会晤日本前首相菅义伟，强调不应将改善韩日关系停留在口头，两国要付出实际行动，惠及两国国民。韩联社报道，尹锡悦星期三（5月31日）在首尔龙山总统府会见到访的日韩议...</text:p>
      <text:p text:style-name="P4">
Videos: []</text:p>
      <text:p text:style-name="P4">
Audios: []</text:p>
      <text:p text:style-name="P4">
Images: []</text:p>
      <text:p text:style-name="P4">
Type: NewsArticle</text:p>
      <text:p text:style-name="P4">
Breadcrumbs: ['即时', '国际']</text:p>
      <text:p text:style-name="P4">
Keywords: ['韩日关系', '菅义伟', '尹锡悦']</text:p>
      <!--METADATA-->
      <text:p text:style-name="P4">
韩国总统尹锡悦在首尔会晤日本前首相菅义伟，强调不应将改善韩日关系停留在口头，两国要付出实际行动，惠及两国国民。</text:p>
      <text:p text:style-name="P4">
韩联社报道，尹锡悦星期三（5月31日）在首尔龙山总统府会见到访的日韩议员联盟新任会长、日本前首相菅义伟。</text:p>
      <text:p text:style-name="P4">
韩总统办公室当天发布的新闻稿称，尹锡悦在会谈中说，韩日两国近两个月内举行了三次首脑会谈，推动双边关系完全恢复。韩日作为追求共同价值和利益的国家，今后需要在国家安全、经济和技术方面开展具体合作，携手应对国际社会热点问题。</text:p>
      <text:p text:style-name="P4">
尹锡悦指出，日韩议员联盟对发展韩日关系发挥重要作用，并呼吁菅义伟今后为在两国议员之间的交流和沟通可扮演好重要角色。</text:p>
      <text:p text:style-name="P4">
菅义伟说，韩日关系在过去一年间发生的变化，得益于尹锡悦强而有力的领导能力和决断。从朝鲜当天早晨以军事侦察卫星为借口发射弹道导弹一事可知，韩日、韩美开展安全合作的重要性日益增长。</text:p>
      <text:p text:style-name="P4">
菅义伟2020年9月16日至2021年10月4日担任日本首相。</text:p>
      <text:p text:style-name="P4">
Source: <text:a xlink:type="simple" xlink:href="https://www.zaobao.com.sg/realtime/world/story20230531-1400099" text:style-name="Internet_20_link" text:visited-style-name="Visited_20_Internet_20_Link">
https://www.zaobao.com.sg/realtime/world/story20230531-1400099</text:a>
</text:p>
      <!--NEWS-->
      <text:h text:style-name="P10" text:outline-level="1">
<text:span text:style-name="T4">
欧盟吁延长乌粮食进口禁令 乌：禁令助俄分裂欧洲</text:span>
</text:h>
      <text:p text:style-name="P4">
Author: 联合早报 (Person)</text:p>
      <text:p text:style-name="P4">
Publisher: 联合早报 (Organization)</text:p>
      <text:p text:style-name="P4">
Published Time: 2023-05-31T21:31</text:p>
      <text:p text:style-name="P4">
Modified Time: 2023-05-31T21:33</text:p>
      <text:p text:style-name="P4">
Description: 欧盟农业专员指出，有必要将乌克兰谷物进口禁令延长到至少10月底。乌克兰反对称，这是在帮助俄罗斯分裂欧洲。法新社报道，欧盟农业执行委员沃伊切霍夫斯基（Janusz Wojciecho...</text:p>
      <text:p text:style-name="P4">
Videos: []</text:p>
      <text:p text:style-name="P4">
Audios: []</text:p>
      <text:p text:style-name="P4">
Images: []</text:p>
      <text:p text:style-name="P4">
Type: NewsArticle</text:p>
      <text:p text:style-name="P4">
Breadcrumbs: ['即时', '国际']</text:p>
      <text:p text:style-name="P4">
Keywords: ['乌克兰', '欧盟', '农业', '粮食']</text:p>
      <!--METADATA-->
      <text:p text:style-name="P4">
欧盟农业专员指出，有必要将乌克兰谷物进口禁令延长到至少10月底。乌克兰反对称，这是在帮助俄罗斯分裂欧洲。</text:p>
      <text:p text:style-name="P4">
法新社报道，欧盟农业执行委员沃伊切霍夫斯基（JanuszWojciechowski）在星期二（5月30日）的新闻发布会上说，希望将针对乌克兰谷物的进口禁令延长到10月底，因为一些国家的粮食库存比乌克兰的多，应该通过延长禁令来改善这些国家的粮食库存问题。</text:p>
      <text:p text:style-name="P4">
<text:a xlink:type="simple" xlink:href="https://www.zaobao.com/keywords/e-wu-zhan-zheng" text:style-name="Internet_20_link" text:visited-style-name="Visited_20_Internet_20_Link">
 俄乌战争 </text:a>
 爆发后，乌克兰粮食出口因 <text:a xlink:type="simple" xlink:href="https://www.zaobao.com/realtime/world/story20220609-1281318" text:style-name="Internet_20_link" text:visited-style-name="Visited_20_Internet_20_Link">
黑海港口被封锁 </text:a>
而遭受创击。为支持乌克兰，欧盟出台政策，允许乌克兰农产免关税、不受配额限制，经由东欧邻国销往中东、非洲等地。</text:p>
      <text:p text:style-name="P4">
然而，波兰、罗马尼亚、匈牙利、斯洛伐克和保加利亚4月陆续宣布禁止进口乌克兰农产品，称国内粮库粮食积压，农作物市价被迫压低，许多农民陷入破产危机。</text:p>
      <text:p text:style-name="P4">
欧盟最终也允许了上述五个国家对乌克兰粮食进口的禁令，并定于6月5日终止禁令。</text:p>
      <text:p text:style-name="P4">
包括法国和德国在内的12个欧盟国家对禁令提出质疑，称其“缺乏透明度”，并警告称此举有可能破坏欧洲单一市场。</text:p>
      <text:p text:style-name="P4">
沃伊切霍夫斯基称，欧盟委员会还未采取立场，但他希望说服其余的成员国，只有延长乌克兰谷物进口禁令才是公平的措施。</text:p>
      <text:p text:style-name="P4">
乌克兰已反复针对相关禁令表示遗憾和反对。乌克兰星期三（31日）对沃伊切霍夫斯基的言论回应称，这些粮食进口限制措施是在帮助俄罗斯总统普京分裂欧洲，必须取消限制。</text:p>
      <text:p text:style-name="P4">
Source: <text:a xlink:type="simple" xlink:href="https://www.zaobao.com.sg/realtime/world/story20230531-1400116" text:style-name="Internet_20_link" text:visited-style-name="Visited_20_Internet_20_Link">
https://www.zaobao.com.sg/realtime/world/story20230531-1400116</text:a>
</text:p>
      <!--NEWS-->
      <text:h text:style-name="P10" text:outline-level="1">
<text:span text:style-name="T4">
马斯克访华受到超乎寻常接待，民间掀起“马旋风”</text:span>
</text:h>
      <text:p text:style-name="P4">
Author: chinese@voanews.com (木风)</text:p>
      <text:p text:style-name="P4">
Publisher: 美国之音中文网 (Type: NewsMediaOrganization)</text:p>
      <text:p text:style-name="P4">
Published Time: 2023-05-31T21:49:42+08:00</text:p>
      <text:p text:style-name="P4">
Modified Time: 2023-05-31 17:45:43Z</text:p>
      <text:p text:style-name="P4">
Description: 中国商务部部长王文涛周三（5月31日）会见了美国电动汽车制造商特斯拉的首席执行官埃隆·马斯克。王文涛承诺支持外国企业在中国的发展。</text:p>
      <text:p text:style-name="P4">
Videos: []</text:p>
      <text:p text:style-name="P4">
Images: []</text:p>
      <text:p text:style-name="P4">
Categories: ['经济·金融·贸易', '美国', '中国']</text:p>
      <text:p text:style-name="P4">
Type: None</text:p>
      <!--METADATA-->
      <text:p text:style-name="P4">
NoneNone</text:p>
      <text:p text:style-name="P4">
Source: <text:a xlink:type="simple" xlink:href="https://www.voachinese.com/a/elon-musk-greeted-with-flattery-and-feasts-during-china-trip-20230531/7116671.html" text:style-name="Internet_20_link" text:visited-style-name="Visited_20_Internet_20_Link">
https://www.voachinese.com/a/elon-musk-greeted-with-flattery-and-feasts-during-china-trip-20230531/7116671.html</text:a>
</text:p>
      <!--NEWS-->
      <text:h text:style-name="P10" text:outline-level="1">
<text:span text:style-name="T4">
朝鲜射星失败 韩：或因变更路径产生技术问题</text:span>
</text:h>
      <text:p text:style-name="P4">
Author: 联合早报 (Person)</text:p>
      <text:p text:style-name="P4">
Publisher: 联合早报 (Organization)</text:p>
      <text:p text:style-name="P4">
Published Time: 2023-05-31T22:19</text:p>
      <text:p text:style-name="P4">
Modified Time: 2023-05-31T22:24</text:p>
      <text:p text:style-name="P4">
Description: 韩国国家情报院（国情院）分析指出，朝鲜军事侦察卫星发射失败的原因可能是过度变更路径，导致出现技术问题。韩联社报道，国情院星期三（5月31日）的报告指出，以往朝鲜发射体的一、二级推进...</text:p>
      <text:p text:style-name="P4">
Videos: []</text:p>
      <text:p text:style-name="P4">
Audios: []</text:p>
      <text:p text:style-name="P4">
Images: []</text:p>
      <text:p text:style-name="P4">
Type: NewsArticle</text:p>
      <text:p text:style-name="P4">
Breadcrumbs: ['即时', '国际']</text:p>
      <text:p text:style-name="P4">
Keywords: ['朝鲜半岛', '朝鲜', '韩国', '卫星']</text:p>
      <!--METADATA-->
      <text:p text:style-name="P4">
韩国国家情报院（国情院）分析指出，朝鲜军事侦察卫星发射失败的原因可能是过度变更路径，导致出现技术问题。</text:p>
      <text:p text:style-name="P4">
韩联社报道，国情院星期三（5月31日）的报告指出，以往朝鲜发射体的一、二级推进器都是按直线飞行，此次设为朝偏西方向飞行，强行向东变更飞行路径，可能在此过程中发生技术问题。</text:p>
      <text:p text:style-name="P4">
韩国日前 <text:a xlink:type="simple" xlink:href="https://www.zaobao.com/realtime/world/story20230525-1398240" text:style-name="Internet_20_link" text:visited-style-name="Visited_20_Internet_20_Link">
 成功发射自研火箭“世界”号</text:a>
一事可能刺激了朝鲜，使其加紧步伐，将原本需20天的准备时间缩短至数天内，强行在东仓里火箭发射场未完工的情况下发射了卫星，最终导致发射失利。</text:p>
      <text:p text:style-name="P4">
国情院认为，由于在朝鲜射星现场附近的观礼台发现车辆、帐篷等设施，朝鲜领导人 <text:a xlink:type="simple" xlink:href="https://www.zaobao.com/keywords/jin-zheng-en" text:style-name="Internet_20_link" text:visited-style-name="Visited_20_Internet_20_Link">
 金正恩</text:a>
 当天可能亲临现场观摩。</text:p>
      <text:p text:style-name="P4">
国情院还说，韩方认为朝方发射的是在洲际弹道导弹发动机的基础上研发的新型发射体。</text:p>
      <text:p text:style-name="P4">
根据韩方对当天在韩西部海域打捞的朝方发射器残骸进行分析，朝方发射的“万里镜-1”号，是长1.3米、重300公斤、图像分辨率最高可达一米左右、可之行初步侦查任务的小型近地轨道卫星。</text:p>
      <text:p text:style-name="P4">
朝鲜当天射星失败，并披露具体原因。国情院称，这可能是朝鲜企图通过公开卫星的发射过程来强调发射活动的正当性。</text:p>
      <text:p text:style-name="P4">
国情院指出，发动机异常检修通常须耗费数周以上的时间，不过若只是轻微故障，不排除朝鲜会提前安排第二次发射，且可能会选择既有的发射场来进行第二次发射。</text:p>
      <text:p text:style-name="P4">
Source: <text:a xlink:type="simple" xlink:href="https://www.zaobao.com.sg/realtime/world/story20230531-1400131" text:style-name="Internet_20_link" text:visited-style-name="Visited_20_Internet_20_Link">
https://www.zaobao.com.sg/realtime/world/story20230531-1400131</text:a>
</text:p>
      <!--NEWS-->
      <text:h text:style-name="P10" text:outline-level="1">
<text:span text:style-name="T4">
谢锋大使要留美学生讲好中国故事，留学生：“就是不要讲真实中国”</text:span>
</text:h>
      <text:p text:style-name="P4">
Author: chinese@voanews.com (刘文)</text:p>
      <text:p text:style-name="P4">
Publisher: 美国之音中文网 (Type: NewsMediaOrganization)</text:p>
      <text:p text:style-name="P4">
Published Time: 2023-05-31T22:33:26+08:00</text:p>
      <text:p text:style-name="P4">
Modified Time: 2023-05-31 14:33:26Z</text:p>
      <text:p text:style-name="P4">
Description: 中国新任驻美国大使谢锋23日抵达美国履新。抵达美国后不久，谢锋大使就发出了两封问候信，分别为“谢锋大使致在美中国留学生的问候信“和“驻美国大使谢锋致全美侨胞的问候信”，但这两封信并没有引起多少回应。</text:p>
      <text:p text:style-name="P4">
Videos: []</text:p>
      <text:p text:style-name="P4">
Images: []</text:p>
      <text:p text:style-name="P4">
Categories: ['美国', '中国']</text:p>
      <text:p text:style-name="P4">
Type: None</text:p>
      <!--METADATA-->
      <text:p text:style-name="P4">
NoneNone</text:p>
      <text:p text:style-name="P4">
Source: <text:a xlink:type="simple" xlink:href="https://www.voachinese.com/a/chinese-ambassador-xie-feng-reached-out-to-chinese-compatriots-and-chinese-students-in-the-united-states-/7116839.html" text:style-name="Internet_20_link" text:visited-style-name="Visited_20_Internet_20_Link">
https://www.voachinese.com/a/chinese-ambassador-xie-feng-reached-out-to-chinese-compatriots-and-chinese-students-in-the-united-states-/7116839.html</text:a>
</text:p>
      <!--NEWS-->
      <text:h text:style-name="P10" text:outline-level="1">
<text:span text:style-name="T4">
美中防长香格里拉不会晤 布林肯：令人遗憾</text:span>
</text:h>
      <text:p text:style-name="P4">
Author: 联合早报 (Person)</text:p>
      <text:p text:style-name="P4">
Publisher: 联合早报 (Organization)</text:p>
      <text:p text:style-name="P4">
Published Time: 2023-05-31T22:46</text:p>
      <text:p text:style-name="P4">
Modified Time: 2023-05-31T22:53</text:p>
      <text:p text:style-name="P4">
Description: 美国国务卿布林肯说，美国国防部长奥斯汀和中国国防部长李尚福不能在本周举行会晤“令人遗憾”。法新社报道，布林肯星期三（5月31日）访问瑞典时，谈及中方拒绝美方希望两国国防部长本星期在...</text:p>
      <text:p text:style-name="P4">
Videos: []</text:p>
      <text:p text:style-name="P4">
Audios: []</text:p>
      <text:p text:style-name="P4">
Images: []</text:p>
      <text:p text:style-name="P4">
Type: NewsArticle</text:p>
      <text:p text:style-name="P4">
Breadcrumbs: ['即时', '国际']</text:p>
      <text:p text:style-name="P4">
Keywords: ['美中关系', '布林肯']</text:p>
      <!--METADATA-->
      <text:p text:style-name="P4">
美国国务卿布林肯说，美国国防部长奥斯汀和中国国防部长李尚福不能在本周举行会晤“令人遗憾”。</text:p>
      <text:p text:style-name="P4">
法新社报道，布林肯星期三（5月31日）访问瑞典时，谈及中方拒绝美方希望两国国防部长本星期在新加坡香格里拉对话上会面的提议，称两人不能见面“令人遗憾”，同时强调美中之间建立“常规、开放的沟通渠道”至关重要。</text:p>
      <text:p text:style-name="P4">
美国5月早前提议，让防长奥斯汀和中国防长李尚福在香格里拉对话期间会晤。然而，根据五角大楼星期一（29日）的声明，中方并未接受这一邀请，但美方称仍会继续设法同中方对话。</text:p>
      <text:p text:style-name="P4">
中方要求美国取消2018年颁布的对李尚福的制裁措施，并表明如果制裁不撤销，李尚福与奥斯汀的地位是不对等的。</text:p>
      <text:p text:style-name="P4">
美方则说，对李尚福的制裁“并不妨碍奥斯汀在执行公务时与他会晤”。</text:p>
      <text:p text:style-name="P4">
Source: <text:a xlink:type="simple" xlink:href="https://www.zaobao.com.sg/realtime/world/story20230531-1400142" text:style-name="Internet_20_link" text:visited-style-name="Visited_20_Internet_20_Link">
https://www.zaobao.com.sg/realtime/world/story20230531-1400142</text:a>
</text:p>
      <!--NEWS-->
      <text:h text:style-name="P10" text:outline-level="1">
<text:span text:style-name="T4">
马克龙力挺乌克兰 吁欧洲靠自身能力护己</text:span>
</text:h>
      <text:p text:style-name="P4">
Author: 联合早报 (Person)</text:p>
      <text:p text:style-name="P4">
Publisher: 联合早报 (Organization)</text:p>
      <text:p text:style-name="P4">
Published Time: 2023-05-31T23:28</text:p>
      <text:p text:style-name="P4">
Modified Time: 2023-05-31T23:41</text:p>
      <text:p text:style-name="P4">
Description: 法国总统马克龙说，西方必须向乌克兰提供切实和可靠的安全保障，并强调欧洲将来要靠自身的能力来捍卫自己。综合法新社和法广网（RFI）报道，马克龙星期三（5月31日）在斯洛伐克首都布拉提...</text:p>
      <text:p text:style-name="P4">
Videos: []</text:p>
      <text:p text:style-name="P4">
Audios: []</text:p>
      <text:p text:style-name="P4">
Images: []</text:p>
      <text:p text:style-name="P4">
Type: NewsArticle</text:p>
      <text:p text:style-name="P4">
Breadcrumbs: ['即时', '国际']</text:p>
      <text:p text:style-name="P4">
Keywords: ['欧洲', '乌克兰', '法国', '欧盟']</text:p>
      <!--METADATA-->
      <text:p text:style-name="P4">
法国总统马克龙说，西方必须向乌克兰提供切实和可靠的安全保障，并强调欧洲将来要靠自身的能力来捍卫自己。</text:p>
      <text:p text:style-name="P4">
综合法新社和法广网（RFI）报道，马克龙星期三（5月31日）在斯洛伐克首都布拉提斯拉瓦参加全球安全论坛（Globsec）时指出，乌克兰“今天正在保护着欧洲”，西方应该为乌克兰提供“切实和可靠的”安全保障，且做法要比以往“雄心勃勃得多”。</text:p>
      <text:p text:style-name="P4">
他强调，基辅“在多边框架内与我们一起获得可靠的安全保障”，符合西方的利益。</text:p>
      <text:p text:style-name="P4">
马克龙还谈到欧洲国防问题，称欧洲国防结构对于欧盟的长期信誉“不可或缺”，“一个有国防力量的欧洲、北约内部的欧洲支柱，是不可或缺的……长远来看……这是做到可靠的唯一方式。”</text:p>
      <text:p text:style-name="P4">
他也补充道，要由欧洲人来决定“在未来通过欧洲自身的能力来捍卫欧洲”。</text:p>
      <text:p text:style-name="P4">
此外，针对东欧和巴尔干地区一些国家要求加入欧盟的问题，马克龙呼吁欧盟“重新思考”其治理模式，发明几种新的“格式”，来满足东欧和巴尔干地区国家的愿望。</text:p>
      <text:p text:style-name="P4">
马克龙说，这是满足西巴尔干地区、摩尔多瓦和乌克兰加入欧盟的合法期望的唯一途径，它们必须加入欧盟，同时保持地缘政治的效力。</text:p>
      <text:p text:style-name="P4">
欧洲政治共同体47国即将在摩尔多瓦首都基希讷乌举行峰会。马克龙当天早些时候谈及 <text:a xlink:type="simple" xlink:href="https://www.zaobao.com/keywords/ke-suo-wo" text:style-name="Internet_20_link" text:visited-style-name="Visited_20_Internet_20_Link">
 科索沃</text:a>
 局势时称，希望能在基希讷乌与科索沃和塞尔维亚领导人会面。</text:p>
      <text:p text:style-name="P4">
Source: <text:a xlink:type="simple" xlink:href="https://www.zaobao.com.sg/realtime/world/story20230531-1400156" text:style-name="Internet_20_link" text:visited-style-name="Visited_20_Internet_20_Link">
https://www.zaobao.com.sg/realtime/world/story20230531-1400156</text:a>
</text:p>
      <!--NEWS-->
      <text:h text:style-name="P10" text:outline-level="1">
<text:span text:style-name="T4">
菲律宾人要求离婚合法化</text:span>
</text:h>
      <text:p text:style-name="P4">
Publisher: 法新社</text:p>
      <text:p text:style-name="P4">
Published Time: 2023-05-31T5:02:07+00:00</text:p>
      <text:p text:style-name="P4">
Modified Time: 2023-05-31T13:50:02+00:00</text:p>
      <text:p text:style-name="P4">
Description: （法新社马尼拉31日电） 菲律宾3个孩子的母亲西邦加（Stella Sibonga）迫切希望结束一段她从未想要的婚姻。但在这个天主教徒占多数的国家，离婚是非法的，法院废除婚约需要几年时间。</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6" text:anchor-type="as-char" svg:width="6.9236in" svg:height="3.617581in" draw:z-index="0">
<draw:image xlink:href="../Images/rficn/2023-05-31T5-02-07-00-00/000000.png" xlink:type="simple" xlink:show="embed" xlink:actuate="onLoad" draw:mime-type="image/png"/>
</draw:frame>
</text:p>
      <text:p text:style-name="P4">
菲律宾是梵蒂冈以外唯一禁止离婚的地方。</text:p>
      <text:p text:style-name="P4">
支持离婚的人认为，禁止离婚使夫妻更难切断关系并再婚，并更难逃避暴力的配偶。</text:p>
      <text:p text:style-name="P4">
想要结束婚姻的人可以要求法院废除婚约，或宣布婚姻从一开始就无效，但政府可以对这些决定提出上诉。</text:p>
      <text:p text:style-name="P4">
离婚的法律程序缓慢而昂贵。在菲律宾这个为贫困所苦的国家，案件的费用可能高达1万美元或更多，而且无法保证成功，一些寻求快速离婚的人陷入网路诈骗。</text:p>
      <text:p text:style-name="P4">
西邦加说：「我不明白为什么离婚会这么困难。」她已花了11年时间试图摆脱父母在她怀孕后强迫她进入的婚姻。</text:p>
      <text:p text:style-name="P4">
西邦加的法律奋斗在2012年开始，当时她向法院申请取消她的婚姻，理由是她的丈夫据信具有「心理障碍」，这是终止婚姻的理由之一。</text:p>
      <text:p text:style-name="P4">
经过5年时间和花费3500美元诉讼费用，法官终于同意了。然而，西邦加只是短暂解脱。</text:p>
      <text:p text:style-name="P4">
作为政府的法律代表，总检察长办公室（The Office of the SolicitorGeneral）负有保护婚姻制度的责任，总检察长办公室在2019年上诉成功推翻了该决定。</text:p>
      <text:p text:style-name="P4">
西邦加说，她请求上诉法院收回成命，但仍在等待答覆。</text:p>
      <text:p text:style-name="P4">
住在马尼拉附近、45岁的西邦加说：「为什么我们这些经历过折磨、遗弃和虐待的人却要受到法律的惩罚？我们想要的只是自由。」</text:p>
      <text:p text:style-name="P4">
菲律宾反对离婚最力的是天主教会，天主教会也反对堕胎和避孕药。</text:p>
      <text:p text:style-name="P4">
但国会近年来取得重大胜利。</text:p>
      <text:p text:style-name="P4">
尽管教会强烈反对，但一项有争议的节育法还是在2012年通过。</text:p>
      <text:p text:style-name="P4">
众议院的多数党和反对党联手在2018年通过一项离婚法案，该法案后来在参议院陷入僵局。这是离婚法案第1次取得如此进展。</text:p>
      <text:p text:style-name="P4">
一群国会议员现在正在推动新的离婚合法化运动，在众议院和参议院提交了数项法案。</text:p>
      <text:p text:style-name="P4">
其中一项法案的起草人国会议员拉格曼（Edcel Lagman）说：「我们不会破坏任何婚姻。」</text:p>
      <text:p text:style-name="P4">
拉格曼说，离婚是针对「无法修复的不幸婚姻」，离婚合法化将使妇女和她们的孩子能够摆脱「不宽容和虐待倾向的丈夫」。</text:p>
      <text:p text:style-name="P4">
Source: <text:a xlink:type="simple" xlink:href="https://www.rfi.fr/cn/%E5%9B%BD%E9%99%85%E6%8A%A5%E9%81%93/20230531-%E8%8F%B2%E5%BE%8B%E5%AE%BE%E4%BA%BA%E8%A6%81%E6%B1%82%E7%A6%BB%E5%A9%9A%E5%90%88%E6%B3%95%E5%8C%96" text:style-name="Internet_20_link" text:visited-style-name="Visited_20_Internet_20_Link">
https://www.rfi.fr/cn/%E5%9B%BD%E9%99%85%E6%8A%A5%E9%81%93/20230531-%E8%8F%B2%E5%BE%8B%E5%AE%BE%E4%BA%BA%E8%A6%81%E6%B1%82%E7%A6%BB%E5%A9%9A%E5%90%88%E6%B3%95%E5%8C%96</text:a>
</text:p>
      <!--NEWS-->
      <text:h text:style-name="P10" text:outline-level="1">
<text:span text:style-name="T4">
德国要求俄罗斯关闭4处领事馆</text:span>
</text:h>
      <text:p text:style-name="P4">
Publisher: 法新社</text:p>
      <text:p text:style-name="P4">
Published Time: 2023-05-31T7:02:07+00:00</text:p>
      <text:p text:style-name="P4">
Modified Time: 2023-05-31T13:35:02+00:00</text:p>
      <text:p text:style-name="P4">
Description: （法新社柏林31日电） 德国外交部发言人今天表示，德国将大幅删减莫斯科政府在德国境内的外交单位据点。此前俄罗斯已减少境内德国使馆和机构可以雇用的人数。</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7" text:anchor-type="as-char" svg:width="6.9236in" svg:height="3.617581in" draw:z-index="0">
<draw:image xlink:href="../Images/rficn/2023-05-31T7-02-07-00-00/000000.png" xlink:type="simple" xlink:show="embed" xlink:actuate="onLoad" draw:mime-type="image/png"/>
</draw:frame>
</text:p>
      <text:p text:style-name="P4">
德国政府发言人在例行记者会上表示：「我们已决定撤销德国境内5处俄国领事馆当中4处的运作许可。这项决定已于今天通知俄罗斯外交部。」</text:p>
      <text:p text:style-name="P4">
德国外交部上周末宣布，根据莫斯科当局的命令，在俄罗斯德国机构工作的数百名公务人员和当地雇员，必须在未来数天内离开该国或遭到解雇。</text:p>
      <text:p text:style-name="P4">
外交部发言人说，莫斯科已把俄罗斯境内的德国员工人数限制在350人。</text:p>
      <text:p text:style-name="P4">
发言人今天表示：「为符合俄罗斯对我国工作人员的限制，政府已决定关闭加里宁格勒（Kaliningrad）、叶卡捷琳堡（Yekaterinburg）、新西伯利亚（Novosibirsk）的德国领事馆。」</text:p>
      <text:p text:style-name="P4">
他说，活动将大幅减少，并将于11月前停止。</text:p>
      <text:p text:style-name="P4">
德国驻莫斯科大使馆和驻圣彼得堡（St. Petersburg）领事馆将不受影响。</text:p>
      <text:p text:style-name="P4">
Source: <text:a xlink:type="simple" xlink:href="https://www.rfi.fr/cn/%E5%9B%BD%E9%99%85%E6%8A%A5%E9%81%93/20230531-%E5%BE%B7%E5%9B%BD%E8%A6%81%E6%B1%82%E4%BF%84%E7%BD%97%E6%96%AF%E5%85%B3%E9%97%AD4%E5%A4%84%E9%A2%86%E4%BA%8B%E9%A6%86" text:style-name="Internet_20_link" text:visited-style-name="Visited_20_Internet_20_Link">
https://www.rfi.fr/cn/%E5%9B%BD%E9%99%85%E6%8A%A5%E9%81%93/20230531-%E5%BE%B7%E5%9B%BD%E8%A6%81%E6%B1%82%E4%BF%84%E7%BD%97%E6%96%AF%E5%85%B3%E9%97%AD4%E5%A4%84%E9%A2%86%E4%BA%8B%E9%A6%86</text:a>
</text:p>
      <!--NEWS-->
      <text:h text:style-name="P10" text:outline-level="1">
<text:span text:style-name="T4">
挪威：俄无法决定乌何时加入北约</text:span>
</text:h>
      <text:p text:style-name="P4">
Author: 联合早报 (Person)</text:p>
      <text:p text:style-name="P4">
Publisher: 联合早报 (Organization)</text:p>
      <text:p text:style-name="P4">
Published Time: 2023-06-01T00:02</text:p>
      <text:p text:style-name="P4">
Modified Time: 2023-06-01T00:02</text:p>
      <text:p text:style-name="P4">
Description: 挪威外交部长惠特费尔特说，北约不允许由俄罗斯决定乌克兰何时能够加入北约。路透社报道，惠特费尔特星期三（5月31日）会见北约国家的外交部长时说，乌克兰何时能够加入北约一事，应该由乌克...</text:p>
      <text:p text:style-name="P4">
Videos: []</text:p>
      <text:p text:style-name="P4">
Audios: []</text:p>
      <text:p text:style-name="P4">
Images: []</text:p>
      <text:p text:style-name="P4">
Type: NewsArticle</text:p>
      <text:p text:style-name="P4">
Breadcrumbs: ['即时', '国际']</text:p>
      <text:p text:style-name="P4">
Keywords: ['乌克兰', '北约', '挪威']</text:p>
      <!--METADATA-->
      <text:p text:style-name="P4">
挪威外交部长惠特费尔特说，北约不允许由俄罗斯决定乌克兰何时能够加入北约。</text:p>
      <text:p text:style-name="P4">
路透社报道，惠特费尔特星期三（5月31日）会见北约国家的外交部长时说，乌克兰何时能够加入北约一事，应该由乌克兰和北约盟国决定，而不是莫斯科。</text:p>
      <text:p text:style-name="P4">
北约秘书长斯托尔滕贝格曾强调，乌克兰的正当地位在北约，所有成员国都同意乌克兰最终应加入北约大家庭。不过，他日前表明，只要俄乌战争持续，乌克兰就无法加入北约。</text:p>
      <text:p text:style-name="P4">
北约7月将在立陶宛首都维尔纽斯举行峰会，乌克兰和瑞典的成员国资格问题料将成为会议的焦点。乌克兰的加入申请一直受到俄罗斯的强烈反对，而 <text:a xlink:type="simple" xlink:href="https://www.zaobao.com/realtime/world/story20221206-1340952" text:style-name="Internet_20_link" text:visited-style-name="Visited_20_Internet_20_Link">
瑞典的申请则面对土耳其的压力 </text:a>
。</text:p>
      <text:p text:style-name="P4">
惠特费尔特说，瑞典应该在北约7月的峰会之前正式成为北约成员国，“绝对没有理由阻止”它的加入，该国“符合所有标准”。</text:p>
      <text:p text:style-name="P4">
路透社的报道则指出，瑞典此次希望不大，因为土耳其外交部长恰武什奥卢不会出席7月的峰会。</text:p>
      <text:p text:style-name="P4">
Source: <text:a xlink:type="simple" xlink:href="https://www.zaobao.com.sg/realtime/world/story20230601-1400163" text:style-name="Internet_20_link" text:visited-style-name="Visited_20_Internet_20_Link">
https://www.zaobao.com.sg/realtime/world/story20230601-1400163</text:a>
</text:p>
      <!--NEWS-->
      <text:h text:style-name="P10" text:outline-level="1">
<text:span text:style-name="T4">
摩根大通CEO呼吁美中“真正接触”，警告北京政策的不确定性伤害投资信心</text:span>
</text:h>
      <text:p text:style-name="P4">
Author: chinese@voanews.com (木风)</text:p>
      <text:p text:style-name="P4">
Publisher: 美国之音中文网 (Type: NewsMediaOrganization)</text:p>
      <text:p text:style-name="P4">
Published Time: 2023-06-01T00:20:22+08:00</text:p>
      <text:p text:style-name="P4">
Modified Time: 2023-05-31 16:20:22Z</text:p>
      <text:p text:style-name="P4">
Description: 美国知名投资银行摩根大通的首席执行官杰米·戴蒙周三（5月31日）在谈及美中关系时表示，对骂不能解决问题，双方需要通过“真正接触”来处理两国之间的棘手问题，如安全和贸易等。</text:p>
      <text:p text:style-name="P4">
Videos: []</text:p>
      <text:p text:style-name="P4">
Images: []</text:p>
      <text:p text:style-name="P4">
Categories: ['美中关系', '美国', '经济·金融·贸易', '中国']</text:p>
      <text:p text:style-name="P4">
Type: None</text:p>
      <!--METADATA-->
      <text:p text:style-name="P4">
NoneNone</text:p>
      <text:p text:style-name="P4">
Source: <text:a xlink:type="simple" xlink:href="https://www.voachinese.com/a/jpmorgan-s-dimon-says-us-china-need-real-engagement-to-resolve-issues-20230531/7116673.html" text:style-name="Internet_20_link" text:visited-style-name="Visited_20_Internet_20_Link">
https://www.voachinese.com/a/jpmorgan-s-dimon-says-us-china-need-real-engagement-to-resolve-issues-20230531/7116673.html</text:a>
</text:p>
      <!--NEWS-->
      <text:h text:style-name="P10" text:outline-level="1">
<text:span text:style-name="T4">
华为在欧洲市场恐再受挫 中葡关系回不去了？</text:span>
</text:h>
      <text:p text:style-name="P4">
Author: chinese@voanews.com (林柏宏)</text:p>
      <text:p text:style-name="P4">
Publisher: 美国之音中文网 (Type: NewsMediaOrganization)</text:p>
      <text:p text:style-name="P4">
Published Time: 2023-06-01T00:47:01+08:00</text:p>
      <text:p text:style-name="P4">
Modified Time: 2023-05-31 16:47:01Z</text:p>
      <text:p text:style-name="P4">
Description: 据葡萄牙官方一份文件，里斯本计划禁止该国电信商从“高风险”国家的企业采购5G产品，等同禁用华为等中国通讯网路设备。专家分析，里斯本的最新宣布与中资科技产品对全球威胁息息相关，虽然这项政策预料对华为的冲击不大，但葡国未来可能出台其他政策，对境内中资做更严格审查。</text:p>
      <text:p text:style-name="P4">
Videos: []</text:p>
      <text:p text:style-name="P4">
Images: []</text:p>
      <text:p text:style-name="P4">
Categories: ['经济·金融·贸易', '欧洲', '中国']</text:p>
      <text:p text:style-name="P4">
Type: None</text:p>
      <!--METADATA-->
      <text:p text:style-name="P4">
NoneNone</text:p>
      <text:p text:style-name="P4">
Source: <text:a xlink:type="simple" xlink:href="https://www.voachinese.com/a/portugal-paves-way-to-a-huawei-ban-on-country-s-5g-network/7117031.html" text:style-name="Internet_20_link" text:visited-style-name="Visited_20_Internet_20_Link">
https://www.voachinese.com/a/portugal-paves-way-to-a-huawei-ban-on-country-s-5g-network/7117031.html</text:a>
</text:p>
      <!--NEWS-->
      <text:h text:style-name="P10" text:outline-level="1">
<text:span text:style-name="T4">
中国军机拦截美机被批“不专业”，北京军方反咬美机“蓄意闯入”训练区域</text:span>
</text:h>
      <text:p text:style-name="P4">
Author: chinese@voanews.com (松仁)</text:p>
      <text:p text:style-name="P4">
Publisher: 美国之音中文网 (Type: NewsMediaOrganization)</text:p>
      <text:p text:style-name="P4">
Published Time: 2023-06-01T00:49:47+08:00</text:p>
      <text:p text:style-name="P4">
Modified Time: 2023-05-31 16:49:47Z</text:p>
      <text:p text:style-name="P4">
Description: 在美军印太司令部指责一架中国战斗机上周五在南中国海上空以“不专业”的方式拦截一架美军侦察机后，中国军方星期三（5月31日）声称，美军一架侦察机5月26日擅闯解放军在南中国海的训练区域实施侦察干扰，此举严重破坏了地区和平稳定。</text:p>
      <text:p text:style-name="P4">
Videos: []</text:p>
      <text:p text:style-name="P4">
Images: []</text:p>
      <text:p text:style-name="P4">
Categories: ['美国', '中国', '美中关系']</text:p>
      <text:p text:style-name="P4">
Type: None</text:p>
      <!--METADATA-->
      <text:p text:style-name="P4">
NoneNone</text:p>
      <text:p text:style-name="P4">
Source: <text:a xlink:type="simple" xlink:href="https://www.voachinese.com/a/china-military-says-us-reconnaissance-plane-deliberately-intruded-into-training-area-20230531/7117136.html" text:style-name="Internet_20_link" text:visited-style-name="Visited_20_Internet_20_Link">
https://www.voachinese.com/a/china-military-says-us-reconnaissance-plane-deliberately-intruded-into-training-area-20230531/7117136.html</text:a>
</text:p>
      <!--NEWS-->
      <text:h text:style-name="P10" text:outline-level="1">
<text:span text:style-name="T4">
荷兰外交大臣对中国黑客攻击表示担忧</text:span>
</text:h>
      <text:p text:style-name="P4">
Author: chinese@voanews.com (木风)</text:p>
      <text:p text:style-name="P4">
Publisher: 美国之音中文网 (Type: NewsMediaOrganization)</text:p>
      <text:p text:style-name="P4">
Published Time: 2023-06-01T01:39:58+08:00</text:p>
      <text:p text:style-name="P4">
Modified Time: 2023-05-31 17:46:54Z</text:p>
      <text:p text:style-name="P4">
Description: 荷兰副首相兼外交大臣胡克斯特拉（Wopke Hoekstra）周二（5月30日）表示，荷兰对中国黑客的攻击表示关切。</text:p>
      <text:p text:style-name="P4">
Videos: []</text:p>
      <text:p text:style-name="P4">
Images: []</text:p>
      <text:p text:style-name="P4">
Categories: ['欧洲', '中国', '科技']</text:p>
      <text:p text:style-name="P4">
Type: None</text:p>
      <!--METADATA-->
      <text:p text:style-name="P4">
NoneNone</text:p>
      <text:p text:style-name="P4">
Source: <text:a xlink:type="simple" xlink:href="https://www.voachinese.com/a/netherlands-fears-chinese-cyberattacks-amid-chips-battle-20230531/7117062.html" text:style-name="Internet_20_link" text:visited-style-name="Visited_20_Internet_20_Link">
https://www.voachinese.com/a/netherlands-fears-chinese-cyberattacks-amid-chips-battle-20230531/7117062.html</text:a>
</text:p>
      <!--NEWS-->
      <text:h text:style-name="P10" text:outline-level="1">
<text:span text:style-name="T4">
苏丹军方中断与准军事部队的停火谈判</text:span>
</text:h>
      <text:p text:style-name="P4">
Author: chinese@voanews.com (美国之音)</text:p>
      <text:p text:style-name="P4">
Publisher: 美国之音中文网 (Type: NewsMediaOrganization)</text:p>
      <text:p text:style-name="P4">
Published Time: 2023-06-01T04:07:39+08:00</text:p>
      <text:p text:style-name="P4">
Modified Time: 2023-05-31 20:07:39Z</text:p>
      <text:p text:style-name="P4">
Description: 苏丹军方中断与苏丹准军事部队的新一轮停火协议谈判。</text:p>
      <text:p text:style-name="P4">
Videos: []</text:p>
      <text:p text:style-name="P4">
Images: []</text:p>
      <text:p text:style-name="P4">
Categories: ['非洲', '军事']</text:p>
      <text:p text:style-name="P4">
Type: None</text:p>
      <!--METADATA-->
      <text:p text:style-name="P4">
NoneNone</text:p>
      <text:p text:style-name="P4">
Source: <text:a xlink:type="simple" xlink:href="https://www.voachinese.com/a/sudan-military-broke-off-talks-20230531/7117440.html" text:style-name="Internet_20_link" text:visited-style-name="Visited_20_Internet_20_Link">
https://www.voachinese.com/a/sudan-military-broke-off-talks-20230531/7117440.html</text:a>
</text:p>
      <!--NEWS-->
      <text:h text:style-name="P10" text:outline-level="1">
<text:span text:style-name="T4">
美众议院将就债务上限协议表决</text:span>
</text:h>
      <text:p text:style-name="P4">
Author: chinese@voanews.com (布雷德迈尔)</text:p>
      <text:p text:style-name="P4">
Publisher: 美国之音中文网 (Type: NewsMediaOrganization)</text:p>
      <text:p text:style-name="P4">
Published Time: 2023-06-01T04:41:57+08:00</text:p>
      <text:p text:style-name="P4">
Modified Time: 2023-05-31 20:42:32Z</text:p>
      <text:p text:style-name="P4">
Description: 美国国会众议院准备在周三(5月31日)晚间就暂时取消政府借款上限直至2025年初的立法进行投票，这是华盛顿的一场政治对决，距离美国政府可能耗尽支付账单的资金仅剩五天。</text:p>
      <text:p text:style-name="P4">
Videos: []</text:p>
      <text:p text:style-name="P4">
Images: []</text:p>
      <text:p text:style-name="P4">
Categories: ['美国', '国会报道', '经济·金融·贸易']</text:p>
      <text:p text:style-name="P4">
Type: None</text:p>
      <!--METADATA-->
      <text:p text:style-name="P4">
NoneNone</text:p>
      <text:p text:style-name="P4">
Source: <text:a xlink:type="simple" xlink:href="https://www.voachinese.com/a/us-house-of-representatives-to-vote-on-debt-ceiling-deal-20230531/7117477.html" text:style-name="Internet_20_link" text:visited-style-name="Visited_20_Internet_20_Link">
https://www.voachinese.com/a/us-house-of-representatives-to-vote-on-debt-ceiling-deal-20230531/7117477.html</text:a>
</text:p>
      <!--NEWS-->
      <text:h text:style-name="P10" text:outline-level="1">
<text:span text:style-name="T4">
VOA专访乌总统办公室主任：西方战机何时会投入乌克兰战场？基辅希望得到什么样的安全保障？</text:span>
</text:h>
      <text:p text:style-name="P4">
Author: chinese@voanews.com (科马多夫斯基)</text:p>
      <text:p text:style-name="P4">
Publisher: 美国之音中文网 (Type: NewsMediaOrganization)</text:p>
      <text:p text:style-name="P4">
Published Time: 2023-06-01T04:45:50+08:00</text:p>
      <text:p text:style-name="P4">
Modified Time: 2023-05-31 20:45:50Z</text:p>
      <text:p text:style-name="P4">
Description: 乌克兰总统办公室主任安德烈·叶尔马克(Andrii Yermak)最近接受美国之音(VOA)采访，谈到乌克兰如何迅速调整重心，争取让这些战机投入战场。他还谈到，基辅方面仍在寻求美国和北约提供安全保证。</text:p>
      <text:p text:style-name="P4">
Videos: []</text:p>
      <text:p text:style-name="P4">
Images: []</text:p>
      <text:p text:style-name="P4">
Categories: ['乌克兰局势', '欧洲', '军事', '美国之音专访', '编辑推荐']</text:p>
      <text:p text:style-name="P4">
Type: None</text:p>
      <!--METADATA-->
      <text:p text:style-name="P4">
NoneNone</text:p>
      <text:p text:style-name="P4">
Source: <text:a xlink:type="simple" xlink:href="https://www.voachinese.com/a/ukrainian-official-discusses-timetable-for-deploying-f-16-f-15-fighter-jets-20230531/7117526.html" text:style-name="Internet_20_link" text:visited-style-name="Visited_20_Internet_20_Link">
https://www.voachinese.com/a/ukrainian-official-discusses-timetable-for-deploying-f-16-f-15-fighter-jets-20230531/7117526.html</text:a>
</text:p>
      <!--NEWS-->
      <text:h text:style-name="P10" text:outline-level="1">
<text:span text:style-name="T4">
美国和欧盟承诺联手应对中国的非市场经济行为以及有关乌克兰战争的虚假信息</text:span>
</text:h>
      <text:p text:style-name="P4">
Author: chinese@voanews.com (美国之音)</text:p>
      <text:p text:style-name="P4">
Publisher: 美国之音中文网 (Type: NewsMediaOrganization)</text:p>
      <text:p text:style-name="P4">
Published Time: 2023-06-01T04:54:51+08:00</text:p>
      <text:p text:style-name="P4">
Modified Time: 2023-05-31 20:54:51Z</text:p>
      <text:p text:style-name="P4">
Description: 美国和欧洲联盟周三（5月31日）承诺联手抗衡中国的非市场经济行为和虚假信息，特别是在俄罗斯入侵乌克兰问题上的虚假信息。</text:p>
      <text:p text:style-name="P4">
Videos: []</text:p>
      <text:p text:style-name="P4">
Images: []</text:p>
      <text:p text:style-name="P4">
Categories: ['欧洲', '美国', '经济·金融·贸易', '中国', '美中关系', '乌克兰局势', '美中贸易']</text:p>
      <text:p text:style-name="P4">
Type: None</text:p>
      <!--METADATA-->
      <text:p text:style-name="P4">
NoneNone</text:p>
      <text:p text:style-name="P4">
Source: <text:a xlink:type="simple" xlink:href="https://www.voachinese.com/a/us-eu-agree-firm-stance-on-china-at-trade-tech-meeting-20230531/7117422.html" text:style-name="Internet_20_link" text:visited-style-name="Visited_20_Internet_20_Link">
https://www.voachinese.com/a/us-eu-agree-firm-stance-on-china-at-trade-tech-meeting-20230531/7117422.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